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4.45mm"/>
    </style:style>
    <style:style style:name="co2" style:family="table-column">
      <style:table-column-properties fo:break-before="auto" style:column-width="19.93mm"/>
    </style:style>
    <style:style style:name="co3" style:family="table-column">
      <style:table-column-properties fo:break-before="auto" style:column-width="16.81mm"/>
    </style:style>
    <style:style style:name="co4" style:family="table-column">
      <style:table-column-properties fo:break-before="auto" style:column-width="9.37mm"/>
    </style:style>
    <style:style style:name="co5" style:family="table-column">
      <style:table-column-properties fo:break-before="auto" style:column-width="15.58mm"/>
    </style:style>
    <style:style style:name="co6" style:family="table-column">
      <style:table-column-properties fo:break-before="auto" style:column-width="24.5mm"/>
    </style:style>
    <style:style style:name="co7" style:family="table-column">
      <style:table-column-properties fo:break-before="auto" style:column-width="39.93mm"/>
    </style:style>
    <style:style style:name="co8" style:family="table-column">
      <style:table-column-properties fo:break-before="auto" style:column-width="16.09mm"/>
    </style:style>
    <style:style style:name="co9" style:family="table-column">
      <style:table-column-properties fo:break-before="auto" style:column-width="20.51mm"/>
    </style:style>
    <style:style style:name="co10" style:family="table-column">
      <style:table-column-properties fo:break-before="auto" style:column-width="18.91mm"/>
    </style:style>
    <style:style style:name="co11" style:family="table-column">
      <style:table-column-properties fo:break-before="auto" style:column-width="23.42mm"/>
    </style:style>
    <style:style style:name="co12" style:family="table-column">
      <style:table-column-properties fo:break-before="auto" style:column-width="12.52mm"/>
    </style:style>
    <style:style style:name="co13" style:family="table-column">
      <style:table-column-properties fo:break-before="auto" style:column-width="21.96mm"/>
    </style:style>
    <style:style style:name="co14" style:family="table-column">
      <style:table-column-properties fo:break-before="auto" style:column-width="7.36mm"/>
    </style:style>
    <style:style style:name="co15" style:family="table-column">
      <style:table-column-properties fo:break-before="auto" style:column-width="7.02mm"/>
    </style:style>
    <style:style style:name="co16" style:family="table-column">
      <style:table-column-properties fo:break-before="auto" style:column-width="5.34mm"/>
    </style:style>
    <style:style style:name="co17" style:family="table-column">
      <style:table-column-properties fo:break-before="auto" style:column-width="22.58mm"/>
    </style:style>
    <style:style style:name="co18" style:family="table-column">
      <style:table-column-properties fo:break-before="auto" style:column-width="7.27mm"/>
    </style:style>
    <style:style style:name="co19" style:family="table-column">
      <style:table-column-properties fo:break-before="auto" style:column-width="9.24mm"/>
    </style:style>
    <style:style style:name="co20" style:family="table-column">
      <style:table-column-properties fo:break-before="auto" style:column-width="6.9mm"/>
    </style:style>
    <style:style style:name="co21" style:family="table-column">
      <style:table-column-properties fo:break-before="auto" style:column-width="8.8mm"/>
    </style:style>
    <style:style style:name="co22" style:family="table-column">
      <style:table-column-properties fo:break-before="auto" style:column-width="10.25mm"/>
    </style:style>
    <style:style style:name="co23" style:family="table-column">
      <style:table-column-properties fo:break-before="auto" style:column-width="7.99mm"/>
    </style:style>
    <style:style style:name="co24" style:family="table-column">
      <style:table-column-properties fo:break-before="auto" style:column-width="7.21mm"/>
    </style:style>
    <style:style style:name="co25" style:family="table-column">
      <style:table-column-properties fo:break-before="auto" style:column-width="8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950e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950e"/>
    </style:style>
    <style:style style:name="ce3" style:family="table-cell" style:parent-style-name="Default">
      <style:table-cell-properties fo:background-color="#999999"/>
    </style:style>
    <style:style style:name="ce11" style:family="table-cell" style:parent-style-name="Default">
      <style:table-cell-properties fo:background-color="#280099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280099"/>
    </style:style>
    <style:style style:name="ce13" style:family="table-cell" style:parent-style-name="Default">
      <style:table-cell-properties fo:background-color="#ffff99"/>
    </style:style>
  </office:automatic-styles>
  <office:body>
    <office:spreadsheet>
      <table:calculation-settings table:automatic-find-labels="false" table:use-regular-expressions="false" table:use-wildcards="true"/>
      <table:table table:name="MIDI Mapping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1"/>
        <table:table-column table:style-name="co3" table:default-cell-style-name="ce7"/>
        <table:table-column table:style-name="co4" table:number-columns-repeated="3" table:default-cell-style-name="ce1"/>
        <table:table-column table:style-name="co5" table:default-cell-style-name="ce9"/>
        <table:table-column table:style-name="co6" table:default-cell-style-name="Default"/>
        <table:table-column table:style-name="co4" table:default-cell-style-name="ce12"/>
        <table:table-column table:style-name="co7" table:default-cell-style-name="ce4"/>
        <table:table-column table:style-name="co8" table:default-cell-style-name="ce7"/>
        <table:table-column table:style-name="co9" table:default-cell-style-name="ce1"/>
        <table:table-column table:style-name="co10" table:default-cell-style-name="ce9"/>
        <table:table-column table:style-name="co11" table:default-cell-style-name="Default"/>
        <table:table-column table:style-name="co12" table:default-cell-style-name="ce9"/>
        <table:table-column table:style-name="co13" table:default-cell-style-name="Default"/>
        <table:table-column table:style-name="co4" table:default-cell-style-name="ce12"/>
        <table:table-column table:style-name="co4" table:number-columns-repeated="8" table:default-cell-style-name="Default"/>
        <table:table-column table:style-name="co14" table:number-columns-repeated="88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number-columns-repeated="10" table:default-cell-style-name="Default"/>
        <table:table-column table:style-name="co17" table:number-columns-repeated="890" table:default-cell-style-name="Default"/>
        <table:table-row table:style-name="ro1">
          <table:table-cell office:value-type="string" calcext:value-type="string">
            <text:p>Event:Note</text:p>
          </table:table-cell>
          <table:table-cell/>
          <table:table-cell office:value-type="string" calcext:value-type="string">
            <text:p>Chann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.</text:p>
          </table:table-cell>
          <table:table-cell office:value-type="float" office:value="16" calcext:value-type="float">
            <text:p>16</text:p>
          </table:table-cell>
          <table:table-cell table:style-name="ce7" office:value-type="string" calcext:value-type="string">
            <text:p>Velocity</text:p>
          </table:table-cell>
          <table:table-cell table:style-name="ce1"/>
          <table:table-cell table:style-name="ce11"/>
          <table:table-cell office:value-type="string" calcext:value-type="string">
            <text:p>Event:Control Change</text:p>
          </table:table-cell>
          <table:table-cell office:value-type="string" calcext:value-type="string">
            <text:p>Channel</text:p>
          </table:table-cell>
          <table:table-cell table:style-name="ce8"/>
          <table:table-cell table:style-name="ce7" office:value-type="string" calcext:value-type="string">
            <text:p>Controller</text:p>
          </table:table-cell>
          <table:table-cell table:style-name="ce8"/>
          <table:table-cell table:style-name="ce7" office:value-type="string" calcext:value-type="string">
            <text:p>Value</text:p>
          </table:table-cell>
          <table:table-cell table:style-name="ce1"/>
          <table:table-cell table:style-name="ce11"/>
          <table:table-cell table:style-name="ce1" table:number-columns-repeated="998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  <table:table-cell table:style-name="ce8" office:value-type="string" calcext:value-type="string">
            <text:p>Flags??</text:p>
          </table:table-cell>
          <table:table-cell table:number-columns-repeated="2"/>
          <table:table-cell table:style-name="ce7" office:value-type="string" calcext:value-type="string">
            <text:p>0-127</text:p>
          </table:table-cell>
          <table:table-cell office:value-type="string" calcext:value-type="string">
            <text:p>Hue</text:p>
          </table:table-cell>
          <table:table-cell/>
          <table:table-cell table:style-name="ce13"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Fragments</text:p>
          </table:table-cell>
          <table:table-cell table:style-name="ce7" office:value-type="string" calcext:value-type="string">
            <text:p>0-127</text:p>
          </table:table-cell>
          <table:table-cell office:value-type="string" calcext:value-type="string">
            <text:p>Sat (*2)</text:p>
          </table:table-cell>
          <table:table-cell table:style-name="ce7" office:value-type="string" calcext:value-type="string">
            <text:p>0-127</text:p>
          </table:table-cell>
          <table:table-cell office:value-type="string" calcext:value-type="string">
            <text:p>Max Bri (*2)</text:p>
          </table:table-cell>
          <table:table-cell table:number-columns-repeated="999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5"/>
          <table:table-cell table:style-name="ce7"/>
          <table:table-cell table:number-columns-repeated="3"/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Regions</text:p>
          </table:table-cell>
          <table:table-cell table:style-name="ce7" office:value-type="string" calcext:value-type="string">
            <text:p>0-127</text:p>
          </table:table-cell>
          <table:table-cell office:value-type="string" calcext:value-type="string">
            <text:p>Sat (*2)</text:p>
          </table:table-cell>
          <table:table-cell table:style-name="ce7" office:value-type="string" calcext:value-type="string">
            <text:p>0-127</text:p>
          </table:table-cell>
          <table:table-cell office:value-type="string" calcext:value-type="string">
            <text:p>Max Bri (*2)</text:p>
          </table:table-cell>
          <table:table-cell table:number-columns-repeated="999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5"/>
          <table:table-cell table:style-name="ce7"/>
          <table:table-cell table:number-columns-repeated="3"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Fragments</text:p>
          </table:table-cell>
          <table:table-cell table:style-name="ce7" office:value-type="string" calcext:value-type="string">
            <text:p>0-127</text:p>
          </table:table-cell>
          <table:table-cell office:value-type="string" calcext:value-type="string">
            <text:p>Fade</text:p>
          </table:table-cell>
          <table:table-cell table:style-name="ce7" office:value-type="string" calcext:value-type="string">
            <text:p>0-127</text:p>
          </table:table-cell>
          <table:table-cell office:value-type="string" calcext:value-type="string">
            <text:p>Wait</text:p>
          </table:table-cell>
          <table:table-cell table:number-columns-repeated="999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5"/>
          <table:table-cell table:style-name="ce7"/>
          <table:table-cell table:number-columns-repeated="3"/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Regions</text:p>
          </table:table-cell>
          <table:table-cell table:style-name="ce7" office:value-type="string" calcext:value-type="string">
            <text:p>0-127</text:p>
          </table:table-cell>
          <table:table-cell office:value-type="string" calcext:value-type="string">
            <text:p>Fade</text:p>
          </table:table-cell>
          <table:table-cell table:style-name="ce7" office:value-type="string" calcext:value-type="string">
            <text:p>0-127</text:p>
          </table:table-cell>
          <table:table-cell table:number-columns-repeated="1000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5"/>
          <table:table-cell table:style-name="ce7"/>
          <table:table-cell table:number-columns-repeated="3"/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Fragments</text:p>
          </table:table-cell>
          <table:table-cell table:style-name="ce7" office:value-type="string" calcext:value-type="string">
            <text:p>0-127</text:p>
          </table:table-cell>
          <table:table-cell office:value-type="string" calcext:value-type="string">
            <text:p>Length</text:p>
          </table:table-cell>
          <table:table-cell table:style-name="ce7" office:value-type="string" calcext:value-type="string">
            <text:p>0-127</text:p>
          </table:table-cell>
          <table:table-cell office:value-type="string" calcext:value-type="string">
            <text:p>Start</text:p>
          </table:table-cell>
          <table:table-cell table:number-columns-repeated="999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5"/>
          <table:table-cell table:style-name="ce7"/>
          <table:table-cell table:number-columns-repeated="5"/>
          <table:table-cell table:style-name="ce7" office:value-type="string" calcext:value-type="string">
            <text:p>0-127</text:p>
          </table:table-cell>
          <table:table-cell/>
          <table:table-cell table:style-name="ce7" office:value-type="string" calcext:value-type="string">
            <text:p>0-127</text:p>
          </table:table-cell>
          <table:table-cell table:number-columns-repeated="1000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5"/>
          <table:table-cell table:style-name="ce7"/>
          <table:table-cell table:number-columns-repeated="5"/>
          <table:table-cell table:style-name="ce7" office:value-type="string" calcext:value-type="string">
            <text:p>0-127</text:p>
          </table:table-cell>
          <table:table-cell/>
          <table:table-cell table:style-name="ce7" office:value-type="string" calcext:value-type="string">
            <text:p>0-127</text:p>
          </table:table-cell>
          <table:table-cell table:number-columns-repeated="100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FX5</text:p>
          </table:table-cell>
          <table:table-cell table:number-columns-repeated="4"/>
          <table:table-cell table:style-name="ce7"/>
          <table:table-cell table:number-columns-repeated="5"/>
          <table:table-cell table:style-name="ce7" office:value-type="string" calcext:value-type="string">
            <text:p>0-127</text:p>
          </table:table-cell>
          <table:table-cell/>
          <table:table-cell table:style-name="ce7" office:value-type="string" calcext:value-type="string">
            <text:p>0-127</text:p>
          </table:table-cell>
          <table:table-cell table:number-columns-repeated="1000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5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5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5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5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5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5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5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5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5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FX4</text:p>
          </table:table-cell>
          <table:table-cell table:number-columns-repeated="4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5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5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5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5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5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5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5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5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5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X3</text:p>
          </table:table-cell>
          <table:table-cell table:number-columns-repeated="4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5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5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5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5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5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5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5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5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5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FX2</text:p>
          </table:table-cell>
          <table:table-cell table:number-columns-repeated="4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5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5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5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5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5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5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5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5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5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FX1</text:p>
          </table:table-cell>
          <table:table-cell table:number-columns-repeated="4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5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5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5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5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5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5"/>
          <table:table-cell table:style-name="ce7"/>
          <table:table-cell table:number-columns-repeated="3"/>
          <table:table-cell table:style-name="ce9"/>
          <table:table-cell table:style-name="Default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5"/>
          <table:table-cell table:style-name="ce7"/>
          <table:table-cell table:number-columns-repeated="3"/>
          <table:table-cell table:style-name="ce9"/>
          <table:table-cell table:style-name="Default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oRound2</text:p>
          </table:table-cell>
          <table:table-cell table:number-columns-repeated="4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oRound3</text:p>
          </table:table-cell>
          <table:table-cell table:number-columns-repeated="4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oRound1</text:p>
          </table:table-cell>
          <table:table-cell table:number-columns-repeated="4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5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5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5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5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5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5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5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5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5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mbient</text:p>
          </table:table-cell>
          <table:table-cell table:number-columns-repeated="4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5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5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5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5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5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5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5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5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5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olSkew</text:p>
          </table:table-cell>
          <table:table-cell table:number-columns-repeated="4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5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5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5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5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5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ol3</text:p>
          </table:table-cell>
          <table:table-cell table:number-columns-repeated="4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ol2</text:p>
          </table:table-cell>
          <table:table-cell table:number-columns-repeated="4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ol1</text:p>
          </table:table-cell>
          <table:table-cell table:number-columns-repeated="4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5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5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5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ow3</text:p>
          </table:table-cell>
          <table:table-cell table:number-columns-repeated="4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ow2</text:p>
          </table:table-cell>
          <table:table-cell table:number-columns-repeated="4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ow1</text:p>
          </table:table-cell>
          <table:table-cell/>
          <table:table-cell table:style-name="ce8" office:value-type="string" calcext:value-type="string">
            <text:p>Brightness</text:p>
          </table:table-cell>
          <table:table-cell table:number-columns-repeated="2"/>
          <table:table-cell table:style-name="ce7"/>
          <table:table-cell office:value-type="string" calcext:value-type="string">
            <text:p>Hue</text:p>
          </table:table-cell>
          <table:table-cell table:number-columns-repeated="3"/>
          <table:table-cell table:style-name="ce8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aser2</text:p>
          </table:table-cell>
          <table:table-cell table:number-columns-repeated="4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R</text:p>
          </table:table-cell>
          <table:table-cell table:number-columns-repeated="4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E</text:p>
          </table:table-cell>
          <table:table-cell table:number-columns-repeated="4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S</text:p>
          </table:table-cell>
          <table:table-cell table:number-columns-repeated="4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A</text:p>
          </table:table-cell>
          <table:table-cell table:number-columns-repeated="4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L</text:p>
          </table:table-cell>
          <table:table-cell table:number-columns-repeated="4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aser1</text:p>
          </table:table-cell>
          <table:table-cell table:number-columns-repeated="4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</text:p>
          </table:table-cell>
          <table:table-cell table:number-columns-repeated="4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table:number-columns-repeated="4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2</text:p>
          </table:table-cell>
          <table:table-cell table:number-columns-repeated="4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RR</text:p>
          </table:table-cell>
          <table:table-cell table:number-columns-repeated="4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1</text:p>
          </table:table-cell>
          <table:table-cell table:number-columns-repeated="4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</text:p>
          </table:table-cell>
          <table:table-cell table:number-columns-repeated="4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cissors</text:p>
          </table:table-cell>
          <table:table-cell table:number-columns-repeated="4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C2</text:p>
          </table:table-cell>
          <table:table-cell table:number-columns-repeated="4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C1</text:p>
          </table:table-cell>
          <table:table-cell table:number-columns-repeated="4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</text:p>
          </table:table-cell>
          <table:table-cell table:number-columns-repeated="4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</text:p>
          </table:table-cell>
          <table:table-cell table:number-columns-repeated="4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P2</text:p>
          </table:table-cell>
          <table:table-cell table:number-columns-repeated="4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P1</text:p>
          </table:table-cell>
          <table:table-cell table:number-columns-repeated="4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</text:p>
          </table:table-cell>
          <table:table-cell table:number-columns-repeated="4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7"/>
          <table:table-cell table:number-columns-repeated="5"/>
          <table:table-cell table:style-name="ce7"/>
          <table:table-cell/>
          <table:table-cell table:style-name="ce7"/>
          <table:table-cell table:number-columns-repeated="100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/>
          <table:table-cell table:style-name="ce7"/>
          <table:table-cell office:value-type="string" calcext:value-type="string">
            <text:p>Min Hue (*2)</text:p>
          </table:table-cell>
          <table:table-cell table:number-columns-repeated="4"/>
          <table:table-cell table:style-name="ce7"/>
          <table:table-cell office:value-type="string" calcext:value-type="string">
            <text:p>Min Sat (*2)</text:p>
          </table:table-cell>
          <table:table-cell table:style-name="ce7"/>
          <table:table-cell office:value-type="string" calcext:value-type="string">
            <text:p>Min Bri (*2)</text:p>
          </table:table-cell>
          <table:table-cell table:number-columns-repeated="999"/>
        </table:table-row>
        <table:table-row table:style-name="ro1">
          <table:table-cell/>
          <table:table-cell table:style-name="ce2"/>
          <table:table-cell/>
          <table:table-cell table:style-name="ce2" table:number-columns-repeated="3"/>
          <table:table-cell/>
          <table:table-cell table:style-name="ce3"/>
          <table:table-cell table:number-columns-repeated="3"/>
          <table:table-cell table:style-name="ce2"/>
          <table:table-cell/>
          <table:table-cell table:style-name="ce3"/>
          <table:table-cell/>
          <table:table-cell table:style-name="ce3"/>
          <table:table-cell/>
          <table:table-cell table:style-name="ce3" table:number-columns-repeated="998"/>
        </table:table-row>
        <table:table-row table:style-name="ro1" table:number-rows-repeated="1048445">
          <table:table-cell table:number-columns-repeated="1015"/>
        </table:table-row>
        <table:table-row table:style-name="ro1">
          <table:table-cell table:number-columns-repeated="1015"/>
        </table:table-row>
      </table:table>
      <table:table table:name="FillIn" table:style-name="ta1">
        <office:forms form:automatic-focus="false" form:apply-design-mode="false"/>
        <table:table-column table:style-name="co18" table:default-cell-style-name="ce1"/>
        <table:table-column table:style-name="co19" table:number-columns-repeated="71" table:default-cell-style-name="Default"/>
        <table:table-column table:style-name="co18" table:number-columns-repeated="14" table:default-cell-style-name="Default"/>
        <table:table-column table:style-name="co17" table:default-cell-style-name="ce3"/>
        <table:table-column table:style-name="co17" table:number-columns-repeated="922" table:default-cell-style-name="Default"/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4" calcext:value-type="float">
            <text:p>84</text:p>
          </table:table-cell>
          <table:table-cell table:style-name="ce2"/>
          <table:table-cell table:style-name="ce1" table:number-columns-repeated="921"/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38"/>
          <table:table-cell office:value-type="float" office:value="326" calcext:value-type="float">
            <text:p>326</text:p>
          </table:table-cell>
          <table:table-cell table:number-columns-repeated="7"/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 table:number-columns-repeated="960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8"/>
          <table:table-cell office:value-type="float" office:value="325" calcext:value-type="float">
            <text:p>325</text:p>
          </table:table-cell>
          <table:table-cell office:value-type="float" office:value="327" calcext:value-type="float">
            <text:p>327</text:p>
          </table:table-cell>
          <table:table-cell table:number-columns-repeated="4"/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table:number-columns-repeated="2"/>
          <table:table-cell office:value-type="float" office:value="339" calcext:value-type="float">
            <text:p>339</text:p>
          </table:table-cell>
          <table:table-cell table:number-columns-repeated="95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2"/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table:number-columns-repeated="23"/>
          <table:table-cell office:value-type="float" office:value="324" calcext:value-type="float">
            <text:p>324</text:p>
          </table:table-cell>
          <table:table-cell office:value-type="float" office:value="328" calcext:value-type="float">
            <text:p>328</text:p>
          </table:table-cell>
          <table:table-cell table:number-columns-repeated="4"/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table:number-columns-repeated="96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1"/>
          <table:table-cell office:value-type="float" office:value="291" calcext:value-type="float">
            <text:p>291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table:number-columns-repeated="22"/>
          <table:table-cell office:value-type="float" office:value="323" calcext:value-type="float">
            <text:p>323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table:number-columns-repeated="5"/>
          <table:table-cell office:value-type="float" office:value="340" calcext:value-type="float">
            <text:p>340</text:p>
          </table:table-cell>
          <table:table-cell table:number-columns-repeated="95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0"/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295" calcext:value-type="float">
            <text:p>295</text:p>
          </table:table-cell>
          <table:table-cell table:number-columns-repeated="22"/>
          <table:table-cell office:value-type="float" office:value="322" calcext:value-type="float">
            <text:p>322</text:p>
          </table:table-cell>
          <table:table-cell table:number-columns-repeated="10"/>
          <table:table-cell office:value-type="float" office:value="341" calcext:value-type="float">
            <text:p>341</text:p>
          </table:table-cell>
          <table:table-cell table:number-columns-repeated="960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9"/>
          <table:table-cell office:value-type="float" office:value="289" calcext:value-type="float">
            <text:p>289</text:p>
          </table:table-cell>
          <table:table-cell table:number-columns-repeated="2"/>
          <table:table-cell office:value-type="float" office:value="296" calcext:value-type="float">
            <text:p>296</text:p>
          </table:table-cell>
          <table:table-cell table:number-columns-repeated="22"/>
          <table:table-cell office:value-type="float" office:value="321" calcext:value-type="float">
            <text:p>321</text:p>
          </table:table-cell>
          <table:table-cell table:number-columns-repeated="12"/>
          <table:table-cell office:value-type="float" office:value="342" calcext:value-type="float">
            <text:p>342</text:p>
          </table:table-cell>
          <table:table-cell table:number-columns-repeated="95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8"/>
          <table:table-cell office:value-type="float" office:value="288" calcext:value-type="float">
            <text:p>288</text:p>
          </table:table-cell>
          <table:table-cell table:number-columns-repeated="4"/>
          <table:table-cell office:value-type="float" office:value="297" calcext:value-type="float">
            <text:p>297</text:p>
          </table:table-cell>
          <table:table-cell table:number-columns-repeated="20"/>
          <table:table-cell office:value-type="float" office:value="210" calcext:value-type="float">
            <text:p>210</text:p>
          </table:table-cell>
          <table:table-cell table:number-columns-repeated="6"/>
          <table:table-cell office:value-type="float" office:value="351" calcext:value-type="float">
            <text:p>351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347" calcext:value-type="float">
            <text:p>347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float" office:value="343" calcext:value-type="float">
            <text:p>343</text:p>
          </table:table-cell>
          <table:table-cell table:number-columns-repeated="95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table:number-columns-repeated="6"/>
          <table:table-cell office:value-type="float" office:value="298" calcext:value-type="float">
            <text:p>298</text:p>
          </table:table-cell>
          <table:table-cell table:number-columns-repeated="6"/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table:number-columns-repeated="11"/>
          <table:table-cell office:value-type="float" office:value="219" calcext:value-type="float">
            <text:p>219</text:p>
          </table:table-cell>
          <table:table-cell office:value-type="float" office:value="318" calcext:value-type="float">
            <text:p>318</text:p>
          </table:table-cell>
          <table:table-cell table:number-columns-repeated="4"/>
          <table:table-cell office:value-type="float" office:value="352" calcext:value-type="float">
            <text:p>35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table:number-columns-repeated="2"/>
          <table:table-cell office:value-type="float" office:value="345" calcext:value-type="float">
            <text:p>345</text:p>
          </table:table-cell>
          <table:table-cell office:value-type="float" office:value="344" calcext:value-type="float">
            <text:p>344</text:p>
          </table:table-cell>
          <table:table-cell table:number-columns-repeated="960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"/>
          <table:table-cell office:value-type="float" office:value="285" calcext:value-type="float">
            <text:p>285</text:p>
          </table:table-cell>
          <table:table-cell table:number-columns-repeated="8"/>
          <table:table-cell office:value-type="float" office:value="299" calcext:value-type="float">
            <text:p>299</text:p>
          </table:table-cell>
          <table:table-cell table:number-columns-repeated="4"/>
          <table:table-cell office:value-type="float" office:value="305" calcext:value-type="float">
            <text:p>305</text:p>
          </table:table-cell>
          <table:table-cell table:number-columns-repeated="18"/>
          <table:table-cell office:value-type="float" office:value="353" calcext:value-type="float">
            <text:p>353</text:p>
          </table:table-cell>
          <table:table-cell table:number-columns-repeated="96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284" calcext:value-type="float">
            <text:p>284</text:p>
          </table:table-cell>
          <table:table-cell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office:value-type="float" office:value="279" calcext:value-type="float">
            <text:p>279</text:p>
          </table:table-cell>
          <table:table-cell table:number-columns-repeated="5"/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float" office:value="304" calcext:value-type="float">
            <text:p>304</text:p>
          </table:table-cell>
          <table:table-cell/>
          <table:table-cell office:value-type="float" office:value="308" calcext:value-type="float">
            <text:p>308</text:p>
          </table:table-cell>
          <table:table-cell/>
          <table:table-cell office:value-type="float" office:value="309" calcext:value-type="float">
            <text:p>309</text:p>
          </table:table-cell>
          <table:table-cell table:number-columns-repeated="2"/>
          <table:table-cell office:value-type="float" office:value="311" calcext:value-type="float">
            <text:p>311</text:p>
          </table:table-cell>
          <table:table-cell/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315" calcext:value-type="float">
            <text:p>315</text:p>
          </table:table-cell>
          <table:table-cell/>
          <table:table-cell office:value-type="float" office:value="317" calcext:value-type="float">
            <text:p>317</text:p>
          </table:table-cell>
          <table:table-cell table:number-columns-repeated="3"/>
          <table:table-cell office:value-type="float" office:value="354" calcext:value-type="float">
            <text:p>354</text:p>
          </table:table-cell>
          <table:table-cell table:number-columns-repeated="969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1"/>
          <table:table-cell office:value-type="float" office:value="278" calcext:value-type="float">
            <text:p>278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table:number-columns-repeated="5"/>
          <table:table-cell office:value-type="float" office:value="310" calcext:value-type="float">
            <text:p>310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/>
          <table:table-cell office:value-type="float" office:value="314" calcext:value-type="float">
            <text:p>314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table:number-columns-repeated="3"/>
          <table:table-cell office:value-type="float" office:value="355" calcext:value-type="float">
            <text:p>355</text:p>
          </table:table-cell>
          <table:table-cell table:number-columns-repeated="970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1"/>
          <table:table-cell office:value-type="float" office:value="277" calcext:value-type="float">
            <text:p>277</text:p>
          </table:table-cell>
          <table:table-cell table:number-columns-repeated="996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0"/>
          <table:table-cell office:value-type="float" office:value="276" calcext:value-type="float">
            <text:p>276</text:p>
          </table:table-cell>
          <table:table-cell table:number-columns-repeated="25"/>
          <table:table-cell office:value-type="float" office:value="356" calcext:value-type="float">
            <text:p>356</text:p>
          </table:table-cell>
          <table:table-cell table:number-columns-repeated="971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267" calcext:value-type="float">
            <text:p>267</text:p>
          </table:table-cell>
          <table:table-cell table:number-columns-repeated="5"/>
          <table:table-cell office:value-type="float" office:value="275" calcext:value-type="float">
            <text:p>275</text:p>
          </table:table-cell>
          <table:table-cell table:number-columns-repeated="25"/>
          <table:table-cell office:value-type="float" office:value="357" calcext:value-type="float">
            <text:p>357</text:p>
          </table:table-cell>
          <table:table-cell table:number-columns-repeated="972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/>
          <table:table-cell office:value-type="float" office:value="268" calcext:value-type="float">
            <text:p>268</text:p>
          </table:table-cell>
          <table:table-cell table:number-columns-repeated="3"/>
          <table:table-cell office:value-type="float" office:value="274" calcext:value-type="float">
            <text:p>274</text:p>
          </table:table-cell>
          <table:table-cell table:number-columns-repeated="25"/>
          <table:table-cell office:value-type="float" office:value="358" calcext:value-type="float">
            <text:p>358</text:p>
          </table:table-cell>
          <table:table-cell table:number-columns-repeated="97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7"/>
          <table:table-cell office:value-type="float" office:value="273" calcext:value-type="float">
            <text:p>273</text:p>
          </table:table-cell>
          <table:table-cell table:number-columns-repeated="1000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float" office:value="269" calcext:value-type="float">
            <text:p>269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table:number-columns-repeated="27"/>
          <table:table-cell office:value-type="float" office:value="359" calcext:value-type="float">
            <text:p>359</text:p>
          </table:table-cell>
          <table:table-cell table:number-columns-repeated="97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table:number-columns-repeated="4"/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table:number-columns-repeated="21"/>
          <table:table-cell office:value-type="float" office:value="360" calcext:value-type="float">
            <text:p>360</text:p>
          </table:table-cell>
          <table:table-cell table:number-columns-repeated="974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264" calcext:value-type="float">
            <text:p>264</text:p>
          </table:table-cell>
          <table:table-cell table:number-columns-repeated="6"/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float" office:value="252" calcext:value-type="float">
            <text:p>252</text:p>
          </table:table-cell>
          <table:table-cell office:value-type="float" office:value="251" calcext:value-type="float">
            <text:p>251</text:p>
          </table:table-cell>
          <table:table-cell table:number-columns-repeated="11"/>
          <table:table-cell office:value-type="float" office:value="172" calcext:value-type="float">
            <text:p>172</text:p>
          </table:table-cell>
          <table:table-cell table:number-columns-repeated="98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63" calcext:value-type="float">
            <text:p>263</text:p>
          </table:table-cell>
          <table:table-cell table:number-columns-repeated="6"/>
          <table:table-cell office:value-type="float" office:value="258" calcext:value-type="float">
            <text:p>258</text:p>
          </table:table-cell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table:number-columns-repeated="4"/>
          <table:table-cell office:value-type="float" office:value="177" calcext:value-type="float">
            <text:p>177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74" calcext:value-type="float">
            <text:p>174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363" calcext:value-type="float">
            <text:p>363</text:p>
          </table:table-cell>
          <table:table-cell office:value-type="float" office:value="362" calcext:value-type="float">
            <text:p>362</text:p>
          </table:table-cell>
          <table:table-cell office:value-type="float" office:value="361" calcext:value-type="float">
            <text:p>361</text:p>
          </table:table-cell>
          <table:table-cell table:number-columns-repeated="97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6"/>
          <table:table-cell office:value-type="float" office:value="259" calcext:value-type="float">
            <text:p>259</text:p>
          </table:table-cell>
          <table:table-cell table:number-columns-repeated="4"/>
          <table:table-cell office:value-type="float" office:value="239" calcext:value-type="float">
            <text:p>239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table:number-columns-repeated="3"/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364" calcext:value-type="float">
            <text:p>364</text:p>
          </table:table-cell>
          <table:table-cell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table:number-columns-repeated="6"/>
          <table:table-cell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table:number-columns-repeated="5"/>
          <table:table-cell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office:value-type="float" office:value="399" calcext:value-type="float">
            <text:p>399</text:p>
          </table:table-cell>
          <table:table-cell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table:number-columns-repeated="3"/>
          <table:table-cell office:value-type="float" office:value="442" calcext:value-type="float">
            <text:p>442</text:p>
          </table:table-cell>
          <table:table-cell office:value-type="float" office:value="443" calcext:value-type="float">
            <text:p>443</text:p>
          </table:table-cell>
          <table:table-cell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office:value-type="float" office:value="446" calcext:value-type="float">
            <text:p>446</text:p>
          </table:table-cell>
          <table:table-cell table:number-columns-repeated="940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4"/>
          <table:table-cell office:value-type="float" office:value="369" calcext:value-type="float">
            <text:p>369</text:p>
          </table:table-cell>
          <table:table-cell office:value-type="float" office:value="370" calcext:value-type="float">
            <text:p>370</text:p>
          </table:table-cell>
          <table:table-cell table:number-columns-repeated="4"/>
          <table:table-cell office:value-type="float" office:value="378" calcext:value-type="float">
            <text:p>378</text:p>
          </table:table-cell>
          <table:table-cell office:value-type="float" office:value="379" calcext:value-type="float">
            <text:p>379</text:p>
          </table:table-cell>
          <table:table-cell table:number-columns-repeated="6"/>
          <table:table-cell office:value-type="float" office:value="387" calcext:value-type="float">
            <text:p>387</text:p>
          </table:table-cell>
          <table:table-cell table:number-columns-repeated="3"/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table:number-columns-repeated="6"/>
          <table:table-cell office:value-type="float" office:value="403" calcext:value-type="float">
            <text:p>403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441" calcext:value-type="float">
            <text:p>441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48" calcext:value-type="float">
            <text:p>448</text:p>
          </table:table-cell>
          <table:table-cell table:number-columns-repeated="939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62" calcext:value-type="float">
            <text:p>26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number-columns-repeated="6"/>
          <table:table-cell office:value-type="float" office:value="238" calcext:value-type="float">
            <text:p>238</text:p>
          </table:table-cell>
          <table:table-cell table:number-columns-repeated="3"/>
          <table:table-cell office:value-type="float" office:value="249" calcext:value-type="float">
            <text:p>249</text:p>
          </table:table-cell>
          <table:table-cell/>
          <table:table-cell office:value-type="float" office:value="179" calcext:value-type="float">
            <text:p>179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table:number-columns-repeated="3"/>
          <table:table-cell office:value-type="float" office:value="169" calcext:value-type="float">
            <text:p>169</text:p>
          </table:table-cell>
          <table:table-cell table:number-columns-repeated="7"/>
          <table:table-cell office:value-type="float" office:value="371" calcext:value-type="float">
            <text:p>371</text:p>
          </table:table-cell>
          <table:table-cell table:number-columns-repeated="4"/>
          <table:table-cell office:value-type="float" office:value="377" calcext:value-type="float">
            <text:p>377</text:p>
          </table:table-cell>
          <table:table-cell table:number-columns-repeated="7"/>
          <table:table-cell office:value-type="float" office:value="388" calcext:value-type="float">
            <text:p>388</text:p>
          </table:table-cell>
          <table:table-cell table:number-columns-repeated="2"/>
          <table:table-cell office:value-type="float" office:value="392" calcext:value-type="float">
            <text:p>392</text:p>
          </table:table-cell>
          <table:table-cell office:value-type="float" office:value="393" calcext:value-type="float">
            <text:p>393</text:p>
          </table:table-cell>
          <table:table-cell table:number-columns-repeated="8"/>
          <table:table-cell office:value-type="float" office:value="438" calcext:value-type="float">
            <text:p>438</text:p>
          </table:table-cell>
          <table:table-cell office:value-type="float" office:value="439" calcext:value-type="float">
            <text:p>439</text:p>
          </table:table-cell>
          <table:table-cell table:number-columns-repeated="5"/>
          <table:table-cell office:value-type="float" office:value="449" calcext:value-type="float">
            <text:p>449</text:p>
          </table:table-cell>
          <table:table-cell office:value-type="float" office:value="450" calcext:value-type="float">
            <text:p>450</text:p>
          </table:table-cell>
          <table:table-cell table:number-columns-repeated="93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261" calcext:value-type="float">
            <text:p>261</text:p>
          </table:table-cell>
          <table:table-cell table:number-columns-repeated="7"/>
          <table:table-cell office:value-type="float" office:value="237" calcext:value-type="float">
            <text:p>237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office:value-type="float" office:value="202" calcext:value-type="float">
            <text:p>202</text:p>
          </table:table-cell>
          <table:table-cell table:number-columns-repeated="3"/>
          <table:table-cell office:value-type="float" office:value="209" calcext:value-type="float">
            <text:p>209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table:number-columns-repeated="9"/>
          <table:table-cell office:value-type="float" office:value="372" calcext:value-type="float">
            <text:p>372</text:p>
          </table:table-cell>
          <table:table-cell table:number-columns-repeated="2"/>
          <table:table-cell office:value-type="float" office:value="376" calcext:value-type="float">
            <text:p>376</text:p>
          </table:table-cell>
          <table:table-cell table:number-columns-repeated="9"/>
          <table:table-cell office:value-type="float" office:value="389" calcext:value-type="float">
            <text:p>389</text:p>
          </table:table-cell>
          <table:table-cell/>
          <table:table-cell office:value-type="float" office:value="391" calcext:value-type="float">
            <text:p>391</text:p>
          </table:table-cell>
          <table:table-cell table:number-columns-repeated="8"/>
          <table:table-cell office:value-type="float" office:value="404" calcext:value-type="float">
            <text:p>404</text:p>
          </table:table-cell>
          <table:table-cell table:number-columns-repeated="8"/>
          <table:table-cell office:value-type="float" office:value="451" calcext:value-type="float">
            <text:p>451</text:p>
          </table:table-cell>
          <table:table-cell table:number-columns-repeated="93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6"/>
          <table:table-cell office:value-type="float" office:value="373" calcext:value-type="float">
            <text:p>373</text:p>
          </table:table-cell>
          <table:table-cell table:number-columns-repeated="2"/>
          <table:table-cell office:value-type="float" office:value="375" calcext:value-type="float">
            <text:p>375</text:p>
          </table:table-cell>
          <table:table-cell table:number-columns-repeated="10"/>
          <table:table-cell office:value-type="float" office:value="390" calcext:value-type="float">
            <text:p>390</text:p>
          </table:table-cell>
          <table:table-cell table:number-columns-repeated="9"/>
          <table:table-cell office:value-type="float" office:value="405" calcext:value-type="float">
            <text:p>405</text:p>
          </table:table-cell>
          <table:table-cell office:value-type="float" office:value="437" calcext:value-type="float">
            <text:p>437</text:p>
          </table:table-cell>
          <table:table-cell table:number-columns-repeated="946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1"/>
          <table:table-cell office:value-type="float" office:value="236" calcext:value-type="float">
            <text:p>236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float" office:value="181" calcext:value-type="float">
            <text:p>181</text:p>
          </table:table-cell>
          <table:table-cell/>
          <table:table-cell office:value-type="float" office:value="201" calcext:value-type="float">
            <text:p>201</text:p>
          </table:table-cell>
          <table:table-cell table:number-columns-repeated="4"/>
          <table:table-cell office:value-type="float" office:value="210" calcext:value-type="float">
            <text:p>210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table:number-columns-repeated="10"/>
          <table:table-cell office:value-type="float" office:value="374" calcext:value-type="float">
            <text:p>374</text:p>
          </table:table-cell>
          <table:table-cell office:value-type="float" office:value="142" calcext:value-type="float">
            <text:p>142</text:p>
          </table:table-cell>
          <table:table-cell table:number-columns-repeated="11"/>
          <table:table-cell office:value-type="float" office:value="119" calcext:value-type="float">
            <text:p>119</text:p>
          </table:table-cell>
          <table:table-cell table:number-columns-repeated="8"/>
          <table:table-cell office:value-type="float" office:value="406" calcext:value-type="float">
            <text:p>406</text:p>
          </table:table-cell>
          <table:table-cell/>
          <table:table-cell office:value-type="float" office:value="436" calcext:value-type="float">
            <text:p>436</text:p>
          </table:table-cell>
          <table:table-cell table:number-columns-repeated="7"/>
          <table:table-cell office:value-type="float" office:value="452" calcext:value-type="float">
            <text:p>452</text:p>
          </table:table-cell>
          <table:table-cell table:number-columns-repeated="93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7"/>
          <table:table-cell office:value-type="float" office:value="143" calcext:value-type="float">
            <text:p>143</text:p>
          </table:table-cell>
          <table:table-cell/>
          <table:table-cell office:value-type="float" office:value="141" calcext:value-type="float">
            <text:p>141</text:p>
          </table:table-cell>
          <table:table-cell table:number-columns-repeated="9"/>
          <table:table-cell office:value-type="float" office:value="120" calcext:value-type="float">
            <text:p>120</text:p>
          </table:table-cell>
          <table:table-cell/>
          <table:table-cell office:value-type="float" office:value="118" calcext:value-type="float">
            <text:p>118</text:p>
          </table:table-cell>
          <table:table-cell table:number-columns-repeated="6"/>
          <table:table-cell office:value-type="float" office:value="407" calcext:value-type="float">
            <text:p>407</text:p>
          </table:table-cell>
          <table:table-cell table:number-columns-repeated="94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1"/>
          <table:table-cell office:value-type="float" office:value="235" calcext:value-type="float">
            <text:p>235</text:p>
          </table:table-cell>
          <table:table-cell/>
          <table:table-cell office:value-type="float" office:value="246" calcext:value-type="float">
            <text:p>246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200" calcext:value-type="float">
            <text:p>200</text:p>
          </table:table-cell>
          <table:table-cell office:value-type="float" office:value="197" calcext:value-type="float">
            <text:p>197</text:p>
          </table:table-cell>
          <table:table-cell table:number-columns-repeated="4"/>
          <table:table-cell office:value-type="float" office:value="211" calcext:value-type="float">
            <text:p>211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table:number-columns-repeated="9"/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number-columns-repeated="8"/>
          <table:table-cell office:value-type="float" office:value="121" calcext:value-type="float">
            <text:p>121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table:number-columns-repeated="6"/>
          <table:table-cell office:value-type="float" office:value="408" calcext:value-type="float">
            <text:p>408</text:p>
          </table:table-cell>
          <table:table-cell table:number-columns-repeated="2"/>
          <table:table-cell office:value-type="float" office:value="435" calcext:value-type="float">
            <text:p>435</text:p>
          </table:table-cell>
          <table:table-cell table:number-columns-repeated="7"/>
          <table:table-cell office:value-type="float" office:value="453" calcext:value-type="float">
            <text:p>453</text:p>
          </table:table-cell>
          <table:table-cell table:number-columns-repeated="93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5"/>
          <table:table-cell office:value-type="float" office:value="183" calcext:value-type="float">
            <text:p>183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98" calcext:value-type="float">
            <text:p>198</text:p>
          </table:table-cell>
          <table:table-cell office:value-type="float" office:value="196" calcext:value-type="float">
            <text:p>196</text:p>
          </table:table-cell>
          <table:table-cell table:number-columns-repeated="3"/>
          <table:table-cell office:value-type="float" office:value="212" calcext:value-type="float">
            <text:p>212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table:number-columns-repeated="8"/>
          <table:table-cell office:value-type="float" office:value="145" calcext:value-type="float">
            <text:p>145</text:p>
          </table:table-cell>
          <table:table-cell table:number-columns-repeated="11"/>
          <table:table-cell office:value-type="float" office:value="122" calcext:value-type="float">
            <text:p>122</text:p>
          </table:table-cell>
          <table:table-cell table:number-columns-repeated="13"/>
          <table:table-cell office:value-type="float" office:value="434" calcext:value-type="float">
            <text:p>434</text:p>
          </table:table-cell>
          <table:table-cell table:number-columns-repeated="7"/>
          <table:table-cell office:value-type="float" office:value="454" calcext:value-type="float">
            <text:p>454</text:p>
          </table:table-cell>
          <table:table-cell table:number-columns-repeated="93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1"/>
          <table:table-cell office:value-type="float" office:value="234" calcext:value-type="float">
            <text:p>234</text:p>
          </table:table-cell>
          <table:table-cell table:number-columns-repeated="3"/>
          <table:table-cell office:value-type="float" office:value="184" calcext:value-type="float">
            <text:p>184</text:p>
          </table:table-cell>
          <table:table-cell table:number-columns-repeated="3"/>
          <table:table-cell office:value-type="float" office:value="195" calcext:value-type="float">
            <text:p>195</text:p>
          </table:table-cell>
          <table:table-cell table:number-columns-repeated="3"/>
          <table:table-cell office:value-type="float" office:value="213" calcext:value-type="float">
            <text:p>213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table:number-columns-repeated="4"/>
          <table:table-cell office:value-type="float" office:value="149" calcext:value-type="float">
            <text:p>149</text:p>
          </table:table-cell>
          <table:table-cell office:value-type="float" office:value="148" calcext:value-type="float">
            <text:p>148</text:p>
          </table:table-cell>
          <table:table-cell office:value-type="float" office:value="147" calcext:value-type="float">
            <text:p>147</text:p>
          </table:table-cell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139" calcext:value-type="float">
            <text:p>139</text:p>
          </table:table-cell>
          <table:table-cell table:number-columns-repeated="4"/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table:number-columns-repeated="3"/>
          <table:table-cell office:value-type="float" office:value="116" calcext:value-type="float">
            <text:p>116</text:p>
          </table:table-cell>
          <table:table-cell table:number-columns-repeated="6"/>
          <table:table-cell office:value-type="float" office:value="409" calcext:value-type="float">
            <text:p>409</text:p>
          </table:table-cell>
          <table:table-cell table:number-columns-repeated="9"/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 table:number-columns-repeated="93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1"/>
          <table:table-cell office:value-type="float" office:value="233" calcext:value-type="float">
            <text:p>233</text:p>
          </table:table-cell>
          <table:table-cell table:number-columns-repeated="3"/>
          <table:table-cell office:value-type="float" office:value="185" calcext:value-type="float">
            <text:p>185</text:p>
          </table:table-cell>
          <table:table-cell table:number-columns-repeated="3"/>
          <table:table-cell office:value-type="float" office:value="194" calcext:value-type="float">
            <text:p>194</text:p>
          </table:table-cell>
          <table:table-cell table:number-columns-repeated="3"/>
          <table:table-cell office:value-type="float" office:value="214" calcext:value-type="float">
            <text:p>214</text:p>
          </table:table-cell>
          <table:table-cell table:number-columns-repeated="34"/>
          <table:table-cell office:value-type="float" office:value="410" calcext:value-type="float">
            <text:p>410</text:p>
          </table:table-cell>
          <table:table-cell table:number-columns-repeated="2"/>
          <table:table-cell office:value-type="float" office:value="433" calcext:value-type="float">
            <text:p>433</text:p>
          </table:table-cell>
          <table:table-cell table:number-columns-repeated="5"/>
          <table:table-cell office:value-type="float" office:value="458" calcext:value-type="float">
            <text:p>458</text:p>
          </table:table-cell>
          <table:table-cell office:value-type="float" office:value="457" calcext:value-type="float">
            <text:p>457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930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1"/>
          <table:table-cell office:value-type="float" office:value="232" calcext:value-type="float">
            <text:p>232</text:p>
          </table:table-cell>
          <table:table-cell table:number-columns-repeated="3"/>
          <table:table-cell office:value-type="float" office:value="186" calcext:value-type="float">
            <text:p>186</text:p>
          </table:table-cell>
          <table:table-cell table:number-columns-repeated="3"/>
          <table:table-cell office:value-type="float" office:value="193" calcext:value-type="float">
            <text:p>193</text:p>
          </table:table-cell>
          <table:table-cell table:number-columns-repeated="3"/>
          <table:table-cell office:value-type="float" office:value="215" calcext:value-type="float">
            <text:p>215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number-columns-repeated="28"/>
          <table:table-cell office:value-type="float" office:value="411" calcext:value-type="float">
            <text:p>411</text:p>
          </table:table-cell>
          <table:table-cell/>
          <table:table-cell office:value-type="float" office:value="432" calcext:value-type="float">
            <text:p>432</text:p>
          </table:table-cell>
          <table:table-cell table:number-columns-repeated="5"/>
          <table:table-cell office:value-type="float" office:value="459" calcext:value-type="float">
            <text:p>459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92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1"/>
          <table:table-cell office:value-type="float" office:value="231" calcext:value-type="float">
            <text:p>231</text:p>
          </table:table-cell>
          <table:table-cell table:number-columns-repeated="3"/>
          <table:table-cell office:value-type="float" office:value="187" calcext:value-type="float">
            <text:p>187</text:p>
          </table:table-cell>
          <table:table-cell table:number-columns-repeated="3"/>
          <table:table-cell office:value-type="float" office:value="192" calcext:value-type="float">
            <text:p>192</text:p>
          </table:table-cell>
          <table:table-cell table:number-columns-repeated="3"/>
          <table:table-cell office:value-type="float" office:value="216" calcext:value-type="float">
            <text:p>216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number-columns-repeated="12"/>
          <table:table-cell office:value-type="float" office:value="127" calcext:value-type="float">
            <text:p>127</text:p>
          </table:table-cell>
          <table:table-cell table:number-columns-repeated="7"/>
          <table:table-cell office:value-type="float" office:value="115" calcext:value-type="float">
            <text:p>115</text:p>
          </table:table-cell>
          <table:table-cell table:number-columns-repeated="8"/>
          <table:table-cell office:value-type="float" office:value="412" calcext:value-type="float">
            <text:p>412</text:p>
          </table:table-cell>
          <table:table-cell table:number-columns-repeated="7"/>
          <table:table-cell office:value-type="float" office:value="460" calcext:value-type="float">
            <text:p>460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92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1"/>
          <table:table-cell office:value-type="float" office:value="230" calcext:value-type="float">
            <text:p>230</text:p>
          </table:table-cell>
          <table:table-cell table:number-columns-repeated="4"/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table:number-columns-repeated="3"/>
          <table:table-cell office:value-type="float" office:value="161" calcext:value-type="float">
            <text:p>161</text:p>
          </table:table-cell>
          <table:table-cell table:number-columns-repeated="12"/>
          <table:table-cell office:value-type="float" office:value="138" calcext:value-type="float">
            <text:p>138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table:number-columns-repeated="7"/>
          <table:table-cell office:value-type="float" office:value="114" calcext:value-type="float">
            <text:p>114</text:p>
          </table:table-cell>
          <table:table-cell table:number-columns-repeated="9"/>
          <table:table-cell office:value-type="float" office:value="431" calcext:value-type="float">
            <text:p>431</text:p>
          </table:table-cell>
          <table:table-cell/>
          <table:table-cell office:value-type="float" office:value="467" calcext:value-type="float">
            <text:p>467</text:p>
          </table:table-cell>
          <table:table-cell office:value-type="float" office:value="466" calcext:value-type="float">
            <text:p>466</text:p>
          </table:table-cell>
          <table:table-cell office:value-type="float" office:value="465" calcext:value-type="float">
            <text:p>465</text:p>
          </table:table-cell>
          <table:table-cell office:value-type="float" office:value="464" calcext:value-type="float">
            <text:p>464</text:p>
          </table:table-cell>
          <table:table-cell office:value-type="float" office:value="463" calcext:value-type="float">
            <text:p>463</text:p>
          </table:table-cell>
          <table:table-cell office:value-type="float" office:value="462" calcext:value-type="float">
            <text:p>462</text:p>
          </table:table-cell>
          <table:table-cell office:value-type="float" office:value="461" calcext:value-type="float">
            <text:p>46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number-columns-repeated="92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2"/>
          <table:table-cell office:value-type="float" office:value="229" calcext:value-type="float">
            <text:p>229</text:p>
          </table:table-cell>
          <table:table-cell table:number-columns-repeated="9"/>
          <table:table-cell office:value-type="float" office:value="218" calcext:value-type="float">
            <text:p>218</text:p>
          </table:table-cell>
          <table:table-cell table:number-columns-repeated="3"/>
          <table:table-cell office:value-type="float" office:value="160" calcext:value-type="float">
            <text:p>160</text:p>
          </table:table-cell>
          <table:table-cell table:number-columns-repeated="3"/>
          <table:table-cell office:value-type="float" office:value="151" calcext:value-type="float">
            <text:p>151</text:p>
          </table:table-cell>
          <table:table-cell table:number-columns-repeated="8"/>
          <table:table-cell office:value-type="float" office:value="137" calcext:value-type="float">
            <text:p>137</text:p>
          </table:table-cell>
          <table:table-cell table:number-columns-repeated="3"/>
          <table:table-cell office:value-type="float" office:value="129" calcext:value-type="float">
            <text:p>129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419" calcext:value-type="float">
            <text:p>419</text:p>
          </table:table-cell>
          <table:table-cell office:value-type="float" office:value="418" calcext:value-type="float">
            <text:p>418</text:p>
          </table:table-cell>
          <table:table-cell office:value-type="float" office:value="417" calcext:value-type="float">
            <text:p>417</text:p>
          </table:table-cell>
          <table:table-cell office:value-type="float" office:value="416" calcext:value-type="float">
            <text:p>416</text:p>
          </table:table-cell>
          <table:table-cell office:value-type="float" office:value="415" calcext:value-type="float">
            <text:p>415</text:p>
          </table:table-cell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468" calcext:value-type="float">
            <text:p>468</text:p>
          </table:table-cell>
          <table:table-cell office:value-type="float" office:value="469" calcext:value-type="float">
            <text:p>469</text:p>
          </table:table-cell>
          <table:table-cell office:value-type="float" office:value="470" calcext:value-type="float">
            <text:p>470</text:p>
          </table:table-cell>
          <table:table-cell office:value-type="float" office:value="471" calcext:value-type="float">
            <text:p>471</text:p>
          </table:table-cell>
          <table:table-cell office:value-type="float" office:value="472" calcext:value-type="float">
            <text:p>472</text:p>
          </table:table-cell>
          <table:table-cell office:value-type="float" office:value="473" calcext:value-type="float">
            <text:p>473</text:p>
          </table:table-cell>
          <table:table-cell office:value-type="float" office:value="474" calcext:value-type="float">
            <text:p>47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table:number-columns-repeated="92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3"/>
          <table:table-cell office:value-type="float" office:value="228" calcext:value-type="float">
            <text:p>228</text:p>
          </table:table-cell>
          <table:table-cell table:number-columns-repeated="7"/>
          <table:table-cell office:value-type="float" office:value="219" calcext:value-type="float">
            <text:p>219</text:p>
          </table:table-cell>
          <table:table-cell table:number-columns-repeated="4"/>
          <table:table-cell office:value-type="float" office:value="159" calcext:value-type="float">
            <text:p>159</text:p>
          </table:table-cell>
          <table:table-cell table:number-columns-repeated="3"/>
          <table:table-cell office:value-type="float" office:value="152" calcext:value-type="float">
            <text:p>152</text:p>
          </table:table-cell>
          <table:table-cell table:number-columns-repeated="21"/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  <table:table-cell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  <table:table-cell office:value-type="float" office:value="426" calcext:value-type="float">
            <text:p>426</text:p>
          </table:table-cell>
          <table:table-cell office:value-type="float" office:value="427" calcext:value-type="float">
            <text:p>427</text:p>
          </table:table-cell>
          <table:table-cell office:value-type="float" office:value="428" calcext:value-type="float">
            <text:p>428</text:p>
          </table:table-cell>
          <table:table-cell office:value-type="float" office:value="429" calcext:value-type="float">
            <text:p>429</text:p>
          </table:table-cell>
          <table:table-cell office:value-type="float" office:value="430" calcext:value-type="float">
            <text:p>430</text:p>
          </table:table-cell>
          <table:table-cell table:number-columns-repeated="7"/>
          <table:table-cell office:value-type="float" office:value="475" calcext:value-type="float">
            <text:p>47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table:number-columns-repeated="92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4"/>
          <table:table-cell office:value-type="float" office:value="227" calcext:value-type="float">
            <text:p>227</text:p>
          </table:table-cell>
          <table:table-cell table:number-columns-repeated="6"/>
          <table:table-cell office:value-type="float" office:value="220" calcext:value-type="float">
            <text:p>220</text:p>
          </table:table-cell>
          <table:table-cell table:number-columns-repeated="4"/>
          <table:table-cell office:value-type="float" office:value="158" calcext:value-type="float">
            <text:p>158</text:p>
          </table:table-cell>
          <table:table-cell table:number-columns-repeated="12"/>
          <table:table-cell office:value-type="float" office:value="136" calcext:value-type="float">
            <text:p>136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6"/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112" calcext:value-type="float">
            <text:p>112</text:p>
          </table:table-cell>
          <table:table-cell table:number-columns-repeated="17"/>
          <table:table-cell office:value-type="float" office:value="476" calcext:value-type="float">
            <text:p>47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table:number-columns-repeated="92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5"/>
          <table:table-cell office:value-type="float" office:value="226" calcext:value-type="float">
            <text:p>226</text:p>
          </table:table-cell>
          <table:table-cell table:number-columns-repeated="5"/>
          <table:table-cell office:value-type="float" office:value="221" calcext:value-type="float">
            <text:p>221</text:p>
          </table:table-cell>
          <table:table-cell table:number-columns-repeated="4"/>
          <table:table-cell office:value-type="float" office:value="157" calcext:value-type="float">
            <text:p>157</text:p>
          </table:table-cell>
          <table:table-cell table:number-columns-repeated="3"/>
          <table:table-cell office:value-type="float" office:value="153" calcext:value-type="float">
            <text:p>153</text:p>
          </table:table-cell>
          <table:table-cell table:number-columns-repeated="8"/>
          <table:table-cell office:value-type="float" office:value="135" calcext:value-type="float">
            <text:p>135</text:p>
          </table:table-cell>
          <table:table-cell table:number-columns-repeated="3"/>
          <table:table-cell office:value-type="float" office:value="131" calcext:value-type="float">
            <text:p>131</text:p>
          </table:table-cell>
          <table:table-cell table:number-columns-repeated="6"/>
          <table:table-cell office:value-type="float" office:value="73" calcext:value-type="float">
            <text:p>73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11" calcext:value-type="float">
            <text:p>111</text:p>
          </table:table-cell>
          <table:table-cell table:number-columns-repeated="16"/>
          <table:table-cell office:value-type="float" office:value="477" calcext:value-type="float">
            <text:p>477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5" calcext:value-type="float">
            <text:p>15</text:p>
          </table:table-cell>
          <table:table-cell table:number-columns-repeated="92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225" calcext:value-type="float">
            <text:p>225</text:p>
          </table:table-cell>
          <table:table-cell office:value-type="float" office:value="224" calcext:value-type="float">
            <text:p>224</text:p>
          </table:table-cell>
          <table:table-cell office:value-type="float" office:value="223" calcext:value-type="float">
            <text:p>223</text:p>
          </table:table-cell>
          <table:table-cell office:value-type="float" office:value="222" calcext:value-type="float">
            <text:p>222</text:p>
          </table:table-cell>
          <table:table-cell table:number-columns-repeated="6"/>
          <table:table-cell office:value-type="float" office:value="156" calcext:value-type="float">
            <text:p>156</text:p>
          </table:table-cell>
          <table:table-cell office:value-type="float" office:value="155" calcext:value-type="float">
            <text:p>155</text:p>
          </table:table-cell>
          <table:table-cell office:value-type="float" office:value="154" calcext:value-type="float">
            <text:p>154</text:p>
          </table:table-cell>
          <table:table-cell table:number-columns-repeated="10"/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table:number-columns-repeated="6"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number-columns-repeated="12"/>
          <table:table-cell office:value-type="float" office:value="16" calcext:value-type="float">
            <text:p>16</text:p>
          </table:table-cell>
          <table:table-cell table:number-columns-repeated="92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3"/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479" calcext:value-type="float">
            <text:p>479</text:p>
          </table:table-cell>
          <table:table-cell table:number-columns-repeated="13"/>
          <table:table-cell office:value-type="float" office:value="17" calcext:value-type="float">
            <text:p>17</text:p>
          </table:table-cell>
          <table:table-cell table:number-columns-repeated="9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8"/>
          <table:table-cell office:value-type="float" office:value="71" calcext:value-type="float">
            <text:p>71</text:p>
          </table:table-cell>
          <table:table-cell table:number-columns-repeated="21"/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11"/>
          <table:table-cell office:value-type="float" office:value="18" calcext:value-type="float">
            <text:p>18</text:p>
          </table:table-cell>
          <table:table-cell table:number-columns-repeated="92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9"/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10"/>
          <table:table-cell office:value-type="float" office:value="19" calcext:value-type="float">
            <text:p>19</text:p>
          </table:table-cell>
          <table:table-cell table:number-columns-repeated="92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4"/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23"/>
          <table:table-cell office:value-type="float" office:value="30" calcext:value-type="float">
            <text:p>30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table:number-columns-repeated="92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4"/>
          <table:table-cell office:value-type="float" office:value="65" calcext:value-type="float">
            <text:p>65</text:p>
          </table:table-cell>
          <table:table-cell table:number-columns-repeated="24"/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table:number-columns-repeated="92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4"/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number-columns-repeated="25"/>
          <table:table-cell office:value-type="float" office:value="28" calcext:value-type="float">
            <text:p>28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table:number-columns-repeated="92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9"/>
          <table:table-cell office:value-type="float" office:value="59" calcext:value-type="float">
            <text:p>59</text:p>
          </table:table-cell>
          <table:table-cell table:number-columns-repeated="19"/>
          <table:table-cell office:value-type="float" office:value="36" calcext:value-type="float">
            <text:p>36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92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8"/>
          <table:table-cell office:value-type="float" office:value="58" calcext:value-type="float">
            <text:p>58</text:p>
          </table:table-cell>
          <table:table-cell table:number-columns-repeated="27"/>
          <table:table-cell office:value-type="float" office:value="26" calcext:value-type="float">
            <text:p>26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92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8"/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table:number-columns-repeated="930"/>
        </table:table-row>
        <table:table-row table:style-name="ro1">
          <table:table-cell table:style-name="ce2"/>
          <table:table-cell table:style-name="ce3" table:number-columns-repeated="85"/>
          <table:table-cell/>
          <table:table-cell table:style-name="ce3" table:number-columns-repeated="922"/>
        </table:table-row>
        <table:table-row table:style-name="ro1" table:number-rows-repeated="1048525">
          <table:table-cell table:number-columns-repeated="1009"/>
        </table:table-row>
        <table:table-row table:style-name="ro1">
          <table:table-cell table:number-columns-repeated="1009"/>
        </table:table-row>
      </table:table>
      <table:table table:name="-1" table:style-name="ta1">
        <office:forms form:automatic-focus="false" form:apply-design-mode="false"/>
        <table:table-column table:style-name="co20" table:default-cell-style-name="Default"/>
        <table:table-column table:style-name="co21" table:number-columns-repeated="71" table:default-cell-style-name="Default"/>
        <table:table-column table:style-name="co20" table:number-columns-repeated="14" table:default-cell-style-name="Default"/>
        <table:table-column table:style-name="co17" table:default-cell-style-name="ce3"/>
        <table:table-column table:style-name="co17" table:number-columns-repeated="922" table:default-cell-style-name="Default"/>
        <table:table-row table:style-name="ro1">
          <table:table-cell table:formula="of:=IF([$FillIn.A1]&lt;&gt;&quot;&quot;;[$FillIn.A1];-1)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number-columns-repeated="923"/>
        </table:table-row>
        <table:table-row table:style-name="ro1">
          <table:table-cell table:formula="of:=IF([$FillIn.A2]&lt;&gt;&quot;&quot;;[$FillIn.A2];-1)" office:value-type="float" office:value="47" calcext:value-type="float">
            <text:p>47</text:p>
          </table:table-cell>
          <table:table-cell table:formula="of:=IF([$FillIn.B2]&lt;&gt;&quot;&quot;;[$FillIn.B2];-1)" office:value-type="float" office:value="-1" calcext:value-type="float">
            <text:p>-1</text:p>
          </table:table-cell>
          <table:table-cell table:formula="of:=IF([$FillIn.C2]&lt;&gt;&quot;&quot;;[$FillIn.C2];-1)" office:value-type="float" office:value="-1" calcext:value-type="float">
            <text:p>-1</text:p>
          </table:table-cell>
          <table:table-cell table:formula="of:=IF([$FillIn.D2]&lt;&gt;&quot;&quot;;[$FillIn.D2];-1)" office:value-type="float" office:value="-1" calcext:value-type="float">
            <text:p>-1</text:p>
          </table:table-cell>
          <table:table-cell table:formula="of:=IF([$FillIn.E2]&lt;&gt;&quot;&quot;;[$FillIn.E2];-1)" office:value-type="float" office:value="-1" calcext:value-type="float">
            <text:p>-1</text:p>
          </table:table-cell>
          <table:table-cell table:formula="of:=IF([$FillIn.F2]&lt;&gt;&quot;&quot;;[$FillIn.F2];-1)" office:value-type="float" office:value="-1" calcext:value-type="float">
            <text:p>-1</text:p>
          </table:table-cell>
          <table:table-cell table:formula="of:=IF([$FillIn.G2]&lt;&gt;&quot;&quot;;[$FillIn.G2];-1)" office:value-type="float" office:value="-1" calcext:value-type="float">
            <text:p>-1</text:p>
          </table:table-cell>
          <table:table-cell table:formula="of:=IF([$FillIn.H2]&lt;&gt;&quot;&quot;;[$FillIn.H2];-1)" office:value-type="float" office:value="-1" calcext:value-type="float">
            <text:p>-1</text:p>
          </table:table-cell>
          <table:table-cell table:formula="of:=IF([$FillIn.I2]&lt;&gt;&quot;&quot;;[$FillIn.I2];-1)" office:value-type="float" office:value="-1" calcext:value-type="float">
            <text:p>-1</text:p>
          </table:table-cell>
          <table:table-cell table:formula="of:=IF([$FillIn.J2]&lt;&gt;&quot;&quot;;[$FillIn.J2];-1)" office:value-type="float" office:value="-1" calcext:value-type="float">
            <text:p>-1</text:p>
          </table:table-cell>
          <table:table-cell table:formula="of:=IF([$FillIn.K2]&lt;&gt;&quot;&quot;;[$FillIn.K2];-1)" office:value-type="float" office:value="-1" calcext:value-type="float">
            <text:p>-1</text:p>
          </table:table-cell>
          <table:table-cell table:formula="of:=IF([$FillIn.L2]&lt;&gt;&quot;&quot;;[$FillIn.L2];-1)" office:value-type="float" office:value="-1" calcext:value-type="float">
            <text:p>-1</text:p>
          </table:table-cell>
          <table:table-cell table:formula="of:=IF([$FillIn.M2]&lt;&gt;&quot;&quot;;[$FillIn.M2];-1)" office:value-type="float" office:value="-1" calcext:value-type="float">
            <text:p>-1</text:p>
          </table:table-cell>
          <table:table-cell table:formula="of:=IF([$FillIn.N2]&lt;&gt;&quot;&quot;;[$FillIn.N2];-1)" office:value-type="float" office:value="-1" calcext:value-type="float">
            <text:p>-1</text:p>
          </table:table-cell>
          <table:table-cell table:formula="of:=IF([$FillIn.O2]&lt;&gt;&quot;&quot;;[$FillIn.O2];-1)" office:value-type="float" office:value="-1" calcext:value-type="float">
            <text:p>-1</text:p>
          </table:table-cell>
          <table:table-cell table:formula="of:=IF([$FillIn.P2]&lt;&gt;&quot;&quot;;[$FillIn.P2];-1)" office:value-type="float" office:value="-1" calcext:value-type="float">
            <text:p>-1</text:p>
          </table:table-cell>
          <table:table-cell table:formula="of:=IF([$FillIn.Q2]&lt;&gt;&quot;&quot;;[$FillIn.Q2];-1)" office:value-type="float" office:value="-1" calcext:value-type="float">
            <text:p>-1</text:p>
          </table:table-cell>
          <table:table-cell table:formula="of:=IF([$FillIn.R2]&lt;&gt;&quot;&quot;;[$FillIn.R2];-1)" office:value-type="float" office:value="-1" calcext:value-type="float">
            <text:p>-1</text:p>
          </table:table-cell>
          <table:table-cell table:formula="of:=IF([$FillIn.S2]&lt;&gt;&quot;&quot;;[$FillIn.S2];-1)" office:value-type="float" office:value="-1" calcext:value-type="float">
            <text:p>-1</text:p>
          </table:table-cell>
          <table:table-cell table:formula="of:=IF([$FillIn.T2]&lt;&gt;&quot;&quot;;[$FillIn.T2];-1)" office:value-type="float" office:value="-1" calcext:value-type="float">
            <text:p>-1</text:p>
          </table:table-cell>
          <table:table-cell table:formula="of:=IF([$FillIn.U2]&lt;&gt;&quot;&quot;;[$FillIn.U2];-1)" office:value-type="float" office:value="-1" calcext:value-type="float">
            <text:p>-1</text:p>
          </table:table-cell>
          <table:table-cell table:formula="of:=IF([$FillIn.V2]&lt;&gt;&quot;&quot;;[$FillIn.V2];-1)" office:value-type="float" office:value="-1" calcext:value-type="float">
            <text:p>-1</text:p>
          </table:table-cell>
          <table:table-cell table:formula="of:=IF([$FillIn.W2]&lt;&gt;&quot;&quot;;[$FillIn.W2];-1)" office:value-type="float" office:value="-1" calcext:value-type="float">
            <text:p>-1</text:p>
          </table:table-cell>
          <table:table-cell table:formula="of:=IF([$FillIn.X2]&lt;&gt;&quot;&quot;;[$FillIn.X2];-1)" office:value-type="float" office:value="-1" calcext:value-type="float">
            <text:p>-1</text:p>
          </table:table-cell>
          <table:table-cell table:formula="of:=IF([$FillIn.Y2]&lt;&gt;&quot;&quot;;[$FillIn.Y2];-1)" office:value-type="float" office:value="-1" calcext:value-type="float">
            <text:p>-1</text:p>
          </table:table-cell>
          <table:table-cell table:formula="of:=IF([$FillIn.Z2]&lt;&gt;&quot;&quot;;[$FillIn.Z2];-1)" office:value-type="float" office:value="-1" calcext:value-type="float">
            <text:p>-1</text:p>
          </table:table-cell>
          <table:table-cell table:formula="of:=IF([$FillIn.AA2]&lt;&gt;&quot;&quot;;[$FillIn.AA2];-1)" office:value-type="float" office:value="-1" calcext:value-type="float">
            <text:p>-1</text:p>
          </table:table-cell>
          <table:table-cell table:formula="of:=IF([$FillIn.AB2]&lt;&gt;&quot;&quot;;[$FillIn.AB2];-1)" office:value-type="float" office:value="-1" calcext:value-type="float">
            <text:p>-1</text:p>
          </table:table-cell>
          <table:table-cell table:formula="of:=IF([$FillIn.AC2]&lt;&gt;&quot;&quot;;[$FillIn.AC2];-1)" office:value-type="float" office:value="-1" calcext:value-type="float">
            <text:p>-1</text:p>
          </table:table-cell>
          <table:table-cell table:formula="of:=IF([$FillIn.AD2]&lt;&gt;&quot;&quot;;[$FillIn.AD2];-1)" office:value-type="float" office:value="-1" calcext:value-type="float">
            <text:p>-1</text:p>
          </table:table-cell>
          <table:table-cell table:formula="of:=IF([$FillIn.AE2]&lt;&gt;&quot;&quot;;[$FillIn.AE2];-1)" office:value-type="float" office:value="-1" calcext:value-type="float">
            <text:p>-1</text:p>
          </table:table-cell>
          <table:table-cell table:formula="of:=IF([$FillIn.AF2]&lt;&gt;&quot;&quot;;[$FillIn.AF2];-1)" office:value-type="float" office:value="-1" calcext:value-type="float">
            <text:p>-1</text:p>
          </table:table-cell>
          <table:table-cell table:formula="of:=IF([$FillIn.AG2]&lt;&gt;&quot;&quot;;[$FillIn.AG2];-1)" office:value-type="float" office:value="-1" calcext:value-type="float">
            <text:p>-1</text:p>
          </table:table-cell>
          <table:table-cell table:formula="of:=IF([$FillIn.AH2]&lt;&gt;&quot;&quot;;[$FillIn.AH2];-1)" office:value-type="float" office:value="-1" calcext:value-type="float">
            <text:p>-1</text:p>
          </table:table-cell>
          <table:table-cell table:formula="of:=IF([$FillIn.AI2]&lt;&gt;&quot;&quot;;[$FillIn.AI2];-1)" office:value-type="float" office:value="-1" calcext:value-type="float">
            <text:p>-1</text:p>
          </table:table-cell>
          <table:table-cell table:formula="of:=IF([$FillIn.AJ2]&lt;&gt;&quot;&quot;;[$FillIn.AJ2];-1)" office:value-type="float" office:value="-1" calcext:value-type="float">
            <text:p>-1</text:p>
          </table:table-cell>
          <table:table-cell table:formula="of:=IF([$FillIn.AK2]&lt;&gt;&quot;&quot;;[$FillIn.AK2];-1)" office:value-type="float" office:value="-1" calcext:value-type="float">
            <text:p>-1</text:p>
          </table:table-cell>
          <table:table-cell table:formula="of:=IF([$FillIn.AL2]&lt;&gt;&quot;&quot;;[$FillIn.AL2];-1)" office:value-type="float" office:value="-1" calcext:value-type="float">
            <text:p>-1</text:p>
          </table:table-cell>
          <table:table-cell table:formula="of:=IF([$FillIn.AM2]&lt;&gt;&quot;&quot;;[$FillIn.AM2];-1)" office:value-type="float" office:value="-1" calcext:value-type="float">
            <text:p>-1</text:p>
          </table:table-cell>
          <table:table-cell table:formula="of:=IF([$FillIn.AN2]&lt;&gt;&quot;&quot;;[$FillIn.AN2];-1)" office:value-type="float" office:value="326" calcext:value-type="float">
            <text:p>326</text:p>
          </table:table-cell>
          <table:table-cell table:formula="of:=IF([$FillIn.AO2]&lt;&gt;&quot;&quot;;[$FillIn.AO2];-1)" office:value-type="float" office:value="-1" calcext:value-type="float">
            <text:p>-1</text:p>
          </table:table-cell>
          <table:table-cell table:formula="of:=IF([$FillIn.AP2]&lt;&gt;&quot;&quot;;[$FillIn.AP2];-1)" office:value-type="float" office:value="-1" calcext:value-type="float">
            <text:p>-1</text:p>
          </table:table-cell>
          <table:table-cell table:formula="of:=IF([$FillIn.AQ2]&lt;&gt;&quot;&quot;;[$FillIn.AQ2];-1)" office:value-type="float" office:value="-1" calcext:value-type="float">
            <text:p>-1</text:p>
          </table:table-cell>
          <table:table-cell table:formula="of:=IF([$FillIn.AR2]&lt;&gt;&quot;&quot;;[$FillIn.AR2];-1)" office:value-type="float" office:value="-1" calcext:value-type="float">
            <text:p>-1</text:p>
          </table:table-cell>
          <table:table-cell table:formula="of:=IF([$FillIn.AS2]&lt;&gt;&quot;&quot;;[$FillIn.AS2];-1)" office:value-type="float" office:value="-1" calcext:value-type="float">
            <text:p>-1</text:p>
          </table:table-cell>
          <table:table-cell table:formula="of:=IF([$FillIn.AT2]&lt;&gt;&quot;&quot;;[$FillIn.AT2];-1)" office:value-type="float" office:value="-1" calcext:value-type="float">
            <text:p>-1</text:p>
          </table:table-cell>
          <table:table-cell table:formula="of:=IF([$FillIn.AU2]&lt;&gt;&quot;&quot;;[$FillIn.AU2];-1)" office:value-type="float" office:value="-1" calcext:value-type="float">
            <text:p>-1</text:p>
          </table:table-cell>
          <table:table-cell table:formula="of:=IF([$FillIn.AV2]&lt;&gt;&quot;&quot;;[$FillIn.AV2];-1)" office:value-type="float" office:value="337" calcext:value-type="float">
            <text:p>337</text:p>
          </table:table-cell>
          <table:table-cell table:formula="of:=IF([$FillIn.AW2]&lt;&gt;&quot;&quot;;[$FillIn.AW2];-1)" office:value-type="float" office:value="338" calcext:value-type="float">
            <text:p>338</text:p>
          </table:table-cell>
          <table:table-cell table:formula="of:=IF([$FillIn.AX2]&lt;&gt;&quot;&quot;;[$FillIn.AX2];-1)" office:value-type="float" office:value="-1" calcext:value-type="float">
            <text:p>-1</text:p>
          </table:table-cell>
          <table:table-cell table:formula="of:=IF([$FillIn.AY2]&lt;&gt;&quot;&quot;;[$FillIn.AY2];-1)" office:value-type="float" office:value="-1" calcext:value-type="float">
            <text:p>-1</text:p>
          </table:table-cell>
          <table:table-cell table:formula="of:=IF([$FillIn.AZ2]&lt;&gt;&quot;&quot;;[$FillIn.AZ2];-1)" office:value-type="float" office:value="-1" calcext:value-type="float">
            <text:p>-1</text:p>
          </table:table-cell>
          <table:table-cell table:formula="of:=IF([$FillIn.BA2]&lt;&gt;&quot;&quot;;[$FillIn.BA2];-1)" office:value-type="float" office:value="-1" calcext:value-type="float">
            <text:p>-1</text:p>
          </table:table-cell>
          <table:table-cell table:formula="of:=IF([$FillIn.BB2]&lt;&gt;&quot;&quot;;[$FillIn.BB2];-1)" office:value-type="float" office:value="-1" calcext:value-type="float">
            <text:p>-1</text:p>
          </table:table-cell>
          <table:table-cell table:formula="of:=IF([$FillIn.BC2]&lt;&gt;&quot;&quot;;[$FillIn.BC2];-1)" office:value-type="float" office:value="-1" calcext:value-type="float">
            <text:p>-1</text:p>
          </table:table-cell>
          <table:table-cell table:formula="of:=IF([$FillIn.BD2]&lt;&gt;&quot;&quot;;[$FillIn.BD2];-1)" office:value-type="float" office:value="-1" calcext:value-type="float">
            <text:p>-1</text:p>
          </table:table-cell>
          <table:table-cell table:formula="of:=IF([$FillIn.BE2]&lt;&gt;&quot;&quot;;[$FillIn.BE2];-1)" office:value-type="float" office:value="-1" calcext:value-type="float">
            <text:p>-1</text:p>
          </table:table-cell>
          <table:table-cell table:formula="of:=IF([$FillIn.BF2]&lt;&gt;&quot;&quot;;[$FillIn.BF2];-1)" office:value-type="float" office:value="-1" calcext:value-type="float">
            <text:p>-1</text:p>
          </table:table-cell>
          <table:table-cell table:formula="of:=IF([$FillIn.BG2]&lt;&gt;&quot;&quot;;[$FillIn.BG2];-1)" office:value-type="float" office:value="-1" calcext:value-type="float">
            <text:p>-1</text:p>
          </table:table-cell>
          <table:table-cell table:formula="of:=IF([$FillIn.BH2]&lt;&gt;&quot;&quot;;[$FillIn.BH2];-1)" office:value-type="float" office:value="-1" calcext:value-type="float">
            <text:p>-1</text:p>
          </table:table-cell>
          <table:table-cell table:formula="of:=IF([$FillIn.BI2]&lt;&gt;&quot;&quot;;[$FillIn.BI2];-1)" office:value-type="float" office:value="-1" calcext:value-type="float">
            <text:p>-1</text:p>
          </table:table-cell>
          <table:table-cell table:formula="of:=IF([$FillIn.BJ2]&lt;&gt;&quot;&quot;;[$FillIn.BJ2];-1)" office:value-type="float" office:value="-1" calcext:value-type="float">
            <text:p>-1</text:p>
          </table:table-cell>
          <table:table-cell table:formula="of:=IF([$FillIn.BK2]&lt;&gt;&quot;&quot;;[$FillIn.BK2];-1)" office:value-type="float" office:value="-1" calcext:value-type="float">
            <text:p>-1</text:p>
          </table:table-cell>
          <table:table-cell table:formula="of:=IF([$FillIn.BL2]&lt;&gt;&quot;&quot;;[$FillIn.BL2];-1)" office:value-type="float" office:value="-1" calcext:value-type="float">
            <text:p>-1</text:p>
          </table:table-cell>
          <table:table-cell table:formula="of:=IF([$FillIn.BM2]&lt;&gt;&quot;&quot;;[$FillIn.BM2];-1)" office:value-type="float" office:value="-1" calcext:value-type="float">
            <text:p>-1</text:p>
          </table:table-cell>
          <table:table-cell table:formula="of:=IF([$FillIn.BN2]&lt;&gt;&quot;&quot;;[$FillIn.BN2];-1)" office:value-type="float" office:value="-1" calcext:value-type="float">
            <text:p>-1</text:p>
          </table:table-cell>
          <table:table-cell table:formula="of:=IF([$FillIn.BO2]&lt;&gt;&quot;&quot;;[$FillIn.BO2];-1)" office:value-type="float" office:value="-1" calcext:value-type="float">
            <text:p>-1</text:p>
          </table:table-cell>
          <table:table-cell table:formula="of:=IF([$FillIn.BP2]&lt;&gt;&quot;&quot;;[$FillIn.BP2];-1)" office:value-type="float" office:value="-1" calcext:value-type="float">
            <text:p>-1</text:p>
          </table:table-cell>
          <table:table-cell table:formula="of:=IF([$FillIn.BQ2]&lt;&gt;&quot;&quot;;[$FillIn.BQ2];-1)" office:value-type="float" office:value="-1" calcext:value-type="float">
            <text:p>-1</text:p>
          </table:table-cell>
          <table:table-cell table:formula="of:=IF([$FillIn.BR2]&lt;&gt;&quot;&quot;;[$FillIn.BR2];-1)" office:value-type="float" office:value="-1" calcext:value-type="float">
            <text:p>-1</text:p>
          </table:table-cell>
          <table:table-cell table:formula="of:=IF([$FillIn.BS2]&lt;&gt;&quot;&quot;;[$FillIn.BS2];-1)" office:value-type="float" office:value="-1" calcext:value-type="float">
            <text:p>-1</text:p>
          </table:table-cell>
          <table:table-cell table:formula="of:=IF([$FillIn.BT2]&lt;&gt;&quot;&quot;;[$FillIn.BT2];-1)" office:value-type="float" office:value="-1" calcext:value-type="float">
            <text:p>-1</text:p>
          </table:table-cell>
          <table:table-cell table:formula="of:=IF([$FillIn.BU2]&lt;&gt;&quot;&quot;;[$FillIn.BU2];-1)" office:value-type="float" office:value="-1" calcext:value-type="float">
            <text:p>-1</text:p>
          </table:table-cell>
          <table:table-cell table:formula="of:=IF([$FillIn.BV2]&lt;&gt;&quot;&quot;;[$FillIn.BV2];-1)" office:value-type="float" office:value="-1" calcext:value-type="float">
            <text:p>-1</text:p>
          </table:table-cell>
          <table:table-cell table:formula="of:=IF([$FillIn.BW2]&lt;&gt;&quot;&quot;;[$FillIn.BW2];-1)" office:value-type="float" office:value="-1" calcext:value-type="float">
            <text:p>-1</text:p>
          </table:table-cell>
          <table:table-cell table:formula="of:=IF([$FillIn.BX2]&lt;&gt;&quot;&quot;;[$FillIn.BX2];-1)" office:value-type="float" office:value="-1" calcext:value-type="float">
            <text:p>-1</text:p>
          </table:table-cell>
          <table:table-cell table:formula="of:=IF([$FillIn.BY2]&lt;&gt;&quot;&quot;;[$FillIn.BY2];-1)" office:value-type="float" office:value="-1" calcext:value-type="float">
            <text:p>-1</text:p>
          </table:table-cell>
          <table:table-cell table:formula="of:=IF([$FillIn.BZ2]&lt;&gt;&quot;&quot;;[$FillIn.BZ2];-1)" office:value-type="float" office:value="-1" calcext:value-type="float">
            <text:p>-1</text:p>
          </table:table-cell>
          <table:table-cell table:formula="of:=IF([$FillIn.CA2]&lt;&gt;&quot;&quot;;[$FillIn.CA2];-1)" office:value-type="float" office:value="-1" calcext:value-type="float">
            <text:p>-1</text:p>
          </table:table-cell>
          <table:table-cell table:formula="of:=IF([$FillIn.CB2]&lt;&gt;&quot;&quot;;[$FillIn.CB2];-1)" office:value-type="float" office:value="-1" calcext:value-type="float">
            <text:p>-1</text:p>
          </table:table-cell>
          <table:table-cell table:formula="of:=IF([$FillIn.CC2]&lt;&gt;&quot;&quot;;[$FillIn.CC2];-1)" office:value-type="float" office:value="-1" calcext:value-type="float">
            <text:p>-1</text:p>
          </table:table-cell>
          <table:table-cell table:formula="of:=IF([$FillIn.CD2]&lt;&gt;&quot;&quot;;[$FillIn.CD2];-1)" office:value-type="float" office:value="-1" calcext:value-type="float">
            <text:p>-1</text:p>
          </table:table-cell>
          <table:table-cell table:formula="of:=IF([$FillIn.CE2]&lt;&gt;&quot;&quot;;[$FillIn.CE2];-1)" office:value-type="float" office:value="-1" calcext:value-type="float">
            <text:p>-1</text:p>
          </table:table-cell>
          <table:table-cell table:formula="of:=IF([$FillIn.CF2]&lt;&gt;&quot;&quot;;[$FillIn.CF2];-1)" office:value-type="float" office:value="-1" calcext:value-type="float">
            <text:p>-1</text:p>
          </table:table-cell>
          <table:table-cell table:formula="of:=IF([$FillIn.CG2]&lt;&gt;&quot;&quot;;[$FillIn.CG2];-1)" office:value-type="float" office:value="-1" calcext:value-type="float">
            <text:p>-1</text:p>
          </table:table-cell>
          <table:table-cell table:formula="of:=IF([$FillIn.CH2]&lt;&gt;&quot;&quot;;[$FillIn.CH2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]&lt;&gt;&quot;&quot;;[$FillIn.A3];-1)" office:value-type="float" office:value="46" calcext:value-type="float">
            <text:p>46</text:p>
          </table:table-cell>
          <table:table-cell table:formula="of:=IF([$FillIn.B3]&lt;&gt;&quot;&quot;;[$FillIn.B3];-1)" office:value-type="float" office:value="-1" calcext:value-type="float">
            <text:p>-1</text:p>
          </table:table-cell>
          <table:table-cell table:formula="of:=IF([$FillIn.C3]&lt;&gt;&quot;&quot;;[$FillIn.C3];-1)" office:value-type="float" office:value="-1" calcext:value-type="float">
            <text:p>-1</text:p>
          </table:table-cell>
          <table:table-cell table:formula="of:=IF([$FillIn.D3]&lt;&gt;&quot;&quot;;[$FillIn.D3];-1)" office:value-type="float" office:value="-1" calcext:value-type="float">
            <text:p>-1</text:p>
          </table:table-cell>
          <table:table-cell table:formula="of:=IF([$FillIn.E3]&lt;&gt;&quot;&quot;;[$FillIn.E3];-1)" office:value-type="float" office:value="-1" calcext:value-type="float">
            <text:p>-1</text:p>
          </table:table-cell>
          <table:table-cell table:formula="of:=IF([$FillIn.F3]&lt;&gt;&quot;&quot;;[$FillIn.F3];-1)" office:value-type="float" office:value="-1" calcext:value-type="float">
            <text:p>-1</text:p>
          </table:table-cell>
          <table:table-cell table:formula="of:=IF([$FillIn.G3]&lt;&gt;&quot;&quot;;[$FillIn.G3];-1)" office:value-type="float" office:value="-1" calcext:value-type="float">
            <text:p>-1</text:p>
          </table:table-cell>
          <table:table-cell table:formula="of:=IF([$FillIn.H3]&lt;&gt;&quot;&quot;;[$FillIn.H3];-1)" office:value-type="float" office:value="-1" calcext:value-type="float">
            <text:p>-1</text:p>
          </table:table-cell>
          <table:table-cell table:formula="of:=IF([$FillIn.I3]&lt;&gt;&quot;&quot;;[$FillIn.I3];-1)" office:value-type="float" office:value="-1" calcext:value-type="float">
            <text:p>-1</text:p>
          </table:table-cell>
          <table:table-cell table:formula="of:=IF([$FillIn.J3]&lt;&gt;&quot;&quot;;[$FillIn.J3];-1)" office:value-type="float" office:value="-1" calcext:value-type="float">
            <text:p>-1</text:p>
          </table:table-cell>
          <table:table-cell table:formula="of:=IF([$FillIn.K3]&lt;&gt;&quot;&quot;;[$FillIn.K3];-1)" office:value-type="float" office:value="-1" calcext:value-type="float">
            <text:p>-1</text:p>
          </table:table-cell>
          <table:table-cell table:formula="of:=IF([$FillIn.L3]&lt;&gt;&quot;&quot;;[$FillIn.L3];-1)" office:value-type="float" office:value="-1" calcext:value-type="float">
            <text:p>-1</text:p>
          </table:table-cell>
          <table:table-cell table:formula="of:=IF([$FillIn.M3]&lt;&gt;&quot;&quot;;[$FillIn.M3];-1)" office:value-type="float" office:value="-1" calcext:value-type="float">
            <text:p>-1</text:p>
          </table:table-cell>
          <table:table-cell table:formula="of:=IF([$FillIn.N3]&lt;&gt;&quot;&quot;;[$FillIn.N3];-1)" office:value-type="float" office:value="-1" calcext:value-type="float">
            <text:p>-1</text:p>
          </table:table-cell>
          <table:table-cell table:formula="of:=IF([$FillIn.O3]&lt;&gt;&quot;&quot;;[$FillIn.O3];-1)" office:value-type="float" office:value="-1" calcext:value-type="float">
            <text:p>-1</text:p>
          </table:table-cell>
          <table:table-cell table:formula="of:=IF([$FillIn.P3]&lt;&gt;&quot;&quot;;[$FillIn.P3];-1)" office:value-type="float" office:value="-1" calcext:value-type="float">
            <text:p>-1</text:p>
          </table:table-cell>
          <table:table-cell table:formula="of:=IF([$FillIn.Q3]&lt;&gt;&quot;&quot;;[$FillIn.Q3];-1)" office:value-type="float" office:value="-1" calcext:value-type="float">
            <text:p>-1</text:p>
          </table:table-cell>
          <table:table-cell table:formula="of:=IF([$FillIn.R3]&lt;&gt;&quot;&quot;;[$FillIn.R3];-1)" office:value-type="float" office:value="-1" calcext:value-type="float">
            <text:p>-1</text:p>
          </table:table-cell>
          <table:table-cell table:formula="of:=IF([$FillIn.S3]&lt;&gt;&quot;&quot;;[$FillIn.S3];-1)" office:value-type="float" office:value="-1" calcext:value-type="float">
            <text:p>-1</text:p>
          </table:table-cell>
          <table:table-cell table:formula="of:=IF([$FillIn.T3]&lt;&gt;&quot;&quot;;[$FillIn.T3];-1)" office:value-type="float" office:value="-1" calcext:value-type="float">
            <text:p>-1</text:p>
          </table:table-cell>
          <table:table-cell table:formula="of:=IF([$FillIn.U3]&lt;&gt;&quot;&quot;;[$FillIn.U3];-1)" office:value-type="float" office:value="-1" calcext:value-type="float">
            <text:p>-1</text:p>
          </table:table-cell>
          <table:table-cell table:formula="of:=IF([$FillIn.V3]&lt;&gt;&quot;&quot;;[$FillIn.V3];-1)" office:value-type="float" office:value="-1" calcext:value-type="float">
            <text:p>-1</text:p>
          </table:table-cell>
          <table:table-cell table:formula="of:=IF([$FillIn.W3]&lt;&gt;&quot;&quot;;[$FillIn.W3];-1)" office:value-type="float" office:value="-1" calcext:value-type="float">
            <text:p>-1</text:p>
          </table:table-cell>
          <table:table-cell table:formula="of:=IF([$FillIn.X3]&lt;&gt;&quot;&quot;;[$FillIn.X3];-1)" office:value-type="float" office:value="-1" calcext:value-type="float">
            <text:p>-1</text:p>
          </table:table-cell>
          <table:table-cell table:formula="of:=IF([$FillIn.Y3]&lt;&gt;&quot;&quot;;[$FillIn.Y3];-1)" office:value-type="float" office:value="-1" calcext:value-type="float">
            <text:p>-1</text:p>
          </table:table-cell>
          <table:table-cell table:formula="of:=IF([$FillIn.Z3]&lt;&gt;&quot;&quot;;[$FillIn.Z3];-1)" office:value-type="float" office:value="-1" calcext:value-type="float">
            <text:p>-1</text:p>
          </table:table-cell>
          <table:table-cell table:formula="of:=IF([$FillIn.AA3]&lt;&gt;&quot;&quot;;[$FillIn.AA3];-1)" office:value-type="float" office:value="-1" calcext:value-type="float">
            <text:p>-1</text:p>
          </table:table-cell>
          <table:table-cell table:formula="of:=IF([$FillIn.AB3]&lt;&gt;&quot;&quot;;[$FillIn.AB3];-1)" office:value-type="float" office:value="-1" calcext:value-type="float">
            <text:p>-1</text:p>
          </table:table-cell>
          <table:table-cell table:formula="of:=IF([$FillIn.AC3]&lt;&gt;&quot;&quot;;[$FillIn.AC3];-1)" office:value-type="float" office:value="-1" calcext:value-type="float">
            <text:p>-1</text:p>
          </table:table-cell>
          <table:table-cell table:formula="of:=IF([$FillIn.AD3]&lt;&gt;&quot;&quot;;[$FillIn.AD3];-1)" office:value-type="float" office:value="-1" calcext:value-type="float">
            <text:p>-1</text:p>
          </table:table-cell>
          <table:table-cell table:formula="of:=IF([$FillIn.AE3]&lt;&gt;&quot;&quot;;[$FillIn.AE3];-1)" office:value-type="float" office:value="-1" calcext:value-type="float">
            <text:p>-1</text:p>
          </table:table-cell>
          <table:table-cell table:formula="of:=IF([$FillIn.AF3]&lt;&gt;&quot;&quot;;[$FillIn.AF3];-1)" office:value-type="float" office:value="-1" calcext:value-type="float">
            <text:p>-1</text:p>
          </table:table-cell>
          <table:table-cell table:formula="of:=IF([$FillIn.AG3]&lt;&gt;&quot;&quot;;[$FillIn.AG3];-1)" office:value-type="float" office:value="-1" calcext:value-type="float">
            <text:p>-1</text:p>
          </table:table-cell>
          <table:table-cell table:formula="of:=IF([$FillIn.AH3]&lt;&gt;&quot;&quot;;[$FillIn.AH3];-1)" office:value-type="float" office:value="-1" calcext:value-type="float">
            <text:p>-1</text:p>
          </table:table-cell>
          <table:table-cell table:formula="of:=IF([$FillIn.AI3]&lt;&gt;&quot;&quot;;[$FillIn.AI3];-1)" office:value-type="float" office:value="-1" calcext:value-type="float">
            <text:p>-1</text:p>
          </table:table-cell>
          <table:table-cell table:formula="of:=IF([$FillIn.AJ3]&lt;&gt;&quot;&quot;;[$FillIn.AJ3];-1)" office:value-type="float" office:value="-1" calcext:value-type="float">
            <text:p>-1</text:p>
          </table:table-cell>
          <table:table-cell table:formula="of:=IF([$FillIn.AK3]&lt;&gt;&quot;&quot;;[$FillIn.AK3];-1)" office:value-type="float" office:value="-1" calcext:value-type="float">
            <text:p>-1</text:p>
          </table:table-cell>
          <table:table-cell table:formula="of:=IF([$FillIn.AL3]&lt;&gt;&quot;&quot;;[$FillIn.AL3];-1)" office:value-type="float" office:value="-1" calcext:value-type="float">
            <text:p>-1</text:p>
          </table:table-cell>
          <table:table-cell table:formula="of:=IF([$FillIn.AM3]&lt;&gt;&quot;&quot;;[$FillIn.AM3];-1)" office:value-type="float" office:value="-1" calcext:value-type="float">
            <text:p>-1</text:p>
          </table:table-cell>
          <table:table-cell table:formula="of:=IF([$FillIn.AN3]&lt;&gt;&quot;&quot;;[$FillIn.AN3];-1)" office:value-type="float" office:value="325" calcext:value-type="float">
            <text:p>325</text:p>
          </table:table-cell>
          <table:table-cell table:formula="of:=IF([$FillIn.AO3]&lt;&gt;&quot;&quot;;[$FillIn.AO3];-1)" office:value-type="float" office:value="327" calcext:value-type="float">
            <text:p>327</text:p>
          </table:table-cell>
          <table:table-cell table:formula="of:=IF([$FillIn.AP3]&lt;&gt;&quot;&quot;;[$FillIn.AP3];-1)" office:value-type="float" office:value="-1" calcext:value-type="float">
            <text:p>-1</text:p>
          </table:table-cell>
          <table:table-cell table:formula="of:=IF([$FillIn.AQ3]&lt;&gt;&quot;&quot;;[$FillIn.AQ3];-1)" office:value-type="float" office:value="-1" calcext:value-type="float">
            <text:p>-1</text:p>
          </table:table-cell>
          <table:table-cell table:formula="of:=IF([$FillIn.AR3]&lt;&gt;&quot;&quot;;[$FillIn.AR3];-1)" office:value-type="float" office:value="-1" calcext:value-type="float">
            <text:p>-1</text:p>
          </table:table-cell>
          <table:table-cell table:formula="of:=IF([$FillIn.AS3]&lt;&gt;&quot;&quot;;[$FillIn.AS3];-1)" office:value-type="float" office:value="-1" calcext:value-type="float">
            <text:p>-1</text:p>
          </table:table-cell>
          <table:table-cell table:formula="of:=IF([$FillIn.AT3]&lt;&gt;&quot;&quot;;[$FillIn.AT3];-1)" office:value-type="float" office:value="335" calcext:value-type="float">
            <text:p>335</text:p>
          </table:table-cell>
          <table:table-cell table:formula="of:=IF([$FillIn.AU3]&lt;&gt;&quot;&quot;;[$FillIn.AU3];-1)" office:value-type="float" office:value="336" calcext:value-type="float">
            <text:p>336</text:p>
          </table:table-cell>
          <table:table-cell table:formula="of:=IF([$FillIn.AV3]&lt;&gt;&quot;&quot;;[$FillIn.AV3];-1)" office:value-type="float" office:value="-1" calcext:value-type="float">
            <text:p>-1</text:p>
          </table:table-cell>
          <table:table-cell table:formula="of:=IF([$FillIn.AW3]&lt;&gt;&quot;&quot;;[$FillIn.AW3];-1)" office:value-type="float" office:value="-1" calcext:value-type="float">
            <text:p>-1</text:p>
          </table:table-cell>
          <table:table-cell table:formula="of:=IF([$FillIn.AX3]&lt;&gt;&quot;&quot;;[$FillIn.AX3];-1)" office:value-type="float" office:value="339" calcext:value-type="float">
            <text:p>339</text:p>
          </table:table-cell>
          <table:table-cell table:formula="of:=IF([$FillIn.AY3]&lt;&gt;&quot;&quot;;[$FillIn.AY3];-1)" office:value-type="float" office:value="-1" calcext:value-type="float">
            <text:p>-1</text:p>
          </table:table-cell>
          <table:table-cell table:formula="of:=IF([$FillIn.AZ3]&lt;&gt;&quot;&quot;;[$FillIn.AZ3];-1)" office:value-type="float" office:value="-1" calcext:value-type="float">
            <text:p>-1</text:p>
          </table:table-cell>
          <table:table-cell table:formula="of:=IF([$FillIn.BA3]&lt;&gt;&quot;&quot;;[$FillIn.BA3];-1)" office:value-type="float" office:value="-1" calcext:value-type="float">
            <text:p>-1</text:p>
          </table:table-cell>
          <table:table-cell table:formula="of:=IF([$FillIn.BB3]&lt;&gt;&quot;&quot;;[$FillIn.BB3];-1)" office:value-type="float" office:value="-1" calcext:value-type="float">
            <text:p>-1</text:p>
          </table:table-cell>
          <table:table-cell table:formula="of:=IF([$FillIn.BC3]&lt;&gt;&quot;&quot;;[$FillIn.BC3];-1)" office:value-type="float" office:value="-1" calcext:value-type="float">
            <text:p>-1</text:p>
          </table:table-cell>
          <table:table-cell table:formula="of:=IF([$FillIn.BD3]&lt;&gt;&quot;&quot;;[$FillIn.BD3];-1)" office:value-type="float" office:value="-1" calcext:value-type="float">
            <text:p>-1</text:p>
          </table:table-cell>
          <table:table-cell table:formula="of:=IF([$FillIn.BE3]&lt;&gt;&quot;&quot;;[$FillIn.BE3];-1)" office:value-type="float" office:value="-1" calcext:value-type="float">
            <text:p>-1</text:p>
          </table:table-cell>
          <table:table-cell table:formula="of:=IF([$FillIn.BF3]&lt;&gt;&quot;&quot;;[$FillIn.BF3];-1)" office:value-type="float" office:value="-1" calcext:value-type="float">
            <text:p>-1</text:p>
          </table:table-cell>
          <table:table-cell table:formula="of:=IF([$FillIn.BG3]&lt;&gt;&quot;&quot;;[$FillIn.BG3];-1)" office:value-type="float" office:value="-1" calcext:value-type="float">
            <text:p>-1</text:p>
          </table:table-cell>
          <table:table-cell table:formula="of:=IF([$FillIn.BH3]&lt;&gt;&quot;&quot;;[$FillIn.BH3];-1)" office:value-type="float" office:value="-1" calcext:value-type="float">
            <text:p>-1</text:p>
          </table:table-cell>
          <table:table-cell table:formula="of:=IF([$FillIn.BI3]&lt;&gt;&quot;&quot;;[$FillIn.BI3];-1)" office:value-type="float" office:value="-1" calcext:value-type="float">
            <text:p>-1</text:p>
          </table:table-cell>
          <table:table-cell table:formula="of:=IF([$FillIn.BJ3]&lt;&gt;&quot;&quot;;[$FillIn.BJ3];-1)" office:value-type="float" office:value="-1" calcext:value-type="float">
            <text:p>-1</text:p>
          </table:table-cell>
          <table:table-cell table:formula="of:=IF([$FillIn.BK3]&lt;&gt;&quot;&quot;;[$FillIn.BK3];-1)" office:value-type="float" office:value="-1" calcext:value-type="float">
            <text:p>-1</text:p>
          </table:table-cell>
          <table:table-cell table:formula="of:=IF([$FillIn.BL3]&lt;&gt;&quot;&quot;;[$FillIn.BL3];-1)" office:value-type="float" office:value="-1" calcext:value-type="float">
            <text:p>-1</text:p>
          </table:table-cell>
          <table:table-cell table:formula="of:=IF([$FillIn.BM3]&lt;&gt;&quot;&quot;;[$FillIn.BM3];-1)" office:value-type="float" office:value="-1" calcext:value-type="float">
            <text:p>-1</text:p>
          </table:table-cell>
          <table:table-cell table:formula="of:=IF([$FillIn.BN3]&lt;&gt;&quot;&quot;;[$FillIn.BN3];-1)" office:value-type="float" office:value="-1" calcext:value-type="float">
            <text:p>-1</text:p>
          </table:table-cell>
          <table:table-cell table:formula="of:=IF([$FillIn.BO3]&lt;&gt;&quot;&quot;;[$FillIn.BO3];-1)" office:value-type="float" office:value="-1" calcext:value-type="float">
            <text:p>-1</text:p>
          </table:table-cell>
          <table:table-cell table:formula="of:=IF([$FillIn.BP3]&lt;&gt;&quot;&quot;;[$FillIn.BP3];-1)" office:value-type="float" office:value="-1" calcext:value-type="float">
            <text:p>-1</text:p>
          </table:table-cell>
          <table:table-cell table:formula="of:=IF([$FillIn.BQ3]&lt;&gt;&quot;&quot;;[$FillIn.BQ3];-1)" office:value-type="float" office:value="-1" calcext:value-type="float">
            <text:p>-1</text:p>
          </table:table-cell>
          <table:table-cell table:formula="of:=IF([$FillIn.BR3]&lt;&gt;&quot;&quot;;[$FillIn.BR3];-1)" office:value-type="float" office:value="-1" calcext:value-type="float">
            <text:p>-1</text:p>
          </table:table-cell>
          <table:table-cell table:formula="of:=IF([$FillIn.BS3]&lt;&gt;&quot;&quot;;[$FillIn.BS3];-1)" office:value-type="float" office:value="-1" calcext:value-type="float">
            <text:p>-1</text:p>
          </table:table-cell>
          <table:table-cell table:formula="of:=IF([$FillIn.BT3]&lt;&gt;&quot;&quot;;[$FillIn.BT3];-1)" office:value-type="float" office:value="-1" calcext:value-type="float">
            <text:p>-1</text:p>
          </table:table-cell>
          <table:table-cell table:formula="of:=IF([$FillIn.BU3]&lt;&gt;&quot;&quot;;[$FillIn.BU3];-1)" office:value-type="float" office:value="-1" calcext:value-type="float">
            <text:p>-1</text:p>
          </table:table-cell>
          <table:table-cell table:formula="of:=IF([$FillIn.BV3]&lt;&gt;&quot;&quot;;[$FillIn.BV3];-1)" office:value-type="float" office:value="-1" calcext:value-type="float">
            <text:p>-1</text:p>
          </table:table-cell>
          <table:table-cell table:formula="of:=IF([$FillIn.BW3]&lt;&gt;&quot;&quot;;[$FillIn.BW3];-1)" office:value-type="float" office:value="-1" calcext:value-type="float">
            <text:p>-1</text:p>
          </table:table-cell>
          <table:table-cell table:formula="of:=IF([$FillIn.BX3]&lt;&gt;&quot;&quot;;[$FillIn.BX3];-1)" office:value-type="float" office:value="-1" calcext:value-type="float">
            <text:p>-1</text:p>
          </table:table-cell>
          <table:table-cell table:formula="of:=IF([$FillIn.BY3]&lt;&gt;&quot;&quot;;[$FillIn.BY3];-1)" office:value-type="float" office:value="-1" calcext:value-type="float">
            <text:p>-1</text:p>
          </table:table-cell>
          <table:table-cell table:formula="of:=IF([$FillIn.BZ3]&lt;&gt;&quot;&quot;;[$FillIn.BZ3];-1)" office:value-type="float" office:value="-1" calcext:value-type="float">
            <text:p>-1</text:p>
          </table:table-cell>
          <table:table-cell table:formula="of:=IF([$FillIn.CA3]&lt;&gt;&quot;&quot;;[$FillIn.CA3];-1)" office:value-type="float" office:value="-1" calcext:value-type="float">
            <text:p>-1</text:p>
          </table:table-cell>
          <table:table-cell table:formula="of:=IF([$FillIn.CB3]&lt;&gt;&quot;&quot;;[$FillIn.CB3];-1)" office:value-type="float" office:value="-1" calcext:value-type="float">
            <text:p>-1</text:p>
          </table:table-cell>
          <table:table-cell table:formula="of:=IF([$FillIn.CC3]&lt;&gt;&quot;&quot;;[$FillIn.CC3];-1)" office:value-type="float" office:value="-1" calcext:value-type="float">
            <text:p>-1</text:p>
          </table:table-cell>
          <table:table-cell table:formula="of:=IF([$FillIn.CD3]&lt;&gt;&quot;&quot;;[$FillIn.CD3];-1)" office:value-type="float" office:value="-1" calcext:value-type="float">
            <text:p>-1</text:p>
          </table:table-cell>
          <table:table-cell table:formula="of:=IF([$FillIn.CE3]&lt;&gt;&quot;&quot;;[$FillIn.CE3];-1)" office:value-type="float" office:value="-1" calcext:value-type="float">
            <text:p>-1</text:p>
          </table:table-cell>
          <table:table-cell table:formula="of:=IF([$FillIn.CF3]&lt;&gt;&quot;&quot;;[$FillIn.CF3];-1)" office:value-type="float" office:value="-1" calcext:value-type="float">
            <text:p>-1</text:p>
          </table:table-cell>
          <table:table-cell table:formula="of:=IF([$FillIn.CG3]&lt;&gt;&quot;&quot;;[$FillIn.CG3];-1)" office:value-type="float" office:value="-1" calcext:value-type="float">
            <text:p>-1</text:p>
          </table:table-cell>
          <table:table-cell table:formula="of:=IF([$FillIn.CH3]&lt;&gt;&quot;&quot;;[$FillIn.CH3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4]&lt;&gt;&quot;&quot;;[$FillIn.A4];-1)" office:value-type="float" office:value="45" calcext:value-type="float">
            <text:p>45</text:p>
          </table:table-cell>
          <table:table-cell table:formula="of:=IF([$FillIn.B4]&lt;&gt;&quot;&quot;;[$FillIn.B4];-1)" office:value-type="float" office:value="-1" calcext:value-type="float">
            <text:p>-1</text:p>
          </table:table-cell>
          <table:table-cell table:formula="of:=IF([$FillIn.C4]&lt;&gt;&quot;&quot;;[$FillIn.C4];-1)" office:value-type="float" office:value="-1" calcext:value-type="float">
            <text:p>-1</text:p>
          </table:table-cell>
          <table:table-cell table:formula="of:=IF([$FillIn.D4]&lt;&gt;&quot;&quot;;[$FillIn.D4];-1)" office:value-type="float" office:value="-1" calcext:value-type="float">
            <text:p>-1</text:p>
          </table:table-cell>
          <table:table-cell table:formula="of:=IF([$FillIn.E4]&lt;&gt;&quot;&quot;;[$FillIn.E4];-1)" office:value-type="float" office:value="-1" calcext:value-type="float">
            <text:p>-1</text:p>
          </table:table-cell>
          <table:table-cell table:formula="of:=IF([$FillIn.F4]&lt;&gt;&quot;&quot;;[$FillIn.F4];-1)" office:value-type="float" office:value="-1" calcext:value-type="float">
            <text:p>-1</text:p>
          </table:table-cell>
          <table:table-cell table:formula="of:=IF([$FillIn.G4]&lt;&gt;&quot;&quot;;[$FillIn.G4];-1)" office:value-type="float" office:value="-1" calcext:value-type="float">
            <text:p>-1</text:p>
          </table:table-cell>
          <table:table-cell table:formula="of:=IF([$FillIn.H4]&lt;&gt;&quot;&quot;;[$FillIn.H4];-1)" office:value-type="float" office:value="-1" calcext:value-type="float">
            <text:p>-1</text:p>
          </table:table-cell>
          <table:table-cell table:formula="of:=IF([$FillIn.I4]&lt;&gt;&quot;&quot;;[$FillIn.I4];-1)" office:value-type="float" office:value="-1" calcext:value-type="float">
            <text:p>-1</text:p>
          </table:table-cell>
          <table:table-cell table:formula="of:=IF([$FillIn.J4]&lt;&gt;&quot;&quot;;[$FillIn.J4];-1)" office:value-type="float" office:value="-1" calcext:value-type="float">
            <text:p>-1</text:p>
          </table:table-cell>
          <table:table-cell table:formula="of:=IF([$FillIn.K4]&lt;&gt;&quot;&quot;;[$FillIn.K4];-1)" office:value-type="float" office:value="-1" calcext:value-type="float">
            <text:p>-1</text:p>
          </table:table-cell>
          <table:table-cell table:formula="of:=IF([$FillIn.L4]&lt;&gt;&quot;&quot;;[$FillIn.L4];-1)" office:value-type="float" office:value="-1" calcext:value-type="float">
            <text:p>-1</text:p>
          </table:table-cell>
          <table:table-cell table:formula="of:=IF([$FillIn.M4]&lt;&gt;&quot;&quot;;[$FillIn.M4];-1)" office:value-type="float" office:value="-1" calcext:value-type="float">
            <text:p>-1</text:p>
          </table:table-cell>
          <table:table-cell table:formula="of:=IF([$FillIn.N4]&lt;&gt;&quot;&quot;;[$FillIn.N4];-1)" office:value-type="float" office:value="292" calcext:value-type="float">
            <text:p>292</text:p>
          </table:table-cell>
          <table:table-cell table:formula="of:=IF([$FillIn.O4]&lt;&gt;&quot;&quot;;[$FillIn.O4];-1)" office:value-type="float" office:value="293" calcext:value-type="float">
            <text:p>293</text:p>
          </table:table-cell>
          <table:table-cell table:formula="of:=IF([$FillIn.P4]&lt;&gt;&quot;&quot;;[$FillIn.P4];-1)" office:value-type="float" office:value="-1" calcext:value-type="float">
            <text:p>-1</text:p>
          </table:table-cell>
          <table:table-cell table:formula="of:=IF([$FillIn.Q4]&lt;&gt;&quot;&quot;;[$FillIn.Q4];-1)" office:value-type="float" office:value="-1" calcext:value-type="float">
            <text:p>-1</text:p>
          </table:table-cell>
          <table:table-cell table:formula="of:=IF([$FillIn.R4]&lt;&gt;&quot;&quot;;[$FillIn.R4];-1)" office:value-type="float" office:value="-1" calcext:value-type="float">
            <text:p>-1</text:p>
          </table:table-cell>
          <table:table-cell table:formula="of:=IF([$FillIn.S4]&lt;&gt;&quot;&quot;;[$FillIn.S4];-1)" office:value-type="float" office:value="-1" calcext:value-type="float">
            <text:p>-1</text:p>
          </table:table-cell>
          <table:table-cell table:formula="of:=IF([$FillIn.T4]&lt;&gt;&quot;&quot;;[$FillIn.T4];-1)" office:value-type="float" office:value="-1" calcext:value-type="float">
            <text:p>-1</text:p>
          </table:table-cell>
          <table:table-cell table:formula="of:=IF([$FillIn.U4]&lt;&gt;&quot;&quot;;[$FillIn.U4];-1)" office:value-type="float" office:value="-1" calcext:value-type="float">
            <text:p>-1</text:p>
          </table:table-cell>
          <table:table-cell table:formula="of:=IF([$FillIn.V4]&lt;&gt;&quot;&quot;;[$FillIn.V4];-1)" office:value-type="float" office:value="-1" calcext:value-type="float">
            <text:p>-1</text:p>
          </table:table-cell>
          <table:table-cell table:formula="of:=IF([$FillIn.W4]&lt;&gt;&quot;&quot;;[$FillIn.W4];-1)" office:value-type="float" office:value="-1" calcext:value-type="float">
            <text:p>-1</text:p>
          </table:table-cell>
          <table:table-cell table:formula="of:=IF([$FillIn.X4]&lt;&gt;&quot;&quot;;[$FillIn.X4];-1)" office:value-type="float" office:value="-1" calcext:value-type="float">
            <text:p>-1</text:p>
          </table:table-cell>
          <table:table-cell table:formula="of:=IF([$FillIn.Y4]&lt;&gt;&quot;&quot;;[$FillIn.Y4];-1)" office:value-type="float" office:value="-1" calcext:value-type="float">
            <text:p>-1</text:p>
          </table:table-cell>
          <table:table-cell table:formula="of:=IF([$FillIn.Z4]&lt;&gt;&quot;&quot;;[$FillIn.Z4];-1)" office:value-type="float" office:value="-1" calcext:value-type="float">
            <text:p>-1</text:p>
          </table:table-cell>
          <table:table-cell table:formula="of:=IF([$FillIn.AA4]&lt;&gt;&quot;&quot;;[$FillIn.AA4];-1)" office:value-type="float" office:value="-1" calcext:value-type="float">
            <text:p>-1</text:p>
          </table:table-cell>
          <table:table-cell table:formula="of:=IF([$FillIn.AB4]&lt;&gt;&quot;&quot;;[$FillIn.AB4];-1)" office:value-type="float" office:value="-1" calcext:value-type="float">
            <text:p>-1</text:p>
          </table:table-cell>
          <table:table-cell table:formula="of:=IF([$FillIn.AC4]&lt;&gt;&quot;&quot;;[$FillIn.AC4];-1)" office:value-type="float" office:value="-1" calcext:value-type="float">
            <text:p>-1</text:p>
          </table:table-cell>
          <table:table-cell table:formula="of:=IF([$FillIn.AD4]&lt;&gt;&quot;&quot;;[$FillIn.AD4];-1)" office:value-type="float" office:value="-1" calcext:value-type="float">
            <text:p>-1</text:p>
          </table:table-cell>
          <table:table-cell table:formula="of:=IF([$FillIn.AE4]&lt;&gt;&quot;&quot;;[$FillIn.AE4];-1)" office:value-type="float" office:value="-1" calcext:value-type="float">
            <text:p>-1</text:p>
          </table:table-cell>
          <table:table-cell table:formula="of:=IF([$FillIn.AF4]&lt;&gt;&quot;&quot;;[$FillIn.AF4];-1)" office:value-type="float" office:value="-1" calcext:value-type="float">
            <text:p>-1</text:p>
          </table:table-cell>
          <table:table-cell table:formula="of:=IF([$FillIn.AG4]&lt;&gt;&quot;&quot;;[$FillIn.AG4];-1)" office:value-type="float" office:value="-1" calcext:value-type="float">
            <text:p>-1</text:p>
          </table:table-cell>
          <table:table-cell table:formula="of:=IF([$FillIn.AH4]&lt;&gt;&quot;&quot;;[$FillIn.AH4];-1)" office:value-type="float" office:value="-1" calcext:value-type="float">
            <text:p>-1</text:p>
          </table:table-cell>
          <table:table-cell table:formula="of:=IF([$FillIn.AI4]&lt;&gt;&quot;&quot;;[$FillIn.AI4];-1)" office:value-type="float" office:value="-1" calcext:value-type="float">
            <text:p>-1</text:p>
          </table:table-cell>
          <table:table-cell table:formula="of:=IF([$FillIn.AJ4]&lt;&gt;&quot;&quot;;[$FillIn.AJ4];-1)" office:value-type="float" office:value="-1" calcext:value-type="float">
            <text:p>-1</text:p>
          </table:table-cell>
          <table:table-cell table:formula="of:=IF([$FillIn.AK4]&lt;&gt;&quot;&quot;;[$FillIn.AK4];-1)" office:value-type="float" office:value="-1" calcext:value-type="float">
            <text:p>-1</text:p>
          </table:table-cell>
          <table:table-cell table:formula="of:=IF([$FillIn.AL4]&lt;&gt;&quot;&quot;;[$FillIn.AL4];-1)" office:value-type="float" office:value="-1" calcext:value-type="float">
            <text:p>-1</text:p>
          </table:table-cell>
          <table:table-cell table:formula="of:=IF([$FillIn.AM4]&lt;&gt;&quot;&quot;;[$FillIn.AM4];-1)" office:value-type="float" office:value="324" calcext:value-type="float">
            <text:p>324</text:p>
          </table:table-cell>
          <table:table-cell table:formula="of:=IF([$FillIn.AN4]&lt;&gt;&quot;&quot;;[$FillIn.AN4];-1)" office:value-type="float" office:value="328" calcext:value-type="float">
            <text:p>328</text:p>
          </table:table-cell>
          <table:table-cell table:formula="of:=IF([$FillIn.AO4]&lt;&gt;&quot;&quot;;[$FillIn.AO4];-1)" office:value-type="float" office:value="-1" calcext:value-type="float">
            <text:p>-1</text:p>
          </table:table-cell>
          <table:table-cell table:formula="of:=IF([$FillIn.AP4]&lt;&gt;&quot;&quot;;[$FillIn.AP4];-1)" office:value-type="float" office:value="-1" calcext:value-type="float">
            <text:p>-1</text:p>
          </table:table-cell>
          <table:table-cell table:formula="of:=IF([$FillIn.AQ4]&lt;&gt;&quot;&quot;;[$FillIn.AQ4];-1)" office:value-type="float" office:value="-1" calcext:value-type="float">
            <text:p>-1</text:p>
          </table:table-cell>
          <table:table-cell table:formula="of:=IF([$FillIn.AR4]&lt;&gt;&quot;&quot;;[$FillIn.AR4];-1)" office:value-type="float" office:value="-1" calcext:value-type="float">
            <text:p>-1</text:p>
          </table:table-cell>
          <table:table-cell table:formula="of:=IF([$FillIn.AS4]&lt;&gt;&quot;&quot;;[$FillIn.AS4];-1)" office:value-type="float" office:value="333" calcext:value-type="float">
            <text:p>333</text:p>
          </table:table-cell>
          <table:table-cell table:formula="of:=IF([$FillIn.AT4]&lt;&gt;&quot;&quot;;[$FillIn.AT4];-1)" office:value-type="float" office:value="334" calcext:value-type="float">
            <text:p>334</text:p>
          </table:table-cell>
          <table:table-cell table:formula="of:=IF([$FillIn.AU4]&lt;&gt;&quot;&quot;;[$FillIn.AU4];-1)" office:value-type="float" office:value="-1" calcext:value-type="float">
            <text:p>-1</text:p>
          </table:table-cell>
          <table:table-cell table:formula="of:=IF([$FillIn.AV4]&lt;&gt;&quot;&quot;;[$FillIn.AV4];-1)" office:value-type="float" office:value="-1" calcext:value-type="float">
            <text:p>-1</text:p>
          </table:table-cell>
          <table:table-cell table:formula="of:=IF([$FillIn.AW4]&lt;&gt;&quot;&quot;;[$FillIn.AW4];-1)" office:value-type="float" office:value="-1" calcext:value-type="float">
            <text:p>-1</text:p>
          </table:table-cell>
          <table:table-cell table:formula="of:=IF([$FillIn.AX4]&lt;&gt;&quot;&quot;;[$FillIn.AX4];-1)" office:value-type="float" office:value="-1" calcext:value-type="float">
            <text:p>-1</text:p>
          </table:table-cell>
          <table:table-cell table:formula="of:=IF([$FillIn.AY4]&lt;&gt;&quot;&quot;;[$FillIn.AY4];-1)" office:value-type="float" office:value="-1" calcext:value-type="float">
            <text:p>-1</text:p>
          </table:table-cell>
          <table:table-cell table:formula="of:=IF([$FillIn.AZ4]&lt;&gt;&quot;&quot;;[$FillIn.AZ4];-1)" office:value-type="float" office:value="-1" calcext:value-type="float">
            <text:p>-1</text:p>
          </table:table-cell>
          <table:table-cell table:formula="of:=IF([$FillIn.BA4]&lt;&gt;&quot;&quot;;[$FillIn.BA4];-1)" office:value-type="float" office:value="-1" calcext:value-type="float">
            <text:p>-1</text:p>
          </table:table-cell>
          <table:table-cell table:formula="of:=IF([$FillIn.BB4]&lt;&gt;&quot;&quot;;[$FillIn.BB4];-1)" office:value-type="float" office:value="-1" calcext:value-type="float">
            <text:p>-1</text:p>
          </table:table-cell>
          <table:table-cell table:formula="of:=IF([$FillIn.BC4]&lt;&gt;&quot;&quot;;[$FillIn.BC4];-1)" office:value-type="float" office:value="-1" calcext:value-type="float">
            <text:p>-1</text:p>
          </table:table-cell>
          <table:table-cell table:formula="of:=IF([$FillIn.BD4]&lt;&gt;&quot;&quot;;[$FillIn.BD4];-1)" office:value-type="float" office:value="-1" calcext:value-type="float">
            <text:p>-1</text:p>
          </table:table-cell>
          <table:table-cell table:formula="of:=IF([$FillIn.BE4]&lt;&gt;&quot;&quot;;[$FillIn.BE4];-1)" office:value-type="float" office:value="-1" calcext:value-type="float">
            <text:p>-1</text:p>
          </table:table-cell>
          <table:table-cell table:formula="of:=IF([$FillIn.BF4]&lt;&gt;&quot;&quot;;[$FillIn.BF4];-1)" office:value-type="float" office:value="-1" calcext:value-type="float">
            <text:p>-1</text:p>
          </table:table-cell>
          <table:table-cell table:formula="of:=IF([$FillIn.BG4]&lt;&gt;&quot;&quot;;[$FillIn.BG4];-1)" office:value-type="float" office:value="-1" calcext:value-type="float">
            <text:p>-1</text:p>
          </table:table-cell>
          <table:table-cell table:formula="of:=IF([$FillIn.BH4]&lt;&gt;&quot;&quot;;[$FillIn.BH4];-1)" office:value-type="float" office:value="-1" calcext:value-type="float">
            <text:p>-1</text:p>
          </table:table-cell>
          <table:table-cell table:formula="of:=IF([$FillIn.BI4]&lt;&gt;&quot;&quot;;[$FillIn.BI4];-1)" office:value-type="float" office:value="-1" calcext:value-type="float">
            <text:p>-1</text:p>
          </table:table-cell>
          <table:table-cell table:formula="of:=IF([$FillIn.BJ4]&lt;&gt;&quot;&quot;;[$FillIn.BJ4];-1)" office:value-type="float" office:value="-1" calcext:value-type="float">
            <text:p>-1</text:p>
          </table:table-cell>
          <table:table-cell table:formula="of:=IF([$FillIn.BK4]&lt;&gt;&quot;&quot;;[$FillIn.BK4];-1)" office:value-type="float" office:value="-1" calcext:value-type="float">
            <text:p>-1</text:p>
          </table:table-cell>
          <table:table-cell table:formula="of:=IF([$FillIn.BL4]&lt;&gt;&quot;&quot;;[$FillIn.BL4];-1)" office:value-type="float" office:value="-1" calcext:value-type="float">
            <text:p>-1</text:p>
          </table:table-cell>
          <table:table-cell table:formula="of:=IF([$FillIn.BM4]&lt;&gt;&quot;&quot;;[$FillIn.BM4];-1)" office:value-type="float" office:value="-1" calcext:value-type="float">
            <text:p>-1</text:p>
          </table:table-cell>
          <table:table-cell table:formula="of:=IF([$FillIn.BN4]&lt;&gt;&quot;&quot;;[$FillIn.BN4];-1)" office:value-type="float" office:value="-1" calcext:value-type="float">
            <text:p>-1</text:p>
          </table:table-cell>
          <table:table-cell table:formula="of:=IF([$FillIn.BO4]&lt;&gt;&quot;&quot;;[$FillIn.BO4];-1)" office:value-type="float" office:value="-1" calcext:value-type="float">
            <text:p>-1</text:p>
          </table:table-cell>
          <table:table-cell table:formula="of:=IF([$FillIn.BP4]&lt;&gt;&quot;&quot;;[$FillIn.BP4];-1)" office:value-type="float" office:value="-1" calcext:value-type="float">
            <text:p>-1</text:p>
          </table:table-cell>
          <table:table-cell table:formula="of:=IF([$FillIn.BQ4]&lt;&gt;&quot;&quot;;[$FillIn.BQ4];-1)" office:value-type="float" office:value="-1" calcext:value-type="float">
            <text:p>-1</text:p>
          </table:table-cell>
          <table:table-cell table:formula="of:=IF([$FillIn.BR4]&lt;&gt;&quot;&quot;;[$FillIn.BR4];-1)" office:value-type="float" office:value="-1" calcext:value-type="float">
            <text:p>-1</text:p>
          </table:table-cell>
          <table:table-cell table:formula="of:=IF([$FillIn.BS4]&lt;&gt;&quot;&quot;;[$FillIn.BS4];-1)" office:value-type="float" office:value="-1" calcext:value-type="float">
            <text:p>-1</text:p>
          </table:table-cell>
          <table:table-cell table:formula="of:=IF([$FillIn.BT4]&lt;&gt;&quot;&quot;;[$FillIn.BT4];-1)" office:value-type="float" office:value="-1" calcext:value-type="float">
            <text:p>-1</text:p>
          </table:table-cell>
          <table:table-cell table:formula="of:=IF([$FillIn.BU4]&lt;&gt;&quot;&quot;;[$FillIn.BU4];-1)" office:value-type="float" office:value="-1" calcext:value-type="float">
            <text:p>-1</text:p>
          </table:table-cell>
          <table:table-cell table:formula="of:=IF([$FillIn.BV4]&lt;&gt;&quot;&quot;;[$FillIn.BV4];-1)" office:value-type="float" office:value="-1" calcext:value-type="float">
            <text:p>-1</text:p>
          </table:table-cell>
          <table:table-cell table:formula="of:=IF([$FillIn.BW4]&lt;&gt;&quot;&quot;;[$FillIn.BW4];-1)" office:value-type="float" office:value="-1" calcext:value-type="float">
            <text:p>-1</text:p>
          </table:table-cell>
          <table:table-cell table:formula="of:=IF([$FillIn.BX4]&lt;&gt;&quot;&quot;;[$FillIn.BX4];-1)" office:value-type="float" office:value="-1" calcext:value-type="float">
            <text:p>-1</text:p>
          </table:table-cell>
          <table:table-cell table:formula="of:=IF([$FillIn.BY4]&lt;&gt;&quot;&quot;;[$FillIn.BY4];-1)" office:value-type="float" office:value="-1" calcext:value-type="float">
            <text:p>-1</text:p>
          </table:table-cell>
          <table:table-cell table:formula="of:=IF([$FillIn.BZ4]&lt;&gt;&quot;&quot;;[$FillIn.BZ4];-1)" office:value-type="float" office:value="-1" calcext:value-type="float">
            <text:p>-1</text:p>
          </table:table-cell>
          <table:table-cell table:formula="of:=IF([$FillIn.CA4]&lt;&gt;&quot;&quot;;[$FillIn.CA4];-1)" office:value-type="float" office:value="-1" calcext:value-type="float">
            <text:p>-1</text:p>
          </table:table-cell>
          <table:table-cell table:formula="of:=IF([$FillIn.CB4]&lt;&gt;&quot;&quot;;[$FillIn.CB4];-1)" office:value-type="float" office:value="-1" calcext:value-type="float">
            <text:p>-1</text:p>
          </table:table-cell>
          <table:table-cell table:formula="of:=IF([$FillIn.CC4]&lt;&gt;&quot;&quot;;[$FillIn.CC4];-1)" office:value-type="float" office:value="-1" calcext:value-type="float">
            <text:p>-1</text:p>
          </table:table-cell>
          <table:table-cell table:formula="of:=IF([$FillIn.CD4]&lt;&gt;&quot;&quot;;[$FillIn.CD4];-1)" office:value-type="float" office:value="-1" calcext:value-type="float">
            <text:p>-1</text:p>
          </table:table-cell>
          <table:table-cell table:formula="of:=IF([$FillIn.CE4]&lt;&gt;&quot;&quot;;[$FillIn.CE4];-1)" office:value-type="float" office:value="-1" calcext:value-type="float">
            <text:p>-1</text:p>
          </table:table-cell>
          <table:table-cell table:formula="of:=IF([$FillIn.CF4]&lt;&gt;&quot;&quot;;[$FillIn.CF4];-1)" office:value-type="float" office:value="-1" calcext:value-type="float">
            <text:p>-1</text:p>
          </table:table-cell>
          <table:table-cell table:formula="of:=IF([$FillIn.CG4]&lt;&gt;&quot;&quot;;[$FillIn.CG4];-1)" office:value-type="float" office:value="-1" calcext:value-type="float">
            <text:p>-1</text:p>
          </table:table-cell>
          <table:table-cell table:formula="of:=IF([$FillIn.CH4]&lt;&gt;&quot;&quot;;[$FillIn.CH4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5]&lt;&gt;&quot;&quot;;[$FillIn.A5];-1)" office:value-type="float" office:value="44" calcext:value-type="float">
            <text:p>44</text:p>
          </table:table-cell>
          <table:table-cell table:formula="of:=IF([$FillIn.B5]&lt;&gt;&quot;&quot;;[$FillIn.B5];-1)" office:value-type="float" office:value="-1" calcext:value-type="float">
            <text:p>-1</text:p>
          </table:table-cell>
          <table:table-cell table:formula="of:=IF([$FillIn.C5]&lt;&gt;&quot;&quot;;[$FillIn.C5];-1)" office:value-type="float" office:value="-1" calcext:value-type="float">
            <text:p>-1</text:p>
          </table:table-cell>
          <table:table-cell table:formula="of:=IF([$FillIn.D5]&lt;&gt;&quot;&quot;;[$FillIn.D5];-1)" office:value-type="float" office:value="-1" calcext:value-type="float">
            <text:p>-1</text:p>
          </table:table-cell>
          <table:table-cell table:formula="of:=IF([$FillIn.E5]&lt;&gt;&quot;&quot;;[$FillIn.E5];-1)" office:value-type="float" office:value="-1" calcext:value-type="float">
            <text:p>-1</text:p>
          </table:table-cell>
          <table:table-cell table:formula="of:=IF([$FillIn.F5]&lt;&gt;&quot;&quot;;[$FillIn.F5];-1)" office:value-type="float" office:value="-1" calcext:value-type="float">
            <text:p>-1</text:p>
          </table:table-cell>
          <table:table-cell table:formula="of:=IF([$FillIn.G5]&lt;&gt;&quot;&quot;;[$FillIn.G5];-1)" office:value-type="float" office:value="-1" calcext:value-type="float">
            <text:p>-1</text:p>
          </table:table-cell>
          <table:table-cell table:formula="of:=IF([$FillIn.H5]&lt;&gt;&quot;&quot;;[$FillIn.H5];-1)" office:value-type="float" office:value="-1" calcext:value-type="float">
            <text:p>-1</text:p>
          </table:table-cell>
          <table:table-cell table:formula="of:=IF([$FillIn.I5]&lt;&gt;&quot;&quot;;[$FillIn.I5];-1)" office:value-type="float" office:value="-1" calcext:value-type="float">
            <text:p>-1</text:p>
          </table:table-cell>
          <table:table-cell table:formula="of:=IF([$FillIn.J5]&lt;&gt;&quot;&quot;;[$FillIn.J5];-1)" office:value-type="float" office:value="-1" calcext:value-type="float">
            <text:p>-1</text:p>
          </table:table-cell>
          <table:table-cell table:formula="of:=IF([$FillIn.K5]&lt;&gt;&quot;&quot;;[$FillIn.K5];-1)" office:value-type="float" office:value="-1" calcext:value-type="float">
            <text:p>-1</text:p>
          </table:table-cell>
          <table:table-cell table:formula="of:=IF([$FillIn.L5]&lt;&gt;&quot;&quot;;[$FillIn.L5];-1)" office:value-type="float" office:value="-1" calcext:value-type="float">
            <text:p>-1</text:p>
          </table:table-cell>
          <table:table-cell table:formula="of:=IF([$FillIn.M5]&lt;&gt;&quot;&quot;;[$FillIn.M5];-1)" office:value-type="float" office:value="291" calcext:value-type="float">
            <text:p>291</text:p>
          </table:table-cell>
          <table:table-cell table:formula="of:=IF([$FillIn.N5]&lt;&gt;&quot;&quot;;[$FillIn.N5];-1)" office:value-type="float" office:value="-1" calcext:value-type="float">
            <text:p>-1</text:p>
          </table:table-cell>
          <table:table-cell table:formula="of:=IF([$FillIn.O5]&lt;&gt;&quot;&quot;;[$FillIn.O5];-1)" office:value-type="float" office:value="-1" calcext:value-type="float">
            <text:p>-1</text:p>
          </table:table-cell>
          <table:table-cell table:formula="of:=IF([$FillIn.P5]&lt;&gt;&quot;&quot;;[$FillIn.P5];-1)" office:value-type="float" office:value="294" calcext:value-type="float">
            <text:p>294</text:p>
          </table:table-cell>
          <table:table-cell table:formula="of:=IF([$FillIn.Q5]&lt;&gt;&quot;&quot;;[$FillIn.Q5];-1)" office:value-type="float" office:value="-1" calcext:value-type="float">
            <text:p>-1</text:p>
          </table:table-cell>
          <table:table-cell table:formula="of:=IF([$FillIn.R5]&lt;&gt;&quot;&quot;;[$FillIn.R5];-1)" office:value-type="float" office:value="-1" calcext:value-type="float">
            <text:p>-1</text:p>
          </table:table-cell>
          <table:table-cell table:formula="of:=IF([$FillIn.S5]&lt;&gt;&quot;&quot;;[$FillIn.S5];-1)" office:value-type="float" office:value="-1" calcext:value-type="float">
            <text:p>-1</text:p>
          </table:table-cell>
          <table:table-cell table:formula="of:=IF([$FillIn.T5]&lt;&gt;&quot;&quot;;[$FillIn.T5];-1)" office:value-type="float" office:value="-1" calcext:value-type="float">
            <text:p>-1</text:p>
          </table:table-cell>
          <table:table-cell table:formula="of:=IF([$FillIn.U5]&lt;&gt;&quot;&quot;;[$FillIn.U5];-1)" office:value-type="float" office:value="-1" calcext:value-type="float">
            <text:p>-1</text:p>
          </table:table-cell>
          <table:table-cell table:formula="of:=IF([$FillIn.V5]&lt;&gt;&quot;&quot;;[$FillIn.V5];-1)" office:value-type="float" office:value="-1" calcext:value-type="float">
            <text:p>-1</text:p>
          </table:table-cell>
          <table:table-cell table:formula="of:=IF([$FillIn.W5]&lt;&gt;&quot;&quot;;[$FillIn.W5];-1)" office:value-type="float" office:value="-1" calcext:value-type="float">
            <text:p>-1</text:p>
          </table:table-cell>
          <table:table-cell table:formula="of:=IF([$FillIn.X5]&lt;&gt;&quot;&quot;;[$FillIn.X5];-1)" office:value-type="float" office:value="-1" calcext:value-type="float">
            <text:p>-1</text:p>
          </table:table-cell>
          <table:table-cell table:formula="of:=IF([$FillIn.Y5]&lt;&gt;&quot;&quot;;[$FillIn.Y5];-1)" office:value-type="float" office:value="-1" calcext:value-type="float">
            <text:p>-1</text:p>
          </table:table-cell>
          <table:table-cell table:formula="of:=IF([$FillIn.Z5]&lt;&gt;&quot;&quot;;[$FillIn.Z5];-1)" office:value-type="float" office:value="-1" calcext:value-type="float">
            <text:p>-1</text:p>
          </table:table-cell>
          <table:table-cell table:formula="of:=IF([$FillIn.AA5]&lt;&gt;&quot;&quot;;[$FillIn.AA5];-1)" office:value-type="float" office:value="-1" calcext:value-type="float">
            <text:p>-1</text:p>
          </table:table-cell>
          <table:table-cell table:formula="of:=IF([$FillIn.AB5]&lt;&gt;&quot;&quot;;[$FillIn.AB5];-1)" office:value-type="float" office:value="-1" calcext:value-type="float">
            <text:p>-1</text:p>
          </table:table-cell>
          <table:table-cell table:formula="of:=IF([$FillIn.AC5]&lt;&gt;&quot;&quot;;[$FillIn.AC5];-1)" office:value-type="float" office:value="-1" calcext:value-type="float">
            <text:p>-1</text:p>
          </table:table-cell>
          <table:table-cell table:formula="of:=IF([$FillIn.AD5]&lt;&gt;&quot;&quot;;[$FillIn.AD5];-1)" office:value-type="float" office:value="-1" calcext:value-type="float">
            <text:p>-1</text:p>
          </table:table-cell>
          <table:table-cell table:formula="of:=IF([$FillIn.AE5]&lt;&gt;&quot;&quot;;[$FillIn.AE5];-1)" office:value-type="float" office:value="-1" calcext:value-type="float">
            <text:p>-1</text:p>
          </table:table-cell>
          <table:table-cell table:formula="of:=IF([$FillIn.AF5]&lt;&gt;&quot;&quot;;[$FillIn.AF5];-1)" office:value-type="float" office:value="-1" calcext:value-type="float">
            <text:p>-1</text:p>
          </table:table-cell>
          <table:table-cell table:formula="of:=IF([$FillIn.AG5]&lt;&gt;&quot;&quot;;[$FillIn.AG5];-1)" office:value-type="float" office:value="-1" calcext:value-type="float">
            <text:p>-1</text:p>
          </table:table-cell>
          <table:table-cell table:formula="of:=IF([$FillIn.AH5]&lt;&gt;&quot;&quot;;[$FillIn.AH5];-1)" office:value-type="float" office:value="-1" calcext:value-type="float">
            <text:p>-1</text:p>
          </table:table-cell>
          <table:table-cell table:formula="of:=IF([$FillIn.AI5]&lt;&gt;&quot;&quot;;[$FillIn.AI5];-1)" office:value-type="float" office:value="-1" calcext:value-type="float">
            <text:p>-1</text:p>
          </table:table-cell>
          <table:table-cell table:formula="of:=IF([$FillIn.AJ5]&lt;&gt;&quot;&quot;;[$FillIn.AJ5];-1)" office:value-type="float" office:value="-1" calcext:value-type="float">
            <text:p>-1</text:p>
          </table:table-cell>
          <table:table-cell table:formula="of:=IF([$FillIn.AK5]&lt;&gt;&quot;&quot;;[$FillIn.AK5];-1)" office:value-type="float" office:value="-1" calcext:value-type="float">
            <text:p>-1</text:p>
          </table:table-cell>
          <table:table-cell table:formula="of:=IF([$FillIn.AL5]&lt;&gt;&quot;&quot;;[$FillIn.AL5];-1)" office:value-type="float" office:value="-1" calcext:value-type="float">
            <text:p>-1</text:p>
          </table:table-cell>
          <table:table-cell table:formula="of:=IF([$FillIn.AM5]&lt;&gt;&quot;&quot;;[$FillIn.AM5];-1)" office:value-type="float" office:value="323" calcext:value-type="float">
            <text:p>323</text:p>
          </table:table-cell>
          <table:table-cell table:formula="of:=IF([$FillIn.AN5]&lt;&gt;&quot;&quot;;[$FillIn.AN5];-1)" office:value-type="float" office:value="-1" calcext:value-type="float">
            <text:p>-1</text:p>
          </table:table-cell>
          <table:table-cell table:formula="of:=IF([$FillIn.AO5]&lt;&gt;&quot;&quot;;[$FillIn.AO5];-1)" office:value-type="float" office:value="329" calcext:value-type="float">
            <text:p>329</text:p>
          </table:table-cell>
          <table:table-cell table:formula="of:=IF([$FillIn.AP5]&lt;&gt;&quot;&quot;;[$FillIn.AP5];-1)" office:value-type="float" office:value="330" calcext:value-type="float">
            <text:p>330</text:p>
          </table:table-cell>
          <table:table-cell table:formula="of:=IF([$FillIn.AQ5]&lt;&gt;&quot;&quot;;[$FillIn.AQ5];-1)" office:value-type="float" office:value="331" calcext:value-type="float">
            <text:p>331</text:p>
          </table:table-cell>
          <table:table-cell table:formula="of:=IF([$FillIn.AR5]&lt;&gt;&quot;&quot;;[$FillIn.AR5];-1)" office:value-type="float" office:value="332" calcext:value-type="float">
            <text:p>332</text:p>
          </table:table-cell>
          <table:table-cell table:formula="of:=IF([$FillIn.AS5]&lt;&gt;&quot;&quot;;[$FillIn.AS5];-1)" office:value-type="float" office:value="-1" calcext:value-type="float">
            <text:p>-1</text:p>
          </table:table-cell>
          <table:table-cell table:formula="of:=IF([$FillIn.AT5]&lt;&gt;&quot;&quot;;[$FillIn.AT5];-1)" office:value-type="float" office:value="-1" calcext:value-type="float">
            <text:p>-1</text:p>
          </table:table-cell>
          <table:table-cell table:formula="of:=IF([$FillIn.AU5]&lt;&gt;&quot;&quot;;[$FillIn.AU5];-1)" office:value-type="float" office:value="-1" calcext:value-type="float">
            <text:p>-1</text:p>
          </table:table-cell>
          <table:table-cell table:formula="of:=IF([$FillIn.AV5]&lt;&gt;&quot;&quot;;[$FillIn.AV5];-1)" office:value-type="float" office:value="-1" calcext:value-type="float">
            <text:p>-1</text:p>
          </table:table-cell>
          <table:table-cell table:formula="of:=IF([$FillIn.AW5]&lt;&gt;&quot;&quot;;[$FillIn.AW5];-1)" office:value-type="float" office:value="-1" calcext:value-type="float">
            <text:p>-1</text:p>
          </table:table-cell>
          <table:table-cell table:formula="of:=IF([$FillIn.AX5]&lt;&gt;&quot;&quot;;[$FillIn.AX5];-1)" office:value-type="float" office:value="340" calcext:value-type="float">
            <text:p>340</text:p>
          </table:table-cell>
          <table:table-cell table:formula="of:=IF([$FillIn.AY5]&lt;&gt;&quot;&quot;;[$FillIn.AY5];-1)" office:value-type="float" office:value="-1" calcext:value-type="float">
            <text:p>-1</text:p>
          </table:table-cell>
          <table:table-cell table:formula="of:=IF([$FillIn.AZ5]&lt;&gt;&quot;&quot;;[$FillIn.AZ5];-1)" office:value-type="float" office:value="-1" calcext:value-type="float">
            <text:p>-1</text:p>
          </table:table-cell>
          <table:table-cell table:formula="of:=IF([$FillIn.BA5]&lt;&gt;&quot;&quot;;[$FillIn.BA5];-1)" office:value-type="float" office:value="-1" calcext:value-type="float">
            <text:p>-1</text:p>
          </table:table-cell>
          <table:table-cell table:formula="of:=IF([$FillIn.BB5]&lt;&gt;&quot;&quot;;[$FillIn.BB5];-1)" office:value-type="float" office:value="-1" calcext:value-type="float">
            <text:p>-1</text:p>
          </table:table-cell>
          <table:table-cell table:formula="of:=IF([$FillIn.BC5]&lt;&gt;&quot;&quot;;[$FillIn.BC5];-1)" office:value-type="float" office:value="-1" calcext:value-type="float">
            <text:p>-1</text:p>
          </table:table-cell>
          <table:table-cell table:formula="of:=IF([$FillIn.BD5]&lt;&gt;&quot;&quot;;[$FillIn.BD5];-1)" office:value-type="float" office:value="-1" calcext:value-type="float">
            <text:p>-1</text:p>
          </table:table-cell>
          <table:table-cell table:formula="of:=IF([$FillIn.BE5]&lt;&gt;&quot;&quot;;[$FillIn.BE5];-1)" office:value-type="float" office:value="-1" calcext:value-type="float">
            <text:p>-1</text:p>
          </table:table-cell>
          <table:table-cell table:formula="of:=IF([$FillIn.BF5]&lt;&gt;&quot;&quot;;[$FillIn.BF5];-1)" office:value-type="float" office:value="-1" calcext:value-type="float">
            <text:p>-1</text:p>
          </table:table-cell>
          <table:table-cell table:formula="of:=IF([$FillIn.BG5]&lt;&gt;&quot;&quot;;[$FillIn.BG5];-1)" office:value-type="float" office:value="-1" calcext:value-type="float">
            <text:p>-1</text:p>
          </table:table-cell>
          <table:table-cell table:formula="of:=IF([$FillIn.BH5]&lt;&gt;&quot;&quot;;[$FillIn.BH5];-1)" office:value-type="float" office:value="-1" calcext:value-type="float">
            <text:p>-1</text:p>
          </table:table-cell>
          <table:table-cell table:formula="of:=IF([$FillIn.BI5]&lt;&gt;&quot;&quot;;[$FillIn.BI5];-1)" office:value-type="float" office:value="-1" calcext:value-type="float">
            <text:p>-1</text:p>
          </table:table-cell>
          <table:table-cell table:formula="of:=IF([$FillIn.BJ5]&lt;&gt;&quot;&quot;;[$FillIn.BJ5];-1)" office:value-type="float" office:value="-1" calcext:value-type="float">
            <text:p>-1</text:p>
          </table:table-cell>
          <table:table-cell table:formula="of:=IF([$FillIn.BK5]&lt;&gt;&quot;&quot;;[$FillIn.BK5];-1)" office:value-type="float" office:value="-1" calcext:value-type="float">
            <text:p>-1</text:p>
          </table:table-cell>
          <table:table-cell table:formula="of:=IF([$FillIn.BL5]&lt;&gt;&quot;&quot;;[$FillIn.BL5];-1)" office:value-type="float" office:value="-1" calcext:value-type="float">
            <text:p>-1</text:p>
          </table:table-cell>
          <table:table-cell table:formula="of:=IF([$FillIn.BM5]&lt;&gt;&quot;&quot;;[$FillIn.BM5];-1)" office:value-type="float" office:value="-1" calcext:value-type="float">
            <text:p>-1</text:p>
          </table:table-cell>
          <table:table-cell table:formula="of:=IF([$FillIn.BN5]&lt;&gt;&quot;&quot;;[$FillIn.BN5];-1)" office:value-type="float" office:value="-1" calcext:value-type="float">
            <text:p>-1</text:p>
          </table:table-cell>
          <table:table-cell table:formula="of:=IF([$FillIn.BO5]&lt;&gt;&quot;&quot;;[$FillIn.BO5];-1)" office:value-type="float" office:value="-1" calcext:value-type="float">
            <text:p>-1</text:p>
          </table:table-cell>
          <table:table-cell table:formula="of:=IF([$FillIn.BP5]&lt;&gt;&quot;&quot;;[$FillIn.BP5];-1)" office:value-type="float" office:value="-1" calcext:value-type="float">
            <text:p>-1</text:p>
          </table:table-cell>
          <table:table-cell table:formula="of:=IF([$FillIn.BQ5]&lt;&gt;&quot;&quot;;[$FillIn.BQ5];-1)" office:value-type="float" office:value="-1" calcext:value-type="float">
            <text:p>-1</text:p>
          </table:table-cell>
          <table:table-cell table:formula="of:=IF([$FillIn.BR5]&lt;&gt;&quot;&quot;;[$FillIn.BR5];-1)" office:value-type="float" office:value="-1" calcext:value-type="float">
            <text:p>-1</text:p>
          </table:table-cell>
          <table:table-cell table:formula="of:=IF([$FillIn.BS5]&lt;&gt;&quot;&quot;;[$FillIn.BS5];-1)" office:value-type="float" office:value="-1" calcext:value-type="float">
            <text:p>-1</text:p>
          </table:table-cell>
          <table:table-cell table:formula="of:=IF([$FillIn.BT5]&lt;&gt;&quot;&quot;;[$FillIn.BT5];-1)" office:value-type="float" office:value="-1" calcext:value-type="float">
            <text:p>-1</text:p>
          </table:table-cell>
          <table:table-cell table:formula="of:=IF([$FillIn.BU5]&lt;&gt;&quot;&quot;;[$FillIn.BU5];-1)" office:value-type="float" office:value="-1" calcext:value-type="float">
            <text:p>-1</text:p>
          </table:table-cell>
          <table:table-cell table:formula="of:=IF([$FillIn.BV5]&lt;&gt;&quot;&quot;;[$FillIn.BV5];-1)" office:value-type="float" office:value="-1" calcext:value-type="float">
            <text:p>-1</text:p>
          </table:table-cell>
          <table:table-cell table:formula="of:=IF([$FillIn.BW5]&lt;&gt;&quot;&quot;;[$FillIn.BW5];-1)" office:value-type="float" office:value="-1" calcext:value-type="float">
            <text:p>-1</text:p>
          </table:table-cell>
          <table:table-cell table:formula="of:=IF([$FillIn.BX5]&lt;&gt;&quot;&quot;;[$FillIn.BX5];-1)" office:value-type="float" office:value="-1" calcext:value-type="float">
            <text:p>-1</text:p>
          </table:table-cell>
          <table:table-cell table:formula="of:=IF([$FillIn.BY5]&lt;&gt;&quot;&quot;;[$FillIn.BY5];-1)" office:value-type="float" office:value="-1" calcext:value-type="float">
            <text:p>-1</text:p>
          </table:table-cell>
          <table:table-cell table:formula="of:=IF([$FillIn.BZ5]&lt;&gt;&quot;&quot;;[$FillIn.BZ5];-1)" office:value-type="float" office:value="-1" calcext:value-type="float">
            <text:p>-1</text:p>
          </table:table-cell>
          <table:table-cell table:formula="of:=IF([$FillIn.CA5]&lt;&gt;&quot;&quot;;[$FillIn.CA5];-1)" office:value-type="float" office:value="-1" calcext:value-type="float">
            <text:p>-1</text:p>
          </table:table-cell>
          <table:table-cell table:formula="of:=IF([$FillIn.CB5]&lt;&gt;&quot;&quot;;[$FillIn.CB5];-1)" office:value-type="float" office:value="-1" calcext:value-type="float">
            <text:p>-1</text:p>
          </table:table-cell>
          <table:table-cell table:formula="of:=IF([$FillIn.CC5]&lt;&gt;&quot;&quot;;[$FillIn.CC5];-1)" office:value-type="float" office:value="-1" calcext:value-type="float">
            <text:p>-1</text:p>
          </table:table-cell>
          <table:table-cell table:formula="of:=IF([$FillIn.CD5]&lt;&gt;&quot;&quot;;[$FillIn.CD5];-1)" office:value-type="float" office:value="-1" calcext:value-type="float">
            <text:p>-1</text:p>
          </table:table-cell>
          <table:table-cell table:formula="of:=IF([$FillIn.CE5]&lt;&gt;&quot;&quot;;[$FillIn.CE5];-1)" office:value-type="float" office:value="-1" calcext:value-type="float">
            <text:p>-1</text:p>
          </table:table-cell>
          <table:table-cell table:formula="of:=IF([$FillIn.CF5]&lt;&gt;&quot;&quot;;[$FillIn.CF5];-1)" office:value-type="float" office:value="-1" calcext:value-type="float">
            <text:p>-1</text:p>
          </table:table-cell>
          <table:table-cell table:formula="of:=IF([$FillIn.CG5]&lt;&gt;&quot;&quot;;[$FillIn.CG5];-1)" office:value-type="float" office:value="-1" calcext:value-type="float">
            <text:p>-1</text:p>
          </table:table-cell>
          <table:table-cell table:formula="of:=IF([$FillIn.CH5]&lt;&gt;&quot;&quot;;[$FillIn.CH5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6]&lt;&gt;&quot;&quot;;[$FillIn.A6];-1)" office:value-type="float" office:value="43" calcext:value-type="float">
            <text:p>43</text:p>
          </table:table-cell>
          <table:table-cell table:formula="of:=IF([$FillIn.B6]&lt;&gt;&quot;&quot;;[$FillIn.B6];-1)" office:value-type="float" office:value="-1" calcext:value-type="float">
            <text:p>-1</text:p>
          </table:table-cell>
          <table:table-cell table:formula="of:=IF([$FillIn.C6]&lt;&gt;&quot;&quot;;[$FillIn.C6];-1)" office:value-type="float" office:value="-1" calcext:value-type="float">
            <text:p>-1</text:p>
          </table:table-cell>
          <table:table-cell table:formula="of:=IF([$FillIn.D6]&lt;&gt;&quot;&quot;;[$FillIn.D6];-1)" office:value-type="float" office:value="-1" calcext:value-type="float">
            <text:p>-1</text:p>
          </table:table-cell>
          <table:table-cell table:formula="of:=IF([$FillIn.E6]&lt;&gt;&quot;&quot;;[$FillIn.E6];-1)" office:value-type="float" office:value="-1" calcext:value-type="float">
            <text:p>-1</text:p>
          </table:table-cell>
          <table:table-cell table:formula="of:=IF([$FillIn.F6]&lt;&gt;&quot;&quot;;[$FillIn.F6];-1)" office:value-type="float" office:value="-1" calcext:value-type="float">
            <text:p>-1</text:p>
          </table:table-cell>
          <table:table-cell table:formula="of:=IF([$FillIn.G6]&lt;&gt;&quot;&quot;;[$FillIn.G6];-1)" office:value-type="float" office:value="-1" calcext:value-type="float">
            <text:p>-1</text:p>
          </table:table-cell>
          <table:table-cell table:formula="of:=IF([$FillIn.H6]&lt;&gt;&quot;&quot;;[$FillIn.H6];-1)" office:value-type="float" office:value="-1" calcext:value-type="float">
            <text:p>-1</text:p>
          </table:table-cell>
          <table:table-cell table:formula="of:=IF([$FillIn.I6]&lt;&gt;&quot;&quot;;[$FillIn.I6];-1)" office:value-type="float" office:value="-1" calcext:value-type="float">
            <text:p>-1</text:p>
          </table:table-cell>
          <table:table-cell table:formula="of:=IF([$FillIn.J6]&lt;&gt;&quot;&quot;;[$FillIn.J6];-1)" office:value-type="float" office:value="-1" calcext:value-type="float">
            <text:p>-1</text:p>
          </table:table-cell>
          <table:table-cell table:formula="of:=IF([$FillIn.K6]&lt;&gt;&quot;&quot;;[$FillIn.K6];-1)" office:value-type="float" office:value="-1" calcext:value-type="float">
            <text:p>-1</text:p>
          </table:table-cell>
          <table:table-cell table:formula="of:=IF([$FillIn.L6]&lt;&gt;&quot;&quot;;[$FillIn.L6];-1)" office:value-type="float" office:value="290" calcext:value-type="float">
            <text:p>290</text:p>
          </table:table-cell>
          <table:table-cell table:formula="of:=IF([$FillIn.M6]&lt;&gt;&quot;&quot;;[$FillIn.M6];-1)" office:value-type="float" office:value="-1" calcext:value-type="float">
            <text:p>-1</text:p>
          </table:table-cell>
          <table:table-cell table:formula="of:=IF([$FillIn.N6]&lt;&gt;&quot;&quot;;[$FillIn.N6];-1)" office:value-type="float" office:value="-1" calcext:value-type="float">
            <text:p>-1</text:p>
          </table:table-cell>
          <table:table-cell table:formula="of:=IF([$FillIn.O6]&lt;&gt;&quot;&quot;;[$FillIn.O6];-1)" office:value-type="float" office:value="295" calcext:value-type="float">
            <text:p>295</text:p>
          </table:table-cell>
          <table:table-cell table:formula="of:=IF([$FillIn.P6]&lt;&gt;&quot;&quot;;[$FillIn.P6];-1)" office:value-type="float" office:value="-1" calcext:value-type="float">
            <text:p>-1</text:p>
          </table:table-cell>
          <table:table-cell table:formula="of:=IF([$FillIn.Q6]&lt;&gt;&quot;&quot;;[$FillIn.Q6];-1)" office:value-type="float" office:value="-1" calcext:value-type="float">
            <text:p>-1</text:p>
          </table:table-cell>
          <table:table-cell table:formula="of:=IF([$FillIn.R6]&lt;&gt;&quot;&quot;;[$FillIn.R6];-1)" office:value-type="float" office:value="-1" calcext:value-type="float">
            <text:p>-1</text:p>
          </table:table-cell>
          <table:table-cell table:formula="of:=IF([$FillIn.S6]&lt;&gt;&quot;&quot;;[$FillIn.S6];-1)" office:value-type="float" office:value="-1" calcext:value-type="float">
            <text:p>-1</text:p>
          </table:table-cell>
          <table:table-cell table:formula="of:=IF([$FillIn.T6]&lt;&gt;&quot;&quot;;[$FillIn.T6];-1)" office:value-type="float" office:value="-1" calcext:value-type="float">
            <text:p>-1</text:p>
          </table:table-cell>
          <table:table-cell table:formula="of:=IF([$FillIn.U6]&lt;&gt;&quot;&quot;;[$FillIn.U6];-1)" office:value-type="float" office:value="-1" calcext:value-type="float">
            <text:p>-1</text:p>
          </table:table-cell>
          <table:table-cell table:formula="of:=IF([$FillIn.V6]&lt;&gt;&quot;&quot;;[$FillIn.V6];-1)" office:value-type="float" office:value="-1" calcext:value-type="float">
            <text:p>-1</text:p>
          </table:table-cell>
          <table:table-cell table:formula="of:=IF([$FillIn.W6]&lt;&gt;&quot;&quot;;[$FillIn.W6];-1)" office:value-type="float" office:value="-1" calcext:value-type="float">
            <text:p>-1</text:p>
          </table:table-cell>
          <table:table-cell table:formula="of:=IF([$FillIn.X6]&lt;&gt;&quot;&quot;;[$FillIn.X6];-1)" office:value-type="float" office:value="-1" calcext:value-type="float">
            <text:p>-1</text:p>
          </table:table-cell>
          <table:table-cell table:formula="of:=IF([$FillIn.Y6]&lt;&gt;&quot;&quot;;[$FillIn.Y6];-1)" office:value-type="float" office:value="-1" calcext:value-type="float">
            <text:p>-1</text:p>
          </table:table-cell>
          <table:table-cell table:formula="of:=IF([$FillIn.Z6]&lt;&gt;&quot;&quot;;[$FillIn.Z6];-1)" office:value-type="float" office:value="-1" calcext:value-type="float">
            <text:p>-1</text:p>
          </table:table-cell>
          <table:table-cell table:formula="of:=IF([$FillIn.AA6]&lt;&gt;&quot;&quot;;[$FillIn.AA6];-1)" office:value-type="float" office:value="-1" calcext:value-type="float">
            <text:p>-1</text:p>
          </table:table-cell>
          <table:table-cell table:formula="of:=IF([$FillIn.AB6]&lt;&gt;&quot;&quot;;[$FillIn.AB6];-1)" office:value-type="float" office:value="-1" calcext:value-type="float">
            <text:p>-1</text:p>
          </table:table-cell>
          <table:table-cell table:formula="of:=IF([$FillIn.AC6]&lt;&gt;&quot;&quot;;[$FillIn.AC6];-1)" office:value-type="float" office:value="-1" calcext:value-type="float">
            <text:p>-1</text:p>
          </table:table-cell>
          <table:table-cell table:formula="of:=IF([$FillIn.AD6]&lt;&gt;&quot;&quot;;[$FillIn.AD6];-1)" office:value-type="float" office:value="-1" calcext:value-type="float">
            <text:p>-1</text:p>
          </table:table-cell>
          <table:table-cell table:formula="of:=IF([$FillIn.AE6]&lt;&gt;&quot;&quot;;[$FillIn.AE6];-1)" office:value-type="float" office:value="-1" calcext:value-type="float">
            <text:p>-1</text:p>
          </table:table-cell>
          <table:table-cell table:formula="of:=IF([$FillIn.AF6]&lt;&gt;&quot;&quot;;[$FillIn.AF6];-1)" office:value-type="float" office:value="-1" calcext:value-type="float">
            <text:p>-1</text:p>
          </table:table-cell>
          <table:table-cell table:formula="of:=IF([$FillIn.AG6]&lt;&gt;&quot;&quot;;[$FillIn.AG6];-1)" office:value-type="float" office:value="-1" calcext:value-type="float">
            <text:p>-1</text:p>
          </table:table-cell>
          <table:table-cell table:formula="of:=IF([$FillIn.AH6]&lt;&gt;&quot;&quot;;[$FillIn.AH6];-1)" office:value-type="float" office:value="-1" calcext:value-type="float">
            <text:p>-1</text:p>
          </table:table-cell>
          <table:table-cell table:formula="of:=IF([$FillIn.AI6]&lt;&gt;&quot;&quot;;[$FillIn.AI6];-1)" office:value-type="float" office:value="-1" calcext:value-type="float">
            <text:p>-1</text:p>
          </table:table-cell>
          <table:table-cell table:formula="of:=IF([$FillIn.AJ6]&lt;&gt;&quot;&quot;;[$FillIn.AJ6];-1)" office:value-type="float" office:value="-1" calcext:value-type="float">
            <text:p>-1</text:p>
          </table:table-cell>
          <table:table-cell table:formula="of:=IF([$FillIn.AK6]&lt;&gt;&quot;&quot;;[$FillIn.AK6];-1)" office:value-type="float" office:value="-1" calcext:value-type="float">
            <text:p>-1</text:p>
          </table:table-cell>
          <table:table-cell table:formula="of:=IF([$FillIn.AL6]&lt;&gt;&quot;&quot;;[$FillIn.AL6];-1)" office:value-type="float" office:value="322" calcext:value-type="float">
            <text:p>322</text:p>
          </table:table-cell>
          <table:table-cell table:formula="of:=IF([$FillIn.AM6]&lt;&gt;&quot;&quot;;[$FillIn.AM6];-1)" office:value-type="float" office:value="-1" calcext:value-type="float">
            <text:p>-1</text:p>
          </table:table-cell>
          <table:table-cell table:formula="of:=IF([$FillIn.AN6]&lt;&gt;&quot;&quot;;[$FillIn.AN6];-1)" office:value-type="float" office:value="-1" calcext:value-type="float">
            <text:p>-1</text:p>
          </table:table-cell>
          <table:table-cell table:formula="of:=IF([$FillIn.AO6]&lt;&gt;&quot;&quot;;[$FillIn.AO6];-1)" office:value-type="float" office:value="-1" calcext:value-type="float">
            <text:p>-1</text:p>
          </table:table-cell>
          <table:table-cell table:formula="of:=IF([$FillIn.AP6]&lt;&gt;&quot;&quot;;[$FillIn.AP6];-1)" office:value-type="float" office:value="-1" calcext:value-type="float">
            <text:p>-1</text:p>
          </table:table-cell>
          <table:table-cell table:formula="of:=IF([$FillIn.AQ6]&lt;&gt;&quot;&quot;;[$FillIn.AQ6];-1)" office:value-type="float" office:value="-1" calcext:value-type="float">
            <text:p>-1</text:p>
          </table:table-cell>
          <table:table-cell table:formula="of:=IF([$FillIn.AR6]&lt;&gt;&quot;&quot;;[$FillIn.AR6];-1)" office:value-type="float" office:value="-1" calcext:value-type="float">
            <text:p>-1</text:p>
          </table:table-cell>
          <table:table-cell table:formula="of:=IF([$FillIn.AS6]&lt;&gt;&quot;&quot;;[$FillIn.AS6];-1)" office:value-type="float" office:value="-1" calcext:value-type="float">
            <text:p>-1</text:p>
          </table:table-cell>
          <table:table-cell table:formula="of:=IF([$FillIn.AT6]&lt;&gt;&quot;&quot;;[$FillIn.AT6];-1)" office:value-type="float" office:value="-1" calcext:value-type="float">
            <text:p>-1</text:p>
          </table:table-cell>
          <table:table-cell table:formula="of:=IF([$FillIn.AU6]&lt;&gt;&quot;&quot;;[$FillIn.AU6];-1)" office:value-type="float" office:value="-1" calcext:value-type="float">
            <text:p>-1</text:p>
          </table:table-cell>
          <table:table-cell table:formula="of:=IF([$FillIn.AV6]&lt;&gt;&quot;&quot;;[$FillIn.AV6];-1)" office:value-type="float" office:value="-1" calcext:value-type="float">
            <text:p>-1</text:p>
          </table:table-cell>
          <table:table-cell table:formula="of:=IF([$FillIn.AW6]&lt;&gt;&quot;&quot;;[$FillIn.AW6];-1)" office:value-type="float" office:value="341" calcext:value-type="float">
            <text:p>341</text:p>
          </table:table-cell>
          <table:table-cell table:formula="of:=IF([$FillIn.AX6]&lt;&gt;&quot;&quot;;[$FillIn.AX6];-1)" office:value-type="float" office:value="-1" calcext:value-type="float">
            <text:p>-1</text:p>
          </table:table-cell>
          <table:table-cell table:formula="of:=IF([$FillIn.AY6]&lt;&gt;&quot;&quot;;[$FillIn.AY6];-1)" office:value-type="float" office:value="-1" calcext:value-type="float">
            <text:p>-1</text:p>
          </table:table-cell>
          <table:table-cell table:formula="of:=IF([$FillIn.AZ6]&lt;&gt;&quot;&quot;;[$FillIn.AZ6];-1)" office:value-type="float" office:value="-1" calcext:value-type="float">
            <text:p>-1</text:p>
          </table:table-cell>
          <table:table-cell table:formula="of:=IF([$FillIn.BA6]&lt;&gt;&quot;&quot;;[$FillIn.BA6];-1)" office:value-type="float" office:value="-1" calcext:value-type="float">
            <text:p>-1</text:p>
          </table:table-cell>
          <table:table-cell table:formula="of:=IF([$FillIn.BB6]&lt;&gt;&quot;&quot;;[$FillIn.BB6];-1)" office:value-type="float" office:value="-1" calcext:value-type="float">
            <text:p>-1</text:p>
          </table:table-cell>
          <table:table-cell table:formula="of:=IF([$FillIn.BC6]&lt;&gt;&quot;&quot;;[$FillIn.BC6];-1)" office:value-type="float" office:value="-1" calcext:value-type="float">
            <text:p>-1</text:p>
          </table:table-cell>
          <table:table-cell table:formula="of:=IF([$FillIn.BD6]&lt;&gt;&quot;&quot;;[$FillIn.BD6];-1)" office:value-type="float" office:value="-1" calcext:value-type="float">
            <text:p>-1</text:p>
          </table:table-cell>
          <table:table-cell table:formula="of:=IF([$FillIn.BE6]&lt;&gt;&quot;&quot;;[$FillIn.BE6];-1)" office:value-type="float" office:value="-1" calcext:value-type="float">
            <text:p>-1</text:p>
          </table:table-cell>
          <table:table-cell table:formula="of:=IF([$FillIn.BF6]&lt;&gt;&quot;&quot;;[$FillIn.BF6];-1)" office:value-type="float" office:value="-1" calcext:value-type="float">
            <text:p>-1</text:p>
          </table:table-cell>
          <table:table-cell table:formula="of:=IF([$FillIn.BG6]&lt;&gt;&quot;&quot;;[$FillIn.BG6];-1)" office:value-type="float" office:value="-1" calcext:value-type="float">
            <text:p>-1</text:p>
          </table:table-cell>
          <table:table-cell table:formula="of:=IF([$FillIn.BH6]&lt;&gt;&quot;&quot;;[$FillIn.BH6];-1)" office:value-type="float" office:value="-1" calcext:value-type="float">
            <text:p>-1</text:p>
          </table:table-cell>
          <table:table-cell table:formula="of:=IF([$FillIn.BI6]&lt;&gt;&quot;&quot;;[$FillIn.BI6];-1)" office:value-type="float" office:value="-1" calcext:value-type="float">
            <text:p>-1</text:p>
          </table:table-cell>
          <table:table-cell table:formula="of:=IF([$FillIn.BJ6]&lt;&gt;&quot;&quot;;[$FillIn.BJ6];-1)" office:value-type="float" office:value="-1" calcext:value-type="float">
            <text:p>-1</text:p>
          </table:table-cell>
          <table:table-cell table:formula="of:=IF([$FillIn.BK6]&lt;&gt;&quot;&quot;;[$FillIn.BK6];-1)" office:value-type="float" office:value="-1" calcext:value-type="float">
            <text:p>-1</text:p>
          </table:table-cell>
          <table:table-cell table:formula="of:=IF([$FillIn.BL6]&lt;&gt;&quot;&quot;;[$FillIn.BL6];-1)" office:value-type="float" office:value="-1" calcext:value-type="float">
            <text:p>-1</text:p>
          </table:table-cell>
          <table:table-cell table:formula="of:=IF([$FillIn.BM6]&lt;&gt;&quot;&quot;;[$FillIn.BM6];-1)" office:value-type="float" office:value="-1" calcext:value-type="float">
            <text:p>-1</text:p>
          </table:table-cell>
          <table:table-cell table:formula="of:=IF([$FillIn.BN6]&lt;&gt;&quot;&quot;;[$FillIn.BN6];-1)" office:value-type="float" office:value="-1" calcext:value-type="float">
            <text:p>-1</text:p>
          </table:table-cell>
          <table:table-cell table:formula="of:=IF([$FillIn.BO6]&lt;&gt;&quot;&quot;;[$FillIn.BO6];-1)" office:value-type="float" office:value="-1" calcext:value-type="float">
            <text:p>-1</text:p>
          </table:table-cell>
          <table:table-cell table:formula="of:=IF([$FillIn.BP6]&lt;&gt;&quot;&quot;;[$FillIn.BP6];-1)" office:value-type="float" office:value="-1" calcext:value-type="float">
            <text:p>-1</text:p>
          </table:table-cell>
          <table:table-cell table:formula="of:=IF([$FillIn.BQ6]&lt;&gt;&quot;&quot;;[$FillIn.BQ6];-1)" office:value-type="float" office:value="-1" calcext:value-type="float">
            <text:p>-1</text:p>
          </table:table-cell>
          <table:table-cell table:formula="of:=IF([$FillIn.BR6]&lt;&gt;&quot;&quot;;[$FillIn.BR6];-1)" office:value-type="float" office:value="-1" calcext:value-type="float">
            <text:p>-1</text:p>
          </table:table-cell>
          <table:table-cell table:formula="of:=IF([$FillIn.BS6]&lt;&gt;&quot;&quot;;[$FillIn.BS6];-1)" office:value-type="float" office:value="-1" calcext:value-type="float">
            <text:p>-1</text:p>
          </table:table-cell>
          <table:table-cell table:formula="of:=IF([$FillIn.BT6]&lt;&gt;&quot;&quot;;[$FillIn.BT6];-1)" office:value-type="float" office:value="-1" calcext:value-type="float">
            <text:p>-1</text:p>
          </table:table-cell>
          <table:table-cell table:formula="of:=IF([$FillIn.BU6]&lt;&gt;&quot;&quot;;[$FillIn.BU6];-1)" office:value-type="float" office:value="-1" calcext:value-type="float">
            <text:p>-1</text:p>
          </table:table-cell>
          <table:table-cell table:formula="of:=IF([$FillIn.BV6]&lt;&gt;&quot;&quot;;[$FillIn.BV6];-1)" office:value-type="float" office:value="-1" calcext:value-type="float">
            <text:p>-1</text:p>
          </table:table-cell>
          <table:table-cell table:formula="of:=IF([$FillIn.BW6]&lt;&gt;&quot;&quot;;[$FillIn.BW6];-1)" office:value-type="float" office:value="-1" calcext:value-type="float">
            <text:p>-1</text:p>
          </table:table-cell>
          <table:table-cell table:formula="of:=IF([$FillIn.BX6]&lt;&gt;&quot;&quot;;[$FillIn.BX6];-1)" office:value-type="float" office:value="-1" calcext:value-type="float">
            <text:p>-1</text:p>
          </table:table-cell>
          <table:table-cell table:formula="of:=IF([$FillIn.BY6]&lt;&gt;&quot;&quot;;[$FillIn.BY6];-1)" office:value-type="float" office:value="-1" calcext:value-type="float">
            <text:p>-1</text:p>
          </table:table-cell>
          <table:table-cell table:formula="of:=IF([$FillIn.BZ6]&lt;&gt;&quot;&quot;;[$FillIn.BZ6];-1)" office:value-type="float" office:value="-1" calcext:value-type="float">
            <text:p>-1</text:p>
          </table:table-cell>
          <table:table-cell table:formula="of:=IF([$FillIn.CA6]&lt;&gt;&quot;&quot;;[$FillIn.CA6];-1)" office:value-type="float" office:value="-1" calcext:value-type="float">
            <text:p>-1</text:p>
          </table:table-cell>
          <table:table-cell table:formula="of:=IF([$FillIn.CB6]&lt;&gt;&quot;&quot;;[$FillIn.CB6];-1)" office:value-type="float" office:value="-1" calcext:value-type="float">
            <text:p>-1</text:p>
          </table:table-cell>
          <table:table-cell table:formula="of:=IF([$FillIn.CC6]&lt;&gt;&quot;&quot;;[$FillIn.CC6];-1)" office:value-type="float" office:value="-1" calcext:value-type="float">
            <text:p>-1</text:p>
          </table:table-cell>
          <table:table-cell table:formula="of:=IF([$FillIn.CD6]&lt;&gt;&quot;&quot;;[$FillIn.CD6];-1)" office:value-type="float" office:value="-1" calcext:value-type="float">
            <text:p>-1</text:p>
          </table:table-cell>
          <table:table-cell table:formula="of:=IF([$FillIn.CE6]&lt;&gt;&quot;&quot;;[$FillIn.CE6];-1)" office:value-type="float" office:value="-1" calcext:value-type="float">
            <text:p>-1</text:p>
          </table:table-cell>
          <table:table-cell table:formula="of:=IF([$FillIn.CF6]&lt;&gt;&quot;&quot;;[$FillIn.CF6];-1)" office:value-type="float" office:value="-1" calcext:value-type="float">
            <text:p>-1</text:p>
          </table:table-cell>
          <table:table-cell table:formula="of:=IF([$FillIn.CG6]&lt;&gt;&quot;&quot;;[$FillIn.CG6];-1)" office:value-type="float" office:value="-1" calcext:value-type="float">
            <text:p>-1</text:p>
          </table:table-cell>
          <table:table-cell table:formula="of:=IF([$FillIn.CH6]&lt;&gt;&quot;&quot;;[$FillIn.CH6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7]&lt;&gt;&quot;&quot;;[$FillIn.A7];-1)" office:value-type="float" office:value="42" calcext:value-type="float">
            <text:p>42</text:p>
          </table:table-cell>
          <table:table-cell table:formula="of:=IF([$FillIn.B7]&lt;&gt;&quot;&quot;;[$FillIn.B7];-1)" office:value-type="float" office:value="-1" calcext:value-type="float">
            <text:p>-1</text:p>
          </table:table-cell>
          <table:table-cell table:formula="of:=IF([$FillIn.C7]&lt;&gt;&quot;&quot;;[$FillIn.C7];-1)" office:value-type="float" office:value="-1" calcext:value-type="float">
            <text:p>-1</text:p>
          </table:table-cell>
          <table:table-cell table:formula="of:=IF([$FillIn.D7]&lt;&gt;&quot;&quot;;[$FillIn.D7];-1)" office:value-type="float" office:value="-1" calcext:value-type="float">
            <text:p>-1</text:p>
          </table:table-cell>
          <table:table-cell table:formula="of:=IF([$FillIn.E7]&lt;&gt;&quot;&quot;;[$FillIn.E7];-1)" office:value-type="float" office:value="-1" calcext:value-type="float">
            <text:p>-1</text:p>
          </table:table-cell>
          <table:table-cell table:formula="of:=IF([$FillIn.F7]&lt;&gt;&quot;&quot;;[$FillIn.F7];-1)" office:value-type="float" office:value="-1" calcext:value-type="float">
            <text:p>-1</text:p>
          </table:table-cell>
          <table:table-cell table:formula="of:=IF([$FillIn.G7]&lt;&gt;&quot;&quot;;[$FillIn.G7];-1)" office:value-type="float" office:value="-1" calcext:value-type="float">
            <text:p>-1</text:p>
          </table:table-cell>
          <table:table-cell table:formula="of:=IF([$FillIn.H7]&lt;&gt;&quot;&quot;;[$FillIn.H7];-1)" office:value-type="float" office:value="-1" calcext:value-type="float">
            <text:p>-1</text:p>
          </table:table-cell>
          <table:table-cell table:formula="of:=IF([$FillIn.I7]&lt;&gt;&quot;&quot;;[$FillIn.I7];-1)" office:value-type="float" office:value="-1" calcext:value-type="float">
            <text:p>-1</text:p>
          </table:table-cell>
          <table:table-cell table:formula="of:=IF([$FillIn.J7]&lt;&gt;&quot;&quot;;[$FillIn.J7];-1)" office:value-type="float" office:value="-1" calcext:value-type="float">
            <text:p>-1</text:p>
          </table:table-cell>
          <table:table-cell table:formula="of:=IF([$FillIn.K7]&lt;&gt;&quot;&quot;;[$FillIn.K7];-1)" office:value-type="float" office:value="289" calcext:value-type="float">
            <text:p>289</text:p>
          </table:table-cell>
          <table:table-cell table:formula="of:=IF([$FillIn.L7]&lt;&gt;&quot;&quot;;[$FillIn.L7];-1)" office:value-type="float" office:value="-1" calcext:value-type="float">
            <text:p>-1</text:p>
          </table:table-cell>
          <table:table-cell table:formula="of:=IF([$FillIn.M7]&lt;&gt;&quot;&quot;;[$FillIn.M7];-1)" office:value-type="float" office:value="-1" calcext:value-type="float">
            <text:p>-1</text:p>
          </table:table-cell>
          <table:table-cell table:formula="of:=IF([$FillIn.N7]&lt;&gt;&quot;&quot;;[$FillIn.N7];-1)" office:value-type="float" office:value="296" calcext:value-type="float">
            <text:p>296</text:p>
          </table:table-cell>
          <table:table-cell table:formula="of:=IF([$FillIn.O7]&lt;&gt;&quot;&quot;;[$FillIn.O7];-1)" office:value-type="float" office:value="-1" calcext:value-type="float">
            <text:p>-1</text:p>
          </table:table-cell>
          <table:table-cell table:formula="of:=IF([$FillIn.P7]&lt;&gt;&quot;&quot;;[$FillIn.P7];-1)" office:value-type="float" office:value="-1" calcext:value-type="float">
            <text:p>-1</text:p>
          </table:table-cell>
          <table:table-cell table:formula="of:=IF([$FillIn.Q7]&lt;&gt;&quot;&quot;;[$FillIn.Q7];-1)" office:value-type="float" office:value="-1" calcext:value-type="float">
            <text:p>-1</text:p>
          </table:table-cell>
          <table:table-cell table:formula="of:=IF([$FillIn.R7]&lt;&gt;&quot;&quot;;[$FillIn.R7];-1)" office:value-type="float" office:value="-1" calcext:value-type="float">
            <text:p>-1</text:p>
          </table:table-cell>
          <table:table-cell table:formula="of:=IF([$FillIn.S7]&lt;&gt;&quot;&quot;;[$FillIn.S7];-1)" office:value-type="float" office:value="-1" calcext:value-type="float">
            <text:p>-1</text:p>
          </table:table-cell>
          <table:table-cell table:formula="of:=IF([$FillIn.T7]&lt;&gt;&quot;&quot;;[$FillIn.T7];-1)" office:value-type="float" office:value="-1" calcext:value-type="float">
            <text:p>-1</text:p>
          </table:table-cell>
          <table:table-cell table:formula="of:=IF([$FillIn.U7]&lt;&gt;&quot;&quot;;[$FillIn.U7];-1)" office:value-type="float" office:value="-1" calcext:value-type="float">
            <text:p>-1</text:p>
          </table:table-cell>
          <table:table-cell table:formula="of:=IF([$FillIn.V7]&lt;&gt;&quot;&quot;;[$FillIn.V7];-1)" office:value-type="float" office:value="-1" calcext:value-type="float">
            <text:p>-1</text:p>
          </table:table-cell>
          <table:table-cell table:formula="of:=IF([$FillIn.W7]&lt;&gt;&quot;&quot;;[$FillIn.W7];-1)" office:value-type="float" office:value="-1" calcext:value-type="float">
            <text:p>-1</text:p>
          </table:table-cell>
          <table:table-cell table:formula="of:=IF([$FillIn.X7]&lt;&gt;&quot;&quot;;[$FillIn.X7];-1)" office:value-type="float" office:value="-1" calcext:value-type="float">
            <text:p>-1</text:p>
          </table:table-cell>
          <table:table-cell table:formula="of:=IF([$FillIn.Y7]&lt;&gt;&quot;&quot;;[$FillIn.Y7];-1)" office:value-type="float" office:value="-1" calcext:value-type="float">
            <text:p>-1</text:p>
          </table:table-cell>
          <table:table-cell table:formula="of:=IF([$FillIn.Z7]&lt;&gt;&quot;&quot;;[$FillIn.Z7];-1)" office:value-type="float" office:value="-1" calcext:value-type="float">
            <text:p>-1</text:p>
          </table:table-cell>
          <table:table-cell table:formula="of:=IF([$FillIn.AA7]&lt;&gt;&quot;&quot;;[$FillIn.AA7];-1)" office:value-type="float" office:value="-1" calcext:value-type="float">
            <text:p>-1</text:p>
          </table:table-cell>
          <table:table-cell table:formula="of:=IF([$FillIn.AB7]&lt;&gt;&quot;&quot;;[$FillIn.AB7];-1)" office:value-type="float" office:value="-1" calcext:value-type="float">
            <text:p>-1</text:p>
          </table:table-cell>
          <table:table-cell table:formula="of:=IF([$FillIn.AC7]&lt;&gt;&quot;&quot;;[$FillIn.AC7];-1)" office:value-type="float" office:value="-1" calcext:value-type="float">
            <text:p>-1</text:p>
          </table:table-cell>
          <table:table-cell table:formula="of:=IF([$FillIn.AD7]&lt;&gt;&quot;&quot;;[$FillIn.AD7];-1)" office:value-type="float" office:value="-1" calcext:value-type="float">
            <text:p>-1</text:p>
          </table:table-cell>
          <table:table-cell table:formula="of:=IF([$FillIn.AE7]&lt;&gt;&quot;&quot;;[$FillIn.AE7];-1)" office:value-type="float" office:value="-1" calcext:value-type="float">
            <text:p>-1</text:p>
          </table:table-cell>
          <table:table-cell table:formula="of:=IF([$FillIn.AF7]&lt;&gt;&quot;&quot;;[$FillIn.AF7];-1)" office:value-type="float" office:value="-1" calcext:value-type="float">
            <text:p>-1</text:p>
          </table:table-cell>
          <table:table-cell table:formula="of:=IF([$FillIn.AG7]&lt;&gt;&quot;&quot;;[$FillIn.AG7];-1)" office:value-type="float" office:value="-1" calcext:value-type="float">
            <text:p>-1</text:p>
          </table:table-cell>
          <table:table-cell table:formula="of:=IF([$FillIn.AH7]&lt;&gt;&quot;&quot;;[$FillIn.AH7];-1)" office:value-type="float" office:value="-1" calcext:value-type="float">
            <text:p>-1</text:p>
          </table:table-cell>
          <table:table-cell table:formula="of:=IF([$FillIn.AI7]&lt;&gt;&quot;&quot;;[$FillIn.AI7];-1)" office:value-type="float" office:value="-1" calcext:value-type="float">
            <text:p>-1</text:p>
          </table:table-cell>
          <table:table-cell table:formula="of:=IF([$FillIn.AJ7]&lt;&gt;&quot;&quot;;[$FillIn.AJ7];-1)" office:value-type="float" office:value="-1" calcext:value-type="float">
            <text:p>-1</text:p>
          </table:table-cell>
          <table:table-cell table:formula="of:=IF([$FillIn.AK7]&lt;&gt;&quot;&quot;;[$FillIn.AK7];-1)" office:value-type="float" office:value="321" calcext:value-type="float">
            <text:p>321</text:p>
          </table:table-cell>
          <table:table-cell table:formula="of:=IF([$FillIn.AL7]&lt;&gt;&quot;&quot;;[$FillIn.AL7];-1)" office:value-type="float" office:value="-1" calcext:value-type="float">
            <text:p>-1</text:p>
          </table:table-cell>
          <table:table-cell table:formula="of:=IF([$FillIn.AM7]&lt;&gt;&quot;&quot;;[$FillIn.AM7];-1)" office:value-type="float" office:value="-1" calcext:value-type="float">
            <text:p>-1</text:p>
          </table:table-cell>
          <table:table-cell table:formula="of:=IF([$FillIn.AN7]&lt;&gt;&quot;&quot;;[$FillIn.AN7];-1)" office:value-type="float" office:value="-1" calcext:value-type="float">
            <text:p>-1</text:p>
          </table:table-cell>
          <table:table-cell table:formula="of:=IF([$FillIn.AO7]&lt;&gt;&quot;&quot;;[$FillIn.AO7];-1)" office:value-type="float" office:value="-1" calcext:value-type="float">
            <text:p>-1</text:p>
          </table:table-cell>
          <table:table-cell table:formula="of:=IF([$FillIn.AP7]&lt;&gt;&quot;&quot;;[$FillIn.AP7];-1)" office:value-type="float" office:value="-1" calcext:value-type="float">
            <text:p>-1</text:p>
          </table:table-cell>
          <table:table-cell table:formula="of:=IF([$FillIn.AQ7]&lt;&gt;&quot;&quot;;[$FillIn.AQ7];-1)" office:value-type="float" office:value="-1" calcext:value-type="float">
            <text:p>-1</text:p>
          </table:table-cell>
          <table:table-cell table:formula="of:=IF([$FillIn.AR7]&lt;&gt;&quot;&quot;;[$FillIn.AR7];-1)" office:value-type="float" office:value="-1" calcext:value-type="float">
            <text:p>-1</text:p>
          </table:table-cell>
          <table:table-cell table:formula="of:=IF([$FillIn.AS7]&lt;&gt;&quot;&quot;;[$FillIn.AS7];-1)" office:value-type="float" office:value="-1" calcext:value-type="float">
            <text:p>-1</text:p>
          </table:table-cell>
          <table:table-cell table:formula="of:=IF([$FillIn.AT7]&lt;&gt;&quot;&quot;;[$FillIn.AT7];-1)" office:value-type="float" office:value="-1" calcext:value-type="float">
            <text:p>-1</text:p>
          </table:table-cell>
          <table:table-cell table:formula="of:=IF([$FillIn.AU7]&lt;&gt;&quot;&quot;;[$FillIn.AU7];-1)" office:value-type="float" office:value="-1" calcext:value-type="float">
            <text:p>-1</text:p>
          </table:table-cell>
          <table:table-cell table:formula="of:=IF([$FillIn.AV7]&lt;&gt;&quot;&quot;;[$FillIn.AV7];-1)" office:value-type="float" office:value="-1" calcext:value-type="float">
            <text:p>-1</text:p>
          </table:table-cell>
          <table:table-cell table:formula="of:=IF([$FillIn.AW7]&lt;&gt;&quot;&quot;;[$FillIn.AW7];-1)" office:value-type="float" office:value="-1" calcext:value-type="float">
            <text:p>-1</text:p>
          </table:table-cell>
          <table:table-cell table:formula="of:=IF([$FillIn.AX7]&lt;&gt;&quot;&quot;;[$FillIn.AX7];-1)" office:value-type="float" office:value="342" calcext:value-type="float">
            <text:p>342</text:p>
          </table:table-cell>
          <table:table-cell table:formula="of:=IF([$FillIn.AY7]&lt;&gt;&quot;&quot;;[$FillIn.AY7];-1)" office:value-type="float" office:value="-1" calcext:value-type="float">
            <text:p>-1</text:p>
          </table:table-cell>
          <table:table-cell table:formula="of:=IF([$FillIn.AZ7]&lt;&gt;&quot;&quot;;[$FillIn.AZ7];-1)" office:value-type="float" office:value="-1" calcext:value-type="float">
            <text:p>-1</text:p>
          </table:table-cell>
          <table:table-cell table:formula="of:=IF([$FillIn.BA7]&lt;&gt;&quot;&quot;;[$FillIn.BA7];-1)" office:value-type="float" office:value="-1" calcext:value-type="float">
            <text:p>-1</text:p>
          </table:table-cell>
          <table:table-cell table:formula="of:=IF([$FillIn.BB7]&lt;&gt;&quot;&quot;;[$FillIn.BB7];-1)" office:value-type="float" office:value="-1" calcext:value-type="float">
            <text:p>-1</text:p>
          </table:table-cell>
          <table:table-cell table:formula="of:=IF([$FillIn.BC7]&lt;&gt;&quot;&quot;;[$FillIn.BC7];-1)" office:value-type="float" office:value="-1" calcext:value-type="float">
            <text:p>-1</text:p>
          </table:table-cell>
          <table:table-cell table:formula="of:=IF([$FillIn.BD7]&lt;&gt;&quot;&quot;;[$FillIn.BD7];-1)" office:value-type="float" office:value="-1" calcext:value-type="float">
            <text:p>-1</text:p>
          </table:table-cell>
          <table:table-cell table:formula="of:=IF([$FillIn.BE7]&lt;&gt;&quot;&quot;;[$FillIn.BE7];-1)" office:value-type="float" office:value="-1" calcext:value-type="float">
            <text:p>-1</text:p>
          </table:table-cell>
          <table:table-cell table:formula="of:=IF([$FillIn.BF7]&lt;&gt;&quot;&quot;;[$FillIn.BF7];-1)" office:value-type="float" office:value="-1" calcext:value-type="float">
            <text:p>-1</text:p>
          </table:table-cell>
          <table:table-cell table:formula="of:=IF([$FillIn.BG7]&lt;&gt;&quot;&quot;;[$FillIn.BG7];-1)" office:value-type="float" office:value="-1" calcext:value-type="float">
            <text:p>-1</text:p>
          </table:table-cell>
          <table:table-cell table:formula="of:=IF([$FillIn.BH7]&lt;&gt;&quot;&quot;;[$FillIn.BH7];-1)" office:value-type="float" office:value="-1" calcext:value-type="float">
            <text:p>-1</text:p>
          </table:table-cell>
          <table:table-cell table:formula="of:=IF([$FillIn.BI7]&lt;&gt;&quot;&quot;;[$FillIn.BI7];-1)" office:value-type="float" office:value="-1" calcext:value-type="float">
            <text:p>-1</text:p>
          </table:table-cell>
          <table:table-cell table:formula="of:=IF([$FillIn.BJ7]&lt;&gt;&quot;&quot;;[$FillIn.BJ7];-1)" office:value-type="float" office:value="-1" calcext:value-type="float">
            <text:p>-1</text:p>
          </table:table-cell>
          <table:table-cell table:formula="of:=IF([$FillIn.BK7]&lt;&gt;&quot;&quot;;[$FillIn.BK7];-1)" office:value-type="float" office:value="-1" calcext:value-type="float">
            <text:p>-1</text:p>
          </table:table-cell>
          <table:table-cell table:formula="of:=IF([$FillIn.BL7]&lt;&gt;&quot;&quot;;[$FillIn.BL7];-1)" office:value-type="float" office:value="-1" calcext:value-type="float">
            <text:p>-1</text:p>
          </table:table-cell>
          <table:table-cell table:formula="of:=IF([$FillIn.BM7]&lt;&gt;&quot;&quot;;[$FillIn.BM7];-1)" office:value-type="float" office:value="-1" calcext:value-type="float">
            <text:p>-1</text:p>
          </table:table-cell>
          <table:table-cell table:formula="of:=IF([$FillIn.BN7]&lt;&gt;&quot;&quot;;[$FillIn.BN7];-1)" office:value-type="float" office:value="-1" calcext:value-type="float">
            <text:p>-1</text:p>
          </table:table-cell>
          <table:table-cell table:formula="of:=IF([$FillIn.BO7]&lt;&gt;&quot;&quot;;[$FillIn.BO7];-1)" office:value-type="float" office:value="-1" calcext:value-type="float">
            <text:p>-1</text:p>
          </table:table-cell>
          <table:table-cell table:formula="of:=IF([$FillIn.BP7]&lt;&gt;&quot;&quot;;[$FillIn.BP7];-1)" office:value-type="float" office:value="-1" calcext:value-type="float">
            <text:p>-1</text:p>
          </table:table-cell>
          <table:table-cell table:formula="of:=IF([$FillIn.BQ7]&lt;&gt;&quot;&quot;;[$FillIn.BQ7];-1)" office:value-type="float" office:value="-1" calcext:value-type="float">
            <text:p>-1</text:p>
          </table:table-cell>
          <table:table-cell table:formula="of:=IF([$FillIn.BR7]&lt;&gt;&quot;&quot;;[$FillIn.BR7];-1)" office:value-type="float" office:value="-1" calcext:value-type="float">
            <text:p>-1</text:p>
          </table:table-cell>
          <table:table-cell table:formula="of:=IF([$FillIn.BS7]&lt;&gt;&quot;&quot;;[$FillIn.BS7];-1)" office:value-type="float" office:value="-1" calcext:value-type="float">
            <text:p>-1</text:p>
          </table:table-cell>
          <table:table-cell table:formula="of:=IF([$FillIn.BT7]&lt;&gt;&quot;&quot;;[$FillIn.BT7];-1)" office:value-type="float" office:value="-1" calcext:value-type="float">
            <text:p>-1</text:p>
          </table:table-cell>
          <table:table-cell table:formula="of:=IF([$FillIn.BU7]&lt;&gt;&quot;&quot;;[$FillIn.BU7];-1)" office:value-type="float" office:value="-1" calcext:value-type="float">
            <text:p>-1</text:p>
          </table:table-cell>
          <table:table-cell table:formula="of:=IF([$FillIn.BV7]&lt;&gt;&quot;&quot;;[$FillIn.BV7];-1)" office:value-type="float" office:value="-1" calcext:value-type="float">
            <text:p>-1</text:p>
          </table:table-cell>
          <table:table-cell table:formula="of:=IF([$FillIn.BW7]&lt;&gt;&quot;&quot;;[$FillIn.BW7];-1)" office:value-type="float" office:value="-1" calcext:value-type="float">
            <text:p>-1</text:p>
          </table:table-cell>
          <table:table-cell table:formula="of:=IF([$FillIn.BX7]&lt;&gt;&quot;&quot;;[$FillIn.BX7];-1)" office:value-type="float" office:value="-1" calcext:value-type="float">
            <text:p>-1</text:p>
          </table:table-cell>
          <table:table-cell table:formula="of:=IF([$FillIn.BY7]&lt;&gt;&quot;&quot;;[$FillIn.BY7];-1)" office:value-type="float" office:value="-1" calcext:value-type="float">
            <text:p>-1</text:p>
          </table:table-cell>
          <table:table-cell table:formula="of:=IF([$FillIn.BZ7]&lt;&gt;&quot;&quot;;[$FillIn.BZ7];-1)" office:value-type="float" office:value="-1" calcext:value-type="float">
            <text:p>-1</text:p>
          </table:table-cell>
          <table:table-cell table:formula="of:=IF([$FillIn.CA7]&lt;&gt;&quot;&quot;;[$FillIn.CA7];-1)" office:value-type="float" office:value="-1" calcext:value-type="float">
            <text:p>-1</text:p>
          </table:table-cell>
          <table:table-cell table:formula="of:=IF([$FillIn.CB7]&lt;&gt;&quot;&quot;;[$FillIn.CB7];-1)" office:value-type="float" office:value="-1" calcext:value-type="float">
            <text:p>-1</text:p>
          </table:table-cell>
          <table:table-cell table:formula="of:=IF([$FillIn.CC7]&lt;&gt;&quot;&quot;;[$FillIn.CC7];-1)" office:value-type="float" office:value="-1" calcext:value-type="float">
            <text:p>-1</text:p>
          </table:table-cell>
          <table:table-cell table:formula="of:=IF([$FillIn.CD7]&lt;&gt;&quot;&quot;;[$FillIn.CD7];-1)" office:value-type="float" office:value="-1" calcext:value-type="float">
            <text:p>-1</text:p>
          </table:table-cell>
          <table:table-cell table:formula="of:=IF([$FillIn.CE7]&lt;&gt;&quot;&quot;;[$FillIn.CE7];-1)" office:value-type="float" office:value="-1" calcext:value-type="float">
            <text:p>-1</text:p>
          </table:table-cell>
          <table:table-cell table:formula="of:=IF([$FillIn.CF7]&lt;&gt;&quot;&quot;;[$FillIn.CF7];-1)" office:value-type="float" office:value="-1" calcext:value-type="float">
            <text:p>-1</text:p>
          </table:table-cell>
          <table:table-cell table:formula="of:=IF([$FillIn.CG7]&lt;&gt;&quot;&quot;;[$FillIn.CG7];-1)" office:value-type="float" office:value="-1" calcext:value-type="float">
            <text:p>-1</text:p>
          </table:table-cell>
          <table:table-cell table:formula="of:=IF([$FillIn.CH7]&lt;&gt;&quot;&quot;;[$FillIn.CH7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8]&lt;&gt;&quot;&quot;;[$FillIn.A8];-1)" office:value-type="float" office:value="41" calcext:value-type="float">
            <text:p>41</text:p>
          </table:table-cell>
          <table:table-cell table:formula="of:=IF([$FillIn.B8]&lt;&gt;&quot;&quot;;[$FillIn.B8];-1)" office:value-type="float" office:value="-1" calcext:value-type="float">
            <text:p>-1</text:p>
          </table:table-cell>
          <table:table-cell table:formula="of:=IF([$FillIn.C8]&lt;&gt;&quot;&quot;;[$FillIn.C8];-1)" office:value-type="float" office:value="-1" calcext:value-type="float">
            <text:p>-1</text:p>
          </table:table-cell>
          <table:table-cell table:formula="of:=IF([$FillIn.D8]&lt;&gt;&quot;&quot;;[$FillIn.D8];-1)" office:value-type="float" office:value="-1" calcext:value-type="float">
            <text:p>-1</text:p>
          </table:table-cell>
          <table:table-cell table:formula="of:=IF([$FillIn.E8]&lt;&gt;&quot;&quot;;[$FillIn.E8];-1)" office:value-type="float" office:value="-1" calcext:value-type="float">
            <text:p>-1</text:p>
          </table:table-cell>
          <table:table-cell table:formula="of:=IF([$FillIn.F8]&lt;&gt;&quot;&quot;;[$FillIn.F8];-1)" office:value-type="float" office:value="-1" calcext:value-type="float">
            <text:p>-1</text:p>
          </table:table-cell>
          <table:table-cell table:formula="of:=IF([$FillIn.G8]&lt;&gt;&quot;&quot;;[$FillIn.G8];-1)" office:value-type="float" office:value="-1" calcext:value-type="float">
            <text:p>-1</text:p>
          </table:table-cell>
          <table:table-cell table:formula="of:=IF([$FillIn.H8]&lt;&gt;&quot;&quot;;[$FillIn.H8];-1)" office:value-type="float" office:value="-1" calcext:value-type="float">
            <text:p>-1</text:p>
          </table:table-cell>
          <table:table-cell table:formula="of:=IF([$FillIn.I8]&lt;&gt;&quot;&quot;;[$FillIn.I8];-1)" office:value-type="float" office:value="-1" calcext:value-type="float">
            <text:p>-1</text:p>
          </table:table-cell>
          <table:table-cell table:formula="of:=IF([$FillIn.J8]&lt;&gt;&quot;&quot;;[$FillIn.J8];-1)" office:value-type="float" office:value="288" calcext:value-type="float">
            <text:p>288</text:p>
          </table:table-cell>
          <table:table-cell table:formula="of:=IF([$FillIn.K8]&lt;&gt;&quot;&quot;;[$FillIn.K8];-1)" office:value-type="float" office:value="-1" calcext:value-type="float">
            <text:p>-1</text:p>
          </table:table-cell>
          <table:table-cell table:formula="of:=IF([$FillIn.L8]&lt;&gt;&quot;&quot;;[$FillIn.L8];-1)" office:value-type="float" office:value="-1" calcext:value-type="float">
            <text:p>-1</text:p>
          </table:table-cell>
          <table:table-cell table:formula="of:=IF([$FillIn.M8]&lt;&gt;&quot;&quot;;[$FillIn.M8];-1)" office:value-type="float" office:value="-1" calcext:value-type="float">
            <text:p>-1</text:p>
          </table:table-cell>
          <table:table-cell table:formula="of:=IF([$FillIn.N8]&lt;&gt;&quot;&quot;;[$FillIn.N8];-1)" office:value-type="float" office:value="-1" calcext:value-type="float">
            <text:p>-1</text:p>
          </table:table-cell>
          <table:table-cell table:formula="of:=IF([$FillIn.O8]&lt;&gt;&quot;&quot;;[$FillIn.O8];-1)" office:value-type="float" office:value="297" calcext:value-type="float">
            <text:p>297</text:p>
          </table:table-cell>
          <table:table-cell table:formula="of:=IF([$FillIn.P8]&lt;&gt;&quot;&quot;;[$FillIn.P8];-1)" office:value-type="float" office:value="-1" calcext:value-type="float">
            <text:p>-1</text:p>
          </table:table-cell>
          <table:table-cell table:formula="of:=IF([$FillIn.Q8]&lt;&gt;&quot;&quot;;[$FillIn.Q8];-1)" office:value-type="float" office:value="-1" calcext:value-type="float">
            <text:p>-1</text:p>
          </table:table-cell>
          <table:table-cell table:formula="of:=IF([$FillIn.R8]&lt;&gt;&quot;&quot;;[$FillIn.R8];-1)" office:value-type="float" office:value="-1" calcext:value-type="float">
            <text:p>-1</text:p>
          </table:table-cell>
          <table:table-cell table:formula="of:=IF([$FillIn.S8]&lt;&gt;&quot;&quot;;[$FillIn.S8];-1)" office:value-type="float" office:value="-1" calcext:value-type="float">
            <text:p>-1</text:p>
          </table:table-cell>
          <table:table-cell table:formula="of:=IF([$FillIn.T8]&lt;&gt;&quot;&quot;;[$FillIn.T8];-1)" office:value-type="float" office:value="-1" calcext:value-type="float">
            <text:p>-1</text:p>
          </table:table-cell>
          <table:table-cell table:formula="of:=IF([$FillIn.U8]&lt;&gt;&quot;&quot;;[$FillIn.U8];-1)" office:value-type="float" office:value="-1" calcext:value-type="float">
            <text:p>-1</text:p>
          </table:table-cell>
          <table:table-cell table:formula="of:=IF([$FillIn.V8]&lt;&gt;&quot;&quot;;[$FillIn.V8];-1)" office:value-type="float" office:value="-1" calcext:value-type="float">
            <text:p>-1</text:p>
          </table:table-cell>
          <table:table-cell table:formula="of:=IF([$FillIn.W8]&lt;&gt;&quot;&quot;;[$FillIn.W8];-1)" office:value-type="float" office:value="-1" calcext:value-type="float">
            <text:p>-1</text:p>
          </table:table-cell>
          <table:table-cell table:formula="of:=IF([$FillIn.X8]&lt;&gt;&quot;&quot;;[$FillIn.X8];-1)" office:value-type="float" office:value="-1" calcext:value-type="float">
            <text:p>-1</text:p>
          </table:table-cell>
          <table:table-cell table:formula="of:=IF([$FillIn.Y8]&lt;&gt;&quot;&quot;;[$FillIn.Y8];-1)" office:value-type="float" office:value="-1" calcext:value-type="float">
            <text:p>-1</text:p>
          </table:table-cell>
          <table:table-cell table:formula="of:=IF([$FillIn.Z8]&lt;&gt;&quot;&quot;;[$FillIn.Z8];-1)" office:value-type="float" office:value="-1" calcext:value-type="float">
            <text:p>-1</text:p>
          </table:table-cell>
          <table:table-cell table:formula="of:=IF([$FillIn.AA8]&lt;&gt;&quot;&quot;;[$FillIn.AA8];-1)" office:value-type="float" office:value="-1" calcext:value-type="float">
            <text:p>-1</text:p>
          </table:table-cell>
          <table:table-cell table:formula="of:=IF([$FillIn.AB8]&lt;&gt;&quot;&quot;;[$FillIn.AB8];-1)" office:value-type="float" office:value="-1" calcext:value-type="float">
            <text:p>-1</text:p>
          </table:table-cell>
          <table:table-cell table:formula="of:=IF([$FillIn.AC8]&lt;&gt;&quot;&quot;;[$FillIn.AC8];-1)" office:value-type="float" office:value="-1" calcext:value-type="float">
            <text:p>-1</text:p>
          </table:table-cell>
          <table:table-cell table:formula="of:=IF([$FillIn.AD8]&lt;&gt;&quot;&quot;;[$FillIn.AD8];-1)" office:value-type="float" office:value="-1" calcext:value-type="float">
            <text:p>-1</text:p>
          </table:table-cell>
          <table:table-cell table:formula="of:=IF([$FillIn.AE8]&lt;&gt;&quot;&quot;;[$FillIn.AE8];-1)" office:value-type="float" office:value="-1" calcext:value-type="float">
            <text:p>-1</text:p>
          </table:table-cell>
          <table:table-cell table:formula="of:=IF([$FillIn.AF8]&lt;&gt;&quot;&quot;;[$FillIn.AF8];-1)" office:value-type="float" office:value="-1" calcext:value-type="float">
            <text:p>-1</text:p>
          </table:table-cell>
          <table:table-cell table:formula="of:=IF([$FillIn.AG8]&lt;&gt;&quot;&quot;;[$FillIn.AG8];-1)" office:value-type="float" office:value="-1" calcext:value-type="float">
            <text:p>-1</text:p>
          </table:table-cell>
          <table:table-cell table:formula="of:=IF([$FillIn.AH8]&lt;&gt;&quot;&quot;;[$FillIn.AH8];-1)" office:value-type="float" office:value="-1" calcext:value-type="float">
            <text:p>-1</text:p>
          </table:table-cell>
          <table:table-cell table:formula="of:=IF([$FillIn.AI8]&lt;&gt;&quot;&quot;;[$FillIn.AI8];-1)" office:value-type="float" office:value="-1" calcext:value-type="float">
            <text:p>-1</text:p>
          </table:table-cell>
          <table:table-cell table:formula="of:=IF([$FillIn.AJ8]&lt;&gt;&quot;&quot;;[$FillIn.AJ8];-1)" office:value-type="float" office:value="210" calcext:value-type="float">
            <text:p>210</text:p>
          </table:table-cell>
          <table:table-cell table:formula="of:=IF([$FillIn.AK8]&lt;&gt;&quot;&quot;;[$FillIn.AK8];-1)" office:value-type="float" office:value="-1" calcext:value-type="float">
            <text:p>-1</text:p>
          </table:table-cell>
          <table:table-cell table:formula="of:=IF([$FillIn.AL8]&lt;&gt;&quot;&quot;;[$FillIn.AL8];-1)" office:value-type="float" office:value="-1" calcext:value-type="float">
            <text:p>-1</text:p>
          </table:table-cell>
          <table:table-cell table:formula="of:=IF([$FillIn.AM8]&lt;&gt;&quot;&quot;;[$FillIn.AM8];-1)" office:value-type="float" office:value="-1" calcext:value-type="float">
            <text:p>-1</text:p>
          </table:table-cell>
          <table:table-cell table:formula="of:=IF([$FillIn.AN8]&lt;&gt;&quot;&quot;;[$FillIn.AN8];-1)" office:value-type="float" office:value="-1" calcext:value-type="float">
            <text:p>-1</text:p>
          </table:table-cell>
          <table:table-cell table:formula="of:=IF([$FillIn.AO8]&lt;&gt;&quot;&quot;;[$FillIn.AO8];-1)" office:value-type="float" office:value="-1" calcext:value-type="float">
            <text:p>-1</text:p>
          </table:table-cell>
          <table:table-cell table:formula="of:=IF([$FillIn.AP8]&lt;&gt;&quot;&quot;;[$FillIn.AP8];-1)" office:value-type="float" office:value="-1" calcext:value-type="float">
            <text:p>-1</text:p>
          </table:table-cell>
          <table:table-cell table:formula="of:=IF([$FillIn.AQ8]&lt;&gt;&quot;&quot;;[$FillIn.AQ8];-1)" office:value-type="float" office:value="351" calcext:value-type="float">
            <text:p>351</text:p>
          </table:table-cell>
          <table:table-cell table:formula="of:=IF([$FillIn.AR8]&lt;&gt;&quot;&quot;;[$FillIn.AR8];-1)" office:value-type="float" office:value="350" calcext:value-type="float">
            <text:p>350</text:p>
          </table:table-cell>
          <table:table-cell table:formula="of:=IF([$FillIn.AS8]&lt;&gt;&quot;&quot;;[$FillIn.AS8];-1)" office:value-type="float" office:value="-1" calcext:value-type="float">
            <text:p>-1</text:p>
          </table:table-cell>
          <table:table-cell table:formula="of:=IF([$FillIn.AT8]&lt;&gt;&quot;&quot;;[$FillIn.AT8];-1)" office:value-type="float" office:value="348" calcext:value-type="float">
            <text:p>348</text:p>
          </table:table-cell>
          <table:table-cell table:formula="of:=IF([$FillIn.AU8]&lt;&gt;&quot;&quot;;[$FillIn.AU8];-1)" office:value-type="float" office:value="347" calcext:value-type="float">
            <text:p>347</text:p>
          </table:table-cell>
          <table:table-cell table:formula="of:=IF([$FillIn.AV8]&lt;&gt;&quot;&quot;;[$FillIn.AV8];-1)" office:value-type="float" office:value="346" calcext:value-type="float">
            <text:p>346</text:p>
          </table:table-cell>
          <table:table-cell table:formula="of:=IF([$FillIn.AW8]&lt;&gt;&quot;&quot;;[$FillIn.AW8];-1)" office:value-type="float" office:value="-1" calcext:value-type="float">
            <text:p>-1</text:p>
          </table:table-cell>
          <table:table-cell table:formula="of:=IF([$FillIn.AX8]&lt;&gt;&quot;&quot;;[$FillIn.AX8];-1)" office:value-type="float" office:value="343" calcext:value-type="float">
            <text:p>343</text:p>
          </table:table-cell>
          <table:table-cell table:formula="of:=IF([$FillIn.AY8]&lt;&gt;&quot;&quot;;[$FillIn.AY8];-1)" office:value-type="float" office:value="-1" calcext:value-type="float">
            <text:p>-1</text:p>
          </table:table-cell>
          <table:table-cell table:formula="of:=IF([$FillIn.AZ8]&lt;&gt;&quot;&quot;;[$FillIn.AZ8];-1)" office:value-type="float" office:value="-1" calcext:value-type="float">
            <text:p>-1</text:p>
          </table:table-cell>
          <table:table-cell table:formula="of:=IF([$FillIn.BA8]&lt;&gt;&quot;&quot;;[$FillIn.BA8];-1)" office:value-type="float" office:value="-1" calcext:value-type="float">
            <text:p>-1</text:p>
          </table:table-cell>
          <table:table-cell table:formula="of:=IF([$FillIn.BB8]&lt;&gt;&quot;&quot;;[$FillIn.BB8];-1)" office:value-type="float" office:value="-1" calcext:value-type="float">
            <text:p>-1</text:p>
          </table:table-cell>
          <table:table-cell table:formula="of:=IF([$FillIn.BC8]&lt;&gt;&quot;&quot;;[$FillIn.BC8];-1)" office:value-type="float" office:value="-1" calcext:value-type="float">
            <text:p>-1</text:p>
          </table:table-cell>
          <table:table-cell table:formula="of:=IF([$FillIn.BD8]&lt;&gt;&quot;&quot;;[$FillIn.BD8];-1)" office:value-type="float" office:value="-1" calcext:value-type="float">
            <text:p>-1</text:p>
          </table:table-cell>
          <table:table-cell table:formula="of:=IF([$FillIn.BE8]&lt;&gt;&quot;&quot;;[$FillIn.BE8];-1)" office:value-type="float" office:value="-1" calcext:value-type="float">
            <text:p>-1</text:p>
          </table:table-cell>
          <table:table-cell table:formula="of:=IF([$FillIn.BF8]&lt;&gt;&quot;&quot;;[$FillIn.BF8];-1)" office:value-type="float" office:value="-1" calcext:value-type="float">
            <text:p>-1</text:p>
          </table:table-cell>
          <table:table-cell table:formula="of:=IF([$FillIn.BG8]&lt;&gt;&quot;&quot;;[$FillIn.BG8];-1)" office:value-type="float" office:value="-1" calcext:value-type="float">
            <text:p>-1</text:p>
          </table:table-cell>
          <table:table-cell table:formula="of:=IF([$FillIn.BH8]&lt;&gt;&quot;&quot;;[$FillIn.BH8];-1)" office:value-type="float" office:value="-1" calcext:value-type="float">
            <text:p>-1</text:p>
          </table:table-cell>
          <table:table-cell table:formula="of:=IF([$FillIn.BI8]&lt;&gt;&quot;&quot;;[$FillIn.BI8];-1)" office:value-type="float" office:value="-1" calcext:value-type="float">
            <text:p>-1</text:p>
          </table:table-cell>
          <table:table-cell table:formula="of:=IF([$FillIn.BJ8]&lt;&gt;&quot;&quot;;[$FillIn.BJ8];-1)" office:value-type="float" office:value="-1" calcext:value-type="float">
            <text:p>-1</text:p>
          </table:table-cell>
          <table:table-cell table:formula="of:=IF([$FillIn.BK8]&lt;&gt;&quot;&quot;;[$FillIn.BK8];-1)" office:value-type="float" office:value="-1" calcext:value-type="float">
            <text:p>-1</text:p>
          </table:table-cell>
          <table:table-cell table:formula="of:=IF([$FillIn.BL8]&lt;&gt;&quot;&quot;;[$FillIn.BL8];-1)" office:value-type="float" office:value="-1" calcext:value-type="float">
            <text:p>-1</text:p>
          </table:table-cell>
          <table:table-cell table:formula="of:=IF([$FillIn.BM8]&lt;&gt;&quot;&quot;;[$FillIn.BM8];-1)" office:value-type="float" office:value="-1" calcext:value-type="float">
            <text:p>-1</text:p>
          </table:table-cell>
          <table:table-cell table:formula="of:=IF([$FillIn.BN8]&lt;&gt;&quot;&quot;;[$FillIn.BN8];-1)" office:value-type="float" office:value="-1" calcext:value-type="float">
            <text:p>-1</text:p>
          </table:table-cell>
          <table:table-cell table:formula="of:=IF([$FillIn.BO8]&lt;&gt;&quot;&quot;;[$FillIn.BO8];-1)" office:value-type="float" office:value="-1" calcext:value-type="float">
            <text:p>-1</text:p>
          </table:table-cell>
          <table:table-cell table:formula="of:=IF([$FillIn.BP8]&lt;&gt;&quot;&quot;;[$FillIn.BP8];-1)" office:value-type="float" office:value="-1" calcext:value-type="float">
            <text:p>-1</text:p>
          </table:table-cell>
          <table:table-cell table:formula="of:=IF([$FillIn.BQ8]&lt;&gt;&quot;&quot;;[$FillIn.BQ8];-1)" office:value-type="float" office:value="-1" calcext:value-type="float">
            <text:p>-1</text:p>
          </table:table-cell>
          <table:table-cell table:formula="of:=IF([$FillIn.BR8]&lt;&gt;&quot;&quot;;[$FillIn.BR8];-1)" office:value-type="float" office:value="-1" calcext:value-type="float">
            <text:p>-1</text:p>
          </table:table-cell>
          <table:table-cell table:formula="of:=IF([$FillIn.BS8]&lt;&gt;&quot;&quot;;[$FillIn.BS8];-1)" office:value-type="float" office:value="-1" calcext:value-type="float">
            <text:p>-1</text:p>
          </table:table-cell>
          <table:table-cell table:formula="of:=IF([$FillIn.BT8]&lt;&gt;&quot;&quot;;[$FillIn.BT8];-1)" office:value-type="float" office:value="-1" calcext:value-type="float">
            <text:p>-1</text:p>
          </table:table-cell>
          <table:table-cell table:formula="of:=IF([$FillIn.BU8]&lt;&gt;&quot;&quot;;[$FillIn.BU8];-1)" office:value-type="float" office:value="-1" calcext:value-type="float">
            <text:p>-1</text:p>
          </table:table-cell>
          <table:table-cell table:formula="of:=IF([$FillIn.BV8]&lt;&gt;&quot;&quot;;[$FillIn.BV8];-1)" office:value-type="float" office:value="-1" calcext:value-type="float">
            <text:p>-1</text:p>
          </table:table-cell>
          <table:table-cell table:formula="of:=IF([$FillIn.BW8]&lt;&gt;&quot;&quot;;[$FillIn.BW8];-1)" office:value-type="float" office:value="-1" calcext:value-type="float">
            <text:p>-1</text:p>
          </table:table-cell>
          <table:table-cell table:formula="of:=IF([$FillIn.BX8]&lt;&gt;&quot;&quot;;[$FillIn.BX8];-1)" office:value-type="float" office:value="-1" calcext:value-type="float">
            <text:p>-1</text:p>
          </table:table-cell>
          <table:table-cell table:formula="of:=IF([$FillIn.BY8]&lt;&gt;&quot;&quot;;[$FillIn.BY8];-1)" office:value-type="float" office:value="-1" calcext:value-type="float">
            <text:p>-1</text:p>
          </table:table-cell>
          <table:table-cell table:formula="of:=IF([$FillIn.BZ8]&lt;&gt;&quot;&quot;;[$FillIn.BZ8];-1)" office:value-type="float" office:value="-1" calcext:value-type="float">
            <text:p>-1</text:p>
          </table:table-cell>
          <table:table-cell table:formula="of:=IF([$FillIn.CA8]&lt;&gt;&quot;&quot;;[$FillIn.CA8];-1)" office:value-type="float" office:value="-1" calcext:value-type="float">
            <text:p>-1</text:p>
          </table:table-cell>
          <table:table-cell table:formula="of:=IF([$FillIn.CB8]&lt;&gt;&quot;&quot;;[$FillIn.CB8];-1)" office:value-type="float" office:value="-1" calcext:value-type="float">
            <text:p>-1</text:p>
          </table:table-cell>
          <table:table-cell table:formula="of:=IF([$FillIn.CC8]&lt;&gt;&quot;&quot;;[$FillIn.CC8];-1)" office:value-type="float" office:value="-1" calcext:value-type="float">
            <text:p>-1</text:p>
          </table:table-cell>
          <table:table-cell table:formula="of:=IF([$FillIn.CD8]&lt;&gt;&quot;&quot;;[$FillIn.CD8];-1)" office:value-type="float" office:value="-1" calcext:value-type="float">
            <text:p>-1</text:p>
          </table:table-cell>
          <table:table-cell table:formula="of:=IF([$FillIn.CE8]&lt;&gt;&quot;&quot;;[$FillIn.CE8];-1)" office:value-type="float" office:value="-1" calcext:value-type="float">
            <text:p>-1</text:p>
          </table:table-cell>
          <table:table-cell table:formula="of:=IF([$FillIn.CF8]&lt;&gt;&quot;&quot;;[$FillIn.CF8];-1)" office:value-type="float" office:value="-1" calcext:value-type="float">
            <text:p>-1</text:p>
          </table:table-cell>
          <table:table-cell table:formula="of:=IF([$FillIn.CG8]&lt;&gt;&quot;&quot;;[$FillIn.CG8];-1)" office:value-type="float" office:value="-1" calcext:value-type="float">
            <text:p>-1</text:p>
          </table:table-cell>
          <table:table-cell table:formula="of:=IF([$FillIn.CH8]&lt;&gt;&quot;&quot;;[$FillIn.CH8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9]&lt;&gt;&quot;&quot;;[$FillIn.A9];-1)" office:value-type="float" office:value="40" calcext:value-type="float">
            <text:p>40</text:p>
          </table:table-cell>
          <table:table-cell table:formula="of:=IF([$FillIn.B9]&lt;&gt;&quot;&quot;;[$FillIn.B9];-1)" office:value-type="float" office:value="-1" calcext:value-type="float">
            <text:p>-1</text:p>
          </table:table-cell>
          <table:table-cell table:formula="of:=IF([$FillIn.C9]&lt;&gt;&quot;&quot;;[$FillIn.C9];-1)" office:value-type="float" office:value="-1" calcext:value-type="float">
            <text:p>-1</text:p>
          </table:table-cell>
          <table:table-cell table:formula="of:=IF([$FillIn.D9]&lt;&gt;&quot;&quot;;[$FillIn.D9];-1)" office:value-type="float" office:value="-1" calcext:value-type="float">
            <text:p>-1</text:p>
          </table:table-cell>
          <table:table-cell table:formula="of:=IF([$FillIn.E9]&lt;&gt;&quot;&quot;;[$FillIn.E9];-1)" office:value-type="float" office:value="-1" calcext:value-type="float">
            <text:p>-1</text:p>
          </table:table-cell>
          <table:table-cell table:formula="of:=IF([$FillIn.F9]&lt;&gt;&quot;&quot;;[$FillIn.F9];-1)" office:value-type="float" office:value="-1" calcext:value-type="float">
            <text:p>-1</text:p>
          </table:table-cell>
          <table:table-cell table:formula="of:=IF([$FillIn.G9]&lt;&gt;&quot;&quot;;[$FillIn.G9];-1)" office:value-type="float" office:value="-1" calcext:value-type="float">
            <text:p>-1</text:p>
          </table:table-cell>
          <table:table-cell table:formula="of:=IF([$FillIn.H9]&lt;&gt;&quot;&quot;;[$FillIn.H9];-1)" office:value-type="float" office:value="286" calcext:value-type="float">
            <text:p>286</text:p>
          </table:table-cell>
          <table:table-cell table:formula="of:=IF([$FillIn.I9]&lt;&gt;&quot;&quot;;[$FillIn.I9];-1)" office:value-type="float" office:value="287" calcext:value-type="float">
            <text:p>287</text:p>
          </table:table-cell>
          <table:table-cell table:formula="of:=IF([$FillIn.J9]&lt;&gt;&quot;&quot;;[$FillIn.J9];-1)" office:value-type="float" office:value="-1" calcext:value-type="float">
            <text:p>-1</text:p>
          </table:table-cell>
          <table:table-cell table:formula="of:=IF([$FillIn.K9]&lt;&gt;&quot;&quot;;[$FillIn.K9];-1)" office:value-type="float" office:value="-1" calcext:value-type="float">
            <text:p>-1</text:p>
          </table:table-cell>
          <table:table-cell table:formula="of:=IF([$FillIn.L9]&lt;&gt;&quot;&quot;;[$FillIn.L9];-1)" office:value-type="float" office:value="-1" calcext:value-type="float">
            <text:p>-1</text:p>
          </table:table-cell>
          <table:table-cell table:formula="of:=IF([$FillIn.M9]&lt;&gt;&quot;&quot;;[$FillIn.M9];-1)" office:value-type="float" office:value="-1" calcext:value-type="float">
            <text:p>-1</text:p>
          </table:table-cell>
          <table:table-cell table:formula="of:=IF([$FillIn.N9]&lt;&gt;&quot;&quot;;[$FillIn.N9];-1)" office:value-type="float" office:value="-1" calcext:value-type="float">
            <text:p>-1</text:p>
          </table:table-cell>
          <table:table-cell table:formula="of:=IF([$FillIn.O9]&lt;&gt;&quot;&quot;;[$FillIn.O9];-1)" office:value-type="float" office:value="-1" calcext:value-type="float">
            <text:p>-1</text:p>
          </table:table-cell>
          <table:table-cell table:formula="of:=IF([$FillIn.P9]&lt;&gt;&quot;&quot;;[$FillIn.P9];-1)" office:value-type="float" office:value="298" calcext:value-type="float">
            <text:p>298</text:p>
          </table:table-cell>
          <table:table-cell table:formula="of:=IF([$FillIn.Q9]&lt;&gt;&quot;&quot;;[$FillIn.Q9];-1)" office:value-type="float" office:value="-1" calcext:value-type="float">
            <text:p>-1</text:p>
          </table:table-cell>
          <table:table-cell table:formula="of:=IF([$FillIn.R9]&lt;&gt;&quot;&quot;;[$FillIn.R9];-1)" office:value-type="float" office:value="-1" calcext:value-type="float">
            <text:p>-1</text:p>
          </table:table-cell>
          <table:table-cell table:formula="of:=IF([$FillIn.S9]&lt;&gt;&quot;&quot;;[$FillIn.S9];-1)" office:value-type="float" office:value="-1" calcext:value-type="float">
            <text:p>-1</text:p>
          </table:table-cell>
          <table:table-cell table:formula="of:=IF([$FillIn.T9]&lt;&gt;&quot;&quot;;[$FillIn.T9];-1)" office:value-type="float" office:value="-1" calcext:value-type="float">
            <text:p>-1</text:p>
          </table:table-cell>
          <table:table-cell table:formula="of:=IF([$FillIn.U9]&lt;&gt;&quot;&quot;;[$FillIn.U9];-1)" office:value-type="float" office:value="-1" calcext:value-type="float">
            <text:p>-1</text:p>
          </table:table-cell>
          <table:table-cell table:formula="of:=IF([$FillIn.V9]&lt;&gt;&quot;&quot;;[$FillIn.V9];-1)" office:value-type="float" office:value="-1" calcext:value-type="float">
            <text:p>-1</text:p>
          </table:table-cell>
          <table:table-cell table:formula="of:=IF([$FillIn.W9]&lt;&gt;&quot;&quot;;[$FillIn.W9];-1)" office:value-type="float" office:value="306" calcext:value-type="float">
            <text:p>306</text:p>
          </table:table-cell>
          <table:table-cell table:formula="of:=IF([$FillIn.X9]&lt;&gt;&quot;&quot;;[$FillIn.X9];-1)" office:value-type="float" office:value="307" calcext:value-type="float">
            <text:p>307</text:p>
          </table:table-cell>
          <table:table-cell table:formula="of:=IF([$FillIn.Y9]&lt;&gt;&quot;&quot;;[$FillIn.Y9];-1)" office:value-type="float" office:value="-1" calcext:value-type="float">
            <text:p>-1</text:p>
          </table:table-cell>
          <table:table-cell table:formula="of:=IF([$FillIn.Z9]&lt;&gt;&quot;&quot;;[$FillIn.Z9];-1)" office:value-type="float" office:value="-1" calcext:value-type="float">
            <text:p>-1</text:p>
          </table:table-cell>
          <table:table-cell table:formula="of:=IF([$FillIn.AA9]&lt;&gt;&quot;&quot;;[$FillIn.AA9];-1)" office:value-type="float" office:value="-1" calcext:value-type="float">
            <text:p>-1</text:p>
          </table:table-cell>
          <table:table-cell table:formula="of:=IF([$FillIn.AB9]&lt;&gt;&quot;&quot;;[$FillIn.AB9];-1)" office:value-type="float" office:value="-1" calcext:value-type="float">
            <text:p>-1</text:p>
          </table:table-cell>
          <table:table-cell table:formula="of:=IF([$FillIn.AC9]&lt;&gt;&quot;&quot;;[$FillIn.AC9];-1)" office:value-type="float" office:value="-1" calcext:value-type="float">
            <text:p>-1</text:p>
          </table:table-cell>
          <table:table-cell table:formula="of:=IF([$FillIn.AD9]&lt;&gt;&quot;&quot;;[$FillIn.AD9];-1)" office:value-type="float" office:value="-1" calcext:value-type="float">
            <text:p>-1</text:p>
          </table:table-cell>
          <table:table-cell table:formula="of:=IF([$FillIn.AE9]&lt;&gt;&quot;&quot;;[$FillIn.AE9];-1)" office:value-type="float" office:value="-1" calcext:value-type="float">
            <text:p>-1</text:p>
          </table:table-cell>
          <table:table-cell table:formula="of:=IF([$FillIn.AF9]&lt;&gt;&quot;&quot;;[$FillIn.AF9];-1)" office:value-type="float" office:value="-1" calcext:value-type="float">
            <text:p>-1</text:p>
          </table:table-cell>
          <table:table-cell table:formula="of:=IF([$FillIn.AG9]&lt;&gt;&quot;&quot;;[$FillIn.AG9];-1)" office:value-type="float" office:value="-1" calcext:value-type="float">
            <text:p>-1</text:p>
          </table:table-cell>
          <table:table-cell table:formula="of:=IF([$FillIn.AH9]&lt;&gt;&quot;&quot;;[$FillIn.AH9];-1)" office:value-type="float" office:value="-1" calcext:value-type="float">
            <text:p>-1</text:p>
          </table:table-cell>
          <table:table-cell table:formula="of:=IF([$FillIn.AI9]&lt;&gt;&quot;&quot;;[$FillIn.AI9];-1)" office:value-type="float" office:value="-1" calcext:value-type="float">
            <text:p>-1</text:p>
          </table:table-cell>
          <table:table-cell table:formula="of:=IF([$FillIn.AJ9]&lt;&gt;&quot;&quot;;[$FillIn.AJ9];-1)" office:value-type="float" office:value="219" calcext:value-type="float">
            <text:p>219</text:p>
          </table:table-cell>
          <table:table-cell table:formula="of:=IF([$FillIn.AK9]&lt;&gt;&quot;&quot;;[$FillIn.AK9];-1)" office:value-type="float" office:value="318" calcext:value-type="float">
            <text:p>318</text:p>
          </table:table-cell>
          <table:table-cell table:formula="of:=IF([$FillIn.AL9]&lt;&gt;&quot;&quot;;[$FillIn.AL9];-1)" office:value-type="float" office:value="-1" calcext:value-type="float">
            <text:p>-1</text:p>
          </table:table-cell>
          <table:table-cell table:formula="of:=IF([$FillIn.AM9]&lt;&gt;&quot;&quot;;[$FillIn.AM9];-1)" office:value-type="float" office:value="-1" calcext:value-type="float">
            <text:p>-1</text:p>
          </table:table-cell>
          <table:table-cell table:formula="of:=IF([$FillIn.AN9]&lt;&gt;&quot;&quot;;[$FillIn.AN9];-1)" office:value-type="float" office:value="-1" calcext:value-type="float">
            <text:p>-1</text:p>
          </table:table-cell>
          <table:table-cell table:formula="of:=IF([$FillIn.AO9]&lt;&gt;&quot;&quot;;[$FillIn.AO9];-1)" office:value-type="float" office:value="-1" calcext:value-type="float">
            <text:p>-1</text:p>
          </table:table-cell>
          <table:table-cell table:formula="of:=IF([$FillIn.AP9]&lt;&gt;&quot;&quot;;[$FillIn.AP9];-1)" office:value-type="float" office:value="352" calcext:value-type="float">
            <text:p>352</text:p>
          </table:table-cell>
          <table:table-cell table:formula="of:=IF([$FillIn.AQ9]&lt;&gt;&quot;&quot;;[$FillIn.AQ9];-1)" office:value-type="float" office:value="-1" calcext:value-type="float">
            <text:p>-1</text:p>
          </table:table-cell>
          <table:table-cell table:formula="of:=IF([$FillIn.AR9]&lt;&gt;&quot;&quot;;[$FillIn.AR9];-1)" office:value-type="float" office:value="-1" calcext:value-type="float">
            <text:p>-1</text:p>
          </table:table-cell>
          <table:table-cell table:formula="of:=IF([$FillIn.AS9]&lt;&gt;&quot;&quot;;[$FillIn.AS9];-1)" office:value-type="float" office:value="349" calcext:value-type="float">
            <text:p>349</text:p>
          </table:table-cell>
          <table:table-cell table:formula="of:=IF([$FillIn.AT9]&lt;&gt;&quot;&quot;;[$FillIn.AT9];-1)" office:value-type="float" office:value="-1" calcext:value-type="float">
            <text:p>-1</text:p>
          </table:table-cell>
          <table:table-cell table:formula="of:=IF([$FillIn.AU9]&lt;&gt;&quot;&quot;;[$FillIn.AU9];-1)" office:value-type="float" office:value="-1" calcext:value-type="float">
            <text:p>-1</text:p>
          </table:table-cell>
          <table:table-cell table:formula="of:=IF([$FillIn.AV9]&lt;&gt;&quot;&quot;;[$FillIn.AV9];-1)" office:value-type="float" office:value="345" calcext:value-type="float">
            <text:p>345</text:p>
          </table:table-cell>
          <table:table-cell table:formula="of:=IF([$FillIn.AW9]&lt;&gt;&quot;&quot;;[$FillIn.AW9];-1)" office:value-type="float" office:value="344" calcext:value-type="float">
            <text:p>344</text:p>
          </table:table-cell>
          <table:table-cell table:formula="of:=IF([$FillIn.AX9]&lt;&gt;&quot;&quot;;[$FillIn.AX9];-1)" office:value-type="float" office:value="-1" calcext:value-type="float">
            <text:p>-1</text:p>
          </table:table-cell>
          <table:table-cell table:formula="of:=IF([$FillIn.AY9]&lt;&gt;&quot;&quot;;[$FillIn.AY9];-1)" office:value-type="float" office:value="-1" calcext:value-type="float">
            <text:p>-1</text:p>
          </table:table-cell>
          <table:table-cell table:formula="of:=IF([$FillIn.AZ9]&lt;&gt;&quot;&quot;;[$FillIn.AZ9];-1)" office:value-type="float" office:value="-1" calcext:value-type="float">
            <text:p>-1</text:p>
          </table:table-cell>
          <table:table-cell table:formula="of:=IF([$FillIn.BA9]&lt;&gt;&quot;&quot;;[$FillIn.BA9];-1)" office:value-type="float" office:value="-1" calcext:value-type="float">
            <text:p>-1</text:p>
          </table:table-cell>
          <table:table-cell table:formula="of:=IF([$FillIn.BB9]&lt;&gt;&quot;&quot;;[$FillIn.BB9];-1)" office:value-type="float" office:value="-1" calcext:value-type="float">
            <text:p>-1</text:p>
          </table:table-cell>
          <table:table-cell table:formula="of:=IF([$FillIn.BC9]&lt;&gt;&quot;&quot;;[$FillIn.BC9];-1)" office:value-type="float" office:value="-1" calcext:value-type="float">
            <text:p>-1</text:p>
          </table:table-cell>
          <table:table-cell table:formula="of:=IF([$FillIn.BD9]&lt;&gt;&quot;&quot;;[$FillIn.BD9];-1)" office:value-type="float" office:value="-1" calcext:value-type="float">
            <text:p>-1</text:p>
          </table:table-cell>
          <table:table-cell table:formula="of:=IF([$FillIn.BE9]&lt;&gt;&quot;&quot;;[$FillIn.BE9];-1)" office:value-type="float" office:value="-1" calcext:value-type="float">
            <text:p>-1</text:p>
          </table:table-cell>
          <table:table-cell table:formula="of:=IF([$FillIn.BF9]&lt;&gt;&quot;&quot;;[$FillIn.BF9];-1)" office:value-type="float" office:value="-1" calcext:value-type="float">
            <text:p>-1</text:p>
          </table:table-cell>
          <table:table-cell table:formula="of:=IF([$FillIn.BG9]&lt;&gt;&quot;&quot;;[$FillIn.BG9];-1)" office:value-type="float" office:value="-1" calcext:value-type="float">
            <text:p>-1</text:p>
          </table:table-cell>
          <table:table-cell table:formula="of:=IF([$FillIn.BH9]&lt;&gt;&quot;&quot;;[$FillIn.BH9];-1)" office:value-type="float" office:value="-1" calcext:value-type="float">
            <text:p>-1</text:p>
          </table:table-cell>
          <table:table-cell table:formula="of:=IF([$FillIn.BI9]&lt;&gt;&quot;&quot;;[$FillIn.BI9];-1)" office:value-type="float" office:value="-1" calcext:value-type="float">
            <text:p>-1</text:p>
          </table:table-cell>
          <table:table-cell table:formula="of:=IF([$FillIn.BJ9]&lt;&gt;&quot;&quot;;[$FillIn.BJ9];-1)" office:value-type="float" office:value="-1" calcext:value-type="float">
            <text:p>-1</text:p>
          </table:table-cell>
          <table:table-cell table:formula="of:=IF([$FillIn.BK9]&lt;&gt;&quot;&quot;;[$FillIn.BK9];-1)" office:value-type="float" office:value="-1" calcext:value-type="float">
            <text:p>-1</text:p>
          </table:table-cell>
          <table:table-cell table:formula="of:=IF([$FillIn.BL9]&lt;&gt;&quot;&quot;;[$FillIn.BL9];-1)" office:value-type="float" office:value="-1" calcext:value-type="float">
            <text:p>-1</text:p>
          </table:table-cell>
          <table:table-cell table:formula="of:=IF([$FillIn.BM9]&lt;&gt;&quot;&quot;;[$FillIn.BM9];-1)" office:value-type="float" office:value="-1" calcext:value-type="float">
            <text:p>-1</text:p>
          </table:table-cell>
          <table:table-cell table:formula="of:=IF([$FillIn.BN9]&lt;&gt;&quot;&quot;;[$FillIn.BN9];-1)" office:value-type="float" office:value="-1" calcext:value-type="float">
            <text:p>-1</text:p>
          </table:table-cell>
          <table:table-cell table:formula="of:=IF([$FillIn.BO9]&lt;&gt;&quot;&quot;;[$FillIn.BO9];-1)" office:value-type="float" office:value="-1" calcext:value-type="float">
            <text:p>-1</text:p>
          </table:table-cell>
          <table:table-cell table:formula="of:=IF([$FillIn.BP9]&lt;&gt;&quot;&quot;;[$FillIn.BP9];-1)" office:value-type="float" office:value="-1" calcext:value-type="float">
            <text:p>-1</text:p>
          </table:table-cell>
          <table:table-cell table:formula="of:=IF([$FillIn.BQ9]&lt;&gt;&quot;&quot;;[$FillIn.BQ9];-1)" office:value-type="float" office:value="-1" calcext:value-type="float">
            <text:p>-1</text:p>
          </table:table-cell>
          <table:table-cell table:formula="of:=IF([$FillIn.BR9]&lt;&gt;&quot;&quot;;[$FillIn.BR9];-1)" office:value-type="float" office:value="-1" calcext:value-type="float">
            <text:p>-1</text:p>
          </table:table-cell>
          <table:table-cell table:formula="of:=IF([$FillIn.BS9]&lt;&gt;&quot;&quot;;[$FillIn.BS9];-1)" office:value-type="float" office:value="-1" calcext:value-type="float">
            <text:p>-1</text:p>
          </table:table-cell>
          <table:table-cell table:formula="of:=IF([$FillIn.BT9]&lt;&gt;&quot;&quot;;[$FillIn.BT9];-1)" office:value-type="float" office:value="-1" calcext:value-type="float">
            <text:p>-1</text:p>
          </table:table-cell>
          <table:table-cell table:formula="of:=IF([$FillIn.BU9]&lt;&gt;&quot;&quot;;[$FillIn.BU9];-1)" office:value-type="float" office:value="-1" calcext:value-type="float">
            <text:p>-1</text:p>
          </table:table-cell>
          <table:table-cell table:formula="of:=IF([$FillIn.BV9]&lt;&gt;&quot;&quot;;[$FillIn.BV9];-1)" office:value-type="float" office:value="-1" calcext:value-type="float">
            <text:p>-1</text:p>
          </table:table-cell>
          <table:table-cell table:formula="of:=IF([$FillIn.BW9]&lt;&gt;&quot;&quot;;[$FillIn.BW9];-1)" office:value-type="float" office:value="-1" calcext:value-type="float">
            <text:p>-1</text:p>
          </table:table-cell>
          <table:table-cell table:formula="of:=IF([$FillIn.BX9]&lt;&gt;&quot;&quot;;[$FillIn.BX9];-1)" office:value-type="float" office:value="-1" calcext:value-type="float">
            <text:p>-1</text:p>
          </table:table-cell>
          <table:table-cell table:formula="of:=IF([$FillIn.BY9]&lt;&gt;&quot;&quot;;[$FillIn.BY9];-1)" office:value-type="float" office:value="-1" calcext:value-type="float">
            <text:p>-1</text:p>
          </table:table-cell>
          <table:table-cell table:formula="of:=IF([$FillIn.BZ9]&lt;&gt;&quot;&quot;;[$FillIn.BZ9];-1)" office:value-type="float" office:value="-1" calcext:value-type="float">
            <text:p>-1</text:p>
          </table:table-cell>
          <table:table-cell table:formula="of:=IF([$FillIn.CA9]&lt;&gt;&quot;&quot;;[$FillIn.CA9];-1)" office:value-type="float" office:value="-1" calcext:value-type="float">
            <text:p>-1</text:p>
          </table:table-cell>
          <table:table-cell table:formula="of:=IF([$FillIn.CB9]&lt;&gt;&quot;&quot;;[$FillIn.CB9];-1)" office:value-type="float" office:value="-1" calcext:value-type="float">
            <text:p>-1</text:p>
          </table:table-cell>
          <table:table-cell table:formula="of:=IF([$FillIn.CC9]&lt;&gt;&quot;&quot;;[$FillIn.CC9];-1)" office:value-type="float" office:value="-1" calcext:value-type="float">
            <text:p>-1</text:p>
          </table:table-cell>
          <table:table-cell table:formula="of:=IF([$FillIn.CD9]&lt;&gt;&quot;&quot;;[$FillIn.CD9];-1)" office:value-type="float" office:value="-1" calcext:value-type="float">
            <text:p>-1</text:p>
          </table:table-cell>
          <table:table-cell table:formula="of:=IF([$FillIn.CE9]&lt;&gt;&quot;&quot;;[$FillIn.CE9];-1)" office:value-type="float" office:value="-1" calcext:value-type="float">
            <text:p>-1</text:p>
          </table:table-cell>
          <table:table-cell table:formula="of:=IF([$FillIn.CF9]&lt;&gt;&quot;&quot;;[$FillIn.CF9];-1)" office:value-type="float" office:value="-1" calcext:value-type="float">
            <text:p>-1</text:p>
          </table:table-cell>
          <table:table-cell table:formula="of:=IF([$FillIn.CG9]&lt;&gt;&quot;&quot;;[$FillIn.CG9];-1)" office:value-type="float" office:value="-1" calcext:value-type="float">
            <text:p>-1</text:p>
          </table:table-cell>
          <table:table-cell table:formula="of:=IF([$FillIn.CH9]&lt;&gt;&quot;&quot;;[$FillIn.CH9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0]&lt;&gt;&quot;&quot;;[$FillIn.A10];-1)" office:value-type="float" office:value="39" calcext:value-type="float">
            <text:p>39</text:p>
          </table:table-cell>
          <table:table-cell table:formula="of:=IF([$FillIn.B10]&lt;&gt;&quot;&quot;;[$FillIn.B10];-1)" office:value-type="float" office:value="-1" calcext:value-type="float">
            <text:p>-1</text:p>
          </table:table-cell>
          <table:table-cell table:formula="of:=IF([$FillIn.C10]&lt;&gt;&quot;&quot;;[$FillIn.C10];-1)" office:value-type="float" office:value="-1" calcext:value-type="float">
            <text:p>-1</text:p>
          </table:table-cell>
          <table:table-cell table:formula="of:=IF([$FillIn.D10]&lt;&gt;&quot;&quot;;[$FillIn.D10];-1)" office:value-type="float" office:value="-1" calcext:value-type="float">
            <text:p>-1</text:p>
          </table:table-cell>
          <table:table-cell table:formula="of:=IF([$FillIn.E10]&lt;&gt;&quot;&quot;;[$FillIn.E10];-1)" office:value-type="float" office:value="-1" calcext:value-type="float">
            <text:p>-1</text:p>
          </table:table-cell>
          <table:table-cell table:formula="of:=IF([$FillIn.F10]&lt;&gt;&quot;&quot;;[$FillIn.F10];-1)" office:value-type="float" office:value="-1" calcext:value-type="float">
            <text:p>-1</text:p>
          </table:table-cell>
          <table:table-cell table:formula="of:=IF([$FillIn.G10]&lt;&gt;&quot;&quot;;[$FillIn.G10];-1)" office:value-type="float" office:value="-1" calcext:value-type="float">
            <text:p>-1</text:p>
          </table:table-cell>
          <table:table-cell table:formula="of:=IF([$FillIn.H10]&lt;&gt;&quot;&quot;;[$FillIn.H10];-1)" office:value-type="float" office:value="285" calcext:value-type="float">
            <text:p>285</text:p>
          </table:table-cell>
          <table:table-cell table:formula="of:=IF([$FillIn.I10]&lt;&gt;&quot;&quot;;[$FillIn.I10];-1)" office:value-type="float" office:value="-1" calcext:value-type="float">
            <text:p>-1</text:p>
          </table:table-cell>
          <table:table-cell table:formula="of:=IF([$FillIn.J10]&lt;&gt;&quot;&quot;;[$FillIn.J10];-1)" office:value-type="float" office:value="-1" calcext:value-type="float">
            <text:p>-1</text:p>
          </table:table-cell>
          <table:table-cell table:formula="of:=IF([$FillIn.K10]&lt;&gt;&quot;&quot;;[$FillIn.K10];-1)" office:value-type="float" office:value="-1" calcext:value-type="float">
            <text:p>-1</text:p>
          </table:table-cell>
          <table:table-cell table:formula="of:=IF([$FillIn.L10]&lt;&gt;&quot;&quot;;[$FillIn.L10];-1)" office:value-type="float" office:value="-1" calcext:value-type="float">
            <text:p>-1</text:p>
          </table:table-cell>
          <table:table-cell table:formula="of:=IF([$FillIn.M10]&lt;&gt;&quot;&quot;;[$FillIn.M10];-1)" office:value-type="float" office:value="-1" calcext:value-type="float">
            <text:p>-1</text:p>
          </table:table-cell>
          <table:table-cell table:formula="of:=IF([$FillIn.N10]&lt;&gt;&quot;&quot;;[$FillIn.N10];-1)" office:value-type="float" office:value="-1" calcext:value-type="float">
            <text:p>-1</text:p>
          </table:table-cell>
          <table:table-cell table:formula="of:=IF([$FillIn.O10]&lt;&gt;&quot;&quot;;[$FillIn.O10];-1)" office:value-type="float" office:value="-1" calcext:value-type="float">
            <text:p>-1</text:p>
          </table:table-cell>
          <table:table-cell table:formula="of:=IF([$FillIn.P10]&lt;&gt;&quot;&quot;;[$FillIn.P10];-1)" office:value-type="float" office:value="-1" calcext:value-type="float">
            <text:p>-1</text:p>
          </table:table-cell>
          <table:table-cell table:formula="of:=IF([$FillIn.Q10]&lt;&gt;&quot;&quot;;[$FillIn.Q10];-1)" office:value-type="float" office:value="299" calcext:value-type="float">
            <text:p>299</text:p>
          </table:table-cell>
          <table:table-cell table:formula="of:=IF([$FillIn.R10]&lt;&gt;&quot;&quot;;[$FillIn.R10];-1)" office:value-type="float" office:value="-1" calcext:value-type="float">
            <text:p>-1</text:p>
          </table:table-cell>
          <table:table-cell table:formula="of:=IF([$FillIn.S10]&lt;&gt;&quot;&quot;;[$FillIn.S10];-1)" office:value-type="float" office:value="-1" calcext:value-type="float">
            <text:p>-1</text:p>
          </table:table-cell>
          <table:table-cell table:formula="of:=IF([$FillIn.T10]&lt;&gt;&quot;&quot;;[$FillIn.T10];-1)" office:value-type="float" office:value="-1" calcext:value-type="float">
            <text:p>-1</text:p>
          </table:table-cell>
          <table:table-cell table:formula="of:=IF([$FillIn.U10]&lt;&gt;&quot;&quot;;[$FillIn.U10];-1)" office:value-type="float" office:value="-1" calcext:value-type="float">
            <text:p>-1</text:p>
          </table:table-cell>
          <table:table-cell table:formula="of:=IF([$FillIn.V10]&lt;&gt;&quot;&quot;;[$FillIn.V10];-1)" office:value-type="float" office:value="305" calcext:value-type="float">
            <text:p>305</text:p>
          </table:table-cell>
          <table:table-cell table:formula="of:=IF([$FillIn.W10]&lt;&gt;&quot;&quot;;[$FillIn.W10];-1)" office:value-type="float" office:value="-1" calcext:value-type="float">
            <text:p>-1</text:p>
          </table:table-cell>
          <table:table-cell table:formula="of:=IF([$FillIn.X10]&lt;&gt;&quot;&quot;;[$FillIn.X10];-1)" office:value-type="float" office:value="-1" calcext:value-type="float">
            <text:p>-1</text:p>
          </table:table-cell>
          <table:table-cell table:formula="of:=IF([$FillIn.Y10]&lt;&gt;&quot;&quot;;[$FillIn.Y10];-1)" office:value-type="float" office:value="-1" calcext:value-type="float">
            <text:p>-1</text:p>
          </table:table-cell>
          <table:table-cell table:formula="of:=IF([$FillIn.Z10]&lt;&gt;&quot;&quot;;[$FillIn.Z10];-1)" office:value-type="float" office:value="-1" calcext:value-type="float">
            <text:p>-1</text:p>
          </table:table-cell>
          <table:table-cell table:formula="of:=IF([$FillIn.AA10]&lt;&gt;&quot;&quot;;[$FillIn.AA10];-1)" office:value-type="float" office:value="-1" calcext:value-type="float">
            <text:p>-1</text:p>
          </table:table-cell>
          <table:table-cell table:formula="of:=IF([$FillIn.AB10]&lt;&gt;&quot;&quot;;[$FillIn.AB10];-1)" office:value-type="float" office:value="-1" calcext:value-type="float">
            <text:p>-1</text:p>
          </table:table-cell>
          <table:table-cell table:formula="of:=IF([$FillIn.AC10]&lt;&gt;&quot;&quot;;[$FillIn.AC10];-1)" office:value-type="float" office:value="-1" calcext:value-type="float">
            <text:p>-1</text:p>
          </table:table-cell>
          <table:table-cell table:formula="of:=IF([$FillIn.AD10]&lt;&gt;&quot;&quot;;[$FillIn.AD10];-1)" office:value-type="float" office:value="-1" calcext:value-type="float">
            <text:p>-1</text:p>
          </table:table-cell>
          <table:table-cell table:formula="of:=IF([$FillIn.AE10]&lt;&gt;&quot;&quot;;[$FillIn.AE10];-1)" office:value-type="float" office:value="-1" calcext:value-type="float">
            <text:p>-1</text:p>
          </table:table-cell>
          <table:table-cell table:formula="of:=IF([$FillIn.AF10]&lt;&gt;&quot;&quot;;[$FillIn.AF10];-1)" office:value-type="float" office:value="-1" calcext:value-type="float">
            <text:p>-1</text:p>
          </table:table-cell>
          <table:table-cell table:formula="of:=IF([$FillIn.AG10]&lt;&gt;&quot;&quot;;[$FillIn.AG10];-1)" office:value-type="float" office:value="-1" calcext:value-type="float">
            <text:p>-1</text:p>
          </table:table-cell>
          <table:table-cell table:formula="of:=IF([$FillIn.AH10]&lt;&gt;&quot;&quot;;[$FillIn.AH10];-1)" office:value-type="float" office:value="-1" calcext:value-type="float">
            <text:p>-1</text:p>
          </table:table-cell>
          <table:table-cell table:formula="of:=IF([$FillIn.AI10]&lt;&gt;&quot;&quot;;[$FillIn.AI10];-1)" office:value-type="float" office:value="-1" calcext:value-type="float">
            <text:p>-1</text:p>
          </table:table-cell>
          <table:table-cell table:formula="of:=IF([$FillIn.AJ10]&lt;&gt;&quot;&quot;;[$FillIn.AJ10];-1)" office:value-type="float" office:value="-1" calcext:value-type="float">
            <text:p>-1</text:p>
          </table:table-cell>
          <table:table-cell table:formula="of:=IF([$FillIn.AK10]&lt;&gt;&quot;&quot;;[$FillIn.AK10];-1)" office:value-type="float" office:value="-1" calcext:value-type="float">
            <text:p>-1</text:p>
          </table:table-cell>
          <table:table-cell table:formula="of:=IF([$FillIn.AL10]&lt;&gt;&quot;&quot;;[$FillIn.AL10];-1)" office:value-type="float" office:value="-1" calcext:value-type="float">
            <text:p>-1</text:p>
          </table:table-cell>
          <table:table-cell table:formula="of:=IF([$FillIn.AM10]&lt;&gt;&quot;&quot;;[$FillIn.AM10];-1)" office:value-type="float" office:value="-1" calcext:value-type="float">
            <text:p>-1</text:p>
          </table:table-cell>
          <table:table-cell table:formula="of:=IF([$FillIn.AN10]&lt;&gt;&quot;&quot;;[$FillIn.AN10];-1)" office:value-type="float" office:value="-1" calcext:value-type="float">
            <text:p>-1</text:p>
          </table:table-cell>
          <table:table-cell table:formula="of:=IF([$FillIn.AO10]&lt;&gt;&quot;&quot;;[$FillIn.AO10];-1)" office:value-type="float" office:value="353" calcext:value-type="float">
            <text:p>353</text:p>
          </table:table-cell>
          <table:table-cell table:formula="of:=IF([$FillIn.AP10]&lt;&gt;&quot;&quot;;[$FillIn.AP10];-1)" office:value-type="float" office:value="-1" calcext:value-type="float">
            <text:p>-1</text:p>
          </table:table-cell>
          <table:table-cell table:formula="of:=IF([$FillIn.AQ10]&lt;&gt;&quot;&quot;;[$FillIn.AQ10];-1)" office:value-type="float" office:value="-1" calcext:value-type="float">
            <text:p>-1</text:p>
          </table:table-cell>
          <table:table-cell table:formula="of:=IF([$FillIn.AR10]&lt;&gt;&quot;&quot;;[$FillIn.AR10];-1)" office:value-type="float" office:value="-1" calcext:value-type="float">
            <text:p>-1</text:p>
          </table:table-cell>
          <table:table-cell table:formula="of:=IF([$FillIn.AS10]&lt;&gt;&quot;&quot;;[$FillIn.AS10];-1)" office:value-type="float" office:value="-1" calcext:value-type="float">
            <text:p>-1</text:p>
          </table:table-cell>
          <table:table-cell table:formula="of:=IF([$FillIn.AT10]&lt;&gt;&quot;&quot;;[$FillIn.AT10];-1)" office:value-type="float" office:value="-1" calcext:value-type="float">
            <text:p>-1</text:p>
          </table:table-cell>
          <table:table-cell table:formula="of:=IF([$FillIn.AU10]&lt;&gt;&quot;&quot;;[$FillIn.AU10];-1)" office:value-type="float" office:value="-1" calcext:value-type="float">
            <text:p>-1</text:p>
          </table:table-cell>
          <table:table-cell table:formula="of:=IF([$FillIn.AV10]&lt;&gt;&quot;&quot;;[$FillIn.AV10];-1)" office:value-type="float" office:value="-1" calcext:value-type="float">
            <text:p>-1</text:p>
          </table:table-cell>
          <table:table-cell table:formula="of:=IF([$FillIn.AW10]&lt;&gt;&quot;&quot;;[$FillIn.AW10];-1)" office:value-type="float" office:value="-1" calcext:value-type="float">
            <text:p>-1</text:p>
          </table:table-cell>
          <table:table-cell table:formula="of:=IF([$FillIn.AX10]&lt;&gt;&quot;&quot;;[$FillIn.AX10];-1)" office:value-type="float" office:value="-1" calcext:value-type="float">
            <text:p>-1</text:p>
          </table:table-cell>
          <table:table-cell table:formula="of:=IF([$FillIn.AY10]&lt;&gt;&quot;&quot;;[$FillIn.AY10];-1)" office:value-type="float" office:value="-1" calcext:value-type="float">
            <text:p>-1</text:p>
          </table:table-cell>
          <table:table-cell table:formula="of:=IF([$FillIn.AZ10]&lt;&gt;&quot;&quot;;[$FillIn.AZ10];-1)" office:value-type="float" office:value="-1" calcext:value-type="float">
            <text:p>-1</text:p>
          </table:table-cell>
          <table:table-cell table:formula="of:=IF([$FillIn.BA10]&lt;&gt;&quot;&quot;;[$FillIn.BA10];-1)" office:value-type="float" office:value="-1" calcext:value-type="float">
            <text:p>-1</text:p>
          </table:table-cell>
          <table:table-cell table:formula="of:=IF([$FillIn.BB10]&lt;&gt;&quot;&quot;;[$FillIn.BB10];-1)" office:value-type="float" office:value="-1" calcext:value-type="float">
            <text:p>-1</text:p>
          </table:table-cell>
          <table:table-cell table:formula="of:=IF([$FillIn.BC10]&lt;&gt;&quot;&quot;;[$FillIn.BC10];-1)" office:value-type="float" office:value="-1" calcext:value-type="float">
            <text:p>-1</text:p>
          </table:table-cell>
          <table:table-cell table:formula="of:=IF([$FillIn.BD10]&lt;&gt;&quot;&quot;;[$FillIn.BD10];-1)" office:value-type="float" office:value="-1" calcext:value-type="float">
            <text:p>-1</text:p>
          </table:table-cell>
          <table:table-cell table:formula="of:=IF([$FillIn.BE10]&lt;&gt;&quot;&quot;;[$FillIn.BE10];-1)" office:value-type="float" office:value="-1" calcext:value-type="float">
            <text:p>-1</text:p>
          </table:table-cell>
          <table:table-cell table:formula="of:=IF([$FillIn.BF10]&lt;&gt;&quot;&quot;;[$FillIn.BF10];-1)" office:value-type="float" office:value="-1" calcext:value-type="float">
            <text:p>-1</text:p>
          </table:table-cell>
          <table:table-cell table:formula="of:=IF([$FillIn.BG10]&lt;&gt;&quot;&quot;;[$FillIn.BG10];-1)" office:value-type="float" office:value="-1" calcext:value-type="float">
            <text:p>-1</text:p>
          </table:table-cell>
          <table:table-cell table:formula="of:=IF([$FillIn.BH10]&lt;&gt;&quot;&quot;;[$FillIn.BH10];-1)" office:value-type="float" office:value="-1" calcext:value-type="float">
            <text:p>-1</text:p>
          </table:table-cell>
          <table:table-cell table:formula="of:=IF([$FillIn.BI10]&lt;&gt;&quot;&quot;;[$FillIn.BI10];-1)" office:value-type="float" office:value="-1" calcext:value-type="float">
            <text:p>-1</text:p>
          </table:table-cell>
          <table:table-cell table:formula="of:=IF([$FillIn.BJ10]&lt;&gt;&quot;&quot;;[$FillIn.BJ10];-1)" office:value-type="float" office:value="-1" calcext:value-type="float">
            <text:p>-1</text:p>
          </table:table-cell>
          <table:table-cell table:formula="of:=IF([$FillIn.BK10]&lt;&gt;&quot;&quot;;[$FillIn.BK10];-1)" office:value-type="float" office:value="-1" calcext:value-type="float">
            <text:p>-1</text:p>
          </table:table-cell>
          <table:table-cell table:formula="of:=IF([$FillIn.BL10]&lt;&gt;&quot;&quot;;[$FillIn.BL10];-1)" office:value-type="float" office:value="-1" calcext:value-type="float">
            <text:p>-1</text:p>
          </table:table-cell>
          <table:table-cell table:formula="of:=IF([$FillIn.BM10]&lt;&gt;&quot;&quot;;[$FillIn.BM10];-1)" office:value-type="float" office:value="-1" calcext:value-type="float">
            <text:p>-1</text:p>
          </table:table-cell>
          <table:table-cell table:formula="of:=IF([$FillIn.BN10]&lt;&gt;&quot;&quot;;[$FillIn.BN10];-1)" office:value-type="float" office:value="-1" calcext:value-type="float">
            <text:p>-1</text:p>
          </table:table-cell>
          <table:table-cell table:formula="of:=IF([$FillIn.BO10]&lt;&gt;&quot;&quot;;[$FillIn.BO10];-1)" office:value-type="float" office:value="-1" calcext:value-type="float">
            <text:p>-1</text:p>
          </table:table-cell>
          <table:table-cell table:formula="of:=IF([$FillIn.BP10]&lt;&gt;&quot;&quot;;[$FillIn.BP10];-1)" office:value-type="float" office:value="-1" calcext:value-type="float">
            <text:p>-1</text:p>
          </table:table-cell>
          <table:table-cell table:formula="of:=IF([$FillIn.BQ10]&lt;&gt;&quot;&quot;;[$FillIn.BQ10];-1)" office:value-type="float" office:value="-1" calcext:value-type="float">
            <text:p>-1</text:p>
          </table:table-cell>
          <table:table-cell table:formula="of:=IF([$FillIn.BR10]&lt;&gt;&quot;&quot;;[$FillIn.BR10];-1)" office:value-type="float" office:value="-1" calcext:value-type="float">
            <text:p>-1</text:p>
          </table:table-cell>
          <table:table-cell table:formula="of:=IF([$FillIn.BS10]&lt;&gt;&quot;&quot;;[$FillIn.BS10];-1)" office:value-type="float" office:value="-1" calcext:value-type="float">
            <text:p>-1</text:p>
          </table:table-cell>
          <table:table-cell table:formula="of:=IF([$FillIn.BT10]&lt;&gt;&quot;&quot;;[$FillIn.BT10];-1)" office:value-type="float" office:value="-1" calcext:value-type="float">
            <text:p>-1</text:p>
          </table:table-cell>
          <table:table-cell table:formula="of:=IF([$FillIn.BU10]&lt;&gt;&quot;&quot;;[$FillIn.BU10];-1)" office:value-type="float" office:value="-1" calcext:value-type="float">
            <text:p>-1</text:p>
          </table:table-cell>
          <table:table-cell table:formula="of:=IF([$FillIn.BV10]&lt;&gt;&quot;&quot;;[$FillIn.BV10];-1)" office:value-type="float" office:value="-1" calcext:value-type="float">
            <text:p>-1</text:p>
          </table:table-cell>
          <table:table-cell table:formula="of:=IF([$FillIn.BW10]&lt;&gt;&quot;&quot;;[$FillIn.BW10];-1)" office:value-type="float" office:value="-1" calcext:value-type="float">
            <text:p>-1</text:p>
          </table:table-cell>
          <table:table-cell table:formula="of:=IF([$FillIn.BX10]&lt;&gt;&quot;&quot;;[$FillIn.BX10];-1)" office:value-type="float" office:value="-1" calcext:value-type="float">
            <text:p>-1</text:p>
          </table:table-cell>
          <table:table-cell table:formula="of:=IF([$FillIn.BY10]&lt;&gt;&quot;&quot;;[$FillIn.BY10];-1)" office:value-type="float" office:value="-1" calcext:value-type="float">
            <text:p>-1</text:p>
          </table:table-cell>
          <table:table-cell table:formula="of:=IF([$FillIn.BZ10]&lt;&gt;&quot;&quot;;[$FillIn.BZ10];-1)" office:value-type="float" office:value="-1" calcext:value-type="float">
            <text:p>-1</text:p>
          </table:table-cell>
          <table:table-cell table:formula="of:=IF([$FillIn.CA10]&lt;&gt;&quot;&quot;;[$FillIn.CA10];-1)" office:value-type="float" office:value="-1" calcext:value-type="float">
            <text:p>-1</text:p>
          </table:table-cell>
          <table:table-cell table:formula="of:=IF([$FillIn.CB10]&lt;&gt;&quot;&quot;;[$FillIn.CB10];-1)" office:value-type="float" office:value="-1" calcext:value-type="float">
            <text:p>-1</text:p>
          </table:table-cell>
          <table:table-cell table:formula="of:=IF([$FillIn.CC10]&lt;&gt;&quot;&quot;;[$FillIn.CC10];-1)" office:value-type="float" office:value="-1" calcext:value-type="float">
            <text:p>-1</text:p>
          </table:table-cell>
          <table:table-cell table:formula="of:=IF([$FillIn.CD10]&lt;&gt;&quot;&quot;;[$FillIn.CD10];-1)" office:value-type="float" office:value="-1" calcext:value-type="float">
            <text:p>-1</text:p>
          </table:table-cell>
          <table:table-cell table:formula="of:=IF([$FillIn.CE10]&lt;&gt;&quot;&quot;;[$FillIn.CE10];-1)" office:value-type="float" office:value="-1" calcext:value-type="float">
            <text:p>-1</text:p>
          </table:table-cell>
          <table:table-cell table:formula="of:=IF([$FillIn.CF10]&lt;&gt;&quot;&quot;;[$FillIn.CF10];-1)" office:value-type="float" office:value="-1" calcext:value-type="float">
            <text:p>-1</text:p>
          </table:table-cell>
          <table:table-cell table:formula="of:=IF([$FillIn.CG10]&lt;&gt;&quot;&quot;;[$FillIn.CG10];-1)" office:value-type="float" office:value="-1" calcext:value-type="float">
            <text:p>-1</text:p>
          </table:table-cell>
          <table:table-cell table:formula="of:=IF([$FillIn.CH10]&lt;&gt;&quot;&quot;;[$FillIn.CH10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1]&lt;&gt;&quot;&quot;;[$FillIn.A11];-1)" office:value-type="float" office:value="38" calcext:value-type="float">
            <text:p>38</text:p>
          </table:table-cell>
          <table:table-cell table:formula="of:=IF([$FillIn.B11]&lt;&gt;&quot;&quot;;[$FillIn.B11];-1)" office:value-type="float" office:value="-1" calcext:value-type="float">
            <text:p>-1</text:p>
          </table:table-cell>
          <table:table-cell table:formula="of:=IF([$FillIn.C11]&lt;&gt;&quot;&quot;;[$FillIn.C11];-1)" office:value-type="float" office:value="-1" calcext:value-type="float">
            <text:p>-1</text:p>
          </table:table-cell>
          <table:table-cell table:formula="of:=IF([$FillIn.D11]&lt;&gt;&quot;&quot;;[$FillIn.D11];-1)" office:value-type="float" office:value="-1" calcext:value-type="float">
            <text:p>-1</text:p>
          </table:table-cell>
          <table:table-cell table:formula="of:=IF([$FillIn.E11]&lt;&gt;&quot;&quot;;[$FillIn.E11];-1)" office:value-type="float" office:value="-1" calcext:value-type="float">
            <text:p>-1</text:p>
          </table:table-cell>
          <table:table-cell table:formula="of:=IF([$FillIn.F11]&lt;&gt;&quot;&quot;;[$FillIn.F11];-1)" office:value-type="float" office:value="-1" calcext:value-type="float">
            <text:p>-1</text:p>
          </table:table-cell>
          <table:table-cell table:formula="of:=IF([$FillIn.G11]&lt;&gt;&quot;&quot;;[$FillIn.G11];-1)" office:value-type="float" office:value="-1" calcext:value-type="float">
            <text:p>-1</text:p>
          </table:table-cell>
          <table:table-cell table:formula="of:=IF([$FillIn.H11]&lt;&gt;&quot;&quot;;[$FillIn.H11];-1)" office:value-type="float" office:value="284" calcext:value-type="float">
            <text:p>284</text:p>
          </table:table-cell>
          <table:table-cell table:formula="of:=IF([$FillIn.I11]&lt;&gt;&quot;&quot;;[$FillIn.I11];-1)" office:value-type="float" office:value="283" calcext:value-type="float">
            <text:p>283</text:p>
          </table:table-cell>
          <table:table-cell table:formula="of:=IF([$FillIn.J11]&lt;&gt;&quot;&quot;;[$FillIn.J11];-1)" office:value-type="float" office:value="282" calcext:value-type="float">
            <text:p>282</text:p>
          </table:table-cell>
          <table:table-cell table:formula="of:=IF([$FillIn.K11]&lt;&gt;&quot;&quot;;[$FillIn.K11];-1)" office:value-type="float" office:value="281" calcext:value-type="float">
            <text:p>281</text:p>
          </table:table-cell>
          <table:table-cell table:formula="of:=IF([$FillIn.L11]&lt;&gt;&quot;&quot;;[$FillIn.L11];-1)" office:value-type="float" office:value="280" calcext:value-type="float">
            <text:p>280</text:p>
          </table:table-cell>
          <table:table-cell table:formula="of:=IF([$FillIn.M11]&lt;&gt;&quot;&quot;;[$FillIn.M11];-1)" office:value-type="float" office:value="279" calcext:value-type="float">
            <text:p>279</text:p>
          </table:table-cell>
          <table:table-cell table:formula="of:=IF([$FillIn.N11]&lt;&gt;&quot;&quot;;[$FillIn.N11];-1)" office:value-type="float" office:value="-1" calcext:value-type="float">
            <text:p>-1</text:p>
          </table:table-cell>
          <table:table-cell table:formula="of:=IF([$FillIn.O11]&lt;&gt;&quot;&quot;;[$FillIn.O11];-1)" office:value-type="float" office:value="-1" calcext:value-type="float">
            <text:p>-1</text:p>
          </table:table-cell>
          <table:table-cell table:formula="of:=IF([$FillIn.P11]&lt;&gt;&quot;&quot;;[$FillIn.P11];-1)" office:value-type="float" office:value="-1" calcext:value-type="float">
            <text:p>-1</text:p>
          </table:table-cell>
          <table:table-cell table:formula="of:=IF([$FillIn.Q11]&lt;&gt;&quot;&quot;;[$FillIn.Q11];-1)" office:value-type="float" office:value="-1" calcext:value-type="float">
            <text:p>-1</text:p>
          </table:table-cell>
          <table:table-cell table:formula="of:=IF([$FillIn.R11]&lt;&gt;&quot;&quot;;[$FillIn.R11];-1)" office:value-type="float" office:value="-1" calcext:value-type="float">
            <text:p>-1</text:p>
          </table:table-cell>
          <table:table-cell table:formula="of:=IF([$FillIn.S11]&lt;&gt;&quot;&quot;;[$FillIn.S11];-1)" office:value-type="float" office:value="301" calcext:value-type="float">
            <text:p>301</text:p>
          </table:table-cell>
          <table:table-cell table:formula="of:=IF([$FillIn.T11]&lt;&gt;&quot;&quot;;[$FillIn.T11];-1)" office:value-type="float" office:value="302" calcext:value-type="float">
            <text:p>302</text:p>
          </table:table-cell>
          <table:table-cell table:formula="of:=IF([$FillIn.U11]&lt;&gt;&quot;&quot;;[$FillIn.U11];-1)" office:value-type="float" office:value="-1" calcext:value-type="float">
            <text:p>-1</text:p>
          </table:table-cell>
          <table:table-cell table:formula="of:=IF([$FillIn.V11]&lt;&gt;&quot;&quot;;[$FillIn.V11];-1)" office:value-type="float" office:value="304" calcext:value-type="float">
            <text:p>304</text:p>
          </table:table-cell>
          <table:table-cell table:formula="of:=IF([$FillIn.W11]&lt;&gt;&quot;&quot;;[$FillIn.W11];-1)" office:value-type="float" office:value="-1" calcext:value-type="float">
            <text:p>-1</text:p>
          </table:table-cell>
          <table:table-cell table:formula="of:=IF([$FillIn.X11]&lt;&gt;&quot;&quot;;[$FillIn.X11];-1)" office:value-type="float" office:value="308" calcext:value-type="float">
            <text:p>308</text:p>
          </table:table-cell>
          <table:table-cell table:formula="of:=IF([$FillIn.Y11]&lt;&gt;&quot;&quot;;[$FillIn.Y11];-1)" office:value-type="float" office:value="-1" calcext:value-type="float">
            <text:p>-1</text:p>
          </table:table-cell>
          <table:table-cell table:formula="of:=IF([$FillIn.Z11]&lt;&gt;&quot;&quot;;[$FillIn.Z11];-1)" office:value-type="float" office:value="309" calcext:value-type="float">
            <text:p>309</text:p>
          </table:table-cell>
          <table:table-cell table:formula="of:=IF([$FillIn.AA11]&lt;&gt;&quot;&quot;;[$FillIn.AA11];-1)" office:value-type="float" office:value="-1" calcext:value-type="float">
            <text:p>-1</text:p>
          </table:table-cell>
          <table:table-cell table:formula="of:=IF([$FillIn.AB11]&lt;&gt;&quot;&quot;;[$FillIn.AB11];-1)" office:value-type="float" office:value="-1" calcext:value-type="float">
            <text:p>-1</text:p>
          </table:table-cell>
          <table:table-cell table:formula="of:=IF([$FillIn.AC11]&lt;&gt;&quot;&quot;;[$FillIn.AC11];-1)" office:value-type="float" office:value="311" calcext:value-type="float">
            <text:p>311</text:p>
          </table:table-cell>
          <table:table-cell table:formula="of:=IF([$FillIn.AD11]&lt;&gt;&quot;&quot;;[$FillIn.AD11];-1)" office:value-type="float" office:value="-1" calcext:value-type="float">
            <text:p>-1</text:p>
          </table:table-cell>
          <table:table-cell table:formula="of:=IF([$FillIn.AE11]&lt;&gt;&quot;&quot;;[$FillIn.AE11];-1)" office:value-type="float" office:value="313" calcext:value-type="float">
            <text:p>313</text:p>
          </table:table-cell>
          <table:table-cell table:formula="of:=IF([$FillIn.AF11]&lt;&gt;&quot;&quot;;[$FillIn.AF11];-1)" office:value-type="float" office:value="-1" calcext:value-type="float">
            <text:p>-1</text:p>
          </table:table-cell>
          <table:table-cell table:formula="of:=IF([$FillIn.AG11]&lt;&gt;&quot;&quot;;[$FillIn.AG11];-1)" office:value-type="float" office:value="-1" calcext:value-type="float">
            <text:p>-1</text:p>
          </table:table-cell>
          <table:table-cell table:formula="of:=IF([$FillIn.AH11]&lt;&gt;&quot;&quot;;[$FillIn.AH11];-1)" office:value-type="float" office:value="315" calcext:value-type="float">
            <text:p>315</text:p>
          </table:table-cell>
          <table:table-cell table:formula="of:=IF([$FillIn.AI11]&lt;&gt;&quot;&quot;;[$FillIn.AI11];-1)" office:value-type="float" office:value="-1" calcext:value-type="float">
            <text:p>-1</text:p>
          </table:table-cell>
          <table:table-cell table:formula="of:=IF([$FillIn.AJ11]&lt;&gt;&quot;&quot;;[$FillIn.AJ11];-1)" office:value-type="float" office:value="317" calcext:value-type="float">
            <text:p>317</text:p>
          </table:table-cell>
          <table:table-cell table:formula="of:=IF([$FillIn.AK11]&lt;&gt;&quot;&quot;;[$FillIn.AK11];-1)" office:value-type="float" office:value="-1" calcext:value-type="float">
            <text:p>-1</text:p>
          </table:table-cell>
          <table:table-cell table:formula="of:=IF([$FillIn.AL11]&lt;&gt;&quot;&quot;;[$FillIn.AL11];-1)" office:value-type="float" office:value="-1" calcext:value-type="float">
            <text:p>-1</text:p>
          </table:table-cell>
          <table:table-cell table:formula="of:=IF([$FillIn.AM11]&lt;&gt;&quot;&quot;;[$FillIn.AM11];-1)" office:value-type="float" office:value="-1" calcext:value-type="float">
            <text:p>-1</text:p>
          </table:table-cell>
          <table:table-cell table:formula="of:=IF([$FillIn.AN11]&lt;&gt;&quot;&quot;;[$FillIn.AN11];-1)" office:value-type="float" office:value="354" calcext:value-type="float">
            <text:p>354</text:p>
          </table:table-cell>
          <table:table-cell table:formula="of:=IF([$FillIn.AO11]&lt;&gt;&quot;&quot;;[$FillIn.AO11];-1)" office:value-type="float" office:value="-1" calcext:value-type="float">
            <text:p>-1</text:p>
          </table:table-cell>
          <table:table-cell table:formula="of:=IF([$FillIn.AP11]&lt;&gt;&quot;&quot;;[$FillIn.AP11];-1)" office:value-type="float" office:value="-1" calcext:value-type="float">
            <text:p>-1</text:p>
          </table:table-cell>
          <table:table-cell table:formula="of:=IF([$FillIn.AQ11]&lt;&gt;&quot;&quot;;[$FillIn.AQ11];-1)" office:value-type="float" office:value="-1" calcext:value-type="float">
            <text:p>-1</text:p>
          </table:table-cell>
          <table:table-cell table:formula="of:=IF([$FillIn.AR11]&lt;&gt;&quot;&quot;;[$FillIn.AR11];-1)" office:value-type="float" office:value="-1" calcext:value-type="float">
            <text:p>-1</text:p>
          </table:table-cell>
          <table:table-cell table:formula="of:=IF([$FillIn.AS11]&lt;&gt;&quot;&quot;;[$FillIn.AS11];-1)" office:value-type="float" office:value="-1" calcext:value-type="float">
            <text:p>-1</text:p>
          </table:table-cell>
          <table:table-cell table:formula="of:=IF([$FillIn.AT11]&lt;&gt;&quot;&quot;;[$FillIn.AT11];-1)" office:value-type="float" office:value="-1" calcext:value-type="float">
            <text:p>-1</text:p>
          </table:table-cell>
          <table:table-cell table:formula="of:=IF([$FillIn.AU11]&lt;&gt;&quot;&quot;;[$FillIn.AU11];-1)" office:value-type="float" office:value="-1" calcext:value-type="float">
            <text:p>-1</text:p>
          </table:table-cell>
          <table:table-cell table:formula="of:=IF([$FillIn.AV11]&lt;&gt;&quot;&quot;;[$FillIn.AV11];-1)" office:value-type="float" office:value="-1" calcext:value-type="float">
            <text:p>-1</text:p>
          </table:table-cell>
          <table:table-cell table:formula="of:=IF([$FillIn.AW11]&lt;&gt;&quot;&quot;;[$FillIn.AW11];-1)" office:value-type="float" office:value="-1" calcext:value-type="float">
            <text:p>-1</text:p>
          </table:table-cell>
          <table:table-cell table:formula="of:=IF([$FillIn.AX11]&lt;&gt;&quot;&quot;;[$FillIn.AX11];-1)" office:value-type="float" office:value="-1" calcext:value-type="float">
            <text:p>-1</text:p>
          </table:table-cell>
          <table:table-cell table:formula="of:=IF([$FillIn.AY11]&lt;&gt;&quot;&quot;;[$FillIn.AY11];-1)" office:value-type="float" office:value="-1" calcext:value-type="float">
            <text:p>-1</text:p>
          </table:table-cell>
          <table:table-cell table:formula="of:=IF([$FillIn.AZ11]&lt;&gt;&quot;&quot;;[$FillIn.AZ11];-1)" office:value-type="float" office:value="-1" calcext:value-type="float">
            <text:p>-1</text:p>
          </table:table-cell>
          <table:table-cell table:formula="of:=IF([$FillIn.BA11]&lt;&gt;&quot;&quot;;[$FillIn.BA11];-1)" office:value-type="float" office:value="-1" calcext:value-type="float">
            <text:p>-1</text:p>
          </table:table-cell>
          <table:table-cell table:formula="of:=IF([$FillIn.BB11]&lt;&gt;&quot;&quot;;[$FillIn.BB11];-1)" office:value-type="float" office:value="-1" calcext:value-type="float">
            <text:p>-1</text:p>
          </table:table-cell>
          <table:table-cell table:formula="of:=IF([$FillIn.BC11]&lt;&gt;&quot;&quot;;[$FillIn.BC11];-1)" office:value-type="float" office:value="-1" calcext:value-type="float">
            <text:p>-1</text:p>
          </table:table-cell>
          <table:table-cell table:formula="of:=IF([$FillIn.BD11]&lt;&gt;&quot;&quot;;[$FillIn.BD11];-1)" office:value-type="float" office:value="-1" calcext:value-type="float">
            <text:p>-1</text:p>
          </table:table-cell>
          <table:table-cell table:formula="of:=IF([$FillIn.BE11]&lt;&gt;&quot;&quot;;[$FillIn.BE11];-1)" office:value-type="float" office:value="-1" calcext:value-type="float">
            <text:p>-1</text:p>
          </table:table-cell>
          <table:table-cell table:formula="of:=IF([$FillIn.BF11]&lt;&gt;&quot;&quot;;[$FillIn.BF11];-1)" office:value-type="float" office:value="-1" calcext:value-type="float">
            <text:p>-1</text:p>
          </table:table-cell>
          <table:table-cell table:formula="of:=IF([$FillIn.BG11]&lt;&gt;&quot;&quot;;[$FillIn.BG11];-1)" office:value-type="float" office:value="-1" calcext:value-type="float">
            <text:p>-1</text:p>
          </table:table-cell>
          <table:table-cell table:formula="of:=IF([$FillIn.BH11]&lt;&gt;&quot;&quot;;[$FillIn.BH11];-1)" office:value-type="float" office:value="-1" calcext:value-type="float">
            <text:p>-1</text:p>
          </table:table-cell>
          <table:table-cell table:formula="of:=IF([$FillIn.BI11]&lt;&gt;&quot;&quot;;[$FillIn.BI11];-1)" office:value-type="float" office:value="-1" calcext:value-type="float">
            <text:p>-1</text:p>
          </table:table-cell>
          <table:table-cell table:formula="of:=IF([$FillIn.BJ11]&lt;&gt;&quot;&quot;;[$FillIn.BJ11];-1)" office:value-type="float" office:value="-1" calcext:value-type="float">
            <text:p>-1</text:p>
          </table:table-cell>
          <table:table-cell table:formula="of:=IF([$FillIn.BK11]&lt;&gt;&quot;&quot;;[$FillIn.BK11];-1)" office:value-type="float" office:value="-1" calcext:value-type="float">
            <text:p>-1</text:p>
          </table:table-cell>
          <table:table-cell table:formula="of:=IF([$FillIn.BL11]&lt;&gt;&quot;&quot;;[$FillIn.BL11];-1)" office:value-type="float" office:value="-1" calcext:value-type="float">
            <text:p>-1</text:p>
          </table:table-cell>
          <table:table-cell table:formula="of:=IF([$FillIn.BM11]&lt;&gt;&quot;&quot;;[$FillIn.BM11];-1)" office:value-type="float" office:value="-1" calcext:value-type="float">
            <text:p>-1</text:p>
          </table:table-cell>
          <table:table-cell table:formula="of:=IF([$FillIn.BN11]&lt;&gt;&quot;&quot;;[$FillIn.BN11];-1)" office:value-type="float" office:value="-1" calcext:value-type="float">
            <text:p>-1</text:p>
          </table:table-cell>
          <table:table-cell table:formula="of:=IF([$FillIn.BO11]&lt;&gt;&quot;&quot;;[$FillIn.BO11];-1)" office:value-type="float" office:value="-1" calcext:value-type="float">
            <text:p>-1</text:p>
          </table:table-cell>
          <table:table-cell table:formula="of:=IF([$FillIn.BP11]&lt;&gt;&quot;&quot;;[$FillIn.BP11];-1)" office:value-type="float" office:value="-1" calcext:value-type="float">
            <text:p>-1</text:p>
          </table:table-cell>
          <table:table-cell table:formula="of:=IF([$FillIn.BQ11]&lt;&gt;&quot;&quot;;[$FillIn.BQ11];-1)" office:value-type="float" office:value="-1" calcext:value-type="float">
            <text:p>-1</text:p>
          </table:table-cell>
          <table:table-cell table:formula="of:=IF([$FillIn.BR11]&lt;&gt;&quot;&quot;;[$FillIn.BR11];-1)" office:value-type="float" office:value="-1" calcext:value-type="float">
            <text:p>-1</text:p>
          </table:table-cell>
          <table:table-cell table:formula="of:=IF([$FillIn.BS11]&lt;&gt;&quot;&quot;;[$FillIn.BS11];-1)" office:value-type="float" office:value="-1" calcext:value-type="float">
            <text:p>-1</text:p>
          </table:table-cell>
          <table:table-cell table:formula="of:=IF([$FillIn.BT11]&lt;&gt;&quot;&quot;;[$FillIn.BT11];-1)" office:value-type="float" office:value="-1" calcext:value-type="float">
            <text:p>-1</text:p>
          </table:table-cell>
          <table:table-cell table:formula="of:=IF([$FillIn.BU11]&lt;&gt;&quot;&quot;;[$FillIn.BU11];-1)" office:value-type="float" office:value="-1" calcext:value-type="float">
            <text:p>-1</text:p>
          </table:table-cell>
          <table:table-cell table:formula="of:=IF([$FillIn.BV11]&lt;&gt;&quot;&quot;;[$FillIn.BV11];-1)" office:value-type="float" office:value="-1" calcext:value-type="float">
            <text:p>-1</text:p>
          </table:table-cell>
          <table:table-cell table:formula="of:=IF([$FillIn.BW11]&lt;&gt;&quot;&quot;;[$FillIn.BW11];-1)" office:value-type="float" office:value="-1" calcext:value-type="float">
            <text:p>-1</text:p>
          </table:table-cell>
          <table:table-cell table:formula="of:=IF([$FillIn.BX11]&lt;&gt;&quot;&quot;;[$FillIn.BX11];-1)" office:value-type="float" office:value="-1" calcext:value-type="float">
            <text:p>-1</text:p>
          </table:table-cell>
          <table:table-cell table:formula="of:=IF([$FillIn.BY11]&lt;&gt;&quot;&quot;;[$FillIn.BY11];-1)" office:value-type="float" office:value="-1" calcext:value-type="float">
            <text:p>-1</text:p>
          </table:table-cell>
          <table:table-cell table:formula="of:=IF([$FillIn.BZ11]&lt;&gt;&quot;&quot;;[$FillIn.BZ11];-1)" office:value-type="float" office:value="-1" calcext:value-type="float">
            <text:p>-1</text:p>
          </table:table-cell>
          <table:table-cell table:formula="of:=IF([$FillIn.CA11]&lt;&gt;&quot;&quot;;[$FillIn.CA11];-1)" office:value-type="float" office:value="-1" calcext:value-type="float">
            <text:p>-1</text:p>
          </table:table-cell>
          <table:table-cell table:formula="of:=IF([$FillIn.CB11]&lt;&gt;&quot;&quot;;[$FillIn.CB11];-1)" office:value-type="float" office:value="-1" calcext:value-type="float">
            <text:p>-1</text:p>
          </table:table-cell>
          <table:table-cell table:formula="of:=IF([$FillIn.CC11]&lt;&gt;&quot;&quot;;[$FillIn.CC11];-1)" office:value-type="float" office:value="-1" calcext:value-type="float">
            <text:p>-1</text:p>
          </table:table-cell>
          <table:table-cell table:formula="of:=IF([$FillIn.CD11]&lt;&gt;&quot;&quot;;[$FillIn.CD11];-1)" office:value-type="float" office:value="-1" calcext:value-type="float">
            <text:p>-1</text:p>
          </table:table-cell>
          <table:table-cell table:formula="of:=IF([$FillIn.CE11]&lt;&gt;&quot;&quot;;[$FillIn.CE11];-1)" office:value-type="float" office:value="-1" calcext:value-type="float">
            <text:p>-1</text:p>
          </table:table-cell>
          <table:table-cell table:formula="of:=IF([$FillIn.CF11]&lt;&gt;&quot;&quot;;[$FillIn.CF11];-1)" office:value-type="float" office:value="-1" calcext:value-type="float">
            <text:p>-1</text:p>
          </table:table-cell>
          <table:table-cell table:formula="of:=IF([$FillIn.CG11]&lt;&gt;&quot;&quot;;[$FillIn.CG11];-1)" office:value-type="float" office:value="-1" calcext:value-type="float">
            <text:p>-1</text:p>
          </table:table-cell>
          <table:table-cell table:formula="of:=IF([$FillIn.CH11]&lt;&gt;&quot;&quot;;[$FillIn.CH11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2]&lt;&gt;&quot;&quot;;[$FillIn.A12];-1)" office:value-type="float" office:value="37" calcext:value-type="float">
            <text:p>37</text:p>
          </table:table-cell>
          <table:table-cell table:formula="of:=IF([$FillIn.B12]&lt;&gt;&quot;&quot;;[$FillIn.B12];-1)" office:value-type="float" office:value="-1" calcext:value-type="float">
            <text:p>-1</text:p>
          </table:table-cell>
          <table:table-cell table:formula="of:=IF([$FillIn.C12]&lt;&gt;&quot;&quot;;[$FillIn.C12];-1)" office:value-type="float" office:value="-1" calcext:value-type="float">
            <text:p>-1</text:p>
          </table:table-cell>
          <table:table-cell table:formula="of:=IF([$FillIn.D12]&lt;&gt;&quot;&quot;;[$FillIn.D12];-1)" office:value-type="float" office:value="-1" calcext:value-type="float">
            <text:p>-1</text:p>
          </table:table-cell>
          <table:table-cell table:formula="of:=IF([$FillIn.E12]&lt;&gt;&quot;&quot;;[$FillIn.E12];-1)" office:value-type="float" office:value="-1" calcext:value-type="float">
            <text:p>-1</text:p>
          </table:table-cell>
          <table:table-cell table:formula="of:=IF([$FillIn.F12]&lt;&gt;&quot;&quot;;[$FillIn.F12];-1)" office:value-type="float" office:value="-1" calcext:value-type="float">
            <text:p>-1</text:p>
          </table:table-cell>
          <table:table-cell table:formula="of:=IF([$FillIn.G12]&lt;&gt;&quot;&quot;;[$FillIn.G12];-1)" office:value-type="float" office:value="-1" calcext:value-type="float">
            <text:p>-1</text:p>
          </table:table-cell>
          <table:table-cell table:formula="of:=IF([$FillIn.H12]&lt;&gt;&quot;&quot;;[$FillIn.H12];-1)" office:value-type="float" office:value="-1" calcext:value-type="float">
            <text:p>-1</text:p>
          </table:table-cell>
          <table:table-cell table:formula="of:=IF([$FillIn.I12]&lt;&gt;&quot;&quot;;[$FillIn.I12];-1)" office:value-type="float" office:value="-1" calcext:value-type="float">
            <text:p>-1</text:p>
          </table:table-cell>
          <table:table-cell table:formula="of:=IF([$FillIn.J12]&lt;&gt;&quot;&quot;;[$FillIn.J12];-1)" office:value-type="float" office:value="-1" calcext:value-type="float">
            <text:p>-1</text:p>
          </table:table-cell>
          <table:table-cell table:formula="of:=IF([$FillIn.K12]&lt;&gt;&quot;&quot;;[$FillIn.K12];-1)" office:value-type="float" office:value="-1" calcext:value-type="float">
            <text:p>-1</text:p>
          </table:table-cell>
          <table:table-cell table:formula="of:=IF([$FillIn.L12]&lt;&gt;&quot;&quot;;[$FillIn.L12];-1)" office:value-type="float" office:value="-1" calcext:value-type="float">
            <text:p>-1</text:p>
          </table:table-cell>
          <table:table-cell table:formula="of:=IF([$FillIn.M12]&lt;&gt;&quot;&quot;;[$FillIn.M12];-1)" office:value-type="float" office:value="278" calcext:value-type="float">
            <text:p>278</text:p>
          </table:table-cell>
          <table:table-cell table:formula="of:=IF([$FillIn.N12]&lt;&gt;&quot;&quot;;[$FillIn.N12];-1)" office:value-type="float" office:value="-1" calcext:value-type="float">
            <text:p>-1</text:p>
          </table:table-cell>
          <table:table-cell table:formula="of:=IF([$FillIn.O12]&lt;&gt;&quot;&quot;;[$FillIn.O12];-1)" office:value-type="float" office:value="-1" calcext:value-type="float">
            <text:p>-1</text:p>
          </table:table-cell>
          <table:table-cell table:formula="of:=IF([$FillIn.P12]&lt;&gt;&quot;&quot;;[$FillIn.P12];-1)" office:value-type="float" office:value="-1" calcext:value-type="float">
            <text:p>-1</text:p>
          </table:table-cell>
          <table:table-cell table:formula="of:=IF([$FillIn.Q12]&lt;&gt;&quot;&quot;;[$FillIn.Q12];-1)" office:value-type="float" office:value="-1" calcext:value-type="float">
            <text:p>-1</text:p>
          </table:table-cell>
          <table:table-cell table:formula="of:=IF([$FillIn.R12]&lt;&gt;&quot;&quot;;[$FillIn.R12];-1)" office:value-type="float" office:value="300" calcext:value-type="float">
            <text:p>300</text:p>
          </table:table-cell>
          <table:table-cell table:formula="of:=IF([$FillIn.S12]&lt;&gt;&quot;&quot;;[$FillIn.S12];-1)" office:value-type="float" office:value="-1" calcext:value-type="float">
            <text:p>-1</text:p>
          </table:table-cell>
          <table:table-cell table:formula="of:=IF([$FillIn.T12]&lt;&gt;&quot;&quot;;[$FillIn.T12];-1)" office:value-type="float" office:value="-1" calcext:value-type="float">
            <text:p>-1</text:p>
          </table:table-cell>
          <table:table-cell table:formula="of:=IF([$FillIn.U12]&lt;&gt;&quot;&quot;;[$FillIn.U12];-1)" office:value-type="float" office:value="303" calcext:value-type="float">
            <text:p>303</text:p>
          </table:table-cell>
          <table:table-cell table:formula="of:=IF([$FillIn.V12]&lt;&gt;&quot;&quot;;[$FillIn.V12];-1)" office:value-type="float" office:value="-1" calcext:value-type="float">
            <text:p>-1</text:p>
          </table:table-cell>
          <table:table-cell table:formula="of:=IF([$FillIn.W12]&lt;&gt;&quot;&quot;;[$FillIn.W12];-1)" office:value-type="float" office:value="-1" calcext:value-type="float">
            <text:p>-1</text:p>
          </table:table-cell>
          <table:table-cell table:formula="of:=IF([$FillIn.X12]&lt;&gt;&quot;&quot;;[$FillIn.X12];-1)" office:value-type="float" office:value="-1" calcext:value-type="float">
            <text:p>-1</text:p>
          </table:table-cell>
          <table:table-cell table:formula="of:=IF([$FillIn.Y12]&lt;&gt;&quot;&quot;;[$FillIn.Y12];-1)" office:value-type="float" office:value="-1" calcext:value-type="float">
            <text:p>-1</text:p>
          </table:table-cell>
          <table:table-cell table:formula="of:=IF([$FillIn.Z12]&lt;&gt;&quot;&quot;;[$FillIn.Z12];-1)" office:value-type="float" office:value="-1" calcext:value-type="float">
            <text:p>-1</text:p>
          </table:table-cell>
          <table:table-cell table:formula="of:=IF([$FillIn.AA12]&lt;&gt;&quot;&quot;;[$FillIn.AA12];-1)" office:value-type="float" office:value="310" calcext:value-type="float">
            <text:p>310</text:p>
          </table:table-cell>
          <table:table-cell table:formula="of:=IF([$FillIn.AB12]&lt;&gt;&quot;&quot;;[$FillIn.AB12];-1)" office:value-type="float" office:value="-1" calcext:value-type="float">
            <text:p>-1</text:p>
          </table:table-cell>
          <table:table-cell table:formula="of:=IF([$FillIn.AC12]&lt;&gt;&quot;&quot;;[$FillIn.AC12];-1)" office:value-type="float" office:value="-1" calcext:value-type="float">
            <text:p>-1</text:p>
          </table:table-cell>
          <table:table-cell table:formula="of:=IF([$FillIn.AD12]&lt;&gt;&quot;&quot;;[$FillIn.AD12];-1)" office:value-type="float" office:value="312" calcext:value-type="float">
            <text:p>312</text:p>
          </table:table-cell>
          <table:table-cell table:formula="of:=IF([$FillIn.AE12]&lt;&gt;&quot;&quot;;[$FillIn.AE12];-1)" office:value-type="float" office:value="-1" calcext:value-type="float">
            <text:p>-1</text:p>
          </table:table-cell>
          <table:table-cell table:formula="of:=IF([$FillIn.AF12]&lt;&gt;&quot;&quot;;[$FillIn.AF12];-1)" office:value-type="float" office:value="314" calcext:value-type="float">
            <text:p>314</text:p>
          </table:table-cell>
          <table:table-cell table:formula="of:=IF([$FillIn.AG12]&lt;&gt;&quot;&quot;;[$FillIn.AG12];-1)" office:value-type="float" office:value="-1" calcext:value-type="float">
            <text:p>-1</text:p>
          </table:table-cell>
          <table:table-cell table:formula="of:=IF([$FillIn.AH12]&lt;&gt;&quot;&quot;;[$FillIn.AH12];-1)" office:value-type="float" office:value="-1" calcext:value-type="float">
            <text:p>-1</text:p>
          </table:table-cell>
          <table:table-cell table:formula="of:=IF([$FillIn.AI12]&lt;&gt;&quot;&quot;;[$FillIn.AI12];-1)" office:value-type="float" office:value="316" calcext:value-type="float">
            <text:p>316</text:p>
          </table:table-cell>
          <table:table-cell table:formula="of:=IF([$FillIn.AJ12]&lt;&gt;&quot;&quot;;[$FillIn.AJ12];-1)" office:value-type="float" office:value="-1" calcext:value-type="float">
            <text:p>-1</text:p>
          </table:table-cell>
          <table:table-cell table:formula="of:=IF([$FillIn.AK12]&lt;&gt;&quot;&quot;;[$FillIn.AK12];-1)" office:value-type="float" office:value="-1" calcext:value-type="float">
            <text:p>-1</text:p>
          </table:table-cell>
          <table:table-cell table:formula="of:=IF([$FillIn.AL12]&lt;&gt;&quot;&quot;;[$FillIn.AL12];-1)" office:value-type="float" office:value="-1" calcext:value-type="float">
            <text:p>-1</text:p>
          </table:table-cell>
          <table:table-cell table:formula="of:=IF([$FillIn.AM12]&lt;&gt;&quot;&quot;;[$FillIn.AM12];-1)" office:value-type="float" office:value="355" calcext:value-type="float">
            <text:p>355</text:p>
          </table:table-cell>
          <table:table-cell table:formula="of:=IF([$FillIn.AN12]&lt;&gt;&quot;&quot;;[$FillIn.AN12];-1)" office:value-type="float" office:value="-1" calcext:value-type="float">
            <text:p>-1</text:p>
          </table:table-cell>
          <table:table-cell table:formula="of:=IF([$FillIn.AO12]&lt;&gt;&quot;&quot;;[$FillIn.AO12];-1)" office:value-type="float" office:value="-1" calcext:value-type="float">
            <text:p>-1</text:p>
          </table:table-cell>
          <table:table-cell table:formula="of:=IF([$FillIn.AP12]&lt;&gt;&quot;&quot;;[$FillIn.AP12];-1)" office:value-type="float" office:value="-1" calcext:value-type="float">
            <text:p>-1</text:p>
          </table:table-cell>
          <table:table-cell table:formula="of:=IF([$FillIn.AQ12]&lt;&gt;&quot;&quot;;[$FillIn.AQ12];-1)" office:value-type="float" office:value="-1" calcext:value-type="float">
            <text:p>-1</text:p>
          </table:table-cell>
          <table:table-cell table:formula="of:=IF([$FillIn.AR12]&lt;&gt;&quot;&quot;;[$FillIn.AR12];-1)" office:value-type="float" office:value="-1" calcext:value-type="float">
            <text:p>-1</text:p>
          </table:table-cell>
          <table:table-cell table:formula="of:=IF([$FillIn.AS12]&lt;&gt;&quot;&quot;;[$FillIn.AS12];-1)" office:value-type="float" office:value="-1" calcext:value-type="float">
            <text:p>-1</text:p>
          </table:table-cell>
          <table:table-cell table:formula="of:=IF([$FillIn.AT12]&lt;&gt;&quot;&quot;;[$FillIn.AT12];-1)" office:value-type="float" office:value="-1" calcext:value-type="float">
            <text:p>-1</text:p>
          </table:table-cell>
          <table:table-cell table:formula="of:=IF([$FillIn.AU12]&lt;&gt;&quot;&quot;;[$FillIn.AU12];-1)" office:value-type="float" office:value="-1" calcext:value-type="float">
            <text:p>-1</text:p>
          </table:table-cell>
          <table:table-cell table:formula="of:=IF([$FillIn.AV12]&lt;&gt;&quot;&quot;;[$FillIn.AV12];-1)" office:value-type="float" office:value="-1" calcext:value-type="float">
            <text:p>-1</text:p>
          </table:table-cell>
          <table:table-cell table:formula="of:=IF([$FillIn.AW12]&lt;&gt;&quot;&quot;;[$FillIn.AW12];-1)" office:value-type="float" office:value="-1" calcext:value-type="float">
            <text:p>-1</text:p>
          </table:table-cell>
          <table:table-cell table:formula="of:=IF([$FillIn.AX12]&lt;&gt;&quot;&quot;;[$FillIn.AX12];-1)" office:value-type="float" office:value="-1" calcext:value-type="float">
            <text:p>-1</text:p>
          </table:table-cell>
          <table:table-cell table:formula="of:=IF([$FillIn.AY12]&lt;&gt;&quot;&quot;;[$FillIn.AY12];-1)" office:value-type="float" office:value="-1" calcext:value-type="float">
            <text:p>-1</text:p>
          </table:table-cell>
          <table:table-cell table:formula="of:=IF([$FillIn.AZ12]&lt;&gt;&quot;&quot;;[$FillIn.AZ12];-1)" office:value-type="float" office:value="-1" calcext:value-type="float">
            <text:p>-1</text:p>
          </table:table-cell>
          <table:table-cell table:formula="of:=IF([$FillIn.BA12]&lt;&gt;&quot;&quot;;[$FillIn.BA12];-1)" office:value-type="float" office:value="-1" calcext:value-type="float">
            <text:p>-1</text:p>
          </table:table-cell>
          <table:table-cell table:formula="of:=IF([$FillIn.BB12]&lt;&gt;&quot;&quot;;[$FillIn.BB12];-1)" office:value-type="float" office:value="-1" calcext:value-type="float">
            <text:p>-1</text:p>
          </table:table-cell>
          <table:table-cell table:formula="of:=IF([$FillIn.BC12]&lt;&gt;&quot;&quot;;[$FillIn.BC12];-1)" office:value-type="float" office:value="-1" calcext:value-type="float">
            <text:p>-1</text:p>
          </table:table-cell>
          <table:table-cell table:formula="of:=IF([$FillIn.BD12]&lt;&gt;&quot;&quot;;[$FillIn.BD12];-1)" office:value-type="float" office:value="-1" calcext:value-type="float">
            <text:p>-1</text:p>
          </table:table-cell>
          <table:table-cell table:formula="of:=IF([$FillIn.BE12]&lt;&gt;&quot;&quot;;[$FillIn.BE12];-1)" office:value-type="float" office:value="-1" calcext:value-type="float">
            <text:p>-1</text:p>
          </table:table-cell>
          <table:table-cell table:formula="of:=IF([$FillIn.BF12]&lt;&gt;&quot;&quot;;[$FillIn.BF12];-1)" office:value-type="float" office:value="-1" calcext:value-type="float">
            <text:p>-1</text:p>
          </table:table-cell>
          <table:table-cell table:formula="of:=IF([$FillIn.BG12]&lt;&gt;&quot;&quot;;[$FillIn.BG12];-1)" office:value-type="float" office:value="-1" calcext:value-type="float">
            <text:p>-1</text:p>
          </table:table-cell>
          <table:table-cell table:formula="of:=IF([$FillIn.BH12]&lt;&gt;&quot;&quot;;[$FillIn.BH12];-1)" office:value-type="float" office:value="-1" calcext:value-type="float">
            <text:p>-1</text:p>
          </table:table-cell>
          <table:table-cell table:formula="of:=IF([$FillIn.BI12]&lt;&gt;&quot;&quot;;[$FillIn.BI12];-1)" office:value-type="float" office:value="-1" calcext:value-type="float">
            <text:p>-1</text:p>
          </table:table-cell>
          <table:table-cell table:formula="of:=IF([$FillIn.BJ12]&lt;&gt;&quot;&quot;;[$FillIn.BJ12];-1)" office:value-type="float" office:value="-1" calcext:value-type="float">
            <text:p>-1</text:p>
          </table:table-cell>
          <table:table-cell table:formula="of:=IF([$FillIn.BK12]&lt;&gt;&quot;&quot;;[$FillIn.BK12];-1)" office:value-type="float" office:value="-1" calcext:value-type="float">
            <text:p>-1</text:p>
          </table:table-cell>
          <table:table-cell table:formula="of:=IF([$FillIn.BL12]&lt;&gt;&quot;&quot;;[$FillIn.BL12];-1)" office:value-type="float" office:value="-1" calcext:value-type="float">
            <text:p>-1</text:p>
          </table:table-cell>
          <table:table-cell table:formula="of:=IF([$FillIn.BM12]&lt;&gt;&quot;&quot;;[$FillIn.BM12];-1)" office:value-type="float" office:value="-1" calcext:value-type="float">
            <text:p>-1</text:p>
          </table:table-cell>
          <table:table-cell table:formula="of:=IF([$FillIn.BN12]&lt;&gt;&quot;&quot;;[$FillIn.BN12];-1)" office:value-type="float" office:value="-1" calcext:value-type="float">
            <text:p>-1</text:p>
          </table:table-cell>
          <table:table-cell table:formula="of:=IF([$FillIn.BO12]&lt;&gt;&quot;&quot;;[$FillIn.BO12];-1)" office:value-type="float" office:value="-1" calcext:value-type="float">
            <text:p>-1</text:p>
          </table:table-cell>
          <table:table-cell table:formula="of:=IF([$FillIn.BP12]&lt;&gt;&quot;&quot;;[$FillIn.BP12];-1)" office:value-type="float" office:value="-1" calcext:value-type="float">
            <text:p>-1</text:p>
          </table:table-cell>
          <table:table-cell table:formula="of:=IF([$FillIn.BQ12]&lt;&gt;&quot;&quot;;[$FillIn.BQ12];-1)" office:value-type="float" office:value="-1" calcext:value-type="float">
            <text:p>-1</text:p>
          </table:table-cell>
          <table:table-cell table:formula="of:=IF([$FillIn.BR12]&lt;&gt;&quot;&quot;;[$FillIn.BR12];-1)" office:value-type="float" office:value="-1" calcext:value-type="float">
            <text:p>-1</text:p>
          </table:table-cell>
          <table:table-cell table:formula="of:=IF([$FillIn.BS12]&lt;&gt;&quot;&quot;;[$FillIn.BS12];-1)" office:value-type="float" office:value="-1" calcext:value-type="float">
            <text:p>-1</text:p>
          </table:table-cell>
          <table:table-cell table:formula="of:=IF([$FillIn.BT12]&lt;&gt;&quot;&quot;;[$FillIn.BT12];-1)" office:value-type="float" office:value="-1" calcext:value-type="float">
            <text:p>-1</text:p>
          </table:table-cell>
          <table:table-cell table:formula="of:=IF([$FillIn.BU12]&lt;&gt;&quot;&quot;;[$FillIn.BU12];-1)" office:value-type="float" office:value="-1" calcext:value-type="float">
            <text:p>-1</text:p>
          </table:table-cell>
          <table:table-cell table:formula="of:=IF([$FillIn.BV12]&lt;&gt;&quot;&quot;;[$FillIn.BV12];-1)" office:value-type="float" office:value="-1" calcext:value-type="float">
            <text:p>-1</text:p>
          </table:table-cell>
          <table:table-cell table:formula="of:=IF([$FillIn.BW12]&lt;&gt;&quot;&quot;;[$FillIn.BW12];-1)" office:value-type="float" office:value="-1" calcext:value-type="float">
            <text:p>-1</text:p>
          </table:table-cell>
          <table:table-cell table:formula="of:=IF([$FillIn.BX12]&lt;&gt;&quot;&quot;;[$FillIn.BX12];-1)" office:value-type="float" office:value="-1" calcext:value-type="float">
            <text:p>-1</text:p>
          </table:table-cell>
          <table:table-cell table:formula="of:=IF([$FillIn.BY12]&lt;&gt;&quot;&quot;;[$FillIn.BY12];-1)" office:value-type="float" office:value="-1" calcext:value-type="float">
            <text:p>-1</text:p>
          </table:table-cell>
          <table:table-cell table:formula="of:=IF([$FillIn.BZ12]&lt;&gt;&quot;&quot;;[$FillIn.BZ12];-1)" office:value-type="float" office:value="-1" calcext:value-type="float">
            <text:p>-1</text:p>
          </table:table-cell>
          <table:table-cell table:formula="of:=IF([$FillIn.CA12]&lt;&gt;&quot;&quot;;[$FillIn.CA12];-1)" office:value-type="float" office:value="-1" calcext:value-type="float">
            <text:p>-1</text:p>
          </table:table-cell>
          <table:table-cell table:formula="of:=IF([$FillIn.CB12]&lt;&gt;&quot;&quot;;[$FillIn.CB12];-1)" office:value-type="float" office:value="-1" calcext:value-type="float">
            <text:p>-1</text:p>
          </table:table-cell>
          <table:table-cell table:formula="of:=IF([$FillIn.CC12]&lt;&gt;&quot;&quot;;[$FillIn.CC12];-1)" office:value-type="float" office:value="-1" calcext:value-type="float">
            <text:p>-1</text:p>
          </table:table-cell>
          <table:table-cell table:formula="of:=IF([$FillIn.CD12]&lt;&gt;&quot;&quot;;[$FillIn.CD12];-1)" office:value-type="float" office:value="-1" calcext:value-type="float">
            <text:p>-1</text:p>
          </table:table-cell>
          <table:table-cell table:formula="of:=IF([$FillIn.CE12]&lt;&gt;&quot;&quot;;[$FillIn.CE12];-1)" office:value-type="float" office:value="-1" calcext:value-type="float">
            <text:p>-1</text:p>
          </table:table-cell>
          <table:table-cell table:formula="of:=IF([$FillIn.CF12]&lt;&gt;&quot;&quot;;[$FillIn.CF12];-1)" office:value-type="float" office:value="-1" calcext:value-type="float">
            <text:p>-1</text:p>
          </table:table-cell>
          <table:table-cell table:formula="of:=IF([$FillIn.CG12]&lt;&gt;&quot;&quot;;[$FillIn.CG12];-1)" office:value-type="float" office:value="-1" calcext:value-type="float">
            <text:p>-1</text:p>
          </table:table-cell>
          <table:table-cell table:formula="of:=IF([$FillIn.CH12]&lt;&gt;&quot;&quot;;[$FillIn.CH12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3]&lt;&gt;&quot;&quot;;[$FillIn.A13];-1)" office:value-type="float" office:value="36" calcext:value-type="float">
            <text:p>36</text:p>
          </table:table-cell>
          <table:table-cell table:formula="of:=IF([$FillIn.B13]&lt;&gt;&quot;&quot;;[$FillIn.B13];-1)" office:value-type="float" office:value="-1" calcext:value-type="float">
            <text:p>-1</text:p>
          </table:table-cell>
          <table:table-cell table:formula="of:=IF([$FillIn.C13]&lt;&gt;&quot;&quot;;[$FillIn.C13];-1)" office:value-type="float" office:value="-1" calcext:value-type="float">
            <text:p>-1</text:p>
          </table:table-cell>
          <table:table-cell table:formula="of:=IF([$FillIn.D13]&lt;&gt;&quot;&quot;;[$FillIn.D13];-1)" office:value-type="float" office:value="-1" calcext:value-type="float">
            <text:p>-1</text:p>
          </table:table-cell>
          <table:table-cell table:formula="of:=IF([$FillIn.E13]&lt;&gt;&quot;&quot;;[$FillIn.E13];-1)" office:value-type="float" office:value="-1" calcext:value-type="float">
            <text:p>-1</text:p>
          </table:table-cell>
          <table:table-cell table:formula="of:=IF([$FillIn.F13]&lt;&gt;&quot;&quot;;[$FillIn.F13];-1)" office:value-type="float" office:value="-1" calcext:value-type="float">
            <text:p>-1</text:p>
          </table:table-cell>
          <table:table-cell table:formula="of:=IF([$FillIn.G13]&lt;&gt;&quot;&quot;;[$FillIn.G13];-1)" office:value-type="float" office:value="-1" calcext:value-type="float">
            <text:p>-1</text:p>
          </table:table-cell>
          <table:table-cell table:formula="of:=IF([$FillIn.H13]&lt;&gt;&quot;&quot;;[$FillIn.H13];-1)" office:value-type="float" office:value="-1" calcext:value-type="float">
            <text:p>-1</text:p>
          </table:table-cell>
          <table:table-cell table:formula="of:=IF([$FillIn.I13]&lt;&gt;&quot;&quot;;[$FillIn.I13];-1)" office:value-type="float" office:value="-1" calcext:value-type="float">
            <text:p>-1</text:p>
          </table:table-cell>
          <table:table-cell table:formula="of:=IF([$FillIn.J13]&lt;&gt;&quot;&quot;;[$FillIn.J13];-1)" office:value-type="float" office:value="-1" calcext:value-type="float">
            <text:p>-1</text:p>
          </table:table-cell>
          <table:table-cell table:formula="of:=IF([$FillIn.K13]&lt;&gt;&quot;&quot;;[$FillIn.K13];-1)" office:value-type="float" office:value="-1" calcext:value-type="float">
            <text:p>-1</text:p>
          </table:table-cell>
          <table:table-cell table:formula="of:=IF([$FillIn.L13]&lt;&gt;&quot;&quot;;[$FillIn.L13];-1)" office:value-type="float" office:value="-1" calcext:value-type="float">
            <text:p>-1</text:p>
          </table:table-cell>
          <table:table-cell table:formula="of:=IF([$FillIn.M13]&lt;&gt;&quot;&quot;;[$FillIn.M13];-1)" office:value-type="float" office:value="277" calcext:value-type="float">
            <text:p>277</text:p>
          </table:table-cell>
          <table:table-cell table:formula="of:=IF([$FillIn.N13]&lt;&gt;&quot;&quot;;[$FillIn.N13];-1)" office:value-type="float" office:value="-1" calcext:value-type="float">
            <text:p>-1</text:p>
          </table:table-cell>
          <table:table-cell table:formula="of:=IF([$FillIn.O13]&lt;&gt;&quot;&quot;;[$FillIn.O13];-1)" office:value-type="float" office:value="-1" calcext:value-type="float">
            <text:p>-1</text:p>
          </table:table-cell>
          <table:table-cell table:formula="of:=IF([$FillIn.P13]&lt;&gt;&quot;&quot;;[$FillIn.P13];-1)" office:value-type="float" office:value="-1" calcext:value-type="float">
            <text:p>-1</text:p>
          </table:table-cell>
          <table:table-cell table:formula="of:=IF([$FillIn.Q13]&lt;&gt;&quot;&quot;;[$FillIn.Q13];-1)" office:value-type="float" office:value="-1" calcext:value-type="float">
            <text:p>-1</text:p>
          </table:table-cell>
          <table:table-cell table:formula="of:=IF([$FillIn.R13]&lt;&gt;&quot;&quot;;[$FillIn.R13];-1)" office:value-type="float" office:value="-1" calcext:value-type="float">
            <text:p>-1</text:p>
          </table:table-cell>
          <table:table-cell table:formula="of:=IF([$FillIn.S13]&lt;&gt;&quot;&quot;;[$FillIn.S13];-1)" office:value-type="float" office:value="-1" calcext:value-type="float">
            <text:p>-1</text:p>
          </table:table-cell>
          <table:table-cell table:formula="of:=IF([$FillIn.T13]&lt;&gt;&quot;&quot;;[$FillIn.T13];-1)" office:value-type="float" office:value="-1" calcext:value-type="float">
            <text:p>-1</text:p>
          </table:table-cell>
          <table:table-cell table:formula="of:=IF([$FillIn.U13]&lt;&gt;&quot;&quot;;[$FillIn.U13];-1)" office:value-type="float" office:value="-1" calcext:value-type="float">
            <text:p>-1</text:p>
          </table:table-cell>
          <table:table-cell table:formula="of:=IF([$FillIn.V13]&lt;&gt;&quot;&quot;;[$FillIn.V13];-1)" office:value-type="float" office:value="-1" calcext:value-type="float">
            <text:p>-1</text:p>
          </table:table-cell>
          <table:table-cell table:formula="of:=IF([$FillIn.W13]&lt;&gt;&quot;&quot;;[$FillIn.W13];-1)" office:value-type="float" office:value="-1" calcext:value-type="float">
            <text:p>-1</text:p>
          </table:table-cell>
          <table:table-cell table:formula="of:=IF([$FillIn.X13]&lt;&gt;&quot;&quot;;[$FillIn.X13];-1)" office:value-type="float" office:value="-1" calcext:value-type="float">
            <text:p>-1</text:p>
          </table:table-cell>
          <table:table-cell table:formula="of:=IF([$FillIn.Y13]&lt;&gt;&quot;&quot;;[$FillIn.Y13];-1)" office:value-type="float" office:value="-1" calcext:value-type="float">
            <text:p>-1</text:p>
          </table:table-cell>
          <table:table-cell table:formula="of:=IF([$FillIn.Z13]&lt;&gt;&quot;&quot;;[$FillIn.Z13];-1)" office:value-type="float" office:value="-1" calcext:value-type="float">
            <text:p>-1</text:p>
          </table:table-cell>
          <table:table-cell table:formula="of:=IF([$FillIn.AA13]&lt;&gt;&quot;&quot;;[$FillIn.AA13];-1)" office:value-type="float" office:value="-1" calcext:value-type="float">
            <text:p>-1</text:p>
          </table:table-cell>
          <table:table-cell table:formula="of:=IF([$FillIn.AB13]&lt;&gt;&quot;&quot;;[$FillIn.AB13];-1)" office:value-type="float" office:value="-1" calcext:value-type="float">
            <text:p>-1</text:p>
          </table:table-cell>
          <table:table-cell table:formula="of:=IF([$FillIn.AC13]&lt;&gt;&quot;&quot;;[$FillIn.AC13];-1)" office:value-type="float" office:value="-1" calcext:value-type="float">
            <text:p>-1</text:p>
          </table:table-cell>
          <table:table-cell table:formula="of:=IF([$FillIn.AD13]&lt;&gt;&quot;&quot;;[$FillIn.AD13];-1)" office:value-type="float" office:value="-1" calcext:value-type="float">
            <text:p>-1</text:p>
          </table:table-cell>
          <table:table-cell table:formula="of:=IF([$FillIn.AE13]&lt;&gt;&quot;&quot;;[$FillIn.AE13];-1)" office:value-type="float" office:value="-1" calcext:value-type="float">
            <text:p>-1</text:p>
          </table:table-cell>
          <table:table-cell table:formula="of:=IF([$FillIn.AF13]&lt;&gt;&quot;&quot;;[$FillIn.AF13];-1)" office:value-type="float" office:value="-1" calcext:value-type="float">
            <text:p>-1</text:p>
          </table:table-cell>
          <table:table-cell table:formula="of:=IF([$FillIn.AG13]&lt;&gt;&quot;&quot;;[$FillIn.AG13];-1)" office:value-type="float" office:value="-1" calcext:value-type="float">
            <text:p>-1</text:p>
          </table:table-cell>
          <table:table-cell table:formula="of:=IF([$FillIn.AH13]&lt;&gt;&quot;&quot;;[$FillIn.AH13];-1)" office:value-type="float" office:value="-1" calcext:value-type="float">
            <text:p>-1</text:p>
          </table:table-cell>
          <table:table-cell table:formula="of:=IF([$FillIn.AI13]&lt;&gt;&quot;&quot;;[$FillIn.AI13];-1)" office:value-type="float" office:value="-1" calcext:value-type="float">
            <text:p>-1</text:p>
          </table:table-cell>
          <table:table-cell table:formula="of:=IF([$FillIn.AJ13]&lt;&gt;&quot;&quot;;[$FillIn.AJ13];-1)" office:value-type="float" office:value="-1" calcext:value-type="float">
            <text:p>-1</text:p>
          </table:table-cell>
          <table:table-cell table:formula="of:=IF([$FillIn.AK13]&lt;&gt;&quot;&quot;;[$FillIn.AK13];-1)" office:value-type="float" office:value="-1" calcext:value-type="float">
            <text:p>-1</text:p>
          </table:table-cell>
          <table:table-cell table:formula="of:=IF([$FillIn.AL13]&lt;&gt;&quot;&quot;;[$FillIn.AL13];-1)" office:value-type="float" office:value="-1" calcext:value-type="float">
            <text:p>-1</text:p>
          </table:table-cell>
          <table:table-cell table:formula="of:=IF([$FillIn.AM13]&lt;&gt;&quot;&quot;;[$FillIn.AM13];-1)" office:value-type="float" office:value="-1" calcext:value-type="float">
            <text:p>-1</text:p>
          </table:table-cell>
          <table:table-cell table:formula="of:=IF([$FillIn.AN13]&lt;&gt;&quot;&quot;;[$FillIn.AN13];-1)" office:value-type="float" office:value="-1" calcext:value-type="float">
            <text:p>-1</text:p>
          </table:table-cell>
          <table:table-cell table:formula="of:=IF([$FillIn.AO13]&lt;&gt;&quot;&quot;;[$FillIn.AO13];-1)" office:value-type="float" office:value="-1" calcext:value-type="float">
            <text:p>-1</text:p>
          </table:table-cell>
          <table:table-cell table:formula="of:=IF([$FillIn.AP13]&lt;&gt;&quot;&quot;;[$FillIn.AP13];-1)" office:value-type="float" office:value="-1" calcext:value-type="float">
            <text:p>-1</text:p>
          </table:table-cell>
          <table:table-cell table:formula="of:=IF([$FillIn.AQ13]&lt;&gt;&quot;&quot;;[$FillIn.AQ13];-1)" office:value-type="float" office:value="-1" calcext:value-type="float">
            <text:p>-1</text:p>
          </table:table-cell>
          <table:table-cell table:formula="of:=IF([$FillIn.AR13]&lt;&gt;&quot;&quot;;[$FillIn.AR13];-1)" office:value-type="float" office:value="-1" calcext:value-type="float">
            <text:p>-1</text:p>
          </table:table-cell>
          <table:table-cell table:formula="of:=IF([$FillIn.AS13]&lt;&gt;&quot;&quot;;[$FillIn.AS13];-1)" office:value-type="float" office:value="-1" calcext:value-type="float">
            <text:p>-1</text:p>
          </table:table-cell>
          <table:table-cell table:formula="of:=IF([$FillIn.AT13]&lt;&gt;&quot;&quot;;[$FillIn.AT13];-1)" office:value-type="float" office:value="-1" calcext:value-type="float">
            <text:p>-1</text:p>
          </table:table-cell>
          <table:table-cell table:formula="of:=IF([$FillIn.AU13]&lt;&gt;&quot;&quot;;[$FillIn.AU13];-1)" office:value-type="float" office:value="-1" calcext:value-type="float">
            <text:p>-1</text:p>
          </table:table-cell>
          <table:table-cell table:formula="of:=IF([$FillIn.AV13]&lt;&gt;&quot;&quot;;[$FillIn.AV13];-1)" office:value-type="float" office:value="-1" calcext:value-type="float">
            <text:p>-1</text:p>
          </table:table-cell>
          <table:table-cell table:formula="of:=IF([$FillIn.AW13]&lt;&gt;&quot;&quot;;[$FillIn.AW13];-1)" office:value-type="float" office:value="-1" calcext:value-type="float">
            <text:p>-1</text:p>
          </table:table-cell>
          <table:table-cell table:formula="of:=IF([$FillIn.AX13]&lt;&gt;&quot;&quot;;[$FillIn.AX13];-1)" office:value-type="float" office:value="-1" calcext:value-type="float">
            <text:p>-1</text:p>
          </table:table-cell>
          <table:table-cell table:formula="of:=IF([$FillIn.AY13]&lt;&gt;&quot;&quot;;[$FillIn.AY13];-1)" office:value-type="float" office:value="-1" calcext:value-type="float">
            <text:p>-1</text:p>
          </table:table-cell>
          <table:table-cell table:formula="of:=IF([$FillIn.AZ13]&lt;&gt;&quot;&quot;;[$FillIn.AZ13];-1)" office:value-type="float" office:value="-1" calcext:value-type="float">
            <text:p>-1</text:p>
          </table:table-cell>
          <table:table-cell table:formula="of:=IF([$FillIn.BA13]&lt;&gt;&quot;&quot;;[$FillIn.BA13];-1)" office:value-type="float" office:value="-1" calcext:value-type="float">
            <text:p>-1</text:p>
          </table:table-cell>
          <table:table-cell table:formula="of:=IF([$FillIn.BB13]&lt;&gt;&quot;&quot;;[$FillIn.BB13];-1)" office:value-type="float" office:value="-1" calcext:value-type="float">
            <text:p>-1</text:p>
          </table:table-cell>
          <table:table-cell table:formula="of:=IF([$FillIn.BC13]&lt;&gt;&quot;&quot;;[$FillIn.BC13];-1)" office:value-type="float" office:value="-1" calcext:value-type="float">
            <text:p>-1</text:p>
          </table:table-cell>
          <table:table-cell table:formula="of:=IF([$FillIn.BD13]&lt;&gt;&quot;&quot;;[$FillIn.BD13];-1)" office:value-type="float" office:value="-1" calcext:value-type="float">
            <text:p>-1</text:p>
          </table:table-cell>
          <table:table-cell table:formula="of:=IF([$FillIn.BE13]&lt;&gt;&quot;&quot;;[$FillIn.BE13];-1)" office:value-type="float" office:value="-1" calcext:value-type="float">
            <text:p>-1</text:p>
          </table:table-cell>
          <table:table-cell table:formula="of:=IF([$FillIn.BF13]&lt;&gt;&quot;&quot;;[$FillIn.BF13];-1)" office:value-type="float" office:value="-1" calcext:value-type="float">
            <text:p>-1</text:p>
          </table:table-cell>
          <table:table-cell table:formula="of:=IF([$FillIn.BG13]&lt;&gt;&quot;&quot;;[$FillIn.BG13];-1)" office:value-type="float" office:value="-1" calcext:value-type="float">
            <text:p>-1</text:p>
          </table:table-cell>
          <table:table-cell table:formula="of:=IF([$FillIn.BH13]&lt;&gt;&quot;&quot;;[$FillIn.BH13];-1)" office:value-type="float" office:value="-1" calcext:value-type="float">
            <text:p>-1</text:p>
          </table:table-cell>
          <table:table-cell table:formula="of:=IF([$FillIn.BI13]&lt;&gt;&quot;&quot;;[$FillIn.BI13];-1)" office:value-type="float" office:value="-1" calcext:value-type="float">
            <text:p>-1</text:p>
          </table:table-cell>
          <table:table-cell table:formula="of:=IF([$FillIn.BJ13]&lt;&gt;&quot;&quot;;[$FillIn.BJ13];-1)" office:value-type="float" office:value="-1" calcext:value-type="float">
            <text:p>-1</text:p>
          </table:table-cell>
          <table:table-cell table:formula="of:=IF([$FillIn.BK13]&lt;&gt;&quot;&quot;;[$FillIn.BK13];-1)" office:value-type="float" office:value="-1" calcext:value-type="float">
            <text:p>-1</text:p>
          </table:table-cell>
          <table:table-cell table:formula="of:=IF([$FillIn.BL13]&lt;&gt;&quot;&quot;;[$FillIn.BL13];-1)" office:value-type="float" office:value="-1" calcext:value-type="float">
            <text:p>-1</text:p>
          </table:table-cell>
          <table:table-cell table:formula="of:=IF([$FillIn.BM13]&lt;&gt;&quot;&quot;;[$FillIn.BM13];-1)" office:value-type="float" office:value="-1" calcext:value-type="float">
            <text:p>-1</text:p>
          </table:table-cell>
          <table:table-cell table:formula="of:=IF([$FillIn.BN13]&lt;&gt;&quot;&quot;;[$FillIn.BN13];-1)" office:value-type="float" office:value="-1" calcext:value-type="float">
            <text:p>-1</text:p>
          </table:table-cell>
          <table:table-cell table:formula="of:=IF([$FillIn.BO13]&lt;&gt;&quot;&quot;;[$FillIn.BO13];-1)" office:value-type="float" office:value="-1" calcext:value-type="float">
            <text:p>-1</text:p>
          </table:table-cell>
          <table:table-cell table:formula="of:=IF([$FillIn.BP13]&lt;&gt;&quot;&quot;;[$FillIn.BP13];-1)" office:value-type="float" office:value="-1" calcext:value-type="float">
            <text:p>-1</text:p>
          </table:table-cell>
          <table:table-cell table:formula="of:=IF([$FillIn.BQ13]&lt;&gt;&quot;&quot;;[$FillIn.BQ13];-1)" office:value-type="float" office:value="-1" calcext:value-type="float">
            <text:p>-1</text:p>
          </table:table-cell>
          <table:table-cell table:formula="of:=IF([$FillIn.BR13]&lt;&gt;&quot;&quot;;[$FillIn.BR13];-1)" office:value-type="float" office:value="-1" calcext:value-type="float">
            <text:p>-1</text:p>
          </table:table-cell>
          <table:table-cell table:formula="of:=IF([$FillIn.BS13]&lt;&gt;&quot;&quot;;[$FillIn.BS13];-1)" office:value-type="float" office:value="-1" calcext:value-type="float">
            <text:p>-1</text:p>
          </table:table-cell>
          <table:table-cell table:formula="of:=IF([$FillIn.BT13]&lt;&gt;&quot;&quot;;[$FillIn.BT13];-1)" office:value-type="float" office:value="-1" calcext:value-type="float">
            <text:p>-1</text:p>
          </table:table-cell>
          <table:table-cell table:formula="of:=IF([$FillIn.BU13]&lt;&gt;&quot;&quot;;[$FillIn.BU13];-1)" office:value-type="float" office:value="-1" calcext:value-type="float">
            <text:p>-1</text:p>
          </table:table-cell>
          <table:table-cell table:formula="of:=IF([$FillIn.BV13]&lt;&gt;&quot;&quot;;[$FillIn.BV13];-1)" office:value-type="float" office:value="-1" calcext:value-type="float">
            <text:p>-1</text:p>
          </table:table-cell>
          <table:table-cell table:formula="of:=IF([$FillIn.BW13]&lt;&gt;&quot;&quot;;[$FillIn.BW13];-1)" office:value-type="float" office:value="-1" calcext:value-type="float">
            <text:p>-1</text:p>
          </table:table-cell>
          <table:table-cell table:formula="of:=IF([$FillIn.BX13]&lt;&gt;&quot;&quot;;[$FillIn.BX13];-1)" office:value-type="float" office:value="-1" calcext:value-type="float">
            <text:p>-1</text:p>
          </table:table-cell>
          <table:table-cell table:formula="of:=IF([$FillIn.BY13]&lt;&gt;&quot;&quot;;[$FillIn.BY13];-1)" office:value-type="float" office:value="-1" calcext:value-type="float">
            <text:p>-1</text:p>
          </table:table-cell>
          <table:table-cell table:formula="of:=IF([$FillIn.BZ13]&lt;&gt;&quot;&quot;;[$FillIn.BZ13];-1)" office:value-type="float" office:value="-1" calcext:value-type="float">
            <text:p>-1</text:p>
          </table:table-cell>
          <table:table-cell table:formula="of:=IF([$FillIn.CA13]&lt;&gt;&quot;&quot;;[$FillIn.CA13];-1)" office:value-type="float" office:value="-1" calcext:value-type="float">
            <text:p>-1</text:p>
          </table:table-cell>
          <table:table-cell table:formula="of:=IF([$FillIn.CB13]&lt;&gt;&quot;&quot;;[$FillIn.CB13];-1)" office:value-type="float" office:value="-1" calcext:value-type="float">
            <text:p>-1</text:p>
          </table:table-cell>
          <table:table-cell table:formula="of:=IF([$FillIn.CC13]&lt;&gt;&quot;&quot;;[$FillIn.CC13];-1)" office:value-type="float" office:value="-1" calcext:value-type="float">
            <text:p>-1</text:p>
          </table:table-cell>
          <table:table-cell table:formula="of:=IF([$FillIn.CD13]&lt;&gt;&quot;&quot;;[$FillIn.CD13];-1)" office:value-type="float" office:value="-1" calcext:value-type="float">
            <text:p>-1</text:p>
          </table:table-cell>
          <table:table-cell table:formula="of:=IF([$FillIn.CE13]&lt;&gt;&quot;&quot;;[$FillIn.CE13];-1)" office:value-type="float" office:value="-1" calcext:value-type="float">
            <text:p>-1</text:p>
          </table:table-cell>
          <table:table-cell table:formula="of:=IF([$FillIn.CF13]&lt;&gt;&quot;&quot;;[$FillIn.CF13];-1)" office:value-type="float" office:value="-1" calcext:value-type="float">
            <text:p>-1</text:p>
          </table:table-cell>
          <table:table-cell table:formula="of:=IF([$FillIn.CG13]&lt;&gt;&quot;&quot;;[$FillIn.CG13];-1)" office:value-type="float" office:value="-1" calcext:value-type="float">
            <text:p>-1</text:p>
          </table:table-cell>
          <table:table-cell table:formula="of:=IF([$FillIn.CH13]&lt;&gt;&quot;&quot;;[$FillIn.CH13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4]&lt;&gt;&quot;&quot;;[$FillIn.A14];-1)" office:value-type="float" office:value="35" calcext:value-type="float">
            <text:p>35</text:p>
          </table:table-cell>
          <table:table-cell table:formula="of:=IF([$FillIn.B14]&lt;&gt;&quot;&quot;;[$FillIn.B14];-1)" office:value-type="float" office:value="-1" calcext:value-type="float">
            <text:p>-1</text:p>
          </table:table-cell>
          <table:table-cell table:formula="of:=IF([$FillIn.C14]&lt;&gt;&quot;&quot;;[$FillIn.C14];-1)" office:value-type="float" office:value="-1" calcext:value-type="float">
            <text:p>-1</text:p>
          </table:table-cell>
          <table:table-cell table:formula="of:=IF([$FillIn.D14]&lt;&gt;&quot;&quot;;[$FillIn.D14];-1)" office:value-type="float" office:value="-1" calcext:value-type="float">
            <text:p>-1</text:p>
          </table:table-cell>
          <table:table-cell table:formula="of:=IF([$FillIn.E14]&lt;&gt;&quot;&quot;;[$FillIn.E14];-1)" office:value-type="float" office:value="-1" calcext:value-type="float">
            <text:p>-1</text:p>
          </table:table-cell>
          <table:table-cell table:formula="of:=IF([$FillIn.F14]&lt;&gt;&quot;&quot;;[$FillIn.F14];-1)" office:value-type="float" office:value="-1" calcext:value-type="float">
            <text:p>-1</text:p>
          </table:table-cell>
          <table:table-cell table:formula="of:=IF([$FillIn.G14]&lt;&gt;&quot;&quot;;[$FillIn.G14];-1)" office:value-type="float" office:value="-1" calcext:value-type="float">
            <text:p>-1</text:p>
          </table:table-cell>
          <table:table-cell table:formula="of:=IF([$FillIn.H14]&lt;&gt;&quot;&quot;;[$FillIn.H14];-1)" office:value-type="float" office:value="-1" calcext:value-type="float">
            <text:p>-1</text:p>
          </table:table-cell>
          <table:table-cell table:formula="of:=IF([$FillIn.I14]&lt;&gt;&quot;&quot;;[$FillIn.I14];-1)" office:value-type="float" office:value="-1" calcext:value-type="float">
            <text:p>-1</text:p>
          </table:table-cell>
          <table:table-cell table:formula="of:=IF([$FillIn.J14]&lt;&gt;&quot;&quot;;[$FillIn.J14];-1)" office:value-type="float" office:value="-1" calcext:value-type="float">
            <text:p>-1</text:p>
          </table:table-cell>
          <table:table-cell table:formula="of:=IF([$FillIn.K14]&lt;&gt;&quot;&quot;;[$FillIn.K14];-1)" office:value-type="float" office:value="-1" calcext:value-type="float">
            <text:p>-1</text:p>
          </table:table-cell>
          <table:table-cell table:formula="of:=IF([$FillIn.L14]&lt;&gt;&quot;&quot;;[$FillIn.L14];-1)" office:value-type="float" office:value="276" calcext:value-type="float">
            <text:p>276</text:p>
          </table:table-cell>
          <table:table-cell table:formula="of:=IF([$FillIn.M14]&lt;&gt;&quot;&quot;;[$FillIn.M14];-1)" office:value-type="float" office:value="-1" calcext:value-type="float">
            <text:p>-1</text:p>
          </table:table-cell>
          <table:table-cell table:formula="of:=IF([$FillIn.N14]&lt;&gt;&quot;&quot;;[$FillIn.N14];-1)" office:value-type="float" office:value="-1" calcext:value-type="float">
            <text:p>-1</text:p>
          </table:table-cell>
          <table:table-cell table:formula="of:=IF([$FillIn.O14]&lt;&gt;&quot;&quot;;[$FillIn.O14];-1)" office:value-type="float" office:value="-1" calcext:value-type="float">
            <text:p>-1</text:p>
          </table:table-cell>
          <table:table-cell table:formula="of:=IF([$FillIn.P14]&lt;&gt;&quot;&quot;;[$FillIn.P14];-1)" office:value-type="float" office:value="-1" calcext:value-type="float">
            <text:p>-1</text:p>
          </table:table-cell>
          <table:table-cell table:formula="of:=IF([$FillIn.Q14]&lt;&gt;&quot;&quot;;[$FillIn.Q14];-1)" office:value-type="float" office:value="-1" calcext:value-type="float">
            <text:p>-1</text:p>
          </table:table-cell>
          <table:table-cell table:formula="of:=IF([$FillIn.R14]&lt;&gt;&quot;&quot;;[$FillIn.R14];-1)" office:value-type="float" office:value="-1" calcext:value-type="float">
            <text:p>-1</text:p>
          </table:table-cell>
          <table:table-cell table:formula="of:=IF([$FillIn.S14]&lt;&gt;&quot;&quot;;[$FillIn.S14];-1)" office:value-type="float" office:value="-1" calcext:value-type="float">
            <text:p>-1</text:p>
          </table:table-cell>
          <table:table-cell table:formula="of:=IF([$FillIn.T14]&lt;&gt;&quot;&quot;;[$FillIn.T14];-1)" office:value-type="float" office:value="-1" calcext:value-type="float">
            <text:p>-1</text:p>
          </table:table-cell>
          <table:table-cell table:formula="of:=IF([$FillIn.U14]&lt;&gt;&quot;&quot;;[$FillIn.U14];-1)" office:value-type="float" office:value="-1" calcext:value-type="float">
            <text:p>-1</text:p>
          </table:table-cell>
          <table:table-cell table:formula="of:=IF([$FillIn.V14]&lt;&gt;&quot;&quot;;[$FillIn.V14];-1)" office:value-type="float" office:value="-1" calcext:value-type="float">
            <text:p>-1</text:p>
          </table:table-cell>
          <table:table-cell table:formula="of:=IF([$FillIn.W14]&lt;&gt;&quot;&quot;;[$FillIn.W14];-1)" office:value-type="float" office:value="-1" calcext:value-type="float">
            <text:p>-1</text:p>
          </table:table-cell>
          <table:table-cell table:formula="of:=IF([$FillIn.X14]&lt;&gt;&quot;&quot;;[$FillIn.X14];-1)" office:value-type="float" office:value="-1" calcext:value-type="float">
            <text:p>-1</text:p>
          </table:table-cell>
          <table:table-cell table:formula="of:=IF([$FillIn.Y14]&lt;&gt;&quot;&quot;;[$FillIn.Y14];-1)" office:value-type="float" office:value="-1" calcext:value-type="float">
            <text:p>-1</text:p>
          </table:table-cell>
          <table:table-cell table:formula="of:=IF([$FillIn.Z14]&lt;&gt;&quot;&quot;;[$FillIn.Z14];-1)" office:value-type="float" office:value="-1" calcext:value-type="float">
            <text:p>-1</text:p>
          </table:table-cell>
          <table:table-cell table:formula="of:=IF([$FillIn.AA14]&lt;&gt;&quot;&quot;;[$FillIn.AA14];-1)" office:value-type="float" office:value="-1" calcext:value-type="float">
            <text:p>-1</text:p>
          </table:table-cell>
          <table:table-cell table:formula="of:=IF([$FillIn.AB14]&lt;&gt;&quot;&quot;;[$FillIn.AB14];-1)" office:value-type="float" office:value="-1" calcext:value-type="float">
            <text:p>-1</text:p>
          </table:table-cell>
          <table:table-cell table:formula="of:=IF([$FillIn.AC14]&lt;&gt;&quot;&quot;;[$FillIn.AC14];-1)" office:value-type="float" office:value="-1" calcext:value-type="float">
            <text:p>-1</text:p>
          </table:table-cell>
          <table:table-cell table:formula="of:=IF([$FillIn.AD14]&lt;&gt;&quot;&quot;;[$FillIn.AD14];-1)" office:value-type="float" office:value="-1" calcext:value-type="float">
            <text:p>-1</text:p>
          </table:table-cell>
          <table:table-cell table:formula="of:=IF([$FillIn.AE14]&lt;&gt;&quot;&quot;;[$FillIn.AE14];-1)" office:value-type="float" office:value="-1" calcext:value-type="float">
            <text:p>-1</text:p>
          </table:table-cell>
          <table:table-cell table:formula="of:=IF([$FillIn.AF14]&lt;&gt;&quot;&quot;;[$FillIn.AF14];-1)" office:value-type="float" office:value="-1" calcext:value-type="float">
            <text:p>-1</text:p>
          </table:table-cell>
          <table:table-cell table:formula="of:=IF([$FillIn.AG14]&lt;&gt;&quot;&quot;;[$FillIn.AG14];-1)" office:value-type="float" office:value="-1" calcext:value-type="float">
            <text:p>-1</text:p>
          </table:table-cell>
          <table:table-cell table:formula="of:=IF([$FillIn.AH14]&lt;&gt;&quot;&quot;;[$FillIn.AH14];-1)" office:value-type="float" office:value="-1" calcext:value-type="float">
            <text:p>-1</text:p>
          </table:table-cell>
          <table:table-cell table:formula="of:=IF([$FillIn.AI14]&lt;&gt;&quot;&quot;;[$FillIn.AI14];-1)" office:value-type="float" office:value="-1" calcext:value-type="float">
            <text:p>-1</text:p>
          </table:table-cell>
          <table:table-cell table:formula="of:=IF([$FillIn.AJ14]&lt;&gt;&quot;&quot;;[$FillIn.AJ14];-1)" office:value-type="float" office:value="-1" calcext:value-type="float">
            <text:p>-1</text:p>
          </table:table-cell>
          <table:table-cell table:formula="of:=IF([$FillIn.AK14]&lt;&gt;&quot;&quot;;[$FillIn.AK14];-1)" office:value-type="float" office:value="-1" calcext:value-type="float">
            <text:p>-1</text:p>
          </table:table-cell>
          <table:table-cell table:formula="of:=IF([$FillIn.AL14]&lt;&gt;&quot;&quot;;[$FillIn.AL14];-1)" office:value-type="float" office:value="356" calcext:value-type="float">
            <text:p>356</text:p>
          </table:table-cell>
          <table:table-cell table:formula="of:=IF([$FillIn.AM14]&lt;&gt;&quot;&quot;;[$FillIn.AM14];-1)" office:value-type="float" office:value="-1" calcext:value-type="float">
            <text:p>-1</text:p>
          </table:table-cell>
          <table:table-cell table:formula="of:=IF([$FillIn.AN14]&lt;&gt;&quot;&quot;;[$FillIn.AN14];-1)" office:value-type="float" office:value="-1" calcext:value-type="float">
            <text:p>-1</text:p>
          </table:table-cell>
          <table:table-cell table:formula="of:=IF([$FillIn.AO14]&lt;&gt;&quot;&quot;;[$FillIn.AO14];-1)" office:value-type="float" office:value="-1" calcext:value-type="float">
            <text:p>-1</text:p>
          </table:table-cell>
          <table:table-cell table:formula="of:=IF([$FillIn.AP14]&lt;&gt;&quot;&quot;;[$FillIn.AP14];-1)" office:value-type="float" office:value="-1" calcext:value-type="float">
            <text:p>-1</text:p>
          </table:table-cell>
          <table:table-cell table:formula="of:=IF([$FillIn.AQ14]&lt;&gt;&quot;&quot;;[$FillIn.AQ14];-1)" office:value-type="float" office:value="-1" calcext:value-type="float">
            <text:p>-1</text:p>
          </table:table-cell>
          <table:table-cell table:formula="of:=IF([$FillIn.AR14]&lt;&gt;&quot;&quot;;[$FillIn.AR14];-1)" office:value-type="float" office:value="-1" calcext:value-type="float">
            <text:p>-1</text:p>
          </table:table-cell>
          <table:table-cell table:formula="of:=IF([$FillIn.AS14]&lt;&gt;&quot;&quot;;[$FillIn.AS14];-1)" office:value-type="float" office:value="-1" calcext:value-type="float">
            <text:p>-1</text:p>
          </table:table-cell>
          <table:table-cell table:formula="of:=IF([$FillIn.AT14]&lt;&gt;&quot;&quot;;[$FillIn.AT14];-1)" office:value-type="float" office:value="-1" calcext:value-type="float">
            <text:p>-1</text:p>
          </table:table-cell>
          <table:table-cell table:formula="of:=IF([$FillIn.AU14]&lt;&gt;&quot;&quot;;[$FillIn.AU14];-1)" office:value-type="float" office:value="-1" calcext:value-type="float">
            <text:p>-1</text:p>
          </table:table-cell>
          <table:table-cell table:formula="of:=IF([$FillIn.AV14]&lt;&gt;&quot;&quot;;[$FillIn.AV14];-1)" office:value-type="float" office:value="-1" calcext:value-type="float">
            <text:p>-1</text:p>
          </table:table-cell>
          <table:table-cell table:formula="of:=IF([$FillIn.AW14]&lt;&gt;&quot;&quot;;[$FillIn.AW14];-1)" office:value-type="float" office:value="-1" calcext:value-type="float">
            <text:p>-1</text:p>
          </table:table-cell>
          <table:table-cell table:formula="of:=IF([$FillIn.AX14]&lt;&gt;&quot;&quot;;[$FillIn.AX14];-1)" office:value-type="float" office:value="-1" calcext:value-type="float">
            <text:p>-1</text:p>
          </table:table-cell>
          <table:table-cell table:formula="of:=IF([$FillIn.AY14]&lt;&gt;&quot;&quot;;[$FillIn.AY14];-1)" office:value-type="float" office:value="-1" calcext:value-type="float">
            <text:p>-1</text:p>
          </table:table-cell>
          <table:table-cell table:formula="of:=IF([$FillIn.AZ14]&lt;&gt;&quot;&quot;;[$FillIn.AZ14];-1)" office:value-type="float" office:value="-1" calcext:value-type="float">
            <text:p>-1</text:p>
          </table:table-cell>
          <table:table-cell table:formula="of:=IF([$FillIn.BA14]&lt;&gt;&quot;&quot;;[$FillIn.BA14];-1)" office:value-type="float" office:value="-1" calcext:value-type="float">
            <text:p>-1</text:p>
          </table:table-cell>
          <table:table-cell table:formula="of:=IF([$FillIn.BB14]&lt;&gt;&quot;&quot;;[$FillIn.BB14];-1)" office:value-type="float" office:value="-1" calcext:value-type="float">
            <text:p>-1</text:p>
          </table:table-cell>
          <table:table-cell table:formula="of:=IF([$FillIn.BC14]&lt;&gt;&quot;&quot;;[$FillIn.BC14];-1)" office:value-type="float" office:value="-1" calcext:value-type="float">
            <text:p>-1</text:p>
          </table:table-cell>
          <table:table-cell table:formula="of:=IF([$FillIn.BD14]&lt;&gt;&quot;&quot;;[$FillIn.BD14];-1)" office:value-type="float" office:value="-1" calcext:value-type="float">
            <text:p>-1</text:p>
          </table:table-cell>
          <table:table-cell table:formula="of:=IF([$FillIn.BE14]&lt;&gt;&quot;&quot;;[$FillIn.BE14];-1)" office:value-type="float" office:value="-1" calcext:value-type="float">
            <text:p>-1</text:p>
          </table:table-cell>
          <table:table-cell table:formula="of:=IF([$FillIn.BF14]&lt;&gt;&quot;&quot;;[$FillIn.BF14];-1)" office:value-type="float" office:value="-1" calcext:value-type="float">
            <text:p>-1</text:p>
          </table:table-cell>
          <table:table-cell table:formula="of:=IF([$FillIn.BG14]&lt;&gt;&quot;&quot;;[$FillIn.BG14];-1)" office:value-type="float" office:value="-1" calcext:value-type="float">
            <text:p>-1</text:p>
          </table:table-cell>
          <table:table-cell table:formula="of:=IF([$FillIn.BH14]&lt;&gt;&quot;&quot;;[$FillIn.BH14];-1)" office:value-type="float" office:value="-1" calcext:value-type="float">
            <text:p>-1</text:p>
          </table:table-cell>
          <table:table-cell table:formula="of:=IF([$FillIn.BI14]&lt;&gt;&quot;&quot;;[$FillIn.BI14];-1)" office:value-type="float" office:value="-1" calcext:value-type="float">
            <text:p>-1</text:p>
          </table:table-cell>
          <table:table-cell table:formula="of:=IF([$FillIn.BJ14]&lt;&gt;&quot;&quot;;[$FillIn.BJ14];-1)" office:value-type="float" office:value="-1" calcext:value-type="float">
            <text:p>-1</text:p>
          </table:table-cell>
          <table:table-cell table:formula="of:=IF([$FillIn.BK14]&lt;&gt;&quot;&quot;;[$FillIn.BK14];-1)" office:value-type="float" office:value="-1" calcext:value-type="float">
            <text:p>-1</text:p>
          </table:table-cell>
          <table:table-cell table:formula="of:=IF([$FillIn.BL14]&lt;&gt;&quot;&quot;;[$FillIn.BL14];-1)" office:value-type="float" office:value="-1" calcext:value-type="float">
            <text:p>-1</text:p>
          </table:table-cell>
          <table:table-cell table:formula="of:=IF([$FillIn.BM14]&lt;&gt;&quot;&quot;;[$FillIn.BM14];-1)" office:value-type="float" office:value="-1" calcext:value-type="float">
            <text:p>-1</text:p>
          </table:table-cell>
          <table:table-cell table:formula="of:=IF([$FillIn.BN14]&lt;&gt;&quot;&quot;;[$FillIn.BN14];-1)" office:value-type="float" office:value="-1" calcext:value-type="float">
            <text:p>-1</text:p>
          </table:table-cell>
          <table:table-cell table:formula="of:=IF([$FillIn.BO14]&lt;&gt;&quot;&quot;;[$FillIn.BO14];-1)" office:value-type="float" office:value="-1" calcext:value-type="float">
            <text:p>-1</text:p>
          </table:table-cell>
          <table:table-cell table:formula="of:=IF([$FillIn.BP14]&lt;&gt;&quot;&quot;;[$FillIn.BP14];-1)" office:value-type="float" office:value="-1" calcext:value-type="float">
            <text:p>-1</text:p>
          </table:table-cell>
          <table:table-cell table:formula="of:=IF([$FillIn.BQ14]&lt;&gt;&quot;&quot;;[$FillIn.BQ14];-1)" office:value-type="float" office:value="-1" calcext:value-type="float">
            <text:p>-1</text:p>
          </table:table-cell>
          <table:table-cell table:formula="of:=IF([$FillIn.BR14]&lt;&gt;&quot;&quot;;[$FillIn.BR14];-1)" office:value-type="float" office:value="-1" calcext:value-type="float">
            <text:p>-1</text:p>
          </table:table-cell>
          <table:table-cell table:formula="of:=IF([$FillIn.BS14]&lt;&gt;&quot;&quot;;[$FillIn.BS14];-1)" office:value-type="float" office:value="-1" calcext:value-type="float">
            <text:p>-1</text:p>
          </table:table-cell>
          <table:table-cell table:formula="of:=IF([$FillIn.BT14]&lt;&gt;&quot;&quot;;[$FillIn.BT14];-1)" office:value-type="float" office:value="-1" calcext:value-type="float">
            <text:p>-1</text:p>
          </table:table-cell>
          <table:table-cell table:formula="of:=IF([$FillIn.BU14]&lt;&gt;&quot;&quot;;[$FillIn.BU14];-1)" office:value-type="float" office:value="-1" calcext:value-type="float">
            <text:p>-1</text:p>
          </table:table-cell>
          <table:table-cell table:formula="of:=IF([$FillIn.BV14]&lt;&gt;&quot;&quot;;[$FillIn.BV14];-1)" office:value-type="float" office:value="-1" calcext:value-type="float">
            <text:p>-1</text:p>
          </table:table-cell>
          <table:table-cell table:formula="of:=IF([$FillIn.BW14]&lt;&gt;&quot;&quot;;[$FillIn.BW14];-1)" office:value-type="float" office:value="-1" calcext:value-type="float">
            <text:p>-1</text:p>
          </table:table-cell>
          <table:table-cell table:formula="of:=IF([$FillIn.BX14]&lt;&gt;&quot;&quot;;[$FillIn.BX14];-1)" office:value-type="float" office:value="-1" calcext:value-type="float">
            <text:p>-1</text:p>
          </table:table-cell>
          <table:table-cell table:formula="of:=IF([$FillIn.BY14]&lt;&gt;&quot;&quot;;[$FillIn.BY14];-1)" office:value-type="float" office:value="-1" calcext:value-type="float">
            <text:p>-1</text:p>
          </table:table-cell>
          <table:table-cell table:formula="of:=IF([$FillIn.BZ14]&lt;&gt;&quot;&quot;;[$FillIn.BZ14];-1)" office:value-type="float" office:value="-1" calcext:value-type="float">
            <text:p>-1</text:p>
          </table:table-cell>
          <table:table-cell table:formula="of:=IF([$FillIn.CA14]&lt;&gt;&quot;&quot;;[$FillIn.CA14];-1)" office:value-type="float" office:value="-1" calcext:value-type="float">
            <text:p>-1</text:p>
          </table:table-cell>
          <table:table-cell table:formula="of:=IF([$FillIn.CB14]&lt;&gt;&quot;&quot;;[$FillIn.CB14];-1)" office:value-type="float" office:value="-1" calcext:value-type="float">
            <text:p>-1</text:p>
          </table:table-cell>
          <table:table-cell table:formula="of:=IF([$FillIn.CC14]&lt;&gt;&quot;&quot;;[$FillIn.CC14];-1)" office:value-type="float" office:value="-1" calcext:value-type="float">
            <text:p>-1</text:p>
          </table:table-cell>
          <table:table-cell table:formula="of:=IF([$FillIn.CD14]&lt;&gt;&quot;&quot;;[$FillIn.CD14];-1)" office:value-type="float" office:value="-1" calcext:value-type="float">
            <text:p>-1</text:p>
          </table:table-cell>
          <table:table-cell table:formula="of:=IF([$FillIn.CE14]&lt;&gt;&quot;&quot;;[$FillIn.CE14];-1)" office:value-type="float" office:value="-1" calcext:value-type="float">
            <text:p>-1</text:p>
          </table:table-cell>
          <table:table-cell table:formula="of:=IF([$FillIn.CF14]&lt;&gt;&quot;&quot;;[$FillIn.CF14];-1)" office:value-type="float" office:value="-1" calcext:value-type="float">
            <text:p>-1</text:p>
          </table:table-cell>
          <table:table-cell table:formula="of:=IF([$FillIn.CG14]&lt;&gt;&quot;&quot;;[$FillIn.CG14];-1)" office:value-type="float" office:value="-1" calcext:value-type="float">
            <text:p>-1</text:p>
          </table:table-cell>
          <table:table-cell table:formula="of:=IF([$FillIn.CH14]&lt;&gt;&quot;&quot;;[$FillIn.CH14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5]&lt;&gt;&quot;&quot;;[$FillIn.A15];-1)" office:value-type="float" office:value="34" calcext:value-type="float">
            <text:p>34</text:p>
          </table:table-cell>
          <table:table-cell table:formula="of:=IF([$FillIn.B15]&lt;&gt;&quot;&quot;;[$FillIn.B15];-1)" office:value-type="float" office:value="-1" calcext:value-type="float">
            <text:p>-1</text:p>
          </table:table-cell>
          <table:table-cell table:formula="of:=IF([$FillIn.C15]&lt;&gt;&quot;&quot;;[$FillIn.C15];-1)" office:value-type="float" office:value="-1" calcext:value-type="float">
            <text:p>-1</text:p>
          </table:table-cell>
          <table:table-cell table:formula="of:=IF([$FillIn.D15]&lt;&gt;&quot;&quot;;[$FillIn.D15];-1)" office:value-type="float" office:value="-1" calcext:value-type="float">
            <text:p>-1</text:p>
          </table:table-cell>
          <table:table-cell table:formula="of:=IF([$FillIn.E15]&lt;&gt;&quot;&quot;;[$FillIn.E15];-1)" office:value-type="float" office:value="267" calcext:value-type="float">
            <text:p>267</text:p>
          </table:table-cell>
          <table:table-cell table:formula="of:=IF([$FillIn.F15]&lt;&gt;&quot;&quot;;[$FillIn.F15];-1)" office:value-type="float" office:value="-1" calcext:value-type="float">
            <text:p>-1</text:p>
          </table:table-cell>
          <table:table-cell table:formula="of:=IF([$FillIn.G15]&lt;&gt;&quot;&quot;;[$FillIn.G15];-1)" office:value-type="float" office:value="-1" calcext:value-type="float">
            <text:p>-1</text:p>
          </table:table-cell>
          <table:table-cell table:formula="of:=IF([$FillIn.H15]&lt;&gt;&quot;&quot;;[$FillIn.H15];-1)" office:value-type="float" office:value="-1" calcext:value-type="float">
            <text:p>-1</text:p>
          </table:table-cell>
          <table:table-cell table:formula="of:=IF([$FillIn.I15]&lt;&gt;&quot;&quot;;[$FillIn.I15];-1)" office:value-type="float" office:value="-1" calcext:value-type="float">
            <text:p>-1</text:p>
          </table:table-cell>
          <table:table-cell table:formula="of:=IF([$FillIn.J15]&lt;&gt;&quot;&quot;;[$FillIn.J15];-1)" office:value-type="float" office:value="-1" calcext:value-type="float">
            <text:p>-1</text:p>
          </table:table-cell>
          <table:table-cell table:formula="of:=IF([$FillIn.K15]&lt;&gt;&quot;&quot;;[$FillIn.K15];-1)" office:value-type="float" office:value="275" calcext:value-type="float">
            <text:p>275</text:p>
          </table:table-cell>
          <table:table-cell table:formula="of:=IF([$FillIn.L15]&lt;&gt;&quot;&quot;;[$FillIn.L15];-1)" office:value-type="float" office:value="-1" calcext:value-type="float">
            <text:p>-1</text:p>
          </table:table-cell>
          <table:table-cell table:formula="of:=IF([$FillIn.M15]&lt;&gt;&quot;&quot;;[$FillIn.M15];-1)" office:value-type="float" office:value="-1" calcext:value-type="float">
            <text:p>-1</text:p>
          </table:table-cell>
          <table:table-cell table:formula="of:=IF([$FillIn.N15]&lt;&gt;&quot;&quot;;[$FillIn.N15];-1)" office:value-type="float" office:value="-1" calcext:value-type="float">
            <text:p>-1</text:p>
          </table:table-cell>
          <table:table-cell table:formula="of:=IF([$FillIn.O15]&lt;&gt;&quot;&quot;;[$FillIn.O15];-1)" office:value-type="float" office:value="-1" calcext:value-type="float">
            <text:p>-1</text:p>
          </table:table-cell>
          <table:table-cell table:formula="of:=IF([$FillIn.P15]&lt;&gt;&quot;&quot;;[$FillIn.P15];-1)" office:value-type="float" office:value="-1" calcext:value-type="float">
            <text:p>-1</text:p>
          </table:table-cell>
          <table:table-cell table:formula="of:=IF([$FillIn.Q15]&lt;&gt;&quot;&quot;;[$FillIn.Q15];-1)" office:value-type="float" office:value="-1" calcext:value-type="float">
            <text:p>-1</text:p>
          </table:table-cell>
          <table:table-cell table:formula="of:=IF([$FillIn.R15]&lt;&gt;&quot;&quot;;[$FillIn.R15];-1)" office:value-type="float" office:value="-1" calcext:value-type="float">
            <text:p>-1</text:p>
          </table:table-cell>
          <table:table-cell table:formula="of:=IF([$FillIn.S15]&lt;&gt;&quot;&quot;;[$FillIn.S15];-1)" office:value-type="float" office:value="-1" calcext:value-type="float">
            <text:p>-1</text:p>
          </table:table-cell>
          <table:table-cell table:formula="of:=IF([$FillIn.T15]&lt;&gt;&quot;&quot;;[$FillIn.T15];-1)" office:value-type="float" office:value="-1" calcext:value-type="float">
            <text:p>-1</text:p>
          </table:table-cell>
          <table:table-cell table:formula="of:=IF([$FillIn.U15]&lt;&gt;&quot;&quot;;[$FillIn.U15];-1)" office:value-type="float" office:value="-1" calcext:value-type="float">
            <text:p>-1</text:p>
          </table:table-cell>
          <table:table-cell table:formula="of:=IF([$FillIn.V15]&lt;&gt;&quot;&quot;;[$FillIn.V15];-1)" office:value-type="float" office:value="-1" calcext:value-type="float">
            <text:p>-1</text:p>
          </table:table-cell>
          <table:table-cell table:formula="of:=IF([$FillIn.W15]&lt;&gt;&quot;&quot;;[$FillIn.W15];-1)" office:value-type="float" office:value="-1" calcext:value-type="float">
            <text:p>-1</text:p>
          </table:table-cell>
          <table:table-cell table:formula="of:=IF([$FillIn.X15]&lt;&gt;&quot;&quot;;[$FillIn.X15];-1)" office:value-type="float" office:value="-1" calcext:value-type="float">
            <text:p>-1</text:p>
          </table:table-cell>
          <table:table-cell table:formula="of:=IF([$FillIn.Y15]&lt;&gt;&quot;&quot;;[$FillIn.Y15];-1)" office:value-type="float" office:value="-1" calcext:value-type="float">
            <text:p>-1</text:p>
          </table:table-cell>
          <table:table-cell table:formula="of:=IF([$FillIn.Z15]&lt;&gt;&quot;&quot;;[$FillIn.Z15];-1)" office:value-type="float" office:value="-1" calcext:value-type="float">
            <text:p>-1</text:p>
          </table:table-cell>
          <table:table-cell table:formula="of:=IF([$FillIn.AA15]&lt;&gt;&quot;&quot;;[$FillIn.AA15];-1)" office:value-type="float" office:value="-1" calcext:value-type="float">
            <text:p>-1</text:p>
          </table:table-cell>
          <table:table-cell table:formula="of:=IF([$FillIn.AB15]&lt;&gt;&quot;&quot;;[$FillIn.AB15];-1)" office:value-type="float" office:value="-1" calcext:value-type="float">
            <text:p>-1</text:p>
          </table:table-cell>
          <table:table-cell table:formula="of:=IF([$FillIn.AC15]&lt;&gt;&quot;&quot;;[$FillIn.AC15];-1)" office:value-type="float" office:value="-1" calcext:value-type="float">
            <text:p>-1</text:p>
          </table:table-cell>
          <table:table-cell table:formula="of:=IF([$FillIn.AD15]&lt;&gt;&quot;&quot;;[$FillIn.AD15];-1)" office:value-type="float" office:value="-1" calcext:value-type="float">
            <text:p>-1</text:p>
          </table:table-cell>
          <table:table-cell table:formula="of:=IF([$FillIn.AE15]&lt;&gt;&quot;&quot;;[$FillIn.AE15];-1)" office:value-type="float" office:value="-1" calcext:value-type="float">
            <text:p>-1</text:p>
          </table:table-cell>
          <table:table-cell table:formula="of:=IF([$FillIn.AF15]&lt;&gt;&quot;&quot;;[$FillIn.AF15];-1)" office:value-type="float" office:value="-1" calcext:value-type="float">
            <text:p>-1</text:p>
          </table:table-cell>
          <table:table-cell table:formula="of:=IF([$FillIn.AG15]&lt;&gt;&quot;&quot;;[$FillIn.AG15];-1)" office:value-type="float" office:value="-1" calcext:value-type="float">
            <text:p>-1</text:p>
          </table:table-cell>
          <table:table-cell table:formula="of:=IF([$FillIn.AH15]&lt;&gt;&quot;&quot;;[$FillIn.AH15];-1)" office:value-type="float" office:value="-1" calcext:value-type="float">
            <text:p>-1</text:p>
          </table:table-cell>
          <table:table-cell table:formula="of:=IF([$FillIn.AI15]&lt;&gt;&quot;&quot;;[$FillIn.AI15];-1)" office:value-type="float" office:value="-1" calcext:value-type="float">
            <text:p>-1</text:p>
          </table:table-cell>
          <table:table-cell table:formula="of:=IF([$FillIn.AJ15]&lt;&gt;&quot;&quot;;[$FillIn.AJ15];-1)" office:value-type="float" office:value="-1" calcext:value-type="float">
            <text:p>-1</text:p>
          </table:table-cell>
          <table:table-cell table:formula="of:=IF([$FillIn.AK15]&lt;&gt;&quot;&quot;;[$FillIn.AK15];-1)" office:value-type="float" office:value="357" calcext:value-type="float">
            <text:p>357</text:p>
          </table:table-cell>
          <table:table-cell table:formula="of:=IF([$FillIn.AL15]&lt;&gt;&quot;&quot;;[$FillIn.AL15];-1)" office:value-type="float" office:value="-1" calcext:value-type="float">
            <text:p>-1</text:p>
          </table:table-cell>
          <table:table-cell table:formula="of:=IF([$FillIn.AM15]&lt;&gt;&quot;&quot;;[$FillIn.AM15];-1)" office:value-type="float" office:value="-1" calcext:value-type="float">
            <text:p>-1</text:p>
          </table:table-cell>
          <table:table-cell table:formula="of:=IF([$FillIn.AN15]&lt;&gt;&quot;&quot;;[$FillIn.AN15];-1)" office:value-type="float" office:value="-1" calcext:value-type="float">
            <text:p>-1</text:p>
          </table:table-cell>
          <table:table-cell table:formula="of:=IF([$FillIn.AO15]&lt;&gt;&quot;&quot;;[$FillIn.AO15];-1)" office:value-type="float" office:value="-1" calcext:value-type="float">
            <text:p>-1</text:p>
          </table:table-cell>
          <table:table-cell table:formula="of:=IF([$FillIn.AP15]&lt;&gt;&quot;&quot;;[$FillIn.AP15];-1)" office:value-type="float" office:value="-1" calcext:value-type="float">
            <text:p>-1</text:p>
          </table:table-cell>
          <table:table-cell table:formula="of:=IF([$FillIn.AQ15]&lt;&gt;&quot;&quot;;[$FillIn.AQ15];-1)" office:value-type="float" office:value="-1" calcext:value-type="float">
            <text:p>-1</text:p>
          </table:table-cell>
          <table:table-cell table:formula="of:=IF([$FillIn.AR15]&lt;&gt;&quot;&quot;;[$FillIn.AR15];-1)" office:value-type="float" office:value="-1" calcext:value-type="float">
            <text:p>-1</text:p>
          </table:table-cell>
          <table:table-cell table:formula="of:=IF([$FillIn.AS15]&lt;&gt;&quot;&quot;;[$FillIn.AS15];-1)" office:value-type="float" office:value="-1" calcext:value-type="float">
            <text:p>-1</text:p>
          </table:table-cell>
          <table:table-cell table:formula="of:=IF([$FillIn.AT15]&lt;&gt;&quot;&quot;;[$FillIn.AT15];-1)" office:value-type="float" office:value="-1" calcext:value-type="float">
            <text:p>-1</text:p>
          </table:table-cell>
          <table:table-cell table:formula="of:=IF([$FillIn.AU15]&lt;&gt;&quot;&quot;;[$FillIn.AU15];-1)" office:value-type="float" office:value="-1" calcext:value-type="float">
            <text:p>-1</text:p>
          </table:table-cell>
          <table:table-cell table:formula="of:=IF([$FillIn.AV15]&lt;&gt;&quot;&quot;;[$FillIn.AV15];-1)" office:value-type="float" office:value="-1" calcext:value-type="float">
            <text:p>-1</text:p>
          </table:table-cell>
          <table:table-cell table:formula="of:=IF([$FillIn.AW15]&lt;&gt;&quot;&quot;;[$FillIn.AW15];-1)" office:value-type="float" office:value="-1" calcext:value-type="float">
            <text:p>-1</text:p>
          </table:table-cell>
          <table:table-cell table:formula="of:=IF([$FillIn.AX15]&lt;&gt;&quot;&quot;;[$FillIn.AX15];-1)" office:value-type="float" office:value="-1" calcext:value-type="float">
            <text:p>-1</text:p>
          </table:table-cell>
          <table:table-cell table:formula="of:=IF([$FillIn.AY15]&lt;&gt;&quot;&quot;;[$FillIn.AY15];-1)" office:value-type="float" office:value="-1" calcext:value-type="float">
            <text:p>-1</text:p>
          </table:table-cell>
          <table:table-cell table:formula="of:=IF([$FillIn.AZ15]&lt;&gt;&quot;&quot;;[$FillIn.AZ15];-1)" office:value-type="float" office:value="-1" calcext:value-type="float">
            <text:p>-1</text:p>
          </table:table-cell>
          <table:table-cell table:formula="of:=IF([$FillIn.BA15]&lt;&gt;&quot;&quot;;[$FillIn.BA15];-1)" office:value-type="float" office:value="-1" calcext:value-type="float">
            <text:p>-1</text:p>
          </table:table-cell>
          <table:table-cell table:formula="of:=IF([$FillIn.BB15]&lt;&gt;&quot;&quot;;[$FillIn.BB15];-1)" office:value-type="float" office:value="-1" calcext:value-type="float">
            <text:p>-1</text:p>
          </table:table-cell>
          <table:table-cell table:formula="of:=IF([$FillIn.BC15]&lt;&gt;&quot;&quot;;[$FillIn.BC15];-1)" office:value-type="float" office:value="-1" calcext:value-type="float">
            <text:p>-1</text:p>
          </table:table-cell>
          <table:table-cell table:formula="of:=IF([$FillIn.BD15]&lt;&gt;&quot;&quot;;[$FillIn.BD15];-1)" office:value-type="float" office:value="-1" calcext:value-type="float">
            <text:p>-1</text:p>
          </table:table-cell>
          <table:table-cell table:formula="of:=IF([$FillIn.BE15]&lt;&gt;&quot;&quot;;[$FillIn.BE15];-1)" office:value-type="float" office:value="-1" calcext:value-type="float">
            <text:p>-1</text:p>
          </table:table-cell>
          <table:table-cell table:formula="of:=IF([$FillIn.BF15]&lt;&gt;&quot;&quot;;[$FillIn.BF15];-1)" office:value-type="float" office:value="-1" calcext:value-type="float">
            <text:p>-1</text:p>
          </table:table-cell>
          <table:table-cell table:formula="of:=IF([$FillIn.BG15]&lt;&gt;&quot;&quot;;[$FillIn.BG15];-1)" office:value-type="float" office:value="-1" calcext:value-type="float">
            <text:p>-1</text:p>
          </table:table-cell>
          <table:table-cell table:formula="of:=IF([$FillIn.BH15]&lt;&gt;&quot;&quot;;[$FillIn.BH15];-1)" office:value-type="float" office:value="-1" calcext:value-type="float">
            <text:p>-1</text:p>
          </table:table-cell>
          <table:table-cell table:formula="of:=IF([$FillIn.BI15]&lt;&gt;&quot;&quot;;[$FillIn.BI15];-1)" office:value-type="float" office:value="-1" calcext:value-type="float">
            <text:p>-1</text:p>
          </table:table-cell>
          <table:table-cell table:formula="of:=IF([$FillIn.BJ15]&lt;&gt;&quot;&quot;;[$FillIn.BJ15];-1)" office:value-type="float" office:value="-1" calcext:value-type="float">
            <text:p>-1</text:p>
          </table:table-cell>
          <table:table-cell table:formula="of:=IF([$FillIn.BK15]&lt;&gt;&quot;&quot;;[$FillIn.BK15];-1)" office:value-type="float" office:value="-1" calcext:value-type="float">
            <text:p>-1</text:p>
          </table:table-cell>
          <table:table-cell table:formula="of:=IF([$FillIn.BL15]&lt;&gt;&quot;&quot;;[$FillIn.BL15];-1)" office:value-type="float" office:value="-1" calcext:value-type="float">
            <text:p>-1</text:p>
          </table:table-cell>
          <table:table-cell table:formula="of:=IF([$FillIn.BM15]&lt;&gt;&quot;&quot;;[$FillIn.BM15];-1)" office:value-type="float" office:value="-1" calcext:value-type="float">
            <text:p>-1</text:p>
          </table:table-cell>
          <table:table-cell table:formula="of:=IF([$FillIn.BN15]&lt;&gt;&quot;&quot;;[$FillIn.BN15];-1)" office:value-type="float" office:value="-1" calcext:value-type="float">
            <text:p>-1</text:p>
          </table:table-cell>
          <table:table-cell table:formula="of:=IF([$FillIn.BO15]&lt;&gt;&quot;&quot;;[$FillIn.BO15];-1)" office:value-type="float" office:value="-1" calcext:value-type="float">
            <text:p>-1</text:p>
          </table:table-cell>
          <table:table-cell table:formula="of:=IF([$FillIn.BP15]&lt;&gt;&quot;&quot;;[$FillIn.BP15];-1)" office:value-type="float" office:value="-1" calcext:value-type="float">
            <text:p>-1</text:p>
          </table:table-cell>
          <table:table-cell table:formula="of:=IF([$FillIn.BQ15]&lt;&gt;&quot;&quot;;[$FillIn.BQ15];-1)" office:value-type="float" office:value="-1" calcext:value-type="float">
            <text:p>-1</text:p>
          </table:table-cell>
          <table:table-cell table:formula="of:=IF([$FillIn.BR15]&lt;&gt;&quot;&quot;;[$FillIn.BR15];-1)" office:value-type="float" office:value="-1" calcext:value-type="float">
            <text:p>-1</text:p>
          </table:table-cell>
          <table:table-cell table:formula="of:=IF([$FillIn.BS15]&lt;&gt;&quot;&quot;;[$FillIn.BS15];-1)" office:value-type="float" office:value="-1" calcext:value-type="float">
            <text:p>-1</text:p>
          </table:table-cell>
          <table:table-cell table:formula="of:=IF([$FillIn.BT15]&lt;&gt;&quot;&quot;;[$FillIn.BT15];-1)" office:value-type="float" office:value="-1" calcext:value-type="float">
            <text:p>-1</text:p>
          </table:table-cell>
          <table:table-cell table:formula="of:=IF([$FillIn.BU15]&lt;&gt;&quot;&quot;;[$FillIn.BU15];-1)" office:value-type="float" office:value="-1" calcext:value-type="float">
            <text:p>-1</text:p>
          </table:table-cell>
          <table:table-cell table:formula="of:=IF([$FillIn.BV15]&lt;&gt;&quot;&quot;;[$FillIn.BV15];-1)" office:value-type="float" office:value="-1" calcext:value-type="float">
            <text:p>-1</text:p>
          </table:table-cell>
          <table:table-cell table:formula="of:=IF([$FillIn.BW15]&lt;&gt;&quot;&quot;;[$FillIn.BW15];-1)" office:value-type="float" office:value="-1" calcext:value-type="float">
            <text:p>-1</text:p>
          </table:table-cell>
          <table:table-cell table:formula="of:=IF([$FillIn.BX15]&lt;&gt;&quot;&quot;;[$FillIn.BX15];-1)" office:value-type="float" office:value="-1" calcext:value-type="float">
            <text:p>-1</text:p>
          </table:table-cell>
          <table:table-cell table:formula="of:=IF([$FillIn.BY15]&lt;&gt;&quot;&quot;;[$FillIn.BY15];-1)" office:value-type="float" office:value="-1" calcext:value-type="float">
            <text:p>-1</text:p>
          </table:table-cell>
          <table:table-cell table:formula="of:=IF([$FillIn.BZ15]&lt;&gt;&quot;&quot;;[$FillIn.BZ15];-1)" office:value-type="float" office:value="-1" calcext:value-type="float">
            <text:p>-1</text:p>
          </table:table-cell>
          <table:table-cell table:formula="of:=IF([$FillIn.CA15]&lt;&gt;&quot;&quot;;[$FillIn.CA15];-1)" office:value-type="float" office:value="-1" calcext:value-type="float">
            <text:p>-1</text:p>
          </table:table-cell>
          <table:table-cell table:formula="of:=IF([$FillIn.CB15]&lt;&gt;&quot;&quot;;[$FillIn.CB15];-1)" office:value-type="float" office:value="-1" calcext:value-type="float">
            <text:p>-1</text:p>
          </table:table-cell>
          <table:table-cell table:formula="of:=IF([$FillIn.CC15]&lt;&gt;&quot;&quot;;[$FillIn.CC15];-1)" office:value-type="float" office:value="-1" calcext:value-type="float">
            <text:p>-1</text:p>
          </table:table-cell>
          <table:table-cell table:formula="of:=IF([$FillIn.CD15]&lt;&gt;&quot;&quot;;[$FillIn.CD15];-1)" office:value-type="float" office:value="-1" calcext:value-type="float">
            <text:p>-1</text:p>
          </table:table-cell>
          <table:table-cell table:formula="of:=IF([$FillIn.CE15]&lt;&gt;&quot;&quot;;[$FillIn.CE15];-1)" office:value-type="float" office:value="-1" calcext:value-type="float">
            <text:p>-1</text:p>
          </table:table-cell>
          <table:table-cell table:formula="of:=IF([$FillIn.CF15]&lt;&gt;&quot;&quot;;[$FillIn.CF15];-1)" office:value-type="float" office:value="-1" calcext:value-type="float">
            <text:p>-1</text:p>
          </table:table-cell>
          <table:table-cell table:formula="of:=IF([$FillIn.CG15]&lt;&gt;&quot;&quot;;[$FillIn.CG15];-1)" office:value-type="float" office:value="-1" calcext:value-type="float">
            <text:p>-1</text:p>
          </table:table-cell>
          <table:table-cell table:formula="of:=IF([$FillIn.CH15]&lt;&gt;&quot;&quot;;[$FillIn.CH15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6]&lt;&gt;&quot;&quot;;[$FillIn.A16];-1)" office:value-type="float" office:value="33" calcext:value-type="float">
            <text:p>33</text:p>
          </table:table-cell>
          <table:table-cell table:formula="of:=IF([$FillIn.B16]&lt;&gt;&quot;&quot;;[$FillIn.B16];-1)" office:value-type="float" office:value="-1" calcext:value-type="float">
            <text:p>-1</text:p>
          </table:table-cell>
          <table:table-cell table:formula="of:=IF([$FillIn.C16]&lt;&gt;&quot;&quot;;[$FillIn.C16];-1)" office:value-type="float" office:value="-1" calcext:value-type="float">
            <text:p>-1</text:p>
          </table:table-cell>
          <table:table-cell table:formula="of:=IF([$FillIn.D16]&lt;&gt;&quot;&quot;;[$FillIn.D16];-1)" office:value-type="float" office:value="266" calcext:value-type="float">
            <text:p>266</text:p>
          </table:table-cell>
          <table:table-cell table:formula="of:=IF([$FillIn.E16]&lt;&gt;&quot;&quot;;[$FillIn.E16];-1)" office:value-type="float" office:value="-1" calcext:value-type="float">
            <text:p>-1</text:p>
          </table:table-cell>
          <table:table-cell table:formula="of:=IF([$FillIn.F16]&lt;&gt;&quot;&quot;;[$FillIn.F16];-1)" office:value-type="float" office:value="268" calcext:value-type="float">
            <text:p>268</text:p>
          </table:table-cell>
          <table:table-cell table:formula="of:=IF([$FillIn.G16]&lt;&gt;&quot;&quot;;[$FillIn.G16];-1)" office:value-type="float" office:value="-1" calcext:value-type="float">
            <text:p>-1</text:p>
          </table:table-cell>
          <table:table-cell table:formula="of:=IF([$FillIn.H16]&lt;&gt;&quot;&quot;;[$FillIn.H16];-1)" office:value-type="float" office:value="-1" calcext:value-type="float">
            <text:p>-1</text:p>
          </table:table-cell>
          <table:table-cell table:formula="of:=IF([$FillIn.I16]&lt;&gt;&quot;&quot;;[$FillIn.I16];-1)" office:value-type="float" office:value="-1" calcext:value-type="float">
            <text:p>-1</text:p>
          </table:table-cell>
          <table:table-cell table:formula="of:=IF([$FillIn.J16]&lt;&gt;&quot;&quot;;[$FillIn.J16];-1)" office:value-type="float" office:value="274" calcext:value-type="float">
            <text:p>274</text:p>
          </table:table-cell>
          <table:table-cell table:formula="of:=IF([$FillIn.K16]&lt;&gt;&quot;&quot;;[$FillIn.K16];-1)" office:value-type="float" office:value="-1" calcext:value-type="float">
            <text:p>-1</text:p>
          </table:table-cell>
          <table:table-cell table:formula="of:=IF([$FillIn.L16]&lt;&gt;&quot;&quot;;[$FillIn.L16];-1)" office:value-type="float" office:value="-1" calcext:value-type="float">
            <text:p>-1</text:p>
          </table:table-cell>
          <table:table-cell table:formula="of:=IF([$FillIn.M16]&lt;&gt;&quot;&quot;;[$FillIn.M16];-1)" office:value-type="float" office:value="-1" calcext:value-type="float">
            <text:p>-1</text:p>
          </table:table-cell>
          <table:table-cell table:formula="of:=IF([$FillIn.N16]&lt;&gt;&quot;&quot;;[$FillIn.N16];-1)" office:value-type="float" office:value="-1" calcext:value-type="float">
            <text:p>-1</text:p>
          </table:table-cell>
          <table:table-cell table:formula="of:=IF([$FillIn.O16]&lt;&gt;&quot;&quot;;[$FillIn.O16];-1)" office:value-type="float" office:value="-1" calcext:value-type="float">
            <text:p>-1</text:p>
          </table:table-cell>
          <table:table-cell table:formula="of:=IF([$FillIn.P16]&lt;&gt;&quot;&quot;;[$FillIn.P16];-1)" office:value-type="float" office:value="-1" calcext:value-type="float">
            <text:p>-1</text:p>
          </table:table-cell>
          <table:table-cell table:formula="of:=IF([$FillIn.Q16]&lt;&gt;&quot;&quot;;[$FillIn.Q16];-1)" office:value-type="float" office:value="-1" calcext:value-type="float">
            <text:p>-1</text:p>
          </table:table-cell>
          <table:table-cell table:formula="of:=IF([$FillIn.R16]&lt;&gt;&quot;&quot;;[$FillIn.R16];-1)" office:value-type="float" office:value="-1" calcext:value-type="float">
            <text:p>-1</text:p>
          </table:table-cell>
          <table:table-cell table:formula="of:=IF([$FillIn.S16]&lt;&gt;&quot;&quot;;[$FillIn.S16];-1)" office:value-type="float" office:value="-1" calcext:value-type="float">
            <text:p>-1</text:p>
          </table:table-cell>
          <table:table-cell table:formula="of:=IF([$FillIn.T16]&lt;&gt;&quot;&quot;;[$FillIn.T16];-1)" office:value-type="float" office:value="-1" calcext:value-type="float">
            <text:p>-1</text:p>
          </table:table-cell>
          <table:table-cell table:formula="of:=IF([$FillIn.U16]&lt;&gt;&quot;&quot;;[$FillIn.U16];-1)" office:value-type="float" office:value="-1" calcext:value-type="float">
            <text:p>-1</text:p>
          </table:table-cell>
          <table:table-cell table:formula="of:=IF([$FillIn.V16]&lt;&gt;&quot;&quot;;[$FillIn.V16];-1)" office:value-type="float" office:value="-1" calcext:value-type="float">
            <text:p>-1</text:p>
          </table:table-cell>
          <table:table-cell table:formula="of:=IF([$FillIn.W16]&lt;&gt;&quot;&quot;;[$FillIn.W16];-1)" office:value-type="float" office:value="-1" calcext:value-type="float">
            <text:p>-1</text:p>
          </table:table-cell>
          <table:table-cell table:formula="of:=IF([$FillIn.X16]&lt;&gt;&quot;&quot;;[$FillIn.X16];-1)" office:value-type="float" office:value="-1" calcext:value-type="float">
            <text:p>-1</text:p>
          </table:table-cell>
          <table:table-cell table:formula="of:=IF([$FillIn.Y16]&lt;&gt;&quot;&quot;;[$FillIn.Y16];-1)" office:value-type="float" office:value="-1" calcext:value-type="float">
            <text:p>-1</text:p>
          </table:table-cell>
          <table:table-cell table:formula="of:=IF([$FillIn.Z16]&lt;&gt;&quot;&quot;;[$FillIn.Z16];-1)" office:value-type="float" office:value="-1" calcext:value-type="float">
            <text:p>-1</text:p>
          </table:table-cell>
          <table:table-cell table:formula="of:=IF([$FillIn.AA16]&lt;&gt;&quot;&quot;;[$FillIn.AA16];-1)" office:value-type="float" office:value="-1" calcext:value-type="float">
            <text:p>-1</text:p>
          </table:table-cell>
          <table:table-cell table:formula="of:=IF([$FillIn.AB16]&lt;&gt;&quot;&quot;;[$FillIn.AB16];-1)" office:value-type="float" office:value="-1" calcext:value-type="float">
            <text:p>-1</text:p>
          </table:table-cell>
          <table:table-cell table:formula="of:=IF([$FillIn.AC16]&lt;&gt;&quot;&quot;;[$FillIn.AC16];-1)" office:value-type="float" office:value="-1" calcext:value-type="float">
            <text:p>-1</text:p>
          </table:table-cell>
          <table:table-cell table:formula="of:=IF([$FillIn.AD16]&lt;&gt;&quot;&quot;;[$FillIn.AD16];-1)" office:value-type="float" office:value="-1" calcext:value-type="float">
            <text:p>-1</text:p>
          </table:table-cell>
          <table:table-cell table:formula="of:=IF([$FillIn.AE16]&lt;&gt;&quot;&quot;;[$FillIn.AE16];-1)" office:value-type="float" office:value="-1" calcext:value-type="float">
            <text:p>-1</text:p>
          </table:table-cell>
          <table:table-cell table:formula="of:=IF([$FillIn.AF16]&lt;&gt;&quot;&quot;;[$FillIn.AF16];-1)" office:value-type="float" office:value="-1" calcext:value-type="float">
            <text:p>-1</text:p>
          </table:table-cell>
          <table:table-cell table:formula="of:=IF([$FillIn.AG16]&lt;&gt;&quot;&quot;;[$FillIn.AG16];-1)" office:value-type="float" office:value="-1" calcext:value-type="float">
            <text:p>-1</text:p>
          </table:table-cell>
          <table:table-cell table:formula="of:=IF([$FillIn.AH16]&lt;&gt;&quot;&quot;;[$FillIn.AH16];-1)" office:value-type="float" office:value="-1" calcext:value-type="float">
            <text:p>-1</text:p>
          </table:table-cell>
          <table:table-cell table:formula="of:=IF([$FillIn.AI16]&lt;&gt;&quot;&quot;;[$FillIn.AI16];-1)" office:value-type="float" office:value="-1" calcext:value-type="float">
            <text:p>-1</text:p>
          </table:table-cell>
          <table:table-cell table:formula="of:=IF([$FillIn.AJ16]&lt;&gt;&quot;&quot;;[$FillIn.AJ16];-1)" office:value-type="float" office:value="358" calcext:value-type="float">
            <text:p>358</text:p>
          </table:table-cell>
          <table:table-cell table:formula="of:=IF([$FillIn.AK16]&lt;&gt;&quot;&quot;;[$FillIn.AK16];-1)" office:value-type="float" office:value="-1" calcext:value-type="float">
            <text:p>-1</text:p>
          </table:table-cell>
          <table:table-cell table:formula="of:=IF([$FillIn.AL16]&lt;&gt;&quot;&quot;;[$FillIn.AL16];-1)" office:value-type="float" office:value="-1" calcext:value-type="float">
            <text:p>-1</text:p>
          </table:table-cell>
          <table:table-cell table:formula="of:=IF([$FillIn.AM16]&lt;&gt;&quot;&quot;;[$FillIn.AM16];-1)" office:value-type="float" office:value="-1" calcext:value-type="float">
            <text:p>-1</text:p>
          </table:table-cell>
          <table:table-cell table:formula="of:=IF([$FillIn.AN16]&lt;&gt;&quot;&quot;;[$FillIn.AN16];-1)" office:value-type="float" office:value="-1" calcext:value-type="float">
            <text:p>-1</text:p>
          </table:table-cell>
          <table:table-cell table:formula="of:=IF([$FillIn.AO16]&lt;&gt;&quot;&quot;;[$FillIn.AO16];-1)" office:value-type="float" office:value="-1" calcext:value-type="float">
            <text:p>-1</text:p>
          </table:table-cell>
          <table:table-cell table:formula="of:=IF([$FillIn.AP16]&lt;&gt;&quot;&quot;;[$FillIn.AP16];-1)" office:value-type="float" office:value="-1" calcext:value-type="float">
            <text:p>-1</text:p>
          </table:table-cell>
          <table:table-cell table:formula="of:=IF([$FillIn.AQ16]&lt;&gt;&quot;&quot;;[$FillIn.AQ16];-1)" office:value-type="float" office:value="-1" calcext:value-type="float">
            <text:p>-1</text:p>
          </table:table-cell>
          <table:table-cell table:formula="of:=IF([$FillIn.AR16]&lt;&gt;&quot;&quot;;[$FillIn.AR16];-1)" office:value-type="float" office:value="-1" calcext:value-type="float">
            <text:p>-1</text:p>
          </table:table-cell>
          <table:table-cell table:formula="of:=IF([$FillIn.AS16]&lt;&gt;&quot;&quot;;[$FillIn.AS16];-1)" office:value-type="float" office:value="-1" calcext:value-type="float">
            <text:p>-1</text:p>
          </table:table-cell>
          <table:table-cell table:formula="of:=IF([$FillIn.AT16]&lt;&gt;&quot;&quot;;[$FillIn.AT16];-1)" office:value-type="float" office:value="-1" calcext:value-type="float">
            <text:p>-1</text:p>
          </table:table-cell>
          <table:table-cell table:formula="of:=IF([$FillIn.AU16]&lt;&gt;&quot;&quot;;[$FillIn.AU16];-1)" office:value-type="float" office:value="-1" calcext:value-type="float">
            <text:p>-1</text:p>
          </table:table-cell>
          <table:table-cell table:formula="of:=IF([$FillIn.AV16]&lt;&gt;&quot;&quot;;[$FillIn.AV16];-1)" office:value-type="float" office:value="-1" calcext:value-type="float">
            <text:p>-1</text:p>
          </table:table-cell>
          <table:table-cell table:formula="of:=IF([$FillIn.AW16]&lt;&gt;&quot;&quot;;[$FillIn.AW16];-1)" office:value-type="float" office:value="-1" calcext:value-type="float">
            <text:p>-1</text:p>
          </table:table-cell>
          <table:table-cell table:formula="of:=IF([$FillIn.AX16]&lt;&gt;&quot;&quot;;[$FillIn.AX16];-1)" office:value-type="float" office:value="-1" calcext:value-type="float">
            <text:p>-1</text:p>
          </table:table-cell>
          <table:table-cell table:formula="of:=IF([$FillIn.AY16]&lt;&gt;&quot;&quot;;[$FillIn.AY16];-1)" office:value-type="float" office:value="-1" calcext:value-type="float">
            <text:p>-1</text:p>
          </table:table-cell>
          <table:table-cell table:formula="of:=IF([$FillIn.AZ16]&lt;&gt;&quot;&quot;;[$FillIn.AZ16];-1)" office:value-type="float" office:value="-1" calcext:value-type="float">
            <text:p>-1</text:p>
          </table:table-cell>
          <table:table-cell table:formula="of:=IF([$FillIn.BA16]&lt;&gt;&quot;&quot;;[$FillIn.BA16];-1)" office:value-type="float" office:value="-1" calcext:value-type="float">
            <text:p>-1</text:p>
          </table:table-cell>
          <table:table-cell table:formula="of:=IF([$FillIn.BB16]&lt;&gt;&quot;&quot;;[$FillIn.BB16];-1)" office:value-type="float" office:value="-1" calcext:value-type="float">
            <text:p>-1</text:p>
          </table:table-cell>
          <table:table-cell table:formula="of:=IF([$FillIn.BC16]&lt;&gt;&quot;&quot;;[$FillIn.BC16];-1)" office:value-type="float" office:value="-1" calcext:value-type="float">
            <text:p>-1</text:p>
          </table:table-cell>
          <table:table-cell table:formula="of:=IF([$FillIn.BD16]&lt;&gt;&quot;&quot;;[$FillIn.BD16];-1)" office:value-type="float" office:value="-1" calcext:value-type="float">
            <text:p>-1</text:p>
          </table:table-cell>
          <table:table-cell table:formula="of:=IF([$FillIn.BE16]&lt;&gt;&quot;&quot;;[$FillIn.BE16];-1)" office:value-type="float" office:value="-1" calcext:value-type="float">
            <text:p>-1</text:p>
          </table:table-cell>
          <table:table-cell table:formula="of:=IF([$FillIn.BF16]&lt;&gt;&quot;&quot;;[$FillIn.BF16];-1)" office:value-type="float" office:value="-1" calcext:value-type="float">
            <text:p>-1</text:p>
          </table:table-cell>
          <table:table-cell table:formula="of:=IF([$FillIn.BG16]&lt;&gt;&quot;&quot;;[$FillIn.BG16];-1)" office:value-type="float" office:value="-1" calcext:value-type="float">
            <text:p>-1</text:p>
          </table:table-cell>
          <table:table-cell table:formula="of:=IF([$FillIn.BH16]&lt;&gt;&quot;&quot;;[$FillIn.BH16];-1)" office:value-type="float" office:value="-1" calcext:value-type="float">
            <text:p>-1</text:p>
          </table:table-cell>
          <table:table-cell table:formula="of:=IF([$FillIn.BI16]&lt;&gt;&quot;&quot;;[$FillIn.BI16];-1)" office:value-type="float" office:value="-1" calcext:value-type="float">
            <text:p>-1</text:p>
          </table:table-cell>
          <table:table-cell table:formula="of:=IF([$FillIn.BJ16]&lt;&gt;&quot;&quot;;[$FillIn.BJ16];-1)" office:value-type="float" office:value="-1" calcext:value-type="float">
            <text:p>-1</text:p>
          </table:table-cell>
          <table:table-cell table:formula="of:=IF([$FillIn.BK16]&lt;&gt;&quot;&quot;;[$FillIn.BK16];-1)" office:value-type="float" office:value="-1" calcext:value-type="float">
            <text:p>-1</text:p>
          </table:table-cell>
          <table:table-cell table:formula="of:=IF([$FillIn.BL16]&lt;&gt;&quot;&quot;;[$FillIn.BL16];-1)" office:value-type="float" office:value="-1" calcext:value-type="float">
            <text:p>-1</text:p>
          </table:table-cell>
          <table:table-cell table:formula="of:=IF([$FillIn.BM16]&lt;&gt;&quot;&quot;;[$FillIn.BM16];-1)" office:value-type="float" office:value="-1" calcext:value-type="float">
            <text:p>-1</text:p>
          </table:table-cell>
          <table:table-cell table:formula="of:=IF([$FillIn.BN16]&lt;&gt;&quot;&quot;;[$FillIn.BN16];-1)" office:value-type="float" office:value="-1" calcext:value-type="float">
            <text:p>-1</text:p>
          </table:table-cell>
          <table:table-cell table:formula="of:=IF([$FillIn.BO16]&lt;&gt;&quot;&quot;;[$FillIn.BO16];-1)" office:value-type="float" office:value="-1" calcext:value-type="float">
            <text:p>-1</text:p>
          </table:table-cell>
          <table:table-cell table:formula="of:=IF([$FillIn.BP16]&lt;&gt;&quot;&quot;;[$FillIn.BP16];-1)" office:value-type="float" office:value="-1" calcext:value-type="float">
            <text:p>-1</text:p>
          </table:table-cell>
          <table:table-cell table:formula="of:=IF([$FillIn.BQ16]&lt;&gt;&quot;&quot;;[$FillIn.BQ16];-1)" office:value-type="float" office:value="-1" calcext:value-type="float">
            <text:p>-1</text:p>
          </table:table-cell>
          <table:table-cell table:formula="of:=IF([$FillIn.BR16]&lt;&gt;&quot;&quot;;[$FillIn.BR16];-1)" office:value-type="float" office:value="-1" calcext:value-type="float">
            <text:p>-1</text:p>
          </table:table-cell>
          <table:table-cell table:formula="of:=IF([$FillIn.BS16]&lt;&gt;&quot;&quot;;[$FillIn.BS16];-1)" office:value-type="float" office:value="-1" calcext:value-type="float">
            <text:p>-1</text:p>
          </table:table-cell>
          <table:table-cell table:formula="of:=IF([$FillIn.BT16]&lt;&gt;&quot;&quot;;[$FillIn.BT16];-1)" office:value-type="float" office:value="-1" calcext:value-type="float">
            <text:p>-1</text:p>
          </table:table-cell>
          <table:table-cell table:formula="of:=IF([$FillIn.BU16]&lt;&gt;&quot;&quot;;[$FillIn.BU16];-1)" office:value-type="float" office:value="-1" calcext:value-type="float">
            <text:p>-1</text:p>
          </table:table-cell>
          <table:table-cell table:formula="of:=IF([$FillIn.BV16]&lt;&gt;&quot;&quot;;[$FillIn.BV16];-1)" office:value-type="float" office:value="-1" calcext:value-type="float">
            <text:p>-1</text:p>
          </table:table-cell>
          <table:table-cell table:formula="of:=IF([$FillIn.BW16]&lt;&gt;&quot;&quot;;[$FillIn.BW16];-1)" office:value-type="float" office:value="-1" calcext:value-type="float">
            <text:p>-1</text:p>
          </table:table-cell>
          <table:table-cell table:formula="of:=IF([$FillIn.BX16]&lt;&gt;&quot;&quot;;[$FillIn.BX16];-1)" office:value-type="float" office:value="-1" calcext:value-type="float">
            <text:p>-1</text:p>
          </table:table-cell>
          <table:table-cell table:formula="of:=IF([$FillIn.BY16]&lt;&gt;&quot;&quot;;[$FillIn.BY16];-1)" office:value-type="float" office:value="-1" calcext:value-type="float">
            <text:p>-1</text:p>
          </table:table-cell>
          <table:table-cell table:formula="of:=IF([$FillIn.BZ16]&lt;&gt;&quot;&quot;;[$FillIn.BZ16];-1)" office:value-type="float" office:value="-1" calcext:value-type="float">
            <text:p>-1</text:p>
          </table:table-cell>
          <table:table-cell table:formula="of:=IF([$FillIn.CA16]&lt;&gt;&quot;&quot;;[$FillIn.CA16];-1)" office:value-type="float" office:value="-1" calcext:value-type="float">
            <text:p>-1</text:p>
          </table:table-cell>
          <table:table-cell table:formula="of:=IF([$FillIn.CB16]&lt;&gt;&quot;&quot;;[$FillIn.CB16];-1)" office:value-type="float" office:value="-1" calcext:value-type="float">
            <text:p>-1</text:p>
          </table:table-cell>
          <table:table-cell table:formula="of:=IF([$FillIn.CC16]&lt;&gt;&quot;&quot;;[$FillIn.CC16];-1)" office:value-type="float" office:value="-1" calcext:value-type="float">
            <text:p>-1</text:p>
          </table:table-cell>
          <table:table-cell table:formula="of:=IF([$FillIn.CD16]&lt;&gt;&quot;&quot;;[$FillIn.CD16];-1)" office:value-type="float" office:value="-1" calcext:value-type="float">
            <text:p>-1</text:p>
          </table:table-cell>
          <table:table-cell table:formula="of:=IF([$FillIn.CE16]&lt;&gt;&quot;&quot;;[$FillIn.CE16];-1)" office:value-type="float" office:value="-1" calcext:value-type="float">
            <text:p>-1</text:p>
          </table:table-cell>
          <table:table-cell table:formula="of:=IF([$FillIn.CF16]&lt;&gt;&quot;&quot;;[$FillIn.CF16];-1)" office:value-type="float" office:value="-1" calcext:value-type="float">
            <text:p>-1</text:p>
          </table:table-cell>
          <table:table-cell table:formula="of:=IF([$FillIn.CG16]&lt;&gt;&quot;&quot;;[$FillIn.CG16];-1)" office:value-type="float" office:value="-1" calcext:value-type="float">
            <text:p>-1</text:p>
          </table:table-cell>
          <table:table-cell table:formula="of:=IF([$FillIn.CH16]&lt;&gt;&quot;&quot;;[$FillIn.CH16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7]&lt;&gt;&quot;&quot;;[$FillIn.A17];-1)" office:value-type="float" office:value="32" calcext:value-type="float">
            <text:p>32</text:p>
          </table:table-cell>
          <table:table-cell table:formula="of:=IF([$FillIn.B17]&lt;&gt;&quot;&quot;;[$FillIn.B17];-1)" office:value-type="float" office:value="-1" calcext:value-type="float">
            <text:p>-1</text:p>
          </table:table-cell>
          <table:table-cell table:formula="of:=IF([$FillIn.C17]&lt;&gt;&quot;&quot;;[$FillIn.C17];-1)" office:value-type="float" office:value="-1" calcext:value-type="float">
            <text:p>-1</text:p>
          </table:table-cell>
          <table:table-cell table:formula="of:=IF([$FillIn.D17]&lt;&gt;&quot;&quot;;[$FillIn.D17];-1)" office:value-type="float" office:value="-1" calcext:value-type="float">
            <text:p>-1</text:p>
          </table:table-cell>
          <table:table-cell table:formula="of:=IF([$FillIn.E17]&lt;&gt;&quot;&quot;;[$FillIn.E17];-1)" office:value-type="float" office:value="-1" calcext:value-type="float">
            <text:p>-1</text:p>
          </table:table-cell>
          <table:table-cell table:formula="of:=IF([$FillIn.F17]&lt;&gt;&quot;&quot;;[$FillIn.F17];-1)" office:value-type="float" office:value="-1" calcext:value-type="float">
            <text:p>-1</text:p>
          </table:table-cell>
          <table:table-cell table:formula="of:=IF([$FillIn.G17]&lt;&gt;&quot;&quot;;[$FillIn.G17];-1)" office:value-type="float" office:value="-1" calcext:value-type="float">
            <text:p>-1</text:p>
          </table:table-cell>
          <table:table-cell table:formula="of:=IF([$FillIn.H17]&lt;&gt;&quot;&quot;;[$FillIn.H17];-1)" office:value-type="float" office:value="-1" calcext:value-type="float">
            <text:p>-1</text:p>
          </table:table-cell>
          <table:table-cell table:formula="of:=IF([$FillIn.I17]&lt;&gt;&quot;&quot;;[$FillIn.I17];-1)" office:value-type="float" office:value="273" calcext:value-type="float">
            <text:p>273</text:p>
          </table:table-cell>
          <table:table-cell table:formula="of:=IF([$FillIn.J17]&lt;&gt;&quot;&quot;;[$FillIn.J17];-1)" office:value-type="float" office:value="-1" calcext:value-type="float">
            <text:p>-1</text:p>
          </table:table-cell>
          <table:table-cell table:formula="of:=IF([$FillIn.K17]&lt;&gt;&quot;&quot;;[$FillIn.K17];-1)" office:value-type="float" office:value="-1" calcext:value-type="float">
            <text:p>-1</text:p>
          </table:table-cell>
          <table:table-cell table:formula="of:=IF([$FillIn.L17]&lt;&gt;&quot;&quot;;[$FillIn.L17];-1)" office:value-type="float" office:value="-1" calcext:value-type="float">
            <text:p>-1</text:p>
          </table:table-cell>
          <table:table-cell table:formula="of:=IF([$FillIn.M17]&lt;&gt;&quot;&quot;;[$FillIn.M17];-1)" office:value-type="float" office:value="-1" calcext:value-type="float">
            <text:p>-1</text:p>
          </table:table-cell>
          <table:table-cell table:formula="of:=IF([$FillIn.N17]&lt;&gt;&quot;&quot;;[$FillIn.N17];-1)" office:value-type="float" office:value="-1" calcext:value-type="float">
            <text:p>-1</text:p>
          </table:table-cell>
          <table:table-cell table:formula="of:=IF([$FillIn.O17]&lt;&gt;&quot;&quot;;[$FillIn.O17];-1)" office:value-type="float" office:value="-1" calcext:value-type="float">
            <text:p>-1</text:p>
          </table:table-cell>
          <table:table-cell table:formula="of:=IF([$FillIn.P17]&lt;&gt;&quot;&quot;;[$FillIn.P17];-1)" office:value-type="float" office:value="-1" calcext:value-type="float">
            <text:p>-1</text:p>
          </table:table-cell>
          <table:table-cell table:formula="of:=IF([$FillIn.Q17]&lt;&gt;&quot;&quot;;[$FillIn.Q17];-1)" office:value-type="float" office:value="-1" calcext:value-type="float">
            <text:p>-1</text:p>
          </table:table-cell>
          <table:table-cell table:formula="of:=IF([$FillIn.R17]&lt;&gt;&quot;&quot;;[$FillIn.R17];-1)" office:value-type="float" office:value="-1" calcext:value-type="float">
            <text:p>-1</text:p>
          </table:table-cell>
          <table:table-cell table:formula="of:=IF([$FillIn.S17]&lt;&gt;&quot;&quot;;[$FillIn.S17];-1)" office:value-type="float" office:value="-1" calcext:value-type="float">
            <text:p>-1</text:p>
          </table:table-cell>
          <table:table-cell table:formula="of:=IF([$FillIn.T17]&lt;&gt;&quot;&quot;;[$FillIn.T17];-1)" office:value-type="float" office:value="-1" calcext:value-type="float">
            <text:p>-1</text:p>
          </table:table-cell>
          <table:table-cell table:formula="of:=IF([$FillIn.U17]&lt;&gt;&quot;&quot;;[$FillIn.U17];-1)" office:value-type="float" office:value="-1" calcext:value-type="float">
            <text:p>-1</text:p>
          </table:table-cell>
          <table:table-cell table:formula="of:=IF([$FillIn.V17]&lt;&gt;&quot;&quot;;[$FillIn.V17];-1)" office:value-type="float" office:value="-1" calcext:value-type="float">
            <text:p>-1</text:p>
          </table:table-cell>
          <table:table-cell table:formula="of:=IF([$FillIn.W17]&lt;&gt;&quot;&quot;;[$FillIn.W17];-1)" office:value-type="float" office:value="-1" calcext:value-type="float">
            <text:p>-1</text:p>
          </table:table-cell>
          <table:table-cell table:formula="of:=IF([$FillIn.X17]&lt;&gt;&quot;&quot;;[$FillIn.X17];-1)" office:value-type="float" office:value="-1" calcext:value-type="float">
            <text:p>-1</text:p>
          </table:table-cell>
          <table:table-cell table:formula="of:=IF([$FillIn.Y17]&lt;&gt;&quot;&quot;;[$FillIn.Y17];-1)" office:value-type="float" office:value="-1" calcext:value-type="float">
            <text:p>-1</text:p>
          </table:table-cell>
          <table:table-cell table:formula="of:=IF([$FillIn.Z17]&lt;&gt;&quot;&quot;;[$FillIn.Z17];-1)" office:value-type="float" office:value="-1" calcext:value-type="float">
            <text:p>-1</text:p>
          </table:table-cell>
          <table:table-cell table:formula="of:=IF([$FillIn.AA17]&lt;&gt;&quot;&quot;;[$FillIn.AA17];-1)" office:value-type="float" office:value="-1" calcext:value-type="float">
            <text:p>-1</text:p>
          </table:table-cell>
          <table:table-cell table:formula="of:=IF([$FillIn.AB17]&lt;&gt;&quot;&quot;;[$FillIn.AB17];-1)" office:value-type="float" office:value="-1" calcext:value-type="float">
            <text:p>-1</text:p>
          </table:table-cell>
          <table:table-cell table:formula="of:=IF([$FillIn.AC17]&lt;&gt;&quot;&quot;;[$FillIn.AC17];-1)" office:value-type="float" office:value="-1" calcext:value-type="float">
            <text:p>-1</text:p>
          </table:table-cell>
          <table:table-cell table:formula="of:=IF([$FillIn.AD17]&lt;&gt;&quot;&quot;;[$FillIn.AD17];-1)" office:value-type="float" office:value="-1" calcext:value-type="float">
            <text:p>-1</text:p>
          </table:table-cell>
          <table:table-cell table:formula="of:=IF([$FillIn.AE17]&lt;&gt;&quot;&quot;;[$FillIn.AE17];-1)" office:value-type="float" office:value="-1" calcext:value-type="float">
            <text:p>-1</text:p>
          </table:table-cell>
          <table:table-cell table:formula="of:=IF([$FillIn.AF17]&lt;&gt;&quot;&quot;;[$FillIn.AF17];-1)" office:value-type="float" office:value="-1" calcext:value-type="float">
            <text:p>-1</text:p>
          </table:table-cell>
          <table:table-cell table:formula="of:=IF([$FillIn.AG17]&lt;&gt;&quot;&quot;;[$FillIn.AG17];-1)" office:value-type="float" office:value="-1" calcext:value-type="float">
            <text:p>-1</text:p>
          </table:table-cell>
          <table:table-cell table:formula="of:=IF([$FillIn.AH17]&lt;&gt;&quot;&quot;;[$FillIn.AH17];-1)" office:value-type="float" office:value="-1" calcext:value-type="float">
            <text:p>-1</text:p>
          </table:table-cell>
          <table:table-cell table:formula="of:=IF([$FillIn.AI17]&lt;&gt;&quot;&quot;;[$FillIn.AI17];-1)" office:value-type="float" office:value="-1" calcext:value-type="float">
            <text:p>-1</text:p>
          </table:table-cell>
          <table:table-cell table:formula="of:=IF([$FillIn.AJ17]&lt;&gt;&quot;&quot;;[$FillIn.AJ17];-1)" office:value-type="float" office:value="-1" calcext:value-type="float">
            <text:p>-1</text:p>
          </table:table-cell>
          <table:table-cell table:formula="of:=IF([$FillIn.AK17]&lt;&gt;&quot;&quot;;[$FillIn.AK17];-1)" office:value-type="float" office:value="-1" calcext:value-type="float">
            <text:p>-1</text:p>
          </table:table-cell>
          <table:table-cell table:formula="of:=IF([$FillIn.AL17]&lt;&gt;&quot;&quot;;[$FillIn.AL17];-1)" office:value-type="float" office:value="-1" calcext:value-type="float">
            <text:p>-1</text:p>
          </table:table-cell>
          <table:table-cell table:formula="of:=IF([$FillIn.AM17]&lt;&gt;&quot;&quot;;[$FillIn.AM17];-1)" office:value-type="float" office:value="-1" calcext:value-type="float">
            <text:p>-1</text:p>
          </table:table-cell>
          <table:table-cell table:formula="of:=IF([$FillIn.AN17]&lt;&gt;&quot;&quot;;[$FillIn.AN17];-1)" office:value-type="float" office:value="-1" calcext:value-type="float">
            <text:p>-1</text:p>
          </table:table-cell>
          <table:table-cell table:formula="of:=IF([$FillIn.AO17]&lt;&gt;&quot;&quot;;[$FillIn.AO17];-1)" office:value-type="float" office:value="-1" calcext:value-type="float">
            <text:p>-1</text:p>
          </table:table-cell>
          <table:table-cell table:formula="of:=IF([$FillIn.AP17]&lt;&gt;&quot;&quot;;[$FillIn.AP17];-1)" office:value-type="float" office:value="-1" calcext:value-type="float">
            <text:p>-1</text:p>
          </table:table-cell>
          <table:table-cell table:formula="of:=IF([$FillIn.AQ17]&lt;&gt;&quot;&quot;;[$FillIn.AQ17];-1)" office:value-type="float" office:value="-1" calcext:value-type="float">
            <text:p>-1</text:p>
          </table:table-cell>
          <table:table-cell table:formula="of:=IF([$FillIn.AR17]&lt;&gt;&quot;&quot;;[$FillIn.AR17];-1)" office:value-type="float" office:value="-1" calcext:value-type="float">
            <text:p>-1</text:p>
          </table:table-cell>
          <table:table-cell table:formula="of:=IF([$FillIn.AS17]&lt;&gt;&quot;&quot;;[$FillIn.AS17];-1)" office:value-type="float" office:value="-1" calcext:value-type="float">
            <text:p>-1</text:p>
          </table:table-cell>
          <table:table-cell table:formula="of:=IF([$FillIn.AT17]&lt;&gt;&quot;&quot;;[$FillIn.AT17];-1)" office:value-type="float" office:value="-1" calcext:value-type="float">
            <text:p>-1</text:p>
          </table:table-cell>
          <table:table-cell table:formula="of:=IF([$FillIn.AU17]&lt;&gt;&quot;&quot;;[$FillIn.AU17];-1)" office:value-type="float" office:value="-1" calcext:value-type="float">
            <text:p>-1</text:p>
          </table:table-cell>
          <table:table-cell table:formula="of:=IF([$FillIn.AV17]&lt;&gt;&quot;&quot;;[$FillIn.AV17];-1)" office:value-type="float" office:value="-1" calcext:value-type="float">
            <text:p>-1</text:p>
          </table:table-cell>
          <table:table-cell table:formula="of:=IF([$FillIn.AW17]&lt;&gt;&quot;&quot;;[$FillIn.AW17];-1)" office:value-type="float" office:value="-1" calcext:value-type="float">
            <text:p>-1</text:p>
          </table:table-cell>
          <table:table-cell table:formula="of:=IF([$FillIn.AX17]&lt;&gt;&quot;&quot;;[$FillIn.AX17];-1)" office:value-type="float" office:value="-1" calcext:value-type="float">
            <text:p>-1</text:p>
          </table:table-cell>
          <table:table-cell table:formula="of:=IF([$FillIn.AY17]&lt;&gt;&quot;&quot;;[$FillIn.AY17];-1)" office:value-type="float" office:value="-1" calcext:value-type="float">
            <text:p>-1</text:p>
          </table:table-cell>
          <table:table-cell table:formula="of:=IF([$FillIn.AZ17]&lt;&gt;&quot;&quot;;[$FillIn.AZ17];-1)" office:value-type="float" office:value="-1" calcext:value-type="float">
            <text:p>-1</text:p>
          </table:table-cell>
          <table:table-cell table:formula="of:=IF([$FillIn.BA17]&lt;&gt;&quot;&quot;;[$FillIn.BA17];-1)" office:value-type="float" office:value="-1" calcext:value-type="float">
            <text:p>-1</text:p>
          </table:table-cell>
          <table:table-cell table:formula="of:=IF([$FillIn.BB17]&lt;&gt;&quot;&quot;;[$FillIn.BB17];-1)" office:value-type="float" office:value="-1" calcext:value-type="float">
            <text:p>-1</text:p>
          </table:table-cell>
          <table:table-cell table:formula="of:=IF([$FillIn.BC17]&lt;&gt;&quot;&quot;;[$FillIn.BC17];-1)" office:value-type="float" office:value="-1" calcext:value-type="float">
            <text:p>-1</text:p>
          </table:table-cell>
          <table:table-cell table:formula="of:=IF([$FillIn.BD17]&lt;&gt;&quot;&quot;;[$FillIn.BD17];-1)" office:value-type="float" office:value="-1" calcext:value-type="float">
            <text:p>-1</text:p>
          </table:table-cell>
          <table:table-cell table:formula="of:=IF([$FillIn.BE17]&lt;&gt;&quot;&quot;;[$FillIn.BE17];-1)" office:value-type="float" office:value="-1" calcext:value-type="float">
            <text:p>-1</text:p>
          </table:table-cell>
          <table:table-cell table:formula="of:=IF([$FillIn.BF17]&lt;&gt;&quot;&quot;;[$FillIn.BF17];-1)" office:value-type="float" office:value="-1" calcext:value-type="float">
            <text:p>-1</text:p>
          </table:table-cell>
          <table:table-cell table:formula="of:=IF([$FillIn.BG17]&lt;&gt;&quot;&quot;;[$FillIn.BG17];-1)" office:value-type="float" office:value="-1" calcext:value-type="float">
            <text:p>-1</text:p>
          </table:table-cell>
          <table:table-cell table:formula="of:=IF([$FillIn.BH17]&lt;&gt;&quot;&quot;;[$FillIn.BH17];-1)" office:value-type="float" office:value="-1" calcext:value-type="float">
            <text:p>-1</text:p>
          </table:table-cell>
          <table:table-cell table:formula="of:=IF([$FillIn.BI17]&lt;&gt;&quot;&quot;;[$FillIn.BI17];-1)" office:value-type="float" office:value="-1" calcext:value-type="float">
            <text:p>-1</text:p>
          </table:table-cell>
          <table:table-cell table:formula="of:=IF([$FillIn.BJ17]&lt;&gt;&quot;&quot;;[$FillIn.BJ17];-1)" office:value-type="float" office:value="-1" calcext:value-type="float">
            <text:p>-1</text:p>
          </table:table-cell>
          <table:table-cell table:formula="of:=IF([$FillIn.BK17]&lt;&gt;&quot;&quot;;[$FillIn.BK17];-1)" office:value-type="float" office:value="-1" calcext:value-type="float">
            <text:p>-1</text:p>
          </table:table-cell>
          <table:table-cell table:formula="of:=IF([$FillIn.BL17]&lt;&gt;&quot;&quot;;[$FillIn.BL17];-1)" office:value-type="float" office:value="-1" calcext:value-type="float">
            <text:p>-1</text:p>
          </table:table-cell>
          <table:table-cell table:formula="of:=IF([$FillIn.BM17]&lt;&gt;&quot;&quot;;[$FillIn.BM17];-1)" office:value-type="float" office:value="-1" calcext:value-type="float">
            <text:p>-1</text:p>
          </table:table-cell>
          <table:table-cell table:formula="of:=IF([$FillIn.BN17]&lt;&gt;&quot;&quot;;[$FillIn.BN17];-1)" office:value-type="float" office:value="-1" calcext:value-type="float">
            <text:p>-1</text:p>
          </table:table-cell>
          <table:table-cell table:formula="of:=IF([$FillIn.BO17]&lt;&gt;&quot;&quot;;[$FillIn.BO17];-1)" office:value-type="float" office:value="-1" calcext:value-type="float">
            <text:p>-1</text:p>
          </table:table-cell>
          <table:table-cell table:formula="of:=IF([$FillIn.BP17]&lt;&gt;&quot;&quot;;[$FillIn.BP17];-1)" office:value-type="float" office:value="-1" calcext:value-type="float">
            <text:p>-1</text:p>
          </table:table-cell>
          <table:table-cell table:formula="of:=IF([$FillIn.BQ17]&lt;&gt;&quot;&quot;;[$FillIn.BQ17];-1)" office:value-type="float" office:value="-1" calcext:value-type="float">
            <text:p>-1</text:p>
          </table:table-cell>
          <table:table-cell table:formula="of:=IF([$FillIn.BR17]&lt;&gt;&quot;&quot;;[$FillIn.BR17];-1)" office:value-type="float" office:value="-1" calcext:value-type="float">
            <text:p>-1</text:p>
          </table:table-cell>
          <table:table-cell table:formula="of:=IF([$FillIn.BS17]&lt;&gt;&quot;&quot;;[$FillIn.BS17];-1)" office:value-type="float" office:value="-1" calcext:value-type="float">
            <text:p>-1</text:p>
          </table:table-cell>
          <table:table-cell table:formula="of:=IF([$FillIn.BT17]&lt;&gt;&quot;&quot;;[$FillIn.BT17];-1)" office:value-type="float" office:value="-1" calcext:value-type="float">
            <text:p>-1</text:p>
          </table:table-cell>
          <table:table-cell table:formula="of:=IF([$FillIn.BU17]&lt;&gt;&quot;&quot;;[$FillIn.BU17];-1)" office:value-type="float" office:value="-1" calcext:value-type="float">
            <text:p>-1</text:p>
          </table:table-cell>
          <table:table-cell table:formula="of:=IF([$FillIn.BV17]&lt;&gt;&quot;&quot;;[$FillIn.BV17];-1)" office:value-type="float" office:value="-1" calcext:value-type="float">
            <text:p>-1</text:p>
          </table:table-cell>
          <table:table-cell table:formula="of:=IF([$FillIn.BW17]&lt;&gt;&quot;&quot;;[$FillIn.BW17];-1)" office:value-type="float" office:value="-1" calcext:value-type="float">
            <text:p>-1</text:p>
          </table:table-cell>
          <table:table-cell table:formula="of:=IF([$FillIn.BX17]&lt;&gt;&quot;&quot;;[$FillIn.BX17];-1)" office:value-type="float" office:value="-1" calcext:value-type="float">
            <text:p>-1</text:p>
          </table:table-cell>
          <table:table-cell table:formula="of:=IF([$FillIn.BY17]&lt;&gt;&quot;&quot;;[$FillIn.BY17];-1)" office:value-type="float" office:value="-1" calcext:value-type="float">
            <text:p>-1</text:p>
          </table:table-cell>
          <table:table-cell table:formula="of:=IF([$FillIn.BZ17]&lt;&gt;&quot;&quot;;[$FillIn.BZ17];-1)" office:value-type="float" office:value="-1" calcext:value-type="float">
            <text:p>-1</text:p>
          </table:table-cell>
          <table:table-cell table:formula="of:=IF([$FillIn.CA17]&lt;&gt;&quot;&quot;;[$FillIn.CA17];-1)" office:value-type="float" office:value="-1" calcext:value-type="float">
            <text:p>-1</text:p>
          </table:table-cell>
          <table:table-cell table:formula="of:=IF([$FillIn.CB17]&lt;&gt;&quot;&quot;;[$FillIn.CB17];-1)" office:value-type="float" office:value="-1" calcext:value-type="float">
            <text:p>-1</text:p>
          </table:table-cell>
          <table:table-cell table:formula="of:=IF([$FillIn.CC17]&lt;&gt;&quot;&quot;;[$FillIn.CC17];-1)" office:value-type="float" office:value="-1" calcext:value-type="float">
            <text:p>-1</text:p>
          </table:table-cell>
          <table:table-cell table:formula="of:=IF([$FillIn.CD17]&lt;&gt;&quot;&quot;;[$FillIn.CD17];-1)" office:value-type="float" office:value="-1" calcext:value-type="float">
            <text:p>-1</text:p>
          </table:table-cell>
          <table:table-cell table:formula="of:=IF([$FillIn.CE17]&lt;&gt;&quot;&quot;;[$FillIn.CE17];-1)" office:value-type="float" office:value="-1" calcext:value-type="float">
            <text:p>-1</text:p>
          </table:table-cell>
          <table:table-cell table:formula="of:=IF([$FillIn.CF17]&lt;&gt;&quot;&quot;;[$FillIn.CF17];-1)" office:value-type="float" office:value="-1" calcext:value-type="float">
            <text:p>-1</text:p>
          </table:table-cell>
          <table:table-cell table:formula="of:=IF([$FillIn.CG17]&lt;&gt;&quot;&quot;;[$FillIn.CG17];-1)" office:value-type="float" office:value="-1" calcext:value-type="float">
            <text:p>-1</text:p>
          </table:table-cell>
          <table:table-cell table:formula="of:=IF([$FillIn.CH17]&lt;&gt;&quot;&quot;;[$FillIn.CH17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8]&lt;&gt;&quot;&quot;;[$FillIn.A18];-1)" office:value-type="float" office:value="31" calcext:value-type="float">
            <text:p>31</text:p>
          </table:table-cell>
          <table:table-cell table:formula="of:=IF([$FillIn.B18]&lt;&gt;&quot;&quot;;[$FillIn.B18];-1)" office:value-type="float" office:value="-1" calcext:value-type="float">
            <text:p>-1</text:p>
          </table:table-cell>
          <table:table-cell table:formula="of:=IF([$FillIn.C18]&lt;&gt;&quot;&quot;;[$FillIn.C18];-1)" office:value-type="float" office:value="-1" calcext:value-type="float">
            <text:p>-1</text:p>
          </table:table-cell>
          <table:table-cell table:formula="of:=IF([$FillIn.D18]&lt;&gt;&quot;&quot;;[$FillIn.D18];-1)" office:value-type="float" office:value="265" calcext:value-type="float">
            <text:p>265</text:p>
          </table:table-cell>
          <table:table-cell table:formula="of:=IF([$FillIn.E18]&lt;&gt;&quot;&quot;;[$FillIn.E18];-1)" office:value-type="float" office:value="269" calcext:value-type="float">
            <text:p>269</text:p>
          </table:table-cell>
          <table:table-cell table:formula="of:=IF([$FillIn.F18]&lt;&gt;&quot;&quot;;[$FillIn.F18];-1)" office:value-type="float" office:value="-1" calcext:value-type="float">
            <text:p>-1</text:p>
          </table:table-cell>
          <table:table-cell table:formula="of:=IF([$FillIn.G18]&lt;&gt;&quot;&quot;;[$FillIn.G18];-1)" office:value-type="float" office:value="-1" calcext:value-type="float">
            <text:p>-1</text:p>
          </table:table-cell>
          <table:table-cell table:formula="of:=IF([$FillIn.H18]&lt;&gt;&quot;&quot;;[$FillIn.H18];-1)" office:value-type="float" office:value="272" calcext:value-type="float">
            <text:p>272</text:p>
          </table:table-cell>
          <table:table-cell table:formula="of:=IF([$FillIn.I18]&lt;&gt;&quot;&quot;;[$FillIn.I18];-1)" office:value-type="float" office:value="-1" calcext:value-type="float">
            <text:p>-1</text:p>
          </table:table-cell>
          <table:table-cell table:formula="of:=IF([$FillIn.J18]&lt;&gt;&quot;&quot;;[$FillIn.J18];-1)" office:value-type="float" office:value="-1" calcext:value-type="float">
            <text:p>-1</text:p>
          </table:table-cell>
          <table:table-cell table:formula="of:=IF([$FillIn.K18]&lt;&gt;&quot;&quot;;[$FillIn.K18];-1)" office:value-type="float" office:value="-1" calcext:value-type="float">
            <text:p>-1</text:p>
          </table:table-cell>
          <table:table-cell table:formula="of:=IF([$FillIn.L18]&lt;&gt;&quot;&quot;;[$FillIn.L18];-1)" office:value-type="float" office:value="-1" calcext:value-type="float">
            <text:p>-1</text:p>
          </table:table-cell>
          <table:table-cell table:formula="of:=IF([$FillIn.M18]&lt;&gt;&quot;&quot;;[$FillIn.M18];-1)" office:value-type="float" office:value="-1" calcext:value-type="float">
            <text:p>-1</text:p>
          </table:table-cell>
          <table:table-cell table:formula="of:=IF([$FillIn.N18]&lt;&gt;&quot;&quot;;[$FillIn.N18];-1)" office:value-type="float" office:value="-1" calcext:value-type="float">
            <text:p>-1</text:p>
          </table:table-cell>
          <table:table-cell table:formula="of:=IF([$FillIn.O18]&lt;&gt;&quot;&quot;;[$FillIn.O18];-1)" office:value-type="float" office:value="-1" calcext:value-type="float">
            <text:p>-1</text:p>
          </table:table-cell>
          <table:table-cell table:formula="of:=IF([$FillIn.P18]&lt;&gt;&quot;&quot;;[$FillIn.P18];-1)" office:value-type="float" office:value="-1" calcext:value-type="float">
            <text:p>-1</text:p>
          </table:table-cell>
          <table:table-cell table:formula="of:=IF([$FillIn.Q18]&lt;&gt;&quot;&quot;;[$FillIn.Q18];-1)" office:value-type="float" office:value="-1" calcext:value-type="float">
            <text:p>-1</text:p>
          </table:table-cell>
          <table:table-cell table:formula="of:=IF([$FillIn.R18]&lt;&gt;&quot;&quot;;[$FillIn.R18];-1)" office:value-type="float" office:value="-1" calcext:value-type="float">
            <text:p>-1</text:p>
          </table:table-cell>
          <table:table-cell table:formula="of:=IF([$FillIn.S18]&lt;&gt;&quot;&quot;;[$FillIn.S18];-1)" office:value-type="float" office:value="-1" calcext:value-type="float">
            <text:p>-1</text:p>
          </table:table-cell>
          <table:table-cell table:formula="of:=IF([$FillIn.T18]&lt;&gt;&quot;&quot;;[$FillIn.T18];-1)" office:value-type="float" office:value="-1" calcext:value-type="float">
            <text:p>-1</text:p>
          </table:table-cell>
          <table:table-cell table:formula="of:=IF([$FillIn.U18]&lt;&gt;&quot;&quot;;[$FillIn.U18];-1)" office:value-type="float" office:value="-1" calcext:value-type="float">
            <text:p>-1</text:p>
          </table:table-cell>
          <table:table-cell table:formula="of:=IF([$FillIn.V18]&lt;&gt;&quot;&quot;;[$FillIn.V18];-1)" office:value-type="float" office:value="-1" calcext:value-type="float">
            <text:p>-1</text:p>
          </table:table-cell>
          <table:table-cell table:formula="of:=IF([$FillIn.W18]&lt;&gt;&quot;&quot;;[$FillIn.W18];-1)" office:value-type="float" office:value="-1" calcext:value-type="float">
            <text:p>-1</text:p>
          </table:table-cell>
          <table:table-cell table:formula="of:=IF([$FillIn.X18]&lt;&gt;&quot;&quot;;[$FillIn.X18];-1)" office:value-type="float" office:value="-1" calcext:value-type="float">
            <text:p>-1</text:p>
          </table:table-cell>
          <table:table-cell table:formula="of:=IF([$FillIn.Y18]&lt;&gt;&quot;&quot;;[$FillIn.Y18];-1)" office:value-type="float" office:value="-1" calcext:value-type="float">
            <text:p>-1</text:p>
          </table:table-cell>
          <table:table-cell table:formula="of:=IF([$FillIn.Z18]&lt;&gt;&quot;&quot;;[$FillIn.Z18];-1)" office:value-type="float" office:value="-1" calcext:value-type="float">
            <text:p>-1</text:p>
          </table:table-cell>
          <table:table-cell table:formula="of:=IF([$FillIn.AA18]&lt;&gt;&quot;&quot;;[$FillIn.AA18];-1)" office:value-type="float" office:value="-1" calcext:value-type="float">
            <text:p>-1</text:p>
          </table:table-cell>
          <table:table-cell table:formula="of:=IF([$FillIn.AB18]&lt;&gt;&quot;&quot;;[$FillIn.AB18];-1)" office:value-type="float" office:value="-1" calcext:value-type="float">
            <text:p>-1</text:p>
          </table:table-cell>
          <table:table-cell table:formula="of:=IF([$FillIn.AC18]&lt;&gt;&quot;&quot;;[$FillIn.AC18];-1)" office:value-type="float" office:value="-1" calcext:value-type="float">
            <text:p>-1</text:p>
          </table:table-cell>
          <table:table-cell table:formula="of:=IF([$FillIn.AD18]&lt;&gt;&quot;&quot;;[$FillIn.AD18];-1)" office:value-type="float" office:value="-1" calcext:value-type="float">
            <text:p>-1</text:p>
          </table:table-cell>
          <table:table-cell table:formula="of:=IF([$FillIn.AE18]&lt;&gt;&quot;&quot;;[$FillIn.AE18];-1)" office:value-type="float" office:value="-1" calcext:value-type="float">
            <text:p>-1</text:p>
          </table:table-cell>
          <table:table-cell table:formula="of:=IF([$FillIn.AF18]&lt;&gt;&quot;&quot;;[$FillIn.AF18];-1)" office:value-type="float" office:value="-1" calcext:value-type="float">
            <text:p>-1</text:p>
          </table:table-cell>
          <table:table-cell table:formula="of:=IF([$FillIn.AG18]&lt;&gt;&quot;&quot;;[$FillIn.AG18];-1)" office:value-type="float" office:value="-1" calcext:value-type="float">
            <text:p>-1</text:p>
          </table:table-cell>
          <table:table-cell table:formula="of:=IF([$FillIn.AH18]&lt;&gt;&quot;&quot;;[$FillIn.AH18];-1)" office:value-type="float" office:value="-1" calcext:value-type="float">
            <text:p>-1</text:p>
          </table:table-cell>
          <table:table-cell table:formula="of:=IF([$FillIn.AI18]&lt;&gt;&quot;&quot;;[$FillIn.AI18];-1)" office:value-type="float" office:value="-1" calcext:value-type="float">
            <text:p>-1</text:p>
          </table:table-cell>
          <table:table-cell table:formula="of:=IF([$FillIn.AJ18]&lt;&gt;&quot;&quot;;[$FillIn.AJ18];-1)" office:value-type="float" office:value="359" calcext:value-type="float">
            <text:p>359</text:p>
          </table:table-cell>
          <table:table-cell table:formula="of:=IF([$FillIn.AK18]&lt;&gt;&quot;&quot;;[$FillIn.AK18];-1)" office:value-type="float" office:value="-1" calcext:value-type="float">
            <text:p>-1</text:p>
          </table:table-cell>
          <table:table-cell table:formula="of:=IF([$FillIn.AL18]&lt;&gt;&quot;&quot;;[$FillIn.AL18];-1)" office:value-type="float" office:value="-1" calcext:value-type="float">
            <text:p>-1</text:p>
          </table:table-cell>
          <table:table-cell table:formula="of:=IF([$FillIn.AM18]&lt;&gt;&quot;&quot;;[$FillIn.AM18];-1)" office:value-type="float" office:value="-1" calcext:value-type="float">
            <text:p>-1</text:p>
          </table:table-cell>
          <table:table-cell table:formula="of:=IF([$FillIn.AN18]&lt;&gt;&quot;&quot;;[$FillIn.AN18];-1)" office:value-type="float" office:value="-1" calcext:value-type="float">
            <text:p>-1</text:p>
          </table:table-cell>
          <table:table-cell table:formula="of:=IF([$FillIn.AO18]&lt;&gt;&quot;&quot;;[$FillIn.AO18];-1)" office:value-type="float" office:value="-1" calcext:value-type="float">
            <text:p>-1</text:p>
          </table:table-cell>
          <table:table-cell table:formula="of:=IF([$FillIn.AP18]&lt;&gt;&quot;&quot;;[$FillIn.AP18];-1)" office:value-type="float" office:value="-1" calcext:value-type="float">
            <text:p>-1</text:p>
          </table:table-cell>
          <table:table-cell table:formula="of:=IF([$FillIn.AQ18]&lt;&gt;&quot;&quot;;[$FillIn.AQ18];-1)" office:value-type="float" office:value="-1" calcext:value-type="float">
            <text:p>-1</text:p>
          </table:table-cell>
          <table:table-cell table:formula="of:=IF([$FillIn.AR18]&lt;&gt;&quot;&quot;;[$FillIn.AR18];-1)" office:value-type="float" office:value="-1" calcext:value-type="float">
            <text:p>-1</text:p>
          </table:table-cell>
          <table:table-cell table:formula="of:=IF([$FillIn.AS18]&lt;&gt;&quot;&quot;;[$FillIn.AS18];-1)" office:value-type="float" office:value="-1" calcext:value-type="float">
            <text:p>-1</text:p>
          </table:table-cell>
          <table:table-cell table:formula="of:=IF([$FillIn.AT18]&lt;&gt;&quot;&quot;;[$FillIn.AT18];-1)" office:value-type="float" office:value="-1" calcext:value-type="float">
            <text:p>-1</text:p>
          </table:table-cell>
          <table:table-cell table:formula="of:=IF([$FillIn.AU18]&lt;&gt;&quot;&quot;;[$FillIn.AU18];-1)" office:value-type="float" office:value="-1" calcext:value-type="float">
            <text:p>-1</text:p>
          </table:table-cell>
          <table:table-cell table:formula="of:=IF([$FillIn.AV18]&lt;&gt;&quot;&quot;;[$FillIn.AV18];-1)" office:value-type="float" office:value="-1" calcext:value-type="float">
            <text:p>-1</text:p>
          </table:table-cell>
          <table:table-cell table:formula="of:=IF([$FillIn.AW18]&lt;&gt;&quot;&quot;;[$FillIn.AW18];-1)" office:value-type="float" office:value="-1" calcext:value-type="float">
            <text:p>-1</text:p>
          </table:table-cell>
          <table:table-cell table:formula="of:=IF([$FillIn.AX18]&lt;&gt;&quot;&quot;;[$FillIn.AX18];-1)" office:value-type="float" office:value="-1" calcext:value-type="float">
            <text:p>-1</text:p>
          </table:table-cell>
          <table:table-cell table:formula="of:=IF([$FillIn.AY18]&lt;&gt;&quot;&quot;;[$FillIn.AY18];-1)" office:value-type="float" office:value="-1" calcext:value-type="float">
            <text:p>-1</text:p>
          </table:table-cell>
          <table:table-cell table:formula="of:=IF([$FillIn.AZ18]&lt;&gt;&quot;&quot;;[$FillIn.AZ18];-1)" office:value-type="float" office:value="-1" calcext:value-type="float">
            <text:p>-1</text:p>
          </table:table-cell>
          <table:table-cell table:formula="of:=IF([$FillIn.BA18]&lt;&gt;&quot;&quot;;[$FillIn.BA18];-1)" office:value-type="float" office:value="-1" calcext:value-type="float">
            <text:p>-1</text:p>
          </table:table-cell>
          <table:table-cell table:formula="of:=IF([$FillIn.BB18]&lt;&gt;&quot;&quot;;[$FillIn.BB18];-1)" office:value-type="float" office:value="-1" calcext:value-type="float">
            <text:p>-1</text:p>
          </table:table-cell>
          <table:table-cell table:formula="of:=IF([$FillIn.BC18]&lt;&gt;&quot;&quot;;[$FillIn.BC18];-1)" office:value-type="float" office:value="-1" calcext:value-type="float">
            <text:p>-1</text:p>
          </table:table-cell>
          <table:table-cell table:formula="of:=IF([$FillIn.BD18]&lt;&gt;&quot;&quot;;[$FillIn.BD18];-1)" office:value-type="float" office:value="-1" calcext:value-type="float">
            <text:p>-1</text:p>
          </table:table-cell>
          <table:table-cell table:formula="of:=IF([$FillIn.BE18]&lt;&gt;&quot;&quot;;[$FillIn.BE18];-1)" office:value-type="float" office:value="-1" calcext:value-type="float">
            <text:p>-1</text:p>
          </table:table-cell>
          <table:table-cell table:formula="of:=IF([$FillIn.BF18]&lt;&gt;&quot;&quot;;[$FillIn.BF18];-1)" office:value-type="float" office:value="-1" calcext:value-type="float">
            <text:p>-1</text:p>
          </table:table-cell>
          <table:table-cell table:formula="of:=IF([$FillIn.BG18]&lt;&gt;&quot;&quot;;[$FillIn.BG18];-1)" office:value-type="float" office:value="-1" calcext:value-type="float">
            <text:p>-1</text:p>
          </table:table-cell>
          <table:table-cell table:formula="of:=IF([$FillIn.BH18]&lt;&gt;&quot;&quot;;[$FillIn.BH18];-1)" office:value-type="float" office:value="-1" calcext:value-type="float">
            <text:p>-1</text:p>
          </table:table-cell>
          <table:table-cell table:formula="of:=IF([$FillIn.BI18]&lt;&gt;&quot;&quot;;[$FillIn.BI18];-1)" office:value-type="float" office:value="-1" calcext:value-type="float">
            <text:p>-1</text:p>
          </table:table-cell>
          <table:table-cell table:formula="of:=IF([$FillIn.BJ18]&lt;&gt;&quot;&quot;;[$FillIn.BJ18];-1)" office:value-type="float" office:value="-1" calcext:value-type="float">
            <text:p>-1</text:p>
          </table:table-cell>
          <table:table-cell table:formula="of:=IF([$FillIn.BK18]&lt;&gt;&quot;&quot;;[$FillIn.BK18];-1)" office:value-type="float" office:value="-1" calcext:value-type="float">
            <text:p>-1</text:p>
          </table:table-cell>
          <table:table-cell table:formula="of:=IF([$FillIn.BL18]&lt;&gt;&quot;&quot;;[$FillIn.BL18];-1)" office:value-type="float" office:value="-1" calcext:value-type="float">
            <text:p>-1</text:p>
          </table:table-cell>
          <table:table-cell table:formula="of:=IF([$FillIn.BM18]&lt;&gt;&quot;&quot;;[$FillIn.BM18];-1)" office:value-type="float" office:value="-1" calcext:value-type="float">
            <text:p>-1</text:p>
          </table:table-cell>
          <table:table-cell table:formula="of:=IF([$FillIn.BN18]&lt;&gt;&quot;&quot;;[$FillIn.BN18];-1)" office:value-type="float" office:value="-1" calcext:value-type="float">
            <text:p>-1</text:p>
          </table:table-cell>
          <table:table-cell table:formula="of:=IF([$FillIn.BO18]&lt;&gt;&quot;&quot;;[$FillIn.BO18];-1)" office:value-type="float" office:value="-1" calcext:value-type="float">
            <text:p>-1</text:p>
          </table:table-cell>
          <table:table-cell table:formula="of:=IF([$FillIn.BP18]&lt;&gt;&quot;&quot;;[$FillIn.BP18];-1)" office:value-type="float" office:value="-1" calcext:value-type="float">
            <text:p>-1</text:p>
          </table:table-cell>
          <table:table-cell table:formula="of:=IF([$FillIn.BQ18]&lt;&gt;&quot;&quot;;[$FillIn.BQ18];-1)" office:value-type="float" office:value="-1" calcext:value-type="float">
            <text:p>-1</text:p>
          </table:table-cell>
          <table:table-cell table:formula="of:=IF([$FillIn.BR18]&lt;&gt;&quot;&quot;;[$FillIn.BR18];-1)" office:value-type="float" office:value="-1" calcext:value-type="float">
            <text:p>-1</text:p>
          </table:table-cell>
          <table:table-cell table:formula="of:=IF([$FillIn.BS18]&lt;&gt;&quot;&quot;;[$FillIn.BS18];-1)" office:value-type="float" office:value="-1" calcext:value-type="float">
            <text:p>-1</text:p>
          </table:table-cell>
          <table:table-cell table:formula="of:=IF([$FillIn.BT18]&lt;&gt;&quot;&quot;;[$FillIn.BT18];-1)" office:value-type="float" office:value="-1" calcext:value-type="float">
            <text:p>-1</text:p>
          </table:table-cell>
          <table:table-cell table:formula="of:=IF([$FillIn.BU18]&lt;&gt;&quot;&quot;;[$FillIn.BU18];-1)" office:value-type="float" office:value="-1" calcext:value-type="float">
            <text:p>-1</text:p>
          </table:table-cell>
          <table:table-cell table:formula="of:=IF([$FillIn.BV18]&lt;&gt;&quot;&quot;;[$FillIn.BV18];-1)" office:value-type="float" office:value="-1" calcext:value-type="float">
            <text:p>-1</text:p>
          </table:table-cell>
          <table:table-cell table:formula="of:=IF([$FillIn.BW18]&lt;&gt;&quot;&quot;;[$FillIn.BW18];-1)" office:value-type="float" office:value="-1" calcext:value-type="float">
            <text:p>-1</text:p>
          </table:table-cell>
          <table:table-cell table:formula="of:=IF([$FillIn.BX18]&lt;&gt;&quot;&quot;;[$FillIn.BX18];-1)" office:value-type="float" office:value="-1" calcext:value-type="float">
            <text:p>-1</text:p>
          </table:table-cell>
          <table:table-cell table:formula="of:=IF([$FillIn.BY18]&lt;&gt;&quot;&quot;;[$FillIn.BY18];-1)" office:value-type="float" office:value="-1" calcext:value-type="float">
            <text:p>-1</text:p>
          </table:table-cell>
          <table:table-cell table:formula="of:=IF([$FillIn.BZ18]&lt;&gt;&quot;&quot;;[$FillIn.BZ18];-1)" office:value-type="float" office:value="-1" calcext:value-type="float">
            <text:p>-1</text:p>
          </table:table-cell>
          <table:table-cell table:formula="of:=IF([$FillIn.CA18]&lt;&gt;&quot;&quot;;[$FillIn.CA18];-1)" office:value-type="float" office:value="-1" calcext:value-type="float">
            <text:p>-1</text:p>
          </table:table-cell>
          <table:table-cell table:formula="of:=IF([$FillIn.CB18]&lt;&gt;&quot;&quot;;[$FillIn.CB18];-1)" office:value-type="float" office:value="-1" calcext:value-type="float">
            <text:p>-1</text:p>
          </table:table-cell>
          <table:table-cell table:formula="of:=IF([$FillIn.CC18]&lt;&gt;&quot;&quot;;[$FillIn.CC18];-1)" office:value-type="float" office:value="-1" calcext:value-type="float">
            <text:p>-1</text:p>
          </table:table-cell>
          <table:table-cell table:formula="of:=IF([$FillIn.CD18]&lt;&gt;&quot;&quot;;[$FillIn.CD18];-1)" office:value-type="float" office:value="-1" calcext:value-type="float">
            <text:p>-1</text:p>
          </table:table-cell>
          <table:table-cell table:formula="of:=IF([$FillIn.CE18]&lt;&gt;&quot;&quot;;[$FillIn.CE18];-1)" office:value-type="float" office:value="-1" calcext:value-type="float">
            <text:p>-1</text:p>
          </table:table-cell>
          <table:table-cell table:formula="of:=IF([$FillIn.CF18]&lt;&gt;&quot;&quot;;[$FillIn.CF18];-1)" office:value-type="float" office:value="-1" calcext:value-type="float">
            <text:p>-1</text:p>
          </table:table-cell>
          <table:table-cell table:formula="of:=IF([$FillIn.CG18]&lt;&gt;&quot;&quot;;[$FillIn.CG18];-1)" office:value-type="float" office:value="-1" calcext:value-type="float">
            <text:p>-1</text:p>
          </table:table-cell>
          <table:table-cell table:formula="of:=IF([$FillIn.CH18]&lt;&gt;&quot;&quot;;[$FillIn.CH18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9]&lt;&gt;&quot;&quot;;[$FillIn.A19];-1)" office:value-type="float" office:value="30" calcext:value-type="float">
            <text:p>30</text:p>
          </table:table-cell>
          <table:table-cell table:formula="of:=IF([$FillIn.B19]&lt;&gt;&quot;&quot;;[$FillIn.B19];-1)" office:value-type="float" office:value="-1" calcext:value-type="float">
            <text:p>-1</text:p>
          </table:table-cell>
          <table:table-cell table:formula="of:=IF([$FillIn.C19]&lt;&gt;&quot;&quot;;[$FillIn.C19];-1)" office:value-type="float" office:value="-1" calcext:value-type="float">
            <text:p>-1</text:p>
          </table:table-cell>
          <table:table-cell table:formula="of:=IF([$FillIn.D19]&lt;&gt;&quot;&quot;;[$FillIn.D19];-1)" office:value-type="float" office:value="-1" calcext:value-type="float">
            <text:p>-1</text:p>
          </table:table-cell>
          <table:table-cell table:formula="of:=IF([$FillIn.E19]&lt;&gt;&quot;&quot;;[$FillIn.E19];-1)" office:value-type="float" office:value="-1" calcext:value-type="float">
            <text:p>-1</text:p>
          </table:table-cell>
          <table:table-cell table:formula="of:=IF([$FillIn.F19]&lt;&gt;&quot;&quot;;[$FillIn.F19];-1)" office:value-type="float" office:value="270" calcext:value-type="float">
            <text:p>270</text:p>
          </table:table-cell>
          <table:table-cell table:formula="of:=IF([$FillIn.G19]&lt;&gt;&quot;&quot;;[$FillIn.G19];-1)" office:value-type="float" office:value="271" calcext:value-type="float">
            <text:p>271</text:p>
          </table:table-cell>
          <table:table-cell table:formula="of:=IF([$FillIn.H19]&lt;&gt;&quot;&quot;;[$FillIn.H19];-1)" office:value-type="float" office:value="-1" calcext:value-type="float">
            <text:p>-1</text:p>
          </table:table-cell>
          <table:table-cell table:formula="of:=IF([$FillIn.I19]&lt;&gt;&quot;&quot;;[$FillIn.I19];-1)" office:value-type="float" office:value="-1" calcext:value-type="float">
            <text:p>-1</text:p>
          </table:table-cell>
          <table:table-cell table:formula="of:=IF([$FillIn.J19]&lt;&gt;&quot;&quot;;[$FillIn.J19];-1)" office:value-type="float" office:value="-1" calcext:value-type="float">
            <text:p>-1</text:p>
          </table:table-cell>
          <table:table-cell table:formula="of:=IF([$FillIn.K19]&lt;&gt;&quot;&quot;;[$FillIn.K19];-1)" office:value-type="float" office:value="-1" calcext:value-type="float">
            <text:p>-1</text:p>
          </table:table-cell>
          <table:table-cell table:formula="of:=IF([$FillIn.L19]&lt;&gt;&quot;&quot;;[$FillIn.L19];-1)" office:value-type="float" office:value="255" calcext:value-type="float">
            <text:p>255</text:p>
          </table:table-cell>
          <table:table-cell table:formula="of:=IF([$FillIn.M19]&lt;&gt;&quot;&quot;;[$FillIn.M19];-1)" office:value-type="float" office:value="254" calcext:value-type="float">
            <text:p>254</text:p>
          </table:table-cell>
          <table:table-cell table:formula="of:=IF([$FillIn.N19]&lt;&gt;&quot;&quot;;[$FillIn.N19];-1)" office:value-type="float" office:value="-1" calcext:value-type="float">
            <text:p>-1</text:p>
          </table:table-cell>
          <table:table-cell table:formula="of:=IF([$FillIn.O19]&lt;&gt;&quot;&quot;;[$FillIn.O19];-1)" office:value-type="float" office:value="-1" calcext:value-type="float">
            <text:p>-1</text:p>
          </table:table-cell>
          <table:table-cell table:formula="of:=IF([$FillIn.P19]&lt;&gt;&quot;&quot;;[$FillIn.P19];-1)" office:value-type="float" office:value="-1" calcext:value-type="float">
            <text:p>-1</text:p>
          </table:table-cell>
          <table:table-cell table:formula="of:=IF([$FillIn.Q19]&lt;&gt;&quot;&quot;;[$FillIn.Q19];-1)" office:value-type="float" office:value="-1" calcext:value-type="float">
            <text:p>-1</text:p>
          </table:table-cell>
          <table:table-cell table:formula="of:=IF([$FillIn.R19]&lt;&gt;&quot;&quot;;[$FillIn.R19];-1)" office:value-type="float" office:value="-1" calcext:value-type="float">
            <text:p>-1</text:p>
          </table:table-cell>
          <table:table-cell table:formula="of:=IF([$FillIn.S19]&lt;&gt;&quot;&quot;;[$FillIn.S19];-1)" office:value-type="float" office:value="-1" calcext:value-type="float">
            <text:p>-1</text:p>
          </table:table-cell>
          <table:table-cell table:formula="of:=IF([$FillIn.T19]&lt;&gt;&quot;&quot;;[$FillIn.T19];-1)" office:value-type="float" office:value="-1" calcext:value-type="float">
            <text:p>-1</text:p>
          </table:table-cell>
          <table:table-cell table:formula="of:=IF([$FillIn.U19]&lt;&gt;&quot;&quot;;[$FillIn.U19];-1)" office:value-type="float" office:value="-1" calcext:value-type="float">
            <text:p>-1</text:p>
          </table:table-cell>
          <table:table-cell table:formula="of:=IF([$FillIn.V19]&lt;&gt;&quot;&quot;;[$FillIn.V19];-1)" office:value-type="float" office:value="-1" calcext:value-type="float">
            <text:p>-1</text:p>
          </table:table-cell>
          <table:table-cell table:formula="of:=IF([$FillIn.W19]&lt;&gt;&quot;&quot;;[$FillIn.W19];-1)" office:value-type="float" office:value="-1" calcext:value-type="float">
            <text:p>-1</text:p>
          </table:table-cell>
          <table:table-cell table:formula="of:=IF([$FillIn.X19]&lt;&gt;&quot;&quot;;[$FillIn.X19];-1)" office:value-type="float" office:value="-1" calcext:value-type="float">
            <text:p>-1</text:p>
          </table:table-cell>
          <table:table-cell table:formula="of:=IF([$FillIn.Y19]&lt;&gt;&quot;&quot;;[$FillIn.Y19];-1)" office:value-type="float" office:value="-1" calcext:value-type="float">
            <text:p>-1</text:p>
          </table:table-cell>
          <table:table-cell table:formula="of:=IF([$FillIn.Z19]&lt;&gt;&quot;&quot;;[$FillIn.Z19];-1)" office:value-type="float" office:value="-1" calcext:value-type="float">
            <text:p>-1</text:p>
          </table:table-cell>
          <table:table-cell table:formula="of:=IF([$FillIn.AA19]&lt;&gt;&quot;&quot;;[$FillIn.AA19];-1)" office:value-type="float" office:value="-1" calcext:value-type="float">
            <text:p>-1</text:p>
          </table:table-cell>
          <table:table-cell table:formula="of:=IF([$FillIn.AB19]&lt;&gt;&quot;&quot;;[$FillIn.AB19];-1)" office:value-type="float" office:value="-1" calcext:value-type="float">
            <text:p>-1</text:p>
          </table:table-cell>
          <table:table-cell table:formula="of:=IF([$FillIn.AC19]&lt;&gt;&quot;&quot;;[$FillIn.AC19];-1)" office:value-type="float" office:value="-1" calcext:value-type="float">
            <text:p>-1</text:p>
          </table:table-cell>
          <table:table-cell table:formula="of:=IF([$FillIn.AD19]&lt;&gt;&quot;&quot;;[$FillIn.AD19];-1)" office:value-type="float" office:value="-1" calcext:value-type="float">
            <text:p>-1</text:p>
          </table:table-cell>
          <table:table-cell table:formula="of:=IF([$FillIn.AE19]&lt;&gt;&quot;&quot;;[$FillIn.AE19];-1)" office:value-type="float" office:value="-1" calcext:value-type="float">
            <text:p>-1</text:p>
          </table:table-cell>
          <table:table-cell table:formula="of:=IF([$FillIn.AF19]&lt;&gt;&quot;&quot;;[$FillIn.AF19];-1)" office:value-type="float" office:value="-1" calcext:value-type="float">
            <text:p>-1</text:p>
          </table:table-cell>
          <table:table-cell table:formula="of:=IF([$FillIn.AG19]&lt;&gt;&quot;&quot;;[$FillIn.AG19];-1)" office:value-type="float" office:value="-1" calcext:value-type="float">
            <text:p>-1</text:p>
          </table:table-cell>
          <table:table-cell table:formula="of:=IF([$FillIn.AH19]&lt;&gt;&quot;&quot;;[$FillIn.AH19];-1)" office:value-type="float" office:value="-1" calcext:value-type="float">
            <text:p>-1</text:p>
          </table:table-cell>
          <table:table-cell table:formula="of:=IF([$FillIn.AI19]&lt;&gt;&quot;&quot;;[$FillIn.AI19];-1)" office:value-type="float" office:value="360" calcext:value-type="float">
            <text:p>360</text:p>
          </table:table-cell>
          <table:table-cell table:formula="of:=IF([$FillIn.AJ19]&lt;&gt;&quot;&quot;;[$FillIn.AJ19];-1)" office:value-type="float" office:value="-1" calcext:value-type="float">
            <text:p>-1</text:p>
          </table:table-cell>
          <table:table-cell table:formula="of:=IF([$FillIn.AK19]&lt;&gt;&quot;&quot;;[$FillIn.AK19];-1)" office:value-type="float" office:value="-1" calcext:value-type="float">
            <text:p>-1</text:p>
          </table:table-cell>
          <table:table-cell table:formula="of:=IF([$FillIn.AL19]&lt;&gt;&quot;&quot;;[$FillIn.AL19];-1)" office:value-type="float" office:value="-1" calcext:value-type="float">
            <text:p>-1</text:p>
          </table:table-cell>
          <table:table-cell table:formula="of:=IF([$FillIn.AM19]&lt;&gt;&quot;&quot;;[$FillIn.AM19];-1)" office:value-type="float" office:value="-1" calcext:value-type="float">
            <text:p>-1</text:p>
          </table:table-cell>
          <table:table-cell table:formula="of:=IF([$FillIn.AN19]&lt;&gt;&quot;&quot;;[$FillIn.AN19];-1)" office:value-type="float" office:value="-1" calcext:value-type="float">
            <text:p>-1</text:p>
          </table:table-cell>
          <table:table-cell table:formula="of:=IF([$FillIn.AO19]&lt;&gt;&quot;&quot;;[$FillIn.AO19];-1)" office:value-type="float" office:value="-1" calcext:value-type="float">
            <text:p>-1</text:p>
          </table:table-cell>
          <table:table-cell table:formula="of:=IF([$FillIn.AP19]&lt;&gt;&quot;&quot;;[$FillIn.AP19];-1)" office:value-type="float" office:value="-1" calcext:value-type="float">
            <text:p>-1</text:p>
          </table:table-cell>
          <table:table-cell table:formula="of:=IF([$FillIn.AQ19]&lt;&gt;&quot;&quot;;[$FillIn.AQ19];-1)" office:value-type="float" office:value="-1" calcext:value-type="float">
            <text:p>-1</text:p>
          </table:table-cell>
          <table:table-cell table:formula="of:=IF([$FillIn.AR19]&lt;&gt;&quot;&quot;;[$FillIn.AR19];-1)" office:value-type="float" office:value="-1" calcext:value-type="float">
            <text:p>-1</text:p>
          </table:table-cell>
          <table:table-cell table:formula="of:=IF([$FillIn.AS19]&lt;&gt;&quot;&quot;;[$FillIn.AS19];-1)" office:value-type="float" office:value="-1" calcext:value-type="float">
            <text:p>-1</text:p>
          </table:table-cell>
          <table:table-cell table:formula="of:=IF([$FillIn.AT19]&lt;&gt;&quot;&quot;;[$FillIn.AT19];-1)" office:value-type="float" office:value="-1" calcext:value-type="float">
            <text:p>-1</text:p>
          </table:table-cell>
          <table:table-cell table:formula="of:=IF([$FillIn.AU19]&lt;&gt;&quot;&quot;;[$FillIn.AU19];-1)" office:value-type="float" office:value="-1" calcext:value-type="float">
            <text:p>-1</text:p>
          </table:table-cell>
          <table:table-cell table:formula="of:=IF([$FillIn.AV19]&lt;&gt;&quot;&quot;;[$FillIn.AV19];-1)" office:value-type="float" office:value="-1" calcext:value-type="float">
            <text:p>-1</text:p>
          </table:table-cell>
          <table:table-cell table:formula="of:=IF([$FillIn.AW19]&lt;&gt;&quot;&quot;;[$FillIn.AW19];-1)" office:value-type="float" office:value="-1" calcext:value-type="float">
            <text:p>-1</text:p>
          </table:table-cell>
          <table:table-cell table:formula="of:=IF([$FillIn.AX19]&lt;&gt;&quot;&quot;;[$FillIn.AX19];-1)" office:value-type="float" office:value="-1" calcext:value-type="float">
            <text:p>-1</text:p>
          </table:table-cell>
          <table:table-cell table:formula="of:=IF([$FillIn.AY19]&lt;&gt;&quot;&quot;;[$FillIn.AY19];-1)" office:value-type="float" office:value="-1" calcext:value-type="float">
            <text:p>-1</text:p>
          </table:table-cell>
          <table:table-cell table:formula="of:=IF([$FillIn.AZ19]&lt;&gt;&quot;&quot;;[$FillIn.AZ19];-1)" office:value-type="float" office:value="-1" calcext:value-type="float">
            <text:p>-1</text:p>
          </table:table-cell>
          <table:table-cell table:formula="of:=IF([$FillIn.BA19]&lt;&gt;&quot;&quot;;[$FillIn.BA19];-1)" office:value-type="float" office:value="-1" calcext:value-type="float">
            <text:p>-1</text:p>
          </table:table-cell>
          <table:table-cell table:formula="of:=IF([$FillIn.BB19]&lt;&gt;&quot;&quot;;[$FillIn.BB19];-1)" office:value-type="float" office:value="-1" calcext:value-type="float">
            <text:p>-1</text:p>
          </table:table-cell>
          <table:table-cell table:formula="of:=IF([$FillIn.BC19]&lt;&gt;&quot;&quot;;[$FillIn.BC19];-1)" office:value-type="float" office:value="-1" calcext:value-type="float">
            <text:p>-1</text:p>
          </table:table-cell>
          <table:table-cell table:formula="of:=IF([$FillIn.BD19]&lt;&gt;&quot;&quot;;[$FillIn.BD19];-1)" office:value-type="float" office:value="-1" calcext:value-type="float">
            <text:p>-1</text:p>
          </table:table-cell>
          <table:table-cell table:formula="of:=IF([$FillIn.BE19]&lt;&gt;&quot;&quot;;[$FillIn.BE19];-1)" office:value-type="float" office:value="-1" calcext:value-type="float">
            <text:p>-1</text:p>
          </table:table-cell>
          <table:table-cell table:formula="of:=IF([$FillIn.BF19]&lt;&gt;&quot;&quot;;[$FillIn.BF19];-1)" office:value-type="float" office:value="-1" calcext:value-type="float">
            <text:p>-1</text:p>
          </table:table-cell>
          <table:table-cell table:formula="of:=IF([$FillIn.BG19]&lt;&gt;&quot;&quot;;[$FillIn.BG19];-1)" office:value-type="float" office:value="-1" calcext:value-type="float">
            <text:p>-1</text:p>
          </table:table-cell>
          <table:table-cell table:formula="of:=IF([$FillIn.BH19]&lt;&gt;&quot;&quot;;[$FillIn.BH19];-1)" office:value-type="float" office:value="-1" calcext:value-type="float">
            <text:p>-1</text:p>
          </table:table-cell>
          <table:table-cell table:formula="of:=IF([$FillIn.BI19]&lt;&gt;&quot;&quot;;[$FillIn.BI19];-1)" office:value-type="float" office:value="-1" calcext:value-type="float">
            <text:p>-1</text:p>
          </table:table-cell>
          <table:table-cell table:formula="of:=IF([$FillIn.BJ19]&lt;&gt;&quot;&quot;;[$FillIn.BJ19];-1)" office:value-type="float" office:value="-1" calcext:value-type="float">
            <text:p>-1</text:p>
          </table:table-cell>
          <table:table-cell table:formula="of:=IF([$FillIn.BK19]&lt;&gt;&quot;&quot;;[$FillIn.BK19];-1)" office:value-type="float" office:value="-1" calcext:value-type="float">
            <text:p>-1</text:p>
          </table:table-cell>
          <table:table-cell table:formula="of:=IF([$FillIn.BL19]&lt;&gt;&quot;&quot;;[$FillIn.BL19];-1)" office:value-type="float" office:value="-1" calcext:value-type="float">
            <text:p>-1</text:p>
          </table:table-cell>
          <table:table-cell table:formula="of:=IF([$FillIn.BM19]&lt;&gt;&quot;&quot;;[$FillIn.BM19];-1)" office:value-type="float" office:value="-1" calcext:value-type="float">
            <text:p>-1</text:p>
          </table:table-cell>
          <table:table-cell table:formula="of:=IF([$FillIn.BN19]&lt;&gt;&quot;&quot;;[$FillIn.BN19];-1)" office:value-type="float" office:value="-1" calcext:value-type="float">
            <text:p>-1</text:p>
          </table:table-cell>
          <table:table-cell table:formula="of:=IF([$FillIn.BO19]&lt;&gt;&quot;&quot;;[$FillIn.BO19];-1)" office:value-type="float" office:value="-1" calcext:value-type="float">
            <text:p>-1</text:p>
          </table:table-cell>
          <table:table-cell table:formula="of:=IF([$FillIn.BP19]&lt;&gt;&quot;&quot;;[$FillIn.BP19];-1)" office:value-type="float" office:value="-1" calcext:value-type="float">
            <text:p>-1</text:p>
          </table:table-cell>
          <table:table-cell table:formula="of:=IF([$FillIn.BQ19]&lt;&gt;&quot;&quot;;[$FillIn.BQ19];-1)" office:value-type="float" office:value="-1" calcext:value-type="float">
            <text:p>-1</text:p>
          </table:table-cell>
          <table:table-cell table:formula="of:=IF([$FillIn.BR19]&lt;&gt;&quot;&quot;;[$FillIn.BR19];-1)" office:value-type="float" office:value="-1" calcext:value-type="float">
            <text:p>-1</text:p>
          </table:table-cell>
          <table:table-cell table:formula="of:=IF([$FillIn.BS19]&lt;&gt;&quot;&quot;;[$FillIn.BS19];-1)" office:value-type="float" office:value="-1" calcext:value-type="float">
            <text:p>-1</text:p>
          </table:table-cell>
          <table:table-cell table:formula="of:=IF([$FillIn.BT19]&lt;&gt;&quot;&quot;;[$FillIn.BT19];-1)" office:value-type="float" office:value="-1" calcext:value-type="float">
            <text:p>-1</text:p>
          </table:table-cell>
          <table:table-cell table:formula="of:=IF([$FillIn.BU19]&lt;&gt;&quot;&quot;;[$FillIn.BU19];-1)" office:value-type="float" office:value="-1" calcext:value-type="float">
            <text:p>-1</text:p>
          </table:table-cell>
          <table:table-cell table:formula="of:=IF([$FillIn.BV19]&lt;&gt;&quot;&quot;;[$FillIn.BV19];-1)" office:value-type="float" office:value="-1" calcext:value-type="float">
            <text:p>-1</text:p>
          </table:table-cell>
          <table:table-cell table:formula="of:=IF([$FillIn.BW19]&lt;&gt;&quot;&quot;;[$FillIn.BW19];-1)" office:value-type="float" office:value="-1" calcext:value-type="float">
            <text:p>-1</text:p>
          </table:table-cell>
          <table:table-cell table:formula="of:=IF([$FillIn.BX19]&lt;&gt;&quot;&quot;;[$FillIn.BX19];-1)" office:value-type="float" office:value="-1" calcext:value-type="float">
            <text:p>-1</text:p>
          </table:table-cell>
          <table:table-cell table:formula="of:=IF([$FillIn.BY19]&lt;&gt;&quot;&quot;;[$FillIn.BY19];-1)" office:value-type="float" office:value="-1" calcext:value-type="float">
            <text:p>-1</text:p>
          </table:table-cell>
          <table:table-cell table:formula="of:=IF([$FillIn.BZ19]&lt;&gt;&quot;&quot;;[$FillIn.BZ19];-1)" office:value-type="float" office:value="-1" calcext:value-type="float">
            <text:p>-1</text:p>
          </table:table-cell>
          <table:table-cell table:formula="of:=IF([$FillIn.CA19]&lt;&gt;&quot;&quot;;[$FillIn.CA19];-1)" office:value-type="float" office:value="-1" calcext:value-type="float">
            <text:p>-1</text:p>
          </table:table-cell>
          <table:table-cell table:formula="of:=IF([$FillIn.CB19]&lt;&gt;&quot;&quot;;[$FillIn.CB19];-1)" office:value-type="float" office:value="-1" calcext:value-type="float">
            <text:p>-1</text:p>
          </table:table-cell>
          <table:table-cell table:formula="of:=IF([$FillIn.CC19]&lt;&gt;&quot;&quot;;[$FillIn.CC19];-1)" office:value-type="float" office:value="-1" calcext:value-type="float">
            <text:p>-1</text:p>
          </table:table-cell>
          <table:table-cell table:formula="of:=IF([$FillIn.CD19]&lt;&gt;&quot;&quot;;[$FillIn.CD19];-1)" office:value-type="float" office:value="-1" calcext:value-type="float">
            <text:p>-1</text:p>
          </table:table-cell>
          <table:table-cell table:formula="of:=IF([$FillIn.CE19]&lt;&gt;&quot;&quot;;[$FillIn.CE19];-1)" office:value-type="float" office:value="-1" calcext:value-type="float">
            <text:p>-1</text:p>
          </table:table-cell>
          <table:table-cell table:formula="of:=IF([$FillIn.CF19]&lt;&gt;&quot;&quot;;[$FillIn.CF19];-1)" office:value-type="float" office:value="-1" calcext:value-type="float">
            <text:p>-1</text:p>
          </table:table-cell>
          <table:table-cell table:formula="of:=IF([$FillIn.CG19]&lt;&gt;&quot;&quot;;[$FillIn.CG19];-1)" office:value-type="float" office:value="-1" calcext:value-type="float">
            <text:p>-1</text:p>
          </table:table-cell>
          <table:table-cell table:formula="of:=IF([$FillIn.CH19]&lt;&gt;&quot;&quot;;[$FillIn.CH19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0]&lt;&gt;&quot;&quot;;[$FillIn.A20];-1)" office:value-type="float" office:value="29" calcext:value-type="float">
            <text:p>29</text:p>
          </table:table-cell>
          <table:table-cell table:formula="of:=IF([$FillIn.B20]&lt;&gt;&quot;&quot;;[$FillIn.B20];-1)" office:value-type="float" office:value="-1" calcext:value-type="float">
            <text:p>-1</text:p>
          </table:table-cell>
          <table:table-cell table:formula="of:=IF([$FillIn.C20]&lt;&gt;&quot;&quot;;[$FillIn.C20];-1)" office:value-type="float" office:value="264" calcext:value-type="float">
            <text:p>264</text:p>
          </table:table-cell>
          <table:table-cell table:formula="of:=IF([$FillIn.D20]&lt;&gt;&quot;&quot;;[$FillIn.D20];-1)" office:value-type="float" office:value="-1" calcext:value-type="float">
            <text:p>-1</text:p>
          </table:table-cell>
          <table:table-cell table:formula="of:=IF([$FillIn.E20]&lt;&gt;&quot;&quot;;[$FillIn.E20];-1)" office:value-type="float" office:value="-1" calcext:value-type="float">
            <text:p>-1</text:p>
          </table:table-cell>
          <table:table-cell table:formula="of:=IF([$FillIn.F20]&lt;&gt;&quot;&quot;;[$FillIn.F20];-1)" office:value-type="float" office:value="-1" calcext:value-type="float">
            <text:p>-1</text:p>
          </table:table-cell>
          <table:table-cell table:formula="of:=IF([$FillIn.G20]&lt;&gt;&quot;&quot;;[$FillIn.G20];-1)" office:value-type="float" office:value="-1" calcext:value-type="float">
            <text:p>-1</text:p>
          </table:table-cell>
          <table:table-cell table:formula="of:=IF([$FillIn.H20]&lt;&gt;&quot;&quot;;[$FillIn.H20];-1)" office:value-type="float" office:value="-1" calcext:value-type="float">
            <text:p>-1</text:p>
          </table:table-cell>
          <table:table-cell table:formula="of:=IF([$FillIn.I20]&lt;&gt;&quot;&quot;;[$FillIn.I20];-1)" office:value-type="float" office:value="-1" calcext:value-type="float">
            <text:p>-1</text:p>
          </table:table-cell>
          <table:table-cell table:formula="of:=IF([$FillIn.J20]&lt;&gt;&quot;&quot;;[$FillIn.J20];-1)" office:value-type="float" office:value="257" calcext:value-type="float">
            <text:p>257</text:p>
          </table:table-cell>
          <table:table-cell table:formula="of:=IF([$FillIn.K20]&lt;&gt;&quot;&quot;;[$FillIn.K20];-1)" office:value-type="float" office:value="256" calcext:value-type="float">
            <text:p>256</text:p>
          </table:table-cell>
          <table:table-cell table:formula="of:=IF([$FillIn.L20]&lt;&gt;&quot;&quot;;[$FillIn.L20];-1)" office:value-type="float" office:value="-1" calcext:value-type="float">
            <text:p>-1</text:p>
          </table:table-cell>
          <table:table-cell table:formula="of:=IF([$FillIn.M20]&lt;&gt;&quot;&quot;;[$FillIn.M20];-1)" office:value-type="float" office:value="-1" calcext:value-type="float">
            <text:p>-1</text:p>
          </table:table-cell>
          <table:table-cell table:formula="of:=IF([$FillIn.N20]&lt;&gt;&quot;&quot;;[$FillIn.N20];-1)" office:value-type="float" office:value="253" calcext:value-type="float">
            <text:p>253</text:p>
          </table:table-cell>
          <table:table-cell table:formula="of:=IF([$FillIn.O20]&lt;&gt;&quot;&quot;;[$FillIn.O20];-1)" office:value-type="float" office:value="252" calcext:value-type="float">
            <text:p>252</text:p>
          </table:table-cell>
          <table:table-cell table:formula="of:=IF([$FillIn.P20]&lt;&gt;&quot;&quot;;[$FillIn.P20];-1)" office:value-type="float" office:value="251" calcext:value-type="float">
            <text:p>251</text:p>
          </table:table-cell>
          <table:table-cell table:formula="of:=IF([$FillIn.Q20]&lt;&gt;&quot;&quot;;[$FillIn.Q20];-1)" office:value-type="float" office:value="-1" calcext:value-type="float">
            <text:p>-1</text:p>
          </table:table-cell>
          <table:table-cell table:formula="of:=IF([$FillIn.R20]&lt;&gt;&quot;&quot;;[$FillIn.R20];-1)" office:value-type="float" office:value="-1" calcext:value-type="float">
            <text:p>-1</text:p>
          </table:table-cell>
          <table:table-cell table:formula="of:=IF([$FillIn.S20]&lt;&gt;&quot;&quot;;[$FillIn.S20];-1)" office:value-type="float" office:value="-1" calcext:value-type="float">
            <text:p>-1</text:p>
          </table:table-cell>
          <table:table-cell table:formula="of:=IF([$FillIn.T20]&lt;&gt;&quot;&quot;;[$FillIn.T20];-1)" office:value-type="float" office:value="-1" calcext:value-type="float">
            <text:p>-1</text:p>
          </table:table-cell>
          <table:table-cell table:formula="of:=IF([$FillIn.U20]&lt;&gt;&quot;&quot;;[$FillIn.U20];-1)" office:value-type="float" office:value="-1" calcext:value-type="float">
            <text:p>-1</text:p>
          </table:table-cell>
          <table:table-cell table:formula="of:=IF([$FillIn.V20]&lt;&gt;&quot;&quot;;[$FillIn.V20];-1)" office:value-type="float" office:value="-1" calcext:value-type="float">
            <text:p>-1</text:p>
          </table:table-cell>
          <table:table-cell table:formula="of:=IF([$FillIn.W20]&lt;&gt;&quot;&quot;;[$FillIn.W20];-1)" office:value-type="float" office:value="-1" calcext:value-type="float">
            <text:p>-1</text:p>
          </table:table-cell>
          <table:table-cell table:formula="of:=IF([$FillIn.X20]&lt;&gt;&quot;&quot;;[$FillIn.X20];-1)" office:value-type="float" office:value="-1" calcext:value-type="float">
            <text:p>-1</text:p>
          </table:table-cell>
          <table:table-cell table:formula="of:=IF([$FillIn.Y20]&lt;&gt;&quot;&quot;;[$FillIn.Y20];-1)" office:value-type="float" office:value="-1" calcext:value-type="float">
            <text:p>-1</text:p>
          </table:table-cell>
          <table:table-cell table:formula="of:=IF([$FillIn.Z20]&lt;&gt;&quot;&quot;;[$FillIn.Z20];-1)" office:value-type="float" office:value="-1" calcext:value-type="float">
            <text:p>-1</text:p>
          </table:table-cell>
          <table:table-cell table:formula="of:=IF([$FillIn.AA20]&lt;&gt;&quot;&quot;;[$FillIn.AA20];-1)" office:value-type="float" office:value="-1" calcext:value-type="float">
            <text:p>-1</text:p>
          </table:table-cell>
          <table:table-cell table:formula="of:=IF([$FillIn.AB20]&lt;&gt;&quot;&quot;;[$FillIn.AB20];-1)" office:value-type="float" office:value="172" calcext:value-type="float">
            <text:p>172</text:p>
          </table:table-cell>
          <table:table-cell table:formula="of:=IF([$FillIn.AC20]&lt;&gt;&quot;&quot;;[$FillIn.AC20];-1)" office:value-type="float" office:value="-1" calcext:value-type="float">
            <text:p>-1</text:p>
          </table:table-cell>
          <table:table-cell table:formula="of:=IF([$FillIn.AD20]&lt;&gt;&quot;&quot;;[$FillIn.AD20];-1)" office:value-type="float" office:value="-1" calcext:value-type="float">
            <text:p>-1</text:p>
          </table:table-cell>
          <table:table-cell table:formula="of:=IF([$FillIn.AE20]&lt;&gt;&quot;&quot;;[$FillIn.AE20];-1)" office:value-type="float" office:value="-1" calcext:value-type="float">
            <text:p>-1</text:p>
          </table:table-cell>
          <table:table-cell table:formula="of:=IF([$FillIn.AF20]&lt;&gt;&quot;&quot;;[$FillIn.AF20];-1)" office:value-type="float" office:value="-1" calcext:value-type="float">
            <text:p>-1</text:p>
          </table:table-cell>
          <table:table-cell table:formula="of:=IF([$FillIn.AG20]&lt;&gt;&quot;&quot;;[$FillIn.AG20];-1)" office:value-type="float" office:value="-1" calcext:value-type="float">
            <text:p>-1</text:p>
          </table:table-cell>
          <table:table-cell table:formula="of:=IF([$FillIn.AH20]&lt;&gt;&quot;&quot;;[$FillIn.AH20];-1)" office:value-type="float" office:value="-1" calcext:value-type="float">
            <text:p>-1</text:p>
          </table:table-cell>
          <table:table-cell table:formula="of:=IF([$FillIn.AI20]&lt;&gt;&quot;&quot;;[$FillIn.AI20];-1)" office:value-type="float" office:value="-1" calcext:value-type="float">
            <text:p>-1</text:p>
          </table:table-cell>
          <table:table-cell table:formula="of:=IF([$FillIn.AJ20]&lt;&gt;&quot;&quot;;[$FillIn.AJ20];-1)" office:value-type="float" office:value="-1" calcext:value-type="float">
            <text:p>-1</text:p>
          </table:table-cell>
          <table:table-cell table:formula="of:=IF([$FillIn.AK20]&lt;&gt;&quot;&quot;;[$FillIn.AK20];-1)" office:value-type="float" office:value="-1" calcext:value-type="float">
            <text:p>-1</text:p>
          </table:table-cell>
          <table:table-cell table:formula="of:=IF([$FillIn.AL20]&lt;&gt;&quot;&quot;;[$FillIn.AL20];-1)" office:value-type="float" office:value="-1" calcext:value-type="float">
            <text:p>-1</text:p>
          </table:table-cell>
          <table:table-cell table:formula="of:=IF([$FillIn.AM20]&lt;&gt;&quot;&quot;;[$FillIn.AM20];-1)" office:value-type="float" office:value="-1" calcext:value-type="float">
            <text:p>-1</text:p>
          </table:table-cell>
          <table:table-cell table:formula="of:=IF([$FillIn.AN20]&lt;&gt;&quot;&quot;;[$FillIn.AN20];-1)" office:value-type="float" office:value="-1" calcext:value-type="float">
            <text:p>-1</text:p>
          </table:table-cell>
          <table:table-cell table:formula="of:=IF([$FillIn.AO20]&lt;&gt;&quot;&quot;;[$FillIn.AO20];-1)" office:value-type="float" office:value="-1" calcext:value-type="float">
            <text:p>-1</text:p>
          </table:table-cell>
          <table:table-cell table:formula="of:=IF([$FillIn.AP20]&lt;&gt;&quot;&quot;;[$FillIn.AP20];-1)" office:value-type="float" office:value="-1" calcext:value-type="float">
            <text:p>-1</text:p>
          </table:table-cell>
          <table:table-cell table:formula="of:=IF([$FillIn.AQ20]&lt;&gt;&quot;&quot;;[$FillIn.AQ20];-1)" office:value-type="float" office:value="-1" calcext:value-type="float">
            <text:p>-1</text:p>
          </table:table-cell>
          <table:table-cell table:formula="of:=IF([$FillIn.AR20]&lt;&gt;&quot;&quot;;[$FillIn.AR20];-1)" office:value-type="float" office:value="-1" calcext:value-type="float">
            <text:p>-1</text:p>
          </table:table-cell>
          <table:table-cell table:formula="of:=IF([$FillIn.AS20]&lt;&gt;&quot;&quot;;[$FillIn.AS20];-1)" office:value-type="float" office:value="-1" calcext:value-type="float">
            <text:p>-1</text:p>
          </table:table-cell>
          <table:table-cell table:formula="of:=IF([$FillIn.AT20]&lt;&gt;&quot;&quot;;[$FillIn.AT20];-1)" office:value-type="float" office:value="-1" calcext:value-type="float">
            <text:p>-1</text:p>
          </table:table-cell>
          <table:table-cell table:formula="of:=IF([$FillIn.AU20]&lt;&gt;&quot;&quot;;[$FillIn.AU20];-1)" office:value-type="float" office:value="-1" calcext:value-type="float">
            <text:p>-1</text:p>
          </table:table-cell>
          <table:table-cell table:formula="of:=IF([$FillIn.AV20]&lt;&gt;&quot;&quot;;[$FillIn.AV20];-1)" office:value-type="float" office:value="-1" calcext:value-type="float">
            <text:p>-1</text:p>
          </table:table-cell>
          <table:table-cell table:formula="of:=IF([$FillIn.AW20]&lt;&gt;&quot;&quot;;[$FillIn.AW20];-1)" office:value-type="float" office:value="-1" calcext:value-type="float">
            <text:p>-1</text:p>
          </table:table-cell>
          <table:table-cell table:formula="of:=IF([$FillIn.AX20]&lt;&gt;&quot;&quot;;[$FillIn.AX20];-1)" office:value-type="float" office:value="-1" calcext:value-type="float">
            <text:p>-1</text:p>
          </table:table-cell>
          <table:table-cell table:formula="of:=IF([$FillIn.AY20]&lt;&gt;&quot;&quot;;[$FillIn.AY20];-1)" office:value-type="float" office:value="-1" calcext:value-type="float">
            <text:p>-1</text:p>
          </table:table-cell>
          <table:table-cell table:formula="of:=IF([$FillIn.AZ20]&lt;&gt;&quot;&quot;;[$FillIn.AZ20];-1)" office:value-type="float" office:value="-1" calcext:value-type="float">
            <text:p>-1</text:p>
          </table:table-cell>
          <table:table-cell table:formula="of:=IF([$FillIn.BA20]&lt;&gt;&quot;&quot;;[$FillIn.BA20];-1)" office:value-type="float" office:value="-1" calcext:value-type="float">
            <text:p>-1</text:p>
          </table:table-cell>
          <table:table-cell table:formula="of:=IF([$FillIn.BB20]&lt;&gt;&quot;&quot;;[$FillIn.BB20];-1)" office:value-type="float" office:value="-1" calcext:value-type="float">
            <text:p>-1</text:p>
          </table:table-cell>
          <table:table-cell table:formula="of:=IF([$FillIn.BC20]&lt;&gt;&quot;&quot;;[$FillIn.BC20];-1)" office:value-type="float" office:value="-1" calcext:value-type="float">
            <text:p>-1</text:p>
          </table:table-cell>
          <table:table-cell table:formula="of:=IF([$FillIn.BD20]&lt;&gt;&quot;&quot;;[$FillIn.BD20];-1)" office:value-type="float" office:value="-1" calcext:value-type="float">
            <text:p>-1</text:p>
          </table:table-cell>
          <table:table-cell table:formula="of:=IF([$FillIn.BE20]&lt;&gt;&quot;&quot;;[$FillIn.BE20];-1)" office:value-type="float" office:value="-1" calcext:value-type="float">
            <text:p>-1</text:p>
          </table:table-cell>
          <table:table-cell table:formula="of:=IF([$FillIn.BF20]&lt;&gt;&quot;&quot;;[$FillIn.BF20];-1)" office:value-type="float" office:value="-1" calcext:value-type="float">
            <text:p>-1</text:p>
          </table:table-cell>
          <table:table-cell table:formula="of:=IF([$FillIn.BG20]&lt;&gt;&quot;&quot;;[$FillIn.BG20];-1)" office:value-type="float" office:value="-1" calcext:value-type="float">
            <text:p>-1</text:p>
          </table:table-cell>
          <table:table-cell table:formula="of:=IF([$FillIn.BH20]&lt;&gt;&quot;&quot;;[$FillIn.BH20];-1)" office:value-type="float" office:value="-1" calcext:value-type="float">
            <text:p>-1</text:p>
          </table:table-cell>
          <table:table-cell table:formula="of:=IF([$FillIn.BI20]&lt;&gt;&quot;&quot;;[$FillIn.BI20];-1)" office:value-type="float" office:value="-1" calcext:value-type="float">
            <text:p>-1</text:p>
          </table:table-cell>
          <table:table-cell table:formula="of:=IF([$FillIn.BJ20]&lt;&gt;&quot;&quot;;[$FillIn.BJ20];-1)" office:value-type="float" office:value="-1" calcext:value-type="float">
            <text:p>-1</text:p>
          </table:table-cell>
          <table:table-cell table:formula="of:=IF([$FillIn.BK20]&lt;&gt;&quot;&quot;;[$FillIn.BK20];-1)" office:value-type="float" office:value="-1" calcext:value-type="float">
            <text:p>-1</text:p>
          </table:table-cell>
          <table:table-cell table:formula="of:=IF([$FillIn.BL20]&lt;&gt;&quot;&quot;;[$FillIn.BL20];-1)" office:value-type="float" office:value="-1" calcext:value-type="float">
            <text:p>-1</text:p>
          </table:table-cell>
          <table:table-cell table:formula="of:=IF([$FillIn.BM20]&lt;&gt;&quot;&quot;;[$FillIn.BM20];-1)" office:value-type="float" office:value="-1" calcext:value-type="float">
            <text:p>-1</text:p>
          </table:table-cell>
          <table:table-cell table:formula="of:=IF([$FillIn.BN20]&lt;&gt;&quot;&quot;;[$FillIn.BN20];-1)" office:value-type="float" office:value="-1" calcext:value-type="float">
            <text:p>-1</text:p>
          </table:table-cell>
          <table:table-cell table:formula="of:=IF([$FillIn.BO20]&lt;&gt;&quot;&quot;;[$FillIn.BO20];-1)" office:value-type="float" office:value="-1" calcext:value-type="float">
            <text:p>-1</text:p>
          </table:table-cell>
          <table:table-cell table:formula="of:=IF([$FillIn.BP20]&lt;&gt;&quot;&quot;;[$FillIn.BP20];-1)" office:value-type="float" office:value="-1" calcext:value-type="float">
            <text:p>-1</text:p>
          </table:table-cell>
          <table:table-cell table:formula="of:=IF([$FillIn.BQ20]&lt;&gt;&quot;&quot;;[$FillIn.BQ20];-1)" office:value-type="float" office:value="-1" calcext:value-type="float">
            <text:p>-1</text:p>
          </table:table-cell>
          <table:table-cell table:formula="of:=IF([$FillIn.BR20]&lt;&gt;&quot;&quot;;[$FillIn.BR20];-1)" office:value-type="float" office:value="-1" calcext:value-type="float">
            <text:p>-1</text:p>
          </table:table-cell>
          <table:table-cell table:formula="of:=IF([$FillIn.BS20]&lt;&gt;&quot;&quot;;[$FillIn.BS20];-1)" office:value-type="float" office:value="-1" calcext:value-type="float">
            <text:p>-1</text:p>
          </table:table-cell>
          <table:table-cell table:formula="of:=IF([$FillIn.BT20]&lt;&gt;&quot;&quot;;[$FillIn.BT20];-1)" office:value-type="float" office:value="-1" calcext:value-type="float">
            <text:p>-1</text:p>
          </table:table-cell>
          <table:table-cell table:formula="of:=IF([$FillIn.BU20]&lt;&gt;&quot;&quot;;[$FillIn.BU20];-1)" office:value-type="float" office:value="-1" calcext:value-type="float">
            <text:p>-1</text:p>
          </table:table-cell>
          <table:table-cell table:formula="of:=IF([$FillIn.BV20]&lt;&gt;&quot;&quot;;[$FillIn.BV20];-1)" office:value-type="float" office:value="-1" calcext:value-type="float">
            <text:p>-1</text:p>
          </table:table-cell>
          <table:table-cell table:formula="of:=IF([$FillIn.BW20]&lt;&gt;&quot;&quot;;[$FillIn.BW20];-1)" office:value-type="float" office:value="-1" calcext:value-type="float">
            <text:p>-1</text:p>
          </table:table-cell>
          <table:table-cell table:formula="of:=IF([$FillIn.BX20]&lt;&gt;&quot;&quot;;[$FillIn.BX20];-1)" office:value-type="float" office:value="-1" calcext:value-type="float">
            <text:p>-1</text:p>
          </table:table-cell>
          <table:table-cell table:formula="of:=IF([$FillIn.BY20]&lt;&gt;&quot;&quot;;[$FillIn.BY20];-1)" office:value-type="float" office:value="-1" calcext:value-type="float">
            <text:p>-1</text:p>
          </table:table-cell>
          <table:table-cell table:formula="of:=IF([$FillIn.BZ20]&lt;&gt;&quot;&quot;;[$FillIn.BZ20];-1)" office:value-type="float" office:value="-1" calcext:value-type="float">
            <text:p>-1</text:p>
          </table:table-cell>
          <table:table-cell table:formula="of:=IF([$FillIn.CA20]&lt;&gt;&quot;&quot;;[$FillIn.CA20];-1)" office:value-type="float" office:value="-1" calcext:value-type="float">
            <text:p>-1</text:p>
          </table:table-cell>
          <table:table-cell table:formula="of:=IF([$FillIn.CB20]&lt;&gt;&quot;&quot;;[$FillIn.CB20];-1)" office:value-type="float" office:value="-1" calcext:value-type="float">
            <text:p>-1</text:p>
          </table:table-cell>
          <table:table-cell table:formula="of:=IF([$FillIn.CC20]&lt;&gt;&quot;&quot;;[$FillIn.CC20];-1)" office:value-type="float" office:value="-1" calcext:value-type="float">
            <text:p>-1</text:p>
          </table:table-cell>
          <table:table-cell table:formula="of:=IF([$FillIn.CD20]&lt;&gt;&quot;&quot;;[$FillIn.CD20];-1)" office:value-type="float" office:value="-1" calcext:value-type="float">
            <text:p>-1</text:p>
          </table:table-cell>
          <table:table-cell table:formula="of:=IF([$FillIn.CE20]&lt;&gt;&quot;&quot;;[$FillIn.CE20];-1)" office:value-type="float" office:value="-1" calcext:value-type="float">
            <text:p>-1</text:p>
          </table:table-cell>
          <table:table-cell table:formula="of:=IF([$FillIn.CF20]&lt;&gt;&quot;&quot;;[$FillIn.CF20];-1)" office:value-type="float" office:value="-1" calcext:value-type="float">
            <text:p>-1</text:p>
          </table:table-cell>
          <table:table-cell table:formula="of:=IF([$FillIn.CG20]&lt;&gt;&quot;&quot;;[$FillIn.CG20];-1)" office:value-type="float" office:value="-1" calcext:value-type="float">
            <text:p>-1</text:p>
          </table:table-cell>
          <table:table-cell table:formula="of:=IF([$FillIn.CH20]&lt;&gt;&quot;&quot;;[$FillIn.CH20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1]&lt;&gt;&quot;&quot;;[$FillIn.A21];-1)" office:value-type="float" office:value="28" calcext:value-type="float">
            <text:p>28</text:p>
          </table:table-cell>
          <table:table-cell table:formula="of:=IF([$FillIn.B21]&lt;&gt;&quot;&quot;;[$FillIn.B21];-1)" office:value-type="float" office:value="263" calcext:value-type="float">
            <text:p>263</text:p>
          </table:table-cell>
          <table:table-cell table:formula="of:=IF([$FillIn.C21]&lt;&gt;&quot;&quot;;[$FillIn.C21];-1)" office:value-type="float" office:value="-1" calcext:value-type="float">
            <text:p>-1</text:p>
          </table:table-cell>
          <table:table-cell table:formula="of:=IF([$FillIn.D21]&lt;&gt;&quot;&quot;;[$FillIn.D21];-1)" office:value-type="float" office:value="-1" calcext:value-type="float">
            <text:p>-1</text:p>
          </table:table-cell>
          <table:table-cell table:formula="of:=IF([$FillIn.E21]&lt;&gt;&quot;&quot;;[$FillIn.E21];-1)" office:value-type="float" office:value="-1" calcext:value-type="float">
            <text:p>-1</text:p>
          </table:table-cell>
          <table:table-cell table:formula="of:=IF([$FillIn.F21]&lt;&gt;&quot;&quot;;[$FillIn.F21];-1)" office:value-type="float" office:value="-1" calcext:value-type="float">
            <text:p>-1</text:p>
          </table:table-cell>
          <table:table-cell table:formula="of:=IF([$FillIn.G21]&lt;&gt;&quot;&quot;;[$FillIn.G21];-1)" office:value-type="float" office:value="-1" calcext:value-type="float">
            <text:p>-1</text:p>
          </table:table-cell>
          <table:table-cell table:formula="of:=IF([$FillIn.H21]&lt;&gt;&quot;&quot;;[$FillIn.H21];-1)" office:value-type="float" office:value="-1" calcext:value-type="float">
            <text:p>-1</text:p>
          </table:table-cell>
          <table:table-cell table:formula="of:=IF([$FillIn.I21]&lt;&gt;&quot;&quot;;[$FillIn.I21];-1)" office:value-type="float" office:value="258" calcext:value-type="float">
            <text:p>258</text:p>
          </table:table-cell>
          <table:table-cell table:formula="of:=IF([$FillIn.J21]&lt;&gt;&quot;&quot;;[$FillIn.J21];-1)" office:value-type="float" office:value="-1" calcext:value-type="float">
            <text:p>-1</text:p>
          </table:table-cell>
          <table:table-cell table:formula="of:=IF([$FillIn.K21]&lt;&gt;&quot;&quot;;[$FillIn.K21];-1)" office:value-type="float" office:value="-1" calcext:value-type="float">
            <text:p>-1</text:p>
          </table:table-cell>
          <table:table-cell table:formula="of:=IF([$FillIn.L21]&lt;&gt;&quot;&quot;;[$FillIn.L21];-1)" office:value-type="float" office:value="-1" calcext:value-type="float">
            <text:p>-1</text:p>
          </table:table-cell>
          <table:table-cell table:formula="of:=IF([$FillIn.M21]&lt;&gt;&quot;&quot;;[$FillIn.M21];-1)" office:value-type="float" office:value="-1" calcext:value-type="float">
            <text:p>-1</text:p>
          </table:table-cell>
          <table:table-cell table:formula="of:=IF([$FillIn.N21]&lt;&gt;&quot;&quot;;[$FillIn.N21];-1)" office:value-type="float" office:value="240" calcext:value-type="float">
            <text:p>240</text:p>
          </table:table-cell>
          <table:table-cell table:formula="of:=IF([$FillIn.O21]&lt;&gt;&quot;&quot;;[$FillIn.O21];-1)" office:value-type="float" office:value="241" calcext:value-type="float">
            <text:p>241</text:p>
          </table:table-cell>
          <table:table-cell table:formula="of:=IF([$FillIn.P21]&lt;&gt;&quot;&quot;;[$FillIn.P21];-1)" office:value-type="float" office:value="242" calcext:value-type="float">
            <text:p>242</text:p>
          </table:table-cell>
          <table:table-cell table:formula="of:=IF([$FillIn.Q21]&lt;&gt;&quot;&quot;;[$FillIn.Q21];-1)" office:value-type="float" office:value="-1" calcext:value-type="float">
            <text:p>-1</text:p>
          </table:table-cell>
          <table:table-cell table:formula="of:=IF([$FillIn.R21]&lt;&gt;&quot;&quot;;[$FillIn.R21];-1)" office:value-type="float" office:value="-1" calcext:value-type="float">
            <text:p>-1</text:p>
          </table:table-cell>
          <table:table-cell table:formula="of:=IF([$FillIn.S21]&lt;&gt;&quot;&quot;;[$FillIn.S21];-1)" office:value-type="float" office:value="-1" calcext:value-type="float">
            <text:p>-1</text:p>
          </table:table-cell>
          <table:table-cell table:formula="of:=IF([$FillIn.T21]&lt;&gt;&quot;&quot;;[$FillIn.T21];-1)" office:value-type="float" office:value="-1" calcext:value-type="float">
            <text:p>-1</text:p>
          </table:table-cell>
          <table:table-cell table:formula="of:=IF([$FillIn.U21]&lt;&gt;&quot;&quot;;[$FillIn.U21];-1)" office:value-type="float" office:value="177" calcext:value-type="float">
            <text:p>177</text:p>
          </table:table-cell>
          <table:table-cell table:formula="of:=IF([$FillIn.V21]&lt;&gt;&quot;&quot;;[$FillIn.V21];-1)" office:value-type="float" office:value="176" calcext:value-type="float">
            <text:p>176</text:p>
          </table:table-cell>
          <table:table-cell table:formula="of:=IF([$FillIn.W21]&lt;&gt;&quot;&quot;;[$FillIn.W21];-1)" office:value-type="float" office:value="-1" calcext:value-type="float">
            <text:p>-1</text:p>
          </table:table-cell>
          <table:table-cell table:formula="of:=IF([$FillIn.X21]&lt;&gt;&quot;&quot;;[$FillIn.X21];-1)" office:value-type="float" office:value="175" calcext:value-type="float">
            <text:p>175</text:p>
          </table:table-cell>
          <table:table-cell table:formula="of:=IF([$FillIn.Y21]&lt;&gt;&quot;&quot;;[$FillIn.Y21];-1)" office:value-type="float" office:value="174" calcext:value-type="float">
            <text:p>174</text:p>
          </table:table-cell>
          <table:table-cell table:formula="of:=IF([$FillIn.Z21]&lt;&gt;&quot;&quot;;[$FillIn.Z21];-1)" office:value-type="float" office:value="173" calcext:value-type="float">
            <text:p>173</text:p>
          </table:table-cell>
          <table:table-cell table:formula="of:=IF([$FillIn.AA21]&lt;&gt;&quot;&quot;;[$FillIn.AA21];-1)" office:value-type="float" office:value="-1" calcext:value-type="float">
            <text:p>-1</text:p>
          </table:table-cell>
          <table:table-cell table:formula="of:=IF([$FillIn.AB21]&lt;&gt;&quot;&quot;;[$FillIn.AB21];-1)" office:value-type="float" office:value="-1" calcext:value-type="float">
            <text:p>-1</text:p>
          </table:table-cell>
          <table:table-cell table:formula="of:=IF([$FillIn.AC21]&lt;&gt;&quot;&quot;;[$FillIn.AC21];-1)" office:value-type="float" office:value="171" calcext:value-type="float">
            <text:p>171</text:p>
          </table:table-cell>
          <table:table-cell table:formula="of:=IF([$FillIn.AD21]&lt;&gt;&quot;&quot;;[$FillIn.AD21];-1)" office:value-type="float" office:value="-1" calcext:value-type="float">
            <text:p>-1</text:p>
          </table:table-cell>
          <table:table-cell table:formula="of:=IF([$FillIn.AE21]&lt;&gt;&quot;&quot;;[$FillIn.AE21];-1)" office:value-type="float" office:value="-1" calcext:value-type="float">
            <text:p>-1</text:p>
          </table:table-cell>
          <table:table-cell table:formula="of:=IF([$FillIn.AF21]&lt;&gt;&quot;&quot;;[$FillIn.AF21];-1)" office:value-type="float" office:value="363" calcext:value-type="float">
            <text:p>363</text:p>
          </table:table-cell>
          <table:table-cell table:formula="of:=IF([$FillIn.AG21]&lt;&gt;&quot;&quot;;[$FillIn.AG21];-1)" office:value-type="float" office:value="362" calcext:value-type="float">
            <text:p>362</text:p>
          </table:table-cell>
          <table:table-cell table:formula="of:=IF([$FillIn.AH21]&lt;&gt;&quot;&quot;;[$FillIn.AH21];-1)" office:value-type="float" office:value="361" calcext:value-type="float">
            <text:p>361</text:p>
          </table:table-cell>
          <table:table-cell table:formula="of:=IF([$FillIn.AI21]&lt;&gt;&quot;&quot;;[$FillIn.AI21];-1)" office:value-type="float" office:value="-1" calcext:value-type="float">
            <text:p>-1</text:p>
          </table:table-cell>
          <table:table-cell table:formula="of:=IF([$FillIn.AJ21]&lt;&gt;&quot;&quot;;[$FillIn.AJ21];-1)" office:value-type="float" office:value="-1" calcext:value-type="float">
            <text:p>-1</text:p>
          </table:table-cell>
          <table:table-cell table:formula="of:=IF([$FillIn.AK21]&lt;&gt;&quot;&quot;;[$FillIn.AK21];-1)" office:value-type="float" office:value="-1" calcext:value-type="float">
            <text:p>-1</text:p>
          </table:table-cell>
          <table:table-cell table:formula="of:=IF([$FillIn.AL21]&lt;&gt;&quot;&quot;;[$FillIn.AL21];-1)" office:value-type="float" office:value="-1" calcext:value-type="float">
            <text:p>-1</text:p>
          </table:table-cell>
          <table:table-cell table:formula="of:=IF([$FillIn.AM21]&lt;&gt;&quot;&quot;;[$FillIn.AM21];-1)" office:value-type="float" office:value="-1" calcext:value-type="float">
            <text:p>-1</text:p>
          </table:table-cell>
          <table:table-cell table:formula="of:=IF([$FillIn.AN21]&lt;&gt;&quot;&quot;;[$FillIn.AN21];-1)" office:value-type="float" office:value="-1" calcext:value-type="float">
            <text:p>-1</text:p>
          </table:table-cell>
          <table:table-cell table:formula="of:=IF([$FillIn.AO21]&lt;&gt;&quot;&quot;;[$FillIn.AO21];-1)" office:value-type="float" office:value="-1" calcext:value-type="float">
            <text:p>-1</text:p>
          </table:table-cell>
          <table:table-cell table:formula="of:=IF([$FillIn.AP21]&lt;&gt;&quot;&quot;;[$FillIn.AP21];-1)" office:value-type="float" office:value="-1" calcext:value-type="float">
            <text:p>-1</text:p>
          </table:table-cell>
          <table:table-cell table:formula="of:=IF([$FillIn.AQ21]&lt;&gt;&quot;&quot;;[$FillIn.AQ21];-1)" office:value-type="float" office:value="-1" calcext:value-type="float">
            <text:p>-1</text:p>
          </table:table-cell>
          <table:table-cell table:formula="of:=IF([$FillIn.AR21]&lt;&gt;&quot;&quot;;[$FillIn.AR21];-1)" office:value-type="float" office:value="-1" calcext:value-type="float">
            <text:p>-1</text:p>
          </table:table-cell>
          <table:table-cell table:formula="of:=IF([$FillIn.AS21]&lt;&gt;&quot;&quot;;[$FillIn.AS21];-1)" office:value-type="float" office:value="-1" calcext:value-type="float">
            <text:p>-1</text:p>
          </table:table-cell>
          <table:table-cell table:formula="of:=IF([$FillIn.AT21]&lt;&gt;&quot;&quot;;[$FillIn.AT21];-1)" office:value-type="float" office:value="-1" calcext:value-type="float">
            <text:p>-1</text:p>
          </table:table-cell>
          <table:table-cell table:formula="of:=IF([$FillIn.AU21]&lt;&gt;&quot;&quot;;[$FillIn.AU21];-1)" office:value-type="float" office:value="-1" calcext:value-type="float">
            <text:p>-1</text:p>
          </table:table-cell>
          <table:table-cell table:formula="of:=IF([$FillIn.AV21]&lt;&gt;&quot;&quot;;[$FillIn.AV21];-1)" office:value-type="float" office:value="-1" calcext:value-type="float">
            <text:p>-1</text:p>
          </table:table-cell>
          <table:table-cell table:formula="of:=IF([$FillIn.AW21]&lt;&gt;&quot;&quot;;[$FillIn.AW21];-1)" office:value-type="float" office:value="-1" calcext:value-type="float">
            <text:p>-1</text:p>
          </table:table-cell>
          <table:table-cell table:formula="of:=IF([$FillIn.AX21]&lt;&gt;&quot;&quot;;[$FillIn.AX21];-1)" office:value-type="float" office:value="-1" calcext:value-type="float">
            <text:p>-1</text:p>
          </table:table-cell>
          <table:table-cell table:formula="of:=IF([$FillIn.AY21]&lt;&gt;&quot;&quot;;[$FillIn.AY21];-1)" office:value-type="float" office:value="-1" calcext:value-type="float">
            <text:p>-1</text:p>
          </table:table-cell>
          <table:table-cell table:formula="of:=IF([$FillIn.AZ21]&lt;&gt;&quot;&quot;;[$FillIn.AZ21];-1)" office:value-type="float" office:value="-1" calcext:value-type="float">
            <text:p>-1</text:p>
          </table:table-cell>
          <table:table-cell table:formula="of:=IF([$FillIn.BA21]&lt;&gt;&quot;&quot;;[$FillIn.BA21];-1)" office:value-type="float" office:value="-1" calcext:value-type="float">
            <text:p>-1</text:p>
          </table:table-cell>
          <table:table-cell table:formula="of:=IF([$FillIn.BB21]&lt;&gt;&quot;&quot;;[$FillIn.BB21];-1)" office:value-type="float" office:value="-1" calcext:value-type="float">
            <text:p>-1</text:p>
          </table:table-cell>
          <table:table-cell table:formula="of:=IF([$FillIn.BC21]&lt;&gt;&quot;&quot;;[$FillIn.BC21];-1)" office:value-type="float" office:value="-1" calcext:value-type="float">
            <text:p>-1</text:p>
          </table:table-cell>
          <table:table-cell table:formula="of:=IF([$FillIn.BD21]&lt;&gt;&quot;&quot;;[$FillIn.BD21];-1)" office:value-type="float" office:value="-1" calcext:value-type="float">
            <text:p>-1</text:p>
          </table:table-cell>
          <table:table-cell table:formula="of:=IF([$FillIn.BE21]&lt;&gt;&quot;&quot;;[$FillIn.BE21];-1)" office:value-type="float" office:value="-1" calcext:value-type="float">
            <text:p>-1</text:p>
          </table:table-cell>
          <table:table-cell table:formula="of:=IF([$FillIn.BF21]&lt;&gt;&quot;&quot;;[$FillIn.BF21];-1)" office:value-type="float" office:value="-1" calcext:value-type="float">
            <text:p>-1</text:p>
          </table:table-cell>
          <table:table-cell table:formula="of:=IF([$FillIn.BG21]&lt;&gt;&quot;&quot;;[$FillIn.BG21];-1)" office:value-type="float" office:value="-1" calcext:value-type="float">
            <text:p>-1</text:p>
          </table:table-cell>
          <table:table-cell table:formula="of:=IF([$FillIn.BH21]&lt;&gt;&quot;&quot;;[$FillIn.BH21];-1)" office:value-type="float" office:value="-1" calcext:value-type="float">
            <text:p>-1</text:p>
          </table:table-cell>
          <table:table-cell table:formula="of:=IF([$FillIn.BI21]&lt;&gt;&quot;&quot;;[$FillIn.BI21];-1)" office:value-type="float" office:value="-1" calcext:value-type="float">
            <text:p>-1</text:p>
          </table:table-cell>
          <table:table-cell table:formula="of:=IF([$FillIn.BJ21]&lt;&gt;&quot;&quot;;[$FillIn.BJ21];-1)" office:value-type="float" office:value="-1" calcext:value-type="float">
            <text:p>-1</text:p>
          </table:table-cell>
          <table:table-cell table:formula="of:=IF([$FillIn.BK21]&lt;&gt;&quot;&quot;;[$FillIn.BK21];-1)" office:value-type="float" office:value="-1" calcext:value-type="float">
            <text:p>-1</text:p>
          </table:table-cell>
          <table:table-cell table:formula="of:=IF([$FillIn.BL21]&lt;&gt;&quot;&quot;;[$FillIn.BL21];-1)" office:value-type="float" office:value="-1" calcext:value-type="float">
            <text:p>-1</text:p>
          </table:table-cell>
          <table:table-cell table:formula="of:=IF([$FillIn.BM21]&lt;&gt;&quot;&quot;;[$FillIn.BM21];-1)" office:value-type="float" office:value="-1" calcext:value-type="float">
            <text:p>-1</text:p>
          </table:table-cell>
          <table:table-cell table:formula="of:=IF([$FillIn.BN21]&lt;&gt;&quot;&quot;;[$FillIn.BN21];-1)" office:value-type="float" office:value="-1" calcext:value-type="float">
            <text:p>-1</text:p>
          </table:table-cell>
          <table:table-cell table:formula="of:=IF([$FillIn.BO21]&lt;&gt;&quot;&quot;;[$FillIn.BO21];-1)" office:value-type="float" office:value="-1" calcext:value-type="float">
            <text:p>-1</text:p>
          </table:table-cell>
          <table:table-cell table:formula="of:=IF([$FillIn.BP21]&lt;&gt;&quot;&quot;;[$FillIn.BP21];-1)" office:value-type="float" office:value="-1" calcext:value-type="float">
            <text:p>-1</text:p>
          </table:table-cell>
          <table:table-cell table:formula="of:=IF([$FillIn.BQ21]&lt;&gt;&quot;&quot;;[$FillIn.BQ21];-1)" office:value-type="float" office:value="-1" calcext:value-type="float">
            <text:p>-1</text:p>
          </table:table-cell>
          <table:table-cell table:formula="of:=IF([$FillIn.BR21]&lt;&gt;&quot;&quot;;[$FillIn.BR21];-1)" office:value-type="float" office:value="-1" calcext:value-type="float">
            <text:p>-1</text:p>
          </table:table-cell>
          <table:table-cell table:formula="of:=IF([$FillIn.BS21]&lt;&gt;&quot;&quot;;[$FillIn.BS21];-1)" office:value-type="float" office:value="-1" calcext:value-type="float">
            <text:p>-1</text:p>
          </table:table-cell>
          <table:table-cell table:formula="of:=IF([$FillIn.BT21]&lt;&gt;&quot;&quot;;[$FillIn.BT21];-1)" office:value-type="float" office:value="-1" calcext:value-type="float">
            <text:p>-1</text:p>
          </table:table-cell>
          <table:table-cell table:formula="of:=IF([$FillIn.BU21]&lt;&gt;&quot;&quot;;[$FillIn.BU21];-1)" office:value-type="float" office:value="-1" calcext:value-type="float">
            <text:p>-1</text:p>
          </table:table-cell>
          <table:table-cell table:formula="of:=IF([$FillIn.BV21]&lt;&gt;&quot;&quot;;[$FillIn.BV21];-1)" office:value-type="float" office:value="-1" calcext:value-type="float">
            <text:p>-1</text:p>
          </table:table-cell>
          <table:table-cell table:formula="of:=IF([$FillIn.BW21]&lt;&gt;&quot;&quot;;[$FillIn.BW21];-1)" office:value-type="float" office:value="-1" calcext:value-type="float">
            <text:p>-1</text:p>
          </table:table-cell>
          <table:table-cell table:formula="of:=IF([$FillIn.BX21]&lt;&gt;&quot;&quot;;[$FillIn.BX21];-1)" office:value-type="float" office:value="-1" calcext:value-type="float">
            <text:p>-1</text:p>
          </table:table-cell>
          <table:table-cell table:formula="of:=IF([$FillIn.BY21]&lt;&gt;&quot;&quot;;[$FillIn.BY21];-1)" office:value-type="float" office:value="-1" calcext:value-type="float">
            <text:p>-1</text:p>
          </table:table-cell>
          <table:table-cell table:formula="of:=IF([$FillIn.BZ21]&lt;&gt;&quot;&quot;;[$FillIn.BZ21];-1)" office:value-type="float" office:value="-1" calcext:value-type="float">
            <text:p>-1</text:p>
          </table:table-cell>
          <table:table-cell table:formula="of:=IF([$FillIn.CA21]&lt;&gt;&quot;&quot;;[$FillIn.CA21];-1)" office:value-type="float" office:value="-1" calcext:value-type="float">
            <text:p>-1</text:p>
          </table:table-cell>
          <table:table-cell table:formula="of:=IF([$FillIn.CB21]&lt;&gt;&quot;&quot;;[$FillIn.CB21];-1)" office:value-type="float" office:value="-1" calcext:value-type="float">
            <text:p>-1</text:p>
          </table:table-cell>
          <table:table-cell table:formula="of:=IF([$FillIn.CC21]&lt;&gt;&quot;&quot;;[$FillIn.CC21];-1)" office:value-type="float" office:value="-1" calcext:value-type="float">
            <text:p>-1</text:p>
          </table:table-cell>
          <table:table-cell table:formula="of:=IF([$FillIn.CD21]&lt;&gt;&quot;&quot;;[$FillIn.CD21];-1)" office:value-type="float" office:value="-1" calcext:value-type="float">
            <text:p>-1</text:p>
          </table:table-cell>
          <table:table-cell table:formula="of:=IF([$FillIn.CE21]&lt;&gt;&quot;&quot;;[$FillIn.CE21];-1)" office:value-type="float" office:value="-1" calcext:value-type="float">
            <text:p>-1</text:p>
          </table:table-cell>
          <table:table-cell table:formula="of:=IF([$FillIn.CF21]&lt;&gt;&quot;&quot;;[$FillIn.CF21];-1)" office:value-type="float" office:value="-1" calcext:value-type="float">
            <text:p>-1</text:p>
          </table:table-cell>
          <table:table-cell table:formula="of:=IF([$FillIn.CG21]&lt;&gt;&quot;&quot;;[$FillIn.CG21];-1)" office:value-type="float" office:value="-1" calcext:value-type="float">
            <text:p>-1</text:p>
          </table:table-cell>
          <table:table-cell table:formula="of:=IF([$FillIn.CH21]&lt;&gt;&quot;&quot;;[$FillIn.CH21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2]&lt;&gt;&quot;&quot;;[$FillIn.A22];-1)" office:value-type="float" office:value="27" calcext:value-type="float">
            <text:p>27</text:p>
          </table:table-cell>
          <table:table-cell table:formula="of:=IF([$FillIn.B22]&lt;&gt;&quot;&quot;;[$FillIn.B22];-1)" office:value-type="float" office:value="-1" calcext:value-type="float">
            <text:p>-1</text:p>
          </table:table-cell>
          <table:table-cell table:formula="of:=IF([$FillIn.C22]&lt;&gt;&quot;&quot;;[$FillIn.C22];-1)" office:value-type="float" office:value="-1" calcext:value-type="float">
            <text:p>-1</text:p>
          </table:table-cell>
          <table:table-cell table:formula="of:=IF([$FillIn.D22]&lt;&gt;&quot;&quot;;[$FillIn.D22];-1)" office:value-type="float" office:value="-1" calcext:value-type="float">
            <text:p>-1</text:p>
          </table:table-cell>
          <table:table-cell table:formula="of:=IF([$FillIn.E22]&lt;&gt;&quot;&quot;;[$FillIn.E22];-1)" office:value-type="float" office:value="-1" calcext:value-type="float">
            <text:p>-1</text:p>
          </table:table-cell>
          <table:table-cell table:formula="of:=IF([$FillIn.F22]&lt;&gt;&quot;&quot;;[$FillIn.F22];-1)" office:value-type="float" office:value="-1" calcext:value-type="float">
            <text:p>-1</text:p>
          </table:table-cell>
          <table:table-cell table:formula="of:=IF([$FillIn.G22]&lt;&gt;&quot;&quot;;[$FillIn.G22];-1)" office:value-type="float" office:value="-1" calcext:value-type="float">
            <text:p>-1</text:p>
          </table:table-cell>
          <table:table-cell table:formula="of:=IF([$FillIn.H22]&lt;&gt;&quot;&quot;;[$FillIn.H22];-1)" office:value-type="float" office:value="259" calcext:value-type="float">
            <text:p>259</text:p>
          </table:table-cell>
          <table:table-cell table:formula="of:=IF([$FillIn.I22]&lt;&gt;&quot;&quot;;[$FillIn.I22];-1)" office:value-type="float" office:value="-1" calcext:value-type="float">
            <text:p>-1</text:p>
          </table:table-cell>
          <table:table-cell table:formula="of:=IF([$FillIn.J22]&lt;&gt;&quot;&quot;;[$FillIn.J22];-1)" office:value-type="float" office:value="-1" calcext:value-type="float">
            <text:p>-1</text:p>
          </table:table-cell>
          <table:table-cell table:formula="of:=IF([$FillIn.K22]&lt;&gt;&quot;&quot;;[$FillIn.K22];-1)" office:value-type="float" office:value="-1" calcext:value-type="float">
            <text:p>-1</text:p>
          </table:table-cell>
          <table:table-cell table:formula="of:=IF([$FillIn.L22]&lt;&gt;&quot;&quot;;[$FillIn.L22];-1)" office:value-type="float" office:value="-1" calcext:value-type="float">
            <text:p>-1</text:p>
          </table:table-cell>
          <table:table-cell table:formula="of:=IF([$FillIn.M22]&lt;&gt;&quot;&quot;;[$FillIn.M22];-1)" office:value-type="float" office:value="239" calcext:value-type="float">
            <text:p>239</text:p>
          </table:table-cell>
          <table:table-cell table:formula="of:=IF([$FillIn.N22]&lt;&gt;&quot;&quot;;[$FillIn.N22];-1)" office:value-type="float" office:value="-1" calcext:value-type="float">
            <text:p>-1</text:p>
          </table:table-cell>
          <table:table-cell table:formula="of:=IF([$FillIn.O22]&lt;&gt;&quot;&quot;;[$FillIn.O22];-1)" office:value-type="float" office:value="-1" calcext:value-type="float">
            <text:p>-1</text:p>
          </table:table-cell>
          <table:table-cell table:formula="of:=IF([$FillIn.P22]&lt;&gt;&quot;&quot;;[$FillIn.P22];-1)" office:value-type="float" office:value="243" calcext:value-type="float">
            <text:p>243</text:p>
          </table:table-cell>
          <table:table-cell table:formula="of:=IF([$FillIn.Q22]&lt;&gt;&quot;&quot;;[$FillIn.Q22];-1)" office:value-type="float" office:value="250" calcext:value-type="float">
            <text:p>250</text:p>
          </table:table-cell>
          <table:table-cell table:formula="of:=IF([$FillIn.R22]&lt;&gt;&quot;&quot;;[$FillIn.R22];-1)" office:value-type="float" office:value="-1" calcext:value-type="float">
            <text:p>-1</text:p>
          </table:table-cell>
          <table:table-cell table:formula="of:=IF([$FillIn.S22]&lt;&gt;&quot;&quot;;[$FillIn.S22];-1)" office:value-type="float" office:value="-1" calcext:value-type="float">
            <text:p>-1</text:p>
          </table:table-cell>
          <table:table-cell table:formula="of:=IF([$FillIn.T22]&lt;&gt;&quot;&quot;;[$FillIn.T22];-1)" office:value-type="float" office:value="178" calcext:value-type="float">
            <text:p>178</text:p>
          </table:table-cell>
          <table:table-cell table:formula="of:=IF([$FillIn.U22]&lt;&gt;&quot;&quot;;[$FillIn.U22];-1)" office:value-type="float" office:value="-1" calcext:value-type="float">
            <text:p>-1</text:p>
          </table:table-cell>
          <table:table-cell table:formula="of:=IF([$FillIn.V22]&lt;&gt;&quot;&quot;;[$FillIn.V22];-1)" office:value-type="float" office:value="204" calcext:value-type="float">
            <text:p>204</text:p>
          </table:table-cell>
          <table:table-cell table:formula="of:=IF([$FillIn.W22]&lt;&gt;&quot;&quot;;[$FillIn.W22];-1)" office:value-type="float" office:value="205" calcext:value-type="float">
            <text:p>205</text:p>
          </table:table-cell>
          <table:table-cell table:formula="of:=IF([$FillIn.X22]&lt;&gt;&quot;&quot;;[$FillIn.X22];-1)" office:value-type="float" office:value="206" calcext:value-type="float">
            <text:p>206</text:p>
          </table:table-cell>
          <table:table-cell table:formula="of:=IF([$FillIn.Y22]&lt;&gt;&quot;&quot;;[$FillIn.Y22];-1)" office:value-type="float" office:value="207" calcext:value-type="float">
            <text:p>207</text:p>
          </table:table-cell>
          <table:table-cell table:formula="of:=IF([$FillIn.Z22]&lt;&gt;&quot;&quot;;[$FillIn.Z22];-1)" office:value-type="float" office:value="-1" calcext:value-type="float">
            <text:p>-1</text:p>
          </table:table-cell>
          <table:table-cell table:formula="of:=IF([$FillIn.AA22]&lt;&gt;&quot;&quot;;[$FillIn.AA22];-1)" office:value-type="float" office:value="-1" calcext:value-type="float">
            <text:p>-1</text:p>
          </table:table-cell>
          <table:table-cell table:formula="of:=IF([$FillIn.AB22]&lt;&gt;&quot;&quot;;[$FillIn.AB22];-1)" office:value-type="float" office:value="-1" calcext:value-type="float">
            <text:p>-1</text:p>
          </table:table-cell>
          <table:table-cell table:formula="of:=IF([$FillIn.AC22]&lt;&gt;&quot;&quot;;[$FillIn.AC22];-1)" office:value-type="float" office:value="170" calcext:value-type="float">
            <text:p>170</text:p>
          </table:table-cell>
          <table:table-cell table:formula="of:=IF([$FillIn.AD22]&lt;&gt;&quot;&quot;;[$FillIn.AD22];-1)" office:value-type="float" office:value="-1" calcext:value-type="float">
            <text:p>-1</text:p>
          </table:table-cell>
          <table:table-cell table:formula="of:=IF([$FillIn.AE22]&lt;&gt;&quot;&quot;;[$FillIn.AE22];-1)" office:value-type="float" office:value="-1" calcext:value-type="float">
            <text:p>-1</text:p>
          </table:table-cell>
          <table:table-cell table:formula="of:=IF([$FillIn.AF22]&lt;&gt;&quot;&quot;;[$FillIn.AF22];-1)" office:value-type="float" office:value="364" calcext:value-type="float">
            <text:p>364</text:p>
          </table:table-cell>
          <table:table-cell table:formula="of:=IF([$FillIn.AG22]&lt;&gt;&quot;&quot;;[$FillIn.AG22];-1)" office:value-type="float" office:value="365" calcext:value-type="float">
            <text:p>365</text:p>
          </table:table-cell>
          <table:table-cell table:formula="of:=IF([$FillIn.AH22]&lt;&gt;&quot;&quot;;[$FillIn.AH22];-1)" office:value-type="float" office:value="366" calcext:value-type="float">
            <text:p>366</text:p>
          </table:table-cell>
          <table:table-cell table:formula="of:=IF([$FillIn.AI22]&lt;&gt;&quot;&quot;;[$FillIn.AI22];-1)" office:value-type="float" office:value="367" calcext:value-type="float">
            <text:p>367</text:p>
          </table:table-cell>
          <table:table-cell table:formula="of:=IF([$FillIn.AJ22]&lt;&gt;&quot;&quot;;[$FillIn.AJ22];-1)" office:value-type="float" office:value="368" calcext:value-type="float">
            <text:p>368</text:p>
          </table:table-cell>
          <table:table-cell table:formula="of:=IF([$FillIn.AK22]&lt;&gt;&quot;&quot;;[$FillIn.AK22];-1)" office:value-type="float" office:value="-1" calcext:value-type="float">
            <text:p>-1</text:p>
          </table:table-cell>
          <table:table-cell table:formula="of:=IF([$FillIn.AL22]&lt;&gt;&quot;&quot;;[$FillIn.AL22];-1)" office:value-type="float" office:value="-1" calcext:value-type="float">
            <text:p>-1</text:p>
          </table:table-cell>
          <table:table-cell table:formula="of:=IF([$FillIn.AM22]&lt;&gt;&quot;&quot;;[$FillIn.AM22];-1)" office:value-type="float" office:value="-1" calcext:value-type="float">
            <text:p>-1</text:p>
          </table:table-cell>
          <table:table-cell table:formula="of:=IF([$FillIn.AN22]&lt;&gt;&quot;&quot;;[$FillIn.AN22];-1)" office:value-type="float" office:value="-1" calcext:value-type="float">
            <text:p>-1</text:p>
          </table:table-cell>
          <table:table-cell table:formula="of:=IF([$FillIn.AO22]&lt;&gt;&quot;&quot;;[$FillIn.AO22];-1)" office:value-type="float" office:value="-1" calcext:value-type="float">
            <text:p>-1</text:p>
          </table:table-cell>
          <table:table-cell table:formula="of:=IF([$FillIn.AP22]&lt;&gt;&quot;&quot;;[$FillIn.AP22];-1)" office:value-type="float" office:value="-1" calcext:value-type="float">
            <text:p>-1</text:p>
          </table:table-cell>
          <table:table-cell table:formula="of:=IF([$FillIn.AQ22]&lt;&gt;&quot;&quot;;[$FillIn.AQ22];-1)" office:value-type="float" office:value="380" calcext:value-type="float">
            <text:p>380</text:p>
          </table:table-cell>
          <table:table-cell table:formula="of:=IF([$FillIn.AR22]&lt;&gt;&quot;&quot;;[$FillIn.AR22];-1)" office:value-type="float" office:value="381" calcext:value-type="float">
            <text:p>381</text:p>
          </table:table-cell>
          <table:table-cell table:formula="of:=IF([$FillIn.AS22]&lt;&gt;&quot;&quot;;[$FillIn.AS22];-1)" office:value-type="float" office:value="382" calcext:value-type="float">
            <text:p>382</text:p>
          </table:table-cell>
          <table:table-cell table:formula="of:=IF([$FillIn.AT22]&lt;&gt;&quot;&quot;;[$FillIn.AT22];-1)" office:value-type="float" office:value="383" calcext:value-type="float">
            <text:p>383</text:p>
          </table:table-cell>
          <table:table-cell table:formula="of:=IF([$FillIn.AU22]&lt;&gt;&quot;&quot;;[$FillIn.AU22];-1)" office:value-type="float" office:value="384" calcext:value-type="float">
            <text:p>384</text:p>
          </table:table-cell>
          <table:table-cell table:formula="of:=IF([$FillIn.AV22]&lt;&gt;&quot;&quot;;[$FillIn.AV22];-1)" office:value-type="float" office:value="385" calcext:value-type="float">
            <text:p>385</text:p>
          </table:table-cell>
          <table:table-cell table:formula="of:=IF([$FillIn.AW22]&lt;&gt;&quot;&quot;;[$FillIn.AW22];-1)" office:value-type="float" office:value="386" calcext:value-type="float">
            <text:p>386</text:p>
          </table:table-cell>
          <table:table-cell table:formula="of:=IF([$FillIn.AX22]&lt;&gt;&quot;&quot;;[$FillIn.AX22];-1)" office:value-type="float" office:value="-1" calcext:value-type="float">
            <text:p>-1</text:p>
          </table:table-cell>
          <table:table-cell table:formula="of:=IF([$FillIn.AY22]&lt;&gt;&quot;&quot;;[$FillIn.AY22];-1)" office:value-type="float" office:value="-1" calcext:value-type="float">
            <text:p>-1</text:p>
          </table:table-cell>
          <table:table-cell table:formula="of:=IF([$FillIn.AZ22]&lt;&gt;&quot;&quot;;[$FillIn.AZ22];-1)" office:value-type="float" office:value="-1" calcext:value-type="float">
            <text:p>-1</text:p>
          </table:table-cell>
          <table:table-cell table:formula="of:=IF([$FillIn.BA22]&lt;&gt;&quot;&quot;;[$FillIn.BA22];-1)" office:value-type="float" office:value="-1" calcext:value-type="float">
            <text:p>-1</text:p>
          </table:table-cell>
          <table:table-cell table:formula="of:=IF([$FillIn.BB22]&lt;&gt;&quot;&quot;;[$FillIn.BB22];-1)" office:value-type="float" office:value="-1" calcext:value-type="float">
            <text:p>-1</text:p>
          </table:table-cell>
          <table:table-cell table:formula="of:=IF([$FillIn.BC22]&lt;&gt;&quot;&quot;;[$FillIn.BC22];-1)" office:value-type="float" office:value="396" calcext:value-type="float">
            <text:p>396</text:p>
          </table:table-cell>
          <table:table-cell table:formula="of:=IF([$FillIn.BD22]&lt;&gt;&quot;&quot;;[$FillIn.BD22];-1)" office:value-type="float" office:value="397" calcext:value-type="float">
            <text:p>397</text:p>
          </table:table-cell>
          <table:table-cell table:formula="of:=IF([$FillIn.BE22]&lt;&gt;&quot;&quot;;[$FillIn.BE22];-1)" office:value-type="float" office:value="398" calcext:value-type="float">
            <text:p>398</text:p>
          </table:table-cell>
          <table:table-cell table:formula="of:=IF([$FillIn.BF22]&lt;&gt;&quot;&quot;;[$FillIn.BF22];-1)" office:value-type="float" office:value="399" calcext:value-type="float">
            <text:p>399</text:p>
          </table:table-cell>
          <table:table-cell table:formula="of:=IF([$FillIn.BG22]&lt;&gt;&quot;&quot;;[$FillIn.BG22];-1)" office:value-type="float" office:value="400" calcext:value-type="float">
            <text:p>400</text:p>
          </table:table-cell>
          <table:table-cell table:formula="of:=IF([$FillIn.BH22]&lt;&gt;&quot;&quot;;[$FillIn.BH22];-1)" office:value-type="float" office:value="401" calcext:value-type="float">
            <text:p>401</text:p>
          </table:table-cell>
          <table:table-cell table:formula="of:=IF([$FillIn.BI22]&lt;&gt;&quot;&quot;;[$FillIn.BI22];-1)" office:value-type="float" office:value="402" calcext:value-type="float">
            <text:p>402</text:p>
          </table:table-cell>
          <table:table-cell table:formula="of:=IF([$FillIn.BJ22]&lt;&gt;&quot;&quot;;[$FillIn.BJ22];-1)" office:value-type="float" office:value="-1" calcext:value-type="float">
            <text:p>-1</text:p>
          </table:table-cell>
          <table:table-cell table:formula="of:=IF([$FillIn.BK22]&lt;&gt;&quot;&quot;;[$FillIn.BK22];-1)" office:value-type="float" office:value="-1" calcext:value-type="float">
            <text:p>-1</text:p>
          </table:table-cell>
          <table:table-cell table:formula="of:=IF([$FillIn.BL22]&lt;&gt;&quot;&quot;;[$FillIn.BL22];-1)" office:value-type="float" office:value="-1" calcext:value-type="float">
            <text:p>-1</text:p>
          </table:table-cell>
          <table:table-cell table:formula="of:=IF([$FillIn.BM22]&lt;&gt;&quot;&quot;;[$FillIn.BM22];-1)" office:value-type="float" office:value="442" calcext:value-type="float">
            <text:p>442</text:p>
          </table:table-cell>
          <table:table-cell table:formula="of:=IF([$FillIn.BN22]&lt;&gt;&quot;&quot;;[$FillIn.BN22];-1)" office:value-type="float" office:value="443" calcext:value-type="float">
            <text:p>443</text:p>
          </table:table-cell>
          <table:table-cell table:formula="of:=IF([$FillIn.BO22]&lt;&gt;&quot;&quot;;[$FillIn.BO22];-1)" office:value-type="float" office:value="444" calcext:value-type="float">
            <text:p>444</text:p>
          </table:table-cell>
          <table:table-cell table:formula="of:=IF([$FillIn.BP22]&lt;&gt;&quot;&quot;;[$FillIn.BP22];-1)" office:value-type="float" office:value="445" calcext:value-type="float">
            <text:p>445</text:p>
          </table:table-cell>
          <table:table-cell table:formula="of:=IF([$FillIn.BQ22]&lt;&gt;&quot;&quot;;[$FillIn.BQ22];-1)" office:value-type="float" office:value="446" calcext:value-type="float">
            <text:p>446</text:p>
          </table:table-cell>
          <table:table-cell table:formula="of:=IF([$FillIn.BR22]&lt;&gt;&quot;&quot;;[$FillIn.BR22];-1)" office:value-type="float" office:value="-1" calcext:value-type="float">
            <text:p>-1</text:p>
          </table:table-cell>
          <table:table-cell table:formula="of:=IF([$FillIn.BS22]&lt;&gt;&quot;&quot;;[$FillIn.BS22];-1)" office:value-type="float" office:value="-1" calcext:value-type="float">
            <text:p>-1</text:p>
          </table:table-cell>
          <table:table-cell table:formula="of:=IF([$FillIn.BT22]&lt;&gt;&quot;&quot;;[$FillIn.BT22];-1)" office:value-type="float" office:value="-1" calcext:value-type="float">
            <text:p>-1</text:p>
          </table:table-cell>
          <table:table-cell table:formula="of:=IF([$FillIn.BU22]&lt;&gt;&quot;&quot;;[$FillIn.BU22];-1)" office:value-type="float" office:value="-1" calcext:value-type="float">
            <text:p>-1</text:p>
          </table:table-cell>
          <table:table-cell table:formula="of:=IF([$FillIn.BV22]&lt;&gt;&quot;&quot;;[$FillIn.BV22];-1)" office:value-type="float" office:value="-1" calcext:value-type="float">
            <text:p>-1</text:p>
          </table:table-cell>
          <table:table-cell table:formula="of:=IF([$FillIn.BW22]&lt;&gt;&quot;&quot;;[$FillIn.BW22];-1)" office:value-type="float" office:value="-1" calcext:value-type="float">
            <text:p>-1</text:p>
          </table:table-cell>
          <table:table-cell table:formula="of:=IF([$FillIn.BX22]&lt;&gt;&quot;&quot;;[$FillIn.BX22];-1)" office:value-type="float" office:value="-1" calcext:value-type="float">
            <text:p>-1</text:p>
          </table:table-cell>
          <table:table-cell table:formula="of:=IF([$FillIn.BY22]&lt;&gt;&quot;&quot;;[$FillIn.BY22];-1)" office:value-type="float" office:value="-1" calcext:value-type="float">
            <text:p>-1</text:p>
          </table:table-cell>
          <table:table-cell table:formula="of:=IF([$FillIn.BZ22]&lt;&gt;&quot;&quot;;[$FillIn.BZ22];-1)" office:value-type="float" office:value="-1" calcext:value-type="float">
            <text:p>-1</text:p>
          </table:table-cell>
          <table:table-cell table:formula="of:=IF([$FillIn.CA22]&lt;&gt;&quot;&quot;;[$FillIn.CA22];-1)" office:value-type="float" office:value="-1" calcext:value-type="float">
            <text:p>-1</text:p>
          </table:table-cell>
          <table:table-cell table:formula="of:=IF([$FillIn.CB22]&lt;&gt;&quot;&quot;;[$FillIn.CB22];-1)" office:value-type="float" office:value="-1" calcext:value-type="float">
            <text:p>-1</text:p>
          </table:table-cell>
          <table:table-cell table:formula="of:=IF([$FillIn.CC22]&lt;&gt;&quot;&quot;;[$FillIn.CC22];-1)" office:value-type="float" office:value="-1" calcext:value-type="float">
            <text:p>-1</text:p>
          </table:table-cell>
          <table:table-cell table:formula="of:=IF([$FillIn.CD22]&lt;&gt;&quot;&quot;;[$FillIn.CD22];-1)" office:value-type="float" office:value="-1" calcext:value-type="float">
            <text:p>-1</text:p>
          </table:table-cell>
          <table:table-cell table:formula="of:=IF([$FillIn.CE22]&lt;&gt;&quot;&quot;;[$FillIn.CE22];-1)" office:value-type="float" office:value="-1" calcext:value-type="float">
            <text:p>-1</text:p>
          </table:table-cell>
          <table:table-cell table:formula="of:=IF([$FillIn.CF22]&lt;&gt;&quot;&quot;;[$FillIn.CF22];-1)" office:value-type="float" office:value="-1" calcext:value-type="float">
            <text:p>-1</text:p>
          </table:table-cell>
          <table:table-cell table:formula="of:=IF([$FillIn.CG22]&lt;&gt;&quot;&quot;;[$FillIn.CG22];-1)" office:value-type="float" office:value="-1" calcext:value-type="float">
            <text:p>-1</text:p>
          </table:table-cell>
          <table:table-cell table:formula="of:=IF([$FillIn.CH22]&lt;&gt;&quot;&quot;;[$FillIn.CH22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3]&lt;&gt;&quot;&quot;;[$FillIn.A23];-1)" office:value-type="float" office:value="26" calcext:value-type="float">
            <text:p>26</text:p>
          </table:table-cell>
          <table:table-cell table:formula="of:=IF([$FillIn.B23]&lt;&gt;&quot;&quot;;[$FillIn.B23];-1)" office:value-type="float" office:value="-1" calcext:value-type="float">
            <text:p>-1</text:p>
          </table:table-cell>
          <table:table-cell table:formula="of:=IF([$FillIn.C23]&lt;&gt;&quot;&quot;;[$FillIn.C23];-1)" office:value-type="float" office:value="-1" calcext:value-type="float">
            <text:p>-1</text:p>
          </table:table-cell>
          <table:table-cell table:formula="of:=IF([$FillIn.D23]&lt;&gt;&quot;&quot;;[$FillIn.D23];-1)" office:value-type="float" office:value="-1" calcext:value-type="float">
            <text:p>-1</text:p>
          </table:table-cell>
          <table:table-cell table:formula="of:=IF([$FillIn.E23]&lt;&gt;&quot;&quot;;[$FillIn.E23];-1)" office:value-type="float" office:value="-1" calcext:value-type="float">
            <text:p>-1</text:p>
          </table:table-cell>
          <table:table-cell table:formula="of:=IF([$FillIn.F23]&lt;&gt;&quot;&quot;;[$FillIn.F23];-1)" office:value-type="float" office:value="-1" calcext:value-type="float">
            <text:p>-1</text:p>
          </table:table-cell>
          <table:table-cell table:formula="of:=IF([$FillIn.G23]&lt;&gt;&quot;&quot;;[$FillIn.G23];-1)" office:value-type="float" office:value="-1" calcext:value-type="float">
            <text:p>-1</text:p>
          </table:table-cell>
          <table:table-cell table:formula="of:=IF([$FillIn.H23]&lt;&gt;&quot;&quot;;[$FillIn.H23];-1)" office:value-type="float" office:value="-1" calcext:value-type="float">
            <text:p>-1</text:p>
          </table:table-cell>
          <table:table-cell table:formula="of:=IF([$FillIn.I23]&lt;&gt;&quot;&quot;;[$FillIn.I23];-1)" office:value-type="float" office:value="-1" calcext:value-type="float">
            <text:p>-1</text:p>
          </table:table-cell>
          <table:table-cell table:formula="of:=IF([$FillIn.J23]&lt;&gt;&quot;&quot;;[$FillIn.J23];-1)" office:value-type="float" office:value="-1" calcext:value-type="float">
            <text:p>-1</text:p>
          </table:table-cell>
          <table:table-cell table:formula="of:=IF([$FillIn.K23]&lt;&gt;&quot;&quot;;[$FillIn.K23];-1)" office:value-type="float" office:value="-1" calcext:value-type="float">
            <text:p>-1</text:p>
          </table:table-cell>
          <table:table-cell table:formula="of:=IF([$FillIn.L23]&lt;&gt;&quot;&quot;;[$FillIn.L23];-1)" office:value-type="float" office:value="-1" calcext:value-type="float">
            <text:p>-1</text:p>
          </table:table-cell>
          <table:table-cell table:formula="of:=IF([$FillIn.M23]&lt;&gt;&quot;&quot;;[$FillIn.M23];-1)" office:value-type="float" office:value="-1" calcext:value-type="float">
            <text:p>-1</text:p>
          </table:table-cell>
          <table:table-cell table:formula="of:=IF([$FillIn.N23]&lt;&gt;&quot;&quot;;[$FillIn.N23];-1)" office:value-type="float" office:value="-1" calcext:value-type="float">
            <text:p>-1</text:p>
          </table:table-cell>
          <table:table-cell table:formula="of:=IF([$FillIn.O23]&lt;&gt;&quot;&quot;;[$FillIn.O23];-1)" office:value-type="float" office:value="-1" calcext:value-type="float">
            <text:p>-1</text:p>
          </table:table-cell>
          <table:table-cell table:formula="of:=IF([$FillIn.P23]&lt;&gt;&quot;&quot;;[$FillIn.P23];-1)" office:value-type="float" office:value="-1" calcext:value-type="float">
            <text:p>-1</text:p>
          </table:table-cell>
          <table:table-cell table:formula="of:=IF([$FillIn.Q23]&lt;&gt;&quot;&quot;;[$FillIn.Q23];-1)" office:value-type="float" office:value="-1" calcext:value-type="float">
            <text:p>-1</text:p>
          </table:table-cell>
          <table:table-cell table:formula="of:=IF([$FillIn.R23]&lt;&gt;&quot;&quot;;[$FillIn.R23];-1)" office:value-type="float" office:value="-1" calcext:value-type="float">
            <text:p>-1</text:p>
          </table:table-cell>
          <table:table-cell table:formula="of:=IF([$FillIn.S23]&lt;&gt;&quot;&quot;;[$FillIn.S23];-1)" office:value-type="float" office:value="-1" calcext:value-type="float">
            <text:p>-1</text:p>
          </table:table-cell>
          <table:table-cell table:formula="of:=IF([$FillIn.T23]&lt;&gt;&quot;&quot;;[$FillIn.T23];-1)" office:value-type="float" office:value="-1" calcext:value-type="float">
            <text:p>-1</text:p>
          </table:table-cell>
          <table:table-cell table:formula="of:=IF([$FillIn.U23]&lt;&gt;&quot;&quot;;[$FillIn.U23];-1)" office:value-type="float" office:value="-1" calcext:value-type="float">
            <text:p>-1</text:p>
          </table:table-cell>
          <table:table-cell table:formula="of:=IF([$FillIn.V23]&lt;&gt;&quot;&quot;;[$FillIn.V23];-1)" office:value-type="float" office:value="-1" calcext:value-type="float">
            <text:p>-1</text:p>
          </table:table-cell>
          <table:table-cell table:formula="of:=IF([$FillIn.W23]&lt;&gt;&quot;&quot;;[$FillIn.W23];-1)" office:value-type="float" office:value="-1" calcext:value-type="float">
            <text:p>-1</text:p>
          </table:table-cell>
          <table:table-cell table:formula="of:=IF([$FillIn.X23]&lt;&gt;&quot;&quot;;[$FillIn.X23];-1)" office:value-type="float" office:value="-1" calcext:value-type="float">
            <text:p>-1</text:p>
          </table:table-cell>
          <table:table-cell table:formula="of:=IF([$FillIn.Y23]&lt;&gt;&quot;&quot;;[$FillIn.Y23];-1)" office:value-type="float" office:value="-1" calcext:value-type="float">
            <text:p>-1</text:p>
          </table:table-cell>
          <table:table-cell table:formula="of:=IF([$FillIn.Z23]&lt;&gt;&quot;&quot;;[$FillIn.Z23];-1)" office:value-type="float" office:value="-1" calcext:value-type="float">
            <text:p>-1</text:p>
          </table:table-cell>
          <table:table-cell table:formula="of:=IF([$FillIn.AA23]&lt;&gt;&quot;&quot;;[$FillIn.AA23];-1)" office:value-type="float" office:value="-1" calcext:value-type="float">
            <text:p>-1</text:p>
          </table:table-cell>
          <table:table-cell table:formula="of:=IF([$FillIn.AB23]&lt;&gt;&quot;&quot;;[$FillIn.AB23];-1)" office:value-type="float" office:value="-1" calcext:value-type="float">
            <text:p>-1</text:p>
          </table:table-cell>
          <table:table-cell table:formula="of:=IF([$FillIn.AC23]&lt;&gt;&quot;&quot;;[$FillIn.AC23];-1)" office:value-type="float" office:value="-1" calcext:value-type="float">
            <text:p>-1</text:p>
          </table:table-cell>
          <table:table-cell table:formula="of:=IF([$FillIn.AD23]&lt;&gt;&quot;&quot;;[$FillIn.AD23];-1)" office:value-type="float" office:value="-1" calcext:value-type="float">
            <text:p>-1</text:p>
          </table:table-cell>
          <table:table-cell table:formula="of:=IF([$FillIn.AE23]&lt;&gt;&quot;&quot;;[$FillIn.AE23];-1)" office:value-type="float" office:value="-1" calcext:value-type="float">
            <text:p>-1</text:p>
          </table:table-cell>
          <table:table-cell table:formula="of:=IF([$FillIn.AF23]&lt;&gt;&quot;&quot;;[$FillIn.AF23];-1)" office:value-type="float" office:value="-1" calcext:value-type="float">
            <text:p>-1</text:p>
          </table:table-cell>
          <table:table-cell table:formula="of:=IF([$FillIn.AG23]&lt;&gt;&quot;&quot;;[$FillIn.AG23];-1)" office:value-type="float" office:value="-1" calcext:value-type="float">
            <text:p>-1</text:p>
          </table:table-cell>
          <table:table-cell table:formula="of:=IF([$FillIn.AH23]&lt;&gt;&quot;&quot;;[$FillIn.AH23];-1)" office:value-type="float" office:value="-1" calcext:value-type="float">
            <text:p>-1</text:p>
          </table:table-cell>
          <table:table-cell table:formula="of:=IF([$FillIn.AI23]&lt;&gt;&quot;&quot;;[$FillIn.AI23];-1)" office:value-type="float" office:value="-1" calcext:value-type="float">
            <text:p>-1</text:p>
          </table:table-cell>
          <table:table-cell table:formula="of:=IF([$FillIn.AJ23]&lt;&gt;&quot;&quot;;[$FillIn.AJ23];-1)" office:value-type="float" office:value="369" calcext:value-type="float">
            <text:p>369</text:p>
          </table:table-cell>
          <table:table-cell table:formula="of:=IF([$FillIn.AK23]&lt;&gt;&quot;&quot;;[$FillIn.AK23];-1)" office:value-type="float" office:value="370" calcext:value-type="float">
            <text:p>370</text:p>
          </table:table-cell>
          <table:table-cell table:formula="of:=IF([$FillIn.AL23]&lt;&gt;&quot;&quot;;[$FillIn.AL23];-1)" office:value-type="float" office:value="-1" calcext:value-type="float">
            <text:p>-1</text:p>
          </table:table-cell>
          <table:table-cell table:formula="of:=IF([$FillIn.AM23]&lt;&gt;&quot;&quot;;[$FillIn.AM23];-1)" office:value-type="float" office:value="-1" calcext:value-type="float">
            <text:p>-1</text:p>
          </table:table-cell>
          <table:table-cell table:formula="of:=IF([$FillIn.AN23]&lt;&gt;&quot;&quot;;[$FillIn.AN23];-1)" office:value-type="float" office:value="-1" calcext:value-type="float">
            <text:p>-1</text:p>
          </table:table-cell>
          <table:table-cell table:formula="of:=IF([$FillIn.AO23]&lt;&gt;&quot;&quot;;[$FillIn.AO23];-1)" office:value-type="float" office:value="-1" calcext:value-type="float">
            <text:p>-1</text:p>
          </table:table-cell>
          <table:table-cell table:formula="of:=IF([$FillIn.AP23]&lt;&gt;&quot;&quot;;[$FillIn.AP23];-1)" office:value-type="float" office:value="378" calcext:value-type="float">
            <text:p>378</text:p>
          </table:table-cell>
          <table:table-cell table:formula="of:=IF([$FillIn.AQ23]&lt;&gt;&quot;&quot;;[$FillIn.AQ23];-1)" office:value-type="float" office:value="379" calcext:value-type="float">
            <text:p>379</text:p>
          </table:table-cell>
          <table:table-cell table:formula="of:=IF([$FillIn.AR23]&lt;&gt;&quot;&quot;;[$FillIn.AR23];-1)" office:value-type="float" office:value="-1" calcext:value-type="float">
            <text:p>-1</text:p>
          </table:table-cell>
          <table:table-cell table:formula="of:=IF([$FillIn.AS23]&lt;&gt;&quot;&quot;;[$FillIn.AS23];-1)" office:value-type="float" office:value="-1" calcext:value-type="float">
            <text:p>-1</text:p>
          </table:table-cell>
          <table:table-cell table:formula="of:=IF([$FillIn.AT23]&lt;&gt;&quot;&quot;;[$FillIn.AT23];-1)" office:value-type="float" office:value="-1" calcext:value-type="float">
            <text:p>-1</text:p>
          </table:table-cell>
          <table:table-cell table:formula="of:=IF([$FillIn.AU23]&lt;&gt;&quot;&quot;;[$FillIn.AU23];-1)" office:value-type="float" office:value="-1" calcext:value-type="float">
            <text:p>-1</text:p>
          </table:table-cell>
          <table:table-cell table:formula="of:=IF([$FillIn.AV23]&lt;&gt;&quot;&quot;;[$FillIn.AV23];-1)" office:value-type="float" office:value="-1" calcext:value-type="float">
            <text:p>-1</text:p>
          </table:table-cell>
          <table:table-cell table:formula="of:=IF([$FillIn.AW23]&lt;&gt;&quot;&quot;;[$FillIn.AW23];-1)" office:value-type="float" office:value="-1" calcext:value-type="float">
            <text:p>-1</text:p>
          </table:table-cell>
          <table:table-cell table:formula="of:=IF([$FillIn.AX23]&lt;&gt;&quot;&quot;;[$FillIn.AX23];-1)" office:value-type="float" office:value="387" calcext:value-type="float">
            <text:p>387</text:p>
          </table:table-cell>
          <table:table-cell table:formula="of:=IF([$FillIn.AY23]&lt;&gt;&quot;&quot;;[$FillIn.AY23];-1)" office:value-type="float" office:value="-1" calcext:value-type="float">
            <text:p>-1</text:p>
          </table:table-cell>
          <table:table-cell table:formula="of:=IF([$FillIn.AZ23]&lt;&gt;&quot;&quot;;[$FillIn.AZ23];-1)" office:value-type="float" office:value="-1" calcext:value-type="float">
            <text:p>-1</text:p>
          </table:table-cell>
          <table:table-cell table:formula="of:=IF([$FillIn.BA23]&lt;&gt;&quot;&quot;;[$FillIn.BA23];-1)" office:value-type="float" office:value="-1" calcext:value-type="float">
            <text:p>-1</text:p>
          </table:table-cell>
          <table:table-cell table:formula="of:=IF([$FillIn.BB23]&lt;&gt;&quot;&quot;;[$FillIn.BB23];-1)" office:value-type="float" office:value="394" calcext:value-type="float">
            <text:p>394</text:p>
          </table:table-cell>
          <table:table-cell table:formula="of:=IF([$FillIn.BC23]&lt;&gt;&quot;&quot;;[$FillIn.BC23];-1)" office:value-type="float" office:value="395" calcext:value-type="float">
            <text:p>395</text:p>
          </table:table-cell>
          <table:table-cell table:formula="of:=IF([$FillIn.BD23]&lt;&gt;&quot;&quot;;[$FillIn.BD23];-1)" office:value-type="float" office:value="-1" calcext:value-type="float">
            <text:p>-1</text:p>
          </table:table-cell>
          <table:table-cell table:formula="of:=IF([$FillIn.BE23]&lt;&gt;&quot;&quot;;[$FillIn.BE23];-1)" office:value-type="float" office:value="-1" calcext:value-type="float">
            <text:p>-1</text:p>
          </table:table-cell>
          <table:table-cell table:formula="of:=IF([$FillIn.BF23]&lt;&gt;&quot;&quot;;[$FillIn.BF23];-1)" office:value-type="float" office:value="-1" calcext:value-type="float">
            <text:p>-1</text:p>
          </table:table-cell>
          <table:table-cell table:formula="of:=IF([$FillIn.BG23]&lt;&gt;&quot;&quot;;[$FillIn.BG23];-1)" office:value-type="float" office:value="-1" calcext:value-type="float">
            <text:p>-1</text:p>
          </table:table-cell>
          <table:table-cell table:formula="of:=IF([$FillIn.BH23]&lt;&gt;&quot;&quot;;[$FillIn.BH23];-1)" office:value-type="float" office:value="-1" calcext:value-type="float">
            <text:p>-1</text:p>
          </table:table-cell>
          <table:table-cell table:formula="of:=IF([$FillIn.BI23]&lt;&gt;&quot;&quot;;[$FillIn.BI23];-1)" office:value-type="float" office:value="-1" calcext:value-type="float">
            <text:p>-1</text:p>
          </table:table-cell>
          <table:table-cell table:formula="of:=IF([$FillIn.BJ23]&lt;&gt;&quot;&quot;;[$FillIn.BJ23];-1)" office:value-type="float" office:value="403" calcext:value-type="float">
            <text:p>403</text:p>
          </table:table-cell>
          <table:table-cell table:formula="of:=IF([$FillIn.BK23]&lt;&gt;&quot;&quot;;[$FillIn.BK23];-1)" office:value-type="float" office:value="-1" calcext:value-type="float">
            <text:p>-1</text:p>
          </table:table-cell>
          <table:table-cell table:formula="of:=IF([$FillIn.BL23]&lt;&gt;&quot;&quot;;[$FillIn.BL23];-1)" office:value-type="float" office:value="440" calcext:value-type="float">
            <text:p>440</text:p>
          </table:table-cell>
          <table:table-cell table:formula="of:=IF([$FillIn.BM23]&lt;&gt;&quot;&quot;;[$FillIn.BM23];-1)" office:value-type="float" office:value="441" calcext:value-type="float">
            <text:p>441</text:p>
          </table:table-cell>
          <table:table-cell table:formula="of:=IF([$FillIn.BN23]&lt;&gt;&quot;&quot;;[$FillIn.BN23];-1)" office:value-type="float" office:value="-1" calcext:value-type="float">
            <text:p>-1</text:p>
          </table:table-cell>
          <table:table-cell table:formula="of:=IF([$FillIn.BO23]&lt;&gt;&quot;&quot;;[$FillIn.BO23];-1)" office:value-type="float" office:value="-1" calcext:value-type="float">
            <text:p>-1</text:p>
          </table:table-cell>
          <table:table-cell table:formula="of:=IF([$FillIn.BP23]&lt;&gt;&quot;&quot;;[$FillIn.BP23];-1)" office:value-type="float" office:value="-1" calcext:value-type="float">
            <text:p>-1</text:p>
          </table:table-cell>
          <table:table-cell table:formula="of:=IF([$FillIn.BQ23]&lt;&gt;&quot;&quot;;[$FillIn.BQ23];-1)" office:value-type="float" office:value="447" calcext:value-type="float">
            <text:p>447</text:p>
          </table:table-cell>
          <table:table-cell table:formula="of:=IF([$FillIn.BR23]&lt;&gt;&quot;&quot;;[$FillIn.BR23];-1)" office:value-type="float" office:value="448" calcext:value-type="float">
            <text:p>448</text:p>
          </table:table-cell>
          <table:table-cell table:formula="of:=IF([$FillIn.BS23]&lt;&gt;&quot;&quot;;[$FillIn.BS23];-1)" office:value-type="float" office:value="-1" calcext:value-type="float">
            <text:p>-1</text:p>
          </table:table-cell>
          <table:table-cell table:formula="of:=IF([$FillIn.BT23]&lt;&gt;&quot;&quot;;[$FillIn.BT23];-1)" office:value-type="float" office:value="-1" calcext:value-type="float">
            <text:p>-1</text:p>
          </table:table-cell>
          <table:table-cell table:formula="of:=IF([$FillIn.BU23]&lt;&gt;&quot;&quot;;[$FillIn.BU23];-1)" office:value-type="float" office:value="-1" calcext:value-type="float">
            <text:p>-1</text:p>
          </table:table-cell>
          <table:table-cell table:formula="of:=IF([$FillIn.BV23]&lt;&gt;&quot;&quot;;[$FillIn.BV23];-1)" office:value-type="float" office:value="-1" calcext:value-type="float">
            <text:p>-1</text:p>
          </table:table-cell>
          <table:table-cell table:formula="of:=IF([$FillIn.BW23]&lt;&gt;&quot;&quot;;[$FillIn.BW23];-1)" office:value-type="float" office:value="-1" calcext:value-type="float">
            <text:p>-1</text:p>
          </table:table-cell>
          <table:table-cell table:formula="of:=IF([$FillIn.BX23]&lt;&gt;&quot;&quot;;[$FillIn.BX23];-1)" office:value-type="float" office:value="-1" calcext:value-type="float">
            <text:p>-1</text:p>
          </table:table-cell>
          <table:table-cell table:formula="of:=IF([$FillIn.BY23]&lt;&gt;&quot;&quot;;[$FillIn.BY23];-1)" office:value-type="float" office:value="-1" calcext:value-type="float">
            <text:p>-1</text:p>
          </table:table-cell>
          <table:table-cell table:formula="of:=IF([$FillIn.BZ23]&lt;&gt;&quot;&quot;;[$FillIn.BZ23];-1)" office:value-type="float" office:value="-1" calcext:value-type="float">
            <text:p>-1</text:p>
          </table:table-cell>
          <table:table-cell table:formula="of:=IF([$FillIn.CA23]&lt;&gt;&quot;&quot;;[$FillIn.CA23];-1)" office:value-type="float" office:value="-1" calcext:value-type="float">
            <text:p>-1</text:p>
          </table:table-cell>
          <table:table-cell table:formula="of:=IF([$FillIn.CB23]&lt;&gt;&quot;&quot;;[$FillIn.CB23];-1)" office:value-type="float" office:value="-1" calcext:value-type="float">
            <text:p>-1</text:p>
          </table:table-cell>
          <table:table-cell table:formula="of:=IF([$FillIn.CC23]&lt;&gt;&quot;&quot;;[$FillIn.CC23];-1)" office:value-type="float" office:value="-1" calcext:value-type="float">
            <text:p>-1</text:p>
          </table:table-cell>
          <table:table-cell table:formula="of:=IF([$FillIn.CD23]&lt;&gt;&quot;&quot;;[$FillIn.CD23];-1)" office:value-type="float" office:value="-1" calcext:value-type="float">
            <text:p>-1</text:p>
          </table:table-cell>
          <table:table-cell table:formula="of:=IF([$FillIn.CE23]&lt;&gt;&quot;&quot;;[$FillIn.CE23];-1)" office:value-type="float" office:value="-1" calcext:value-type="float">
            <text:p>-1</text:p>
          </table:table-cell>
          <table:table-cell table:formula="of:=IF([$FillIn.CF23]&lt;&gt;&quot;&quot;;[$FillIn.CF23];-1)" office:value-type="float" office:value="-1" calcext:value-type="float">
            <text:p>-1</text:p>
          </table:table-cell>
          <table:table-cell table:formula="of:=IF([$FillIn.CG23]&lt;&gt;&quot;&quot;;[$FillIn.CG23];-1)" office:value-type="float" office:value="-1" calcext:value-type="float">
            <text:p>-1</text:p>
          </table:table-cell>
          <table:table-cell table:formula="of:=IF([$FillIn.CH23]&lt;&gt;&quot;&quot;;[$FillIn.CH23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4]&lt;&gt;&quot;&quot;;[$FillIn.A24];-1)" office:value-type="float" office:value="25" calcext:value-type="float">
            <text:p>25</text:p>
          </table:table-cell>
          <table:table-cell table:formula="of:=IF([$FillIn.B24]&lt;&gt;&quot;&quot;;[$FillIn.B24];-1)" office:value-type="float" office:value="-1" calcext:value-type="float">
            <text:p>-1</text:p>
          </table:table-cell>
          <table:table-cell table:formula="of:=IF([$FillIn.C24]&lt;&gt;&quot;&quot;;[$FillIn.C24];-1)" office:value-type="float" office:value="262" calcext:value-type="float">
            <text:p>262</text:p>
          </table:table-cell>
          <table:table-cell table:formula="of:=IF([$FillIn.D24]&lt;&gt;&quot;&quot;;[$FillIn.D24];-1)" office:value-type="float" office:value="-1" calcext:value-type="float">
            <text:p>-1</text:p>
          </table:table-cell>
          <table:table-cell table:formula="of:=IF([$FillIn.E24]&lt;&gt;&quot;&quot;;[$FillIn.E24];-1)" office:value-type="float" office:value="-1" calcext:value-type="float">
            <text:p>-1</text:p>
          </table:table-cell>
          <table:table-cell table:formula="of:=IF([$FillIn.F24]&lt;&gt;&quot;&quot;;[$FillIn.F24];-1)" office:value-type="float" office:value="260" calcext:value-type="float">
            <text:p>260</text:p>
          </table:table-cell>
          <table:table-cell table:formula="of:=IF([$FillIn.G24]&lt;&gt;&quot;&quot;;[$FillIn.G24];-1)" office:value-type="float" office:value="-1" calcext:value-type="float">
            <text:p>-1</text:p>
          </table:table-cell>
          <table:table-cell table:formula="of:=IF([$FillIn.H24]&lt;&gt;&quot;&quot;;[$FillIn.H24];-1)" office:value-type="float" office:value="-1" calcext:value-type="float">
            <text:p>-1</text:p>
          </table:table-cell>
          <table:table-cell table:formula="of:=IF([$FillIn.I24]&lt;&gt;&quot;&quot;;[$FillIn.I24];-1)" office:value-type="float" office:value="-1" calcext:value-type="float">
            <text:p>-1</text:p>
          </table:table-cell>
          <table:table-cell table:formula="of:=IF([$FillIn.J24]&lt;&gt;&quot;&quot;;[$FillIn.J24];-1)" office:value-type="float" office:value="-1" calcext:value-type="float">
            <text:p>-1</text:p>
          </table:table-cell>
          <table:table-cell table:formula="of:=IF([$FillIn.K24]&lt;&gt;&quot;&quot;;[$FillIn.K24];-1)" office:value-type="float" office:value="-1" calcext:value-type="float">
            <text:p>-1</text:p>
          </table:table-cell>
          <table:table-cell table:formula="of:=IF([$FillIn.L24]&lt;&gt;&quot;&quot;;[$FillIn.L24];-1)" office:value-type="float" office:value="-1" calcext:value-type="float">
            <text:p>-1</text:p>
          </table:table-cell>
          <table:table-cell table:formula="of:=IF([$FillIn.M24]&lt;&gt;&quot;&quot;;[$FillIn.M24];-1)" office:value-type="float" office:value="238" calcext:value-type="float">
            <text:p>238</text:p>
          </table:table-cell>
          <table:table-cell table:formula="of:=IF([$FillIn.N24]&lt;&gt;&quot;&quot;;[$FillIn.N24];-1)" office:value-type="float" office:value="-1" calcext:value-type="float">
            <text:p>-1</text:p>
          </table:table-cell>
          <table:table-cell table:formula="of:=IF([$FillIn.O24]&lt;&gt;&quot;&quot;;[$FillIn.O24];-1)" office:value-type="float" office:value="-1" calcext:value-type="float">
            <text:p>-1</text:p>
          </table:table-cell>
          <table:table-cell table:formula="of:=IF([$FillIn.P24]&lt;&gt;&quot;&quot;;[$FillIn.P24];-1)" office:value-type="float" office:value="-1" calcext:value-type="float">
            <text:p>-1</text:p>
          </table:table-cell>
          <table:table-cell table:formula="of:=IF([$FillIn.Q24]&lt;&gt;&quot;&quot;;[$FillIn.Q24];-1)" office:value-type="float" office:value="249" calcext:value-type="float">
            <text:p>249</text:p>
          </table:table-cell>
          <table:table-cell table:formula="of:=IF([$FillIn.R24]&lt;&gt;&quot;&quot;;[$FillIn.R24];-1)" office:value-type="float" office:value="-1" calcext:value-type="float">
            <text:p>-1</text:p>
          </table:table-cell>
          <table:table-cell table:formula="of:=IF([$FillIn.S24]&lt;&gt;&quot;&quot;;[$FillIn.S24];-1)" office:value-type="float" office:value="179" calcext:value-type="float">
            <text:p>179</text:p>
          </table:table-cell>
          <table:table-cell table:formula="of:=IF([$FillIn.T24]&lt;&gt;&quot;&quot;;[$FillIn.T24];-1)" office:value-type="float" office:value="-1" calcext:value-type="float">
            <text:p>-1</text:p>
          </table:table-cell>
          <table:table-cell table:formula="of:=IF([$FillIn.U24]&lt;&gt;&quot;&quot;;[$FillIn.U24];-1)" office:value-type="float" office:value="-1" calcext:value-type="float">
            <text:p>-1</text:p>
          </table:table-cell>
          <table:table-cell table:formula="of:=IF([$FillIn.V24]&lt;&gt;&quot;&quot;;[$FillIn.V24];-1)" office:value-type="float" office:value="203" calcext:value-type="float">
            <text:p>203</text:p>
          </table:table-cell>
          <table:table-cell table:formula="of:=IF([$FillIn.W24]&lt;&gt;&quot;&quot;;[$FillIn.W24];-1)" office:value-type="float" office:value="-1" calcext:value-type="float">
            <text:p>-1</text:p>
          </table:table-cell>
          <table:table-cell table:formula="of:=IF([$FillIn.X24]&lt;&gt;&quot;&quot;;[$FillIn.X24];-1)" office:value-type="float" office:value="-1" calcext:value-type="float">
            <text:p>-1</text:p>
          </table:table-cell>
          <table:table-cell table:formula="of:=IF([$FillIn.Y24]&lt;&gt;&quot;&quot;;[$FillIn.Y24];-1)" office:value-type="float" office:value="208" calcext:value-type="float">
            <text:p>208</text:p>
          </table:table-cell>
          <table:table-cell table:formula="of:=IF([$FillIn.Z24]&lt;&gt;&quot;&quot;;[$FillIn.Z24];-1)" office:value-type="float" office:value="-1" calcext:value-type="float">
            <text:p>-1</text:p>
          </table:table-cell>
          <table:table-cell table:formula="of:=IF([$FillIn.AA24]&lt;&gt;&quot;&quot;;[$FillIn.AA24];-1)" office:value-type="float" office:value="-1" calcext:value-type="float">
            <text:p>-1</text:p>
          </table:table-cell>
          <table:table-cell table:formula="of:=IF([$FillIn.AB24]&lt;&gt;&quot;&quot;;[$FillIn.AB24];-1)" office:value-type="float" office:value="-1" calcext:value-type="float">
            <text:p>-1</text:p>
          </table:table-cell>
          <table:table-cell table:formula="of:=IF([$FillIn.AC24]&lt;&gt;&quot;&quot;;[$FillIn.AC24];-1)" office:value-type="float" office:value="169" calcext:value-type="float">
            <text:p>169</text:p>
          </table:table-cell>
          <table:table-cell table:formula="of:=IF([$FillIn.AD24]&lt;&gt;&quot;&quot;;[$FillIn.AD24];-1)" office:value-type="float" office:value="-1" calcext:value-type="float">
            <text:p>-1</text:p>
          </table:table-cell>
          <table:table-cell table:formula="of:=IF([$FillIn.AE24]&lt;&gt;&quot;&quot;;[$FillIn.AE24];-1)" office:value-type="float" office:value="-1" calcext:value-type="float">
            <text:p>-1</text:p>
          </table:table-cell>
          <table:table-cell table:formula="of:=IF([$FillIn.AF24]&lt;&gt;&quot;&quot;;[$FillIn.AF24];-1)" office:value-type="float" office:value="-1" calcext:value-type="float">
            <text:p>-1</text:p>
          </table:table-cell>
          <table:table-cell table:formula="of:=IF([$FillIn.AG24]&lt;&gt;&quot;&quot;;[$FillIn.AG24];-1)" office:value-type="float" office:value="-1" calcext:value-type="float">
            <text:p>-1</text:p>
          </table:table-cell>
          <table:table-cell table:formula="of:=IF([$FillIn.AH24]&lt;&gt;&quot;&quot;;[$FillIn.AH24];-1)" office:value-type="float" office:value="-1" calcext:value-type="float">
            <text:p>-1</text:p>
          </table:table-cell>
          <table:table-cell table:formula="of:=IF([$FillIn.AI24]&lt;&gt;&quot;&quot;;[$FillIn.AI24];-1)" office:value-type="float" office:value="-1" calcext:value-type="float">
            <text:p>-1</text:p>
          </table:table-cell>
          <table:table-cell table:formula="of:=IF([$FillIn.AJ24]&lt;&gt;&quot;&quot;;[$FillIn.AJ24];-1)" office:value-type="float" office:value="-1" calcext:value-type="float">
            <text:p>-1</text:p>
          </table:table-cell>
          <table:table-cell table:formula="of:=IF([$FillIn.AK24]&lt;&gt;&quot;&quot;;[$FillIn.AK24];-1)" office:value-type="float" office:value="371" calcext:value-type="float">
            <text:p>371</text:p>
          </table:table-cell>
          <table:table-cell table:formula="of:=IF([$FillIn.AL24]&lt;&gt;&quot;&quot;;[$FillIn.AL24];-1)" office:value-type="float" office:value="-1" calcext:value-type="float">
            <text:p>-1</text:p>
          </table:table-cell>
          <table:table-cell table:formula="of:=IF([$FillIn.AM24]&lt;&gt;&quot;&quot;;[$FillIn.AM24];-1)" office:value-type="float" office:value="-1" calcext:value-type="float">
            <text:p>-1</text:p>
          </table:table-cell>
          <table:table-cell table:formula="of:=IF([$FillIn.AN24]&lt;&gt;&quot;&quot;;[$FillIn.AN24];-1)" office:value-type="float" office:value="-1" calcext:value-type="float">
            <text:p>-1</text:p>
          </table:table-cell>
          <table:table-cell table:formula="of:=IF([$FillIn.AO24]&lt;&gt;&quot;&quot;;[$FillIn.AO24];-1)" office:value-type="float" office:value="-1" calcext:value-type="float">
            <text:p>-1</text:p>
          </table:table-cell>
          <table:table-cell table:formula="of:=IF([$FillIn.AP24]&lt;&gt;&quot;&quot;;[$FillIn.AP24];-1)" office:value-type="float" office:value="377" calcext:value-type="float">
            <text:p>377</text:p>
          </table:table-cell>
          <table:table-cell table:formula="of:=IF([$FillIn.AQ24]&lt;&gt;&quot;&quot;;[$FillIn.AQ24];-1)" office:value-type="float" office:value="-1" calcext:value-type="float">
            <text:p>-1</text:p>
          </table:table-cell>
          <table:table-cell table:formula="of:=IF([$FillIn.AR24]&lt;&gt;&quot;&quot;;[$FillIn.AR24];-1)" office:value-type="float" office:value="-1" calcext:value-type="float">
            <text:p>-1</text:p>
          </table:table-cell>
          <table:table-cell table:formula="of:=IF([$FillIn.AS24]&lt;&gt;&quot;&quot;;[$FillIn.AS24];-1)" office:value-type="float" office:value="-1" calcext:value-type="float">
            <text:p>-1</text:p>
          </table:table-cell>
          <table:table-cell table:formula="of:=IF([$FillIn.AT24]&lt;&gt;&quot;&quot;;[$FillIn.AT24];-1)" office:value-type="float" office:value="-1" calcext:value-type="float">
            <text:p>-1</text:p>
          </table:table-cell>
          <table:table-cell table:formula="of:=IF([$FillIn.AU24]&lt;&gt;&quot;&quot;;[$FillIn.AU24];-1)" office:value-type="float" office:value="-1" calcext:value-type="float">
            <text:p>-1</text:p>
          </table:table-cell>
          <table:table-cell table:formula="of:=IF([$FillIn.AV24]&lt;&gt;&quot;&quot;;[$FillIn.AV24];-1)" office:value-type="float" office:value="-1" calcext:value-type="float">
            <text:p>-1</text:p>
          </table:table-cell>
          <table:table-cell table:formula="of:=IF([$FillIn.AW24]&lt;&gt;&quot;&quot;;[$FillIn.AW24];-1)" office:value-type="float" office:value="-1" calcext:value-type="float">
            <text:p>-1</text:p>
          </table:table-cell>
          <table:table-cell table:formula="of:=IF([$FillIn.AX24]&lt;&gt;&quot;&quot;;[$FillIn.AX24];-1)" office:value-type="float" office:value="388" calcext:value-type="float">
            <text:p>388</text:p>
          </table:table-cell>
          <table:table-cell table:formula="of:=IF([$FillIn.AY24]&lt;&gt;&quot;&quot;;[$FillIn.AY24];-1)" office:value-type="float" office:value="-1" calcext:value-type="float">
            <text:p>-1</text:p>
          </table:table-cell>
          <table:table-cell table:formula="of:=IF([$FillIn.AZ24]&lt;&gt;&quot;&quot;;[$FillIn.AZ24];-1)" office:value-type="float" office:value="-1" calcext:value-type="float">
            <text:p>-1</text:p>
          </table:table-cell>
          <table:table-cell table:formula="of:=IF([$FillIn.BA24]&lt;&gt;&quot;&quot;;[$FillIn.BA24];-1)" office:value-type="float" office:value="392" calcext:value-type="float">
            <text:p>392</text:p>
          </table:table-cell>
          <table:table-cell table:formula="of:=IF([$FillIn.BB24]&lt;&gt;&quot;&quot;;[$FillIn.BB24];-1)" office:value-type="float" office:value="393" calcext:value-type="float">
            <text:p>393</text:p>
          </table:table-cell>
          <table:table-cell table:formula="of:=IF([$FillIn.BC24]&lt;&gt;&quot;&quot;;[$FillIn.BC24];-1)" office:value-type="float" office:value="-1" calcext:value-type="float">
            <text:p>-1</text:p>
          </table:table-cell>
          <table:table-cell table:formula="of:=IF([$FillIn.BD24]&lt;&gt;&quot;&quot;;[$FillIn.BD24];-1)" office:value-type="float" office:value="-1" calcext:value-type="float">
            <text:p>-1</text:p>
          </table:table-cell>
          <table:table-cell table:formula="of:=IF([$FillIn.BE24]&lt;&gt;&quot;&quot;;[$FillIn.BE24];-1)" office:value-type="float" office:value="-1" calcext:value-type="float">
            <text:p>-1</text:p>
          </table:table-cell>
          <table:table-cell table:formula="of:=IF([$FillIn.BF24]&lt;&gt;&quot;&quot;;[$FillIn.BF24];-1)" office:value-type="float" office:value="-1" calcext:value-type="float">
            <text:p>-1</text:p>
          </table:table-cell>
          <table:table-cell table:formula="of:=IF([$FillIn.BG24]&lt;&gt;&quot;&quot;;[$FillIn.BG24];-1)" office:value-type="float" office:value="-1" calcext:value-type="float">
            <text:p>-1</text:p>
          </table:table-cell>
          <table:table-cell table:formula="of:=IF([$FillIn.BH24]&lt;&gt;&quot;&quot;;[$FillIn.BH24];-1)" office:value-type="float" office:value="-1" calcext:value-type="float">
            <text:p>-1</text:p>
          </table:table-cell>
          <table:table-cell table:formula="of:=IF([$FillIn.BI24]&lt;&gt;&quot;&quot;;[$FillIn.BI24];-1)" office:value-type="float" office:value="-1" calcext:value-type="float">
            <text:p>-1</text:p>
          </table:table-cell>
          <table:table-cell table:formula="of:=IF([$FillIn.BJ24]&lt;&gt;&quot;&quot;;[$FillIn.BJ24];-1)" office:value-type="float" office:value="-1" calcext:value-type="float">
            <text:p>-1</text:p>
          </table:table-cell>
          <table:table-cell table:formula="of:=IF([$FillIn.BK24]&lt;&gt;&quot;&quot;;[$FillIn.BK24];-1)" office:value-type="float" office:value="438" calcext:value-type="float">
            <text:p>438</text:p>
          </table:table-cell>
          <table:table-cell table:formula="of:=IF([$FillIn.BL24]&lt;&gt;&quot;&quot;;[$FillIn.BL24];-1)" office:value-type="float" office:value="439" calcext:value-type="float">
            <text:p>439</text:p>
          </table:table-cell>
          <table:table-cell table:formula="of:=IF([$FillIn.BM24]&lt;&gt;&quot;&quot;;[$FillIn.BM24];-1)" office:value-type="float" office:value="-1" calcext:value-type="float">
            <text:p>-1</text:p>
          </table:table-cell>
          <table:table-cell table:formula="of:=IF([$FillIn.BN24]&lt;&gt;&quot;&quot;;[$FillIn.BN24];-1)" office:value-type="float" office:value="-1" calcext:value-type="float">
            <text:p>-1</text:p>
          </table:table-cell>
          <table:table-cell table:formula="of:=IF([$FillIn.BO24]&lt;&gt;&quot;&quot;;[$FillIn.BO24];-1)" office:value-type="float" office:value="-1" calcext:value-type="float">
            <text:p>-1</text:p>
          </table:table-cell>
          <table:table-cell table:formula="of:=IF([$FillIn.BP24]&lt;&gt;&quot;&quot;;[$FillIn.BP24];-1)" office:value-type="float" office:value="-1" calcext:value-type="float">
            <text:p>-1</text:p>
          </table:table-cell>
          <table:table-cell table:formula="of:=IF([$FillIn.BQ24]&lt;&gt;&quot;&quot;;[$FillIn.BQ24];-1)" office:value-type="float" office:value="-1" calcext:value-type="float">
            <text:p>-1</text:p>
          </table:table-cell>
          <table:table-cell table:formula="of:=IF([$FillIn.BR24]&lt;&gt;&quot;&quot;;[$FillIn.BR24];-1)" office:value-type="float" office:value="449" calcext:value-type="float">
            <text:p>449</text:p>
          </table:table-cell>
          <table:table-cell table:formula="of:=IF([$FillIn.BS24]&lt;&gt;&quot;&quot;;[$FillIn.BS24];-1)" office:value-type="float" office:value="450" calcext:value-type="float">
            <text:p>450</text:p>
          </table:table-cell>
          <table:table-cell table:formula="of:=IF([$FillIn.BT24]&lt;&gt;&quot;&quot;;[$FillIn.BT24];-1)" office:value-type="float" office:value="-1" calcext:value-type="float">
            <text:p>-1</text:p>
          </table:table-cell>
          <table:table-cell table:formula="of:=IF([$FillIn.BU24]&lt;&gt;&quot;&quot;;[$FillIn.BU24];-1)" office:value-type="float" office:value="-1" calcext:value-type="float">
            <text:p>-1</text:p>
          </table:table-cell>
          <table:table-cell table:formula="of:=IF([$FillIn.BV24]&lt;&gt;&quot;&quot;;[$FillIn.BV24];-1)" office:value-type="float" office:value="-1" calcext:value-type="float">
            <text:p>-1</text:p>
          </table:table-cell>
          <table:table-cell table:formula="of:=IF([$FillIn.BW24]&lt;&gt;&quot;&quot;;[$FillIn.BW24];-1)" office:value-type="float" office:value="-1" calcext:value-type="float">
            <text:p>-1</text:p>
          </table:table-cell>
          <table:table-cell table:formula="of:=IF([$FillIn.BX24]&lt;&gt;&quot;&quot;;[$FillIn.BX24];-1)" office:value-type="float" office:value="-1" calcext:value-type="float">
            <text:p>-1</text:p>
          </table:table-cell>
          <table:table-cell table:formula="of:=IF([$FillIn.BY24]&lt;&gt;&quot;&quot;;[$FillIn.BY24];-1)" office:value-type="float" office:value="-1" calcext:value-type="float">
            <text:p>-1</text:p>
          </table:table-cell>
          <table:table-cell table:formula="of:=IF([$FillIn.BZ24]&lt;&gt;&quot;&quot;;[$FillIn.BZ24];-1)" office:value-type="float" office:value="-1" calcext:value-type="float">
            <text:p>-1</text:p>
          </table:table-cell>
          <table:table-cell table:formula="of:=IF([$FillIn.CA24]&lt;&gt;&quot;&quot;;[$FillIn.CA24];-1)" office:value-type="float" office:value="-1" calcext:value-type="float">
            <text:p>-1</text:p>
          </table:table-cell>
          <table:table-cell table:formula="of:=IF([$FillIn.CB24]&lt;&gt;&quot;&quot;;[$FillIn.CB24];-1)" office:value-type="float" office:value="-1" calcext:value-type="float">
            <text:p>-1</text:p>
          </table:table-cell>
          <table:table-cell table:formula="of:=IF([$FillIn.CC24]&lt;&gt;&quot;&quot;;[$FillIn.CC24];-1)" office:value-type="float" office:value="-1" calcext:value-type="float">
            <text:p>-1</text:p>
          </table:table-cell>
          <table:table-cell table:formula="of:=IF([$FillIn.CD24]&lt;&gt;&quot;&quot;;[$FillIn.CD24];-1)" office:value-type="float" office:value="-1" calcext:value-type="float">
            <text:p>-1</text:p>
          </table:table-cell>
          <table:table-cell table:formula="of:=IF([$FillIn.CE24]&lt;&gt;&quot;&quot;;[$FillIn.CE24];-1)" office:value-type="float" office:value="-1" calcext:value-type="float">
            <text:p>-1</text:p>
          </table:table-cell>
          <table:table-cell table:formula="of:=IF([$FillIn.CF24]&lt;&gt;&quot;&quot;;[$FillIn.CF24];-1)" office:value-type="float" office:value="-1" calcext:value-type="float">
            <text:p>-1</text:p>
          </table:table-cell>
          <table:table-cell table:formula="of:=IF([$FillIn.CG24]&lt;&gt;&quot;&quot;;[$FillIn.CG24];-1)" office:value-type="float" office:value="-1" calcext:value-type="float">
            <text:p>-1</text:p>
          </table:table-cell>
          <table:table-cell table:formula="of:=IF([$FillIn.CH24]&lt;&gt;&quot;&quot;;[$FillIn.CH24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5]&lt;&gt;&quot;&quot;;[$FillIn.A25];-1)" office:value-type="float" office:value="24" calcext:value-type="float">
            <text:p>24</text:p>
          </table:table-cell>
          <table:table-cell table:formula="of:=IF([$FillIn.B25]&lt;&gt;&quot;&quot;;[$FillIn.B25];-1)" office:value-type="float" office:value="-1" calcext:value-type="float">
            <text:p>-1</text:p>
          </table:table-cell>
          <table:table-cell table:formula="of:=IF([$FillIn.C25]&lt;&gt;&quot;&quot;;[$FillIn.C25];-1)" office:value-type="float" office:value="-1" calcext:value-type="float">
            <text:p>-1</text:p>
          </table:table-cell>
          <table:table-cell table:formula="of:=IF([$FillIn.D25]&lt;&gt;&quot;&quot;;[$FillIn.D25];-1)" office:value-type="float" office:value="-1" calcext:value-type="float">
            <text:p>-1</text:p>
          </table:table-cell>
          <table:table-cell table:formula="of:=IF([$FillIn.E25]&lt;&gt;&quot;&quot;;[$FillIn.E25];-1)" office:value-type="float" office:value="261" calcext:value-type="float">
            <text:p>261</text:p>
          </table:table-cell>
          <table:table-cell table:formula="of:=IF([$FillIn.F25]&lt;&gt;&quot;&quot;;[$FillIn.F25];-1)" office:value-type="float" office:value="-1" calcext:value-type="float">
            <text:p>-1</text:p>
          </table:table-cell>
          <table:table-cell table:formula="of:=IF([$FillIn.G25]&lt;&gt;&quot;&quot;;[$FillIn.G25];-1)" office:value-type="float" office:value="-1" calcext:value-type="float">
            <text:p>-1</text:p>
          </table:table-cell>
          <table:table-cell table:formula="of:=IF([$FillIn.H25]&lt;&gt;&quot;&quot;;[$FillIn.H25];-1)" office:value-type="float" office:value="-1" calcext:value-type="float">
            <text:p>-1</text:p>
          </table:table-cell>
          <table:table-cell table:formula="of:=IF([$FillIn.I25]&lt;&gt;&quot;&quot;;[$FillIn.I25];-1)" office:value-type="float" office:value="-1" calcext:value-type="float">
            <text:p>-1</text:p>
          </table:table-cell>
          <table:table-cell table:formula="of:=IF([$FillIn.J25]&lt;&gt;&quot;&quot;;[$FillIn.J25];-1)" office:value-type="float" office:value="-1" calcext:value-type="float">
            <text:p>-1</text:p>
          </table:table-cell>
          <table:table-cell table:formula="of:=IF([$FillIn.K25]&lt;&gt;&quot;&quot;;[$FillIn.K25];-1)" office:value-type="float" office:value="-1" calcext:value-type="float">
            <text:p>-1</text:p>
          </table:table-cell>
          <table:table-cell table:formula="of:=IF([$FillIn.L25]&lt;&gt;&quot;&quot;;[$FillIn.L25];-1)" office:value-type="float" office:value="-1" calcext:value-type="float">
            <text:p>-1</text:p>
          </table:table-cell>
          <table:table-cell table:formula="of:=IF([$FillIn.M25]&lt;&gt;&quot;&quot;;[$FillIn.M25];-1)" office:value-type="float" office:value="237" calcext:value-type="float">
            <text:p>237</text:p>
          </table:table-cell>
          <table:table-cell table:formula="of:=IF([$FillIn.N25]&lt;&gt;&quot;&quot;;[$FillIn.N25];-1)" office:value-type="float" office:value="-1" calcext:value-type="float">
            <text:p>-1</text:p>
          </table:table-cell>
          <table:table-cell table:formula="of:=IF([$FillIn.O25]&lt;&gt;&quot;&quot;;[$FillIn.O25];-1)" office:value-type="float" office:value="-1" calcext:value-type="float">
            <text:p>-1</text:p>
          </table:table-cell>
          <table:table-cell table:formula="of:=IF([$FillIn.P25]&lt;&gt;&quot;&quot;;[$FillIn.P25];-1)" office:value-type="float" office:value="244" calcext:value-type="float">
            <text:p>244</text:p>
          </table:table-cell>
          <table:table-cell table:formula="of:=IF([$FillIn.Q25]&lt;&gt;&quot;&quot;;[$FillIn.Q25];-1)" office:value-type="float" office:value="248" calcext:value-type="float">
            <text:p>248</text:p>
          </table:table-cell>
          <table:table-cell table:formula="of:=IF([$FillIn.R25]&lt;&gt;&quot;&quot;;[$FillIn.R25];-1)" office:value-type="float" office:value="-1" calcext:value-type="float">
            <text:p>-1</text:p>
          </table:table-cell>
          <table:table-cell table:formula="of:=IF([$FillIn.S25]&lt;&gt;&quot;&quot;;[$FillIn.S25];-1)" office:value-type="float" office:value="180" calcext:value-type="float">
            <text:p>180</text:p>
          </table:table-cell>
          <table:table-cell table:formula="of:=IF([$FillIn.T25]&lt;&gt;&quot;&quot;;[$FillIn.T25];-1)" office:value-type="float" office:value="-1" calcext:value-type="float">
            <text:p>-1</text:p>
          </table:table-cell>
          <table:table-cell table:formula="of:=IF([$FillIn.U25]&lt;&gt;&quot;&quot;;[$FillIn.U25];-1)" office:value-type="float" office:value="202" calcext:value-type="float">
            <text:p>202</text:p>
          </table:table-cell>
          <table:table-cell table:formula="of:=IF([$FillIn.V25]&lt;&gt;&quot;&quot;;[$FillIn.V25];-1)" office:value-type="float" office:value="-1" calcext:value-type="float">
            <text:p>-1</text:p>
          </table:table-cell>
          <table:table-cell table:formula="of:=IF([$FillIn.W25]&lt;&gt;&quot;&quot;;[$FillIn.W25];-1)" office:value-type="float" office:value="-1" calcext:value-type="float">
            <text:p>-1</text:p>
          </table:table-cell>
          <table:table-cell table:formula="of:=IF([$FillIn.X25]&lt;&gt;&quot;&quot;;[$FillIn.X25];-1)" office:value-type="float" office:value="-1" calcext:value-type="float">
            <text:p>-1</text:p>
          </table:table-cell>
          <table:table-cell table:formula="of:=IF([$FillIn.Y25]&lt;&gt;&quot;&quot;;[$FillIn.Y25];-1)" office:value-type="float" office:value="209" calcext:value-type="float">
            <text:p>209</text:p>
          </table:table-cell>
          <table:table-cell table:formula="of:=IF([$FillIn.Z25]&lt;&gt;&quot;&quot;;[$FillIn.Z25];-1)" office:value-type="float" office:value="-1" calcext:value-type="float">
            <text:p>-1</text:p>
          </table:table-cell>
          <table:table-cell table:formula="of:=IF([$FillIn.AA25]&lt;&gt;&quot;&quot;;[$FillIn.AA25];-1)" office:value-type="float" office:value="-1" calcext:value-type="float">
            <text:p>-1</text:p>
          </table:table-cell>
          <table:table-cell table:formula="of:=IF([$FillIn.AB25]&lt;&gt;&quot;&quot;;[$FillIn.AB25];-1)" office:value-type="float" office:value="168" calcext:value-type="float">
            <text:p>168</text:p>
          </table:table-cell>
          <table:table-cell table:formula="of:=IF([$FillIn.AC25]&lt;&gt;&quot;&quot;;[$FillIn.AC25];-1)" office:value-type="float" office:value="-1" calcext:value-type="float">
            <text:p>-1</text:p>
          </table:table-cell>
          <table:table-cell table:formula="of:=IF([$FillIn.AD25]&lt;&gt;&quot;&quot;;[$FillIn.AD25];-1)" office:value-type="float" office:value="-1" calcext:value-type="float">
            <text:p>-1</text:p>
          </table:table-cell>
          <table:table-cell table:formula="of:=IF([$FillIn.AE25]&lt;&gt;&quot;&quot;;[$FillIn.AE25];-1)" office:value-type="float" office:value="-1" calcext:value-type="float">
            <text:p>-1</text:p>
          </table:table-cell>
          <table:table-cell table:formula="of:=IF([$FillIn.AF25]&lt;&gt;&quot;&quot;;[$FillIn.AF25];-1)" office:value-type="float" office:value="-1" calcext:value-type="float">
            <text:p>-1</text:p>
          </table:table-cell>
          <table:table-cell table:formula="of:=IF([$FillIn.AG25]&lt;&gt;&quot;&quot;;[$FillIn.AG25];-1)" office:value-type="float" office:value="-1" calcext:value-type="float">
            <text:p>-1</text:p>
          </table:table-cell>
          <table:table-cell table:formula="of:=IF([$FillIn.AH25]&lt;&gt;&quot;&quot;;[$FillIn.AH25];-1)" office:value-type="float" office:value="-1" calcext:value-type="float">
            <text:p>-1</text:p>
          </table:table-cell>
          <table:table-cell table:formula="of:=IF([$FillIn.AI25]&lt;&gt;&quot;&quot;;[$FillIn.AI25];-1)" office:value-type="float" office:value="-1" calcext:value-type="float">
            <text:p>-1</text:p>
          </table:table-cell>
          <table:table-cell table:formula="of:=IF([$FillIn.AJ25]&lt;&gt;&quot;&quot;;[$FillIn.AJ25];-1)" office:value-type="float" office:value="-1" calcext:value-type="float">
            <text:p>-1</text:p>
          </table:table-cell>
          <table:table-cell table:formula="of:=IF([$FillIn.AK25]&lt;&gt;&quot;&quot;;[$FillIn.AK25];-1)" office:value-type="float" office:value="-1" calcext:value-type="float">
            <text:p>-1</text:p>
          </table:table-cell>
          <table:table-cell table:formula="of:=IF([$FillIn.AL25]&lt;&gt;&quot;&quot;;[$FillIn.AL25];-1)" office:value-type="float" office:value="372" calcext:value-type="float">
            <text:p>372</text:p>
          </table:table-cell>
          <table:table-cell table:formula="of:=IF([$FillIn.AM25]&lt;&gt;&quot;&quot;;[$FillIn.AM25];-1)" office:value-type="float" office:value="-1" calcext:value-type="float">
            <text:p>-1</text:p>
          </table:table-cell>
          <table:table-cell table:formula="of:=IF([$FillIn.AN25]&lt;&gt;&quot;&quot;;[$FillIn.AN25];-1)" office:value-type="float" office:value="-1" calcext:value-type="float">
            <text:p>-1</text:p>
          </table:table-cell>
          <table:table-cell table:formula="of:=IF([$FillIn.AO25]&lt;&gt;&quot;&quot;;[$FillIn.AO25];-1)" office:value-type="float" office:value="376" calcext:value-type="float">
            <text:p>376</text:p>
          </table:table-cell>
          <table:table-cell table:formula="of:=IF([$FillIn.AP25]&lt;&gt;&quot;&quot;;[$FillIn.AP25];-1)" office:value-type="float" office:value="-1" calcext:value-type="float">
            <text:p>-1</text:p>
          </table:table-cell>
          <table:table-cell table:formula="of:=IF([$FillIn.AQ25]&lt;&gt;&quot;&quot;;[$FillIn.AQ25];-1)" office:value-type="float" office:value="-1" calcext:value-type="float">
            <text:p>-1</text:p>
          </table:table-cell>
          <table:table-cell table:formula="of:=IF([$FillIn.AR25]&lt;&gt;&quot;&quot;;[$FillIn.AR25];-1)" office:value-type="float" office:value="-1" calcext:value-type="float">
            <text:p>-1</text:p>
          </table:table-cell>
          <table:table-cell table:formula="of:=IF([$FillIn.AS25]&lt;&gt;&quot;&quot;;[$FillIn.AS25];-1)" office:value-type="float" office:value="-1" calcext:value-type="float">
            <text:p>-1</text:p>
          </table:table-cell>
          <table:table-cell table:formula="of:=IF([$FillIn.AT25]&lt;&gt;&quot;&quot;;[$FillIn.AT25];-1)" office:value-type="float" office:value="-1" calcext:value-type="float">
            <text:p>-1</text:p>
          </table:table-cell>
          <table:table-cell table:formula="of:=IF([$FillIn.AU25]&lt;&gt;&quot;&quot;;[$FillIn.AU25];-1)" office:value-type="float" office:value="-1" calcext:value-type="float">
            <text:p>-1</text:p>
          </table:table-cell>
          <table:table-cell table:formula="of:=IF([$FillIn.AV25]&lt;&gt;&quot;&quot;;[$FillIn.AV25];-1)" office:value-type="float" office:value="-1" calcext:value-type="float">
            <text:p>-1</text:p>
          </table:table-cell>
          <table:table-cell table:formula="of:=IF([$FillIn.AW25]&lt;&gt;&quot;&quot;;[$FillIn.AW25];-1)" office:value-type="float" office:value="-1" calcext:value-type="float">
            <text:p>-1</text:p>
          </table:table-cell>
          <table:table-cell table:formula="of:=IF([$FillIn.AX25]&lt;&gt;&quot;&quot;;[$FillIn.AX25];-1)" office:value-type="float" office:value="-1" calcext:value-type="float">
            <text:p>-1</text:p>
          </table:table-cell>
          <table:table-cell table:formula="of:=IF([$FillIn.AY25]&lt;&gt;&quot;&quot;;[$FillIn.AY25];-1)" office:value-type="float" office:value="389" calcext:value-type="float">
            <text:p>389</text:p>
          </table:table-cell>
          <table:table-cell table:formula="of:=IF([$FillIn.AZ25]&lt;&gt;&quot;&quot;;[$FillIn.AZ25];-1)" office:value-type="float" office:value="-1" calcext:value-type="float">
            <text:p>-1</text:p>
          </table:table-cell>
          <table:table-cell table:formula="of:=IF([$FillIn.BA25]&lt;&gt;&quot;&quot;;[$FillIn.BA25];-1)" office:value-type="float" office:value="391" calcext:value-type="float">
            <text:p>391</text:p>
          </table:table-cell>
          <table:table-cell table:formula="of:=IF([$FillIn.BB25]&lt;&gt;&quot;&quot;;[$FillIn.BB25];-1)" office:value-type="float" office:value="-1" calcext:value-type="float">
            <text:p>-1</text:p>
          </table:table-cell>
          <table:table-cell table:formula="of:=IF([$FillIn.BC25]&lt;&gt;&quot;&quot;;[$FillIn.BC25];-1)" office:value-type="float" office:value="-1" calcext:value-type="float">
            <text:p>-1</text:p>
          </table:table-cell>
          <table:table-cell table:formula="of:=IF([$FillIn.BD25]&lt;&gt;&quot;&quot;;[$FillIn.BD25];-1)" office:value-type="float" office:value="-1" calcext:value-type="float">
            <text:p>-1</text:p>
          </table:table-cell>
          <table:table-cell table:formula="of:=IF([$FillIn.BE25]&lt;&gt;&quot;&quot;;[$FillIn.BE25];-1)" office:value-type="float" office:value="-1" calcext:value-type="float">
            <text:p>-1</text:p>
          </table:table-cell>
          <table:table-cell table:formula="of:=IF([$FillIn.BF25]&lt;&gt;&quot;&quot;;[$FillIn.BF25];-1)" office:value-type="float" office:value="-1" calcext:value-type="float">
            <text:p>-1</text:p>
          </table:table-cell>
          <table:table-cell table:formula="of:=IF([$FillIn.BG25]&lt;&gt;&quot;&quot;;[$FillIn.BG25];-1)" office:value-type="float" office:value="-1" calcext:value-type="float">
            <text:p>-1</text:p>
          </table:table-cell>
          <table:table-cell table:formula="of:=IF([$FillIn.BH25]&lt;&gt;&quot;&quot;;[$FillIn.BH25];-1)" office:value-type="float" office:value="-1" calcext:value-type="float">
            <text:p>-1</text:p>
          </table:table-cell>
          <table:table-cell table:formula="of:=IF([$FillIn.BI25]&lt;&gt;&quot;&quot;;[$FillIn.BI25];-1)" office:value-type="float" office:value="-1" calcext:value-type="float">
            <text:p>-1</text:p>
          </table:table-cell>
          <table:table-cell table:formula="of:=IF([$FillIn.BJ25]&lt;&gt;&quot;&quot;;[$FillIn.BJ25];-1)" office:value-type="float" office:value="404" calcext:value-type="float">
            <text:p>404</text:p>
          </table:table-cell>
          <table:table-cell table:formula="of:=IF([$FillIn.BK25]&lt;&gt;&quot;&quot;;[$FillIn.BK25];-1)" office:value-type="float" office:value="-1" calcext:value-type="float">
            <text:p>-1</text:p>
          </table:table-cell>
          <table:table-cell table:formula="of:=IF([$FillIn.BL25]&lt;&gt;&quot;&quot;;[$FillIn.BL25];-1)" office:value-type="float" office:value="-1" calcext:value-type="float">
            <text:p>-1</text:p>
          </table:table-cell>
          <table:table-cell table:formula="of:=IF([$FillIn.BM25]&lt;&gt;&quot;&quot;;[$FillIn.BM25];-1)" office:value-type="float" office:value="-1" calcext:value-type="float">
            <text:p>-1</text:p>
          </table:table-cell>
          <table:table-cell table:formula="of:=IF([$FillIn.BN25]&lt;&gt;&quot;&quot;;[$FillIn.BN25];-1)" office:value-type="float" office:value="-1" calcext:value-type="float">
            <text:p>-1</text:p>
          </table:table-cell>
          <table:table-cell table:formula="of:=IF([$FillIn.BO25]&lt;&gt;&quot;&quot;;[$FillIn.BO25];-1)" office:value-type="float" office:value="-1" calcext:value-type="float">
            <text:p>-1</text:p>
          </table:table-cell>
          <table:table-cell table:formula="of:=IF([$FillIn.BP25]&lt;&gt;&quot;&quot;;[$FillIn.BP25];-1)" office:value-type="float" office:value="-1" calcext:value-type="float">
            <text:p>-1</text:p>
          </table:table-cell>
          <table:table-cell table:formula="of:=IF([$FillIn.BQ25]&lt;&gt;&quot;&quot;;[$FillIn.BQ25];-1)" office:value-type="float" office:value="-1" calcext:value-type="float">
            <text:p>-1</text:p>
          </table:table-cell>
          <table:table-cell table:formula="of:=IF([$FillIn.BR25]&lt;&gt;&quot;&quot;;[$FillIn.BR25];-1)" office:value-type="float" office:value="-1" calcext:value-type="float">
            <text:p>-1</text:p>
          </table:table-cell>
          <table:table-cell table:formula="of:=IF([$FillIn.BS25]&lt;&gt;&quot;&quot;;[$FillIn.BS25];-1)" office:value-type="float" office:value="451" calcext:value-type="float">
            <text:p>451</text:p>
          </table:table-cell>
          <table:table-cell table:formula="of:=IF([$FillIn.BT25]&lt;&gt;&quot;&quot;;[$FillIn.BT25];-1)" office:value-type="float" office:value="-1" calcext:value-type="float">
            <text:p>-1</text:p>
          </table:table-cell>
          <table:table-cell table:formula="of:=IF([$FillIn.BU25]&lt;&gt;&quot;&quot;;[$FillIn.BU25];-1)" office:value-type="float" office:value="-1" calcext:value-type="float">
            <text:p>-1</text:p>
          </table:table-cell>
          <table:table-cell table:formula="of:=IF([$FillIn.BV25]&lt;&gt;&quot;&quot;;[$FillIn.BV25];-1)" office:value-type="float" office:value="-1" calcext:value-type="float">
            <text:p>-1</text:p>
          </table:table-cell>
          <table:table-cell table:formula="of:=IF([$FillIn.BW25]&lt;&gt;&quot;&quot;;[$FillIn.BW25];-1)" office:value-type="float" office:value="-1" calcext:value-type="float">
            <text:p>-1</text:p>
          </table:table-cell>
          <table:table-cell table:formula="of:=IF([$FillIn.BX25]&lt;&gt;&quot;&quot;;[$FillIn.BX25];-1)" office:value-type="float" office:value="-1" calcext:value-type="float">
            <text:p>-1</text:p>
          </table:table-cell>
          <table:table-cell table:formula="of:=IF([$FillIn.BY25]&lt;&gt;&quot;&quot;;[$FillIn.BY25];-1)" office:value-type="float" office:value="-1" calcext:value-type="float">
            <text:p>-1</text:p>
          </table:table-cell>
          <table:table-cell table:formula="of:=IF([$FillIn.BZ25]&lt;&gt;&quot;&quot;;[$FillIn.BZ25];-1)" office:value-type="float" office:value="-1" calcext:value-type="float">
            <text:p>-1</text:p>
          </table:table-cell>
          <table:table-cell table:formula="of:=IF([$FillIn.CA25]&lt;&gt;&quot;&quot;;[$FillIn.CA25];-1)" office:value-type="float" office:value="-1" calcext:value-type="float">
            <text:p>-1</text:p>
          </table:table-cell>
          <table:table-cell table:formula="of:=IF([$FillIn.CB25]&lt;&gt;&quot;&quot;;[$FillIn.CB25];-1)" office:value-type="float" office:value="-1" calcext:value-type="float">
            <text:p>-1</text:p>
          </table:table-cell>
          <table:table-cell table:formula="of:=IF([$FillIn.CC25]&lt;&gt;&quot;&quot;;[$FillIn.CC25];-1)" office:value-type="float" office:value="-1" calcext:value-type="float">
            <text:p>-1</text:p>
          </table:table-cell>
          <table:table-cell table:formula="of:=IF([$FillIn.CD25]&lt;&gt;&quot;&quot;;[$FillIn.CD25];-1)" office:value-type="float" office:value="-1" calcext:value-type="float">
            <text:p>-1</text:p>
          </table:table-cell>
          <table:table-cell table:formula="of:=IF([$FillIn.CE25]&lt;&gt;&quot;&quot;;[$FillIn.CE25];-1)" office:value-type="float" office:value="-1" calcext:value-type="float">
            <text:p>-1</text:p>
          </table:table-cell>
          <table:table-cell table:formula="of:=IF([$FillIn.CF25]&lt;&gt;&quot;&quot;;[$FillIn.CF25];-1)" office:value-type="float" office:value="-1" calcext:value-type="float">
            <text:p>-1</text:p>
          </table:table-cell>
          <table:table-cell table:formula="of:=IF([$FillIn.CG25]&lt;&gt;&quot;&quot;;[$FillIn.CG25];-1)" office:value-type="float" office:value="-1" calcext:value-type="float">
            <text:p>-1</text:p>
          </table:table-cell>
          <table:table-cell table:formula="of:=IF([$FillIn.CH25]&lt;&gt;&quot;&quot;;[$FillIn.CH25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6]&lt;&gt;&quot;&quot;;[$FillIn.A26];-1)" office:value-type="float" office:value="23" calcext:value-type="float">
            <text:p>23</text:p>
          </table:table-cell>
          <table:table-cell table:formula="of:=IF([$FillIn.B26]&lt;&gt;&quot;&quot;;[$FillIn.B26];-1)" office:value-type="float" office:value="-1" calcext:value-type="float">
            <text:p>-1</text:p>
          </table:table-cell>
          <table:table-cell table:formula="of:=IF([$FillIn.C26]&lt;&gt;&quot;&quot;;[$FillIn.C26];-1)" office:value-type="float" office:value="-1" calcext:value-type="float">
            <text:p>-1</text:p>
          </table:table-cell>
          <table:table-cell table:formula="of:=IF([$FillIn.D26]&lt;&gt;&quot;&quot;;[$FillIn.D26];-1)" office:value-type="float" office:value="-1" calcext:value-type="float">
            <text:p>-1</text:p>
          </table:table-cell>
          <table:table-cell table:formula="of:=IF([$FillIn.E26]&lt;&gt;&quot;&quot;;[$FillIn.E26];-1)" office:value-type="float" office:value="-1" calcext:value-type="float">
            <text:p>-1</text:p>
          </table:table-cell>
          <table:table-cell table:formula="of:=IF([$FillIn.F26]&lt;&gt;&quot;&quot;;[$FillIn.F26];-1)" office:value-type="float" office:value="-1" calcext:value-type="float">
            <text:p>-1</text:p>
          </table:table-cell>
          <table:table-cell table:formula="of:=IF([$FillIn.G26]&lt;&gt;&quot;&quot;;[$FillIn.G26];-1)" office:value-type="float" office:value="-1" calcext:value-type="float">
            <text:p>-1</text:p>
          </table:table-cell>
          <table:table-cell table:formula="of:=IF([$FillIn.H26]&lt;&gt;&quot;&quot;;[$FillIn.H26];-1)" office:value-type="float" office:value="-1" calcext:value-type="float">
            <text:p>-1</text:p>
          </table:table-cell>
          <table:table-cell table:formula="of:=IF([$FillIn.I26]&lt;&gt;&quot;&quot;;[$FillIn.I26];-1)" office:value-type="float" office:value="-1" calcext:value-type="float">
            <text:p>-1</text:p>
          </table:table-cell>
          <table:table-cell table:formula="of:=IF([$FillIn.J26]&lt;&gt;&quot;&quot;;[$FillIn.J26];-1)" office:value-type="float" office:value="-1" calcext:value-type="float">
            <text:p>-1</text:p>
          </table:table-cell>
          <table:table-cell table:formula="of:=IF([$FillIn.K26]&lt;&gt;&quot;&quot;;[$FillIn.K26];-1)" office:value-type="float" office:value="-1" calcext:value-type="float">
            <text:p>-1</text:p>
          </table:table-cell>
          <table:table-cell table:formula="of:=IF([$FillIn.L26]&lt;&gt;&quot;&quot;;[$FillIn.L26];-1)" office:value-type="float" office:value="-1" calcext:value-type="float">
            <text:p>-1</text:p>
          </table:table-cell>
          <table:table-cell table:formula="of:=IF([$FillIn.M26]&lt;&gt;&quot;&quot;;[$FillIn.M26];-1)" office:value-type="float" office:value="-1" calcext:value-type="float">
            <text:p>-1</text:p>
          </table:table-cell>
          <table:table-cell table:formula="of:=IF([$FillIn.N26]&lt;&gt;&quot;&quot;;[$FillIn.N26];-1)" office:value-type="float" office:value="-1" calcext:value-type="float">
            <text:p>-1</text:p>
          </table:table-cell>
          <table:table-cell table:formula="of:=IF([$FillIn.O26]&lt;&gt;&quot;&quot;;[$FillIn.O26];-1)" office:value-type="float" office:value="-1" calcext:value-type="float">
            <text:p>-1</text:p>
          </table:table-cell>
          <table:table-cell table:formula="of:=IF([$FillIn.P26]&lt;&gt;&quot;&quot;;[$FillIn.P26];-1)" office:value-type="float" office:value="-1" calcext:value-type="float">
            <text:p>-1</text:p>
          </table:table-cell>
          <table:table-cell table:formula="of:=IF([$FillIn.Q26]&lt;&gt;&quot;&quot;;[$FillIn.Q26];-1)" office:value-type="float" office:value="-1" calcext:value-type="float">
            <text:p>-1</text:p>
          </table:table-cell>
          <table:table-cell table:formula="of:=IF([$FillIn.R26]&lt;&gt;&quot;&quot;;[$FillIn.R26];-1)" office:value-type="float" office:value="-1" calcext:value-type="float">
            <text:p>-1</text:p>
          </table:table-cell>
          <table:table-cell table:formula="of:=IF([$FillIn.S26]&lt;&gt;&quot;&quot;;[$FillIn.S26];-1)" office:value-type="float" office:value="-1" calcext:value-type="float">
            <text:p>-1</text:p>
          </table:table-cell>
          <table:table-cell table:formula="of:=IF([$FillIn.T26]&lt;&gt;&quot;&quot;;[$FillIn.T26];-1)" office:value-type="float" office:value="-1" calcext:value-type="float">
            <text:p>-1</text:p>
          </table:table-cell>
          <table:table-cell table:formula="of:=IF([$FillIn.U26]&lt;&gt;&quot;&quot;;[$FillIn.U26];-1)" office:value-type="float" office:value="-1" calcext:value-type="float">
            <text:p>-1</text:p>
          </table:table-cell>
          <table:table-cell table:formula="of:=IF([$FillIn.V26]&lt;&gt;&quot;&quot;;[$FillIn.V26];-1)" office:value-type="float" office:value="-1" calcext:value-type="float">
            <text:p>-1</text:p>
          </table:table-cell>
          <table:table-cell table:formula="of:=IF([$FillIn.W26]&lt;&gt;&quot;&quot;;[$FillIn.W26];-1)" office:value-type="float" office:value="-1" calcext:value-type="float">
            <text:p>-1</text:p>
          </table:table-cell>
          <table:table-cell table:formula="of:=IF([$FillIn.X26]&lt;&gt;&quot;&quot;;[$FillIn.X26];-1)" office:value-type="float" office:value="-1" calcext:value-type="float">
            <text:p>-1</text:p>
          </table:table-cell>
          <table:table-cell table:formula="of:=IF([$FillIn.Y26]&lt;&gt;&quot;&quot;;[$FillIn.Y26];-1)" office:value-type="float" office:value="-1" calcext:value-type="float">
            <text:p>-1</text:p>
          </table:table-cell>
          <table:table-cell table:formula="of:=IF([$FillIn.Z26]&lt;&gt;&quot;&quot;;[$FillIn.Z26];-1)" office:value-type="float" office:value="-1" calcext:value-type="float">
            <text:p>-1</text:p>
          </table:table-cell>
          <table:table-cell table:formula="of:=IF([$FillIn.AA26]&lt;&gt;&quot;&quot;;[$FillIn.AA26];-1)" office:value-type="float" office:value="-1" calcext:value-type="float">
            <text:p>-1</text:p>
          </table:table-cell>
          <table:table-cell table:formula="of:=IF([$FillIn.AB26]&lt;&gt;&quot;&quot;;[$FillIn.AB26];-1)" office:value-type="float" office:value="-1" calcext:value-type="float">
            <text:p>-1</text:p>
          </table:table-cell>
          <table:table-cell table:formula="of:=IF([$FillIn.AC26]&lt;&gt;&quot;&quot;;[$FillIn.AC26];-1)" office:value-type="float" office:value="-1" calcext:value-type="float">
            <text:p>-1</text:p>
          </table:table-cell>
          <table:table-cell table:formula="of:=IF([$FillIn.AD26]&lt;&gt;&quot;&quot;;[$FillIn.AD26];-1)" office:value-type="float" office:value="-1" calcext:value-type="float">
            <text:p>-1</text:p>
          </table:table-cell>
          <table:table-cell table:formula="of:=IF([$FillIn.AE26]&lt;&gt;&quot;&quot;;[$FillIn.AE26];-1)" office:value-type="float" office:value="-1" calcext:value-type="float">
            <text:p>-1</text:p>
          </table:table-cell>
          <table:table-cell table:formula="of:=IF([$FillIn.AF26]&lt;&gt;&quot;&quot;;[$FillIn.AF26];-1)" office:value-type="float" office:value="-1" calcext:value-type="float">
            <text:p>-1</text:p>
          </table:table-cell>
          <table:table-cell table:formula="of:=IF([$FillIn.AG26]&lt;&gt;&quot;&quot;;[$FillIn.AG26];-1)" office:value-type="float" office:value="-1" calcext:value-type="float">
            <text:p>-1</text:p>
          </table:table-cell>
          <table:table-cell table:formula="of:=IF([$FillIn.AH26]&lt;&gt;&quot;&quot;;[$FillIn.AH26];-1)" office:value-type="float" office:value="-1" calcext:value-type="float">
            <text:p>-1</text:p>
          </table:table-cell>
          <table:table-cell table:formula="of:=IF([$FillIn.AI26]&lt;&gt;&quot;&quot;;[$FillIn.AI26];-1)" office:value-type="float" office:value="-1" calcext:value-type="float">
            <text:p>-1</text:p>
          </table:table-cell>
          <table:table-cell table:formula="of:=IF([$FillIn.AJ26]&lt;&gt;&quot;&quot;;[$FillIn.AJ26];-1)" office:value-type="float" office:value="-1" calcext:value-type="float">
            <text:p>-1</text:p>
          </table:table-cell>
          <table:table-cell table:formula="of:=IF([$FillIn.AK26]&lt;&gt;&quot;&quot;;[$FillIn.AK26];-1)" office:value-type="float" office:value="-1" calcext:value-type="float">
            <text:p>-1</text:p>
          </table:table-cell>
          <table:table-cell table:formula="of:=IF([$FillIn.AL26]&lt;&gt;&quot;&quot;;[$FillIn.AL26];-1)" office:value-type="float" office:value="373" calcext:value-type="float">
            <text:p>373</text:p>
          </table:table-cell>
          <table:table-cell table:formula="of:=IF([$FillIn.AM26]&lt;&gt;&quot;&quot;;[$FillIn.AM26];-1)" office:value-type="float" office:value="-1" calcext:value-type="float">
            <text:p>-1</text:p>
          </table:table-cell>
          <table:table-cell table:formula="of:=IF([$FillIn.AN26]&lt;&gt;&quot;&quot;;[$FillIn.AN26];-1)" office:value-type="float" office:value="-1" calcext:value-type="float">
            <text:p>-1</text:p>
          </table:table-cell>
          <table:table-cell table:formula="of:=IF([$FillIn.AO26]&lt;&gt;&quot;&quot;;[$FillIn.AO26];-1)" office:value-type="float" office:value="375" calcext:value-type="float">
            <text:p>375</text:p>
          </table:table-cell>
          <table:table-cell table:formula="of:=IF([$FillIn.AP26]&lt;&gt;&quot;&quot;;[$FillIn.AP26];-1)" office:value-type="float" office:value="-1" calcext:value-type="float">
            <text:p>-1</text:p>
          </table:table-cell>
          <table:table-cell table:formula="of:=IF([$FillIn.AQ26]&lt;&gt;&quot;&quot;;[$FillIn.AQ26];-1)" office:value-type="float" office:value="-1" calcext:value-type="float">
            <text:p>-1</text:p>
          </table:table-cell>
          <table:table-cell table:formula="of:=IF([$FillIn.AR26]&lt;&gt;&quot;&quot;;[$FillIn.AR26];-1)" office:value-type="float" office:value="-1" calcext:value-type="float">
            <text:p>-1</text:p>
          </table:table-cell>
          <table:table-cell table:formula="of:=IF([$FillIn.AS26]&lt;&gt;&quot;&quot;;[$FillIn.AS26];-1)" office:value-type="float" office:value="-1" calcext:value-type="float">
            <text:p>-1</text:p>
          </table:table-cell>
          <table:table-cell table:formula="of:=IF([$FillIn.AT26]&lt;&gt;&quot;&quot;;[$FillIn.AT26];-1)" office:value-type="float" office:value="-1" calcext:value-type="float">
            <text:p>-1</text:p>
          </table:table-cell>
          <table:table-cell table:formula="of:=IF([$FillIn.AU26]&lt;&gt;&quot;&quot;;[$FillIn.AU26];-1)" office:value-type="float" office:value="-1" calcext:value-type="float">
            <text:p>-1</text:p>
          </table:table-cell>
          <table:table-cell table:formula="of:=IF([$FillIn.AV26]&lt;&gt;&quot;&quot;;[$FillIn.AV26];-1)" office:value-type="float" office:value="-1" calcext:value-type="float">
            <text:p>-1</text:p>
          </table:table-cell>
          <table:table-cell table:formula="of:=IF([$FillIn.AW26]&lt;&gt;&quot;&quot;;[$FillIn.AW26];-1)" office:value-type="float" office:value="-1" calcext:value-type="float">
            <text:p>-1</text:p>
          </table:table-cell>
          <table:table-cell table:formula="of:=IF([$FillIn.AX26]&lt;&gt;&quot;&quot;;[$FillIn.AX26];-1)" office:value-type="float" office:value="-1" calcext:value-type="float">
            <text:p>-1</text:p>
          </table:table-cell>
          <table:table-cell table:formula="of:=IF([$FillIn.AY26]&lt;&gt;&quot;&quot;;[$FillIn.AY26];-1)" office:value-type="float" office:value="-1" calcext:value-type="float">
            <text:p>-1</text:p>
          </table:table-cell>
          <table:table-cell table:formula="of:=IF([$FillIn.AZ26]&lt;&gt;&quot;&quot;;[$FillIn.AZ26];-1)" office:value-type="float" office:value="390" calcext:value-type="float">
            <text:p>390</text:p>
          </table:table-cell>
          <table:table-cell table:formula="of:=IF([$FillIn.BA26]&lt;&gt;&quot;&quot;;[$FillIn.BA26];-1)" office:value-type="float" office:value="-1" calcext:value-type="float">
            <text:p>-1</text:p>
          </table:table-cell>
          <table:table-cell table:formula="of:=IF([$FillIn.BB26]&lt;&gt;&quot;&quot;;[$FillIn.BB26];-1)" office:value-type="float" office:value="-1" calcext:value-type="float">
            <text:p>-1</text:p>
          </table:table-cell>
          <table:table-cell table:formula="of:=IF([$FillIn.BC26]&lt;&gt;&quot;&quot;;[$FillIn.BC26];-1)" office:value-type="float" office:value="-1" calcext:value-type="float">
            <text:p>-1</text:p>
          </table:table-cell>
          <table:table-cell table:formula="of:=IF([$FillIn.BD26]&lt;&gt;&quot;&quot;;[$FillIn.BD26];-1)" office:value-type="float" office:value="-1" calcext:value-type="float">
            <text:p>-1</text:p>
          </table:table-cell>
          <table:table-cell table:formula="of:=IF([$FillIn.BE26]&lt;&gt;&quot;&quot;;[$FillIn.BE26];-1)" office:value-type="float" office:value="-1" calcext:value-type="float">
            <text:p>-1</text:p>
          </table:table-cell>
          <table:table-cell table:formula="of:=IF([$FillIn.BF26]&lt;&gt;&quot;&quot;;[$FillIn.BF26];-1)" office:value-type="float" office:value="-1" calcext:value-type="float">
            <text:p>-1</text:p>
          </table:table-cell>
          <table:table-cell table:formula="of:=IF([$FillIn.BG26]&lt;&gt;&quot;&quot;;[$FillIn.BG26];-1)" office:value-type="float" office:value="-1" calcext:value-type="float">
            <text:p>-1</text:p>
          </table:table-cell>
          <table:table-cell table:formula="of:=IF([$FillIn.BH26]&lt;&gt;&quot;&quot;;[$FillIn.BH26];-1)" office:value-type="float" office:value="-1" calcext:value-type="float">
            <text:p>-1</text:p>
          </table:table-cell>
          <table:table-cell table:formula="of:=IF([$FillIn.BI26]&lt;&gt;&quot;&quot;;[$FillIn.BI26];-1)" office:value-type="float" office:value="-1" calcext:value-type="float">
            <text:p>-1</text:p>
          </table:table-cell>
          <table:table-cell table:formula="of:=IF([$FillIn.BJ26]&lt;&gt;&quot;&quot;;[$FillIn.BJ26];-1)" office:value-type="float" office:value="405" calcext:value-type="float">
            <text:p>405</text:p>
          </table:table-cell>
          <table:table-cell table:formula="of:=IF([$FillIn.BK26]&lt;&gt;&quot;&quot;;[$FillIn.BK26];-1)" office:value-type="float" office:value="437" calcext:value-type="float">
            <text:p>437</text:p>
          </table:table-cell>
          <table:table-cell table:formula="of:=IF([$FillIn.BL26]&lt;&gt;&quot;&quot;;[$FillIn.BL26];-1)" office:value-type="float" office:value="-1" calcext:value-type="float">
            <text:p>-1</text:p>
          </table:table-cell>
          <table:table-cell table:formula="of:=IF([$FillIn.BM26]&lt;&gt;&quot;&quot;;[$FillIn.BM26];-1)" office:value-type="float" office:value="-1" calcext:value-type="float">
            <text:p>-1</text:p>
          </table:table-cell>
          <table:table-cell table:formula="of:=IF([$FillIn.BN26]&lt;&gt;&quot;&quot;;[$FillIn.BN26];-1)" office:value-type="float" office:value="-1" calcext:value-type="float">
            <text:p>-1</text:p>
          </table:table-cell>
          <table:table-cell table:formula="of:=IF([$FillIn.BO26]&lt;&gt;&quot;&quot;;[$FillIn.BO26];-1)" office:value-type="float" office:value="-1" calcext:value-type="float">
            <text:p>-1</text:p>
          </table:table-cell>
          <table:table-cell table:formula="of:=IF([$FillIn.BP26]&lt;&gt;&quot;&quot;;[$FillIn.BP26];-1)" office:value-type="float" office:value="-1" calcext:value-type="float">
            <text:p>-1</text:p>
          </table:table-cell>
          <table:table-cell table:formula="of:=IF([$FillIn.BQ26]&lt;&gt;&quot;&quot;;[$FillIn.BQ26];-1)" office:value-type="float" office:value="-1" calcext:value-type="float">
            <text:p>-1</text:p>
          </table:table-cell>
          <table:table-cell table:formula="of:=IF([$FillIn.BR26]&lt;&gt;&quot;&quot;;[$FillIn.BR26];-1)" office:value-type="float" office:value="-1" calcext:value-type="float">
            <text:p>-1</text:p>
          </table:table-cell>
          <table:table-cell table:formula="of:=IF([$FillIn.BS26]&lt;&gt;&quot;&quot;;[$FillIn.BS26];-1)" office:value-type="float" office:value="-1" calcext:value-type="float">
            <text:p>-1</text:p>
          </table:table-cell>
          <table:table-cell table:formula="of:=IF([$FillIn.BT26]&lt;&gt;&quot;&quot;;[$FillIn.BT26];-1)" office:value-type="float" office:value="-1" calcext:value-type="float">
            <text:p>-1</text:p>
          </table:table-cell>
          <table:table-cell table:formula="of:=IF([$FillIn.BU26]&lt;&gt;&quot;&quot;;[$FillIn.BU26];-1)" office:value-type="float" office:value="-1" calcext:value-type="float">
            <text:p>-1</text:p>
          </table:table-cell>
          <table:table-cell table:formula="of:=IF([$FillIn.BV26]&lt;&gt;&quot;&quot;;[$FillIn.BV26];-1)" office:value-type="float" office:value="-1" calcext:value-type="float">
            <text:p>-1</text:p>
          </table:table-cell>
          <table:table-cell table:formula="of:=IF([$FillIn.BW26]&lt;&gt;&quot;&quot;;[$FillIn.BW26];-1)" office:value-type="float" office:value="-1" calcext:value-type="float">
            <text:p>-1</text:p>
          </table:table-cell>
          <table:table-cell table:formula="of:=IF([$FillIn.BX26]&lt;&gt;&quot;&quot;;[$FillIn.BX26];-1)" office:value-type="float" office:value="-1" calcext:value-type="float">
            <text:p>-1</text:p>
          </table:table-cell>
          <table:table-cell table:formula="of:=IF([$FillIn.BY26]&lt;&gt;&quot;&quot;;[$FillIn.BY26];-1)" office:value-type="float" office:value="-1" calcext:value-type="float">
            <text:p>-1</text:p>
          </table:table-cell>
          <table:table-cell table:formula="of:=IF([$FillIn.BZ26]&lt;&gt;&quot;&quot;;[$FillIn.BZ26];-1)" office:value-type="float" office:value="-1" calcext:value-type="float">
            <text:p>-1</text:p>
          </table:table-cell>
          <table:table-cell table:formula="of:=IF([$FillIn.CA26]&lt;&gt;&quot;&quot;;[$FillIn.CA26];-1)" office:value-type="float" office:value="-1" calcext:value-type="float">
            <text:p>-1</text:p>
          </table:table-cell>
          <table:table-cell table:formula="of:=IF([$FillIn.CB26]&lt;&gt;&quot;&quot;;[$FillIn.CB26];-1)" office:value-type="float" office:value="-1" calcext:value-type="float">
            <text:p>-1</text:p>
          </table:table-cell>
          <table:table-cell table:formula="of:=IF([$FillIn.CC26]&lt;&gt;&quot;&quot;;[$FillIn.CC26];-1)" office:value-type="float" office:value="-1" calcext:value-type="float">
            <text:p>-1</text:p>
          </table:table-cell>
          <table:table-cell table:formula="of:=IF([$FillIn.CD26]&lt;&gt;&quot;&quot;;[$FillIn.CD26];-1)" office:value-type="float" office:value="-1" calcext:value-type="float">
            <text:p>-1</text:p>
          </table:table-cell>
          <table:table-cell table:formula="of:=IF([$FillIn.CE26]&lt;&gt;&quot;&quot;;[$FillIn.CE26];-1)" office:value-type="float" office:value="-1" calcext:value-type="float">
            <text:p>-1</text:p>
          </table:table-cell>
          <table:table-cell table:formula="of:=IF([$FillIn.CF26]&lt;&gt;&quot;&quot;;[$FillIn.CF26];-1)" office:value-type="float" office:value="-1" calcext:value-type="float">
            <text:p>-1</text:p>
          </table:table-cell>
          <table:table-cell table:formula="of:=IF([$FillIn.CG26]&lt;&gt;&quot;&quot;;[$FillIn.CG26];-1)" office:value-type="float" office:value="-1" calcext:value-type="float">
            <text:p>-1</text:p>
          </table:table-cell>
          <table:table-cell table:formula="of:=IF([$FillIn.CH26]&lt;&gt;&quot;&quot;;[$FillIn.CH26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7]&lt;&gt;&quot;&quot;;[$FillIn.A27];-1)" office:value-type="float" office:value="22" calcext:value-type="float">
            <text:p>22</text:p>
          </table:table-cell>
          <table:table-cell table:formula="of:=IF([$FillIn.B27]&lt;&gt;&quot;&quot;;[$FillIn.B27];-1)" office:value-type="float" office:value="-1" calcext:value-type="float">
            <text:p>-1</text:p>
          </table:table-cell>
          <table:table-cell table:formula="of:=IF([$FillIn.C27]&lt;&gt;&quot;&quot;;[$FillIn.C27];-1)" office:value-type="float" office:value="-1" calcext:value-type="float">
            <text:p>-1</text:p>
          </table:table-cell>
          <table:table-cell table:formula="of:=IF([$FillIn.D27]&lt;&gt;&quot;&quot;;[$FillIn.D27];-1)" office:value-type="float" office:value="-1" calcext:value-type="float">
            <text:p>-1</text:p>
          </table:table-cell>
          <table:table-cell table:formula="of:=IF([$FillIn.E27]&lt;&gt;&quot;&quot;;[$FillIn.E27];-1)" office:value-type="float" office:value="-1" calcext:value-type="float">
            <text:p>-1</text:p>
          </table:table-cell>
          <table:table-cell table:formula="of:=IF([$FillIn.F27]&lt;&gt;&quot;&quot;;[$FillIn.F27];-1)" office:value-type="float" office:value="-1" calcext:value-type="float">
            <text:p>-1</text:p>
          </table:table-cell>
          <table:table-cell table:formula="of:=IF([$FillIn.G27]&lt;&gt;&quot;&quot;;[$FillIn.G27];-1)" office:value-type="float" office:value="-1" calcext:value-type="float">
            <text:p>-1</text:p>
          </table:table-cell>
          <table:table-cell table:formula="of:=IF([$FillIn.H27]&lt;&gt;&quot;&quot;;[$FillIn.H27];-1)" office:value-type="float" office:value="-1" calcext:value-type="float">
            <text:p>-1</text:p>
          </table:table-cell>
          <table:table-cell table:formula="of:=IF([$FillIn.I27]&lt;&gt;&quot;&quot;;[$FillIn.I27];-1)" office:value-type="float" office:value="-1" calcext:value-type="float">
            <text:p>-1</text:p>
          </table:table-cell>
          <table:table-cell table:formula="of:=IF([$FillIn.J27]&lt;&gt;&quot;&quot;;[$FillIn.J27];-1)" office:value-type="float" office:value="-1" calcext:value-type="float">
            <text:p>-1</text:p>
          </table:table-cell>
          <table:table-cell table:formula="of:=IF([$FillIn.K27]&lt;&gt;&quot;&quot;;[$FillIn.K27];-1)" office:value-type="float" office:value="-1" calcext:value-type="float">
            <text:p>-1</text:p>
          </table:table-cell>
          <table:table-cell table:formula="of:=IF([$FillIn.L27]&lt;&gt;&quot;&quot;;[$FillIn.L27];-1)" office:value-type="float" office:value="-1" calcext:value-type="float">
            <text:p>-1</text:p>
          </table:table-cell>
          <table:table-cell table:formula="of:=IF([$FillIn.M27]&lt;&gt;&quot;&quot;;[$FillIn.M27];-1)" office:value-type="float" office:value="236" calcext:value-type="float">
            <text:p>236</text:p>
          </table:table-cell>
          <table:table-cell table:formula="of:=IF([$FillIn.N27]&lt;&gt;&quot;&quot;;[$FillIn.N27];-1)" office:value-type="float" office:value="-1" calcext:value-type="float">
            <text:p>-1</text:p>
          </table:table-cell>
          <table:table-cell table:formula="of:=IF([$FillIn.O27]&lt;&gt;&quot;&quot;;[$FillIn.O27];-1)" office:value-type="float" office:value="245" calcext:value-type="float">
            <text:p>245</text:p>
          </table:table-cell>
          <table:table-cell table:formula="of:=IF([$FillIn.P27]&lt;&gt;&quot;&quot;;[$FillIn.P27];-1)" office:value-type="float" office:value="247" calcext:value-type="float">
            <text:p>247</text:p>
          </table:table-cell>
          <table:table-cell table:formula="of:=IF([$FillIn.Q27]&lt;&gt;&quot;&quot;;[$FillIn.Q27];-1)" office:value-type="float" office:value="-1" calcext:value-type="float">
            <text:p>-1</text:p>
          </table:table-cell>
          <table:table-cell table:formula="of:=IF([$FillIn.R27]&lt;&gt;&quot;&quot;;[$FillIn.R27];-1)" office:value-type="float" office:value="181" calcext:value-type="float">
            <text:p>181</text:p>
          </table:table-cell>
          <table:table-cell table:formula="of:=IF([$FillIn.S27]&lt;&gt;&quot;&quot;;[$FillIn.S27];-1)" office:value-type="float" office:value="-1" calcext:value-type="float">
            <text:p>-1</text:p>
          </table:table-cell>
          <table:table-cell table:formula="of:=IF([$FillIn.T27]&lt;&gt;&quot;&quot;;[$FillIn.T27];-1)" office:value-type="float" office:value="201" calcext:value-type="float">
            <text:p>201</text:p>
          </table:table-cell>
          <table:table-cell table:formula="of:=IF([$FillIn.U27]&lt;&gt;&quot;&quot;;[$FillIn.U27];-1)" office:value-type="float" office:value="-1" calcext:value-type="float">
            <text:p>-1</text:p>
          </table:table-cell>
          <table:table-cell table:formula="of:=IF([$FillIn.V27]&lt;&gt;&quot;&quot;;[$FillIn.V27];-1)" office:value-type="float" office:value="-1" calcext:value-type="float">
            <text:p>-1</text:p>
          </table:table-cell>
          <table:table-cell table:formula="of:=IF([$FillIn.W27]&lt;&gt;&quot;&quot;;[$FillIn.W27];-1)" office:value-type="float" office:value="-1" calcext:value-type="float">
            <text:p>-1</text:p>
          </table:table-cell>
          <table:table-cell table:formula="of:=IF([$FillIn.X27]&lt;&gt;&quot;&quot;;[$FillIn.X27];-1)" office:value-type="float" office:value="-1" calcext:value-type="float">
            <text:p>-1</text:p>
          </table:table-cell>
          <table:table-cell table:formula="of:=IF([$FillIn.Y27]&lt;&gt;&quot;&quot;;[$FillIn.Y27];-1)" office:value-type="float" office:value="210" calcext:value-type="float">
            <text:p>210</text:p>
          </table:table-cell>
          <table:table-cell table:formula="of:=IF([$FillIn.Z27]&lt;&gt;&quot;&quot;;[$FillIn.Z27];-1)" office:value-type="float" office:value="-1" calcext:value-type="float">
            <text:p>-1</text:p>
          </table:table-cell>
          <table:table-cell table:formula="of:=IF([$FillIn.AA27]&lt;&gt;&quot;&quot;;[$FillIn.AA27];-1)" office:value-type="float" office:value="-1" calcext:value-type="float">
            <text:p>-1</text:p>
          </table:table-cell>
          <table:table-cell table:formula="of:=IF([$FillIn.AB27]&lt;&gt;&quot;&quot;;[$FillIn.AB27];-1)" office:value-type="float" office:value="167" calcext:value-type="float">
            <text:p>167</text:p>
          </table:table-cell>
          <table:table-cell table:formula="of:=IF([$FillIn.AC27]&lt;&gt;&quot;&quot;;[$FillIn.AC27];-1)" office:value-type="float" office:value="-1" calcext:value-type="float">
            <text:p>-1</text:p>
          </table:table-cell>
          <table:table-cell table:formula="of:=IF([$FillIn.AD27]&lt;&gt;&quot;&quot;;[$FillIn.AD27];-1)" office:value-type="float" office:value="-1" calcext:value-type="float">
            <text:p>-1</text:p>
          </table:table-cell>
          <table:table-cell table:formula="of:=IF([$FillIn.AE27]&lt;&gt;&quot;&quot;;[$FillIn.AE27];-1)" office:value-type="float" office:value="-1" calcext:value-type="float">
            <text:p>-1</text:p>
          </table:table-cell>
          <table:table-cell table:formula="of:=IF([$FillIn.AF27]&lt;&gt;&quot;&quot;;[$FillIn.AF27];-1)" office:value-type="float" office:value="-1" calcext:value-type="float">
            <text:p>-1</text:p>
          </table:table-cell>
          <table:table-cell table:formula="of:=IF([$FillIn.AG27]&lt;&gt;&quot;&quot;;[$FillIn.AG27];-1)" office:value-type="float" office:value="-1" calcext:value-type="float">
            <text:p>-1</text:p>
          </table:table-cell>
          <table:table-cell table:formula="of:=IF([$FillIn.AH27]&lt;&gt;&quot;&quot;;[$FillIn.AH27];-1)" office:value-type="float" office:value="-1" calcext:value-type="float">
            <text:p>-1</text:p>
          </table:table-cell>
          <table:table-cell table:formula="of:=IF([$FillIn.AI27]&lt;&gt;&quot;&quot;;[$FillIn.AI27];-1)" office:value-type="float" office:value="-1" calcext:value-type="float">
            <text:p>-1</text:p>
          </table:table-cell>
          <table:table-cell table:formula="of:=IF([$FillIn.AJ27]&lt;&gt;&quot;&quot;;[$FillIn.AJ27];-1)" office:value-type="float" office:value="-1" calcext:value-type="float">
            <text:p>-1</text:p>
          </table:table-cell>
          <table:table-cell table:formula="of:=IF([$FillIn.AK27]&lt;&gt;&quot;&quot;;[$FillIn.AK27];-1)" office:value-type="float" office:value="-1" calcext:value-type="float">
            <text:p>-1</text:p>
          </table:table-cell>
          <table:table-cell table:formula="of:=IF([$FillIn.AL27]&lt;&gt;&quot;&quot;;[$FillIn.AL27];-1)" office:value-type="float" office:value="-1" calcext:value-type="float">
            <text:p>-1</text:p>
          </table:table-cell>
          <table:table-cell table:formula="of:=IF([$FillIn.AM27]&lt;&gt;&quot;&quot;;[$FillIn.AM27];-1)" office:value-type="float" office:value="374" calcext:value-type="float">
            <text:p>374</text:p>
          </table:table-cell>
          <table:table-cell table:formula="of:=IF([$FillIn.AN27]&lt;&gt;&quot;&quot;;[$FillIn.AN27];-1)" office:value-type="float" office:value="142" calcext:value-type="float">
            <text:p>142</text:p>
          </table:table-cell>
          <table:table-cell table:formula="of:=IF([$FillIn.AO27]&lt;&gt;&quot;&quot;;[$FillIn.AO27];-1)" office:value-type="float" office:value="-1" calcext:value-type="float">
            <text:p>-1</text:p>
          </table:table-cell>
          <table:table-cell table:formula="of:=IF([$FillIn.AP27]&lt;&gt;&quot;&quot;;[$FillIn.AP27];-1)" office:value-type="float" office:value="-1" calcext:value-type="float">
            <text:p>-1</text:p>
          </table:table-cell>
          <table:table-cell table:formula="of:=IF([$FillIn.AQ27]&lt;&gt;&quot;&quot;;[$FillIn.AQ27];-1)" office:value-type="float" office:value="-1" calcext:value-type="float">
            <text:p>-1</text:p>
          </table:table-cell>
          <table:table-cell table:formula="of:=IF([$FillIn.AR27]&lt;&gt;&quot;&quot;;[$FillIn.AR27];-1)" office:value-type="float" office:value="-1" calcext:value-type="float">
            <text:p>-1</text:p>
          </table:table-cell>
          <table:table-cell table:formula="of:=IF([$FillIn.AS27]&lt;&gt;&quot;&quot;;[$FillIn.AS27];-1)" office:value-type="float" office:value="-1" calcext:value-type="float">
            <text:p>-1</text:p>
          </table:table-cell>
          <table:table-cell table:formula="of:=IF([$FillIn.AT27]&lt;&gt;&quot;&quot;;[$FillIn.AT27];-1)" office:value-type="float" office:value="-1" calcext:value-type="float">
            <text:p>-1</text:p>
          </table:table-cell>
          <table:table-cell table:formula="of:=IF([$FillIn.AU27]&lt;&gt;&quot;&quot;;[$FillIn.AU27];-1)" office:value-type="float" office:value="-1" calcext:value-type="float">
            <text:p>-1</text:p>
          </table:table-cell>
          <table:table-cell table:formula="of:=IF([$FillIn.AV27]&lt;&gt;&quot;&quot;;[$FillIn.AV27];-1)" office:value-type="float" office:value="-1" calcext:value-type="float">
            <text:p>-1</text:p>
          </table:table-cell>
          <table:table-cell table:formula="of:=IF([$FillIn.AW27]&lt;&gt;&quot;&quot;;[$FillIn.AW27];-1)" office:value-type="float" office:value="-1" calcext:value-type="float">
            <text:p>-1</text:p>
          </table:table-cell>
          <table:table-cell table:formula="of:=IF([$FillIn.AX27]&lt;&gt;&quot;&quot;;[$FillIn.AX27];-1)" office:value-type="float" office:value="-1" calcext:value-type="float">
            <text:p>-1</text:p>
          </table:table-cell>
          <table:table-cell table:formula="of:=IF([$FillIn.AY27]&lt;&gt;&quot;&quot;;[$FillIn.AY27];-1)" office:value-type="float" office:value="-1" calcext:value-type="float">
            <text:p>-1</text:p>
          </table:table-cell>
          <table:table-cell table:formula="of:=IF([$FillIn.AZ27]&lt;&gt;&quot;&quot;;[$FillIn.AZ27];-1)" office:value-type="float" office:value="119" calcext:value-type="float">
            <text:p>119</text:p>
          </table:table-cell>
          <table:table-cell table:formula="of:=IF([$FillIn.BA27]&lt;&gt;&quot;&quot;;[$FillIn.BA27];-1)" office:value-type="float" office:value="-1" calcext:value-type="float">
            <text:p>-1</text:p>
          </table:table-cell>
          <table:table-cell table:formula="of:=IF([$FillIn.BB27]&lt;&gt;&quot;&quot;;[$FillIn.BB27];-1)" office:value-type="float" office:value="-1" calcext:value-type="float">
            <text:p>-1</text:p>
          </table:table-cell>
          <table:table-cell table:formula="of:=IF([$FillIn.BC27]&lt;&gt;&quot;&quot;;[$FillIn.BC27];-1)" office:value-type="float" office:value="-1" calcext:value-type="float">
            <text:p>-1</text:p>
          </table:table-cell>
          <table:table-cell table:formula="of:=IF([$FillIn.BD27]&lt;&gt;&quot;&quot;;[$FillIn.BD27];-1)" office:value-type="float" office:value="-1" calcext:value-type="float">
            <text:p>-1</text:p>
          </table:table-cell>
          <table:table-cell table:formula="of:=IF([$FillIn.BE27]&lt;&gt;&quot;&quot;;[$FillIn.BE27];-1)" office:value-type="float" office:value="-1" calcext:value-type="float">
            <text:p>-1</text:p>
          </table:table-cell>
          <table:table-cell table:formula="of:=IF([$FillIn.BF27]&lt;&gt;&quot;&quot;;[$FillIn.BF27];-1)" office:value-type="float" office:value="-1" calcext:value-type="float">
            <text:p>-1</text:p>
          </table:table-cell>
          <table:table-cell table:formula="of:=IF([$FillIn.BG27]&lt;&gt;&quot;&quot;;[$FillIn.BG27];-1)" office:value-type="float" office:value="-1" calcext:value-type="float">
            <text:p>-1</text:p>
          </table:table-cell>
          <table:table-cell table:formula="of:=IF([$FillIn.BH27]&lt;&gt;&quot;&quot;;[$FillIn.BH27];-1)" office:value-type="float" office:value="-1" calcext:value-type="float">
            <text:p>-1</text:p>
          </table:table-cell>
          <table:table-cell table:formula="of:=IF([$FillIn.BI27]&lt;&gt;&quot;&quot;;[$FillIn.BI27];-1)" office:value-type="float" office:value="406" calcext:value-type="float">
            <text:p>406</text:p>
          </table:table-cell>
          <table:table-cell table:formula="of:=IF([$FillIn.BJ27]&lt;&gt;&quot;&quot;;[$FillIn.BJ27];-1)" office:value-type="float" office:value="-1" calcext:value-type="float">
            <text:p>-1</text:p>
          </table:table-cell>
          <table:table-cell table:formula="of:=IF([$FillIn.BK27]&lt;&gt;&quot;&quot;;[$FillIn.BK27];-1)" office:value-type="float" office:value="436" calcext:value-type="float">
            <text:p>436</text:p>
          </table:table-cell>
          <table:table-cell table:formula="of:=IF([$FillIn.BL27]&lt;&gt;&quot;&quot;;[$FillIn.BL27];-1)" office:value-type="float" office:value="-1" calcext:value-type="float">
            <text:p>-1</text:p>
          </table:table-cell>
          <table:table-cell table:formula="of:=IF([$FillIn.BM27]&lt;&gt;&quot;&quot;;[$FillIn.BM27];-1)" office:value-type="float" office:value="-1" calcext:value-type="float">
            <text:p>-1</text:p>
          </table:table-cell>
          <table:table-cell table:formula="of:=IF([$FillIn.BN27]&lt;&gt;&quot;&quot;;[$FillIn.BN27];-1)" office:value-type="float" office:value="-1" calcext:value-type="float">
            <text:p>-1</text:p>
          </table:table-cell>
          <table:table-cell table:formula="of:=IF([$FillIn.BO27]&lt;&gt;&quot;&quot;;[$FillIn.BO27];-1)" office:value-type="float" office:value="-1" calcext:value-type="float">
            <text:p>-1</text:p>
          </table:table-cell>
          <table:table-cell table:formula="of:=IF([$FillIn.BP27]&lt;&gt;&quot;&quot;;[$FillIn.BP27];-1)" office:value-type="float" office:value="-1" calcext:value-type="float">
            <text:p>-1</text:p>
          </table:table-cell>
          <table:table-cell table:formula="of:=IF([$FillIn.BQ27]&lt;&gt;&quot;&quot;;[$FillIn.BQ27];-1)" office:value-type="float" office:value="-1" calcext:value-type="float">
            <text:p>-1</text:p>
          </table:table-cell>
          <table:table-cell table:formula="of:=IF([$FillIn.BR27]&lt;&gt;&quot;&quot;;[$FillIn.BR27];-1)" office:value-type="float" office:value="-1" calcext:value-type="float">
            <text:p>-1</text:p>
          </table:table-cell>
          <table:table-cell table:formula="of:=IF([$FillIn.BS27]&lt;&gt;&quot;&quot;;[$FillIn.BS27];-1)" office:value-type="float" office:value="452" calcext:value-type="float">
            <text:p>452</text:p>
          </table:table-cell>
          <table:table-cell table:formula="of:=IF([$FillIn.BT27]&lt;&gt;&quot;&quot;;[$FillIn.BT27];-1)" office:value-type="float" office:value="-1" calcext:value-type="float">
            <text:p>-1</text:p>
          </table:table-cell>
          <table:table-cell table:formula="of:=IF([$FillIn.BU27]&lt;&gt;&quot;&quot;;[$FillIn.BU27];-1)" office:value-type="float" office:value="-1" calcext:value-type="float">
            <text:p>-1</text:p>
          </table:table-cell>
          <table:table-cell table:formula="of:=IF([$FillIn.BV27]&lt;&gt;&quot;&quot;;[$FillIn.BV27];-1)" office:value-type="float" office:value="-1" calcext:value-type="float">
            <text:p>-1</text:p>
          </table:table-cell>
          <table:table-cell table:formula="of:=IF([$FillIn.BW27]&lt;&gt;&quot;&quot;;[$FillIn.BW27];-1)" office:value-type="float" office:value="-1" calcext:value-type="float">
            <text:p>-1</text:p>
          </table:table-cell>
          <table:table-cell table:formula="of:=IF([$FillIn.BX27]&lt;&gt;&quot;&quot;;[$FillIn.BX27];-1)" office:value-type="float" office:value="-1" calcext:value-type="float">
            <text:p>-1</text:p>
          </table:table-cell>
          <table:table-cell table:formula="of:=IF([$FillIn.BY27]&lt;&gt;&quot;&quot;;[$FillIn.BY27];-1)" office:value-type="float" office:value="-1" calcext:value-type="float">
            <text:p>-1</text:p>
          </table:table-cell>
          <table:table-cell table:formula="of:=IF([$FillIn.BZ27]&lt;&gt;&quot;&quot;;[$FillIn.BZ27];-1)" office:value-type="float" office:value="-1" calcext:value-type="float">
            <text:p>-1</text:p>
          </table:table-cell>
          <table:table-cell table:formula="of:=IF([$FillIn.CA27]&lt;&gt;&quot;&quot;;[$FillIn.CA27];-1)" office:value-type="float" office:value="-1" calcext:value-type="float">
            <text:p>-1</text:p>
          </table:table-cell>
          <table:table-cell table:formula="of:=IF([$FillIn.CB27]&lt;&gt;&quot;&quot;;[$FillIn.CB27];-1)" office:value-type="float" office:value="-1" calcext:value-type="float">
            <text:p>-1</text:p>
          </table:table-cell>
          <table:table-cell table:formula="of:=IF([$FillIn.CC27]&lt;&gt;&quot;&quot;;[$FillIn.CC27];-1)" office:value-type="float" office:value="-1" calcext:value-type="float">
            <text:p>-1</text:p>
          </table:table-cell>
          <table:table-cell table:formula="of:=IF([$FillIn.CD27]&lt;&gt;&quot;&quot;;[$FillIn.CD27];-1)" office:value-type="float" office:value="-1" calcext:value-type="float">
            <text:p>-1</text:p>
          </table:table-cell>
          <table:table-cell table:formula="of:=IF([$FillIn.CE27]&lt;&gt;&quot;&quot;;[$FillIn.CE27];-1)" office:value-type="float" office:value="-1" calcext:value-type="float">
            <text:p>-1</text:p>
          </table:table-cell>
          <table:table-cell table:formula="of:=IF([$FillIn.CF27]&lt;&gt;&quot;&quot;;[$FillIn.CF27];-1)" office:value-type="float" office:value="-1" calcext:value-type="float">
            <text:p>-1</text:p>
          </table:table-cell>
          <table:table-cell table:formula="of:=IF([$FillIn.CG27]&lt;&gt;&quot;&quot;;[$FillIn.CG27];-1)" office:value-type="float" office:value="-1" calcext:value-type="float">
            <text:p>-1</text:p>
          </table:table-cell>
          <table:table-cell table:formula="of:=IF([$FillIn.CH27]&lt;&gt;&quot;&quot;;[$FillIn.CH27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8]&lt;&gt;&quot;&quot;;[$FillIn.A28];-1)" office:value-type="float" office:value="21" calcext:value-type="float">
            <text:p>21</text:p>
          </table:table-cell>
          <table:table-cell table:formula="of:=IF([$FillIn.B28]&lt;&gt;&quot;&quot;;[$FillIn.B28];-1)" office:value-type="float" office:value="-1" calcext:value-type="float">
            <text:p>-1</text:p>
          </table:table-cell>
          <table:table-cell table:formula="of:=IF([$FillIn.C28]&lt;&gt;&quot;&quot;;[$FillIn.C28];-1)" office:value-type="float" office:value="-1" calcext:value-type="float">
            <text:p>-1</text:p>
          </table:table-cell>
          <table:table-cell table:formula="of:=IF([$FillIn.D28]&lt;&gt;&quot;&quot;;[$FillIn.D28];-1)" office:value-type="float" office:value="-1" calcext:value-type="float">
            <text:p>-1</text:p>
          </table:table-cell>
          <table:table-cell table:formula="of:=IF([$FillIn.E28]&lt;&gt;&quot;&quot;;[$FillIn.E28];-1)" office:value-type="float" office:value="-1" calcext:value-type="float">
            <text:p>-1</text:p>
          </table:table-cell>
          <table:table-cell table:formula="of:=IF([$FillIn.F28]&lt;&gt;&quot;&quot;;[$FillIn.F28];-1)" office:value-type="float" office:value="-1" calcext:value-type="float">
            <text:p>-1</text:p>
          </table:table-cell>
          <table:table-cell table:formula="of:=IF([$FillIn.G28]&lt;&gt;&quot;&quot;;[$FillIn.G28];-1)" office:value-type="float" office:value="-1" calcext:value-type="float">
            <text:p>-1</text:p>
          </table:table-cell>
          <table:table-cell table:formula="of:=IF([$FillIn.H28]&lt;&gt;&quot;&quot;;[$FillIn.H28];-1)" office:value-type="float" office:value="-1" calcext:value-type="float">
            <text:p>-1</text:p>
          </table:table-cell>
          <table:table-cell table:formula="of:=IF([$FillIn.I28]&lt;&gt;&quot;&quot;;[$FillIn.I28];-1)" office:value-type="float" office:value="-1" calcext:value-type="float">
            <text:p>-1</text:p>
          </table:table-cell>
          <table:table-cell table:formula="of:=IF([$FillIn.J28]&lt;&gt;&quot;&quot;;[$FillIn.J28];-1)" office:value-type="float" office:value="-1" calcext:value-type="float">
            <text:p>-1</text:p>
          </table:table-cell>
          <table:table-cell table:formula="of:=IF([$FillIn.K28]&lt;&gt;&quot;&quot;;[$FillIn.K28];-1)" office:value-type="float" office:value="-1" calcext:value-type="float">
            <text:p>-1</text:p>
          </table:table-cell>
          <table:table-cell table:formula="of:=IF([$FillIn.L28]&lt;&gt;&quot;&quot;;[$FillIn.L28];-1)" office:value-type="float" office:value="-1" calcext:value-type="float">
            <text:p>-1</text:p>
          </table:table-cell>
          <table:table-cell table:formula="of:=IF([$FillIn.M28]&lt;&gt;&quot;&quot;;[$FillIn.M28];-1)" office:value-type="float" office:value="-1" calcext:value-type="float">
            <text:p>-1</text:p>
          </table:table-cell>
          <table:table-cell table:formula="of:=IF([$FillIn.N28]&lt;&gt;&quot;&quot;;[$FillIn.N28];-1)" office:value-type="float" office:value="-1" calcext:value-type="float">
            <text:p>-1</text:p>
          </table:table-cell>
          <table:table-cell table:formula="of:=IF([$FillIn.O28]&lt;&gt;&quot;&quot;;[$FillIn.O28];-1)" office:value-type="float" office:value="-1" calcext:value-type="float">
            <text:p>-1</text:p>
          </table:table-cell>
          <table:table-cell table:formula="of:=IF([$FillIn.P28]&lt;&gt;&quot;&quot;;[$FillIn.P28];-1)" office:value-type="float" office:value="-1" calcext:value-type="float">
            <text:p>-1</text:p>
          </table:table-cell>
          <table:table-cell table:formula="of:=IF([$FillIn.Q28]&lt;&gt;&quot;&quot;;[$FillIn.Q28];-1)" office:value-type="float" office:value="-1" calcext:value-type="float">
            <text:p>-1</text:p>
          </table:table-cell>
          <table:table-cell table:formula="of:=IF([$FillIn.R28]&lt;&gt;&quot;&quot;;[$FillIn.R28];-1)" office:value-type="float" office:value="-1" calcext:value-type="float">
            <text:p>-1</text:p>
          </table:table-cell>
          <table:table-cell table:formula="of:=IF([$FillIn.S28]&lt;&gt;&quot;&quot;;[$FillIn.S28];-1)" office:value-type="float" office:value="-1" calcext:value-type="float">
            <text:p>-1</text:p>
          </table:table-cell>
          <table:table-cell table:formula="of:=IF([$FillIn.T28]&lt;&gt;&quot;&quot;;[$FillIn.T28];-1)" office:value-type="float" office:value="-1" calcext:value-type="float">
            <text:p>-1</text:p>
          </table:table-cell>
          <table:table-cell table:formula="of:=IF([$FillIn.U28]&lt;&gt;&quot;&quot;;[$FillIn.U28];-1)" office:value-type="float" office:value="-1" calcext:value-type="float">
            <text:p>-1</text:p>
          </table:table-cell>
          <table:table-cell table:formula="of:=IF([$FillIn.V28]&lt;&gt;&quot;&quot;;[$FillIn.V28];-1)" office:value-type="float" office:value="-1" calcext:value-type="float">
            <text:p>-1</text:p>
          </table:table-cell>
          <table:table-cell table:formula="of:=IF([$FillIn.W28]&lt;&gt;&quot;&quot;;[$FillIn.W28];-1)" office:value-type="float" office:value="-1" calcext:value-type="float">
            <text:p>-1</text:p>
          </table:table-cell>
          <table:table-cell table:formula="of:=IF([$FillIn.X28]&lt;&gt;&quot;&quot;;[$FillIn.X28];-1)" office:value-type="float" office:value="-1" calcext:value-type="float">
            <text:p>-1</text:p>
          </table:table-cell>
          <table:table-cell table:formula="of:=IF([$FillIn.Y28]&lt;&gt;&quot;&quot;;[$FillIn.Y28];-1)" office:value-type="float" office:value="-1" calcext:value-type="float">
            <text:p>-1</text:p>
          </table:table-cell>
          <table:table-cell table:formula="of:=IF([$FillIn.Z28]&lt;&gt;&quot;&quot;;[$FillIn.Z28];-1)" office:value-type="float" office:value="-1" calcext:value-type="float">
            <text:p>-1</text:p>
          </table:table-cell>
          <table:table-cell table:formula="of:=IF([$FillIn.AA28]&lt;&gt;&quot;&quot;;[$FillIn.AA28];-1)" office:value-type="float" office:value="-1" calcext:value-type="float">
            <text:p>-1</text:p>
          </table:table-cell>
          <table:table-cell table:formula="of:=IF([$FillIn.AB28]&lt;&gt;&quot;&quot;;[$FillIn.AB28];-1)" office:value-type="float" office:value="-1" calcext:value-type="float">
            <text:p>-1</text:p>
          </table:table-cell>
          <table:table-cell table:formula="of:=IF([$FillIn.AC28]&lt;&gt;&quot;&quot;;[$FillIn.AC28];-1)" office:value-type="float" office:value="-1" calcext:value-type="float">
            <text:p>-1</text:p>
          </table:table-cell>
          <table:table-cell table:formula="of:=IF([$FillIn.AD28]&lt;&gt;&quot;&quot;;[$FillIn.AD28];-1)" office:value-type="float" office:value="-1" calcext:value-type="float">
            <text:p>-1</text:p>
          </table:table-cell>
          <table:table-cell table:formula="of:=IF([$FillIn.AE28]&lt;&gt;&quot;&quot;;[$FillIn.AE28];-1)" office:value-type="float" office:value="-1" calcext:value-type="float">
            <text:p>-1</text:p>
          </table:table-cell>
          <table:table-cell table:formula="of:=IF([$FillIn.AF28]&lt;&gt;&quot;&quot;;[$FillIn.AF28];-1)" office:value-type="float" office:value="-1" calcext:value-type="float">
            <text:p>-1</text:p>
          </table:table-cell>
          <table:table-cell table:formula="of:=IF([$FillIn.AG28]&lt;&gt;&quot;&quot;;[$FillIn.AG28];-1)" office:value-type="float" office:value="-1" calcext:value-type="float">
            <text:p>-1</text:p>
          </table:table-cell>
          <table:table-cell table:formula="of:=IF([$FillIn.AH28]&lt;&gt;&quot;&quot;;[$FillIn.AH28];-1)" office:value-type="float" office:value="-1" calcext:value-type="float">
            <text:p>-1</text:p>
          </table:table-cell>
          <table:table-cell table:formula="of:=IF([$FillIn.AI28]&lt;&gt;&quot;&quot;;[$FillIn.AI28];-1)" office:value-type="float" office:value="-1" calcext:value-type="float">
            <text:p>-1</text:p>
          </table:table-cell>
          <table:table-cell table:formula="of:=IF([$FillIn.AJ28]&lt;&gt;&quot;&quot;;[$FillIn.AJ28];-1)" office:value-type="float" office:value="-1" calcext:value-type="float">
            <text:p>-1</text:p>
          </table:table-cell>
          <table:table-cell table:formula="of:=IF([$FillIn.AK28]&lt;&gt;&quot;&quot;;[$FillIn.AK28];-1)" office:value-type="float" office:value="-1" calcext:value-type="float">
            <text:p>-1</text:p>
          </table:table-cell>
          <table:table-cell table:formula="of:=IF([$FillIn.AL28]&lt;&gt;&quot;&quot;;[$FillIn.AL28];-1)" office:value-type="float" office:value="-1" calcext:value-type="float">
            <text:p>-1</text:p>
          </table:table-cell>
          <table:table-cell table:formula="of:=IF([$FillIn.AM28]&lt;&gt;&quot;&quot;;[$FillIn.AM28];-1)" office:value-type="float" office:value="143" calcext:value-type="float">
            <text:p>143</text:p>
          </table:table-cell>
          <table:table-cell table:formula="of:=IF([$FillIn.AN28]&lt;&gt;&quot;&quot;;[$FillIn.AN28];-1)" office:value-type="float" office:value="-1" calcext:value-type="float">
            <text:p>-1</text:p>
          </table:table-cell>
          <table:table-cell table:formula="of:=IF([$FillIn.AO28]&lt;&gt;&quot;&quot;;[$FillIn.AO28];-1)" office:value-type="float" office:value="141" calcext:value-type="float">
            <text:p>141</text:p>
          </table:table-cell>
          <table:table-cell table:formula="of:=IF([$FillIn.AP28]&lt;&gt;&quot;&quot;;[$FillIn.AP28];-1)" office:value-type="float" office:value="-1" calcext:value-type="float">
            <text:p>-1</text:p>
          </table:table-cell>
          <table:table-cell table:formula="of:=IF([$FillIn.AQ28]&lt;&gt;&quot;&quot;;[$FillIn.AQ28];-1)" office:value-type="float" office:value="-1" calcext:value-type="float">
            <text:p>-1</text:p>
          </table:table-cell>
          <table:table-cell table:formula="of:=IF([$FillIn.AR28]&lt;&gt;&quot;&quot;;[$FillIn.AR28];-1)" office:value-type="float" office:value="-1" calcext:value-type="float">
            <text:p>-1</text:p>
          </table:table-cell>
          <table:table-cell table:formula="of:=IF([$FillIn.AS28]&lt;&gt;&quot;&quot;;[$FillIn.AS28];-1)" office:value-type="float" office:value="-1" calcext:value-type="float">
            <text:p>-1</text:p>
          </table:table-cell>
          <table:table-cell table:formula="of:=IF([$FillIn.AT28]&lt;&gt;&quot;&quot;;[$FillIn.AT28];-1)" office:value-type="float" office:value="-1" calcext:value-type="float">
            <text:p>-1</text:p>
          </table:table-cell>
          <table:table-cell table:formula="of:=IF([$FillIn.AU28]&lt;&gt;&quot;&quot;;[$FillIn.AU28];-1)" office:value-type="float" office:value="-1" calcext:value-type="float">
            <text:p>-1</text:p>
          </table:table-cell>
          <table:table-cell table:formula="of:=IF([$FillIn.AV28]&lt;&gt;&quot;&quot;;[$FillIn.AV28];-1)" office:value-type="float" office:value="-1" calcext:value-type="float">
            <text:p>-1</text:p>
          </table:table-cell>
          <table:table-cell table:formula="of:=IF([$FillIn.AW28]&lt;&gt;&quot;&quot;;[$FillIn.AW28];-1)" office:value-type="float" office:value="-1" calcext:value-type="float">
            <text:p>-1</text:p>
          </table:table-cell>
          <table:table-cell table:formula="of:=IF([$FillIn.AX28]&lt;&gt;&quot;&quot;;[$FillIn.AX28];-1)" office:value-type="float" office:value="-1" calcext:value-type="float">
            <text:p>-1</text:p>
          </table:table-cell>
          <table:table-cell table:formula="of:=IF([$FillIn.AY28]&lt;&gt;&quot;&quot;;[$FillIn.AY28];-1)" office:value-type="float" office:value="120" calcext:value-type="float">
            <text:p>120</text:p>
          </table:table-cell>
          <table:table-cell table:formula="of:=IF([$FillIn.AZ28]&lt;&gt;&quot;&quot;;[$FillIn.AZ28];-1)" office:value-type="float" office:value="-1" calcext:value-type="float">
            <text:p>-1</text:p>
          </table:table-cell>
          <table:table-cell table:formula="of:=IF([$FillIn.BA28]&lt;&gt;&quot;&quot;;[$FillIn.BA28];-1)" office:value-type="float" office:value="118" calcext:value-type="float">
            <text:p>118</text:p>
          </table:table-cell>
          <table:table-cell table:formula="of:=IF([$FillIn.BB28]&lt;&gt;&quot;&quot;;[$FillIn.BB28];-1)" office:value-type="float" office:value="-1" calcext:value-type="float">
            <text:p>-1</text:p>
          </table:table-cell>
          <table:table-cell table:formula="of:=IF([$FillIn.BC28]&lt;&gt;&quot;&quot;;[$FillIn.BC28];-1)" office:value-type="float" office:value="-1" calcext:value-type="float">
            <text:p>-1</text:p>
          </table:table-cell>
          <table:table-cell table:formula="of:=IF([$FillIn.BD28]&lt;&gt;&quot;&quot;;[$FillIn.BD28];-1)" office:value-type="float" office:value="-1" calcext:value-type="float">
            <text:p>-1</text:p>
          </table:table-cell>
          <table:table-cell table:formula="of:=IF([$FillIn.BE28]&lt;&gt;&quot;&quot;;[$FillIn.BE28];-1)" office:value-type="float" office:value="-1" calcext:value-type="float">
            <text:p>-1</text:p>
          </table:table-cell>
          <table:table-cell table:formula="of:=IF([$FillIn.BF28]&lt;&gt;&quot;&quot;;[$FillIn.BF28];-1)" office:value-type="float" office:value="-1" calcext:value-type="float">
            <text:p>-1</text:p>
          </table:table-cell>
          <table:table-cell table:formula="of:=IF([$FillIn.BG28]&lt;&gt;&quot;&quot;;[$FillIn.BG28];-1)" office:value-type="float" office:value="-1" calcext:value-type="float">
            <text:p>-1</text:p>
          </table:table-cell>
          <table:table-cell table:formula="of:=IF([$FillIn.BH28]&lt;&gt;&quot;&quot;;[$FillIn.BH28];-1)" office:value-type="float" office:value="407" calcext:value-type="float">
            <text:p>407</text:p>
          </table:table-cell>
          <table:table-cell table:formula="of:=IF([$FillIn.BI28]&lt;&gt;&quot;&quot;;[$FillIn.BI28];-1)" office:value-type="float" office:value="-1" calcext:value-type="float">
            <text:p>-1</text:p>
          </table:table-cell>
          <table:table-cell table:formula="of:=IF([$FillIn.BJ28]&lt;&gt;&quot;&quot;;[$FillIn.BJ28];-1)" office:value-type="float" office:value="-1" calcext:value-type="float">
            <text:p>-1</text:p>
          </table:table-cell>
          <table:table-cell table:formula="of:=IF([$FillIn.BK28]&lt;&gt;&quot;&quot;;[$FillIn.BK28];-1)" office:value-type="float" office:value="-1" calcext:value-type="float">
            <text:p>-1</text:p>
          </table:table-cell>
          <table:table-cell table:formula="of:=IF([$FillIn.BL28]&lt;&gt;&quot;&quot;;[$FillIn.BL28];-1)" office:value-type="float" office:value="-1" calcext:value-type="float">
            <text:p>-1</text:p>
          </table:table-cell>
          <table:table-cell table:formula="of:=IF([$FillIn.BM28]&lt;&gt;&quot;&quot;;[$FillIn.BM28];-1)" office:value-type="float" office:value="-1" calcext:value-type="float">
            <text:p>-1</text:p>
          </table:table-cell>
          <table:table-cell table:formula="of:=IF([$FillIn.BN28]&lt;&gt;&quot;&quot;;[$FillIn.BN28];-1)" office:value-type="float" office:value="-1" calcext:value-type="float">
            <text:p>-1</text:p>
          </table:table-cell>
          <table:table-cell table:formula="of:=IF([$FillIn.BO28]&lt;&gt;&quot;&quot;;[$FillIn.BO28];-1)" office:value-type="float" office:value="-1" calcext:value-type="float">
            <text:p>-1</text:p>
          </table:table-cell>
          <table:table-cell table:formula="of:=IF([$FillIn.BP28]&lt;&gt;&quot;&quot;;[$FillIn.BP28];-1)" office:value-type="float" office:value="-1" calcext:value-type="float">
            <text:p>-1</text:p>
          </table:table-cell>
          <table:table-cell table:formula="of:=IF([$FillIn.BQ28]&lt;&gt;&quot;&quot;;[$FillIn.BQ28];-1)" office:value-type="float" office:value="-1" calcext:value-type="float">
            <text:p>-1</text:p>
          </table:table-cell>
          <table:table-cell table:formula="of:=IF([$FillIn.BR28]&lt;&gt;&quot;&quot;;[$FillIn.BR28];-1)" office:value-type="float" office:value="-1" calcext:value-type="float">
            <text:p>-1</text:p>
          </table:table-cell>
          <table:table-cell table:formula="of:=IF([$FillIn.BS28]&lt;&gt;&quot;&quot;;[$FillIn.BS28];-1)" office:value-type="float" office:value="-1" calcext:value-type="float">
            <text:p>-1</text:p>
          </table:table-cell>
          <table:table-cell table:formula="of:=IF([$FillIn.BT28]&lt;&gt;&quot;&quot;;[$FillIn.BT28];-1)" office:value-type="float" office:value="-1" calcext:value-type="float">
            <text:p>-1</text:p>
          </table:table-cell>
          <table:table-cell table:formula="of:=IF([$FillIn.BU28]&lt;&gt;&quot;&quot;;[$FillIn.BU28];-1)" office:value-type="float" office:value="-1" calcext:value-type="float">
            <text:p>-1</text:p>
          </table:table-cell>
          <table:table-cell table:formula="of:=IF([$FillIn.BV28]&lt;&gt;&quot;&quot;;[$FillIn.BV28];-1)" office:value-type="float" office:value="-1" calcext:value-type="float">
            <text:p>-1</text:p>
          </table:table-cell>
          <table:table-cell table:formula="of:=IF([$FillIn.BW28]&lt;&gt;&quot;&quot;;[$FillIn.BW28];-1)" office:value-type="float" office:value="-1" calcext:value-type="float">
            <text:p>-1</text:p>
          </table:table-cell>
          <table:table-cell table:formula="of:=IF([$FillIn.BX28]&lt;&gt;&quot;&quot;;[$FillIn.BX28];-1)" office:value-type="float" office:value="-1" calcext:value-type="float">
            <text:p>-1</text:p>
          </table:table-cell>
          <table:table-cell table:formula="of:=IF([$FillIn.BY28]&lt;&gt;&quot;&quot;;[$FillIn.BY28];-1)" office:value-type="float" office:value="-1" calcext:value-type="float">
            <text:p>-1</text:p>
          </table:table-cell>
          <table:table-cell table:formula="of:=IF([$FillIn.BZ28]&lt;&gt;&quot;&quot;;[$FillIn.BZ28];-1)" office:value-type="float" office:value="-1" calcext:value-type="float">
            <text:p>-1</text:p>
          </table:table-cell>
          <table:table-cell table:formula="of:=IF([$FillIn.CA28]&lt;&gt;&quot;&quot;;[$FillIn.CA28];-1)" office:value-type="float" office:value="-1" calcext:value-type="float">
            <text:p>-1</text:p>
          </table:table-cell>
          <table:table-cell table:formula="of:=IF([$FillIn.CB28]&lt;&gt;&quot;&quot;;[$FillIn.CB28];-1)" office:value-type="float" office:value="-1" calcext:value-type="float">
            <text:p>-1</text:p>
          </table:table-cell>
          <table:table-cell table:formula="of:=IF([$FillIn.CC28]&lt;&gt;&quot;&quot;;[$FillIn.CC28];-1)" office:value-type="float" office:value="-1" calcext:value-type="float">
            <text:p>-1</text:p>
          </table:table-cell>
          <table:table-cell table:formula="of:=IF([$FillIn.CD28]&lt;&gt;&quot;&quot;;[$FillIn.CD28];-1)" office:value-type="float" office:value="-1" calcext:value-type="float">
            <text:p>-1</text:p>
          </table:table-cell>
          <table:table-cell table:formula="of:=IF([$FillIn.CE28]&lt;&gt;&quot;&quot;;[$FillIn.CE28];-1)" office:value-type="float" office:value="-1" calcext:value-type="float">
            <text:p>-1</text:p>
          </table:table-cell>
          <table:table-cell table:formula="of:=IF([$FillIn.CF28]&lt;&gt;&quot;&quot;;[$FillIn.CF28];-1)" office:value-type="float" office:value="-1" calcext:value-type="float">
            <text:p>-1</text:p>
          </table:table-cell>
          <table:table-cell table:formula="of:=IF([$FillIn.CG28]&lt;&gt;&quot;&quot;;[$FillIn.CG28];-1)" office:value-type="float" office:value="-1" calcext:value-type="float">
            <text:p>-1</text:p>
          </table:table-cell>
          <table:table-cell table:formula="of:=IF([$FillIn.CH28]&lt;&gt;&quot;&quot;;[$FillIn.CH28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9]&lt;&gt;&quot;&quot;;[$FillIn.A29];-1)" office:value-type="float" office:value="20" calcext:value-type="float">
            <text:p>20</text:p>
          </table:table-cell>
          <table:table-cell table:formula="of:=IF([$FillIn.B29]&lt;&gt;&quot;&quot;;[$FillIn.B29];-1)" office:value-type="float" office:value="-1" calcext:value-type="float">
            <text:p>-1</text:p>
          </table:table-cell>
          <table:table-cell table:formula="of:=IF([$FillIn.C29]&lt;&gt;&quot;&quot;;[$FillIn.C29];-1)" office:value-type="float" office:value="-1" calcext:value-type="float">
            <text:p>-1</text:p>
          </table:table-cell>
          <table:table-cell table:formula="of:=IF([$FillIn.D29]&lt;&gt;&quot;&quot;;[$FillIn.D29];-1)" office:value-type="float" office:value="-1" calcext:value-type="float">
            <text:p>-1</text:p>
          </table:table-cell>
          <table:table-cell table:formula="of:=IF([$FillIn.E29]&lt;&gt;&quot;&quot;;[$FillIn.E29];-1)" office:value-type="float" office:value="-1" calcext:value-type="float">
            <text:p>-1</text:p>
          </table:table-cell>
          <table:table-cell table:formula="of:=IF([$FillIn.F29]&lt;&gt;&quot;&quot;;[$FillIn.F29];-1)" office:value-type="float" office:value="-1" calcext:value-type="float">
            <text:p>-1</text:p>
          </table:table-cell>
          <table:table-cell table:formula="of:=IF([$FillIn.G29]&lt;&gt;&quot;&quot;;[$FillIn.G29];-1)" office:value-type="float" office:value="-1" calcext:value-type="float">
            <text:p>-1</text:p>
          </table:table-cell>
          <table:table-cell table:formula="of:=IF([$FillIn.H29]&lt;&gt;&quot;&quot;;[$FillIn.H29];-1)" office:value-type="float" office:value="-1" calcext:value-type="float">
            <text:p>-1</text:p>
          </table:table-cell>
          <table:table-cell table:formula="of:=IF([$FillIn.I29]&lt;&gt;&quot;&quot;;[$FillIn.I29];-1)" office:value-type="float" office:value="-1" calcext:value-type="float">
            <text:p>-1</text:p>
          </table:table-cell>
          <table:table-cell table:formula="of:=IF([$FillIn.J29]&lt;&gt;&quot;&quot;;[$FillIn.J29];-1)" office:value-type="float" office:value="-1" calcext:value-type="float">
            <text:p>-1</text:p>
          </table:table-cell>
          <table:table-cell table:formula="of:=IF([$FillIn.K29]&lt;&gt;&quot;&quot;;[$FillIn.K29];-1)" office:value-type="float" office:value="-1" calcext:value-type="float">
            <text:p>-1</text:p>
          </table:table-cell>
          <table:table-cell table:formula="of:=IF([$FillIn.L29]&lt;&gt;&quot;&quot;;[$FillIn.L29];-1)" office:value-type="float" office:value="-1" calcext:value-type="float">
            <text:p>-1</text:p>
          </table:table-cell>
          <table:table-cell table:formula="of:=IF([$FillIn.M29]&lt;&gt;&quot;&quot;;[$FillIn.M29];-1)" office:value-type="float" office:value="235" calcext:value-type="float">
            <text:p>235</text:p>
          </table:table-cell>
          <table:table-cell table:formula="of:=IF([$FillIn.N29]&lt;&gt;&quot;&quot;;[$FillIn.N29];-1)" office:value-type="float" office:value="-1" calcext:value-type="float">
            <text:p>-1</text:p>
          </table:table-cell>
          <table:table-cell table:formula="of:=IF([$FillIn.O29]&lt;&gt;&quot;&quot;;[$FillIn.O29];-1)" office:value-type="float" office:value="246" calcext:value-type="float">
            <text:p>246</text:p>
          </table:table-cell>
          <table:table-cell table:formula="of:=IF([$FillIn.P29]&lt;&gt;&quot;&quot;;[$FillIn.P29];-1)" office:value-type="float" office:value="-1" calcext:value-type="float">
            <text:p>-1</text:p>
          </table:table-cell>
          <table:table-cell table:formula="of:=IF([$FillIn.Q29]&lt;&gt;&quot;&quot;;[$FillIn.Q29];-1)" office:value-type="float" office:value="-1" calcext:value-type="float">
            <text:p>-1</text:p>
          </table:table-cell>
          <table:table-cell table:formula="of:=IF([$FillIn.R29]&lt;&gt;&quot;&quot;;[$FillIn.R29];-1)" office:value-type="float" office:value="182" calcext:value-type="float">
            <text:p>182</text:p>
          </table:table-cell>
          <table:table-cell table:formula="of:=IF([$FillIn.S29]&lt;&gt;&quot;&quot;;[$FillIn.S29];-1)" office:value-type="float" office:value="200" calcext:value-type="float">
            <text:p>200</text:p>
          </table:table-cell>
          <table:table-cell table:formula="of:=IF([$FillIn.T29]&lt;&gt;&quot;&quot;;[$FillIn.T29];-1)" office:value-type="float" office:value="197" calcext:value-type="float">
            <text:p>197</text:p>
          </table:table-cell>
          <table:table-cell table:formula="of:=IF([$FillIn.U29]&lt;&gt;&quot;&quot;;[$FillIn.U29];-1)" office:value-type="float" office:value="-1" calcext:value-type="float">
            <text:p>-1</text:p>
          </table:table-cell>
          <table:table-cell table:formula="of:=IF([$FillIn.V29]&lt;&gt;&quot;&quot;;[$FillIn.V29];-1)" office:value-type="float" office:value="-1" calcext:value-type="float">
            <text:p>-1</text:p>
          </table:table-cell>
          <table:table-cell table:formula="of:=IF([$FillIn.W29]&lt;&gt;&quot;&quot;;[$FillIn.W29];-1)" office:value-type="float" office:value="-1" calcext:value-type="float">
            <text:p>-1</text:p>
          </table:table-cell>
          <table:table-cell table:formula="of:=IF([$FillIn.X29]&lt;&gt;&quot;&quot;;[$FillIn.X29];-1)" office:value-type="float" office:value="-1" calcext:value-type="float">
            <text:p>-1</text:p>
          </table:table-cell>
          <table:table-cell table:formula="of:=IF([$FillIn.Y29]&lt;&gt;&quot;&quot;;[$FillIn.Y29];-1)" office:value-type="float" office:value="211" calcext:value-type="float">
            <text:p>211</text:p>
          </table:table-cell>
          <table:table-cell table:formula="of:=IF([$FillIn.Z29]&lt;&gt;&quot;&quot;;[$FillIn.Z29];-1)" office:value-type="float" office:value="-1" calcext:value-type="float">
            <text:p>-1</text:p>
          </table:table-cell>
          <table:table-cell table:formula="of:=IF([$FillIn.AA29]&lt;&gt;&quot;&quot;;[$FillIn.AA29];-1)" office:value-type="float" office:value="-1" calcext:value-type="float">
            <text:p>-1</text:p>
          </table:table-cell>
          <table:table-cell table:formula="of:=IF([$FillIn.AB29]&lt;&gt;&quot;&quot;;[$FillIn.AB29];-1)" office:value-type="float" office:value="166" calcext:value-type="float">
            <text:p>166</text:p>
          </table:table-cell>
          <table:table-cell table:formula="of:=IF([$FillIn.AC29]&lt;&gt;&quot;&quot;;[$FillIn.AC29];-1)" office:value-type="float" office:value="-1" calcext:value-type="float">
            <text:p>-1</text:p>
          </table:table-cell>
          <table:table-cell table:formula="of:=IF([$FillIn.AD29]&lt;&gt;&quot;&quot;;[$FillIn.AD29];-1)" office:value-type="float" office:value="-1" calcext:value-type="float">
            <text:p>-1</text:p>
          </table:table-cell>
          <table:table-cell table:formula="of:=IF([$FillIn.AE29]&lt;&gt;&quot;&quot;;[$FillIn.AE29];-1)" office:value-type="float" office:value="-1" calcext:value-type="float">
            <text:p>-1</text:p>
          </table:table-cell>
          <table:table-cell table:formula="of:=IF([$FillIn.AF29]&lt;&gt;&quot;&quot;;[$FillIn.AF29];-1)" office:value-type="float" office:value="-1" calcext:value-type="float">
            <text:p>-1</text:p>
          </table:table-cell>
          <table:table-cell table:formula="of:=IF([$FillIn.AG29]&lt;&gt;&quot;&quot;;[$FillIn.AG29];-1)" office:value-type="float" office:value="-1" calcext:value-type="float">
            <text:p>-1</text:p>
          </table:table-cell>
          <table:table-cell table:formula="of:=IF([$FillIn.AH29]&lt;&gt;&quot;&quot;;[$FillIn.AH29];-1)" office:value-type="float" office:value="-1" calcext:value-type="float">
            <text:p>-1</text:p>
          </table:table-cell>
          <table:table-cell table:formula="of:=IF([$FillIn.AI29]&lt;&gt;&quot;&quot;;[$FillIn.AI29];-1)" office:value-type="float" office:value="-1" calcext:value-type="float">
            <text:p>-1</text:p>
          </table:table-cell>
          <table:table-cell table:formula="of:=IF([$FillIn.AJ29]&lt;&gt;&quot;&quot;;[$FillIn.AJ29];-1)" office:value-type="float" office:value="-1" calcext:value-type="float">
            <text:p>-1</text:p>
          </table:table-cell>
          <table:table-cell table:formula="of:=IF([$FillIn.AK29]&lt;&gt;&quot;&quot;;[$FillIn.AK29];-1)" office:value-type="float" office:value="-1" calcext:value-type="float">
            <text:p>-1</text:p>
          </table:table-cell>
          <table:table-cell table:formula="of:=IF([$FillIn.AL29]&lt;&gt;&quot;&quot;;[$FillIn.AL29];-1)" office:value-type="float" office:value="144" calcext:value-type="float">
            <text:p>144</text:p>
          </table:table-cell>
          <table:table-cell table:formula="of:=IF([$FillIn.AM29]&lt;&gt;&quot;&quot;;[$FillIn.AM29];-1)" office:value-type="float" office:value="-1" calcext:value-type="float">
            <text:p>-1</text:p>
          </table:table-cell>
          <table:table-cell table:formula="of:=IF([$FillIn.AN29]&lt;&gt;&quot;&quot;;[$FillIn.AN29];-1)" office:value-type="float" office:value="-1" calcext:value-type="float">
            <text:p>-1</text:p>
          </table:table-cell>
          <table:table-cell table:formula="of:=IF([$FillIn.AO29]&lt;&gt;&quot;&quot;;[$FillIn.AO29];-1)" office:value-type="float" office:value="140" calcext:value-type="float">
            <text:p>140</text:p>
          </table:table-cell>
          <table:table-cell table:formula="of:=IF([$FillIn.AP29]&lt;&gt;&quot;&quot;;[$FillIn.AP29];-1)" office:value-type="float" office:value="-1" calcext:value-type="float">
            <text:p>-1</text:p>
          </table:table-cell>
          <table:table-cell table:formula="of:=IF([$FillIn.AQ29]&lt;&gt;&quot;&quot;;[$FillIn.AQ29];-1)" office:value-type="float" office:value="-1" calcext:value-type="float">
            <text:p>-1</text:p>
          </table:table-cell>
          <table:table-cell table:formula="of:=IF([$FillIn.AR29]&lt;&gt;&quot;&quot;;[$FillIn.AR29];-1)" office:value-type="float" office:value="-1" calcext:value-type="float">
            <text:p>-1</text:p>
          </table:table-cell>
          <table:table-cell table:formula="of:=IF([$FillIn.AS29]&lt;&gt;&quot;&quot;;[$FillIn.AS29];-1)" office:value-type="float" office:value="-1" calcext:value-type="float">
            <text:p>-1</text:p>
          </table:table-cell>
          <table:table-cell table:formula="of:=IF([$FillIn.AT29]&lt;&gt;&quot;&quot;;[$FillIn.AT29];-1)" office:value-type="float" office:value="-1" calcext:value-type="float">
            <text:p>-1</text:p>
          </table:table-cell>
          <table:table-cell table:formula="of:=IF([$FillIn.AU29]&lt;&gt;&quot;&quot;;[$FillIn.AU29];-1)" office:value-type="float" office:value="-1" calcext:value-type="float">
            <text:p>-1</text:p>
          </table:table-cell>
          <table:table-cell table:formula="of:=IF([$FillIn.AV29]&lt;&gt;&quot;&quot;;[$FillIn.AV29];-1)" office:value-type="float" office:value="-1" calcext:value-type="float">
            <text:p>-1</text:p>
          </table:table-cell>
          <table:table-cell table:formula="of:=IF([$FillIn.AW29]&lt;&gt;&quot;&quot;;[$FillIn.AW29];-1)" office:value-type="float" office:value="-1" calcext:value-type="float">
            <text:p>-1</text:p>
          </table:table-cell>
          <table:table-cell table:formula="of:=IF([$FillIn.AX29]&lt;&gt;&quot;&quot;;[$FillIn.AX29];-1)" office:value-type="float" office:value="121" calcext:value-type="float">
            <text:p>121</text:p>
          </table:table-cell>
          <table:table-cell table:formula="of:=IF([$FillIn.AY29]&lt;&gt;&quot;&quot;;[$FillIn.AY29];-1)" office:value-type="float" office:value="-1" calcext:value-type="float">
            <text:p>-1</text:p>
          </table:table-cell>
          <table:table-cell table:formula="of:=IF([$FillIn.AZ29]&lt;&gt;&quot;&quot;;[$FillIn.AZ29];-1)" office:value-type="float" office:value="-1" calcext:value-type="float">
            <text:p>-1</text:p>
          </table:table-cell>
          <table:table-cell table:formula="of:=IF([$FillIn.BA29]&lt;&gt;&quot;&quot;;[$FillIn.BA29];-1)" office:value-type="float" office:value="117" calcext:value-type="float">
            <text:p>117</text:p>
          </table:table-cell>
          <table:table-cell table:formula="of:=IF([$FillIn.BB29]&lt;&gt;&quot;&quot;;[$FillIn.BB29];-1)" office:value-type="float" office:value="-1" calcext:value-type="float">
            <text:p>-1</text:p>
          </table:table-cell>
          <table:table-cell table:formula="of:=IF([$FillIn.BC29]&lt;&gt;&quot;&quot;;[$FillIn.BC29];-1)" office:value-type="float" office:value="-1" calcext:value-type="float">
            <text:p>-1</text:p>
          </table:table-cell>
          <table:table-cell table:formula="of:=IF([$FillIn.BD29]&lt;&gt;&quot;&quot;;[$FillIn.BD29];-1)" office:value-type="float" office:value="-1" calcext:value-type="float">
            <text:p>-1</text:p>
          </table:table-cell>
          <table:table-cell table:formula="of:=IF([$FillIn.BE29]&lt;&gt;&quot;&quot;;[$FillIn.BE29];-1)" office:value-type="float" office:value="-1" calcext:value-type="float">
            <text:p>-1</text:p>
          </table:table-cell>
          <table:table-cell table:formula="of:=IF([$FillIn.BF29]&lt;&gt;&quot;&quot;;[$FillIn.BF29];-1)" office:value-type="float" office:value="-1" calcext:value-type="float">
            <text:p>-1</text:p>
          </table:table-cell>
          <table:table-cell table:formula="of:=IF([$FillIn.BG29]&lt;&gt;&quot;&quot;;[$FillIn.BG29];-1)" office:value-type="float" office:value="-1" calcext:value-type="float">
            <text:p>-1</text:p>
          </table:table-cell>
          <table:table-cell table:formula="of:=IF([$FillIn.BH29]&lt;&gt;&quot;&quot;;[$FillIn.BH29];-1)" office:value-type="float" office:value="408" calcext:value-type="float">
            <text:p>408</text:p>
          </table:table-cell>
          <table:table-cell table:formula="of:=IF([$FillIn.BI29]&lt;&gt;&quot;&quot;;[$FillIn.BI29];-1)" office:value-type="float" office:value="-1" calcext:value-type="float">
            <text:p>-1</text:p>
          </table:table-cell>
          <table:table-cell table:formula="of:=IF([$FillIn.BJ29]&lt;&gt;&quot;&quot;;[$FillIn.BJ29];-1)" office:value-type="float" office:value="-1" calcext:value-type="float">
            <text:p>-1</text:p>
          </table:table-cell>
          <table:table-cell table:formula="of:=IF([$FillIn.BK29]&lt;&gt;&quot;&quot;;[$FillIn.BK29];-1)" office:value-type="float" office:value="435" calcext:value-type="float">
            <text:p>435</text:p>
          </table:table-cell>
          <table:table-cell table:formula="of:=IF([$FillIn.BL29]&lt;&gt;&quot;&quot;;[$FillIn.BL29];-1)" office:value-type="float" office:value="-1" calcext:value-type="float">
            <text:p>-1</text:p>
          </table:table-cell>
          <table:table-cell table:formula="of:=IF([$FillIn.BM29]&lt;&gt;&quot;&quot;;[$FillIn.BM29];-1)" office:value-type="float" office:value="-1" calcext:value-type="float">
            <text:p>-1</text:p>
          </table:table-cell>
          <table:table-cell table:formula="of:=IF([$FillIn.BN29]&lt;&gt;&quot;&quot;;[$FillIn.BN29];-1)" office:value-type="float" office:value="-1" calcext:value-type="float">
            <text:p>-1</text:p>
          </table:table-cell>
          <table:table-cell table:formula="of:=IF([$FillIn.BO29]&lt;&gt;&quot;&quot;;[$FillIn.BO29];-1)" office:value-type="float" office:value="-1" calcext:value-type="float">
            <text:p>-1</text:p>
          </table:table-cell>
          <table:table-cell table:formula="of:=IF([$FillIn.BP29]&lt;&gt;&quot;&quot;;[$FillIn.BP29];-1)" office:value-type="float" office:value="-1" calcext:value-type="float">
            <text:p>-1</text:p>
          </table:table-cell>
          <table:table-cell table:formula="of:=IF([$FillIn.BQ29]&lt;&gt;&quot;&quot;;[$FillIn.BQ29];-1)" office:value-type="float" office:value="-1" calcext:value-type="float">
            <text:p>-1</text:p>
          </table:table-cell>
          <table:table-cell table:formula="of:=IF([$FillIn.BR29]&lt;&gt;&quot;&quot;;[$FillIn.BR29];-1)" office:value-type="float" office:value="-1" calcext:value-type="float">
            <text:p>-1</text:p>
          </table:table-cell>
          <table:table-cell table:formula="of:=IF([$FillIn.BS29]&lt;&gt;&quot;&quot;;[$FillIn.BS29];-1)" office:value-type="float" office:value="453" calcext:value-type="float">
            <text:p>453</text:p>
          </table:table-cell>
          <table:table-cell table:formula="of:=IF([$FillIn.BT29]&lt;&gt;&quot;&quot;;[$FillIn.BT29];-1)" office:value-type="float" office:value="-1" calcext:value-type="float">
            <text:p>-1</text:p>
          </table:table-cell>
          <table:table-cell table:formula="of:=IF([$FillIn.BU29]&lt;&gt;&quot;&quot;;[$FillIn.BU29];-1)" office:value-type="float" office:value="-1" calcext:value-type="float">
            <text:p>-1</text:p>
          </table:table-cell>
          <table:table-cell table:formula="of:=IF([$FillIn.BV29]&lt;&gt;&quot;&quot;;[$FillIn.BV29];-1)" office:value-type="float" office:value="-1" calcext:value-type="float">
            <text:p>-1</text:p>
          </table:table-cell>
          <table:table-cell table:formula="of:=IF([$FillIn.BW29]&lt;&gt;&quot;&quot;;[$FillIn.BW29];-1)" office:value-type="float" office:value="-1" calcext:value-type="float">
            <text:p>-1</text:p>
          </table:table-cell>
          <table:table-cell table:formula="of:=IF([$FillIn.BX29]&lt;&gt;&quot;&quot;;[$FillIn.BX29];-1)" office:value-type="float" office:value="-1" calcext:value-type="float">
            <text:p>-1</text:p>
          </table:table-cell>
          <table:table-cell table:formula="of:=IF([$FillIn.BY29]&lt;&gt;&quot;&quot;;[$FillIn.BY29];-1)" office:value-type="float" office:value="-1" calcext:value-type="float">
            <text:p>-1</text:p>
          </table:table-cell>
          <table:table-cell table:formula="of:=IF([$FillIn.BZ29]&lt;&gt;&quot;&quot;;[$FillIn.BZ29];-1)" office:value-type="float" office:value="-1" calcext:value-type="float">
            <text:p>-1</text:p>
          </table:table-cell>
          <table:table-cell table:formula="of:=IF([$FillIn.CA29]&lt;&gt;&quot;&quot;;[$FillIn.CA29];-1)" office:value-type="float" office:value="-1" calcext:value-type="float">
            <text:p>-1</text:p>
          </table:table-cell>
          <table:table-cell table:formula="of:=IF([$FillIn.CB29]&lt;&gt;&quot;&quot;;[$FillIn.CB29];-1)" office:value-type="float" office:value="-1" calcext:value-type="float">
            <text:p>-1</text:p>
          </table:table-cell>
          <table:table-cell table:formula="of:=IF([$FillIn.CC29]&lt;&gt;&quot;&quot;;[$FillIn.CC29];-1)" office:value-type="float" office:value="-1" calcext:value-type="float">
            <text:p>-1</text:p>
          </table:table-cell>
          <table:table-cell table:formula="of:=IF([$FillIn.CD29]&lt;&gt;&quot;&quot;;[$FillIn.CD29];-1)" office:value-type="float" office:value="-1" calcext:value-type="float">
            <text:p>-1</text:p>
          </table:table-cell>
          <table:table-cell table:formula="of:=IF([$FillIn.CE29]&lt;&gt;&quot;&quot;;[$FillIn.CE29];-1)" office:value-type="float" office:value="-1" calcext:value-type="float">
            <text:p>-1</text:p>
          </table:table-cell>
          <table:table-cell table:formula="of:=IF([$FillIn.CF29]&lt;&gt;&quot;&quot;;[$FillIn.CF29];-1)" office:value-type="float" office:value="-1" calcext:value-type="float">
            <text:p>-1</text:p>
          </table:table-cell>
          <table:table-cell table:formula="of:=IF([$FillIn.CG29]&lt;&gt;&quot;&quot;;[$FillIn.CG29];-1)" office:value-type="float" office:value="-1" calcext:value-type="float">
            <text:p>-1</text:p>
          </table:table-cell>
          <table:table-cell table:formula="of:=IF([$FillIn.CH29]&lt;&gt;&quot;&quot;;[$FillIn.CH29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0]&lt;&gt;&quot;&quot;;[$FillIn.A30];-1)" office:value-type="float" office:value="19" calcext:value-type="float">
            <text:p>19</text:p>
          </table:table-cell>
          <table:table-cell table:formula="of:=IF([$FillIn.B30]&lt;&gt;&quot;&quot;;[$FillIn.B30];-1)" office:value-type="float" office:value="-1" calcext:value-type="float">
            <text:p>-1</text:p>
          </table:table-cell>
          <table:table-cell table:formula="of:=IF([$FillIn.C30]&lt;&gt;&quot;&quot;;[$FillIn.C30];-1)" office:value-type="float" office:value="-1" calcext:value-type="float">
            <text:p>-1</text:p>
          </table:table-cell>
          <table:table-cell table:formula="of:=IF([$FillIn.D30]&lt;&gt;&quot;&quot;;[$FillIn.D30];-1)" office:value-type="float" office:value="-1" calcext:value-type="float">
            <text:p>-1</text:p>
          </table:table-cell>
          <table:table-cell table:formula="of:=IF([$FillIn.E30]&lt;&gt;&quot;&quot;;[$FillIn.E30];-1)" office:value-type="float" office:value="-1" calcext:value-type="float">
            <text:p>-1</text:p>
          </table:table-cell>
          <table:table-cell table:formula="of:=IF([$FillIn.F30]&lt;&gt;&quot;&quot;;[$FillIn.F30];-1)" office:value-type="float" office:value="-1" calcext:value-type="float">
            <text:p>-1</text:p>
          </table:table-cell>
          <table:table-cell table:formula="of:=IF([$FillIn.G30]&lt;&gt;&quot;&quot;;[$FillIn.G30];-1)" office:value-type="float" office:value="-1" calcext:value-type="float">
            <text:p>-1</text:p>
          </table:table-cell>
          <table:table-cell table:formula="of:=IF([$FillIn.H30]&lt;&gt;&quot;&quot;;[$FillIn.H30];-1)" office:value-type="float" office:value="-1" calcext:value-type="float">
            <text:p>-1</text:p>
          </table:table-cell>
          <table:table-cell table:formula="of:=IF([$FillIn.I30]&lt;&gt;&quot;&quot;;[$FillIn.I30];-1)" office:value-type="float" office:value="-1" calcext:value-type="float">
            <text:p>-1</text:p>
          </table:table-cell>
          <table:table-cell table:formula="of:=IF([$FillIn.J30]&lt;&gt;&quot;&quot;;[$FillIn.J30];-1)" office:value-type="float" office:value="-1" calcext:value-type="float">
            <text:p>-1</text:p>
          </table:table-cell>
          <table:table-cell table:formula="of:=IF([$FillIn.K30]&lt;&gt;&quot;&quot;;[$FillIn.K30];-1)" office:value-type="float" office:value="-1" calcext:value-type="float">
            <text:p>-1</text:p>
          </table:table-cell>
          <table:table-cell table:formula="of:=IF([$FillIn.L30]&lt;&gt;&quot;&quot;;[$FillIn.L30];-1)" office:value-type="float" office:value="-1" calcext:value-type="float">
            <text:p>-1</text:p>
          </table:table-cell>
          <table:table-cell table:formula="of:=IF([$FillIn.M30]&lt;&gt;&quot;&quot;;[$FillIn.M30];-1)" office:value-type="float" office:value="-1" calcext:value-type="float">
            <text:p>-1</text:p>
          </table:table-cell>
          <table:table-cell table:formula="of:=IF([$FillIn.N30]&lt;&gt;&quot;&quot;;[$FillIn.N30];-1)" office:value-type="float" office:value="-1" calcext:value-type="float">
            <text:p>-1</text:p>
          </table:table-cell>
          <table:table-cell table:formula="of:=IF([$FillIn.O30]&lt;&gt;&quot;&quot;;[$FillIn.O30];-1)" office:value-type="float" office:value="-1" calcext:value-type="float">
            <text:p>-1</text:p>
          </table:table-cell>
          <table:table-cell table:formula="of:=IF([$FillIn.P30]&lt;&gt;&quot;&quot;;[$FillIn.P30];-1)" office:value-type="float" office:value="-1" calcext:value-type="float">
            <text:p>-1</text:p>
          </table:table-cell>
          <table:table-cell table:formula="of:=IF([$FillIn.Q30]&lt;&gt;&quot;&quot;;[$FillIn.Q30];-1)" office:value-type="float" office:value="183" calcext:value-type="float">
            <text:p>183</text:p>
          </table:table-cell>
          <table:table-cell table:formula="of:=IF([$FillIn.R30]&lt;&gt;&quot;&quot;;[$FillIn.R30];-1)" office:value-type="float" office:value="-1" calcext:value-type="float">
            <text:p>-1</text:p>
          </table:table-cell>
          <table:table-cell table:formula="of:=IF([$FillIn.S30]&lt;&gt;&quot;&quot;;[$FillIn.S30];-1)" office:value-type="float" office:value="199" calcext:value-type="float">
            <text:p>199</text:p>
          </table:table-cell>
          <table:table-cell table:formula="of:=IF([$FillIn.T30]&lt;&gt;&quot;&quot;;[$FillIn.T30];-1)" office:value-type="float" office:value="198" calcext:value-type="float">
            <text:p>198</text:p>
          </table:table-cell>
          <table:table-cell table:formula="of:=IF([$FillIn.U30]&lt;&gt;&quot;&quot;;[$FillIn.U30];-1)" office:value-type="float" office:value="196" calcext:value-type="float">
            <text:p>196</text:p>
          </table:table-cell>
          <table:table-cell table:formula="of:=IF([$FillIn.V30]&lt;&gt;&quot;&quot;;[$FillIn.V30];-1)" office:value-type="float" office:value="-1" calcext:value-type="float">
            <text:p>-1</text:p>
          </table:table-cell>
          <table:table-cell table:formula="of:=IF([$FillIn.W30]&lt;&gt;&quot;&quot;;[$FillIn.W30];-1)" office:value-type="float" office:value="-1" calcext:value-type="float">
            <text:p>-1</text:p>
          </table:table-cell>
          <table:table-cell table:formula="of:=IF([$FillIn.X30]&lt;&gt;&quot;&quot;;[$FillIn.X30];-1)" office:value-type="float" office:value="-1" calcext:value-type="float">
            <text:p>-1</text:p>
          </table:table-cell>
          <table:table-cell table:formula="of:=IF([$FillIn.Y30]&lt;&gt;&quot;&quot;;[$FillIn.Y30];-1)" office:value-type="float" office:value="212" calcext:value-type="float">
            <text:p>212</text:p>
          </table:table-cell>
          <table:table-cell table:formula="of:=IF([$FillIn.Z30]&lt;&gt;&quot;&quot;;[$FillIn.Z30];-1)" office:value-type="float" office:value="-1" calcext:value-type="float">
            <text:p>-1</text:p>
          </table:table-cell>
          <table:table-cell table:formula="of:=IF([$FillIn.AA30]&lt;&gt;&quot;&quot;;[$FillIn.AA30];-1)" office:value-type="float" office:value="-1" calcext:value-type="float">
            <text:p>-1</text:p>
          </table:table-cell>
          <table:table-cell table:formula="of:=IF([$FillIn.AB30]&lt;&gt;&quot;&quot;;[$FillIn.AB30];-1)" office:value-type="float" office:value="165" calcext:value-type="float">
            <text:p>165</text:p>
          </table:table-cell>
          <table:table-cell table:formula="of:=IF([$FillIn.AC30]&lt;&gt;&quot;&quot;;[$FillIn.AC30];-1)" office:value-type="float" office:value="-1" calcext:value-type="float">
            <text:p>-1</text:p>
          </table:table-cell>
          <table:table-cell table:formula="of:=IF([$FillIn.AD30]&lt;&gt;&quot;&quot;;[$FillIn.AD30];-1)" office:value-type="float" office:value="-1" calcext:value-type="float">
            <text:p>-1</text:p>
          </table:table-cell>
          <table:table-cell table:formula="of:=IF([$FillIn.AE30]&lt;&gt;&quot;&quot;;[$FillIn.AE30];-1)" office:value-type="float" office:value="-1" calcext:value-type="float">
            <text:p>-1</text:p>
          </table:table-cell>
          <table:table-cell table:formula="of:=IF([$FillIn.AF30]&lt;&gt;&quot;&quot;;[$FillIn.AF30];-1)" office:value-type="float" office:value="-1" calcext:value-type="float">
            <text:p>-1</text:p>
          </table:table-cell>
          <table:table-cell table:formula="of:=IF([$FillIn.AG30]&lt;&gt;&quot;&quot;;[$FillIn.AG30];-1)" office:value-type="float" office:value="-1" calcext:value-type="float">
            <text:p>-1</text:p>
          </table:table-cell>
          <table:table-cell table:formula="of:=IF([$FillIn.AH30]&lt;&gt;&quot;&quot;;[$FillIn.AH30];-1)" office:value-type="float" office:value="-1" calcext:value-type="float">
            <text:p>-1</text:p>
          </table:table-cell>
          <table:table-cell table:formula="of:=IF([$FillIn.AI30]&lt;&gt;&quot;&quot;;[$FillIn.AI30];-1)" office:value-type="float" office:value="-1" calcext:value-type="float">
            <text:p>-1</text:p>
          </table:table-cell>
          <table:table-cell table:formula="of:=IF([$FillIn.AJ30]&lt;&gt;&quot;&quot;;[$FillIn.AJ30];-1)" office:value-type="float" office:value="-1" calcext:value-type="float">
            <text:p>-1</text:p>
          </table:table-cell>
          <table:table-cell table:formula="of:=IF([$FillIn.AK30]&lt;&gt;&quot;&quot;;[$FillIn.AK30];-1)" office:value-type="float" office:value="145" calcext:value-type="float">
            <text:p>145</text:p>
          </table:table-cell>
          <table:table-cell table:formula="of:=IF([$FillIn.AL30]&lt;&gt;&quot;&quot;;[$FillIn.AL30];-1)" office:value-type="float" office:value="-1" calcext:value-type="float">
            <text:p>-1</text:p>
          </table:table-cell>
          <table:table-cell table:formula="of:=IF([$FillIn.AM30]&lt;&gt;&quot;&quot;;[$FillIn.AM30];-1)" office:value-type="float" office:value="-1" calcext:value-type="float">
            <text:p>-1</text:p>
          </table:table-cell>
          <table:table-cell table:formula="of:=IF([$FillIn.AN30]&lt;&gt;&quot;&quot;;[$FillIn.AN30];-1)" office:value-type="float" office:value="-1" calcext:value-type="float">
            <text:p>-1</text:p>
          </table:table-cell>
          <table:table-cell table:formula="of:=IF([$FillIn.AO30]&lt;&gt;&quot;&quot;;[$FillIn.AO30];-1)" office:value-type="float" office:value="-1" calcext:value-type="float">
            <text:p>-1</text:p>
          </table:table-cell>
          <table:table-cell table:formula="of:=IF([$FillIn.AP30]&lt;&gt;&quot;&quot;;[$FillIn.AP30];-1)" office:value-type="float" office:value="-1" calcext:value-type="float">
            <text:p>-1</text:p>
          </table:table-cell>
          <table:table-cell table:formula="of:=IF([$FillIn.AQ30]&lt;&gt;&quot;&quot;;[$FillIn.AQ30];-1)" office:value-type="float" office:value="-1" calcext:value-type="float">
            <text:p>-1</text:p>
          </table:table-cell>
          <table:table-cell table:formula="of:=IF([$FillIn.AR30]&lt;&gt;&quot;&quot;;[$FillIn.AR30];-1)" office:value-type="float" office:value="-1" calcext:value-type="float">
            <text:p>-1</text:p>
          </table:table-cell>
          <table:table-cell table:formula="of:=IF([$FillIn.AS30]&lt;&gt;&quot;&quot;;[$FillIn.AS30];-1)" office:value-type="float" office:value="-1" calcext:value-type="float">
            <text:p>-1</text:p>
          </table:table-cell>
          <table:table-cell table:formula="of:=IF([$FillIn.AT30]&lt;&gt;&quot;&quot;;[$FillIn.AT30];-1)" office:value-type="float" office:value="-1" calcext:value-type="float">
            <text:p>-1</text:p>
          </table:table-cell>
          <table:table-cell table:formula="of:=IF([$FillIn.AU30]&lt;&gt;&quot;&quot;;[$FillIn.AU30];-1)" office:value-type="float" office:value="-1" calcext:value-type="float">
            <text:p>-1</text:p>
          </table:table-cell>
          <table:table-cell table:formula="of:=IF([$FillIn.AV30]&lt;&gt;&quot;&quot;;[$FillIn.AV30];-1)" office:value-type="float" office:value="-1" calcext:value-type="float">
            <text:p>-1</text:p>
          </table:table-cell>
          <table:table-cell table:formula="of:=IF([$FillIn.AW30]&lt;&gt;&quot;&quot;;[$FillIn.AW30];-1)" office:value-type="float" office:value="122" calcext:value-type="float">
            <text:p>122</text:p>
          </table:table-cell>
          <table:table-cell table:formula="of:=IF([$FillIn.AX30]&lt;&gt;&quot;&quot;;[$FillIn.AX30];-1)" office:value-type="float" office:value="-1" calcext:value-type="float">
            <text:p>-1</text:p>
          </table:table-cell>
          <table:table-cell table:formula="of:=IF([$FillIn.AY30]&lt;&gt;&quot;&quot;;[$FillIn.AY30];-1)" office:value-type="float" office:value="-1" calcext:value-type="float">
            <text:p>-1</text:p>
          </table:table-cell>
          <table:table-cell table:formula="of:=IF([$FillIn.AZ30]&lt;&gt;&quot;&quot;;[$FillIn.AZ30];-1)" office:value-type="float" office:value="-1" calcext:value-type="float">
            <text:p>-1</text:p>
          </table:table-cell>
          <table:table-cell table:formula="of:=IF([$FillIn.BA30]&lt;&gt;&quot;&quot;;[$FillIn.BA30];-1)" office:value-type="float" office:value="-1" calcext:value-type="float">
            <text:p>-1</text:p>
          </table:table-cell>
          <table:table-cell table:formula="of:=IF([$FillIn.BB30]&lt;&gt;&quot;&quot;;[$FillIn.BB30];-1)" office:value-type="float" office:value="-1" calcext:value-type="float">
            <text:p>-1</text:p>
          </table:table-cell>
          <table:table-cell table:formula="of:=IF([$FillIn.BC30]&lt;&gt;&quot;&quot;;[$FillIn.BC30];-1)" office:value-type="float" office:value="-1" calcext:value-type="float">
            <text:p>-1</text:p>
          </table:table-cell>
          <table:table-cell table:formula="of:=IF([$FillIn.BD30]&lt;&gt;&quot;&quot;;[$FillIn.BD30];-1)" office:value-type="float" office:value="-1" calcext:value-type="float">
            <text:p>-1</text:p>
          </table:table-cell>
          <table:table-cell table:formula="of:=IF([$FillIn.BE30]&lt;&gt;&quot;&quot;;[$FillIn.BE30];-1)" office:value-type="float" office:value="-1" calcext:value-type="float">
            <text:p>-1</text:p>
          </table:table-cell>
          <table:table-cell table:formula="of:=IF([$FillIn.BF30]&lt;&gt;&quot;&quot;;[$FillIn.BF30];-1)" office:value-type="float" office:value="-1" calcext:value-type="float">
            <text:p>-1</text:p>
          </table:table-cell>
          <table:table-cell table:formula="of:=IF([$FillIn.BG30]&lt;&gt;&quot;&quot;;[$FillIn.BG30];-1)" office:value-type="float" office:value="-1" calcext:value-type="float">
            <text:p>-1</text:p>
          </table:table-cell>
          <table:table-cell table:formula="of:=IF([$FillIn.BH30]&lt;&gt;&quot;&quot;;[$FillIn.BH30];-1)" office:value-type="float" office:value="-1" calcext:value-type="float">
            <text:p>-1</text:p>
          </table:table-cell>
          <table:table-cell table:formula="of:=IF([$FillIn.BI30]&lt;&gt;&quot;&quot;;[$FillIn.BI30];-1)" office:value-type="float" office:value="-1" calcext:value-type="float">
            <text:p>-1</text:p>
          </table:table-cell>
          <table:table-cell table:formula="of:=IF([$FillIn.BJ30]&lt;&gt;&quot;&quot;;[$FillIn.BJ30];-1)" office:value-type="float" office:value="-1" calcext:value-type="float">
            <text:p>-1</text:p>
          </table:table-cell>
          <table:table-cell table:formula="of:=IF([$FillIn.BK30]&lt;&gt;&quot;&quot;;[$FillIn.BK30];-1)" office:value-type="float" office:value="434" calcext:value-type="float">
            <text:p>434</text:p>
          </table:table-cell>
          <table:table-cell table:formula="of:=IF([$FillIn.BL30]&lt;&gt;&quot;&quot;;[$FillIn.BL30];-1)" office:value-type="float" office:value="-1" calcext:value-type="float">
            <text:p>-1</text:p>
          </table:table-cell>
          <table:table-cell table:formula="of:=IF([$FillIn.BM30]&lt;&gt;&quot;&quot;;[$FillIn.BM30];-1)" office:value-type="float" office:value="-1" calcext:value-type="float">
            <text:p>-1</text:p>
          </table:table-cell>
          <table:table-cell table:formula="of:=IF([$FillIn.BN30]&lt;&gt;&quot;&quot;;[$FillIn.BN30];-1)" office:value-type="float" office:value="-1" calcext:value-type="float">
            <text:p>-1</text:p>
          </table:table-cell>
          <table:table-cell table:formula="of:=IF([$FillIn.BO30]&lt;&gt;&quot;&quot;;[$FillIn.BO30];-1)" office:value-type="float" office:value="-1" calcext:value-type="float">
            <text:p>-1</text:p>
          </table:table-cell>
          <table:table-cell table:formula="of:=IF([$FillIn.BP30]&lt;&gt;&quot;&quot;;[$FillIn.BP30];-1)" office:value-type="float" office:value="-1" calcext:value-type="float">
            <text:p>-1</text:p>
          </table:table-cell>
          <table:table-cell table:formula="of:=IF([$FillIn.BQ30]&lt;&gt;&quot;&quot;;[$FillIn.BQ30];-1)" office:value-type="float" office:value="-1" calcext:value-type="float">
            <text:p>-1</text:p>
          </table:table-cell>
          <table:table-cell table:formula="of:=IF([$FillIn.BR30]&lt;&gt;&quot;&quot;;[$FillIn.BR30];-1)" office:value-type="float" office:value="-1" calcext:value-type="float">
            <text:p>-1</text:p>
          </table:table-cell>
          <table:table-cell table:formula="of:=IF([$FillIn.BS30]&lt;&gt;&quot;&quot;;[$FillIn.BS30];-1)" office:value-type="float" office:value="454" calcext:value-type="float">
            <text:p>454</text:p>
          </table:table-cell>
          <table:table-cell table:formula="of:=IF([$FillIn.BT30]&lt;&gt;&quot;&quot;;[$FillIn.BT30];-1)" office:value-type="float" office:value="-1" calcext:value-type="float">
            <text:p>-1</text:p>
          </table:table-cell>
          <table:table-cell table:formula="of:=IF([$FillIn.BU30]&lt;&gt;&quot;&quot;;[$FillIn.BU30];-1)" office:value-type="float" office:value="-1" calcext:value-type="float">
            <text:p>-1</text:p>
          </table:table-cell>
          <table:table-cell table:formula="of:=IF([$FillIn.BV30]&lt;&gt;&quot;&quot;;[$FillIn.BV30];-1)" office:value-type="float" office:value="-1" calcext:value-type="float">
            <text:p>-1</text:p>
          </table:table-cell>
          <table:table-cell table:formula="of:=IF([$FillIn.BW30]&lt;&gt;&quot;&quot;;[$FillIn.BW30];-1)" office:value-type="float" office:value="-1" calcext:value-type="float">
            <text:p>-1</text:p>
          </table:table-cell>
          <table:table-cell table:formula="of:=IF([$FillIn.BX30]&lt;&gt;&quot;&quot;;[$FillIn.BX30];-1)" office:value-type="float" office:value="-1" calcext:value-type="float">
            <text:p>-1</text:p>
          </table:table-cell>
          <table:table-cell table:formula="of:=IF([$FillIn.BY30]&lt;&gt;&quot;&quot;;[$FillIn.BY30];-1)" office:value-type="float" office:value="-1" calcext:value-type="float">
            <text:p>-1</text:p>
          </table:table-cell>
          <table:table-cell table:formula="of:=IF([$FillIn.BZ30]&lt;&gt;&quot;&quot;;[$FillIn.BZ30];-1)" office:value-type="float" office:value="-1" calcext:value-type="float">
            <text:p>-1</text:p>
          </table:table-cell>
          <table:table-cell table:formula="of:=IF([$FillIn.CA30]&lt;&gt;&quot;&quot;;[$FillIn.CA30];-1)" office:value-type="float" office:value="-1" calcext:value-type="float">
            <text:p>-1</text:p>
          </table:table-cell>
          <table:table-cell table:formula="of:=IF([$FillIn.CB30]&lt;&gt;&quot;&quot;;[$FillIn.CB30];-1)" office:value-type="float" office:value="-1" calcext:value-type="float">
            <text:p>-1</text:p>
          </table:table-cell>
          <table:table-cell table:formula="of:=IF([$FillIn.CC30]&lt;&gt;&quot;&quot;;[$FillIn.CC30];-1)" office:value-type="float" office:value="-1" calcext:value-type="float">
            <text:p>-1</text:p>
          </table:table-cell>
          <table:table-cell table:formula="of:=IF([$FillIn.CD30]&lt;&gt;&quot;&quot;;[$FillIn.CD30];-1)" office:value-type="float" office:value="-1" calcext:value-type="float">
            <text:p>-1</text:p>
          </table:table-cell>
          <table:table-cell table:formula="of:=IF([$FillIn.CE30]&lt;&gt;&quot;&quot;;[$FillIn.CE30];-1)" office:value-type="float" office:value="-1" calcext:value-type="float">
            <text:p>-1</text:p>
          </table:table-cell>
          <table:table-cell table:formula="of:=IF([$FillIn.CF30]&lt;&gt;&quot;&quot;;[$FillIn.CF30];-1)" office:value-type="float" office:value="-1" calcext:value-type="float">
            <text:p>-1</text:p>
          </table:table-cell>
          <table:table-cell table:formula="of:=IF([$FillIn.CG30]&lt;&gt;&quot;&quot;;[$FillIn.CG30];-1)" office:value-type="float" office:value="-1" calcext:value-type="float">
            <text:p>-1</text:p>
          </table:table-cell>
          <table:table-cell table:formula="of:=IF([$FillIn.CH30]&lt;&gt;&quot;&quot;;[$FillIn.CH30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1]&lt;&gt;&quot;&quot;;[$FillIn.A31];-1)" office:value-type="float" office:value="18" calcext:value-type="float">
            <text:p>18</text:p>
          </table:table-cell>
          <table:table-cell table:formula="of:=IF([$FillIn.B31]&lt;&gt;&quot;&quot;;[$FillIn.B31];-1)" office:value-type="float" office:value="-1" calcext:value-type="float">
            <text:p>-1</text:p>
          </table:table-cell>
          <table:table-cell table:formula="of:=IF([$FillIn.C31]&lt;&gt;&quot;&quot;;[$FillIn.C31];-1)" office:value-type="float" office:value="-1" calcext:value-type="float">
            <text:p>-1</text:p>
          </table:table-cell>
          <table:table-cell table:formula="of:=IF([$FillIn.D31]&lt;&gt;&quot;&quot;;[$FillIn.D31];-1)" office:value-type="float" office:value="-1" calcext:value-type="float">
            <text:p>-1</text:p>
          </table:table-cell>
          <table:table-cell table:formula="of:=IF([$FillIn.E31]&lt;&gt;&quot;&quot;;[$FillIn.E31];-1)" office:value-type="float" office:value="-1" calcext:value-type="float">
            <text:p>-1</text:p>
          </table:table-cell>
          <table:table-cell table:formula="of:=IF([$FillIn.F31]&lt;&gt;&quot;&quot;;[$FillIn.F31];-1)" office:value-type="float" office:value="-1" calcext:value-type="float">
            <text:p>-1</text:p>
          </table:table-cell>
          <table:table-cell table:formula="of:=IF([$FillIn.G31]&lt;&gt;&quot;&quot;;[$FillIn.G31];-1)" office:value-type="float" office:value="-1" calcext:value-type="float">
            <text:p>-1</text:p>
          </table:table-cell>
          <table:table-cell table:formula="of:=IF([$FillIn.H31]&lt;&gt;&quot;&quot;;[$FillIn.H31];-1)" office:value-type="float" office:value="-1" calcext:value-type="float">
            <text:p>-1</text:p>
          </table:table-cell>
          <table:table-cell table:formula="of:=IF([$FillIn.I31]&lt;&gt;&quot;&quot;;[$FillIn.I31];-1)" office:value-type="float" office:value="-1" calcext:value-type="float">
            <text:p>-1</text:p>
          </table:table-cell>
          <table:table-cell table:formula="of:=IF([$FillIn.J31]&lt;&gt;&quot;&quot;;[$FillIn.J31];-1)" office:value-type="float" office:value="-1" calcext:value-type="float">
            <text:p>-1</text:p>
          </table:table-cell>
          <table:table-cell table:formula="of:=IF([$FillIn.K31]&lt;&gt;&quot;&quot;;[$FillIn.K31];-1)" office:value-type="float" office:value="-1" calcext:value-type="float">
            <text:p>-1</text:p>
          </table:table-cell>
          <table:table-cell table:formula="of:=IF([$FillIn.L31]&lt;&gt;&quot;&quot;;[$FillIn.L31];-1)" office:value-type="float" office:value="-1" calcext:value-type="float">
            <text:p>-1</text:p>
          </table:table-cell>
          <table:table-cell table:formula="of:=IF([$FillIn.M31]&lt;&gt;&quot;&quot;;[$FillIn.M31];-1)" office:value-type="float" office:value="234" calcext:value-type="float">
            <text:p>234</text:p>
          </table:table-cell>
          <table:table-cell table:formula="of:=IF([$FillIn.N31]&lt;&gt;&quot;&quot;;[$FillIn.N31];-1)" office:value-type="float" office:value="-1" calcext:value-type="float">
            <text:p>-1</text:p>
          </table:table-cell>
          <table:table-cell table:formula="of:=IF([$FillIn.O31]&lt;&gt;&quot;&quot;;[$FillIn.O31];-1)" office:value-type="float" office:value="-1" calcext:value-type="float">
            <text:p>-1</text:p>
          </table:table-cell>
          <table:table-cell table:formula="of:=IF([$FillIn.P31]&lt;&gt;&quot;&quot;;[$FillIn.P31];-1)" office:value-type="float" office:value="-1" calcext:value-type="float">
            <text:p>-1</text:p>
          </table:table-cell>
          <table:table-cell table:formula="of:=IF([$FillIn.Q31]&lt;&gt;&quot;&quot;;[$FillIn.Q31];-1)" office:value-type="float" office:value="184" calcext:value-type="float">
            <text:p>184</text:p>
          </table:table-cell>
          <table:table-cell table:formula="of:=IF([$FillIn.R31]&lt;&gt;&quot;&quot;;[$FillIn.R31];-1)" office:value-type="float" office:value="-1" calcext:value-type="float">
            <text:p>-1</text:p>
          </table:table-cell>
          <table:table-cell table:formula="of:=IF([$FillIn.S31]&lt;&gt;&quot;&quot;;[$FillIn.S31];-1)" office:value-type="float" office:value="-1" calcext:value-type="float">
            <text:p>-1</text:p>
          </table:table-cell>
          <table:table-cell table:formula="of:=IF([$FillIn.T31]&lt;&gt;&quot;&quot;;[$FillIn.T31];-1)" office:value-type="float" office:value="-1" calcext:value-type="float">
            <text:p>-1</text:p>
          </table:table-cell>
          <table:table-cell table:formula="of:=IF([$FillIn.U31]&lt;&gt;&quot;&quot;;[$FillIn.U31];-1)" office:value-type="float" office:value="195" calcext:value-type="float">
            <text:p>195</text:p>
          </table:table-cell>
          <table:table-cell table:formula="of:=IF([$FillIn.V31]&lt;&gt;&quot;&quot;;[$FillIn.V31];-1)" office:value-type="float" office:value="-1" calcext:value-type="float">
            <text:p>-1</text:p>
          </table:table-cell>
          <table:table-cell table:formula="of:=IF([$FillIn.W31]&lt;&gt;&quot;&quot;;[$FillIn.W31];-1)" office:value-type="float" office:value="-1" calcext:value-type="float">
            <text:p>-1</text:p>
          </table:table-cell>
          <table:table-cell table:formula="of:=IF([$FillIn.X31]&lt;&gt;&quot;&quot;;[$FillIn.X31];-1)" office:value-type="float" office:value="-1" calcext:value-type="float">
            <text:p>-1</text:p>
          </table:table-cell>
          <table:table-cell table:formula="of:=IF([$FillIn.Y31]&lt;&gt;&quot;&quot;;[$FillIn.Y31];-1)" office:value-type="float" office:value="213" calcext:value-type="float">
            <text:p>213</text:p>
          </table:table-cell>
          <table:table-cell table:formula="of:=IF([$FillIn.Z31]&lt;&gt;&quot;&quot;;[$FillIn.Z31];-1)" office:value-type="float" office:value="-1" calcext:value-type="float">
            <text:p>-1</text:p>
          </table:table-cell>
          <table:table-cell table:formula="of:=IF([$FillIn.AA31]&lt;&gt;&quot;&quot;;[$FillIn.AA31];-1)" office:value-type="float" office:value="-1" calcext:value-type="float">
            <text:p>-1</text:p>
          </table:table-cell>
          <table:table-cell table:formula="of:=IF([$FillIn.AB31]&lt;&gt;&quot;&quot;;[$FillIn.AB31];-1)" office:value-type="float" office:value="164" calcext:value-type="float">
            <text:p>164</text:p>
          </table:table-cell>
          <table:table-cell table:formula="of:=IF([$FillIn.AC31]&lt;&gt;&quot;&quot;;[$FillIn.AC31];-1)" office:value-type="float" office:value="-1" calcext:value-type="float">
            <text:p>-1</text:p>
          </table:table-cell>
          <table:table-cell table:formula="of:=IF([$FillIn.AD31]&lt;&gt;&quot;&quot;;[$FillIn.AD31];-1)" office:value-type="float" office:value="-1" calcext:value-type="float">
            <text:p>-1</text:p>
          </table:table-cell>
          <table:table-cell table:formula="of:=IF([$FillIn.AE31]&lt;&gt;&quot;&quot;;[$FillIn.AE31];-1)" office:value-type="float" office:value="-1" calcext:value-type="float">
            <text:p>-1</text:p>
          </table:table-cell>
          <table:table-cell table:formula="of:=IF([$FillIn.AF31]&lt;&gt;&quot;&quot;;[$FillIn.AF31];-1)" office:value-type="float" office:value="-1" calcext:value-type="float">
            <text:p>-1</text:p>
          </table:table-cell>
          <table:table-cell table:formula="of:=IF([$FillIn.AG31]&lt;&gt;&quot;&quot;;[$FillIn.AG31];-1)" office:value-type="float" office:value="149" calcext:value-type="float">
            <text:p>149</text:p>
          </table:table-cell>
          <table:table-cell table:formula="of:=IF([$FillIn.AH31]&lt;&gt;&quot;&quot;;[$FillIn.AH31];-1)" office:value-type="float" office:value="148" calcext:value-type="float">
            <text:p>148</text:p>
          </table:table-cell>
          <table:table-cell table:formula="of:=IF([$FillIn.AI31]&lt;&gt;&quot;&quot;;[$FillIn.AI31];-1)" office:value-type="float" office:value="147" calcext:value-type="float">
            <text:p>147</text:p>
          </table:table-cell>
          <table:table-cell table:formula="of:=IF([$FillIn.AJ31]&lt;&gt;&quot;&quot;;[$FillIn.AJ31];-1)" office:value-type="float" office:value="146" calcext:value-type="float">
            <text:p>146</text:p>
          </table:table-cell>
          <table:table-cell table:formula="of:=IF([$FillIn.AK31]&lt;&gt;&quot;&quot;;[$FillIn.AK31];-1)" office:value-type="float" office:value="-1" calcext:value-type="float">
            <text:p>-1</text:p>
          </table:table-cell>
          <table:table-cell table:formula="of:=IF([$FillIn.AL31]&lt;&gt;&quot;&quot;;[$FillIn.AL31];-1)" office:value-type="float" office:value="-1" calcext:value-type="float">
            <text:p>-1</text:p>
          </table:table-cell>
          <table:table-cell table:formula="of:=IF([$FillIn.AM31]&lt;&gt;&quot;&quot;;[$FillIn.AM31];-1)" office:value-type="float" office:value="-1" calcext:value-type="float">
            <text:p>-1</text:p>
          </table:table-cell>
          <table:table-cell table:formula="of:=IF([$FillIn.AN31]&lt;&gt;&quot;&quot;;[$FillIn.AN31];-1)" office:value-type="float" office:value="-1" calcext:value-type="float">
            <text:p>-1</text:p>
          </table:table-cell>
          <table:table-cell table:formula="of:=IF([$FillIn.AO31]&lt;&gt;&quot;&quot;;[$FillIn.AO31];-1)" office:value-type="float" office:value="139" calcext:value-type="float">
            <text:p>139</text:p>
          </table:table-cell>
          <table:table-cell table:formula="of:=IF([$FillIn.AP31]&lt;&gt;&quot;&quot;;[$FillIn.AP31];-1)" office:value-type="float" office:value="-1" calcext:value-type="float">
            <text:p>-1</text:p>
          </table:table-cell>
          <table:table-cell table:formula="of:=IF([$FillIn.AQ31]&lt;&gt;&quot;&quot;;[$FillIn.AQ31];-1)" office:value-type="float" office:value="-1" calcext:value-type="float">
            <text:p>-1</text:p>
          </table:table-cell>
          <table:table-cell table:formula="of:=IF([$FillIn.AR31]&lt;&gt;&quot;&quot;;[$FillIn.AR31];-1)" office:value-type="float" office:value="-1" calcext:value-type="float">
            <text:p>-1</text:p>
          </table:table-cell>
          <table:table-cell table:formula="of:=IF([$FillIn.AS31]&lt;&gt;&quot;&quot;;[$FillIn.AS31];-1)" office:value-type="float" office:value="-1" calcext:value-type="float">
            <text:p>-1</text:p>
          </table:table-cell>
          <table:table-cell table:formula="of:=IF([$FillIn.AT31]&lt;&gt;&quot;&quot;;[$FillIn.AT31];-1)" office:value-type="float" office:value="126" calcext:value-type="float">
            <text:p>126</text:p>
          </table:table-cell>
          <table:table-cell table:formula="of:=IF([$FillIn.AU31]&lt;&gt;&quot;&quot;;[$FillIn.AU31];-1)" office:value-type="float" office:value="125" calcext:value-type="float">
            <text:p>125</text:p>
          </table:table-cell>
          <table:table-cell table:formula="of:=IF([$FillIn.AV31]&lt;&gt;&quot;&quot;;[$FillIn.AV31];-1)" office:value-type="float" office:value="124" calcext:value-type="float">
            <text:p>124</text:p>
          </table:table-cell>
          <table:table-cell table:formula="of:=IF([$FillIn.AW31]&lt;&gt;&quot;&quot;;[$FillIn.AW31];-1)" office:value-type="float" office:value="123" calcext:value-type="float">
            <text:p>123</text:p>
          </table:table-cell>
          <table:table-cell table:formula="of:=IF([$FillIn.AX31]&lt;&gt;&quot;&quot;;[$FillIn.AX31];-1)" office:value-type="float" office:value="-1" calcext:value-type="float">
            <text:p>-1</text:p>
          </table:table-cell>
          <table:table-cell table:formula="of:=IF([$FillIn.AY31]&lt;&gt;&quot;&quot;;[$FillIn.AY31];-1)" office:value-type="float" office:value="-1" calcext:value-type="float">
            <text:p>-1</text:p>
          </table:table-cell>
          <table:table-cell table:formula="of:=IF([$FillIn.AZ31]&lt;&gt;&quot;&quot;;[$FillIn.AZ31];-1)" office:value-type="float" office:value="-1" calcext:value-type="float">
            <text:p>-1</text:p>
          </table:table-cell>
          <table:table-cell table:formula="of:=IF([$FillIn.BA31]&lt;&gt;&quot;&quot;;[$FillIn.BA31];-1)" office:value-type="float" office:value="116" calcext:value-type="float">
            <text:p>116</text:p>
          </table:table-cell>
          <table:table-cell table:formula="of:=IF([$FillIn.BB31]&lt;&gt;&quot;&quot;;[$FillIn.BB31];-1)" office:value-type="float" office:value="-1" calcext:value-type="float">
            <text:p>-1</text:p>
          </table:table-cell>
          <table:table-cell table:formula="of:=IF([$FillIn.BC31]&lt;&gt;&quot;&quot;;[$FillIn.BC31];-1)" office:value-type="float" office:value="-1" calcext:value-type="float">
            <text:p>-1</text:p>
          </table:table-cell>
          <table:table-cell table:formula="of:=IF([$FillIn.BD31]&lt;&gt;&quot;&quot;;[$FillIn.BD31];-1)" office:value-type="float" office:value="-1" calcext:value-type="float">
            <text:p>-1</text:p>
          </table:table-cell>
          <table:table-cell table:formula="of:=IF([$FillIn.BE31]&lt;&gt;&quot;&quot;;[$FillIn.BE31];-1)" office:value-type="float" office:value="-1" calcext:value-type="float">
            <text:p>-1</text:p>
          </table:table-cell>
          <table:table-cell table:formula="of:=IF([$FillIn.BF31]&lt;&gt;&quot;&quot;;[$FillIn.BF31];-1)" office:value-type="float" office:value="-1" calcext:value-type="float">
            <text:p>-1</text:p>
          </table:table-cell>
          <table:table-cell table:formula="of:=IF([$FillIn.BG31]&lt;&gt;&quot;&quot;;[$FillIn.BG31];-1)" office:value-type="float" office:value="-1" calcext:value-type="float">
            <text:p>-1</text:p>
          </table:table-cell>
          <table:table-cell table:formula="of:=IF([$FillIn.BH31]&lt;&gt;&quot;&quot;;[$FillIn.BH31];-1)" office:value-type="float" office:value="409" calcext:value-type="float">
            <text:p>409</text:p>
          </table:table-cell>
          <table:table-cell table:formula="of:=IF([$FillIn.BI31]&lt;&gt;&quot;&quot;;[$FillIn.BI31];-1)" office:value-type="float" office:value="-1" calcext:value-type="float">
            <text:p>-1</text:p>
          </table:table-cell>
          <table:table-cell table:formula="of:=IF([$FillIn.BJ31]&lt;&gt;&quot;&quot;;[$FillIn.BJ31];-1)" office:value-type="float" office:value="-1" calcext:value-type="float">
            <text:p>-1</text:p>
          </table:table-cell>
          <table:table-cell table:formula="of:=IF([$FillIn.BK31]&lt;&gt;&quot;&quot;;[$FillIn.BK31];-1)" office:value-type="float" office:value="-1" calcext:value-type="float">
            <text:p>-1</text:p>
          </table:table-cell>
          <table:table-cell table:formula="of:=IF([$FillIn.BL31]&lt;&gt;&quot;&quot;;[$FillIn.BL31];-1)" office:value-type="float" office:value="-1" calcext:value-type="float">
            <text:p>-1</text:p>
          </table:table-cell>
          <table:table-cell table:formula="of:=IF([$FillIn.BM31]&lt;&gt;&quot;&quot;;[$FillIn.BM31];-1)" office:value-type="float" office:value="-1" calcext:value-type="float">
            <text:p>-1</text:p>
          </table:table-cell>
          <table:table-cell table:formula="of:=IF([$FillIn.BN31]&lt;&gt;&quot;&quot;;[$FillIn.BN31];-1)" office:value-type="float" office:value="-1" calcext:value-type="float">
            <text:p>-1</text:p>
          </table:table-cell>
          <table:table-cell table:formula="of:=IF([$FillIn.BO31]&lt;&gt;&quot;&quot;;[$FillIn.BO31];-1)" office:value-type="float" office:value="-1" calcext:value-type="float">
            <text:p>-1</text:p>
          </table:table-cell>
          <table:table-cell table:formula="of:=IF([$FillIn.BP31]&lt;&gt;&quot;&quot;;[$FillIn.BP31];-1)" office:value-type="float" office:value="-1" calcext:value-type="float">
            <text:p>-1</text:p>
          </table:table-cell>
          <table:table-cell table:formula="of:=IF([$FillIn.BQ31]&lt;&gt;&quot;&quot;;[$FillIn.BQ31];-1)" office:value-type="float" office:value="-1" calcext:value-type="float">
            <text:p>-1</text:p>
          </table:table-cell>
          <table:table-cell table:formula="of:=IF([$FillIn.BR31]&lt;&gt;&quot;&quot;;[$FillIn.BR31];-1)" office:value-type="float" office:value="456" calcext:value-type="float">
            <text:p>456</text:p>
          </table:table-cell>
          <table:table-cell table:formula="of:=IF([$FillIn.BS31]&lt;&gt;&quot;&quot;;[$FillIn.BS31];-1)" office:value-type="float" office:value="455" calcext:value-type="float">
            <text:p>455</text:p>
          </table:table-cell>
          <table:table-cell table:formula="of:=IF([$FillIn.BT31]&lt;&gt;&quot;&quot;;[$FillIn.BT31];-1)" office:value-type="float" office:value="-1" calcext:value-type="float">
            <text:p>-1</text:p>
          </table:table-cell>
          <table:table-cell table:formula="of:=IF([$FillIn.BU31]&lt;&gt;&quot;&quot;;[$FillIn.BU31];-1)" office:value-type="float" office:value="-1" calcext:value-type="float">
            <text:p>-1</text:p>
          </table:table-cell>
          <table:table-cell table:formula="of:=IF([$FillIn.BV31]&lt;&gt;&quot;&quot;;[$FillIn.BV31];-1)" office:value-type="float" office:value="-1" calcext:value-type="float">
            <text:p>-1</text:p>
          </table:table-cell>
          <table:table-cell table:formula="of:=IF([$FillIn.BW31]&lt;&gt;&quot;&quot;;[$FillIn.BW31];-1)" office:value-type="float" office:value="-1" calcext:value-type="float">
            <text:p>-1</text:p>
          </table:table-cell>
          <table:table-cell table:formula="of:=IF([$FillIn.BX31]&lt;&gt;&quot;&quot;;[$FillIn.BX31];-1)" office:value-type="float" office:value="-1" calcext:value-type="float">
            <text:p>-1</text:p>
          </table:table-cell>
          <table:table-cell table:formula="of:=IF([$FillIn.BY31]&lt;&gt;&quot;&quot;;[$FillIn.BY31];-1)" office:value-type="float" office:value="-1" calcext:value-type="float">
            <text:p>-1</text:p>
          </table:table-cell>
          <table:table-cell table:formula="of:=IF([$FillIn.BZ31]&lt;&gt;&quot;&quot;;[$FillIn.BZ31];-1)" office:value-type="float" office:value="-1" calcext:value-type="float">
            <text:p>-1</text:p>
          </table:table-cell>
          <table:table-cell table:formula="of:=IF([$FillIn.CA31]&lt;&gt;&quot;&quot;;[$FillIn.CA31];-1)" office:value-type="float" office:value="-1" calcext:value-type="float">
            <text:p>-1</text:p>
          </table:table-cell>
          <table:table-cell table:formula="of:=IF([$FillIn.CB31]&lt;&gt;&quot;&quot;;[$FillIn.CB31];-1)" office:value-type="float" office:value="-1" calcext:value-type="float">
            <text:p>-1</text:p>
          </table:table-cell>
          <table:table-cell table:formula="of:=IF([$FillIn.CC31]&lt;&gt;&quot;&quot;;[$FillIn.CC31];-1)" office:value-type="float" office:value="-1" calcext:value-type="float">
            <text:p>-1</text:p>
          </table:table-cell>
          <table:table-cell table:formula="of:=IF([$FillIn.CD31]&lt;&gt;&quot;&quot;;[$FillIn.CD31];-1)" office:value-type="float" office:value="-1" calcext:value-type="float">
            <text:p>-1</text:p>
          </table:table-cell>
          <table:table-cell table:formula="of:=IF([$FillIn.CE31]&lt;&gt;&quot;&quot;;[$FillIn.CE31];-1)" office:value-type="float" office:value="-1" calcext:value-type="float">
            <text:p>-1</text:p>
          </table:table-cell>
          <table:table-cell table:formula="of:=IF([$FillIn.CF31]&lt;&gt;&quot;&quot;;[$FillIn.CF31];-1)" office:value-type="float" office:value="-1" calcext:value-type="float">
            <text:p>-1</text:p>
          </table:table-cell>
          <table:table-cell table:formula="of:=IF([$FillIn.CG31]&lt;&gt;&quot;&quot;;[$FillIn.CG31];-1)" office:value-type="float" office:value="-1" calcext:value-type="float">
            <text:p>-1</text:p>
          </table:table-cell>
          <table:table-cell table:formula="of:=IF([$FillIn.CH31]&lt;&gt;&quot;&quot;;[$FillIn.CH31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2]&lt;&gt;&quot;&quot;;[$FillIn.A32];-1)" office:value-type="float" office:value="17" calcext:value-type="float">
            <text:p>17</text:p>
          </table:table-cell>
          <table:table-cell table:formula="of:=IF([$FillIn.B32]&lt;&gt;&quot;&quot;;[$FillIn.B32];-1)" office:value-type="float" office:value="-1" calcext:value-type="float">
            <text:p>-1</text:p>
          </table:table-cell>
          <table:table-cell table:formula="of:=IF([$FillIn.C32]&lt;&gt;&quot;&quot;;[$FillIn.C32];-1)" office:value-type="float" office:value="-1" calcext:value-type="float">
            <text:p>-1</text:p>
          </table:table-cell>
          <table:table-cell table:formula="of:=IF([$FillIn.D32]&lt;&gt;&quot;&quot;;[$FillIn.D32];-1)" office:value-type="float" office:value="-1" calcext:value-type="float">
            <text:p>-1</text:p>
          </table:table-cell>
          <table:table-cell table:formula="of:=IF([$FillIn.E32]&lt;&gt;&quot;&quot;;[$FillIn.E32];-1)" office:value-type="float" office:value="-1" calcext:value-type="float">
            <text:p>-1</text:p>
          </table:table-cell>
          <table:table-cell table:formula="of:=IF([$FillIn.F32]&lt;&gt;&quot;&quot;;[$FillIn.F32];-1)" office:value-type="float" office:value="-1" calcext:value-type="float">
            <text:p>-1</text:p>
          </table:table-cell>
          <table:table-cell table:formula="of:=IF([$FillIn.G32]&lt;&gt;&quot;&quot;;[$FillIn.G32];-1)" office:value-type="float" office:value="-1" calcext:value-type="float">
            <text:p>-1</text:p>
          </table:table-cell>
          <table:table-cell table:formula="of:=IF([$FillIn.H32]&lt;&gt;&quot;&quot;;[$FillIn.H32];-1)" office:value-type="float" office:value="-1" calcext:value-type="float">
            <text:p>-1</text:p>
          </table:table-cell>
          <table:table-cell table:formula="of:=IF([$FillIn.I32]&lt;&gt;&quot;&quot;;[$FillIn.I32];-1)" office:value-type="float" office:value="-1" calcext:value-type="float">
            <text:p>-1</text:p>
          </table:table-cell>
          <table:table-cell table:formula="of:=IF([$FillIn.J32]&lt;&gt;&quot;&quot;;[$FillIn.J32];-1)" office:value-type="float" office:value="-1" calcext:value-type="float">
            <text:p>-1</text:p>
          </table:table-cell>
          <table:table-cell table:formula="of:=IF([$FillIn.K32]&lt;&gt;&quot;&quot;;[$FillIn.K32];-1)" office:value-type="float" office:value="-1" calcext:value-type="float">
            <text:p>-1</text:p>
          </table:table-cell>
          <table:table-cell table:formula="of:=IF([$FillIn.L32]&lt;&gt;&quot;&quot;;[$FillIn.L32];-1)" office:value-type="float" office:value="-1" calcext:value-type="float">
            <text:p>-1</text:p>
          </table:table-cell>
          <table:table-cell table:formula="of:=IF([$FillIn.M32]&lt;&gt;&quot;&quot;;[$FillIn.M32];-1)" office:value-type="float" office:value="233" calcext:value-type="float">
            <text:p>233</text:p>
          </table:table-cell>
          <table:table-cell table:formula="of:=IF([$FillIn.N32]&lt;&gt;&quot;&quot;;[$FillIn.N32];-1)" office:value-type="float" office:value="-1" calcext:value-type="float">
            <text:p>-1</text:p>
          </table:table-cell>
          <table:table-cell table:formula="of:=IF([$FillIn.O32]&lt;&gt;&quot;&quot;;[$FillIn.O32];-1)" office:value-type="float" office:value="-1" calcext:value-type="float">
            <text:p>-1</text:p>
          </table:table-cell>
          <table:table-cell table:formula="of:=IF([$FillIn.P32]&lt;&gt;&quot;&quot;;[$FillIn.P32];-1)" office:value-type="float" office:value="-1" calcext:value-type="float">
            <text:p>-1</text:p>
          </table:table-cell>
          <table:table-cell table:formula="of:=IF([$FillIn.Q32]&lt;&gt;&quot;&quot;;[$FillIn.Q32];-1)" office:value-type="float" office:value="185" calcext:value-type="float">
            <text:p>185</text:p>
          </table:table-cell>
          <table:table-cell table:formula="of:=IF([$FillIn.R32]&lt;&gt;&quot;&quot;;[$FillIn.R32];-1)" office:value-type="float" office:value="-1" calcext:value-type="float">
            <text:p>-1</text:p>
          </table:table-cell>
          <table:table-cell table:formula="of:=IF([$FillIn.S32]&lt;&gt;&quot;&quot;;[$FillIn.S32];-1)" office:value-type="float" office:value="-1" calcext:value-type="float">
            <text:p>-1</text:p>
          </table:table-cell>
          <table:table-cell table:formula="of:=IF([$FillIn.T32]&lt;&gt;&quot;&quot;;[$FillIn.T32];-1)" office:value-type="float" office:value="-1" calcext:value-type="float">
            <text:p>-1</text:p>
          </table:table-cell>
          <table:table-cell table:formula="of:=IF([$FillIn.U32]&lt;&gt;&quot;&quot;;[$FillIn.U32];-1)" office:value-type="float" office:value="194" calcext:value-type="float">
            <text:p>194</text:p>
          </table:table-cell>
          <table:table-cell table:formula="of:=IF([$FillIn.V32]&lt;&gt;&quot;&quot;;[$FillIn.V32];-1)" office:value-type="float" office:value="-1" calcext:value-type="float">
            <text:p>-1</text:p>
          </table:table-cell>
          <table:table-cell table:formula="of:=IF([$FillIn.W32]&lt;&gt;&quot;&quot;;[$FillIn.W32];-1)" office:value-type="float" office:value="-1" calcext:value-type="float">
            <text:p>-1</text:p>
          </table:table-cell>
          <table:table-cell table:formula="of:=IF([$FillIn.X32]&lt;&gt;&quot;&quot;;[$FillIn.X32];-1)" office:value-type="float" office:value="-1" calcext:value-type="float">
            <text:p>-1</text:p>
          </table:table-cell>
          <table:table-cell table:formula="of:=IF([$FillIn.Y32]&lt;&gt;&quot;&quot;;[$FillIn.Y32];-1)" office:value-type="float" office:value="214" calcext:value-type="float">
            <text:p>214</text:p>
          </table:table-cell>
          <table:table-cell table:formula="of:=IF([$FillIn.Z32]&lt;&gt;&quot;&quot;;[$FillIn.Z32];-1)" office:value-type="float" office:value="-1" calcext:value-type="float">
            <text:p>-1</text:p>
          </table:table-cell>
          <table:table-cell table:formula="of:=IF([$FillIn.AA32]&lt;&gt;&quot;&quot;;[$FillIn.AA32];-1)" office:value-type="float" office:value="-1" calcext:value-type="float">
            <text:p>-1</text:p>
          </table:table-cell>
          <table:table-cell table:formula="of:=IF([$FillIn.AB32]&lt;&gt;&quot;&quot;;[$FillIn.AB32];-1)" office:value-type="float" office:value="-1" calcext:value-type="float">
            <text:p>-1</text:p>
          </table:table-cell>
          <table:table-cell table:formula="of:=IF([$FillIn.AC32]&lt;&gt;&quot;&quot;;[$FillIn.AC32];-1)" office:value-type="float" office:value="-1" calcext:value-type="float">
            <text:p>-1</text:p>
          </table:table-cell>
          <table:table-cell table:formula="of:=IF([$FillIn.AD32]&lt;&gt;&quot;&quot;;[$FillIn.AD32];-1)" office:value-type="float" office:value="-1" calcext:value-type="float">
            <text:p>-1</text:p>
          </table:table-cell>
          <table:table-cell table:formula="of:=IF([$FillIn.AE32]&lt;&gt;&quot;&quot;;[$FillIn.AE32];-1)" office:value-type="float" office:value="-1" calcext:value-type="float">
            <text:p>-1</text:p>
          </table:table-cell>
          <table:table-cell table:formula="of:=IF([$FillIn.AF32]&lt;&gt;&quot;&quot;;[$FillIn.AF32];-1)" office:value-type="float" office:value="-1" calcext:value-type="float">
            <text:p>-1</text:p>
          </table:table-cell>
          <table:table-cell table:formula="of:=IF([$FillIn.AG32]&lt;&gt;&quot;&quot;;[$FillIn.AG32];-1)" office:value-type="float" office:value="-1" calcext:value-type="float">
            <text:p>-1</text:p>
          </table:table-cell>
          <table:table-cell table:formula="of:=IF([$FillIn.AH32]&lt;&gt;&quot;&quot;;[$FillIn.AH32];-1)" office:value-type="float" office:value="-1" calcext:value-type="float">
            <text:p>-1</text:p>
          </table:table-cell>
          <table:table-cell table:formula="of:=IF([$FillIn.AI32]&lt;&gt;&quot;&quot;;[$FillIn.AI32];-1)" office:value-type="float" office:value="-1" calcext:value-type="float">
            <text:p>-1</text:p>
          </table:table-cell>
          <table:table-cell table:formula="of:=IF([$FillIn.AJ32]&lt;&gt;&quot;&quot;;[$FillIn.AJ32];-1)" office:value-type="float" office:value="-1" calcext:value-type="float">
            <text:p>-1</text:p>
          </table:table-cell>
          <table:table-cell table:formula="of:=IF([$FillIn.AK32]&lt;&gt;&quot;&quot;;[$FillIn.AK32];-1)" office:value-type="float" office:value="-1" calcext:value-type="float">
            <text:p>-1</text:p>
          </table:table-cell>
          <table:table-cell table:formula="of:=IF([$FillIn.AL32]&lt;&gt;&quot;&quot;;[$FillIn.AL32];-1)" office:value-type="float" office:value="-1" calcext:value-type="float">
            <text:p>-1</text:p>
          </table:table-cell>
          <table:table-cell table:formula="of:=IF([$FillIn.AM32]&lt;&gt;&quot;&quot;;[$FillIn.AM32];-1)" office:value-type="float" office:value="-1" calcext:value-type="float">
            <text:p>-1</text:p>
          </table:table-cell>
          <table:table-cell table:formula="of:=IF([$FillIn.AN32]&lt;&gt;&quot;&quot;;[$FillIn.AN32];-1)" office:value-type="float" office:value="-1" calcext:value-type="float">
            <text:p>-1</text:p>
          </table:table-cell>
          <table:table-cell table:formula="of:=IF([$FillIn.AO32]&lt;&gt;&quot;&quot;;[$FillIn.AO32];-1)" office:value-type="float" office:value="-1" calcext:value-type="float">
            <text:p>-1</text:p>
          </table:table-cell>
          <table:table-cell table:formula="of:=IF([$FillIn.AP32]&lt;&gt;&quot;&quot;;[$FillIn.AP32];-1)" office:value-type="float" office:value="-1" calcext:value-type="float">
            <text:p>-1</text:p>
          </table:table-cell>
          <table:table-cell table:formula="of:=IF([$FillIn.AQ32]&lt;&gt;&quot;&quot;;[$FillIn.AQ32];-1)" office:value-type="float" office:value="-1" calcext:value-type="float">
            <text:p>-1</text:p>
          </table:table-cell>
          <table:table-cell table:formula="of:=IF([$FillIn.AR32]&lt;&gt;&quot;&quot;;[$FillIn.AR32];-1)" office:value-type="float" office:value="-1" calcext:value-type="float">
            <text:p>-1</text:p>
          </table:table-cell>
          <table:table-cell table:formula="of:=IF([$FillIn.AS32]&lt;&gt;&quot;&quot;;[$FillIn.AS32];-1)" office:value-type="float" office:value="-1" calcext:value-type="float">
            <text:p>-1</text:p>
          </table:table-cell>
          <table:table-cell table:formula="of:=IF([$FillIn.AT32]&lt;&gt;&quot;&quot;;[$FillIn.AT32];-1)" office:value-type="float" office:value="-1" calcext:value-type="float">
            <text:p>-1</text:p>
          </table:table-cell>
          <table:table-cell table:formula="of:=IF([$FillIn.AU32]&lt;&gt;&quot;&quot;;[$FillIn.AU32];-1)" office:value-type="float" office:value="-1" calcext:value-type="float">
            <text:p>-1</text:p>
          </table:table-cell>
          <table:table-cell table:formula="of:=IF([$FillIn.AV32]&lt;&gt;&quot;&quot;;[$FillIn.AV32];-1)" office:value-type="float" office:value="-1" calcext:value-type="float">
            <text:p>-1</text:p>
          </table:table-cell>
          <table:table-cell table:formula="of:=IF([$FillIn.AW32]&lt;&gt;&quot;&quot;;[$FillIn.AW32];-1)" office:value-type="float" office:value="-1" calcext:value-type="float">
            <text:p>-1</text:p>
          </table:table-cell>
          <table:table-cell table:formula="of:=IF([$FillIn.AX32]&lt;&gt;&quot;&quot;;[$FillIn.AX32];-1)" office:value-type="float" office:value="-1" calcext:value-type="float">
            <text:p>-1</text:p>
          </table:table-cell>
          <table:table-cell table:formula="of:=IF([$FillIn.AY32]&lt;&gt;&quot;&quot;;[$FillIn.AY32];-1)" office:value-type="float" office:value="-1" calcext:value-type="float">
            <text:p>-1</text:p>
          </table:table-cell>
          <table:table-cell table:formula="of:=IF([$FillIn.AZ32]&lt;&gt;&quot;&quot;;[$FillIn.AZ32];-1)" office:value-type="float" office:value="-1" calcext:value-type="float">
            <text:p>-1</text:p>
          </table:table-cell>
          <table:table-cell table:formula="of:=IF([$FillIn.BA32]&lt;&gt;&quot;&quot;;[$FillIn.BA32];-1)" office:value-type="float" office:value="-1" calcext:value-type="float">
            <text:p>-1</text:p>
          </table:table-cell>
          <table:table-cell table:formula="of:=IF([$FillIn.BB32]&lt;&gt;&quot;&quot;;[$FillIn.BB32];-1)" office:value-type="float" office:value="-1" calcext:value-type="float">
            <text:p>-1</text:p>
          </table:table-cell>
          <table:table-cell table:formula="of:=IF([$FillIn.BC32]&lt;&gt;&quot;&quot;;[$FillIn.BC32];-1)" office:value-type="float" office:value="-1" calcext:value-type="float">
            <text:p>-1</text:p>
          </table:table-cell>
          <table:table-cell table:formula="of:=IF([$FillIn.BD32]&lt;&gt;&quot;&quot;;[$FillIn.BD32];-1)" office:value-type="float" office:value="-1" calcext:value-type="float">
            <text:p>-1</text:p>
          </table:table-cell>
          <table:table-cell table:formula="of:=IF([$FillIn.BE32]&lt;&gt;&quot;&quot;;[$FillIn.BE32];-1)" office:value-type="float" office:value="-1" calcext:value-type="float">
            <text:p>-1</text:p>
          </table:table-cell>
          <table:table-cell table:formula="of:=IF([$FillIn.BF32]&lt;&gt;&quot;&quot;;[$FillIn.BF32];-1)" office:value-type="float" office:value="-1" calcext:value-type="float">
            <text:p>-1</text:p>
          </table:table-cell>
          <table:table-cell table:formula="of:=IF([$FillIn.BG32]&lt;&gt;&quot;&quot;;[$FillIn.BG32];-1)" office:value-type="float" office:value="-1" calcext:value-type="float">
            <text:p>-1</text:p>
          </table:table-cell>
          <table:table-cell table:formula="of:=IF([$FillIn.BH32]&lt;&gt;&quot;&quot;;[$FillIn.BH32];-1)" office:value-type="float" office:value="410" calcext:value-type="float">
            <text:p>410</text:p>
          </table:table-cell>
          <table:table-cell table:formula="of:=IF([$FillIn.BI32]&lt;&gt;&quot;&quot;;[$FillIn.BI32];-1)" office:value-type="float" office:value="-1" calcext:value-type="float">
            <text:p>-1</text:p>
          </table:table-cell>
          <table:table-cell table:formula="of:=IF([$FillIn.BJ32]&lt;&gt;&quot;&quot;;[$FillIn.BJ32];-1)" office:value-type="float" office:value="-1" calcext:value-type="float">
            <text:p>-1</text:p>
          </table:table-cell>
          <table:table-cell table:formula="of:=IF([$FillIn.BK32]&lt;&gt;&quot;&quot;;[$FillIn.BK32];-1)" office:value-type="float" office:value="433" calcext:value-type="float">
            <text:p>433</text:p>
          </table:table-cell>
          <table:table-cell table:formula="of:=IF([$FillIn.BL32]&lt;&gt;&quot;&quot;;[$FillIn.BL32];-1)" office:value-type="float" office:value="-1" calcext:value-type="float">
            <text:p>-1</text:p>
          </table:table-cell>
          <table:table-cell table:formula="of:=IF([$FillIn.BM32]&lt;&gt;&quot;&quot;;[$FillIn.BM32];-1)" office:value-type="float" office:value="-1" calcext:value-type="float">
            <text:p>-1</text:p>
          </table:table-cell>
          <table:table-cell table:formula="of:=IF([$FillIn.BN32]&lt;&gt;&quot;&quot;;[$FillIn.BN32];-1)" office:value-type="float" office:value="-1" calcext:value-type="float">
            <text:p>-1</text:p>
          </table:table-cell>
          <table:table-cell table:formula="of:=IF([$FillIn.BO32]&lt;&gt;&quot;&quot;;[$FillIn.BO32];-1)" office:value-type="float" office:value="-1" calcext:value-type="float">
            <text:p>-1</text:p>
          </table:table-cell>
          <table:table-cell table:formula="of:=IF([$FillIn.BP32]&lt;&gt;&quot;&quot;;[$FillIn.BP32];-1)" office:value-type="float" office:value="-1" calcext:value-type="float">
            <text:p>-1</text:p>
          </table:table-cell>
          <table:table-cell table:formula="of:=IF([$FillIn.BQ32]&lt;&gt;&quot;&quot;;[$FillIn.BQ32];-1)" office:value-type="float" office:value="458" calcext:value-type="float">
            <text:p>458</text:p>
          </table:table-cell>
          <table:table-cell table:formula="of:=IF([$FillIn.BR32]&lt;&gt;&quot;&quot;;[$FillIn.BR32];-1)" office:value-type="float" office:value="457" calcext:value-type="float">
            <text:p>457</text:p>
          </table:table-cell>
          <table:table-cell table:formula="of:=IF([$FillIn.BS32]&lt;&gt;&quot;&quot;;[$FillIn.BS32];-1)" office:value-type="float" office:value="-1" calcext:value-type="float">
            <text:p>-1</text:p>
          </table:table-cell>
          <table:table-cell table:formula="of:=IF([$FillIn.BT32]&lt;&gt;&quot;&quot;;[$FillIn.BT32];-1)" office:value-type="float" office:value="-1" calcext:value-type="float">
            <text:p>-1</text:p>
          </table:table-cell>
          <table:table-cell table:formula="of:=IF([$FillIn.BU32]&lt;&gt;&quot;&quot;;[$FillIn.BU32];-1)" office:value-type="float" office:value="-1" calcext:value-type="float">
            <text:p>-1</text:p>
          </table:table-cell>
          <table:table-cell table:formula="of:=IF([$FillIn.BV32]&lt;&gt;&quot;&quot;;[$FillIn.BV32];-1)" office:value-type="float" office:value="-1" calcext:value-type="float">
            <text:p>-1</text:p>
          </table:table-cell>
          <table:table-cell table:formula="of:=IF([$FillIn.BW32]&lt;&gt;&quot;&quot;;[$FillIn.BW32];-1)" office:value-type="float" office:value="-1" calcext:value-type="float">
            <text:p>-1</text:p>
          </table:table-cell>
          <table:table-cell table:formula="of:=IF([$FillIn.BX32]&lt;&gt;&quot;&quot;;[$FillIn.BX32];-1)" office:value-type="float" office:value="-1" calcext:value-type="float">
            <text:p>-1</text:p>
          </table:table-cell>
          <table:table-cell table:formula="of:=IF([$FillIn.BY32]&lt;&gt;&quot;&quot;;[$FillIn.BY32];-1)" office:value-type="float" office:value="-1" calcext:value-type="float">
            <text:p>-1</text:p>
          </table:table-cell>
          <table:table-cell table:formula="of:=IF([$FillIn.BZ32]&lt;&gt;&quot;&quot;;[$FillIn.BZ32];-1)" office:value-type="float" office:value="-1" calcext:value-type="float">
            <text:p>-1</text:p>
          </table:table-cell>
          <table:table-cell table:formula="of:=IF([$FillIn.CA32]&lt;&gt;&quot;&quot;;[$FillIn.CA32];-1)" office:value-type="float" office:value="8" calcext:value-type="float">
            <text:p>8</text:p>
          </table:table-cell>
          <table:table-cell table:formula="of:=IF([$FillIn.CB32]&lt;&gt;&quot;&quot;;[$FillIn.CB32];-1)" office:value-type="float" office:value="-1" calcext:value-type="float">
            <text:p>-1</text:p>
          </table:table-cell>
          <table:table-cell table:formula="of:=IF([$FillIn.CC32]&lt;&gt;&quot;&quot;;[$FillIn.CC32];-1)" office:value-type="float" office:value="-1" calcext:value-type="float">
            <text:p>-1</text:p>
          </table:table-cell>
          <table:table-cell table:formula="of:=IF([$FillIn.CD32]&lt;&gt;&quot;&quot;;[$FillIn.CD32];-1)" office:value-type="float" office:value="-1" calcext:value-type="float">
            <text:p>-1</text:p>
          </table:table-cell>
          <table:table-cell table:formula="of:=IF([$FillIn.CE32]&lt;&gt;&quot;&quot;;[$FillIn.CE32];-1)" office:value-type="float" office:value="-1" calcext:value-type="float">
            <text:p>-1</text:p>
          </table:table-cell>
          <table:table-cell table:formula="of:=IF([$FillIn.CF32]&lt;&gt;&quot;&quot;;[$FillIn.CF32];-1)" office:value-type="float" office:value="-1" calcext:value-type="float">
            <text:p>-1</text:p>
          </table:table-cell>
          <table:table-cell table:formula="of:=IF([$FillIn.CG32]&lt;&gt;&quot;&quot;;[$FillIn.CG32];-1)" office:value-type="float" office:value="-1" calcext:value-type="float">
            <text:p>-1</text:p>
          </table:table-cell>
          <table:table-cell table:formula="of:=IF([$FillIn.CH32]&lt;&gt;&quot;&quot;;[$FillIn.CH32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3]&lt;&gt;&quot;&quot;;[$FillIn.A33];-1)" office:value-type="float" office:value="16" calcext:value-type="float">
            <text:p>16</text:p>
          </table:table-cell>
          <table:table-cell table:formula="of:=IF([$FillIn.B33]&lt;&gt;&quot;&quot;;[$FillIn.B33];-1)" office:value-type="float" office:value="-1" calcext:value-type="float">
            <text:p>-1</text:p>
          </table:table-cell>
          <table:table-cell table:formula="of:=IF([$FillIn.C33]&lt;&gt;&quot;&quot;;[$FillIn.C33];-1)" office:value-type="float" office:value="-1" calcext:value-type="float">
            <text:p>-1</text:p>
          </table:table-cell>
          <table:table-cell table:formula="of:=IF([$FillIn.D33]&lt;&gt;&quot;&quot;;[$FillIn.D33];-1)" office:value-type="float" office:value="-1" calcext:value-type="float">
            <text:p>-1</text:p>
          </table:table-cell>
          <table:table-cell table:formula="of:=IF([$FillIn.E33]&lt;&gt;&quot;&quot;;[$FillIn.E33];-1)" office:value-type="float" office:value="-1" calcext:value-type="float">
            <text:p>-1</text:p>
          </table:table-cell>
          <table:table-cell table:formula="of:=IF([$FillIn.F33]&lt;&gt;&quot;&quot;;[$FillIn.F33];-1)" office:value-type="float" office:value="-1" calcext:value-type="float">
            <text:p>-1</text:p>
          </table:table-cell>
          <table:table-cell table:formula="of:=IF([$FillIn.G33]&lt;&gt;&quot;&quot;;[$FillIn.G33];-1)" office:value-type="float" office:value="-1" calcext:value-type="float">
            <text:p>-1</text:p>
          </table:table-cell>
          <table:table-cell table:formula="of:=IF([$FillIn.H33]&lt;&gt;&quot;&quot;;[$FillIn.H33];-1)" office:value-type="float" office:value="-1" calcext:value-type="float">
            <text:p>-1</text:p>
          </table:table-cell>
          <table:table-cell table:formula="of:=IF([$FillIn.I33]&lt;&gt;&quot;&quot;;[$FillIn.I33];-1)" office:value-type="float" office:value="-1" calcext:value-type="float">
            <text:p>-1</text:p>
          </table:table-cell>
          <table:table-cell table:formula="of:=IF([$FillIn.J33]&lt;&gt;&quot;&quot;;[$FillIn.J33];-1)" office:value-type="float" office:value="-1" calcext:value-type="float">
            <text:p>-1</text:p>
          </table:table-cell>
          <table:table-cell table:formula="of:=IF([$FillIn.K33]&lt;&gt;&quot;&quot;;[$FillIn.K33];-1)" office:value-type="float" office:value="-1" calcext:value-type="float">
            <text:p>-1</text:p>
          </table:table-cell>
          <table:table-cell table:formula="of:=IF([$FillIn.L33]&lt;&gt;&quot;&quot;;[$FillIn.L33];-1)" office:value-type="float" office:value="-1" calcext:value-type="float">
            <text:p>-1</text:p>
          </table:table-cell>
          <table:table-cell table:formula="of:=IF([$FillIn.M33]&lt;&gt;&quot;&quot;;[$FillIn.M33];-1)" office:value-type="float" office:value="232" calcext:value-type="float">
            <text:p>232</text:p>
          </table:table-cell>
          <table:table-cell table:formula="of:=IF([$FillIn.N33]&lt;&gt;&quot;&quot;;[$FillIn.N33];-1)" office:value-type="float" office:value="-1" calcext:value-type="float">
            <text:p>-1</text:p>
          </table:table-cell>
          <table:table-cell table:formula="of:=IF([$FillIn.O33]&lt;&gt;&quot;&quot;;[$FillIn.O33];-1)" office:value-type="float" office:value="-1" calcext:value-type="float">
            <text:p>-1</text:p>
          </table:table-cell>
          <table:table-cell table:formula="of:=IF([$FillIn.P33]&lt;&gt;&quot;&quot;;[$FillIn.P33];-1)" office:value-type="float" office:value="-1" calcext:value-type="float">
            <text:p>-1</text:p>
          </table:table-cell>
          <table:table-cell table:formula="of:=IF([$FillIn.Q33]&lt;&gt;&quot;&quot;;[$FillIn.Q33];-1)" office:value-type="float" office:value="186" calcext:value-type="float">
            <text:p>186</text:p>
          </table:table-cell>
          <table:table-cell table:formula="of:=IF([$FillIn.R33]&lt;&gt;&quot;&quot;;[$FillIn.R33];-1)" office:value-type="float" office:value="-1" calcext:value-type="float">
            <text:p>-1</text:p>
          </table:table-cell>
          <table:table-cell table:formula="of:=IF([$FillIn.S33]&lt;&gt;&quot;&quot;;[$FillIn.S33];-1)" office:value-type="float" office:value="-1" calcext:value-type="float">
            <text:p>-1</text:p>
          </table:table-cell>
          <table:table-cell table:formula="of:=IF([$FillIn.T33]&lt;&gt;&quot;&quot;;[$FillIn.T33];-1)" office:value-type="float" office:value="-1" calcext:value-type="float">
            <text:p>-1</text:p>
          </table:table-cell>
          <table:table-cell table:formula="of:=IF([$FillIn.U33]&lt;&gt;&quot;&quot;;[$FillIn.U33];-1)" office:value-type="float" office:value="193" calcext:value-type="float">
            <text:p>193</text:p>
          </table:table-cell>
          <table:table-cell table:formula="of:=IF([$FillIn.V33]&lt;&gt;&quot;&quot;;[$FillIn.V33];-1)" office:value-type="float" office:value="-1" calcext:value-type="float">
            <text:p>-1</text:p>
          </table:table-cell>
          <table:table-cell table:formula="of:=IF([$FillIn.W33]&lt;&gt;&quot;&quot;;[$FillIn.W33];-1)" office:value-type="float" office:value="-1" calcext:value-type="float">
            <text:p>-1</text:p>
          </table:table-cell>
          <table:table-cell table:formula="of:=IF([$FillIn.X33]&lt;&gt;&quot;&quot;;[$FillIn.X33];-1)" office:value-type="float" office:value="-1" calcext:value-type="float">
            <text:p>-1</text:p>
          </table:table-cell>
          <table:table-cell table:formula="of:=IF([$FillIn.Y33]&lt;&gt;&quot;&quot;;[$FillIn.Y33];-1)" office:value-type="float" office:value="215" calcext:value-type="float">
            <text:p>215</text:p>
          </table:table-cell>
          <table:table-cell table:formula="of:=IF([$FillIn.Z33]&lt;&gt;&quot;&quot;;[$FillIn.Z33];-1)" office:value-type="float" office:value="-1" calcext:value-type="float">
            <text:p>-1</text:p>
          </table:table-cell>
          <table:table-cell table:formula="of:=IF([$FillIn.AA33]&lt;&gt;&quot;&quot;;[$FillIn.AA33];-1)" office:value-type="float" office:value="-1" calcext:value-type="float">
            <text:p>-1</text:p>
          </table:table-cell>
          <table:table-cell table:formula="of:=IF([$FillIn.AB33]&lt;&gt;&quot;&quot;;[$FillIn.AB33];-1)" office:value-type="float" office:value="163" calcext:value-type="float">
            <text:p>163</text:p>
          </table:table-cell>
          <table:table-cell table:formula="of:=IF([$FillIn.AC33]&lt;&gt;&quot;&quot;;[$FillIn.AC33];-1)" office:value-type="float" office:value="-1" calcext:value-type="float">
            <text:p>-1</text:p>
          </table:table-cell>
          <table:table-cell table:formula="of:=IF([$FillIn.AD33]&lt;&gt;&quot;&quot;;[$FillIn.AD33];-1)" office:value-type="float" office:value="-1" calcext:value-type="float">
            <text:p>-1</text:p>
          </table:table-cell>
          <table:table-cell table:formula="of:=IF([$FillIn.AE33]&lt;&gt;&quot;&quot;;[$FillIn.AE33];-1)" office:value-type="float" office:value="-1" calcext:value-type="float">
            <text:p>-1</text:p>
          </table:table-cell>
          <table:table-cell table:formula="of:=IF([$FillIn.AF33]&lt;&gt;&quot;&quot;;[$FillIn.AF33];-1)" office:value-type="float" office:value="150" calcext:value-type="float">
            <text:p>150</text:p>
          </table:table-cell>
          <table:table-cell table:formula="of:=IF([$FillIn.AG33]&lt;&gt;&quot;&quot;;[$FillIn.AG33];-1)" office:value-type="float" office:value="-1" calcext:value-type="float">
            <text:p>-1</text:p>
          </table:table-cell>
          <table:table-cell table:formula="of:=IF([$FillIn.AH33]&lt;&gt;&quot;&quot;;[$FillIn.AH33];-1)" office:value-type="float" office:value="-1" calcext:value-type="float">
            <text:p>-1</text:p>
          </table:table-cell>
          <table:table-cell table:formula="of:=IF([$FillIn.AI33]&lt;&gt;&quot;&quot;;[$FillIn.AI33];-1)" office:value-type="float" office:value="-1" calcext:value-type="float">
            <text:p>-1</text:p>
          </table:table-cell>
          <table:table-cell table:formula="of:=IF([$FillIn.AJ33]&lt;&gt;&quot;&quot;;[$FillIn.AJ33];-1)" office:value-type="float" office:value="-1" calcext:value-type="float">
            <text:p>-1</text:p>
          </table:table-cell>
          <table:table-cell table:formula="of:=IF([$FillIn.AK33]&lt;&gt;&quot;&quot;;[$FillIn.AK33];-1)" office:value-type="float" office:value="-1" calcext:value-type="float">
            <text:p>-1</text:p>
          </table:table-cell>
          <table:table-cell table:formula="of:=IF([$FillIn.AL33]&lt;&gt;&quot;&quot;;[$FillIn.AL33];-1)" office:value-type="float" office:value="-1" calcext:value-type="float">
            <text:p>-1</text:p>
          </table:table-cell>
          <table:table-cell table:formula="of:=IF([$FillIn.AM33]&lt;&gt;&quot;&quot;;[$FillIn.AM33];-1)" office:value-type="float" office:value="-1" calcext:value-type="float">
            <text:p>-1</text:p>
          </table:table-cell>
          <table:table-cell table:formula="of:=IF([$FillIn.AN33]&lt;&gt;&quot;&quot;;[$FillIn.AN33];-1)" office:value-type="float" office:value="-1" calcext:value-type="float">
            <text:p>-1</text:p>
          </table:table-cell>
          <table:table-cell table:formula="of:=IF([$FillIn.AO33]&lt;&gt;&quot;&quot;;[$FillIn.AO33];-1)" office:value-type="float" office:value="-1" calcext:value-type="float">
            <text:p>-1</text:p>
          </table:table-cell>
          <table:table-cell table:formula="of:=IF([$FillIn.AP33]&lt;&gt;&quot;&quot;;[$FillIn.AP33];-1)" office:value-type="float" office:value="-1" calcext:value-type="float">
            <text:p>-1</text:p>
          </table:table-cell>
          <table:table-cell table:formula="of:=IF([$FillIn.AQ33]&lt;&gt;&quot;&quot;;[$FillIn.AQ33];-1)" office:value-type="float" office:value="-1" calcext:value-type="float">
            <text:p>-1</text:p>
          </table:table-cell>
          <table:table-cell table:formula="of:=IF([$FillIn.AR33]&lt;&gt;&quot;&quot;;[$FillIn.AR33];-1)" office:value-type="float" office:value="-1" calcext:value-type="float">
            <text:p>-1</text:p>
          </table:table-cell>
          <table:table-cell table:formula="of:=IF([$FillIn.AS33]&lt;&gt;&quot;&quot;;[$FillIn.AS33];-1)" office:value-type="float" office:value="-1" calcext:value-type="float">
            <text:p>-1</text:p>
          </table:table-cell>
          <table:table-cell table:formula="of:=IF([$FillIn.AT33]&lt;&gt;&quot;&quot;;[$FillIn.AT33];-1)" office:value-type="float" office:value="-1" calcext:value-type="float">
            <text:p>-1</text:p>
          </table:table-cell>
          <table:table-cell table:formula="of:=IF([$FillIn.AU33]&lt;&gt;&quot;&quot;;[$FillIn.AU33];-1)" office:value-type="float" office:value="-1" calcext:value-type="float">
            <text:p>-1</text:p>
          </table:table-cell>
          <table:table-cell table:formula="of:=IF([$FillIn.AV33]&lt;&gt;&quot;&quot;;[$FillIn.AV33];-1)" office:value-type="float" office:value="-1" calcext:value-type="float">
            <text:p>-1</text:p>
          </table:table-cell>
          <table:table-cell table:formula="of:=IF([$FillIn.AW33]&lt;&gt;&quot;&quot;;[$FillIn.AW33];-1)" office:value-type="float" office:value="-1" calcext:value-type="float">
            <text:p>-1</text:p>
          </table:table-cell>
          <table:table-cell table:formula="of:=IF([$FillIn.AX33]&lt;&gt;&quot;&quot;;[$FillIn.AX33];-1)" office:value-type="float" office:value="-1" calcext:value-type="float">
            <text:p>-1</text:p>
          </table:table-cell>
          <table:table-cell table:formula="of:=IF([$FillIn.AY33]&lt;&gt;&quot;&quot;;[$FillIn.AY33];-1)" office:value-type="float" office:value="-1" calcext:value-type="float">
            <text:p>-1</text:p>
          </table:table-cell>
          <table:table-cell table:formula="of:=IF([$FillIn.AZ33]&lt;&gt;&quot;&quot;;[$FillIn.AZ33];-1)" office:value-type="float" office:value="-1" calcext:value-type="float">
            <text:p>-1</text:p>
          </table:table-cell>
          <table:table-cell table:formula="of:=IF([$FillIn.BA33]&lt;&gt;&quot;&quot;;[$FillIn.BA33];-1)" office:value-type="float" office:value="-1" calcext:value-type="float">
            <text:p>-1</text:p>
          </table:table-cell>
          <table:table-cell table:formula="of:=IF([$FillIn.BB33]&lt;&gt;&quot;&quot;;[$FillIn.BB33];-1)" office:value-type="float" office:value="-1" calcext:value-type="float">
            <text:p>-1</text:p>
          </table:table-cell>
          <table:table-cell table:formula="of:=IF([$FillIn.BC33]&lt;&gt;&quot;&quot;;[$FillIn.BC33];-1)" office:value-type="float" office:value="-1" calcext:value-type="float">
            <text:p>-1</text:p>
          </table:table-cell>
          <table:table-cell table:formula="of:=IF([$FillIn.BD33]&lt;&gt;&quot;&quot;;[$FillIn.BD33];-1)" office:value-type="float" office:value="-1" calcext:value-type="float">
            <text:p>-1</text:p>
          </table:table-cell>
          <table:table-cell table:formula="of:=IF([$FillIn.BE33]&lt;&gt;&quot;&quot;;[$FillIn.BE33];-1)" office:value-type="float" office:value="-1" calcext:value-type="float">
            <text:p>-1</text:p>
          </table:table-cell>
          <table:table-cell table:formula="of:=IF([$FillIn.BF33]&lt;&gt;&quot;&quot;;[$FillIn.BF33];-1)" office:value-type="float" office:value="-1" calcext:value-type="float">
            <text:p>-1</text:p>
          </table:table-cell>
          <table:table-cell table:formula="of:=IF([$FillIn.BG33]&lt;&gt;&quot;&quot;;[$FillIn.BG33];-1)" office:value-type="float" office:value="-1" calcext:value-type="float">
            <text:p>-1</text:p>
          </table:table-cell>
          <table:table-cell table:formula="of:=IF([$FillIn.BH33]&lt;&gt;&quot;&quot;;[$FillIn.BH33];-1)" office:value-type="float" office:value="-1" calcext:value-type="float">
            <text:p>-1</text:p>
          </table:table-cell>
          <table:table-cell table:formula="of:=IF([$FillIn.BI33]&lt;&gt;&quot;&quot;;[$FillIn.BI33];-1)" office:value-type="float" office:value="411" calcext:value-type="float">
            <text:p>411</text:p>
          </table:table-cell>
          <table:table-cell table:formula="of:=IF([$FillIn.BJ33]&lt;&gt;&quot;&quot;;[$FillIn.BJ33];-1)" office:value-type="float" office:value="-1" calcext:value-type="float">
            <text:p>-1</text:p>
          </table:table-cell>
          <table:table-cell table:formula="of:=IF([$FillIn.BK33]&lt;&gt;&quot;&quot;;[$FillIn.BK33];-1)" office:value-type="float" office:value="432" calcext:value-type="float">
            <text:p>432</text:p>
          </table:table-cell>
          <table:table-cell table:formula="of:=IF([$FillIn.BL33]&lt;&gt;&quot;&quot;;[$FillIn.BL33];-1)" office:value-type="float" office:value="-1" calcext:value-type="float">
            <text:p>-1</text:p>
          </table:table-cell>
          <table:table-cell table:formula="of:=IF([$FillIn.BM33]&lt;&gt;&quot;&quot;;[$FillIn.BM33];-1)" office:value-type="float" office:value="-1" calcext:value-type="float">
            <text:p>-1</text:p>
          </table:table-cell>
          <table:table-cell table:formula="of:=IF([$FillIn.BN33]&lt;&gt;&quot;&quot;;[$FillIn.BN33];-1)" office:value-type="float" office:value="-1" calcext:value-type="float">
            <text:p>-1</text:p>
          </table:table-cell>
          <table:table-cell table:formula="of:=IF([$FillIn.BO33]&lt;&gt;&quot;&quot;;[$FillIn.BO33];-1)" office:value-type="float" office:value="-1" calcext:value-type="float">
            <text:p>-1</text:p>
          </table:table-cell>
          <table:table-cell table:formula="of:=IF([$FillIn.BP33]&lt;&gt;&quot;&quot;;[$FillIn.BP33];-1)" office:value-type="float" office:value="-1" calcext:value-type="float">
            <text:p>-1</text:p>
          </table:table-cell>
          <table:table-cell table:formula="of:=IF([$FillIn.BQ33]&lt;&gt;&quot;&quot;;[$FillIn.BQ33];-1)" office:value-type="float" office:value="459" calcext:value-type="float">
            <text:p>459</text:p>
          </table:table-cell>
          <table:table-cell table:formula="of:=IF([$FillIn.BR33]&lt;&gt;&quot;&quot;;[$FillIn.BR33];-1)" office:value-type="float" office:value="-1" calcext:value-type="float">
            <text:p>-1</text:p>
          </table:table-cell>
          <table:table-cell table:formula="of:=IF([$FillIn.BS33]&lt;&gt;&quot;&quot;;[$FillIn.BS33];-1)" office:value-type="float" office:value="-1" calcext:value-type="float">
            <text:p>-1</text:p>
          </table:table-cell>
          <table:table-cell table:formula="of:=IF([$FillIn.BT33]&lt;&gt;&quot;&quot;;[$FillIn.BT33];-1)" office:value-type="float" office:value="-1" calcext:value-type="float">
            <text:p>-1</text:p>
          </table:table-cell>
          <table:table-cell table:formula="of:=IF([$FillIn.BU33]&lt;&gt;&quot;&quot;;[$FillIn.BU33];-1)" office:value-type="float" office:value="-1" calcext:value-type="float">
            <text:p>-1</text:p>
          </table:table-cell>
          <table:table-cell table:formula="of:=IF([$FillIn.BV33]&lt;&gt;&quot;&quot;;[$FillIn.BV33];-1)" office:value-type="float" office:value="-1" calcext:value-type="float">
            <text:p>-1</text:p>
          </table:table-cell>
          <table:table-cell table:formula="of:=IF([$FillIn.BW33]&lt;&gt;&quot;&quot;;[$FillIn.BW33];-1)" office:value-type="float" office:value="-1" calcext:value-type="float">
            <text:p>-1</text:p>
          </table:table-cell>
          <table:table-cell table:formula="of:=IF([$FillIn.BX33]&lt;&gt;&quot;&quot;;[$FillIn.BX33];-1)" office:value-type="float" office:value="-1" calcext:value-type="float">
            <text:p>-1</text:p>
          </table:table-cell>
          <table:table-cell table:formula="of:=IF([$FillIn.BY33]&lt;&gt;&quot;&quot;;[$FillIn.BY33];-1)" office:value-type="float" office:value="-1" calcext:value-type="float">
            <text:p>-1</text:p>
          </table:table-cell>
          <table:table-cell table:formula="of:=IF([$FillIn.BZ33]&lt;&gt;&quot;&quot;;[$FillIn.BZ33];-1)" office:value-type="float" office:value="7" calcext:value-type="float">
            <text:p>7</text:p>
          </table:table-cell>
          <table:table-cell table:formula="of:=IF([$FillIn.CA33]&lt;&gt;&quot;&quot;;[$FillIn.CA33];-1)" office:value-type="float" office:value="-1" calcext:value-type="float">
            <text:p>-1</text:p>
          </table:table-cell>
          <table:table-cell table:formula="of:=IF([$FillIn.CB33]&lt;&gt;&quot;&quot;;[$FillIn.CB33];-1)" office:value-type="float" office:value="9" calcext:value-type="float">
            <text:p>9</text:p>
          </table:table-cell>
          <table:table-cell table:formula="of:=IF([$FillIn.CC33]&lt;&gt;&quot;&quot;;[$FillIn.CC33];-1)" office:value-type="float" office:value="-1" calcext:value-type="float">
            <text:p>-1</text:p>
          </table:table-cell>
          <table:table-cell table:formula="of:=IF([$FillIn.CD33]&lt;&gt;&quot;&quot;;[$FillIn.CD33];-1)" office:value-type="float" office:value="-1" calcext:value-type="float">
            <text:p>-1</text:p>
          </table:table-cell>
          <table:table-cell table:formula="of:=IF([$FillIn.CE33]&lt;&gt;&quot;&quot;;[$FillIn.CE33];-1)" office:value-type="float" office:value="-1" calcext:value-type="float">
            <text:p>-1</text:p>
          </table:table-cell>
          <table:table-cell table:formula="of:=IF([$FillIn.CF33]&lt;&gt;&quot;&quot;;[$FillIn.CF33];-1)" office:value-type="float" office:value="-1" calcext:value-type="float">
            <text:p>-1</text:p>
          </table:table-cell>
          <table:table-cell table:formula="of:=IF([$FillIn.CG33]&lt;&gt;&quot;&quot;;[$FillIn.CG33];-1)" office:value-type="float" office:value="-1" calcext:value-type="float">
            <text:p>-1</text:p>
          </table:table-cell>
          <table:table-cell table:formula="of:=IF([$FillIn.CH33]&lt;&gt;&quot;&quot;;[$FillIn.CH33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4]&lt;&gt;&quot;&quot;;[$FillIn.A34];-1)" office:value-type="float" office:value="15" calcext:value-type="float">
            <text:p>15</text:p>
          </table:table-cell>
          <table:table-cell table:formula="of:=IF([$FillIn.B34]&lt;&gt;&quot;&quot;;[$FillIn.B34];-1)" office:value-type="float" office:value="-1" calcext:value-type="float">
            <text:p>-1</text:p>
          </table:table-cell>
          <table:table-cell table:formula="of:=IF([$FillIn.C34]&lt;&gt;&quot;&quot;;[$FillIn.C34];-1)" office:value-type="float" office:value="-1" calcext:value-type="float">
            <text:p>-1</text:p>
          </table:table-cell>
          <table:table-cell table:formula="of:=IF([$FillIn.D34]&lt;&gt;&quot;&quot;;[$FillIn.D34];-1)" office:value-type="float" office:value="-1" calcext:value-type="float">
            <text:p>-1</text:p>
          </table:table-cell>
          <table:table-cell table:formula="of:=IF([$FillIn.E34]&lt;&gt;&quot;&quot;;[$FillIn.E34];-1)" office:value-type="float" office:value="-1" calcext:value-type="float">
            <text:p>-1</text:p>
          </table:table-cell>
          <table:table-cell table:formula="of:=IF([$FillIn.F34]&lt;&gt;&quot;&quot;;[$FillIn.F34];-1)" office:value-type="float" office:value="-1" calcext:value-type="float">
            <text:p>-1</text:p>
          </table:table-cell>
          <table:table-cell table:formula="of:=IF([$FillIn.G34]&lt;&gt;&quot;&quot;;[$FillIn.G34];-1)" office:value-type="float" office:value="-1" calcext:value-type="float">
            <text:p>-1</text:p>
          </table:table-cell>
          <table:table-cell table:formula="of:=IF([$FillIn.H34]&lt;&gt;&quot;&quot;;[$FillIn.H34];-1)" office:value-type="float" office:value="-1" calcext:value-type="float">
            <text:p>-1</text:p>
          </table:table-cell>
          <table:table-cell table:formula="of:=IF([$FillIn.I34]&lt;&gt;&quot;&quot;;[$FillIn.I34];-1)" office:value-type="float" office:value="-1" calcext:value-type="float">
            <text:p>-1</text:p>
          </table:table-cell>
          <table:table-cell table:formula="of:=IF([$FillIn.J34]&lt;&gt;&quot;&quot;;[$FillIn.J34];-1)" office:value-type="float" office:value="-1" calcext:value-type="float">
            <text:p>-1</text:p>
          </table:table-cell>
          <table:table-cell table:formula="of:=IF([$FillIn.K34]&lt;&gt;&quot;&quot;;[$FillIn.K34];-1)" office:value-type="float" office:value="-1" calcext:value-type="float">
            <text:p>-1</text:p>
          </table:table-cell>
          <table:table-cell table:formula="of:=IF([$FillIn.L34]&lt;&gt;&quot;&quot;;[$FillIn.L34];-1)" office:value-type="float" office:value="-1" calcext:value-type="float">
            <text:p>-1</text:p>
          </table:table-cell>
          <table:table-cell table:formula="of:=IF([$FillIn.M34]&lt;&gt;&quot;&quot;;[$FillIn.M34];-1)" office:value-type="float" office:value="231" calcext:value-type="float">
            <text:p>231</text:p>
          </table:table-cell>
          <table:table-cell table:formula="of:=IF([$FillIn.N34]&lt;&gt;&quot;&quot;;[$FillIn.N34];-1)" office:value-type="float" office:value="-1" calcext:value-type="float">
            <text:p>-1</text:p>
          </table:table-cell>
          <table:table-cell table:formula="of:=IF([$FillIn.O34]&lt;&gt;&quot;&quot;;[$FillIn.O34];-1)" office:value-type="float" office:value="-1" calcext:value-type="float">
            <text:p>-1</text:p>
          </table:table-cell>
          <table:table-cell table:formula="of:=IF([$FillIn.P34]&lt;&gt;&quot;&quot;;[$FillIn.P34];-1)" office:value-type="float" office:value="-1" calcext:value-type="float">
            <text:p>-1</text:p>
          </table:table-cell>
          <table:table-cell table:formula="of:=IF([$FillIn.Q34]&lt;&gt;&quot;&quot;;[$FillIn.Q34];-1)" office:value-type="float" office:value="187" calcext:value-type="float">
            <text:p>187</text:p>
          </table:table-cell>
          <table:table-cell table:formula="of:=IF([$FillIn.R34]&lt;&gt;&quot;&quot;;[$FillIn.R34];-1)" office:value-type="float" office:value="-1" calcext:value-type="float">
            <text:p>-1</text:p>
          </table:table-cell>
          <table:table-cell table:formula="of:=IF([$FillIn.S34]&lt;&gt;&quot;&quot;;[$FillIn.S34];-1)" office:value-type="float" office:value="-1" calcext:value-type="float">
            <text:p>-1</text:p>
          </table:table-cell>
          <table:table-cell table:formula="of:=IF([$FillIn.T34]&lt;&gt;&quot;&quot;;[$FillIn.T34];-1)" office:value-type="float" office:value="-1" calcext:value-type="float">
            <text:p>-1</text:p>
          </table:table-cell>
          <table:table-cell table:formula="of:=IF([$FillIn.U34]&lt;&gt;&quot;&quot;;[$FillIn.U34];-1)" office:value-type="float" office:value="192" calcext:value-type="float">
            <text:p>192</text:p>
          </table:table-cell>
          <table:table-cell table:formula="of:=IF([$FillIn.V34]&lt;&gt;&quot;&quot;;[$FillIn.V34];-1)" office:value-type="float" office:value="-1" calcext:value-type="float">
            <text:p>-1</text:p>
          </table:table-cell>
          <table:table-cell table:formula="of:=IF([$FillIn.W34]&lt;&gt;&quot;&quot;;[$FillIn.W34];-1)" office:value-type="float" office:value="-1" calcext:value-type="float">
            <text:p>-1</text:p>
          </table:table-cell>
          <table:table-cell table:formula="of:=IF([$FillIn.X34]&lt;&gt;&quot;&quot;;[$FillIn.X34];-1)" office:value-type="float" office:value="-1" calcext:value-type="float">
            <text:p>-1</text:p>
          </table:table-cell>
          <table:table-cell table:formula="of:=IF([$FillIn.Y34]&lt;&gt;&quot;&quot;;[$FillIn.Y34];-1)" office:value-type="float" office:value="216" calcext:value-type="float">
            <text:p>216</text:p>
          </table:table-cell>
          <table:table-cell table:formula="of:=IF([$FillIn.Z34]&lt;&gt;&quot;&quot;;[$FillIn.Z34];-1)" office:value-type="float" office:value="-1" calcext:value-type="float">
            <text:p>-1</text:p>
          </table:table-cell>
          <table:table-cell table:formula="of:=IF([$FillIn.AA34]&lt;&gt;&quot;&quot;;[$FillIn.AA34];-1)" office:value-type="float" office:value="-1" calcext:value-type="float">
            <text:p>-1</text:p>
          </table:table-cell>
          <table:table-cell table:formula="of:=IF([$FillIn.AB34]&lt;&gt;&quot;&quot;;[$FillIn.AB34];-1)" office:value-type="float" office:value="162" calcext:value-type="float">
            <text:p>162</text:p>
          </table:table-cell>
          <table:table-cell table:formula="of:=IF([$FillIn.AC34]&lt;&gt;&quot;&quot;;[$FillIn.AC34];-1)" office:value-type="float" office:value="-1" calcext:value-type="float">
            <text:p>-1</text:p>
          </table:table-cell>
          <table:table-cell table:formula="of:=IF([$FillIn.AD34]&lt;&gt;&quot;&quot;;[$FillIn.AD34];-1)" office:value-type="float" office:value="-1" calcext:value-type="float">
            <text:p>-1</text:p>
          </table:table-cell>
          <table:table-cell table:formula="of:=IF([$FillIn.AE34]&lt;&gt;&quot;&quot;;[$FillIn.AE34];-1)" office:value-type="float" office:value="-1" calcext:value-type="float">
            <text:p>-1</text:p>
          </table:table-cell>
          <table:table-cell table:formula="of:=IF([$FillIn.AF34]&lt;&gt;&quot;&quot;;[$FillIn.AF34];-1)" office:value-type="float" office:value="150" calcext:value-type="float">
            <text:p>150</text:p>
          </table:table-cell>
          <table:table-cell table:formula="of:=IF([$FillIn.AG34]&lt;&gt;&quot;&quot;;[$FillIn.AG34];-1)" office:value-type="float" office:value="-1" calcext:value-type="float">
            <text:p>-1</text:p>
          </table:table-cell>
          <table:table-cell table:formula="of:=IF([$FillIn.AH34]&lt;&gt;&quot;&quot;;[$FillIn.AH34];-1)" office:value-type="float" office:value="-1" calcext:value-type="float">
            <text:p>-1</text:p>
          </table:table-cell>
          <table:table-cell table:formula="of:=IF([$FillIn.AI34]&lt;&gt;&quot;&quot;;[$FillIn.AI34];-1)" office:value-type="float" office:value="-1" calcext:value-type="float">
            <text:p>-1</text:p>
          </table:table-cell>
          <table:table-cell table:formula="of:=IF([$FillIn.AJ34]&lt;&gt;&quot;&quot;;[$FillIn.AJ34];-1)" office:value-type="float" office:value="-1" calcext:value-type="float">
            <text:p>-1</text:p>
          </table:table-cell>
          <table:table-cell table:formula="of:=IF([$FillIn.AK34]&lt;&gt;&quot;&quot;;[$FillIn.AK34];-1)" office:value-type="float" office:value="-1" calcext:value-type="float">
            <text:p>-1</text:p>
          </table:table-cell>
          <table:table-cell table:formula="of:=IF([$FillIn.AL34]&lt;&gt;&quot;&quot;;[$FillIn.AL34];-1)" office:value-type="float" office:value="-1" calcext:value-type="float">
            <text:p>-1</text:p>
          </table:table-cell>
          <table:table-cell table:formula="of:=IF([$FillIn.AM34]&lt;&gt;&quot;&quot;;[$FillIn.AM34];-1)" office:value-type="float" office:value="-1" calcext:value-type="float">
            <text:p>-1</text:p>
          </table:table-cell>
          <table:table-cell table:formula="of:=IF([$FillIn.AN34]&lt;&gt;&quot;&quot;;[$FillIn.AN34];-1)" office:value-type="float" office:value="-1" calcext:value-type="float">
            <text:p>-1</text:p>
          </table:table-cell>
          <table:table-cell table:formula="of:=IF([$FillIn.AO34]&lt;&gt;&quot;&quot;;[$FillIn.AO34];-1)" office:value-type="float" office:value="-1" calcext:value-type="float">
            <text:p>-1</text:p>
          </table:table-cell>
          <table:table-cell table:formula="of:=IF([$FillIn.AP34]&lt;&gt;&quot;&quot;;[$FillIn.AP34];-1)" office:value-type="float" office:value="-1" calcext:value-type="float">
            <text:p>-1</text:p>
          </table:table-cell>
          <table:table-cell table:formula="of:=IF([$FillIn.AQ34]&lt;&gt;&quot;&quot;;[$FillIn.AQ34];-1)" office:value-type="float" office:value="-1" calcext:value-type="float">
            <text:p>-1</text:p>
          </table:table-cell>
          <table:table-cell table:formula="of:=IF([$FillIn.AR34]&lt;&gt;&quot;&quot;;[$FillIn.AR34];-1)" office:value-type="float" office:value="-1" calcext:value-type="float">
            <text:p>-1</text:p>
          </table:table-cell>
          <table:table-cell table:formula="of:=IF([$FillIn.AS34]&lt;&gt;&quot;&quot;;[$FillIn.AS34];-1)" office:value-type="float" office:value="127" calcext:value-type="float">
            <text:p>127</text:p>
          </table:table-cell>
          <table:table-cell table:formula="of:=IF([$FillIn.AT34]&lt;&gt;&quot;&quot;;[$FillIn.AT34];-1)" office:value-type="float" office:value="-1" calcext:value-type="float">
            <text:p>-1</text:p>
          </table:table-cell>
          <table:table-cell table:formula="of:=IF([$FillIn.AU34]&lt;&gt;&quot;&quot;;[$FillIn.AU34];-1)" office:value-type="float" office:value="-1" calcext:value-type="float">
            <text:p>-1</text:p>
          </table:table-cell>
          <table:table-cell table:formula="of:=IF([$FillIn.AV34]&lt;&gt;&quot;&quot;;[$FillIn.AV34];-1)" office:value-type="float" office:value="-1" calcext:value-type="float">
            <text:p>-1</text:p>
          </table:table-cell>
          <table:table-cell table:formula="of:=IF([$FillIn.AW34]&lt;&gt;&quot;&quot;;[$FillIn.AW34];-1)" office:value-type="float" office:value="-1" calcext:value-type="float">
            <text:p>-1</text:p>
          </table:table-cell>
          <table:table-cell table:formula="of:=IF([$FillIn.AX34]&lt;&gt;&quot;&quot;;[$FillIn.AX34];-1)" office:value-type="float" office:value="-1" calcext:value-type="float">
            <text:p>-1</text:p>
          </table:table-cell>
          <table:table-cell table:formula="of:=IF([$FillIn.AY34]&lt;&gt;&quot;&quot;;[$FillIn.AY34];-1)" office:value-type="float" office:value="-1" calcext:value-type="float">
            <text:p>-1</text:p>
          </table:table-cell>
          <table:table-cell table:formula="of:=IF([$FillIn.AZ34]&lt;&gt;&quot;&quot;;[$FillIn.AZ34];-1)" office:value-type="float" office:value="-1" calcext:value-type="float">
            <text:p>-1</text:p>
          </table:table-cell>
          <table:table-cell table:formula="of:=IF([$FillIn.BA34]&lt;&gt;&quot;&quot;;[$FillIn.BA34];-1)" office:value-type="float" office:value="115" calcext:value-type="float">
            <text:p>115</text:p>
          </table:table-cell>
          <table:table-cell table:formula="of:=IF([$FillIn.BB34]&lt;&gt;&quot;&quot;;[$FillIn.BB34];-1)" office:value-type="float" office:value="-1" calcext:value-type="float">
            <text:p>-1</text:p>
          </table:table-cell>
          <table:table-cell table:formula="of:=IF([$FillIn.BC34]&lt;&gt;&quot;&quot;;[$FillIn.BC34];-1)" office:value-type="float" office:value="-1" calcext:value-type="float">
            <text:p>-1</text:p>
          </table:table-cell>
          <table:table-cell table:formula="of:=IF([$FillIn.BD34]&lt;&gt;&quot;&quot;;[$FillIn.BD34];-1)" office:value-type="float" office:value="-1" calcext:value-type="float">
            <text:p>-1</text:p>
          </table:table-cell>
          <table:table-cell table:formula="of:=IF([$FillIn.BE34]&lt;&gt;&quot;&quot;;[$FillIn.BE34];-1)" office:value-type="float" office:value="-1" calcext:value-type="float">
            <text:p>-1</text:p>
          </table:table-cell>
          <table:table-cell table:formula="of:=IF([$FillIn.BF34]&lt;&gt;&quot;&quot;;[$FillIn.BF34];-1)" office:value-type="float" office:value="-1" calcext:value-type="float">
            <text:p>-1</text:p>
          </table:table-cell>
          <table:table-cell table:formula="of:=IF([$FillIn.BG34]&lt;&gt;&quot;&quot;;[$FillIn.BG34];-1)" office:value-type="float" office:value="-1" calcext:value-type="float">
            <text:p>-1</text:p>
          </table:table-cell>
          <table:table-cell table:formula="of:=IF([$FillIn.BH34]&lt;&gt;&quot;&quot;;[$FillIn.BH34];-1)" office:value-type="float" office:value="-1" calcext:value-type="float">
            <text:p>-1</text:p>
          </table:table-cell>
          <table:table-cell table:formula="of:=IF([$FillIn.BI34]&lt;&gt;&quot;&quot;;[$FillIn.BI34];-1)" office:value-type="float" office:value="-1" calcext:value-type="float">
            <text:p>-1</text:p>
          </table:table-cell>
          <table:table-cell table:formula="of:=IF([$FillIn.BJ34]&lt;&gt;&quot;&quot;;[$FillIn.BJ34];-1)" office:value-type="float" office:value="412" calcext:value-type="float">
            <text:p>412</text:p>
          </table:table-cell>
          <table:table-cell table:formula="of:=IF([$FillIn.BK34]&lt;&gt;&quot;&quot;;[$FillIn.BK34];-1)" office:value-type="float" office:value="-1" calcext:value-type="float">
            <text:p>-1</text:p>
          </table:table-cell>
          <table:table-cell table:formula="of:=IF([$FillIn.BL34]&lt;&gt;&quot;&quot;;[$FillIn.BL34];-1)" office:value-type="float" office:value="-1" calcext:value-type="float">
            <text:p>-1</text:p>
          </table:table-cell>
          <table:table-cell table:formula="of:=IF([$FillIn.BM34]&lt;&gt;&quot;&quot;;[$FillIn.BM34];-1)" office:value-type="float" office:value="-1" calcext:value-type="float">
            <text:p>-1</text:p>
          </table:table-cell>
          <table:table-cell table:formula="of:=IF([$FillIn.BN34]&lt;&gt;&quot;&quot;;[$FillIn.BN34];-1)" office:value-type="float" office:value="-1" calcext:value-type="float">
            <text:p>-1</text:p>
          </table:table-cell>
          <table:table-cell table:formula="of:=IF([$FillIn.BO34]&lt;&gt;&quot;&quot;;[$FillIn.BO34];-1)" office:value-type="float" office:value="-1" calcext:value-type="float">
            <text:p>-1</text:p>
          </table:table-cell>
          <table:table-cell table:formula="of:=IF([$FillIn.BP34]&lt;&gt;&quot;&quot;;[$FillIn.BP34];-1)" office:value-type="float" office:value="-1" calcext:value-type="float">
            <text:p>-1</text:p>
          </table:table-cell>
          <table:table-cell table:formula="of:=IF([$FillIn.BQ34]&lt;&gt;&quot;&quot;;[$FillIn.BQ34];-1)" office:value-type="float" office:value="-1" calcext:value-type="float">
            <text:p>-1</text:p>
          </table:table-cell>
          <table:table-cell table:formula="of:=IF([$FillIn.BR34]&lt;&gt;&quot;&quot;;[$FillIn.BR34];-1)" office:value-type="float" office:value="460" calcext:value-type="float">
            <text:p>460</text:p>
          </table:table-cell>
          <table:table-cell table:formula="of:=IF([$FillIn.BS34]&lt;&gt;&quot;&quot;;[$FillIn.BS34];-1)" office:value-type="float" office:value="-1" calcext:value-type="float">
            <text:p>-1</text:p>
          </table:table-cell>
          <table:table-cell table:formula="of:=IF([$FillIn.BT34]&lt;&gt;&quot;&quot;;[$FillIn.BT34];-1)" office:value-type="float" office:value="-1" calcext:value-type="float">
            <text:p>-1</text:p>
          </table:table-cell>
          <table:table-cell table:formula="of:=IF([$FillIn.BU34]&lt;&gt;&quot;&quot;;[$FillIn.BU34];-1)" office:value-type="float" office:value="-1" calcext:value-type="float">
            <text:p>-1</text:p>
          </table:table-cell>
          <table:table-cell table:formula="of:=IF([$FillIn.BV34]&lt;&gt;&quot;&quot;;[$FillIn.BV34];-1)" office:value-type="float" office:value="-1" calcext:value-type="float">
            <text:p>-1</text:p>
          </table:table-cell>
          <table:table-cell table:formula="of:=IF([$FillIn.BW34]&lt;&gt;&quot;&quot;;[$FillIn.BW34];-1)" office:value-type="float" office:value="-1" calcext:value-type="float">
            <text:p>-1</text:p>
          </table:table-cell>
          <table:table-cell table:formula="of:=IF([$FillIn.BX34]&lt;&gt;&quot;&quot;;[$FillIn.BX34];-1)" office:value-type="float" office:value="-1" calcext:value-type="float">
            <text:p>-1</text:p>
          </table:table-cell>
          <table:table-cell table:formula="of:=IF([$FillIn.BY34]&lt;&gt;&quot;&quot;;[$FillIn.BY34];-1)" office:value-type="float" office:value="6" calcext:value-type="float">
            <text:p>6</text:p>
          </table:table-cell>
          <table:table-cell table:formula="of:=IF([$FillIn.BZ34]&lt;&gt;&quot;&quot;;[$FillIn.BZ34];-1)" office:value-type="float" office:value="-1" calcext:value-type="float">
            <text:p>-1</text:p>
          </table:table-cell>
          <table:table-cell table:formula="of:=IF([$FillIn.CA34]&lt;&gt;&quot;&quot;;[$FillIn.CA34];-1)" office:value-type="float" office:value="-1" calcext:value-type="float">
            <text:p>-1</text:p>
          </table:table-cell>
          <table:table-cell table:formula="of:=IF([$FillIn.CB34]&lt;&gt;&quot;&quot;;[$FillIn.CB34];-1)" office:value-type="float" office:value="-1" calcext:value-type="float">
            <text:p>-1</text:p>
          </table:table-cell>
          <table:table-cell table:formula="of:=IF([$FillIn.CC34]&lt;&gt;&quot;&quot;;[$FillIn.CC34];-1)" office:value-type="float" office:value="10" calcext:value-type="float">
            <text:p>10</text:p>
          </table:table-cell>
          <table:table-cell table:formula="of:=IF([$FillIn.CD34]&lt;&gt;&quot;&quot;;[$FillIn.CD34];-1)" office:value-type="float" office:value="-1" calcext:value-type="float">
            <text:p>-1</text:p>
          </table:table-cell>
          <table:table-cell table:formula="of:=IF([$FillIn.CE34]&lt;&gt;&quot;&quot;;[$FillIn.CE34];-1)" office:value-type="float" office:value="-1" calcext:value-type="float">
            <text:p>-1</text:p>
          </table:table-cell>
          <table:table-cell table:formula="of:=IF([$FillIn.CF34]&lt;&gt;&quot;&quot;;[$FillIn.CF34];-1)" office:value-type="float" office:value="-1" calcext:value-type="float">
            <text:p>-1</text:p>
          </table:table-cell>
          <table:table-cell table:formula="of:=IF([$FillIn.CG34]&lt;&gt;&quot;&quot;;[$FillIn.CG34];-1)" office:value-type="float" office:value="-1" calcext:value-type="float">
            <text:p>-1</text:p>
          </table:table-cell>
          <table:table-cell table:formula="of:=IF([$FillIn.CH34]&lt;&gt;&quot;&quot;;[$FillIn.CH34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5]&lt;&gt;&quot;&quot;;[$FillIn.A35];-1)" office:value-type="float" office:value="14" calcext:value-type="float">
            <text:p>14</text:p>
          </table:table-cell>
          <table:table-cell table:formula="of:=IF([$FillIn.B35]&lt;&gt;&quot;&quot;;[$FillIn.B35];-1)" office:value-type="float" office:value="-1" calcext:value-type="float">
            <text:p>-1</text:p>
          </table:table-cell>
          <table:table-cell table:formula="of:=IF([$FillIn.C35]&lt;&gt;&quot;&quot;;[$FillIn.C35];-1)" office:value-type="float" office:value="-1" calcext:value-type="float">
            <text:p>-1</text:p>
          </table:table-cell>
          <table:table-cell table:formula="of:=IF([$FillIn.D35]&lt;&gt;&quot;&quot;;[$FillIn.D35];-1)" office:value-type="float" office:value="-1" calcext:value-type="float">
            <text:p>-1</text:p>
          </table:table-cell>
          <table:table-cell table:formula="of:=IF([$FillIn.E35]&lt;&gt;&quot;&quot;;[$FillIn.E35];-1)" office:value-type="float" office:value="-1" calcext:value-type="float">
            <text:p>-1</text:p>
          </table:table-cell>
          <table:table-cell table:formula="of:=IF([$FillIn.F35]&lt;&gt;&quot;&quot;;[$FillIn.F35];-1)" office:value-type="float" office:value="-1" calcext:value-type="float">
            <text:p>-1</text:p>
          </table:table-cell>
          <table:table-cell table:formula="of:=IF([$FillIn.G35]&lt;&gt;&quot;&quot;;[$FillIn.G35];-1)" office:value-type="float" office:value="-1" calcext:value-type="float">
            <text:p>-1</text:p>
          </table:table-cell>
          <table:table-cell table:formula="of:=IF([$FillIn.H35]&lt;&gt;&quot;&quot;;[$FillIn.H35];-1)" office:value-type="float" office:value="-1" calcext:value-type="float">
            <text:p>-1</text:p>
          </table:table-cell>
          <table:table-cell table:formula="of:=IF([$FillIn.I35]&lt;&gt;&quot;&quot;;[$FillIn.I35];-1)" office:value-type="float" office:value="-1" calcext:value-type="float">
            <text:p>-1</text:p>
          </table:table-cell>
          <table:table-cell table:formula="of:=IF([$FillIn.J35]&lt;&gt;&quot;&quot;;[$FillIn.J35];-1)" office:value-type="float" office:value="-1" calcext:value-type="float">
            <text:p>-1</text:p>
          </table:table-cell>
          <table:table-cell table:formula="of:=IF([$FillIn.K35]&lt;&gt;&quot;&quot;;[$FillIn.K35];-1)" office:value-type="float" office:value="-1" calcext:value-type="float">
            <text:p>-1</text:p>
          </table:table-cell>
          <table:table-cell table:formula="of:=IF([$FillIn.L35]&lt;&gt;&quot;&quot;;[$FillIn.L35];-1)" office:value-type="float" office:value="-1" calcext:value-type="float">
            <text:p>-1</text:p>
          </table:table-cell>
          <table:table-cell table:formula="of:=IF([$FillIn.M35]&lt;&gt;&quot;&quot;;[$FillIn.M35];-1)" office:value-type="float" office:value="230" calcext:value-type="float">
            <text:p>230</text:p>
          </table:table-cell>
          <table:table-cell table:formula="of:=IF([$FillIn.N35]&lt;&gt;&quot;&quot;;[$FillIn.N35];-1)" office:value-type="float" office:value="-1" calcext:value-type="float">
            <text:p>-1</text:p>
          </table:table-cell>
          <table:table-cell table:formula="of:=IF([$FillIn.O35]&lt;&gt;&quot;&quot;;[$FillIn.O35];-1)" office:value-type="float" office:value="-1" calcext:value-type="float">
            <text:p>-1</text:p>
          </table:table-cell>
          <table:table-cell table:formula="of:=IF([$FillIn.P35]&lt;&gt;&quot;&quot;;[$FillIn.P35];-1)" office:value-type="float" office:value="-1" calcext:value-type="float">
            <text:p>-1</text:p>
          </table:table-cell>
          <table:table-cell table:formula="of:=IF([$FillIn.Q35]&lt;&gt;&quot;&quot;;[$FillIn.Q35];-1)" office:value-type="float" office:value="-1" calcext:value-type="float">
            <text:p>-1</text:p>
          </table:table-cell>
          <table:table-cell table:formula="of:=IF([$FillIn.R35]&lt;&gt;&quot;&quot;;[$FillIn.R35];-1)" office:value-type="float" office:value="188" calcext:value-type="float">
            <text:p>188</text:p>
          </table:table-cell>
          <table:table-cell table:formula="of:=IF([$FillIn.S35]&lt;&gt;&quot;&quot;;[$FillIn.S35];-1)" office:value-type="float" office:value="189" calcext:value-type="float">
            <text:p>189</text:p>
          </table:table-cell>
          <table:table-cell table:formula="of:=IF([$FillIn.T35]&lt;&gt;&quot;&quot;;[$FillIn.T35];-1)" office:value-type="float" office:value="190" calcext:value-type="float">
            <text:p>190</text:p>
          </table:table-cell>
          <table:table-cell table:formula="of:=IF([$FillIn.U35]&lt;&gt;&quot;&quot;;[$FillIn.U35];-1)" office:value-type="float" office:value="191" calcext:value-type="float">
            <text:p>191</text:p>
          </table:table-cell>
          <table:table-cell table:formula="of:=IF([$FillIn.V35]&lt;&gt;&quot;&quot;;[$FillIn.V35];-1)" office:value-type="float" office:value="-1" calcext:value-type="float">
            <text:p>-1</text:p>
          </table:table-cell>
          <table:table-cell table:formula="of:=IF([$FillIn.W35]&lt;&gt;&quot;&quot;;[$FillIn.W35];-1)" office:value-type="float" office:value="-1" calcext:value-type="float">
            <text:p>-1</text:p>
          </table:table-cell>
          <table:table-cell table:formula="of:=IF([$FillIn.X35]&lt;&gt;&quot;&quot;;[$FillIn.X35];-1)" office:value-type="float" office:value="217" calcext:value-type="float">
            <text:p>217</text:p>
          </table:table-cell>
          <table:table-cell table:formula="of:=IF([$FillIn.Y35]&lt;&gt;&quot;&quot;;[$FillIn.Y35];-1)" office:value-type="float" office:value="-1" calcext:value-type="float">
            <text:p>-1</text:p>
          </table:table-cell>
          <table:table-cell table:formula="of:=IF([$FillIn.Z35]&lt;&gt;&quot;&quot;;[$FillIn.Z35];-1)" office:value-type="float" office:value="-1" calcext:value-type="float">
            <text:p>-1</text:p>
          </table:table-cell>
          <table:table-cell table:formula="of:=IF([$FillIn.AA35]&lt;&gt;&quot;&quot;;[$FillIn.AA35];-1)" office:value-type="float" office:value="-1" calcext:value-type="float">
            <text:p>-1</text:p>
          </table:table-cell>
          <table:table-cell table:formula="of:=IF([$FillIn.AB35]&lt;&gt;&quot;&quot;;[$FillIn.AB35];-1)" office:value-type="float" office:value="161" calcext:value-type="float">
            <text:p>161</text:p>
          </table:table-cell>
          <table:table-cell table:formula="of:=IF([$FillIn.AC35]&lt;&gt;&quot;&quot;;[$FillIn.AC35];-1)" office:value-type="float" office:value="-1" calcext:value-type="float">
            <text:p>-1</text:p>
          </table:table-cell>
          <table:table-cell table:formula="of:=IF([$FillIn.AD35]&lt;&gt;&quot;&quot;;[$FillIn.AD35];-1)" office:value-type="float" office:value="-1" calcext:value-type="float">
            <text:p>-1</text:p>
          </table:table-cell>
          <table:table-cell table:formula="of:=IF([$FillIn.AE35]&lt;&gt;&quot;&quot;;[$FillIn.AE35];-1)" office:value-type="float" office:value="-1" calcext:value-type="float">
            <text:p>-1</text:p>
          </table:table-cell>
          <table:table-cell table:formula="of:=IF([$FillIn.AF35]&lt;&gt;&quot;&quot;;[$FillIn.AF35];-1)" office:value-type="float" office:value="-1" calcext:value-type="float">
            <text:p>-1</text:p>
          </table:table-cell>
          <table:table-cell table:formula="of:=IF([$FillIn.AG35]&lt;&gt;&quot;&quot;;[$FillIn.AG35];-1)" office:value-type="float" office:value="-1" calcext:value-type="float">
            <text:p>-1</text:p>
          </table:table-cell>
          <table:table-cell table:formula="of:=IF([$FillIn.AH35]&lt;&gt;&quot;&quot;;[$FillIn.AH35];-1)" office:value-type="float" office:value="-1" calcext:value-type="float">
            <text:p>-1</text:p>
          </table:table-cell>
          <table:table-cell table:formula="of:=IF([$FillIn.AI35]&lt;&gt;&quot;&quot;;[$FillIn.AI35];-1)" office:value-type="float" office:value="-1" calcext:value-type="float">
            <text:p>-1</text:p>
          </table:table-cell>
          <table:table-cell table:formula="of:=IF([$FillIn.AJ35]&lt;&gt;&quot;&quot;;[$FillIn.AJ35];-1)" office:value-type="float" office:value="-1" calcext:value-type="float">
            <text:p>-1</text:p>
          </table:table-cell>
          <table:table-cell table:formula="of:=IF([$FillIn.AK35]&lt;&gt;&quot;&quot;;[$FillIn.AK35];-1)" office:value-type="float" office:value="-1" calcext:value-type="float">
            <text:p>-1</text:p>
          </table:table-cell>
          <table:table-cell table:formula="of:=IF([$FillIn.AL35]&lt;&gt;&quot;&quot;;[$FillIn.AL35];-1)" office:value-type="float" office:value="-1" calcext:value-type="float">
            <text:p>-1</text:p>
          </table:table-cell>
          <table:table-cell table:formula="of:=IF([$FillIn.AM35]&lt;&gt;&quot;&quot;;[$FillIn.AM35];-1)" office:value-type="float" office:value="-1" calcext:value-type="float">
            <text:p>-1</text:p>
          </table:table-cell>
          <table:table-cell table:formula="of:=IF([$FillIn.AN35]&lt;&gt;&quot;&quot;;[$FillIn.AN35];-1)" office:value-type="float" office:value="-1" calcext:value-type="float">
            <text:p>-1</text:p>
          </table:table-cell>
          <table:table-cell table:formula="of:=IF([$FillIn.AO35]&lt;&gt;&quot;&quot;;[$FillIn.AO35];-1)" office:value-type="float" office:value="138" calcext:value-type="float">
            <text:p>138</text:p>
          </table:table-cell>
          <table:table-cell table:formula="of:=IF([$FillIn.AP35]&lt;&gt;&quot;&quot;;[$FillIn.AP35];-1)" office:value-type="float" office:value="-1" calcext:value-type="float">
            <text:p>-1</text:p>
          </table:table-cell>
          <table:table-cell table:formula="of:=IF([$FillIn.AQ35]&lt;&gt;&quot;&quot;;[$FillIn.AQ35];-1)" office:value-type="float" office:value="-1" calcext:value-type="float">
            <text:p>-1</text:p>
          </table:table-cell>
          <table:table-cell table:formula="of:=IF([$FillIn.AR35]&lt;&gt;&quot;&quot;;[$FillIn.AR35];-1)" office:value-type="float" office:value="-1" calcext:value-type="float">
            <text:p>-1</text:p>
          </table:table-cell>
          <table:table-cell table:formula="of:=IF([$FillIn.AS35]&lt;&gt;&quot;&quot;;[$FillIn.AS35];-1)" office:value-type="float" office:value="128" calcext:value-type="float">
            <text:p>128</text:p>
          </table:table-cell>
          <table:table-cell table:formula="of:=IF([$FillIn.AT35]&lt;&gt;&quot;&quot;;[$FillIn.AT35];-1)" office:value-type="float" office:value="-1" calcext:value-type="float">
            <text:p>-1</text:p>
          </table:table-cell>
          <table:table-cell table:formula="of:=IF([$FillIn.AU35]&lt;&gt;&quot;&quot;;[$FillIn.AU35];-1)" office:value-type="float" office:value="-1" calcext:value-type="float">
            <text:p>-1</text:p>
          </table:table-cell>
          <table:table-cell table:formula="of:=IF([$FillIn.AV35]&lt;&gt;&quot;&quot;;[$FillIn.AV35];-1)" office:value-type="float" office:value="-1" calcext:value-type="float">
            <text:p>-1</text:p>
          </table:table-cell>
          <table:table-cell table:formula="of:=IF([$FillIn.AW35]&lt;&gt;&quot;&quot;;[$FillIn.AW35];-1)" office:value-type="float" office:value="-1" calcext:value-type="float">
            <text:p>-1</text:p>
          </table:table-cell>
          <table:table-cell table:formula="of:=IF([$FillIn.AX35]&lt;&gt;&quot;&quot;;[$FillIn.AX35];-1)" office:value-type="float" office:value="-1" calcext:value-type="float">
            <text:p>-1</text:p>
          </table:table-cell>
          <table:table-cell table:formula="of:=IF([$FillIn.AY35]&lt;&gt;&quot;&quot;;[$FillIn.AY35];-1)" office:value-type="float" office:value="-1" calcext:value-type="float">
            <text:p>-1</text:p>
          </table:table-cell>
          <table:table-cell table:formula="of:=IF([$FillIn.AZ35]&lt;&gt;&quot;&quot;;[$FillIn.AZ35];-1)" office:value-type="float" office:value="-1" calcext:value-type="float">
            <text:p>-1</text:p>
          </table:table-cell>
          <table:table-cell table:formula="of:=IF([$FillIn.BA35]&lt;&gt;&quot;&quot;;[$FillIn.BA35];-1)" office:value-type="float" office:value="114" calcext:value-type="float">
            <text:p>114</text:p>
          </table:table-cell>
          <table:table-cell table:formula="of:=IF([$FillIn.BB35]&lt;&gt;&quot;&quot;;[$FillIn.BB35];-1)" office:value-type="float" office:value="-1" calcext:value-type="float">
            <text:p>-1</text:p>
          </table:table-cell>
          <table:table-cell table:formula="of:=IF([$FillIn.BC35]&lt;&gt;&quot;&quot;;[$FillIn.BC35];-1)" office:value-type="float" office:value="-1" calcext:value-type="float">
            <text:p>-1</text:p>
          </table:table-cell>
          <table:table-cell table:formula="of:=IF([$FillIn.BD35]&lt;&gt;&quot;&quot;;[$FillIn.BD35];-1)" office:value-type="float" office:value="-1" calcext:value-type="float">
            <text:p>-1</text:p>
          </table:table-cell>
          <table:table-cell table:formula="of:=IF([$FillIn.BE35]&lt;&gt;&quot;&quot;;[$FillIn.BE35];-1)" office:value-type="float" office:value="-1" calcext:value-type="float">
            <text:p>-1</text:p>
          </table:table-cell>
          <table:table-cell table:formula="of:=IF([$FillIn.BF35]&lt;&gt;&quot;&quot;;[$FillIn.BF35];-1)" office:value-type="float" office:value="-1" calcext:value-type="float">
            <text:p>-1</text:p>
          </table:table-cell>
          <table:table-cell table:formula="of:=IF([$FillIn.BG35]&lt;&gt;&quot;&quot;;[$FillIn.BG35];-1)" office:value-type="float" office:value="-1" calcext:value-type="float">
            <text:p>-1</text:p>
          </table:table-cell>
          <table:table-cell table:formula="of:=IF([$FillIn.BH35]&lt;&gt;&quot;&quot;;[$FillIn.BH35];-1)" office:value-type="float" office:value="-1" calcext:value-type="float">
            <text:p>-1</text:p>
          </table:table-cell>
          <table:table-cell table:formula="of:=IF([$FillIn.BI35]&lt;&gt;&quot;&quot;;[$FillIn.BI35];-1)" office:value-type="float" office:value="-1" calcext:value-type="float">
            <text:p>-1</text:p>
          </table:table-cell>
          <table:table-cell table:formula="of:=IF([$FillIn.BJ35]&lt;&gt;&quot;&quot;;[$FillIn.BJ35];-1)" office:value-type="float" office:value="-1" calcext:value-type="float">
            <text:p>-1</text:p>
          </table:table-cell>
          <table:table-cell table:formula="of:=IF([$FillIn.BK35]&lt;&gt;&quot;&quot;;[$FillIn.BK35];-1)" office:value-type="float" office:value="431" calcext:value-type="float">
            <text:p>431</text:p>
          </table:table-cell>
          <table:table-cell table:formula="of:=IF([$FillIn.BL35]&lt;&gt;&quot;&quot;;[$FillIn.BL35];-1)" office:value-type="float" office:value="-1" calcext:value-type="float">
            <text:p>-1</text:p>
          </table:table-cell>
          <table:table-cell table:formula="of:=IF([$FillIn.BM35]&lt;&gt;&quot;&quot;;[$FillIn.BM35];-1)" office:value-type="float" office:value="467" calcext:value-type="float">
            <text:p>467</text:p>
          </table:table-cell>
          <table:table-cell table:formula="of:=IF([$FillIn.BN35]&lt;&gt;&quot;&quot;;[$FillIn.BN35];-1)" office:value-type="float" office:value="466" calcext:value-type="float">
            <text:p>466</text:p>
          </table:table-cell>
          <table:table-cell table:formula="of:=IF([$FillIn.BO35]&lt;&gt;&quot;&quot;;[$FillIn.BO35];-1)" office:value-type="float" office:value="465" calcext:value-type="float">
            <text:p>465</text:p>
          </table:table-cell>
          <table:table-cell table:formula="of:=IF([$FillIn.BP35]&lt;&gt;&quot;&quot;;[$FillIn.BP35];-1)" office:value-type="float" office:value="464" calcext:value-type="float">
            <text:p>464</text:p>
          </table:table-cell>
          <table:table-cell table:formula="of:=IF([$FillIn.BQ35]&lt;&gt;&quot;&quot;;[$FillIn.BQ35];-1)" office:value-type="float" office:value="463" calcext:value-type="float">
            <text:p>463</text:p>
          </table:table-cell>
          <table:table-cell table:formula="of:=IF([$FillIn.BR35]&lt;&gt;&quot;&quot;;[$FillIn.BR35];-1)" office:value-type="float" office:value="462" calcext:value-type="float">
            <text:p>462</text:p>
          </table:table-cell>
          <table:table-cell table:formula="of:=IF([$FillIn.BS35]&lt;&gt;&quot;&quot;;[$FillIn.BS35];-1)" office:value-type="float" office:value="461" calcext:value-type="float">
            <text:p>461</text:p>
          </table:table-cell>
          <table:table-cell table:formula="of:=IF([$FillIn.BT35]&lt;&gt;&quot;&quot;;[$FillIn.BT35];-1)" office:value-type="float" office:value="-1" calcext:value-type="float">
            <text:p>-1</text:p>
          </table:table-cell>
          <table:table-cell table:formula="of:=IF([$FillIn.BU35]&lt;&gt;&quot;&quot;;[$FillIn.BU35];-1)" office:value-type="float" office:value="-1" calcext:value-type="float">
            <text:p>-1</text:p>
          </table:table-cell>
          <table:table-cell table:formula="of:=IF([$FillIn.BV35]&lt;&gt;&quot;&quot;;[$FillIn.BV35];-1)" office:value-type="float" office:value="-1" calcext:value-type="float">
            <text:p>-1</text:p>
          </table:table-cell>
          <table:table-cell table:formula="of:=IF([$FillIn.BW35]&lt;&gt;&quot;&quot;;[$FillIn.BW35];-1)" office:value-type="float" office:value="-1" calcext:value-type="float">
            <text:p>-1</text:p>
          </table:table-cell>
          <table:table-cell table:formula="of:=IF([$FillIn.BX35]&lt;&gt;&quot;&quot;;[$FillIn.BX35];-1)" office:value-type="float" office:value="5" calcext:value-type="float">
            <text:p>5</text:p>
          </table:table-cell>
          <table:table-cell table:formula="of:=IF([$FillIn.BY35]&lt;&gt;&quot;&quot;;[$FillIn.BY35];-1)" office:value-type="float" office:value="-1" calcext:value-type="float">
            <text:p>-1</text:p>
          </table:table-cell>
          <table:table-cell table:formula="of:=IF([$FillIn.BZ35]&lt;&gt;&quot;&quot;;[$FillIn.BZ35];-1)" office:value-type="float" office:value="-1" calcext:value-type="float">
            <text:p>-1</text:p>
          </table:table-cell>
          <table:table-cell table:formula="of:=IF([$FillIn.CA35]&lt;&gt;&quot;&quot;;[$FillIn.CA35];-1)" office:value-type="float" office:value="-1" calcext:value-type="float">
            <text:p>-1</text:p>
          </table:table-cell>
          <table:table-cell table:formula="of:=IF([$FillIn.CB35]&lt;&gt;&quot;&quot;;[$FillIn.CB35];-1)" office:value-type="float" office:value="-1" calcext:value-type="float">
            <text:p>-1</text:p>
          </table:table-cell>
          <table:table-cell table:formula="of:=IF([$FillIn.CC35]&lt;&gt;&quot;&quot;;[$FillIn.CC35];-1)" office:value-type="float" office:value="-1" calcext:value-type="float">
            <text:p>-1</text:p>
          </table:table-cell>
          <table:table-cell table:formula="of:=IF([$FillIn.CD35]&lt;&gt;&quot;&quot;;[$FillIn.CD35];-1)" office:value-type="float" office:value="11" calcext:value-type="float">
            <text:p>11</text:p>
          </table:table-cell>
          <table:table-cell table:formula="of:=IF([$FillIn.CE35]&lt;&gt;&quot;&quot;;[$FillIn.CE35];-1)" office:value-type="float" office:value="-1" calcext:value-type="float">
            <text:p>-1</text:p>
          </table:table-cell>
          <table:table-cell table:formula="of:=IF([$FillIn.CF35]&lt;&gt;&quot;&quot;;[$FillIn.CF35];-1)" office:value-type="float" office:value="-1" calcext:value-type="float">
            <text:p>-1</text:p>
          </table:table-cell>
          <table:table-cell table:formula="of:=IF([$FillIn.CG35]&lt;&gt;&quot;&quot;;[$FillIn.CG35];-1)" office:value-type="float" office:value="-1" calcext:value-type="float">
            <text:p>-1</text:p>
          </table:table-cell>
          <table:table-cell table:formula="of:=IF([$FillIn.CH35]&lt;&gt;&quot;&quot;;[$FillIn.CH35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6]&lt;&gt;&quot;&quot;;[$FillIn.A36];-1)" office:value-type="float" office:value="13" calcext:value-type="float">
            <text:p>13</text:p>
          </table:table-cell>
          <table:table-cell table:formula="of:=IF([$FillIn.B36]&lt;&gt;&quot;&quot;;[$FillIn.B36];-1)" office:value-type="float" office:value="-1" calcext:value-type="float">
            <text:p>-1</text:p>
          </table:table-cell>
          <table:table-cell table:formula="of:=IF([$FillIn.C36]&lt;&gt;&quot;&quot;;[$FillIn.C36];-1)" office:value-type="float" office:value="-1" calcext:value-type="float">
            <text:p>-1</text:p>
          </table:table-cell>
          <table:table-cell table:formula="of:=IF([$FillIn.D36]&lt;&gt;&quot;&quot;;[$FillIn.D36];-1)" office:value-type="float" office:value="-1" calcext:value-type="float">
            <text:p>-1</text:p>
          </table:table-cell>
          <table:table-cell table:formula="of:=IF([$FillIn.E36]&lt;&gt;&quot;&quot;;[$FillIn.E36];-1)" office:value-type="float" office:value="-1" calcext:value-type="float">
            <text:p>-1</text:p>
          </table:table-cell>
          <table:table-cell table:formula="of:=IF([$FillIn.F36]&lt;&gt;&quot;&quot;;[$FillIn.F36];-1)" office:value-type="float" office:value="-1" calcext:value-type="float">
            <text:p>-1</text:p>
          </table:table-cell>
          <table:table-cell table:formula="of:=IF([$FillIn.G36]&lt;&gt;&quot;&quot;;[$FillIn.G36];-1)" office:value-type="float" office:value="-1" calcext:value-type="float">
            <text:p>-1</text:p>
          </table:table-cell>
          <table:table-cell table:formula="of:=IF([$FillIn.H36]&lt;&gt;&quot;&quot;;[$FillIn.H36];-1)" office:value-type="float" office:value="-1" calcext:value-type="float">
            <text:p>-1</text:p>
          </table:table-cell>
          <table:table-cell table:formula="of:=IF([$FillIn.I36]&lt;&gt;&quot;&quot;;[$FillIn.I36];-1)" office:value-type="float" office:value="-1" calcext:value-type="float">
            <text:p>-1</text:p>
          </table:table-cell>
          <table:table-cell table:formula="of:=IF([$FillIn.J36]&lt;&gt;&quot;&quot;;[$FillIn.J36];-1)" office:value-type="float" office:value="-1" calcext:value-type="float">
            <text:p>-1</text:p>
          </table:table-cell>
          <table:table-cell table:formula="of:=IF([$FillIn.K36]&lt;&gt;&quot;&quot;;[$FillIn.K36];-1)" office:value-type="float" office:value="-1" calcext:value-type="float">
            <text:p>-1</text:p>
          </table:table-cell>
          <table:table-cell table:formula="of:=IF([$FillIn.L36]&lt;&gt;&quot;&quot;;[$FillIn.L36];-1)" office:value-type="float" office:value="-1" calcext:value-type="float">
            <text:p>-1</text:p>
          </table:table-cell>
          <table:table-cell table:formula="of:=IF([$FillIn.M36]&lt;&gt;&quot;&quot;;[$FillIn.M36];-1)" office:value-type="float" office:value="-1" calcext:value-type="float">
            <text:p>-1</text:p>
          </table:table-cell>
          <table:table-cell table:formula="of:=IF([$FillIn.N36]&lt;&gt;&quot;&quot;;[$FillIn.N36];-1)" office:value-type="float" office:value="229" calcext:value-type="float">
            <text:p>229</text:p>
          </table:table-cell>
          <table:table-cell table:formula="of:=IF([$FillIn.O36]&lt;&gt;&quot;&quot;;[$FillIn.O36];-1)" office:value-type="float" office:value="-1" calcext:value-type="float">
            <text:p>-1</text:p>
          </table:table-cell>
          <table:table-cell table:formula="of:=IF([$FillIn.P36]&lt;&gt;&quot;&quot;;[$FillIn.P36];-1)" office:value-type="float" office:value="-1" calcext:value-type="float">
            <text:p>-1</text:p>
          </table:table-cell>
          <table:table-cell table:formula="of:=IF([$FillIn.Q36]&lt;&gt;&quot;&quot;;[$FillIn.Q36];-1)" office:value-type="float" office:value="-1" calcext:value-type="float">
            <text:p>-1</text:p>
          </table:table-cell>
          <table:table-cell table:formula="of:=IF([$FillIn.R36]&lt;&gt;&quot;&quot;;[$FillIn.R36];-1)" office:value-type="float" office:value="-1" calcext:value-type="float">
            <text:p>-1</text:p>
          </table:table-cell>
          <table:table-cell table:formula="of:=IF([$FillIn.S36]&lt;&gt;&quot;&quot;;[$FillIn.S36];-1)" office:value-type="float" office:value="-1" calcext:value-type="float">
            <text:p>-1</text:p>
          </table:table-cell>
          <table:table-cell table:formula="of:=IF([$FillIn.T36]&lt;&gt;&quot;&quot;;[$FillIn.T36];-1)" office:value-type="float" office:value="-1" calcext:value-type="float">
            <text:p>-1</text:p>
          </table:table-cell>
          <table:table-cell table:formula="of:=IF([$FillIn.U36]&lt;&gt;&quot;&quot;;[$FillIn.U36];-1)" office:value-type="float" office:value="-1" calcext:value-type="float">
            <text:p>-1</text:p>
          </table:table-cell>
          <table:table-cell table:formula="of:=IF([$FillIn.V36]&lt;&gt;&quot;&quot;;[$FillIn.V36];-1)" office:value-type="float" office:value="-1" calcext:value-type="float">
            <text:p>-1</text:p>
          </table:table-cell>
          <table:table-cell table:formula="of:=IF([$FillIn.W36]&lt;&gt;&quot;&quot;;[$FillIn.W36];-1)" office:value-type="float" office:value="-1" calcext:value-type="float">
            <text:p>-1</text:p>
          </table:table-cell>
          <table:table-cell table:formula="of:=IF([$FillIn.X36]&lt;&gt;&quot;&quot;;[$FillIn.X36];-1)" office:value-type="float" office:value="218" calcext:value-type="float">
            <text:p>218</text:p>
          </table:table-cell>
          <table:table-cell table:formula="of:=IF([$FillIn.Y36]&lt;&gt;&quot;&quot;;[$FillIn.Y36];-1)" office:value-type="float" office:value="-1" calcext:value-type="float">
            <text:p>-1</text:p>
          </table:table-cell>
          <table:table-cell table:formula="of:=IF([$FillIn.Z36]&lt;&gt;&quot;&quot;;[$FillIn.Z36];-1)" office:value-type="float" office:value="-1" calcext:value-type="float">
            <text:p>-1</text:p>
          </table:table-cell>
          <table:table-cell table:formula="of:=IF([$FillIn.AA36]&lt;&gt;&quot;&quot;;[$FillIn.AA36];-1)" office:value-type="float" office:value="-1" calcext:value-type="float">
            <text:p>-1</text:p>
          </table:table-cell>
          <table:table-cell table:formula="of:=IF([$FillIn.AB36]&lt;&gt;&quot;&quot;;[$FillIn.AB36];-1)" office:value-type="float" office:value="160" calcext:value-type="float">
            <text:p>160</text:p>
          </table:table-cell>
          <table:table-cell table:formula="of:=IF([$FillIn.AC36]&lt;&gt;&quot;&quot;;[$FillIn.AC36];-1)" office:value-type="float" office:value="-1" calcext:value-type="float">
            <text:p>-1</text:p>
          </table:table-cell>
          <table:table-cell table:formula="of:=IF([$FillIn.AD36]&lt;&gt;&quot;&quot;;[$FillIn.AD36];-1)" office:value-type="float" office:value="-1" calcext:value-type="float">
            <text:p>-1</text:p>
          </table:table-cell>
          <table:table-cell table:formula="of:=IF([$FillIn.AE36]&lt;&gt;&quot;&quot;;[$FillIn.AE36];-1)" office:value-type="float" office:value="-1" calcext:value-type="float">
            <text:p>-1</text:p>
          </table:table-cell>
          <table:table-cell table:formula="of:=IF([$FillIn.AF36]&lt;&gt;&quot;&quot;;[$FillIn.AF36];-1)" office:value-type="float" office:value="151" calcext:value-type="float">
            <text:p>151</text:p>
          </table:table-cell>
          <table:table-cell table:formula="of:=IF([$FillIn.AG36]&lt;&gt;&quot;&quot;;[$FillIn.AG36];-1)" office:value-type="float" office:value="-1" calcext:value-type="float">
            <text:p>-1</text:p>
          </table:table-cell>
          <table:table-cell table:formula="of:=IF([$FillIn.AH36]&lt;&gt;&quot;&quot;;[$FillIn.AH36];-1)" office:value-type="float" office:value="-1" calcext:value-type="float">
            <text:p>-1</text:p>
          </table:table-cell>
          <table:table-cell table:formula="of:=IF([$FillIn.AI36]&lt;&gt;&quot;&quot;;[$FillIn.AI36];-1)" office:value-type="float" office:value="-1" calcext:value-type="float">
            <text:p>-1</text:p>
          </table:table-cell>
          <table:table-cell table:formula="of:=IF([$FillIn.AJ36]&lt;&gt;&quot;&quot;;[$FillIn.AJ36];-1)" office:value-type="float" office:value="-1" calcext:value-type="float">
            <text:p>-1</text:p>
          </table:table-cell>
          <table:table-cell table:formula="of:=IF([$FillIn.AK36]&lt;&gt;&quot;&quot;;[$FillIn.AK36];-1)" office:value-type="float" office:value="-1" calcext:value-type="float">
            <text:p>-1</text:p>
          </table:table-cell>
          <table:table-cell table:formula="of:=IF([$FillIn.AL36]&lt;&gt;&quot;&quot;;[$FillIn.AL36];-1)" office:value-type="float" office:value="-1" calcext:value-type="float">
            <text:p>-1</text:p>
          </table:table-cell>
          <table:table-cell table:formula="of:=IF([$FillIn.AM36]&lt;&gt;&quot;&quot;;[$FillIn.AM36];-1)" office:value-type="float" office:value="-1" calcext:value-type="float">
            <text:p>-1</text:p>
          </table:table-cell>
          <table:table-cell table:formula="of:=IF([$FillIn.AN36]&lt;&gt;&quot;&quot;;[$FillIn.AN36];-1)" office:value-type="float" office:value="-1" calcext:value-type="float">
            <text:p>-1</text:p>
          </table:table-cell>
          <table:table-cell table:formula="of:=IF([$FillIn.AO36]&lt;&gt;&quot;&quot;;[$FillIn.AO36];-1)" office:value-type="float" office:value="137" calcext:value-type="float">
            <text:p>137</text:p>
          </table:table-cell>
          <table:table-cell table:formula="of:=IF([$FillIn.AP36]&lt;&gt;&quot;&quot;;[$FillIn.AP36];-1)" office:value-type="float" office:value="-1" calcext:value-type="float">
            <text:p>-1</text:p>
          </table:table-cell>
          <table:table-cell table:formula="of:=IF([$FillIn.AQ36]&lt;&gt;&quot;&quot;;[$FillIn.AQ36];-1)" office:value-type="float" office:value="-1" calcext:value-type="float">
            <text:p>-1</text:p>
          </table:table-cell>
          <table:table-cell table:formula="of:=IF([$FillIn.AR36]&lt;&gt;&quot;&quot;;[$FillIn.AR36];-1)" office:value-type="float" office:value="-1" calcext:value-type="float">
            <text:p>-1</text:p>
          </table:table-cell>
          <table:table-cell table:formula="of:=IF([$FillIn.AS36]&lt;&gt;&quot;&quot;;[$FillIn.AS36];-1)" office:value-type="float" office:value="129" calcext:value-type="float">
            <text:p>129</text:p>
          </table:table-cell>
          <table:table-cell table:formula="of:=IF([$FillIn.AT36]&lt;&gt;&quot;&quot;;[$FillIn.AT36];-1)" office:value-type="float" office:value="-1" calcext:value-type="float">
            <text:p>-1</text:p>
          </table:table-cell>
          <table:table-cell table:formula="of:=IF([$FillIn.AU36]&lt;&gt;&quot;&quot;;[$FillIn.AU36];-1)" office:value-type="float" office:value="-1" calcext:value-type="float">
            <text:p>-1</text:p>
          </table:table-cell>
          <table:table-cell table:formula="of:=IF([$FillIn.AV36]&lt;&gt;&quot;&quot;;[$FillIn.AV36];-1)" office:value-type="float" office:value="-1" calcext:value-type="float">
            <text:p>-1</text:p>
          </table:table-cell>
          <table:table-cell table:formula="of:=IF([$FillIn.AW36]&lt;&gt;&quot;&quot;;[$FillIn.AW36];-1)" office:value-type="float" office:value="-1" calcext:value-type="float">
            <text:p>-1</text:p>
          </table:table-cell>
          <table:table-cell table:formula="of:=IF([$FillIn.AX36]&lt;&gt;&quot;&quot;;[$FillIn.AX36];-1)" office:value-type="float" office:value="-1" calcext:value-type="float">
            <text:p>-1</text:p>
          </table:table-cell>
          <table:table-cell table:formula="of:=IF([$FillIn.AY36]&lt;&gt;&quot;&quot;;[$FillIn.AY36];-1)" office:value-type="float" office:value="-1" calcext:value-type="float">
            <text:p>-1</text:p>
          </table:table-cell>
          <table:table-cell table:formula="of:=IF([$FillIn.AZ36]&lt;&gt;&quot;&quot;;[$FillIn.AZ36];-1)" office:value-type="float" office:value="-1" calcext:value-type="float">
            <text:p>-1</text:p>
          </table:table-cell>
          <table:table-cell table:formula="of:=IF([$FillIn.BA36]&lt;&gt;&quot;&quot;;[$FillIn.BA36];-1)" office:value-type="float" office:value="113" calcext:value-type="float">
            <text:p>113</text:p>
          </table:table-cell>
          <table:table-cell table:formula="of:=IF([$FillIn.BB36]&lt;&gt;&quot;&quot;;[$FillIn.BB36];-1)" office:value-type="float" office:value="-1" calcext:value-type="float">
            <text:p>-1</text:p>
          </table:table-cell>
          <table:table-cell table:formula="of:=IF([$FillIn.BC36]&lt;&gt;&quot;&quot;;[$FillIn.BC36];-1)" office:value-type="float" office:value="420" calcext:value-type="float">
            <text:p>420</text:p>
          </table:table-cell>
          <table:table-cell table:formula="of:=IF([$FillIn.BD36]&lt;&gt;&quot;&quot;;[$FillIn.BD36];-1)" office:value-type="float" office:value="419" calcext:value-type="float">
            <text:p>419</text:p>
          </table:table-cell>
          <table:table-cell table:formula="of:=IF([$FillIn.BE36]&lt;&gt;&quot;&quot;;[$FillIn.BE36];-1)" office:value-type="float" office:value="418" calcext:value-type="float">
            <text:p>418</text:p>
          </table:table-cell>
          <table:table-cell table:formula="of:=IF([$FillIn.BF36]&lt;&gt;&quot;&quot;;[$FillIn.BF36];-1)" office:value-type="float" office:value="417" calcext:value-type="float">
            <text:p>417</text:p>
          </table:table-cell>
          <table:table-cell table:formula="of:=IF([$FillIn.BG36]&lt;&gt;&quot;&quot;;[$FillIn.BG36];-1)" office:value-type="float" office:value="416" calcext:value-type="float">
            <text:p>416</text:p>
          </table:table-cell>
          <table:table-cell table:formula="of:=IF([$FillIn.BH36]&lt;&gt;&quot;&quot;;[$FillIn.BH36];-1)" office:value-type="float" office:value="415" calcext:value-type="float">
            <text:p>415</text:p>
          </table:table-cell>
          <table:table-cell table:formula="of:=IF([$FillIn.BI36]&lt;&gt;&quot;&quot;;[$FillIn.BI36];-1)" office:value-type="float" office:value="414" calcext:value-type="float">
            <text:p>414</text:p>
          </table:table-cell>
          <table:table-cell table:formula="of:=IF([$FillIn.BJ36]&lt;&gt;&quot;&quot;;[$FillIn.BJ36];-1)" office:value-type="float" office:value="413" calcext:value-type="float">
            <text:p>413</text:p>
          </table:table-cell>
          <table:table-cell table:formula="of:=IF([$FillIn.BK36]&lt;&gt;&quot;&quot;;[$FillIn.BK36];-1)" office:value-type="float" office:value="-1" calcext:value-type="float">
            <text:p>-1</text:p>
          </table:table-cell>
          <table:table-cell table:formula="of:=IF([$FillIn.BL36]&lt;&gt;&quot;&quot;;[$FillIn.BL36];-1)" office:value-type="float" office:value="468" calcext:value-type="float">
            <text:p>468</text:p>
          </table:table-cell>
          <table:table-cell table:formula="of:=IF([$FillIn.BM36]&lt;&gt;&quot;&quot;;[$FillIn.BM36];-1)" office:value-type="float" office:value="469" calcext:value-type="float">
            <text:p>469</text:p>
          </table:table-cell>
          <table:table-cell table:formula="of:=IF([$FillIn.BN36]&lt;&gt;&quot;&quot;;[$FillIn.BN36];-1)" office:value-type="float" office:value="470" calcext:value-type="float">
            <text:p>470</text:p>
          </table:table-cell>
          <table:table-cell table:formula="of:=IF([$FillIn.BO36]&lt;&gt;&quot;&quot;;[$FillIn.BO36];-1)" office:value-type="float" office:value="471" calcext:value-type="float">
            <text:p>471</text:p>
          </table:table-cell>
          <table:table-cell table:formula="of:=IF([$FillIn.BP36]&lt;&gt;&quot;&quot;;[$FillIn.BP36];-1)" office:value-type="float" office:value="472" calcext:value-type="float">
            <text:p>472</text:p>
          </table:table-cell>
          <table:table-cell table:formula="of:=IF([$FillIn.BQ36]&lt;&gt;&quot;&quot;;[$FillIn.BQ36];-1)" office:value-type="float" office:value="473" calcext:value-type="float">
            <text:p>473</text:p>
          </table:table-cell>
          <table:table-cell table:formula="of:=IF([$FillIn.BR36]&lt;&gt;&quot;&quot;;[$FillIn.BR36];-1)" office:value-type="float" office:value="474" calcext:value-type="float">
            <text:p>474</text:p>
          </table:table-cell>
          <table:table-cell table:formula="of:=IF([$FillIn.BS36]&lt;&gt;&quot;&quot;;[$FillIn.BS36];-1)" office:value-type="float" office:value="-1" calcext:value-type="float">
            <text:p>-1</text:p>
          </table:table-cell>
          <table:table-cell table:formula="of:=IF([$FillIn.BT36]&lt;&gt;&quot;&quot;;[$FillIn.BT36];-1)" office:value-type="float" office:value="-1" calcext:value-type="float">
            <text:p>-1</text:p>
          </table:table-cell>
          <table:table-cell table:formula="of:=IF([$FillIn.BU36]&lt;&gt;&quot;&quot;;[$FillIn.BU36];-1)" office:value-type="float" office:value="-1" calcext:value-type="float">
            <text:p>-1</text:p>
          </table:table-cell>
          <table:table-cell table:formula="of:=IF([$FillIn.BV36]&lt;&gt;&quot;&quot;;[$FillIn.BV36];-1)" office:value-type="float" office:value="-1" calcext:value-type="float">
            <text:p>-1</text:p>
          </table:table-cell>
          <table:table-cell table:formula="of:=IF([$FillIn.BW36]&lt;&gt;&quot;&quot;;[$FillIn.BW36];-1)" office:value-type="float" office:value="4" calcext:value-type="float">
            <text:p>4</text:p>
          </table:table-cell>
          <table:table-cell table:formula="of:=IF([$FillIn.BX36]&lt;&gt;&quot;&quot;;[$FillIn.BX36];-1)" office:value-type="float" office:value="-1" calcext:value-type="float">
            <text:p>-1</text:p>
          </table:table-cell>
          <table:table-cell table:formula="of:=IF([$FillIn.BY36]&lt;&gt;&quot;&quot;;[$FillIn.BY36];-1)" office:value-type="float" office:value="-1" calcext:value-type="float">
            <text:p>-1</text:p>
          </table:table-cell>
          <table:table-cell table:formula="of:=IF([$FillIn.BZ36]&lt;&gt;&quot;&quot;;[$FillIn.BZ36];-1)" office:value-type="float" office:value="-1" calcext:value-type="float">
            <text:p>-1</text:p>
          </table:table-cell>
          <table:table-cell table:formula="of:=IF([$FillIn.CA36]&lt;&gt;&quot;&quot;;[$FillIn.CA36];-1)" office:value-type="float" office:value="-1" calcext:value-type="float">
            <text:p>-1</text:p>
          </table:table-cell>
          <table:table-cell table:formula="of:=IF([$FillIn.CB36]&lt;&gt;&quot;&quot;;[$FillIn.CB36];-1)" office:value-type="float" office:value="-1" calcext:value-type="float">
            <text:p>-1</text:p>
          </table:table-cell>
          <table:table-cell table:formula="of:=IF([$FillIn.CC36]&lt;&gt;&quot;&quot;;[$FillIn.CC36];-1)" office:value-type="float" office:value="-1" calcext:value-type="float">
            <text:p>-1</text:p>
          </table:table-cell>
          <table:table-cell table:formula="of:=IF([$FillIn.CD36]&lt;&gt;&quot;&quot;;[$FillIn.CD36];-1)" office:value-type="float" office:value="-1" calcext:value-type="float">
            <text:p>-1</text:p>
          </table:table-cell>
          <table:table-cell table:formula="of:=IF([$FillIn.CE36]&lt;&gt;&quot;&quot;;[$FillIn.CE36];-1)" office:value-type="float" office:value="12" calcext:value-type="float">
            <text:p>12</text:p>
          </table:table-cell>
          <table:table-cell table:formula="of:=IF([$FillIn.CF36]&lt;&gt;&quot;&quot;;[$FillIn.CF36];-1)" office:value-type="float" office:value="-1" calcext:value-type="float">
            <text:p>-1</text:p>
          </table:table-cell>
          <table:table-cell table:formula="of:=IF([$FillIn.CG36]&lt;&gt;&quot;&quot;;[$FillIn.CG36];-1)" office:value-type="float" office:value="-1" calcext:value-type="float">
            <text:p>-1</text:p>
          </table:table-cell>
          <table:table-cell table:formula="of:=IF([$FillIn.CH36]&lt;&gt;&quot;&quot;;[$FillIn.CH36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7]&lt;&gt;&quot;&quot;;[$FillIn.A37];-1)" office:value-type="float" office:value="12" calcext:value-type="float">
            <text:p>12</text:p>
          </table:table-cell>
          <table:table-cell table:formula="of:=IF([$FillIn.B37]&lt;&gt;&quot;&quot;;[$FillIn.B37];-1)" office:value-type="float" office:value="-1" calcext:value-type="float">
            <text:p>-1</text:p>
          </table:table-cell>
          <table:table-cell table:formula="of:=IF([$FillIn.C37]&lt;&gt;&quot;&quot;;[$FillIn.C37];-1)" office:value-type="float" office:value="-1" calcext:value-type="float">
            <text:p>-1</text:p>
          </table:table-cell>
          <table:table-cell table:formula="of:=IF([$FillIn.D37]&lt;&gt;&quot;&quot;;[$FillIn.D37];-1)" office:value-type="float" office:value="-1" calcext:value-type="float">
            <text:p>-1</text:p>
          </table:table-cell>
          <table:table-cell table:formula="of:=IF([$FillIn.E37]&lt;&gt;&quot;&quot;;[$FillIn.E37];-1)" office:value-type="float" office:value="-1" calcext:value-type="float">
            <text:p>-1</text:p>
          </table:table-cell>
          <table:table-cell table:formula="of:=IF([$FillIn.F37]&lt;&gt;&quot;&quot;;[$FillIn.F37];-1)" office:value-type="float" office:value="-1" calcext:value-type="float">
            <text:p>-1</text:p>
          </table:table-cell>
          <table:table-cell table:formula="of:=IF([$FillIn.G37]&lt;&gt;&quot;&quot;;[$FillIn.G37];-1)" office:value-type="float" office:value="-1" calcext:value-type="float">
            <text:p>-1</text:p>
          </table:table-cell>
          <table:table-cell table:formula="of:=IF([$FillIn.H37]&lt;&gt;&quot;&quot;;[$FillIn.H37];-1)" office:value-type="float" office:value="-1" calcext:value-type="float">
            <text:p>-1</text:p>
          </table:table-cell>
          <table:table-cell table:formula="of:=IF([$FillIn.I37]&lt;&gt;&quot;&quot;;[$FillIn.I37];-1)" office:value-type="float" office:value="-1" calcext:value-type="float">
            <text:p>-1</text:p>
          </table:table-cell>
          <table:table-cell table:formula="of:=IF([$FillIn.J37]&lt;&gt;&quot;&quot;;[$FillIn.J37];-1)" office:value-type="float" office:value="-1" calcext:value-type="float">
            <text:p>-1</text:p>
          </table:table-cell>
          <table:table-cell table:formula="of:=IF([$FillIn.K37]&lt;&gt;&quot;&quot;;[$FillIn.K37];-1)" office:value-type="float" office:value="-1" calcext:value-type="float">
            <text:p>-1</text:p>
          </table:table-cell>
          <table:table-cell table:formula="of:=IF([$FillIn.L37]&lt;&gt;&quot;&quot;;[$FillIn.L37];-1)" office:value-type="float" office:value="-1" calcext:value-type="float">
            <text:p>-1</text:p>
          </table:table-cell>
          <table:table-cell table:formula="of:=IF([$FillIn.M37]&lt;&gt;&quot;&quot;;[$FillIn.M37];-1)" office:value-type="float" office:value="-1" calcext:value-type="float">
            <text:p>-1</text:p>
          </table:table-cell>
          <table:table-cell table:formula="of:=IF([$FillIn.N37]&lt;&gt;&quot;&quot;;[$FillIn.N37];-1)" office:value-type="float" office:value="-1" calcext:value-type="float">
            <text:p>-1</text:p>
          </table:table-cell>
          <table:table-cell table:formula="of:=IF([$FillIn.O37]&lt;&gt;&quot;&quot;;[$FillIn.O37];-1)" office:value-type="float" office:value="228" calcext:value-type="float">
            <text:p>228</text:p>
          </table:table-cell>
          <table:table-cell table:formula="of:=IF([$FillIn.P37]&lt;&gt;&quot;&quot;;[$FillIn.P37];-1)" office:value-type="float" office:value="-1" calcext:value-type="float">
            <text:p>-1</text:p>
          </table:table-cell>
          <table:table-cell table:formula="of:=IF([$FillIn.Q37]&lt;&gt;&quot;&quot;;[$FillIn.Q37];-1)" office:value-type="float" office:value="-1" calcext:value-type="float">
            <text:p>-1</text:p>
          </table:table-cell>
          <table:table-cell table:formula="of:=IF([$FillIn.R37]&lt;&gt;&quot;&quot;;[$FillIn.R37];-1)" office:value-type="float" office:value="-1" calcext:value-type="float">
            <text:p>-1</text:p>
          </table:table-cell>
          <table:table-cell table:formula="of:=IF([$FillIn.S37]&lt;&gt;&quot;&quot;;[$FillIn.S37];-1)" office:value-type="float" office:value="-1" calcext:value-type="float">
            <text:p>-1</text:p>
          </table:table-cell>
          <table:table-cell table:formula="of:=IF([$FillIn.T37]&lt;&gt;&quot;&quot;;[$FillIn.T37];-1)" office:value-type="float" office:value="-1" calcext:value-type="float">
            <text:p>-1</text:p>
          </table:table-cell>
          <table:table-cell table:formula="of:=IF([$FillIn.U37]&lt;&gt;&quot;&quot;;[$FillIn.U37];-1)" office:value-type="float" office:value="-1" calcext:value-type="float">
            <text:p>-1</text:p>
          </table:table-cell>
          <table:table-cell table:formula="of:=IF([$FillIn.V37]&lt;&gt;&quot;&quot;;[$FillIn.V37];-1)" office:value-type="float" office:value="-1" calcext:value-type="float">
            <text:p>-1</text:p>
          </table:table-cell>
          <table:table-cell table:formula="of:=IF([$FillIn.W37]&lt;&gt;&quot;&quot;;[$FillIn.W37];-1)" office:value-type="float" office:value="219" calcext:value-type="float">
            <text:p>219</text:p>
          </table:table-cell>
          <table:table-cell table:formula="of:=IF([$FillIn.X37]&lt;&gt;&quot;&quot;;[$FillIn.X37];-1)" office:value-type="float" office:value="-1" calcext:value-type="float">
            <text:p>-1</text:p>
          </table:table-cell>
          <table:table-cell table:formula="of:=IF([$FillIn.Y37]&lt;&gt;&quot;&quot;;[$FillIn.Y37];-1)" office:value-type="float" office:value="-1" calcext:value-type="float">
            <text:p>-1</text:p>
          </table:table-cell>
          <table:table-cell table:formula="of:=IF([$FillIn.Z37]&lt;&gt;&quot;&quot;;[$FillIn.Z37];-1)" office:value-type="float" office:value="-1" calcext:value-type="float">
            <text:p>-1</text:p>
          </table:table-cell>
          <table:table-cell table:formula="of:=IF([$FillIn.AA37]&lt;&gt;&quot;&quot;;[$FillIn.AA37];-1)" office:value-type="float" office:value="-1" calcext:value-type="float">
            <text:p>-1</text:p>
          </table:table-cell>
          <table:table-cell table:formula="of:=IF([$FillIn.AB37]&lt;&gt;&quot;&quot;;[$FillIn.AB37];-1)" office:value-type="float" office:value="159" calcext:value-type="float">
            <text:p>159</text:p>
          </table:table-cell>
          <table:table-cell table:formula="of:=IF([$FillIn.AC37]&lt;&gt;&quot;&quot;;[$FillIn.AC37];-1)" office:value-type="float" office:value="-1" calcext:value-type="float">
            <text:p>-1</text:p>
          </table:table-cell>
          <table:table-cell table:formula="of:=IF([$FillIn.AD37]&lt;&gt;&quot;&quot;;[$FillIn.AD37];-1)" office:value-type="float" office:value="-1" calcext:value-type="float">
            <text:p>-1</text:p>
          </table:table-cell>
          <table:table-cell table:formula="of:=IF([$FillIn.AE37]&lt;&gt;&quot;&quot;;[$FillIn.AE37];-1)" office:value-type="float" office:value="-1" calcext:value-type="float">
            <text:p>-1</text:p>
          </table:table-cell>
          <table:table-cell table:formula="of:=IF([$FillIn.AF37]&lt;&gt;&quot;&quot;;[$FillIn.AF37];-1)" office:value-type="float" office:value="152" calcext:value-type="float">
            <text:p>152</text:p>
          </table:table-cell>
          <table:table-cell table:formula="of:=IF([$FillIn.AG37]&lt;&gt;&quot;&quot;;[$FillIn.AG37];-1)" office:value-type="float" office:value="-1" calcext:value-type="float">
            <text:p>-1</text:p>
          </table:table-cell>
          <table:table-cell table:formula="of:=IF([$FillIn.AH37]&lt;&gt;&quot;&quot;;[$FillIn.AH37];-1)" office:value-type="float" office:value="-1" calcext:value-type="float">
            <text:p>-1</text:p>
          </table:table-cell>
          <table:table-cell table:formula="of:=IF([$FillIn.AI37]&lt;&gt;&quot;&quot;;[$FillIn.AI37];-1)" office:value-type="float" office:value="-1" calcext:value-type="float">
            <text:p>-1</text:p>
          </table:table-cell>
          <table:table-cell table:formula="of:=IF([$FillIn.AJ37]&lt;&gt;&quot;&quot;;[$FillIn.AJ37];-1)" office:value-type="float" office:value="-1" calcext:value-type="float">
            <text:p>-1</text:p>
          </table:table-cell>
          <table:table-cell table:formula="of:=IF([$FillIn.AK37]&lt;&gt;&quot;&quot;;[$FillIn.AK37];-1)" office:value-type="float" office:value="-1" calcext:value-type="float">
            <text:p>-1</text:p>
          </table:table-cell>
          <table:table-cell table:formula="of:=IF([$FillIn.AL37]&lt;&gt;&quot;&quot;;[$FillIn.AL37];-1)" office:value-type="float" office:value="-1" calcext:value-type="float">
            <text:p>-1</text:p>
          </table:table-cell>
          <table:table-cell table:formula="of:=IF([$FillIn.AM37]&lt;&gt;&quot;&quot;;[$FillIn.AM37];-1)" office:value-type="float" office:value="-1" calcext:value-type="float">
            <text:p>-1</text:p>
          </table:table-cell>
          <table:table-cell table:formula="of:=IF([$FillIn.AN37]&lt;&gt;&quot;&quot;;[$FillIn.AN37];-1)" office:value-type="float" office:value="-1" calcext:value-type="float">
            <text:p>-1</text:p>
          </table:table-cell>
          <table:table-cell table:formula="of:=IF([$FillIn.AO37]&lt;&gt;&quot;&quot;;[$FillIn.AO37];-1)" office:value-type="float" office:value="-1" calcext:value-type="float">
            <text:p>-1</text:p>
          </table:table-cell>
          <table:table-cell table:formula="of:=IF([$FillIn.AP37]&lt;&gt;&quot;&quot;;[$FillIn.AP37];-1)" office:value-type="float" office:value="-1" calcext:value-type="float">
            <text:p>-1</text:p>
          </table:table-cell>
          <table:table-cell table:formula="of:=IF([$FillIn.AQ37]&lt;&gt;&quot;&quot;;[$FillIn.AQ37];-1)" office:value-type="float" office:value="-1" calcext:value-type="float">
            <text:p>-1</text:p>
          </table:table-cell>
          <table:table-cell table:formula="of:=IF([$FillIn.AR37]&lt;&gt;&quot;&quot;;[$FillIn.AR37];-1)" office:value-type="float" office:value="-1" calcext:value-type="float">
            <text:p>-1</text:p>
          </table:table-cell>
          <table:table-cell table:formula="of:=IF([$FillIn.AS37]&lt;&gt;&quot;&quot;;[$FillIn.AS37];-1)" office:value-type="float" office:value="-1" calcext:value-type="float">
            <text:p>-1</text:p>
          </table:table-cell>
          <table:table-cell table:formula="of:=IF([$FillIn.AT37]&lt;&gt;&quot;&quot;;[$FillIn.AT37];-1)" office:value-type="float" office:value="-1" calcext:value-type="float">
            <text:p>-1</text:p>
          </table:table-cell>
          <table:table-cell table:formula="of:=IF([$FillIn.AU37]&lt;&gt;&quot;&quot;;[$FillIn.AU37];-1)" office:value-type="float" office:value="-1" calcext:value-type="float">
            <text:p>-1</text:p>
          </table:table-cell>
          <table:table-cell table:formula="of:=IF([$FillIn.AV37]&lt;&gt;&quot;&quot;;[$FillIn.AV37];-1)" office:value-type="float" office:value="-1" calcext:value-type="float">
            <text:p>-1</text:p>
          </table:table-cell>
          <table:table-cell table:formula="of:=IF([$FillIn.AW37]&lt;&gt;&quot;&quot;;[$FillIn.AW37];-1)" office:value-type="float" office:value="-1" calcext:value-type="float">
            <text:p>-1</text:p>
          </table:table-cell>
          <table:table-cell table:formula="of:=IF([$FillIn.AX37]&lt;&gt;&quot;&quot;;[$FillIn.AX37];-1)" office:value-type="float" office:value="-1" calcext:value-type="float">
            <text:p>-1</text:p>
          </table:table-cell>
          <table:table-cell table:formula="of:=IF([$FillIn.AY37]&lt;&gt;&quot;&quot;;[$FillIn.AY37];-1)" office:value-type="float" office:value="-1" calcext:value-type="float">
            <text:p>-1</text:p>
          </table:table-cell>
          <table:table-cell table:formula="of:=IF([$FillIn.AZ37]&lt;&gt;&quot;&quot;;[$FillIn.AZ37];-1)" office:value-type="float" office:value="-1" calcext:value-type="float">
            <text:p>-1</text:p>
          </table:table-cell>
          <table:table-cell table:formula="of:=IF([$FillIn.BA37]&lt;&gt;&quot;&quot;;[$FillIn.BA37];-1)" office:value-type="float" office:value="-1" calcext:value-type="float">
            <text:p>-1</text:p>
          </table:table-cell>
          <table:table-cell table:formula="of:=IF([$FillIn.BB37]&lt;&gt;&quot;&quot;;[$FillIn.BB37];-1)" office:value-type="float" office:value="421" calcext:value-type="float">
            <text:p>421</text:p>
          </table:table-cell>
          <table:table-cell table:formula="of:=IF([$FillIn.BC37]&lt;&gt;&quot;&quot;;[$FillIn.BC37];-1)" office:value-type="float" office:value="422" calcext:value-type="float">
            <text:p>422</text:p>
          </table:table-cell>
          <table:table-cell table:formula="of:=IF([$FillIn.BD37]&lt;&gt;&quot;&quot;;[$FillIn.BD37];-1)" office:value-type="float" office:value="423" calcext:value-type="float">
            <text:p>423</text:p>
          </table:table-cell>
          <table:table-cell table:formula="of:=IF([$FillIn.BE37]&lt;&gt;&quot;&quot;;[$FillIn.BE37];-1)" office:value-type="float" office:value="424" calcext:value-type="float">
            <text:p>424</text:p>
          </table:table-cell>
          <table:table-cell table:formula="of:=IF([$FillIn.BF37]&lt;&gt;&quot;&quot;;[$FillIn.BF37];-1)" office:value-type="float" office:value="425" calcext:value-type="float">
            <text:p>425</text:p>
          </table:table-cell>
          <table:table-cell table:formula="of:=IF([$FillIn.BG37]&lt;&gt;&quot;&quot;;[$FillIn.BG37];-1)" office:value-type="float" office:value="426" calcext:value-type="float">
            <text:p>426</text:p>
          </table:table-cell>
          <table:table-cell table:formula="of:=IF([$FillIn.BH37]&lt;&gt;&quot;&quot;;[$FillIn.BH37];-1)" office:value-type="float" office:value="427" calcext:value-type="float">
            <text:p>427</text:p>
          </table:table-cell>
          <table:table-cell table:formula="of:=IF([$FillIn.BI37]&lt;&gt;&quot;&quot;;[$FillIn.BI37];-1)" office:value-type="float" office:value="428" calcext:value-type="float">
            <text:p>428</text:p>
          </table:table-cell>
          <table:table-cell table:formula="of:=IF([$FillIn.BJ37]&lt;&gt;&quot;&quot;;[$FillIn.BJ37];-1)" office:value-type="float" office:value="429" calcext:value-type="float">
            <text:p>429</text:p>
          </table:table-cell>
          <table:table-cell table:formula="of:=IF([$FillIn.BK37]&lt;&gt;&quot;&quot;;[$FillIn.BK37];-1)" office:value-type="float" office:value="430" calcext:value-type="float">
            <text:p>430</text:p>
          </table:table-cell>
          <table:table-cell table:formula="of:=IF([$FillIn.BL37]&lt;&gt;&quot;&quot;;[$FillIn.BL37];-1)" office:value-type="float" office:value="-1" calcext:value-type="float">
            <text:p>-1</text:p>
          </table:table-cell>
          <table:table-cell table:formula="of:=IF([$FillIn.BM37]&lt;&gt;&quot;&quot;;[$FillIn.BM37];-1)" office:value-type="float" office:value="-1" calcext:value-type="float">
            <text:p>-1</text:p>
          </table:table-cell>
          <table:table-cell table:formula="of:=IF([$FillIn.BN37]&lt;&gt;&quot;&quot;;[$FillIn.BN37];-1)" office:value-type="float" office:value="-1" calcext:value-type="float">
            <text:p>-1</text:p>
          </table:table-cell>
          <table:table-cell table:formula="of:=IF([$FillIn.BO37]&lt;&gt;&quot;&quot;;[$FillIn.BO37];-1)" office:value-type="float" office:value="-1" calcext:value-type="float">
            <text:p>-1</text:p>
          </table:table-cell>
          <table:table-cell table:formula="of:=IF([$FillIn.BP37]&lt;&gt;&quot;&quot;;[$FillIn.BP37];-1)" office:value-type="float" office:value="-1" calcext:value-type="float">
            <text:p>-1</text:p>
          </table:table-cell>
          <table:table-cell table:formula="of:=IF([$FillIn.BQ37]&lt;&gt;&quot;&quot;;[$FillIn.BQ37];-1)" office:value-type="float" office:value="-1" calcext:value-type="float">
            <text:p>-1</text:p>
          </table:table-cell>
          <table:table-cell table:formula="of:=IF([$FillIn.BR37]&lt;&gt;&quot;&quot;;[$FillIn.BR37];-1)" office:value-type="float" office:value="-1" calcext:value-type="float">
            <text:p>-1</text:p>
          </table:table-cell>
          <table:table-cell table:formula="of:=IF([$FillIn.BS37]&lt;&gt;&quot;&quot;;[$FillIn.BS37];-1)" office:value-type="float" office:value="475" calcext:value-type="float">
            <text:p>475</text:p>
          </table:table-cell>
          <table:table-cell table:formula="of:=IF([$FillIn.BT37]&lt;&gt;&quot;&quot;;[$FillIn.BT37];-1)" office:value-type="float" office:value="-1" calcext:value-type="float">
            <text:p>-1</text:p>
          </table:table-cell>
          <table:table-cell table:formula="of:=IF([$FillIn.BU37]&lt;&gt;&quot;&quot;;[$FillIn.BU37];-1)" office:value-type="float" office:value="-1" calcext:value-type="float">
            <text:p>-1</text:p>
          </table:table-cell>
          <table:table-cell table:formula="of:=IF([$FillIn.BV37]&lt;&gt;&quot;&quot;;[$FillIn.BV37];-1)" office:value-type="float" office:value="3" calcext:value-type="float">
            <text:p>3</text:p>
          </table:table-cell>
          <table:table-cell table:formula="of:=IF([$FillIn.BW37]&lt;&gt;&quot;&quot;;[$FillIn.BW37];-1)" office:value-type="float" office:value="-1" calcext:value-type="float">
            <text:p>-1</text:p>
          </table:table-cell>
          <table:table-cell table:formula="of:=IF([$FillIn.BX37]&lt;&gt;&quot;&quot;;[$FillIn.BX37];-1)" office:value-type="float" office:value="-1" calcext:value-type="float">
            <text:p>-1</text:p>
          </table:table-cell>
          <table:table-cell table:formula="of:=IF([$FillIn.BY37]&lt;&gt;&quot;&quot;;[$FillIn.BY37];-1)" office:value-type="float" office:value="-1" calcext:value-type="float">
            <text:p>-1</text:p>
          </table:table-cell>
          <table:table-cell table:formula="of:=IF([$FillIn.BZ37]&lt;&gt;&quot;&quot;;[$FillIn.BZ37];-1)" office:value-type="float" office:value="-1" calcext:value-type="float">
            <text:p>-1</text:p>
          </table:table-cell>
          <table:table-cell table:formula="of:=IF([$FillIn.CA37]&lt;&gt;&quot;&quot;;[$FillIn.CA37];-1)" office:value-type="float" office:value="-1" calcext:value-type="float">
            <text:p>-1</text:p>
          </table:table-cell>
          <table:table-cell table:formula="of:=IF([$FillIn.CB37]&lt;&gt;&quot;&quot;;[$FillIn.CB37];-1)" office:value-type="float" office:value="-1" calcext:value-type="float">
            <text:p>-1</text:p>
          </table:table-cell>
          <table:table-cell table:formula="of:=IF([$FillIn.CC37]&lt;&gt;&quot;&quot;;[$FillIn.CC37];-1)" office:value-type="float" office:value="-1" calcext:value-type="float">
            <text:p>-1</text:p>
          </table:table-cell>
          <table:table-cell table:formula="of:=IF([$FillIn.CD37]&lt;&gt;&quot;&quot;;[$FillIn.CD37];-1)" office:value-type="float" office:value="-1" calcext:value-type="float">
            <text:p>-1</text:p>
          </table:table-cell>
          <table:table-cell table:formula="of:=IF([$FillIn.CE37]&lt;&gt;&quot;&quot;;[$FillIn.CE37];-1)" office:value-type="float" office:value="-1" calcext:value-type="float">
            <text:p>-1</text:p>
          </table:table-cell>
          <table:table-cell table:formula="of:=IF([$FillIn.CF37]&lt;&gt;&quot;&quot;;[$FillIn.CF37];-1)" office:value-type="float" office:value="13" calcext:value-type="float">
            <text:p>13</text:p>
          </table:table-cell>
          <table:table-cell table:formula="of:=IF([$FillIn.CG37]&lt;&gt;&quot;&quot;;[$FillIn.CG37];-1)" office:value-type="float" office:value="-1" calcext:value-type="float">
            <text:p>-1</text:p>
          </table:table-cell>
          <table:table-cell table:formula="of:=IF([$FillIn.CH37]&lt;&gt;&quot;&quot;;[$FillIn.CH37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8]&lt;&gt;&quot;&quot;;[$FillIn.A38];-1)" office:value-type="float" office:value="11" calcext:value-type="float">
            <text:p>11</text:p>
          </table:table-cell>
          <table:table-cell table:formula="of:=IF([$FillIn.B38]&lt;&gt;&quot;&quot;;[$FillIn.B38];-1)" office:value-type="float" office:value="-1" calcext:value-type="float">
            <text:p>-1</text:p>
          </table:table-cell>
          <table:table-cell table:formula="of:=IF([$FillIn.C38]&lt;&gt;&quot;&quot;;[$FillIn.C38];-1)" office:value-type="float" office:value="-1" calcext:value-type="float">
            <text:p>-1</text:p>
          </table:table-cell>
          <table:table-cell table:formula="of:=IF([$FillIn.D38]&lt;&gt;&quot;&quot;;[$FillIn.D38];-1)" office:value-type="float" office:value="-1" calcext:value-type="float">
            <text:p>-1</text:p>
          </table:table-cell>
          <table:table-cell table:formula="of:=IF([$FillIn.E38]&lt;&gt;&quot;&quot;;[$FillIn.E38];-1)" office:value-type="float" office:value="-1" calcext:value-type="float">
            <text:p>-1</text:p>
          </table:table-cell>
          <table:table-cell table:formula="of:=IF([$FillIn.F38]&lt;&gt;&quot;&quot;;[$FillIn.F38];-1)" office:value-type="float" office:value="-1" calcext:value-type="float">
            <text:p>-1</text:p>
          </table:table-cell>
          <table:table-cell table:formula="of:=IF([$FillIn.G38]&lt;&gt;&quot;&quot;;[$FillIn.G38];-1)" office:value-type="float" office:value="-1" calcext:value-type="float">
            <text:p>-1</text:p>
          </table:table-cell>
          <table:table-cell table:formula="of:=IF([$FillIn.H38]&lt;&gt;&quot;&quot;;[$FillIn.H38];-1)" office:value-type="float" office:value="-1" calcext:value-type="float">
            <text:p>-1</text:p>
          </table:table-cell>
          <table:table-cell table:formula="of:=IF([$FillIn.I38]&lt;&gt;&quot;&quot;;[$FillIn.I38];-1)" office:value-type="float" office:value="-1" calcext:value-type="float">
            <text:p>-1</text:p>
          </table:table-cell>
          <table:table-cell table:formula="of:=IF([$FillIn.J38]&lt;&gt;&quot;&quot;;[$FillIn.J38];-1)" office:value-type="float" office:value="-1" calcext:value-type="float">
            <text:p>-1</text:p>
          </table:table-cell>
          <table:table-cell table:formula="of:=IF([$FillIn.K38]&lt;&gt;&quot;&quot;;[$FillIn.K38];-1)" office:value-type="float" office:value="-1" calcext:value-type="float">
            <text:p>-1</text:p>
          </table:table-cell>
          <table:table-cell table:formula="of:=IF([$FillIn.L38]&lt;&gt;&quot;&quot;;[$FillIn.L38];-1)" office:value-type="float" office:value="-1" calcext:value-type="float">
            <text:p>-1</text:p>
          </table:table-cell>
          <table:table-cell table:formula="of:=IF([$FillIn.M38]&lt;&gt;&quot;&quot;;[$FillIn.M38];-1)" office:value-type="float" office:value="-1" calcext:value-type="float">
            <text:p>-1</text:p>
          </table:table-cell>
          <table:table-cell table:formula="of:=IF([$FillIn.N38]&lt;&gt;&quot;&quot;;[$FillIn.N38];-1)" office:value-type="float" office:value="-1" calcext:value-type="float">
            <text:p>-1</text:p>
          </table:table-cell>
          <table:table-cell table:formula="of:=IF([$FillIn.O38]&lt;&gt;&quot;&quot;;[$FillIn.O38];-1)" office:value-type="float" office:value="-1" calcext:value-type="float">
            <text:p>-1</text:p>
          </table:table-cell>
          <table:table-cell table:formula="of:=IF([$FillIn.P38]&lt;&gt;&quot;&quot;;[$FillIn.P38];-1)" office:value-type="float" office:value="227" calcext:value-type="float">
            <text:p>227</text:p>
          </table:table-cell>
          <table:table-cell table:formula="of:=IF([$FillIn.Q38]&lt;&gt;&quot;&quot;;[$FillIn.Q38];-1)" office:value-type="float" office:value="-1" calcext:value-type="float">
            <text:p>-1</text:p>
          </table:table-cell>
          <table:table-cell table:formula="of:=IF([$FillIn.R38]&lt;&gt;&quot;&quot;;[$FillIn.R38];-1)" office:value-type="float" office:value="-1" calcext:value-type="float">
            <text:p>-1</text:p>
          </table:table-cell>
          <table:table-cell table:formula="of:=IF([$FillIn.S38]&lt;&gt;&quot;&quot;;[$FillIn.S38];-1)" office:value-type="float" office:value="-1" calcext:value-type="float">
            <text:p>-1</text:p>
          </table:table-cell>
          <table:table-cell table:formula="of:=IF([$FillIn.T38]&lt;&gt;&quot;&quot;;[$FillIn.T38];-1)" office:value-type="float" office:value="-1" calcext:value-type="float">
            <text:p>-1</text:p>
          </table:table-cell>
          <table:table-cell table:formula="of:=IF([$FillIn.U38]&lt;&gt;&quot;&quot;;[$FillIn.U38];-1)" office:value-type="float" office:value="-1" calcext:value-type="float">
            <text:p>-1</text:p>
          </table:table-cell>
          <table:table-cell table:formula="of:=IF([$FillIn.V38]&lt;&gt;&quot;&quot;;[$FillIn.V38];-1)" office:value-type="float" office:value="-1" calcext:value-type="float">
            <text:p>-1</text:p>
          </table:table-cell>
          <table:table-cell table:formula="of:=IF([$FillIn.W38]&lt;&gt;&quot;&quot;;[$FillIn.W38];-1)" office:value-type="float" office:value="220" calcext:value-type="float">
            <text:p>220</text:p>
          </table:table-cell>
          <table:table-cell table:formula="of:=IF([$FillIn.X38]&lt;&gt;&quot;&quot;;[$FillIn.X38];-1)" office:value-type="float" office:value="-1" calcext:value-type="float">
            <text:p>-1</text:p>
          </table:table-cell>
          <table:table-cell table:formula="of:=IF([$FillIn.Y38]&lt;&gt;&quot;&quot;;[$FillIn.Y38];-1)" office:value-type="float" office:value="-1" calcext:value-type="float">
            <text:p>-1</text:p>
          </table:table-cell>
          <table:table-cell table:formula="of:=IF([$FillIn.Z38]&lt;&gt;&quot;&quot;;[$FillIn.Z38];-1)" office:value-type="float" office:value="-1" calcext:value-type="float">
            <text:p>-1</text:p>
          </table:table-cell>
          <table:table-cell table:formula="of:=IF([$FillIn.AA38]&lt;&gt;&quot;&quot;;[$FillIn.AA38];-1)" office:value-type="float" office:value="-1" calcext:value-type="float">
            <text:p>-1</text:p>
          </table:table-cell>
          <table:table-cell table:formula="of:=IF([$FillIn.AB38]&lt;&gt;&quot;&quot;;[$FillIn.AB38];-1)" office:value-type="float" office:value="158" calcext:value-type="float">
            <text:p>158</text:p>
          </table:table-cell>
          <table:table-cell table:formula="of:=IF([$FillIn.AC38]&lt;&gt;&quot;&quot;;[$FillIn.AC38];-1)" office:value-type="float" office:value="-1" calcext:value-type="float">
            <text:p>-1</text:p>
          </table:table-cell>
          <table:table-cell table:formula="of:=IF([$FillIn.AD38]&lt;&gt;&quot;&quot;;[$FillIn.AD38];-1)" office:value-type="float" office:value="-1" calcext:value-type="float">
            <text:p>-1</text:p>
          </table:table-cell>
          <table:table-cell table:formula="of:=IF([$FillIn.AE38]&lt;&gt;&quot;&quot;;[$FillIn.AE38];-1)" office:value-type="float" office:value="-1" calcext:value-type="float">
            <text:p>-1</text:p>
          </table:table-cell>
          <table:table-cell table:formula="of:=IF([$FillIn.AF38]&lt;&gt;&quot;&quot;;[$FillIn.AF38];-1)" office:value-type="float" office:value="-1" calcext:value-type="float">
            <text:p>-1</text:p>
          </table:table-cell>
          <table:table-cell table:formula="of:=IF([$FillIn.AG38]&lt;&gt;&quot;&quot;;[$FillIn.AG38];-1)" office:value-type="float" office:value="-1" calcext:value-type="float">
            <text:p>-1</text:p>
          </table:table-cell>
          <table:table-cell table:formula="of:=IF([$FillIn.AH38]&lt;&gt;&quot;&quot;;[$FillIn.AH38];-1)" office:value-type="float" office:value="-1" calcext:value-type="float">
            <text:p>-1</text:p>
          </table:table-cell>
          <table:table-cell table:formula="of:=IF([$FillIn.AI38]&lt;&gt;&quot;&quot;;[$FillIn.AI38];-1)" office:value-type="float" office:value="-1" calcext:value-type="float">
            <text:p>-1</text:p>
          </table:table-cell>
          <table:table-cell table:formula="of:=IF([$FillIn.AJ38]&lt;&gt;&quot;&quot;;[$FillIn.AJ38];-1)" office:value-type="float" office:value="-1" calcext:value-type="float">
            <text:p>-1</text:p>
          </table:table-cell>
          <table:table-cell table:formula="of:=IF([$FillIn.AK38]&lt;&gt;&quot;&quot;;[$FillIn.AK38];-1)" office:value-type="float" office:value="-1" calcext:value-type="float">
            <text:p>-1</text:p>
          </table:table-cell>
          <table:table-cell table:formula="of:=IF([$FillIn.AL38]&lt;&gt;&quot;&quot;;[$FillIn.AL38];-1)" office:value-type="float" office:value="-1" calcext:value-type="float">
            <text:p>-1</text:p>
          </table:table-cell>
          <table:table-cell table:formula="of:=IF([$FillIn.AM38]&lt;&gt;&quot;&quot;;[$FillIn.AM38];-1)" office:value-type="float" office:value="-1" calcext:value-type="float">
            <text:p>-1</text:p>
          </table:table-cell>
          <table:table-cell table:formula="of:=IF([$FillIn.AN38]&lt;&gt;&quot;&quot;;[$FillIn.AN38];-1)" office:value-type="float" office:value="-1" calcext:value-type="float">
            <text:p>-1</text:p>
          </table:table-cell>
          <table:table-cell table:formula="of:=IF([$FillIn.AO38]&lt;&gt;&quot;&quot;;[$FillIn.AO38];-1)" office:value-type="float" office:value="136" calcext:value-type="float">
            <text:p>136</text:p>
          </table:table-cell>
          <table:table-cell table:formula="of:=IF([$FillIn.AP38]&lt;&gt;&quot;&quot;;[$FillIn.AP38];-1)" office:value-type="float" office:value="-1" calcext:value-type="float">
            <text:p>-1</text:p>
          </table:table-cell>
          <table:table-cell table:formula="of:=IF([$FillIn.AQ38]&lt;&gt;&quot;&quot;;[$FillIn.AQ38];-1)" office:value-type="float" office:value="-1" calcext:value-type="float">
            <text:p>-1</text:p>
          </table:table-cell>
          <table:table-cell table:formula="of:=IF([$FillIn.AR38]&lt;&gt;&quot;&quot;;[$FillIn.AR38];-1)" office:value-type="float" office:value="-1" calcext:value-type="float">
            <text:p>-1</text:p>
          </table:table-cell>
          <table:table-cell table:formula="of:=IF([$FillIn.AS38]&lt;&gt;&quot;&quot;;[$FillIn.AS38];-1)" office:value-type="float" office:value="130" calcext:value-type="float">
            <text:p>130</text:p>
          </table:table-cell>
          <table:table-cell table:formula="of:=IF([$FillIn.AT38]&lt;&gt;&quot;&quot;;[$FillIn.AT38];-1)" office:value-type="float" office:value="-1" calcext:value-type="float">
            <text:p>-1</text:p>
          </table:table-cell>
          <table:table-cell table:formula="of:=IF([$FillIn.AU38]&lt;&gt;&quot;&quot;;[$FillIn.AU38];-1)" office:value-type="float" office:value="-1" calcext:value-type="float">
            <text:p>-1</text:p>
          </table:table-cell>
          <table:table-cell table:formula="of:=IF([$FillIn.AV38]&lt;&gt;&quot;&quot;;[$FillIn.AV38];-1)" office:value-type="float" office:value="-1" calcext:value-type="float">
            <text:p>-1</text:p>
          </table:table-cell>
          <table:table-cell table:formula="of:=IF([$FillIn.AW38]&lt;&gt;&quot;&quot;;[$FillIn.AW38];-1)" office:value-type="float" office:value="-1" calcext:value-type="float">
            <text:p>-1</text:p>
          </table:table-cell>
          <table:table-cell table:formula="of:=IF([$FillIn.AX38]&lt;&gt;&quot;&quot;;[$FillIn.AX38];-1)" office:value-type="float" office:value="-1" calcext:value-type="float">
            <text:p>-1</text:p>
          </table:table-cell>
          <table:table-cell table:formula="of:=IF([$FillIn.AY38]&lt;&gt;&quot;&quot;;[$FillIn.AY38];-1)" office:value-type="float" office:value="-1" calcext:value-type="float">
            <text:p>-1</text:p>
          </table:table-cell>
          <table:table-cell table:formula="of:=IF([$FillIn.AZ38]&lt;&gt;&quot;&quot;;[$FillIn.AZ38];-1)" office:value-type="float" office:value="74" calcext:value-type="float">
            <text:p>74</text:p>
          </table:table-cell>
          <table:table-cell table:formula="of:=IF([$FillIn.BA38]&lt;&gt;&quot;&quot;;[$FillIn.BA38];-1)" office:value-type="float" office:value="75" calcext:value-type="float">
            <text:p>75</text:p>
          </table:table-cell>
          <table:table-cell table:formula="of:=IF([$FillIn.BB38]&lt;&gt;&quot;&quot;;[$FillIn.BB38];-1)" office:value-type="float" office:value="112" calcext:value-type="float">
            <text:p>112</text:p>
          </table:table-cell>
          <table:table-cell table:formula="of:=IF([$FillIn.BC38]&lt;&gt;&quot;&quot;;[$FillIn.BC38];-1)" office:value-type="float" office:value="-1" calcext:value-type="float">
            <text:p>-1</text:p>
          </table:table-cell>
          <table:table-cell table:formula="of:=IF([$FillIn.BD38]&lt;&gt;&quot;&quot;;[$FillIn.BD38];-1)" office:value-type="float" office:value="-1" calcext:value-type="float">
            <text:p>-1</text:p>
          </table:table-cell>
          <table:table-cell table:formula="of:=IF([$FillIn.BE38]&lt;&gt;&quot;&quot;;[$FillIn.BE38];-1)" office:value-type="float" office:value="-1" calcext:value-type="float">
            <text:p>-1</text:p>
          </table:table-cell>
          <table:table-cell table:formula="of:=IF([$FillIn.BF38]&lt;&gt;&quot;&quot;;[$FillIn.BF38];-1)" office:value-type="float" office:value="-1" calcext:value-type="float">
            <text:p>-1</text:p>
          </table:table-cell>
          <table:table-cell table:formula="of:=IF([$FillIn.BG38]&lt;&gt;&quot;&quot;;[$FillIn.BG38];-1)" office:value-type="float" office:value="-1" calcext:value-type="float">
            <text:p>-1</text:p>
          </table:table-cell>
          <table:table-cell table:formula="of:=IF([$FillIn.BH38]&lt;&gt;&quot;&quot;;[$FillIn.BH38];-1)" office:value-type="float" office:value="-1" calcext:value-type="float">
            <text:p>-1</text:p>
          </table:table-cell>
          <table:table-cell table:formula="of:=IF([$FillIn.BI38]&lt;&gt;&quot;&quot;;[$FillIn.BI38];-1)" office:value-type="float" office:value="-1" calcext:value-type="float">
            <text:p>-1</text:p>
          </table:table-cell>
          <table:table-cell table:formula="of:=IF([$FillIn.BJ38]&lt;&gt;&quot;&quot;;[$FillIn.BJ38];-1)" office:value-type="float" office:value="-1" calcext:value-type="float">
            <text:p>-1</text:p>
          </table:table-cell>
          <table:table-cell table:formula="of:=IF([$FillIn.BK38]&lt;&gt;&quot;&quot;;[$FillIn.BK38];-1)" office:value-type="float" office:value="-1" calcext:value-type="float">
            <text:p>-1</text:p>
          </table:table-cell>
          <table:table-cell table:formula="of:=IF([$FillIn.BL38]&lt;&gt;&quot;&quot;;[$FillIn.BL38];-1)" office:value-type="float" office:value="-1" calcext:value-type="float">
            <text:p>-1</text:p>
          </table:table-cell>
          <table:table-cell table:formula="of:=IF([$FillIn.BM38]&lt;&gt;&quot;&quot;;[$FillIn.BM38];-1)" office:value-type="float" office:value="-1" calcext:value-type="float">
            <text:p>-1</text:p>
          </table:table-cell>
          <table:table-cell table:formula="of:=IF([$FillIn.BN38]&lt;&gt;&quot;&quot;;[$FillIn.BN38];-1)" office:value-type="float" office:value="-1" calcext:value-type="float">
            <text:p>-1</text:p>
          </table:table-cell>
          <table:table-cell table:formula="of:=IF([$FillIn.BO38]&lt;&gt;&quot;&quot;;[$FillIn.BO38];-1)" office:value-type="float" office:value="-1" calcext:value-type="float">
            <text:p>-1</text:p>
          </table:table-cell>
          <table:table-cell table:formula="of:=IF([$FillIn.BP38]&lt;&gt;&quot;&quot;;[$FillIn.BP38];-1)" office:value-type="float" office:value="-1" calcext:value-type="float">
            <text:p>-1</text:p>
          </table:table-cell>
          <table:table-cell table:formula="of:=IF([$FillIn.BQ38]&lt;&gt;&quot;&quot;;[$FillIn.BQ38];-1)" office:value-type="float" office:value="-1" calcext:value-type="float">
            <text:p>-1</text:p>
          </table:table-cell>
          <table:table-cell table:formula="of:=IF([$FillIn.BR38]&lt;&gt;&quot;&quot;;[$FillIn.BR38];-1)" office:value-type="float" office:value="-1" calcext:value-type="float">
            <text:p>-1</text:p>
          </table:table-cell>
          <table:table-cell table:formula="of:=IF([$FillIn.BS38]&lt;&gt;&quot;&quot;;[$FillIn.BS38];-1)" office:value-type="float" office:value="-1" calcext:value-type="float">
            <text:p>-1</text:p>
          </table:table-cell>
          <table:table-cell table:formula="of:=IF([$FillIn.BT38]&lt;&gt;&quot;&quot;;[$FillIn.BT38];-1)" office:value-type="float" office:value="476" calcext:value-type="float">
            <text:p>476</text:p>
          </table:table-cell>
          <table:table-cell table:formula="of:=IF([$FillIn.BU38]&lt;&gt;&quot;&quot;;[$FillIn.BU38];-1)" office:value-type="float" office:value="-1" calcext:value-type="float">
            <text:p>-1</text:p>
          </table:table-cell>
          <table:table-cell table:formula="of:=IF([$FillIn.BV38]&lt;&gt;&quot;&quot;;[$FillIn.BV38];-1)" office:value-type="float" office:value="2" calcext:value-type="float">
            <text:p>2</text:p>
          </table:table-cell>
          <table:table-cell table:formula="of:=IF([$FillIn.BW38]&lt;&gt;&quot;&quot;;[$FillIn.BW38];-1)" office:value-type="float" office:value="-1" calcext:value-type="float">
            <text:p>-1</text:p>
          </table:table-cell>
          <table:table-cell table:formula="of:=IF([$FillIn.BX38]&lt;&gt;&quot;&quot;;[$FillIn.BX38];-1)" office:value-type="float" office:value="-1" calcext:value-type="float">
            <text:p>-1</text:p>
          </table:table-cell>
          <table:table-cell table:formula="of:=IF([$FillIn.BY38]&lt;&gt;&quot;&quot;;[$FillIn.BY38];-1)" office:value-type="float" office:value="-1" calcext:value-type="float">
            <text:p>-1</text:p>
          </table:table-cell>
          <table:table-cell table:formula="of:=IF([$FillIn.BZ38]&lt;&gt;&quot;&quot;;[$FillIn.BZ38];-1)" office:value-type="float" office:value="-1" calcext:value-type="float">
            <text:p>-1</text:p>
          </table:table-cell>
          <table:table-cell table:formula="of:=IF([$FillIn.CA38]&lt;&gt;&quot;&quot;;[$FillIn.CA38];-1)" office:value-type="float" office:value="-1" calcext:value-type="float">
            <text:p>-1</text:p>
          </table:table-cell>
          <table:table-cell table:formula="of:=IF([$FillIn.CB38]&lt;&gt;&quot;&quot;;[$FillIn.CB38];-1)" office:value-type="float" office:value="-1" calcext:value-type="float">
            <text:p>-1</text:p>
          </table:table-cell>
          <table:table-cell table:formula="of:=IF([$FillIn.CC38]&lt;&gt;&quot;&quot;;[$FillIn.CC38];-1)" office:value-type="float" office:value="-1" calcext:value-type="float">
            <text:p>-1</text:p>
          </table:table-cell>
          <table:table-cell table:formula="of:=IF([$FillIn.CD38]&lt;&gt;&quot;&quot;;[$FillIn.CD38];-1)" office:value-type="float" office:value="-1" calcext:value-type="float">
            <text:p>-1</text:p>
          </table:table-cell>
          <table:table-cell table:formula="of:=IF([$FillIn.CE38]&lt;&gt;&quot;&quot;;[$FillIn.CE38];-1)" office:value-type="float" office:value="-1" calcext:value-type="float">
            <text:p>-1</text:p>
          </table:table-cell>
          <table:table-cell table:formula="of:=IF([$FillIn.CF38]&lt;&gt;&quot;&quot;;[$FillIn.CF38];-1)" office:value-type="float" office:value="-1" calcext:value-type="float">
            <text:p>-1</text:p>
          </table:table-cell>
          <table:table-cell table:formula="of:=IF([$FillIn.CG38]&lt;&gt;&quot;&quot;;[$FillIn.CG38];-1)" office:value-type="float" office:value="14" calcext:value-type="float">
            <text:p>14</text:p>
          </table:table-cell>
          <table:table-cell table:formula="of:=IF([$FillIn.CH38]&lt;&gt;&quot;&quot;;[$FillIn.CH38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9]&lt;&gt;&quot;&quot;;[$FillIn.A39];-1)" office:value-type="float" office:value="10" calcext:value-type="float">
            <text:p>10</text:p>
          </table:table-cell>
          <table:table-cell table:formula="of:=IF([$FillIn.B39]&lt;&gt;&quot;&quot;;[$FillIn.B39];-1)" office:value-type="float" office:value="-1" calcext:value-type="float">
            <text:p>-1</text:p>
          </table:table-cell>
          <table:table-cell table:formula="of:=IF([$FillIn.C39]&lt;&gt;&quot;&quot;;[$FillIn.C39];-1)" office:value-type="float" office:value="-1" calcext:value-type="float">
            <text:p>-1</text:p>
          </table:table-cell>
          <table:table-cell table:formula="of:=IF([$FillIn.D39]&lt;&gt;&quot;&quot;;[$FillIn.D39];-1)" office:value-type="float" office:value="-1" calcext:value-type="float">
            <text:p>-1</text:p>
          </table:table-cell>
          <table:table-cell table:formula="of:=IF([$FillIn.E39]&lt;&gt;&quot;&quot;;[$FillIn.E39];-1)" office:value-type="float" office:value="-1" calcext:value-type="float">
            <text:p>-1</text:p>
          </table:table-cell>
          <table:table-cell table:formula="of:=IF([$FillIn.F39]&lt;&gt;&quot;&quot;;[$FillIn.F39];-1)" office:value-type="float" office:value="-1" calcext:value-type="float">
            <text:p>-1</text:p>
          </table:table-cell>
          <table:table-cell table:formula="of:=IF([$FillIn.G39]&lt;&gt;&quot;&quot;;[$FillIn.G39];-1)" office:value-type="float" office:value="-1" calcext:value-type="float">
            <text:p>-1</text:p>
          </table:table-cell>
          <table:table-cell table:formula="of:=IF([$FillIn.H39]&lt;&gt;&quot;&quot;;[$FillIn.H39];-1)" office:value-type="float" office:value="-1" calcext:value-type="float">
            <text:p>-1</text:p>
          </table:table-cell>
          <table:table-cell table:formula="of:=IF([$FillIn.I39]&lt;&gt;&quot;&quot;;[$FillIn.I39];-1)" office:value-type="float" office:value="-1" calcext:value-type="float">
            <text:p>-1</text:p>
          </table:table-cell>
          <table:table-cell table:formula="of:=IF([$FillIn.J39]&lt;&gt;&quot;&quot;;[$FillIn.J39];-1)" office:value-type="float" office:value="-1" calcext:value-type="float">
            <text:p>-1</text:p>
          </table:table-cell>
          <table:table-cell table:formula="of:=IF([$FillIn.K39]&lt;&gt;&quot;&quot;;[$FillIn.K39];-1)" office:value-type="float" office:value="-1" calcext:value-type="float">
            <text:p>-1</text:p>
          </table:table-cell>
          <table:table-cell table:formula="of:=IF([$FillIn.L39]&lt;&gt;&quot;&quot;;[$FillIn.L39];-1)" office:value-type="float" office:value="-1" calcext:value-type="float">
            <text:p>-1</text:p>
          </table:table-cell>
          <table:table-cell table:formula="of:=IF([$FillIn.M39]&lt;&gt;&quot;&quot;;[$FillIn.M39];-1)" office:value-type="float" office:value="-1" calcext:value-type="float">
            <text:p>-1</text:p>
          </table:table-cell>
          <table:table-cell table:formula="of:=IF([$FillIn.N39]&lt;&gt;&quot;&quot;;[$FillIn.N39];-1)" office:value-type="float" office:value="-1" calcext:value-type="float">
            <text:p>-1</text:p>
          </table:table-cell>
          <table:table-cell table:formula="of:=IF([$FillIn.O39]&lt;&gt;&quot;&quot;;[$FillIn.O39];-1)" office:value-type="float" office:value="-1" calcext:value-type="float">
            <text:p>-1</text:p>
          </table:table-cell>
          <table:table-cell table:formula="of:=IF([$FillIn.P39]&lt;&gt;&quot;&quot;;[$FillIn.P39];-1)" office:value-type="float" office:value="-1" calcext:value-type="float">
            <text:p>-1</text:p>
          </table:table-cell>
          <table:table-cell table:formula="of:=IF([$FillIn.Q39]&lt;&gt;&quot;&quot;;[$FillIn.Q39];-1)" office:value-type="float" office:value="226" calcext:value-type="float">
            <text:p>226</text:p>
          </table:table-cell>
          <table:table-cell table:formula="of:=IF([$FillIn.R39]&lt;&gt;&quot;&quot;;[$FillIn.R39];-1)" office:value-type="float" office:value="-1" calcext:value-type="float">
            <text:p>-1</text:p>
          </table:table-cell>
          <table:table-cell table:formula="of:=IF([$FillIn.S39]&lt;&gt;&quot;&quot;;[$FillIn.S39];-1)" office:value-type="float" office:value="-1" calcext:value-type="float">
            <text:p>-1</text:p>
          </table:table-cell>
          <table:table-cell table:formula="of:=IF([$FillIn.T39]&lt;&gt;&quot;&quot;;[$FillIn.T39];-1)" office:value-type="float" office:value="-1" calcext:value-type="float">
            <text:p>-1</text:p>
          </table:table-cell>
          <table:table-cell table:formula="of:=IF([$FillIn.U39]&lt;&gt;&quot;&quot;;[$FillIn.U39];-1)" office:value-type="float" office:value="-1" calcext:value-type="float">
            <text:p>-1</text:p>
          </table:table-cell>
          <table:table-cell table:formula="of:=IF([$FillIn.V39]&lt;&gt;&quot;&quot;;[$FillIn.V39];-1)" office:value-type="float" office:value="-1" calcext:value-type="float">
            <text:p>-1</text:p>
          </table:table-cell>
          <table:table-cell table:formula="of:=IF([$FillIn.W39]&lt;&gt;&quot;&quot;;[$FillIn.W39];-1)" office:value-type="float" office:value="221" calcext:value-type="float">
            <text:p>221</text:p>
          </table:table-cell>
          <table:table-cell table:formula="of:=IF([$FillIn.X39]&lt;&gt;&quot;&quot;;[$FillIn.X39];-1)" office:value-type="float" office:value="-1" calcext:value-type="float">
            <text:p>-1</text:p>
          </table:table-cell>
          <table:table-cell table:formula="of:=IF([$FillIn.Y39]&lt;&gt;&quot;&quot;;[$FillIn.Y39];-1)" office:value-type="float" office:value="-1" calcext:value-type="float">
            <text:p>-1</text:p>
          </table:table-cell>
          <table:table-cell table:formula="of:=IF([$FillIn.Z39]&lt;&gt;&quot;&quot;;[$FillIn.Z39];-1)" office:value-type="float" office:value="-1" calcext:value-type="float">
            <text:p>-1</text:p>
          </table:table-cell>
          <table:table-cell table:formula="of:=IF([$FillIn.AA39]&lt;&gt;&quot;&quot;;[$FillIn.AA39];-1)" office:value-type="float" office:value="-1" calcext:value-type="float">
            <text:p>-1</text:p>
          </table:table-cell>
          <table:table-cell table:formula="of:=IF([$FillIn.AB39]&lt;&gt;&quot;&quot;;[$FillIn.AB39];-1)" office:value-type="float" office:value="157" calcext:value-type="float">
            <text:p>157</text:p>
          </table:table-cell>
          <table:table-cell table:formula="of:=IF([$FillIn.AC39]&lt;&gt;&quot;&quot;;[$FillIn.AC39];-1)" office:value-type="float" office:value="-1" calcext:value-type="float">
            <text:p>-1</text:p>
          </table:table-cell>
          <table:table-cell table:formula="of:=IF([$FillIn.AD39]&lt;&gt;&quot;&quot;;[$FillIn.AD39];-1)" office:value-type="float" office:value="-1" calcext:value-type="float">
            <text:p>-1</text:p>
          </table:table-cell>
          <table:table-cell table:formula="of:=IF([$FillIn.AE39]&lt;&gt;&quot;&quot;;[$FillIn.AE39];-1)" office:value-type="float" office:value="-1" calcext:value-type="float">
            <text:p>-1</text:p>
          </table:table-cell>
          <table:table-cell table:formula="of:=IF([$FillIn.AF39]&lt;&gt;&quot;&quot;;[$FillIn.AF39];-1)" office:value-type="float" office:value="153" calcext:value-type="float">
            <text:p>153</text:p>
          </table:table-cell>
          <table:table-cell table:formula="of:=IF([$FillIn.AG39]&lt;&gt;&quot;&quot;;[$FillIn.AG39];-1)" office:value-type="float" office:value="-1" calcext:value-type="float">
            <text:p>-1</text:p>
          </table:table-cell>
          <table:table-cell table:formula="of:=IF([$FillIn.AH39]&lt;&gt;&quot;&quot;;[$FillIn.AH39];-1)" office:value-type="float" office:value="-1" calcext:value-type="float">
            <text:p>-1</text:p>
          </table:table-cell>
          <table:table-cell table:formula="of:=IF([$FillIn.AI39]&lt;&gt;&quot;&quot;;[$FillIn.AI39];-1)" office:value-type="float" office:value="-1" calcext:value-type="float">
            <text:p>-1</text:p>
          </table:table-cell>
          <table:table-cell table:formula="of:=IF([$FillIn.AJ39]&lt;&gt;&quot;&quot;;[$FillIn.AJ39];-1)" office:value-type="float" office:value="-1" calcext:value-type="float">
            <text:p>-1</text:p>
          </table:table-cell>
          <table:table-cell table:formula="of:=IF([$FillIn.AK39]&lt;&gt;&quot;&quot;;[$FillIn.AK39];-1)" office:value-type="float" office:value="-1" calcext:value-type="float">
            <text:p>-1</text:p>
          </table:table-cell>
          <table:table-cell table:formula="of:=IF([$FillIn.AL39]&lt;&gt;&quot;&quot;;[$FillIn.AL39];-1)" office:value-type="float" office:value="-1" calcext:value-type="float">
            <text:p>-1</text:p>
          </table:table-cell>
          <table:table-cell table:formula="of:=IF([$FillIn.AM39]&lt;&gt;&quot;&quot;;[$FillIn.AM39];-1)" office:value-type="float" office:value="-1" calcext:value-type="float">
            <text:p>-1</text:p>
          </table:table-cell>
          <table:table-cell table:formula="of:=IF([$FillIn.AN39]&lt;&gt;&quot;&quot;;[$FillIn.AN39];-1)" office:value-type="float" office:value="-1" calcext:value-type="float">
            <text:p>-1</text:p>
          </table:table-cell>
          <table:table-cell table:formula="of:=IF([$FillIn.AO39]&lt;&gt;&quot;&quot;;[$FillIn.AO39];-1)" office:value-type="float" office:value="135" calcext:value-type="float">
            <text:p>135</text:p>
          </table:table-cell>
          <table:table-cell table:formula="of:=IF([$FillIn.AP39]&lt;&gt;&quot;&quot;;[$FillIn.AP39];-1)" office:value-type="float" office:value="-1" calcext:value-type="float">
            <text:p>-1</text:p>
          </table:table-cell>
          <table:table-cell table:formula="of:=IF([$FillIn.AQ39]&lt;&gt;&quot;&quot;;[$FillIn.AQ39];-1)" office:value-type="float" office:value="-1" calcext:value-type="float">
            <text:p>-1</text:p>
          </table:table-cell>
          <table:table-cell table:formula="of:=IF([$FillIn.AR39]&lt;&gt;&quot;&quot;;[$FillIn.AR39];-1)" office:value-type="float" office:value="-1" calcext:value-type="float">
            <text:p>-1</text:p>
          </table:table-cell>
          <table:table-cell table:formula="of:=IF([$FillIn.AS39]&lt;&gt;&quot;&quot;;[$FillIn.AS39];-1)" office:value-type="float" office:value="131" calcext:value-type="float">
            <text:p>131</text:p>
          </table:table-cell>
          <table:table-cell table:formula="of:=IF([$FillIn.AT39]&lt;&gt;&quot;&quot;;[$FillIn.AT39];-1)" office:value-type="float" office:value="-1" calcext:value-type="float">
            <text:p>-1</text:p>
          </table:table-cell>
          <table:table-cell table:formula="of:=IF([$FillIn.AU39]&lt;&gt;&quot;&quot;;[$FillIn.AU39];-1)" office:value-type="float" office:value="-1" calcext:value-type="float">
            <text:p>-1</text:p>
          </table:table-cell>
          <table:table-cell table:formula="of:=IF([$FillIn.AV39]&lt;&gt;&quot;&quot;;[$FillIn.AV39];-1)" office:value-type="float" office:value="-1" calcext:value-type="float">
            <text:p>-1</text:p>
          </table:table-cell>
          <table:table-cell table:formula="of:=IF([$FillIn.AW39]&lt;&gt;&quot;&quot;;[$FillIn.AW39];-1)" office:value-type="float" office:value="-1" calcext:value-type="float">
            <text:p>-1</text:p>
          </table:table-cell>
          <table:table-cell table:formula="of:=IF([$FillIn.AX39]&lt;&gt;&quot;&quot;;[$FillIn.AX39];-1)" office:value-type="float" office:value="-1" calcext:value-type="float">
            <text:p>-1</text:p>
          </table:table-cell>
          <table:table-cell table:formula="of:=IF([$FillIn.AY39]&lt;&gt;&quot;&quot;;[$FillIn.AY39];-1)" office:value-type="float" office:value="-1" calcext:value-type="float">
            <text:p>-1</text:p>
          </table:table-cell>
          <table:table-cell table:formula="of:=IF([$FillIn.AZ39]&lt;&gt;&quot;&quot;;[$FillIn.AZ39];-1)" office:value-type="float" office:value="73" calcext:value-type="float">
            <text:p>73</text:p>
          </table:table-cell>
          <table:table-cell table:formula="of:=IF([$FillIn.BA39]&lt;&gt;&quot;&quot;;[$FillIn.BA39];-1)" office:value-type="float" office:value="-1" calcext:value-type="float">
            <text:p>-1</text:p>
          </table:table-cell>
          <table:table-cell table:formula="of:=IF([$FillIn.BB39]&lt;&gt;&quot;&quot;;[$FillIn.BB39];-1)" office:value-type="float" office:value="76" calcext:value-type="float">
            <text:p>76</text:p>
          </table:table-cell>
          <table:table-cell table:formula="of:=IF([$FillIn.BC39]&lt;&gt;&quot;&quot;;[$FillIn.BC39];-1)" office:value-type="float" office:value="111" calcext:value-type="float">
            <text:p>111</text:p>
          </table:table-cell>
          <table:table-cell table:formula="of:=IF([$FillIn.BD39]&lt;&gt;&quot;&quot;;[$FillIn.BD39];-1)" office:value-type="float" office:value="-1" calcext:value-type="float">
            <text:p>-1</text:p>
          </table:table-cell>
          <table:table-cell table:formula="of:=IF([$FillIn.BE39]&lt;&gt;&quot;&quot;;[$FillIn.BE39];-1)" office:value-type="float" office:value="-1" calcext:value-type="float">
            <text:p>-1</text:p>
          </table:table-cell>
          <table:table-cell table:formula="of:=IF([$FillIn.BF39]&lt;&gt;&quot;&quot;;[$FillIn.BF39];-1)" office:value-type="float" office:value="-1" calcext:value-type="float">
            <text:p>-1</text:p>
          </table:table-cell>
          <table:table-cell table:formula="of:=IF([$FillIn.BG39]&lt;&gt;&quot;&quot;;[$FillIn.BG39];-1)" office:value-type="float" office:value="-1" calcext:value-type="float">
            <text:p>-1</text:p>
          </table:table-cell>
          <table:table-cell table:formula="of:=IF([$FillIn.BH39]&lt;&gt;&quot;&quot;;[$FillIn.BH39];-1)" office:value-type="float" office:value="-1" calcext:value-type="float">
            <text:p>-1</text:p>
          </table:table-cell>
          <table:table-cell table:formula="of:=IF([$FillIn.BI39]&lt;&gt;&quot;&quot;;[$FillIn.BI39];-1)" office:value-type="float" office:value="-1" calcext:value-type="float">
            <text:p>-1</text:p>
          </table:table-cell>
          <table:table-cell table:formula="of:=IF([$FillIn.BJ39]&lt;&gt;&quot;&quot;;[$FillIn.BJ39];-1)" office:value-type="float" office:value="-1" calcext:value-type="float">
            <text:p>-1</text:p>
          </table:table-cell>
          <table:table-cell table:formula="of:=IF([$FillIn.BK39]&lt;&gt;&quot;&quot;;[$FillIn.BK39];-1)" office:value-type="float" office:value="-1" calcext:value-type="float">
            <text:p>-1</text:p>
          </table:table-cell>
          <table:table-cell table:formula="of:=IF([$FillIn.BL39]&lt;&gt;&quot;&quot;;[$FillIn.BL39];-1)" office:value-type="float" office:value="-1" calcext:value-type="float">
            <text:p>-1</text:p>
          </table:table-cell>
          <table:table-cell table:formula="of:=IF([$FillIn.BM39]&lt;&gt;&quot;&quot;;[$FillIn.BM39];-1)" office:value-type="float" office:value="-1" calcext:value-type="float">
            <text:p>-1</text:p>
          </table:table-cell>
          <table:table-cell table:formula="of:=IF([$FillIn.BN39]&lt;&gt;&quot;&quot;;[$FillIn.BN39];-1)" office:value-type="float" office:value="-1" calcext:value-type="float">
            <text:p>-1</text:p>
          </table:table-cell>
          <table:table-cell table:formula="of:=IF([$FillIn.BO39]&lt;&gt;&quot;&quot;;[$FillIn.BO39];-1)" office:value-type="float" office:value="-1" calcext:value-type="float">
            <text:p>-1</text:p>
          </table:table-cell>
          <table:table-cell table:formula="of:=IF([$FillIn.BP39]&lt;&gt;&quot;&quot;;[$FillIn.BP39];-1)" office:value-type="float" office:value="-1" calcext:value-type="float">
            <text:p>-1</text:p>
          </table:table-cell>
          <table:table-cell table:formula="of:=IF([$FillIn.BQ39]&lt;&gt;&quot;&quot;;[$FillIn.BQ39];-1)" office:value-type="float" office:value="-1" calcext:value-type="float">
            <text:p>-1</text:p>
          </table:table-cell>
          <table:table-cell table:formula="of:=IF([$FillIn.BR39]&lt;&gt;&quot;&quot;;[$FillIn.BR39];-1)" office:value-type="float" office:value="-1" calcext:value-type="float">
            <text:p>-1</text:p>
          </table:table-cell>
          <table:table-cell table:formula="of:=IF([$FillIn.BS39]&lt;&gt;&quot;&quot;;[$FillIn.BS39];-1)" office:value-type="float" office:value="-1" calcext:value-type="float">
            <text:p>-1</text:p>
          </table:table-cell>
          <table:table-cell table:formula="of:=IF([$FillIn.BT39]&lt;&gt;&quot;&quot;;[$FillIn.BT39];-1)" office:value-type="float" office:value="477" calcext:value-type="float">
            <text:p>477</text:p>
          </table:table-cell>
          <table:table-cell table:formula="of:=IF([$FillIn.BU39]&lt;&gt;&quot;&quot;;[$FillIn.BU39];-1)" office:value-type="float" office:value="1" calcext:value-type="float">
            <text:p>1</text:p>
          </table:table-cell>
          <table:table-cell table:formula="of:=IF([$FillIn.BV39]&lt;&gt;&quot;&quot;;[$FillIn.BV39];-1)" office:value-type="float" office:value="-1" calcext:value-type="float">
            <text:p>-1</text:p>
          </table:table-cell>
          <table:table-cell table:formula="of:=IF([$FillIn.BW39]&lt;&gt;&quot;&quot;;[$FillIn.BW39];-1)" office:value-type="float" office:value="-1" calcext:value-type="float">
            <text:p>-1</text:p>
          </table:table-cell>
          <table:table-cell table:formula="of:=IF([$FillIn.BX39]&lt;&gt;&quot;&quot;;[$FillIn.BX39];-1)" office:value-type="float" office:value="-1" calcext:value-type="float">
            <text:p>-1</text:p>
          </table:table-cell>
          <table:table-cell table:formula="of:=IF([$FillIn.BY39]&lt;&gt;&quot;&quot;;[$FillIn.BY39];-1)" office:value-type="float" office:value="-1" calcext:value-type="float">
            <text:p>-1</text:p>
          </table:table-cell>
          <table:table-cell table:formula="of:=IF([$FillIn.BZ39]&lt;&gt;&quot;&quot;;[$FillIn.BZ39];-1)" office:value-type="float" office:value="-1" calcext:value-type="float">
            <text:p>-1</text:p>
          </table:table-cell>
          <table:table-cell table:formula="of:=IF([$FillIn.CA39]&lt;&gt;&quot;&quot;;[$FillIn.CA39];-1)" office:value-type="float" office:value="-1" calcext:value-type="float">
            <text:p>-1</text:p>
          </table:table-cell>
          <table:table-cell table:formula="of:=IF([$FillIn.CB39]&lt;&gt;&quot;&quot;;[$FillIn.CB39];-1)" office:value-type="float" office:value="-1" calcext:value-type="float">
            <text:p>-1</text:p>
          </table:table-cell>
          <table:table-cell table:formula="of:=IF([$FillIn.CC39]&lt;&gt;&quot;&quot;;[$FillIn.CC39];-1)" office:value-type="float" office:value="-1" calcext:value-type="float">
            <text:p>-1</text:p>
          </table:table-cell>
          <table:table-cell table:formula="of:=IF([$FillIn.CD39]&lt;&gt;&quot;&quot;;[$FillIn.CD39];-1)" office:value-type="float" office:value="-1" calcext:value-type="float">
            <text:p>-1</text:p>
          </table:table-cell>
          <table:table-cell table:formula="of:=IF([$FillIn.CE39]&lt;&gt;&quot;&quot;;[$FillIn.CE39];-1)" office:value-type="float" office:value="-1" calcext:value-type="float">
            <text:p>-1</text:p>
          </table:table-cell>
          <table:table-cell table:formula="of:=IF([$FillIn.CF39]&lt;&gt;&quot;&quot;;[$FillIn.CF39];-1)" office:value-type="float" office:value="-1" calcext:value-type="float">
            <text:p>-1</text:p>
          </table:table-cell>
          <table:table-cell table:formula="of:=IF([$FillIn.CG39]&lt;&gt;&quot;&quot;;[$FillIn.CG39];-1)" office:value-type="float" office:value="15" calcext:value-type="float">
            <text:p>15</text:p>
          </table:table-cell>
          <table:table-cell table:formula="of:=IF([$FillIn.CH39]&lt;&gt;&quot;&quot;;[$FillIn.CH39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40]&lt;&gt;&quot;&quot;;[$FillIn.A40];-1)" office:value-type="float" office:value="9" calcext:value-type="float">
            <text:p>9</text:p>
          </table:table-cell>
          <table:table-cell table:formula="of:=IF([$FillIn.B40]&lt;&gt;&quot;&quot;;[$FillIn.B40];-1)" office:value-type="float" office:value="-1" calcext:value-type="float">
            <text:p>-1</text:p>
          </table:table-cell>
          <table:table-cell table:formula="of:=IF([$FillIn.C40]&lt;&gt;&quot;&quot;;[$FillIn.C40];-1)" office:value-type="float" office:value="-1" calcext:value-type="float">
            <text:p>-1</text:p>
          </table:table-cell>
          <table:table-cell table:formula="of:=IF([$FillIn.D40]&lt;&gt;&quot;&quot;;[$FillIn.D40];-1)" office:value-type="float" office:value="-1" calcext:value-type="float">
            <text:p>-1</text:p>
          </table:table-cell>
          <table:table-cell table:formula="of:=IF([$FillIn.E40]&lt;&gt;&quot;&quot;;[$FillIn.E40];-1)" office:value-type="float" office:value="-1" calcext:value-type="float">
            <text:p>-1</text:p>
          </table:table-cell>
          <table:table-cell table:formula="of:=IF([$FillIn.F40]&lt;&gt;&quot;&quot;;[$FillIn.F40];-1)" office:value-type="float" office:value="-1" calcext:value-type="float">
            <text:p>-1</text:p>
          </table:table-cell>
          <table:table-cell table:formula="of:=IF([$FillIn.G40]&lt;&gt;&quot;&quot;;[$FillIn.G40];-1)" office:value-type="float" office:value="-1" calcext:value-type="float">
            <text:p>-1</text:p>
          </table:table-cell>
          <table:table-cell table:formula="of:=IF([$FillIn.H40]&lt;&gt;&quot;&quot;;[$FillIn.H40];-1)" office:value-type="float" office:value="-1" calcext:value-type="float">
            <text:p>-1</text:p>
          </table:table-cell>
          <table:table-cell table:formula="of:=IF([$FillIn.I40]&lt;&gt;&quot;&quot;;[$FillIn.I40];-1)" office:value-type="float" office:value="-1" calcext:value-type="float">
            <text:p>-1</text:p>
          </table:table-cell>
          <table:table-cell table:formula="of:=IF([$FillIn.J40]&lt;&gt;&quot;&quot;;[$FillIn.J40];-1)" office:value-type="float" office:value="-1" calcext:value-type="float">
            <text:p>-1</text:p>
          </table:table-cell>
          <table:table-cell table:formula="of:=IF([$FillIn.K40]&lt;&gt;&quot;&quot;;[$FillIn.K40];-1)" office:value-type="float" office:value="-1" calcext:value-type="float">
            <text:p>-1</text:p>
          </table:table-cell>
          <table:table-cell table:formula="of:=IF([$FillIn.L40]&lt;&gt;&quot;&quot;;[$FillIn.L40];-1)" office:value-type="float" office:value="-1" calcext:value-type="float">
            <text:p>-1</text:p>
          </table:table-cell>
          <table:table-cell table:formula="of:=IF([$FillIn.M40]&lt;&gt;&quot;&quot;;[$FillIn.M40];-1)" office:value-type="float" office:value="-1" calcext:value-type="float">
            <text:p>-1</text:p>
          </table:table-cell>
          <table:table-cell table:formula="of:=IF([$FillIn.N40]&lt;&gt;&quot;&quot;;[$FillIn.N40];-1)" office:value-type="float" office:value="-1" calcext:value-type="float">
            <text:p>-1</text:p>
          </table:table-cell>
          <table:table-cell table:formula="of:=IF([$FillIn.O40]&lt;&gt;&quot;&quot;;[$FillIn.O40];-1)" office:value-type="float" office:value="-1" calcext:value-type="float">
            <text:p>-1</text:p>
          </table:table-cell>
          <table:table-cell table:formula="of:=IF([$FillIn.P40]&lt;&gt;&quot;&quot;;[$FillIn.P40];-1)" office:value-type="float" office:value="-1" calcext:value-type="float">
            <text:p>-1</text:p>
          </table:table-cell>
          <table:table-cell table:formula="of:=IF([$FillIn.Q40]&lt;&gt;&quot;&quot;;[$FillIn.Q40];-1)" office:value-type="float" office:value="-1" calcext:value-type="float">
            <text:p>-1</text:p>
          </table:table-cell>
          <table:table-cell table:formula="of:=IF([$FillIn.R40]&lt;&gt;&quot;&quot;;[$FillIn.R40];-1)" office:value-type="float" office:value="-1" calcext:value-type="float">
            <text:p>-1</text:p>
          </table:table-cell>
          <table:table-cell table:formula="of:=IF([$FillIn.S40]&lt;&gt;&quot;&quot;;[$FillIn.S40];-1)" office:value-type="float" office:value="225" calcext:value-type="float">
            <text:p>225</text:p>
          </table:table-cell>
          <table:table-cell table:formula="of:=IF([$FillIn.T40]&lt;&gt;&quot;&quot;;[$FillIn.T40];-1)" office:value-type="float" office:value="224" calcext:value-type="float">
            <text:p>224</text:p>
          </table:table-cell>
          <table:table-cell table:formula="of:=IF([$FillIn.U40]&lt;&gt;&quot;&quot;;[$FillIn.U40];-1)" office:value-type="float" office:value="223" calcext:value-type="float">
            <text:p>223</text:p>
          </table:table-cell>
          <table:table-cell table:formula="of:=IF([$FillIn.V40]&lt;&gt;&quot;&quot;;[$FillIn.V40];-1)" office:value-type="float" office:value="222" calcext:value-type="float">
            <text:p>222</text:p>
          </table:table-cell>
          <table:table-cell table:formula="of:=IF([$FillIn.W40]&lt;&gt;&quot;&quot;;[$FillIn.W40];-1)" office:value-type="float" office:value="-1" calcext:value-type="float">
            <text:p>-1</text:p>
          </table:table-cell>
          <table:table-cell table:formula="of:=IF([$FillIn.X40]&lt;&gt;&quot;&quot;;[$FillIn.X40];-1)" office:value-type="float" office:value="-1" calcext:value-type="float">
            <text:p>-1</text:p>
          </table:table-cell>
          <table:table-cell table:formula="of:=IF([$FillIn.Y40]&lt;&gt;&quot;&quot;;[$FillIn.Y40];-1)" office:value-type="float" office:value="-1" calcext:value-type="float">
            <text:p>-1</text:p>
          </table:table-cell>
          <table:table-cell table:formula="of:=IF([$FillIn.Z40]&lt;&gt;&quot;&quot;;[$FillIn.Z40];-1)" office:value-type="float" office:value="-1" calcext:value-type="float">
            <text:p>-1</text:p>
          </table:table-cell>
          <table:table-cell table:formula="of:=IF([$FillIn.AA40]&lt;&gt;&quot;&quot;;[$FillIn.AA40];-1)" office:value-type="float" office:value="-1" calcext:value-type="float">
            <text:p>-1</text:p>
          </table:table-cell>
          <table:table-cell table:formula="of:=IF([$FillIn.AB40]&lt;&gt;&quot;&quot;;[$FillIn.AB40];-1)" office:value-type="float" office:value="-1" calcext:value-type="float">
            <text:p>-1</text:p>
          </table:table-cell>
          <table:table-cell table:formula="of:=IF([$FillIn.AC40]&lt;&gt;&quot;&quot;;[$FillIn.AC40];-1)" office:value-type="float" office:value="156" calcext:value-type="float">
            <text:p>156</text:p>
          </table:table-cell>
          <table:table-cell table:formula="of:=IF([$FillIn.AD40]&lt;&gt;&quot;&quot;;[$FillIn.AD40];-1)" office:value-type="float" office:value="155" calcext:value-type="float">
            <text:p>155</text:p>
          </table:table-cell>
          <table:table-cell table:formula="of:=IF([$FillIn.AE40]&lt;&gt;&quot;&quot;;[$FillIn.AE40];-1)" office:value-type="float" office:value="154" calcext:value-type="float">
            <text:p>154</text:p>
          </table:table-cell>
          <table:table-cell table:formula="of:=IF([$FillIn.AF40]&lt;&gt;&quot;&quot;;[$FillIn.AF40];-1)" office:value-type="float" office:value="-1" calcext:value-type="float">
            <text:p>-1</text:p>
          </table:table-cell>
          <table:table-cell table:formula="of:=IF([$FillIn.AG40]&lt;&gt;&quot;&quot;;[$FillIn.AG40];-1)" office:value-type="float" office:value="-1" calcext:value-type="float">
            <text:p>-1</text:p>
          </table:table-cell>
          <table:table-cell table:formula="of:=IF([$FillIn.AH40]&lt;&gt;&quot;&quot;;[$FillIn.AH40];-1)" office:value-type="float" office:value="-1" calcext:value-type="float">
            <text:p>-1</text:p>
          </table:table-cell>
          <table:table-cell table:formula="of:=IF([$FillIn.AI40]&lt;&gt;&quot;&quot;;[$FillIn.AI40];-1)" office:value-type="float" office:value="-1" calcext:value-type="float">
            <text:p>-1</text:p>
          </table:table-cell>
          <table:table-cell table:formula="of:=IF([$FillIn.AJ40]&lt;&gt;&quot;&quot;;[$FillIn.AJ40];-1)" office:value-type="float" office:value="-1" calcext:value-type="float">
            <text:p>-1</text:p>
          </table:table-cell>
          <table:table-cell table:formula="of:=IF([$FillIn.AK40]&lt;&gt;&quot;&quot;;[$FillIn.AK40];-1)" office:value-type="float" office:value="-1" calcext:value-type="float">
            <text:p>-1</text:p>
          </table:table-cell>
          <table:table-cell table:formula="of:=IF([$FillIn.AL40]&lt;&gt;&quot;&quot;;[$FillIn.AL40];-1)" office:value-type="float" office:value="-1" calcext:value-type="float">
            <text:p>-1</text:p>
          </table:table-cell>
          <table:table-cell table:formula="of:=IF([$FillIn.AM40]&lt;&gt;&quot;&quot;;[$FillIn.AM40];-1)" office:value-type="float" office:value="-1" calcext:value-type="float">
            <text:p>-1</text:p>
          </table:table-cell>
          <table:table-cell table:formula="of:=IF([$FillIn.AN40]&lt;&gt;&quot;&quot;;[$FillIn.AN40];-1)" office:value-type="float" office:value="-1" calcext:value-type="float">
            <text:p>-1</text:p>
          </table:table-cell>
          <table:table-cell table:formula="of:=IF([$FillIn.AO40]&lt;&gt;&quot;&quot;;[$FillIn.AO40];-1)" office:value-type="float" office:value="-1" calcext:value-type="float">
            <text:p>-1</text:p>
          </table:table-cell>
          <table:table-cell table:formula="of:=IF([$FillIn.AP40]&lt;&gt;&quot;&quot;;[$FillIn.AP40];-1)" office:value-type="float" office:value="134" calcext:value-type="float">
            <text:p>134</text:p>
          </table:table-cell>
          <table:table-cell table:formula="of:=IF([$FillIn.AQ40]&lt;&gt;&quot;&quot;;[$FillIn.AQ40];-1)" office:value-type="float" office:value="133" calcext:value-type="float">
            <text:p>133</text:p>
          </table:table-cell>
          <table:table-cell table:formula="of:=IF([$FillIn.AR40]&lt;&gt;&quot;&quot;;[$FillIn.AR40];-1)" office:value-type="float" office:value="132" calcext:value-type="float">
            <text:p>132</text:p>
          </table:table-cell>
          <table:table-cell table:formula="of:=IF([$FillIn.AS40]&lt;&gt;&quot;&quot;;[$FillIn.AS40];-1)" office:value-type="float" office:value="-1" calcext:value-type="float">
            <text:p>-1</text:p>
          </table:table-cell>
          <table:table-cell table:formula="of:=IF([$FillIn.AT40]&lt;&gt;&quot;&quot;;[$FillIn.AT40];-1)" office:value-type="float" office:value="-1" calcext:value-type="float">
            <text:p>-1</text:p>
          </table:table-cell>
          <table:table-cell table:formula="of:=IF([$FillIn.AU40]&lt;&gt;&quot;&quot;;[$FillIn.AU40];-1)" office:value-type="float" office:value="-1" calcext:value-type="float">
            <text:p>-1</text:p>
          </table:table-cell>
          <table:table-cell table:formula="of:=IF([$FillIn.AV40]&lt;&gt;&quot;&quot;;[$FillIn.AV40];-1)" office:value-type="float" office:value="-1" calcext:value-type="float">
            <text:p>-1</text:p>
          </table:table-cell>
          <table:table-cell table:formula="of:=IF([$FillIn.AW40]&lt;&gt;&quot;&quot;;[$FillIn.AW40];-1)" office:value-type="float" office:value="-1" calcext:value-type="float">
            <text:p>-1</text:p>
          </table:table-cell>
          <table:table-cell table:formula="of:=IF([$FillIn.AX40]&lt;&gt;&quot;&quot;;[$FillIn.AX40];-1)" office:value-type="float" office:value="-1" calcext:value-type="float">
            <text:p>-1</text:p>
          </table:table-cell>
          <table:table-cell table:formula="of:=IF([$FillIn.AY40]&lt;&gt;&quot;&quot;;[$FillIn.AY40];-1)" office:value-type="float" office:value="72" calcext:value-type="float">
            <text:p>72</text:p>
          </table:table-cell>
          <table:table-cell table:formula="of:=IF([$FillIn.AZ40]&lt;&gt;&quot;&quot;;[$FillIn.AZ40];-1)" office:value-type="float" office:value="-1" calcext:value-type="float">
            <text:p>-1</text:p>
          </table:table-cell>
          <table:table-cell table:formula="of:=IF([$FillIn.BA40]&lt;&gt;&quot;&quot;;[$FillIn.BA40];-1)" office:value-type="float" office:value="-1" calcext:value-type="float">
            <text:p>-1</text:p>
          </table:table-cell>
          <table:table-cell table:formula="of:=IF([$FillIn.BB40]&lt;&gt;&quot;&quot;;[$FillIn.BB40];-1)" office:value-type="float" office:value="77" calcext:value-type="float">
            <text:p>77</text:p>
          </table:table-cell>
          <table:table-cell table:formula="of:=IF([$FillIn.BC40]&lt;&gt;&quot;&quot;;[$FillIn.BC40];-1)" office:value-type="float" office:value="-1" calcext:value-type="float">
            <text:p>-1</text:p>
          </table:table-cell>
          <table:table-cell table:formula="of:=IF([$FillIn.BD40]&lt;&gt;&quot;&quot;;[$FillIn.BD40];-1)" office:value-type="float" office:value="110" calcext:value-type="float">
            <text:p>110</text:p>
          </table:table-cell>
          <table:table-cell table:formula="of:=IF([$FillIn.BE40]&lt;&gt;&quot;&quot;;[$FillIn.BE40];-1)" office:value-type="float" office:value="109" calcext:value-type="float">
            <text:p>109</text:p>
          </table:table-cell>
          <table:table-cell table:formula="of:=IF([$FillIn.BF40]&lt;&gt;&quot;&quot;;[$FillIn.BF40];-1)" office:value-type="float" office:value="108" calcext:value-type="float">
            <text:p>108</text:p>
          </table:table-cell>
          <table:table-cell table:formula="of:=IF([$FillIn.BG40]&lt;&gt;&quot;&quot;;[$FillIn.BG40];-1)" office:value-type="float" office:value="107" calcext:value-type="float">
            <text:p>107</text:p>
          </table:table-cell>
          <table:table-cell table:formula="of:=IF([$FillIn.BH40]&lt;&gt;&quot;&quot;;[$FillIn.BH40];-1)" office:value-type="float" office:value="106" calcext:value-type="float">
            <text:p>106</text:p>
          </table:table-cell>
          <table:table-cell table:formula="of:=IF([$FillIn.BI40]&lt;&gt;&quot;&quot;;[$FillIn.BI40];-1)" office:value-type="float" office:value="105" calcext:value-type="float">
            <text:p>105</text:p>
          </table:table-cell>
          <table:table-cell table:formula="of:=IF([$FillIn.BJ40]&lt;&gt;&quot;&quot;;[$FillIn.BJ40];-1)" office:value-type="float" office:value="104" calcext:value-type="float">
            <text:p>104</text:p>
          </table:table-cell>
          <table:table-cell table:formula="of:=IF([$FillIn.BK40]&lt;&gt;&quot;&quot;;[$FillIn.BK40];-1)" office:value-type="float" office:value="103" calcext:value-type="float">
            <text:p>103</text:p>
          </table:table-cell>
          <table:table-cell table:formula="of:=IF([$FillIn.BL40]&lt;&gt;&quot;&quot;;[$FillIn.BL40];-1)" office:value-type="float" office:value="102" calcext:value-type="float">
            <text:p>102</text:p>
          </table:table-cell>
          <table:table-cell table:formula="of:=IF([$FillIn.BM40]&lt;&gt;&quot;&quot;;[$FillIn.BM40];-1)" office:value-type="float" office:value="101" calcext:value-type="float">
            <text:p>101</text:p>
          </table:table-cell>
          <table:table-cell table:formula="of:=IF([$FillIn.BN40]&lt;&gt;&quot;&quot;;[$FillIn.BN40];-1)" office:value-type="float" office:value="100" calcext:value-type="float">
            <text:p>100</text:p>
          </table:table-cell>
          <table:table-cell table:formula="of:=IF([$FillIn.BO40]&lt;&gt;&quot;&quot;;[$FillIn.BO40];-1)" office:value-type="float" office:value="99" calcext:value-type="float">
            <text:p>99</text:p>
          </table:table-cell>
          <table:table-cell table:formula="of:=IF([$FillIn.BP40]&lt;&gt;&quot;&quot;;[$FillIn.BP40];-1)" office:value-type="float" office:value="98" calcext:value-type="float">
            <text:p>98</text:p>
          </table:table-cell>
          <table:table-cell table:formula="of:=IF([$FillIn.BQ40]&lt;&gt;&quot;&quot;;[$FillIn.BQ40];-1)" office:value-type="float" office:value="97" calcext:value-type="float">
            <text:p>97</text:p>
          </table:table-cell>
          <table:table-cell table:formula="of:=IF([$FillIn.BR40]&lt;&gt;&quot;&quot;;[$FillIn.BR40];-1)" office:value-type="float" office:value="96" calcext:value-type="float">
            <text:p>96</text:p>
          </table:table-cell>
          <table:table-cell table:formula="of:=IF([$FillIn.BS40]&lt;&gt;&quot;&quot;;[$FillIn.BS40];-1)" office:value-type="float" office:value="95" calcext:value-type="float">
            <text:p>95</text:p>
          </table:table-cell>
          <table:table-cell table:formula="of:=IF([$FillIn.BT40]&lt;&gt;&quot;&quot;;[$FillIn.BT40];-1)" office:value-type="float" office:value="478" calcext:value-type="float">
            <text:p>478</text:p>
          </table:table-cell>
          <table:table-cell table:formula="of:=IF([$FillIn.BU40]&lt;&gt;&quot;&quot;;[$FillIn.BU40];-1)" office:value-type="float" office:value="0" calcext:value-type="float">
            <text:p>0</text:p>
          </table:table-cell>
          <table:table-cell table:formula="of:=IF([$FillIn.BV40]&lt;&gt;&quot;&quot;;[$FillIn.BV40];-1)" office:value-type="float" office:value="-1" calcext:value-type="float">
            <text:p>-1</text:p>
          </table:table-cell>
          <table:table-cell table:formula="of:=IF([$FillIn.BW40]&lt;&gt;&quot;&quot;;[$FillIn.BW40];-1)" office:value-type="float" office:value="-1" calcext:value-type="float">
            <text:p>-1</text:p>
          </table:table-cell>
          <table:table-cell table:formula="of:=IF([$FillIn.BX40]&lt;&gt;&quot;&quot;;[$FillIn.BX40];-1)" office:value-type="float" office:value="-1" calcext:value-type="float">
            <text:p>-1</text:p>
          </table:table-cell>
          <table:table-cell table:formula="of:=IF([$FillIn.BY40]&lt;&gt;&quot;&quot;;[$FillIn.BY40];-1)" office:value-type="float" office:value="-1" calcext:value-type="float">
            <text:p>-1</text:p>
          </table:table-cell>
          <table:table-cell table:formula="of:=IF([$FillIn.BZ40]&lt;&gt;&quot;&quot;;[$FillIn.BZ40];-1)" office:value-type="float" office:value="-1" calcext:value-type="float">
            <text:p>-1</text:p>
          </table:table-cell>
          <table:table-cell table:formula="of:=IF([$FillIn.CA40]&lt;&gt;&quot;&quot;;[$FillIn.CA40];-1)" office:value-type="float" office:value="-1" calcext:value-type="float">
            <text:p>-1</text:p>
          </table:table-cell>
          <table:table-cell table:formula="of:=IF([$FillIn.CB40]&lt;&gt;&quot;&quot;;[$FillIn.CB40];-1)" office:value-type="float" office:value="-1" calcext:value-type="float">
            <text:p>-1</text:p>
          </table:table-cell>
          <table:table-cell table:formula="of:=IF([$FillIn.CC40]&lt;&gt;&quot;&quot;;[$FillIn.CC40];-1)" office:value-type="float" office:value="-1" calcext:value-type="float">
            <text:p>-1</text:p>
          </table:table-cell>
          <table:table-cell table:formula="of:=IF([$FillIn.CD40]&lt;&gt;&quot;&quot;;[$FillIn.CD40];-1)" office:value-type="float" office:value="-1" calcext:value-type="float">
            <text:p>-1</text:p>
          </table:table-cell>
          <table:table-cell table:formula="of:=IF([$FillIn.CE40]&lt;&gt;&quot;&quot;;[$FillIn.CE40];-1)" office:value-type="float" office:value="-1" calcext:value-type="float">
            <text:p>-1</text:p>
          </table:table-cell>
          <table:table-cell table:formula="of:=IF([$FillIn.CF40]&lt;&gt;&quot;&quot;;[$FillIn.CF40];-1)" office:value-type="float" office:value="-1" calcext:value-type="float">
            <text:p>-1</text:p>
          </table:table-cell>
          <table:table-cell table:formula="of:=IF([$FillIn.CG40]&lt;&gt;&quot;&quot;;[$FillIn.CG40];-1)" office:value-type="float" office:value="-1" calcext:value-type="float">
            <text:p>-1</text:p>
          </table:table-cell>
          <table:table-cell table:formula="of:=IF([$FillIn.CH40]&lt;&gt;&quot;&quot;;[$FillIn.CH40];-1)" office:value-type="float" office:value="16" calcext:value-type="float">
            <text:p>16</text:p>
          </table:table-cell>
          <table:table-cell table:number-columns-repeated="923"/>
        </table:table-row>
        <table:table-row table:style-name="ro1">
          <table:table-cell table:formula="of:=IF([$FillIn.A41]&lt;&gt;&quot;&quot;;[$FillIn.A41];-1)" office:value-type="float" office:value="8" calcext:value-type="float">
            <text:p>8</text:p>
          </table:table-cell>
          <table:table-cell table:formula="of:=IF([$FillIn.B41]&lt;&gt;&quot;&quot;;[$FillIn.B41];-1)" office:value-type="float" office:value="-1" calcext:value-type="float">
            <text:p>-1</text:p>
          </table:table-cell>
          <table:table-cell table:formula="of:=IF([$FillIn.C41]&lt;&gt;&quot;&quot;;[$FillIn.C41];-1)" office:value-type="float" office:value="-1" calcext:value-type="float">
            <text:p>-1</text:p>
          </table:table-cell>
          <table:table-cell table:formula="of:=IF([$FillIn.D41]&lt;&gt;&quot;&quot;;[$FillIn.D41];-1)" office:value-type="float" office:value="-1" calcext:value-type="float">
            <text:p>-1</text:p>
          </table:table-cell>
          <table:table-cell table:formula="of:=IF([$FillIn.E41]&lt;&gt;&quot;&quot;;[$FillIn.E41];-1)" office:value-type="float" office:value="-1" calcext:value-type="float">
            <text:p>-1</text:p>
          </table:table-cell>
          <table:table-cell table:formula="of:=IF([$FillIn.F41]&lt;&gt;&quot;&quot;;[$FillIn.F41];-1)" office:value-type="float" office:value="-1" calcext:value-type="float">
            <text:p>-1</text:p>
          </table:table-cell>
          <table:table-cell table:formula="of:=IF([$FillIn.G41]&lt;&gt;&quot;&quot;;[$FillIn.G41];-1)" office:value-type="float" office:value="-1" calcext:value-type="float">
            <text:p>-1</text:p>
          </table:table-cell>
          <table:table-cell table:formula="of:=IF([$FillIn.H41]&lt;&gt;&quot;&quot;;[$FillIn.H41];-1)" office:value-type="float" office:value="-1" calcext:value-type="float">
            <text:p>-1</text:p>
          </table:table-cell>
          <table:table-cell table:formula="of:=IF([$FillIn.I41]&lt;&gt;&quot;&quot;;[$FillIn.I41];-1)" office:value-type="float" office:value="-1" calcext:value-type="float">
            <text:p>-1</text:p>
          </table:table-cell>
          <table:table-cell table:formula="of:=IF([$FillIn.J41]&lt;&gt;&quot;&quot;;[$FillIn.J41];-1)" office:value-type="float" office:value="-1" calcext:value-type="float">
            <text:p>-1</text:p>
          </table:table-cell>
          <table:table-cell table:formula="of:=IF([$FillIn.K41]&lt;&gt;&quot;&quot;;[$FillIn.K41];-1)" office:value-type="float" office:value="-1" calcext:value-type="float">
            <text:p>-1</text:p>
          </table:table-cell>
          <table:table-cell table:formula="of:=IF([$FillIn.L41]&lt;&gt;&quot;&quot;;[$FillIn.L41];-1)" office:value-type="float" office:value="-1" calcext:value-type="float">
            <text:p>-1</text:p>
          </table:table-cell>
          <table:table-cell table:formula="of:=IF([$FillIn.M41]&lt;&gt;&quot;&quot;;[$FillIn.M41];-1)" office:value-type="float" office:value="-1" calcext:value-type="float">
            <text:p>-1</text:p>
          </table:table-cell>
          <table:table-cell table:formula="of:=IF([$FillIn.N41]&lt;&gt;&quot;&quot;;[$FillIn.N41];-1)" office:value-type="float" office:value="-1" calcext:value-type="float">
            <text:p>-1</text:p>
          </table:table-cell>
          <table:table-cell table:formula="of:=IF([$FillIn.O41]&lt;&gt;&quot;&quot;;[$FillIn.O41];-1)" office:value-type="float" office:value="-1" calcext:value-type="float">
            <text:p>-1</text:p>
          </table:table-cell>
          <table:table-cell table:formula="of:=IF([$FillIn.P41]&lt;&gt;&quot;&quot;;[$FillIn.P41];-1)" office:value-type="float" office:value="-1" calcext:value-type="float">
            <text:p>-1</text:p>
          </table:table-cell>
          <table:table-cell table:formula="of:=IF([$FillIn.Q41]&lt;&gt;&quot;&quot;;[$FillIn.Q41];-1)" office:value-type="float" office:value="-1" calcext:value-type="float">
            <text:p>-1</text:p>
          </table:table-cell>
          <table:table-cell table:formula="of:=IF([$FillIn.R41]&lt;&gt;&quot;&quot;;[$FillIn.R41];-1)" office:value-type="float" office:value="-1" calcext:value-type="float">
            <text:p>-1</text:p>
          </table:table-cell>
          <table:table-cell table:formula="of:=IF([$FillIn.S41]&lt;&gt;&quot;&quot;;[$FillIn.S41];-1)" office:value-type="float" office:value="-1" calcext:value-type="float">
            <text:p>-1</text:p>
          </table:table-cell>
          <table:table-cell table:formula="of:=IF([$FillIn.T41]&lt;&gt;&quot;&quot;;[$FillIn.T41];-1)" office:value-type="float" office:value="-1" calcext:value-type="float">
            <text:p>-1</text:p>
          </table:table-cell>
          <table:table-cell table:formula="of:=IF([$FillIn.U41]&lt;&gt;&quot;&quot;;[$FillIn.U41];-1)" office:value-type="float" office:value="-1" calcext:value-type="float">
            <text:p>-1</text:p>
          </table:table-cell>
          <table:table-cell table:formula="of:=IF([$FillIn.V41]&lt;&gt;&quot;&quot;;[$FillIn.V41];-1)" office:value-type="float" office:value="-1" calcext:value-type="float">
            <text:p>-1</text:p>
          </table:table-cell>
          <table:table-cell table:formula="of:=IF([$FillIn.W41]&lt;&gt;&quot;&quot;;[$FillIn.W41];-1)" office:value-type="float" office:value="-1" calcext:value-type="float">
            <text:p>-1</text:p>
          </table:table-cell>
          <table:table-cell table:formula="of:=IF([$FillIn.X41]&lt;&gt;&quot;&quot;;[$FillIn.X41];-1)" office:value-type="float" office:value="-1" calcext:value-type="float">
            <text:p>-1</text:p>
          </table:table-cell>
          <table:table-cell table:formula="of:=IF([$FillIn.Y41]&lt;&gt;&quot;&quot;;[$FillIn.Y41];-1)" office:value-type="float" office:value="-1" calcext:value-type="float">
            <text:p>-1</text:p>
          </table:table-cell>
          <table:table-cell table:formula="of:=IF([$FillIn.Z41]&lt;&gt;&quot;&quot;;[$FillIn.Z41];-1)" office:value-type="float" office:value="-1" calcext:value-type="float">
            <text:p>-1</text:p>
          </table:table-cell>
          <table:table-cell table:formula="of:=IF([$FillIn.AA41]&lt;&gt;&quot;&quot;;[$FillIn.AA41];-1)" office:value-type="float" office:value="-1" calcext:value-type="float">
            <text:p>-1</text:p>
          </table:table-cell>
          <table:table-cell table:formula="of:=IF([$FillIn.AB41]&lt;&gt;&quot;&quot;;[$FillIn.AB41];-1)" office:value-type="float" office:value="-1" calcext:value-type="float">
            <text:p>-1</text:p>
          </table:table-cell>
          <table:table-cell table:formula="of:=IF([$FillIn.AC41]&lt;&gt;&quot;&quot;;[$FillIn.AC41];-1)" office:value-type="float" office:value="-1" calcext:value-type="float">
            <text:p>-1</text:p>
          </table:table-cell>
          <table:table-cell table:formula="of:=IF([$FillIn.AD41]&lt;&gt;&quot;&quot;;[$FillIn.AD41];-1)" office:value-type="float" office:value="-1" calcext:value-type="float">
            <text:p>-1</text:p>
          </table:table-cell>
          <table:table-cell table:formula="of:=IF([$FillIn.AE41]&lt;&gt;&quot;&quot;;[$FillIn.AE41];-1)" office:value-type="float" office:value="-1" calcext:value-type="float">
            <text:p>-1</text:p>
          </table:table-cell>
          <table:table-cell table:formula="of:=IF([$FillIn.AF41]&lt;&gt;&quot;&quot;;[$FillIn.AF41];-1)" office:value-type="float" office:value="-1" calcext:value-type="float">
            <text:p>-1</text:p>
          </table:table-cell>
          <table:table-cell table:formula="of:=IF([$FillIn.AG41]&lt;&gt;&quot;&quot;;[$FillIn.AG41];-1)" office:value-type="float" office:value="-1" calcext:value-type="float">
            <text:p>-1</text:p>
          </table:table-cell>
          <table:table-cell table:formula="of:=IF([$FillIn.AH41]&lt;&gt;&quot;&quot;;[$FillIn.AH41];-1)" office:value-type="float" office:value="-1" calcext:value-type="float">
            <text:p>-1</text:p>
          </table:table-cell>
          <table:table-cell table:formula="of:=IF([$FillIn.AI41]&lt;&gt;&quot;&quot;;[$FillIn.AI41];-1)" office:value-type="float" office:value="-1" calcext:value-type="float">
            <text:p>-1</text:p>
          </table:table-cell>
          <table:table-cell table:formula="of:=IF([$FillIn.AJ41]&lt;&gt;&quot;&quot;;[$FillIn.AJ41];-1)" office:value-type="float" office:value="-1" calcext:value-type="float">
            <text:p>-1</text:p>
          </table:table-cell>
          <table:table-cell table:formula="of:=IF([$FillIn.AK41]&lt;&gt;&quot;&quot;;[$FillIn.AK41];-1)" office:value-type="float" office:value="-1" calcext:value-type="float">
            <text:p>-1</text:p>
          </table:table-cell>
          <table:table-cell table:formula="of:=IF([$FillIn.AL41]&lt;&gt;&quot;&quot;;[$FillIn.AL41];-1)" office:value-type="float" office:value="-1" calcext:value-type="float">
            <text:p>-1</text:p>
          </table:table-cell>
          <table:table-cell table:formula="of:=IF([$FillIn.AM41]&lt;&gt;&quot;&quot;;[$FillIn.AM41];-1)" office:value-type="float" office:value="-1" calcext:value-type="float">
            <text:p>-1</text:p>
          </table:table-cell>
          <table:table-cell table:formula="of:=IF([$FillIn.AN41]&lt;&gt;&quot;&quot;;[$FillIn.AN41];-1)" office:value-type="float" office:value="-1" calcext:value-type="float">
            <text:p>-1</text:p>
          </table:table-cell>
          <table:table-cell table:formula="of:=IF([$FillIn.AO41]&lt;&gt;&quot;&quot;;[$FillIn.AO41];-1)" office:value-type="float" office:value="-1" calcext:value-type="float">
            <text:p>-1</text:p>
          </table:table-cell>
          <table:table-cell table:formula="of:=IF([$FillIn.AP41]&lt;&gt;&quot;&quot;;[$FillIn.AP41];-1)" office:value-type="float" office:value="-1" calcext:value-type="float">
            <text:p>-1</text:p>
          </table:table-cell>
          <table:table-cell table:formula="of:=IF([$FillIn.AQ41]&lt;&gt;&quot;&quot;;[$FillIn.AQ41];-1)" office:value-type="float" office:value="-1" calcext:value-type="float">
            <text:p>-1</text:p>
          </table:table-cell>
          <table:table-cell table:formula="of:=IF([$FillIn.AR41]&lt;&gt;&quot;&quot;;[$FillIn.AR41];-1)" office:value-type="float" office:value="-1" calcext:value-type="float">
            <text:p>-1</text:p>
          </table:table-cell>
          <table:table-cell table:formula="of:=IF([$FillIn.AS41]&lt;&gt;&quot;&quot;;[$FillIn.AS41];-1)" office:value-type="float" office:value="-1" calcext:value-type="float">
            <text:p>-1</text:p>
          </table:table-cell>
          <table:table-cell table:formula="of:=IF([$FillIn.AT41]&lt;&gt;&quot;&quot;;[$FillIn.AT41];-1)" office:value-type="float" office:value="-1" calcext:value-type="float">
            <text:p>-1</text:p>
          </table:table-cell>
          <table:table-cell table:formula="of:=IF([$FillIn.AU41]&lt;&gt;&quot;&quot;;[$FillIn.AU41];-1)" office:value-type="float" office:value="-1" calcext:value-type="float">
            <text:p>-1</text:p>
          </table:table-cell>
          <table:table-cell table:formula="of:=IF([$FillIn.AV41]&lt;&gt;&quot;&quot;;[$FillIn.AV41];-1)" office:value-type="float" office:value="-1" calcext:value-type="float">
            <text:p>-1</text:p>
          </table:table-cell>
          <table:table-cell table:formula="of:=IF([$FillIn.AW41]&lt;&gt;&quot;&quot;;[$FillIn.AW41];-1)" office:value-type="float" office:value="-1" calcext:value-type="float">
            <text:p>-1</text:p>
          </table:table-cell>
          <table:table-cell table:formula="of:=IF([$FillIn.AX41]&lt;&gt;&quot;&quot;;[$FillIn.AX41];-1)" office:value-type="float" office:value="-1" calcext:value-type="float">
            <text:p>-1</text:p>
          </table:table-cell>
          <table:table-cell table:formula="of:=IF([$FillIn.AY41]&lt;&gt;&quot;&quot;;[$FillIn.AY41];-1)" office:value-type="float" office:value="-1" calcext:value-type="float">
            <text:p>-1</text:p>
          </table:table-cell>
          <table:table-cell table:formula="of:=IF([$FillIn.AZ41]&lt;&gt;&quot;&quot;;[$FillIn.AZ41];-1)" office:value-type="float" office:value="-1" calcext:value-type="float">
            <text:p>-1</text:p>
          </table:table-cell>
          <table:table-cell table:formula="of:=IF([$FillIn.BA41]&lt;&gt;&quot;&quot;;[$FillIn.BA41];-1)" office:value-type="float" office:value="-1" calcext:value-type="float">
            <text:p>-1</text:p>
          </table:table-cell>
          <table:table-cell table:formula="of:=IF([$FillIn.BB41]&lt;&gt;&quot;&quot;;[$FillIn.BB41];-1)" office:value-type="float" office:value="-1" calcext:value-type="float">
            <text:p>-1</text:p>
          </table:table-cell>
          <table:table-cell table:formula="of:=IF([$FillIn.BC41]&lt;&gt;&quot;&quot;;[$FillIn.BC41];-1)" office:value-type="float" office:value="78" calcext:value-type="float">
            <text:p>78</text:p>
          </table:table-cell>
          <table:table-cell table:formula="of:=IF([$FillIn.BD41]&lt;&gt;&quot;&quot;;[$FillIn.BD41];-1)" office:value-type="float" office:value="79" calcext:value-type="float">
            <text:p>79</text:p>
          </table:table-cell>
          <table:table-cell table:formula="of:=IF([$FillIn.BE41]&lt;&gt;&quot;&quot;;[$FillIn.BE41];-1)" office:value-type="float" office:value="80" calcext:value-type="float">
            <text:p>80</text:p>
          </table:table-cell>
          <table:table-cell table:formula="of:=IF([$FillIn.BF41]&lt;&gt;&quot;&quot;;[$FillIn.BF41];-1)" office:value-type="float" office:value="81" calcext:value-type="float">
            <text:p>81</text:p>
          </table:table-cell>
          <table:table-cell table:formula="of:=IF([$FillIn.BG41]&lt;&gt;&quot;&quot;;[$FillIn.BG41];-1)" office:value-type="float" office:value="82" calcext:value-type="float">
            <text:p>82</text:p>
          </table:table-cell>
          <table:table-cell table:formula="of:=IF([$FillIn.BH41]&lt;&gt;&quot;&quot;;[$FillIn.BH41];-1)" office:value-type="float" office:value="83" calcext:value-type="float">
            <text:p>83</text:p>
          </table:table-cell>
          <table:table-cell table:formula="of:=IF([$FillIn.BI41]&lt;&gt;&quot;&quot;;[$FillIn.BI41];-1)" office:value-type="float" office:value="84" calcext:value-type="float">
            <text:p>84</text:p>
          </table:table-cell>
          <table:table-cell table:formula="of:=IF([$FillIn.BJ41]&lt;&gt;&quot;&quot;;[$FillIn.BJ41];-1)" office:value-type="float" office:value="85" calcext:value-type="float">
            <text:p>85</text:p>
          </table:table-cell>
          <table:table-cell table:formula="of:=IF([$FillIn.BK41]&lt;&gt;&quot;&quot;;[$FillIn.BK41];-1)" office:value-type="float" office:value="86" calcext:value-type="float">
            <text:p>86</text:p>
          </table:table-cell>
          <table:table-cell table:formula="of:=IF([$FillIn.BL41]&lt;&gt;&quot;&quot;;[$FillIn.BL41];-1)" office:value-type="float" office:value="87" calcext:value-type="float">
            <text:p>87</text:p>
          </table:table-cell>
          <table:table-cell table:formula="of:=IF([$FillIn.BM41]&lt;&gt;&quot;&quot;;[$FillIn.BM41];-1)" office:value-type="float" office:value="88" calcext:value-type="float">
            <text:p>88</text:p>
          </table:table-cell>
          <table:table-cell table:formula="of:=IF([$FillIn.BN41]&lt;&gt;&quot;&quot;;[$FillIn.BN41];-1)" office:value-type="float" office:value="89" calcext:value-type="float">
            <text:p>89</text:p>
          </table:table-cell>
          <table:table-cell table:formula="of:=IF([$FillIn.BO41]&lt;&gt;&quot;&quot;;[$FillIn.BO41];-1)" office:value-type="float" office:value="90" calcext:value-type="float">
            <text:p>90</text:p>
          </table:table-cell>
          <table:table-cell table:formula="of:=IF([$FillIn.BP41]&lt;&gt;&quot;&quot;;[$FillIn.BP41];-1)" office:value-type="float" office:value="91" calcext:value-type="float">
            <text:p>91</text:p>
          </table:table-cell>
          <table:table-cell table:formula="of:=IF([$FillIn.BQ41]&lt;&gt;&quot;&quot;;[$FillIn.BQ41];-1)" office:value-type="float" office:value="92" calcext:value-type="float">
            <text:p>92</text:p>
          </table:table-cell>
          <table:table-cell table:formula="of:=IF([$FillIn.BR41]&lt;&gt;&quot;&quot;;[$FillIn.BR41];-1)" office:value-type="float" office:value="93" calcext:value-type="float">
            <text:p>93</text:p>
          </table:table-cell>
          <table:table-cell table:formula="of:=IF([$FillIn.BS41]&lt;&gt;&quot;&quot;;[$FillIn.BS41];-1)" office:value-type="float" office:value="94" calcext:value-type="float">
            <text:p>94</text:p>
          </table:table-cell>
          <table:table-cell table:formula="of:=IF([$FillIn.BT41]&lt;&gt;&quot;&quot;;[$FillIn.BT41];-1)" office:value-type="float" office:value="479" calcext:value-type="float">
            <text:p>479</text:p>
          </table:table-cell>
          <table:table-cell table:formula="of:=IF([$FillIn.BU41]&lt;&gt;&quot;&quot;;[$FillIn.BU41];-1)" office:value-type="float" office:value="-1" calcext:value-type="float">
            <text:p>-1</text:p>
          </table:table-cell>
          <table:table-cell table:formula="of:=IF([$FillIn.BV41]&lt;&gt;&quot;&quot;;[$FillIn.BV41];-1)" office:value-type="float" office:value="-1" calcext:value-type="float">
            <text:p>-1</text:p>
          </table:table-cell>
          <table:table-cell table:formula="of:=IF([$FillIn.BW41]&lt;&gt;&quot;&quot;;[$FillIn.BW41];-1)" office:value-type="float" office:value="-1" calcext:value-type="float">
            <text:p>-1</text:p>
          </table:table-cell>
          <table:table-cell table:formula="of:=IF([$FillIn.BX41]&lt;&gt;&quot;&quot;;[$FillIn.BX41];-1)" office:value-type="float" office:value="-1" calcext:value-type="float">
            <text:p>-1</text:p>
          </table:table-cell>
          <table:table-cell table:formula="of:=IF([$FillIn.BY41]&lt;&gt;&quot;&quot;;[$FillIn.BY41];-1)" office:value-type="float" office:value="-1" calcext:value-type="float">
            <text:p>-1</text:p>
          </table:table-cell>
          <table:table-cell table:formula="of:=IF([$FillIn.BZ41]&lt;&gt;&quot;&quot;;[$FillIn.BZ41];-1)" office:value-type="float" office:value="-1" calcext:value-type="float">
            <text:p>-1</text:p>
          </table:table-cell>
          <table:table-cell table:formula="of:=IF([$FillIn.CA41]&lt;&gt;&quot;&quot;;[$FillIn.CA41];-1)" office:value-type="float" office:value="-1" calcext:value-type="float">
            <text:p>-1</text:p>
          </table:table-cell>
          <table:table-cell table:formula="of:=IF([$FillIn.CB41]&lt;&gt;&quot;&quot;;[$FillIn.CB41];-1)" office:value-type="float" office:value="-1" calcext:value-type="float">
            <text:p>-1</text:p>
          </table:table-cell>
          <table:table-cell table:formula="of:=IF([$FillIn.CC41]&lt;&gt;&quot;&quot;;[$FillIn.CC41];-1)" office:value-type="float" office:value="-1" calcext:value-type="float">
            <text:p>-1</text:p>
          </table:table-cell>
          <table:table-cell table:formula="of:=IF([$FillIn.CD41]&lt;&gt;&quot;&quot;;[$FillIn.CD41];-1)" office:value-type="float" office:value="-1" calcext:value-type="float">
            <text:p>-1</text:p>
          </table:table-cell>
          <table:table-cell table:formula="of:=IF([$FillIn.CE41]&lt;&gt;&quot;&quot;;[$FillIn.CE41];-1)" office:value-type="float" office:value="-1" calcext:value-type="float">
            <text:p>-1</text:p>
          </table:table-cell>
          <table:table-cell table:formula="of:=IF([$FillIn.CF41]&lt;&gt;&quot;&quot;;[$FillIn.CF41];-1)" office:value-type="float" office:value="-1" calcext:value-type="float">
            <text:p>-1</text:p>
          </table:table-cell>
          <table:table-cell table:formula="of:=IF([$FillIn.CG41]&lt;&gt;&quot;&quot;;[$FillIn.CG41];-1)" office:value-type="float" office:value="-1" calcext:value-type="float">
            <text:p>-1</text:p>
          </table:table-cell>
          <table:table-cell table:formula="of:=IF([$FillIn.CH41]&lt;&gt;&quot;&quot;;[$FillIn.CH41];-1)" office:value-type="float" office:value="17" calcext:value-type="float">
            <text:p>17</text:p>
          </table:table-cell>
          <table:table-cell table:number-columns-repeated="923"/>
        </table:table-row>
        <table:table-row table:style-name="ro1">
          <table:table-cell table:formula="of:=IF([$FillIn.A42]&lt;&gt;&quot;&quot;;[$FillIn.A42];-1)" office:value-type="float" office:value="7" calcext:value-type="float">
            <text:p>7</text:p>
          </table:table-cell>
          <table:table-cell table:formula="of:=IF([$FillIn.B42]&lt;&gt;&quot;&quot;;[$FillIn.B42];-1)" office:value-type="float" office:value="-1" calcext:value-type="float">
            <text:p>-1</text:p>
          </table:table-cell>
          <table:table-cell table:formula="of:=IF([$FillIn.C42]&lt;&gt;&quot;&quot;;[$FillIn.C42];-1)" office:value-type="float" office:value="-1" calcext:value-type="float">
            <text:p>-1</text:p>
          </table:table-cell>
          <table:table-cell table:formula="of:=IF([$FillIn.D42]&lt;&gt;&quot;&quot;;[$FillIn.D42];-1)" office:value-type="float" office:value="-1" calcext:value-type="float">
            <text:p>-1</text:p>
          </table:table-cell>
          <table:table-cell table:formula="of:=IF([$FillIn.E42]&lt;&gt;&quot;&quot;;[$FillIn.E42];-1)" office:value-type="float" office:value="-1" calcext:value-type="float">
            <text:p>-1</text:p>
          </table:table-cell>
          <table:table-cell table:formula="of:=IF([$FillIn.F42]&lt;&gt;&quot;&quot;;[$FillIn.F42];-1)" office:value-type="float" office:value="-1" calcext:value-type="float">
            <text:p>-1</text:p>
          </table:table-cell>
          <table:table-cell table:formula="of:=IF([$FillIn.G42]&lt;&gt;&quot;&quot;;[$FillIn.G42];-1)" office:value-type="float" office:value="-1" calcext:value-type="float">
            <text:p>-1</text:p>
          </table:table-cell>
          <table:table-cell table:formula="of:=IF([$FillIn.H42]&lt;&gt;&quot;&quot;;[$FillIn.H42];-1)" office:value-type="float" office:value="-1" calcext:value-type="float">
            <text:p>-1</text:p>
          </table:table-cell>
          <table:table-cell table:formula="of:=IF([$FillIn.I42]&lt;&gt;&quot;&quot;;[$FillIn.I42];-1)" office:value-type="float" office:value="-1" calcext:value-type="float">
            <text:p>-1</text:p>
          </table:table-cell>
          <table:table-cell table:formula="of:=IF([$FillIn.J42]&lt;&gt;&quot;&quot;;[$FillIn.J42];-1)" office:value-type="float" office:value="-1" calcext:value-type="float">
            <text:p>-1</text:p>
          </table:table-cell>
          <table:table-cell table:formula="of:=IF([$FillIn.K42]&lt;&gt;&quot;&quot;;[$FillIn.K42];-1)" office:value-type="float" office:value="-1" calcext:value-type="float">
            <text:p>-1</text:p>
          </table:table-cell>
          <table:table-cell table:formula="of:=IF([$FillIn.L42]&lt;&gt;&quot;&quot;;[$FillIn.L42];-1)" office:value-type="float" office:value="-1" calcext:value-type="float">
            <text:p>-1</text:p>
          </table:table-cell>
          <table:table-cell table:formula="of:=IF([$FillIn.M42]&lt;&gt;&quot;&quot;;[$FillIn.M42];-1)" office:value-type="float" office:value="-1" calcext:value-type="float">
            <text:p>-1</text:p>
          </table:table-cell>
          <table:table-cell table:formula="of:=IF([$FillIn.N42]&lt;&gt;&quot;&quot;;[$FillIn.N42];-1)" office:value-type="float" office:value="-1" calcext:value-type="float">
            <text:p>-1</text:p>
          </table:table-cell>
          <table:table-cell table:formula="of:=IF([$FillIn.O42]&lt;&gt;&quot;&quot;;[$FillIn.O42];-1)" office:value-type="float" office:value="-1" calcext:value-type="float">
            <text:p>-1</text:p>
          </table:table-cell>
          <table:table-cell table:formula="of:=IF([$FillIn.P42]&lt;&gt;&quot;&quot;;[$FillIn.P42];-1)" office:value-type="float" office:value="-1" calcext:value-type="float">
            <text:p>-1</text:p>
          </table:table-cell>
          <table:table-cell table:formula="of:=IF([$FillIn.Q42]&lt;&gt;&quot;&quot;;[$FillIn.Q42];-1)" office:value-type="float" office:value="-1" calcext:value-type="float">
            <text:p>-1</text:p>
          </table:table-cell>
          <table:table-cell table:formula="of:=IF([$FillIn.R42]&lt;&gt;&quot;&quot;;[$FillIn.R42];-1)" office:value-type="float" office:value="-1" calcext:value-type="float">
            <text:p>-1</text:p>
          </table:table-cell>
          <table:table-cell table:formula="of:=IF([$FillIn.S42]&lt;&gt;&quot;&quot;;[$FillIn.S42];-1)" office:value-type="float" office:value="-1" calcext:value-type="float">
            <text:p>-1</text:p>
          </table:table-cell>
          <table:table-cell table:formula="of:=IF([$FillIn.T42]&lt;&gt;&quot;&quot;;[$FillIn.T42];-1)" office:value-type="float" office:value="-1" calcext:value-type="float">
            <text:p>-1</text:p>
          </table:table-cell>
          <table:table-cell table:formula="of:=IF([$FillIn.U42]&lt;&gt;&quot;&quot;;[$FillIn.U42];-1)" office:value-type="float" office:value="-1" calcext:value-type="float">
            <text:p>-1</text:p>
          </table:table-cell>
          <table:table-cell table:formula="of:=IF([$FillIn.V42]&lt;&gt;&quot;&quot;;[$FillIn.V42];-1)" office:value-type="float" office:value="-1" calcext:value-type="float">
            <text:p>-1</text:p>
          </table:table-cell>
          <table:table-cell table:formula="of:=IF([$FillIn.W42]&lt;&gt;&quot;&quot;;[$FillIn.W42];-1)" office:value-type="float" office:value="-1" calcext:value-type="float">
            <text:p>-1</text:p>
          </table:table-cell>
          <table:table-cell table:formula="of:=IF([$FillIn.X42]&lt;&gt;&quot;&quot;;[$FillIn.X42];-1)" office:value-type="float" office:value="-1" calcext:value-type="float">
            <text:p>-1</text:p>
          </table:table-cell>
          <table:table-cell table:formula="of:=IF([$FillIn.Y42]&lt;&gt;&quot;&quot;;[$FillIn.Y42];-1)" office:value-type="float" office:value="-1" calcext:value-type="float">
            <text:p>-1</text:p>
          </table:table-cell>
          <table:table-cell table:formula="of:=IF([$FillIn.Z42]&lt;&gt;&quot;&quot;;[$FillIn.Z42];-1)" office:value-type="float" office:value="-1" calcext:value-type="float">
            <text:p>-1</text:p>
          </table:table-cell>
          <table:table-cell table:formula="of:=IF([$FillIn.AA42]&lt;&gt;&quot;&quot;;[$FillIn.AA42];-1)" office:value-type="float" office:value="-1" calcext:value-type="float">
            <text:p>-1</text:p>
          </table:table-cell>
          <table:table-cell table:formula="of:=IF([$FillIn.AB42]&lt;&gt;&quot;&quot;;[$FillIn.AB42];-1)" office:value-type="float" office:value="-1" calcext:value-type="float">
            <text:p>-1</text:p>
          </table:table-cell>
          <table:table-cell table:formula="of:=IF([$FillIn.AC42]&lt;&gt;&quot;&quot;;[$FillIn.AC42];-1)" office:value-type="float" office:value="-1" calcext:value-type="float">
            <text:p>-1</text:p>
          </table:table-cell>
          <table:table-cell table:formula="of:=IF([$FillIn.AD42]&lt;&gt;&quot;&quot;;[$FillIn.AD42];-1)" office:value-type="float" office:value="-1" calcext:value-type="float">
            <text:p>-1</text:p>
          </table:table-cell>
          <table:table-cell table:formula="of:=IF([$FillIn.AE42]&lt;&gt;&quot;&quot;;[$FillIn.AE42];-1)" office:value-type="float" office:value="-1" calcext:value-type="float">
            <text:p>-1</text:p>
          </table:table-cell>
          <table:table-cell table:formula="of:=IF([$FillIn.AF42]&lt;&gt;&quot;&quot;;[$FillIn.AF42];-1)" office:value-type="float" office:value="-1" calcext:value-type="float">
            <text:p>-1</text:p>
          </table:table-cell>
          <table:table-cell table:formula="of:=IF([$FillIn.AG42]&lt;&gt;&quot;&quot;;[$FillIn.AG42];-1)" office:value-type="float" office:value="-1" calcext:value-type="float">
            <text:p>-1</text:p>
          </table:table-cell>
          <table:table-cell table:formula="of:=IF([$FillIn.AH42]&lt;&gt;&quot;&quot;;[$FillIn.AH42];-1)" office:value-type="float" office:value="-1" calcext:value-type="float">
            <text:p>-1</text:p>
          </table:table-cell>
          <table:table-cell table:formula="of:=IF([$FillIn.AI42]&lt;&gt;&quot;&quot;;[$FillIn.AI42];-1)" office:value-type="float" office:value="-1" calcext:value-type="float">
            <text:p>-1</text:p>
          </table:table-cell>
          <table:table-cell table:formula="of:=IF([$FillIn.AJ42]&lt;&gt;&quot;&quot;;[$FillIn.AJ42];-1)" office:value-type="float" office:value="-1" calcext:value-type="float">
            <text:p>-1</text:p>
          </table:table-cell>
          <table:table-cell table:formula="of:=IF([$FillIn.AK42]&lt;&gt;&quot;&quot;;[$FillIn.AK42];-1)" office:value-type="float" office:value="-1" calcext:value-type="float">
            <text:p>-1</text:p>
          </table:table-cell>
          <table:table-cell table:formula="of:=IF([$FillIn.AL42]&lt;&gt;&quot;&quot;;[$FillIn.AL42];-1)" office:value-type="float" office:value="-1" calcext:value-type="float">
            <text:p>-1</text:p>
          </table:table-cell>
          <table:table-cell table:formula="of:=IF([$FillIn.AM42]&lt;&gt;&quot;&quot;;[$FillIn.AM42];-1)" office:value-type="float" office:value="-1" calcext:value-type="float">
            <text:p>-1</text:p>
          </table:table-cell>
          <table:table-cell table:formula="of:=IF([$FillIn.AN42]&lt;&gt;&quot;&quot;;[$FillIn.AN42];-1)" office:value-type="float" office:value="-1" calcext:value-type="float">
            <text:p>-1</text:p>
          </table:table-cell>
          <table:table-cell table:formula="of:=IF([$FillIn.AO42]&lt;&gt;&quot;&quot;;[$FillIn.AO42];-1)" office:value-type="float" office:value="-1" calcext:value-type="float">
            <text:p>-1</text:p>
          </table:table-cell>
          <table:table-cell table:formula="of:=IF([$FillIn.AP42]&lt;&gt;&quot;&quot;;[$FillIn.AP42];-1)" office:value-type="float" office:value="-1" calcext:value-type="float">
            <text:p>-1</text:p>
          </table:table-cell>
          <table:table-cell table:formula="of:=IF([$FillIn.AQ42]&lt;&gt;&quot;&quot;;[$FillIn.AQ42];-1)" office:value-type="float" office:value="-1" calcext:value-type="float">
            <text:p>-1</text:p>
          </table:table-cell>
          <table:table-cell table:formula="of:=IF([$FillIn.AR42]&lt;&gt;&quot;&quot;;[$FillIn.AR42];-1)" office:value-type="float" office:value="-1" calcext:value-type="float">
            <text:p>-1</text:p>
          </table:table-cell>
          <table:table-cell table:formula="of:=IF([$FillIn.AS42]&lt;&gt;&quot;&quot;;[$FillIn.AS42];-1)" office:value-type="float" office:value="-1" calcext:value-type="float">
            <text:p>-1</text:p>
          </table:table-cell>
          <table:table-cell table:formula="of:=IF([$FillIn.AT42]&lt;&gt;&quot;&quot;;[$FillIn.AT42];-1)" office:value-type="float" office:value="-1" calcext:value-type="float">
            <text:p>-1</text:p>
          </table:table-cell>
          <table:table-cell table:formula="of:=IF([$FillIn.AU42]&lt;&gt;&quot;&quot;;[$FillIn.AU42];-1)" office:value-type="float" office:value="-1" calcext:value-type="float">
            <text:p>-1</text:p>
          </table:table-cell>
          <table:table-cell table:formula="of:=IF([$FillIn.AV42]&lt;&gt;&quot;&quot;;[$FillIn.AV42];-1)" office:value-type="float" office:value="-1" calcext:value-type="float">
            <text:p>-1</text:p>
          </table:table-cell>
          <table:table-cell table:formula="of:=IF([$FillIn.AW42]&lt;&gt;&quot;&quot;;[$FillIn.AW42];-1)" office:value-type="float" office:value="-1" calcext:value-type="float">
            <text:p>-1</text:p>
          </table:table-cell>
          <table:table-cell table:formula="of:=IF([$FillIn.AX42]&lt;&gt;&quot;&quot;;[$FillIn.AX42];-1)" office:value-type="float" office:value="71" calcext:value-type="float">
            <text:p>71</text:p>
          </table:table-cell>
          <table:table-cell table:formula="of:=IF([$FillIn.AY42]&lt;&gt;&quot;&quot;;[$FillIn.AY42];-1)" office:value-type="float" office:value="-1" calcext:value-type="float">
            <text:p>-1</text:p>
          </table:table-cell>
          <table:table-cell table:formula="of:=IF([$FillIn.AZ42]&lt;&gt;&quot;&quot;;[$FillIn.AZ42];-1)" office:value-type="float" office:value="-1" calcext:value-type="float">
            <text:p>-1</text:p>
          </table:table-cell>
          <table:table-cell table:formula="of:=IF([$FillIn.BA42]&lt;&gt;&quot;&quot;;[$FillIn.BA42];-1)" office:value-type="float" office:value="-1" calcext:value-type="float">
            <text:p>-1</text:p>
          </table:table-cell>
          <table:table-cell table:formula="of:=IF([$FillIn.BB42]&lt;&gt;&quot;&quot;;[$FillIn.BB42];-1)" office:value-type="float" office:value="-1" calcext:value-type="float">
            <text:p>-1</text:p>
          </table:table-cell>
          <table:table-cell table:formula="of:=IF([$FillIn.BC42]&lt;&gt;&quot;&quot;;[$FillIn.BC42];-1)" office:value-type="float" office:value="-1" calcext:value-type="float">
            <text:p>-1</text:p>
          </table:table-cell>
          <table:table-cell table:formula="of:=IF([$FillIn.BD42]&lt;&gt;&quot;&quot;;[$FillIn.BD42];-1)" office:value-type="float" office:value="-1" calcext:value-type="float">
            <text:p>-1</text:p>
          </table:table-cell>
          <table:table-cell table:formula="of:=IF([$FillIn.BE42]&lt;&gt;&quot;&quot;;[$FillIn.BE42];-1)" office:value-type="float" office:value="-1" calcext:value-type="float">
            <text:p>-1</text:p>
          </table:table-cell>
          <table:table-cell table:formula="of:=IF([$FillIn.BF42]&lt;&gt;&quot;&quot;;[$FillIn.BF42];-1)" office:value-type="float" office:value="-1" calcext:value-type="float">
            <text:p>-1</text:p>
          </table:table-cell>
          <table:table-cell table:formula="of:=IF([$FillIn.BG42]&lt;&gt;&quot;&quot;;[$FillIn.BG42];-1)" office:value-type="float" office:value="-1" calcext:value-type="float">
            <text:p>-1</text:p>
          </table:table-cell>
          <table:table-cell table:formula="of:=IF([$FillIn.BH42]&lt;&gt;&quot;&quot;;[$FillIn.BH42];-1)" office:value-type="float" office:value="-1" calcext:value-type="float">
            <text:p>-1</text:p>
          </table:table-cell>
          <table:table-cell table:formula="of:=IF([$FillIn.BI42]&lt;&gt;&quot;&quot;;[$FillIn.BI42];-1)" office:value-type="float" office:value="-1" calcext:value-type="float">
            <text:p>-1</text:p>
          </table:table-cell>
          <table:table-cell table:formula="of:=IF([$FillIn.BJ42]&lt;&gt;&quot;&quot;;[$FillIn.BJ42];-1)" office:value-type="float" office:value="-1" calcext:value-type="float">
            <text:p>-1</text:p>
          </table:table-cell>
          <table:table-cell table:formula="of:=IF([$FillIn.BK42]&lt;&gt;&quot;&quot;;[$FillIn.BK42];-1)" office:value-type="float" office:value="-1" calcext:value-type="float">
            <text:p>-1</text:p>
          </table:table-cell>
          <table:table-cell table:formula="of:=IF([$FillIn.BL42]&lt;&gt;&quot;&quot;;[$FillIn.BL42];-1)" office:value-type="float" office:value="-1" calcext:value-type="float">
            <text:p>-1</text:p>
          </table:table-cell>
          <table:table-cell table:formula="of:=IF([$FillIn.BM42]&lt;&gt;&quot;&quot;;[$FillIn.BM42];-1)" office:value-type="float" office:value="-1" calcext:value-type="float">
            <text:p>-1</text:p>
          </table:table-cell>
          <table:table-cell table:formula="of:=IF([$FillIn.BN42]&lt;&gt;&quot;&quot;;[$FillIn.BN42];-1)" office:value-type="float" office:value="-1" calcext:value-type="float">
            <text:p>-1</text:p>
          </table:table-cell>
          <table:table-cell table:formula="of:=IF([$FillIn.BO42]&lt;&gt;&quot;&quot;;[$FillIn.BO42];-1)" office:value-type="float" office:value="-1" calcext:value-type="float">
            <text:p>-1</text:p>
          </table:table-cell>
          <table:table-cell table:formula="of:=IF([$FillIn.BP42]&lt;&gt;&quot;&quot;;[$FillIn.BP42];-1)" office:value-type="float" office:value="-1" calcext:value-type="float">
            <text:p>-1</text:p>
          </table:table-cell>
          <table:table-cell table:formula="of:=IF([$FillIn.BQ42]&lt;&gt;&quot;&quot;;[$FillIn.BQ42];-1)" office:value-type="float" office:value="-1" calcext:value-type="float">
            <text:p>-1</text:p>
          </table:table-cell>
          <table:table-cell table:formula="of:=IF([$FillIn.BR42]&lt;&gt;&quot;&quot;;[$FillIn.BR42];-1)" office:value-type="float" office:value="-1" calcext:value-type="float">
            <text:p>-1</text:p>
          </table:table-cell>
          <table:table-cell table:formula="of:=IF([$FillIn.BS42]&lt;&gt;&quot;&quot;;[$FillIn.BS42];-1)" office:value-type="float" office:value="-1" calcext:value-type="float">
            <text:p>-1</text:p>
          </table:table-cell>
          <table:table-cell table:formula="of:=IF([$FillIn.BT42]&lt;&gt;&quot;&quot;;[$FillIn.BT42];-1)" office:value-type="float" office:value="33" calcext:value-type="float">
            <text:p>33</text:p>
          </table:table-cell>
          <table:table-cell table:formula="of:=IF([$FillIn.BU42]&lt;&gt;&quot;&quot;;[$FillIn.BU42];-1)" office:value-type="float" office:value="32" calcext:value-type="float">
            <text:p>32</text:p>
          </table:table-cell>
          <table:table-cell table:formula="of:=IF([$FillIn.BV42]&lt;&gt;&quot;&quot;;[$FillIn.BV42];-1)" office:value-type="float" office:value="-1" calcext:value-type="float">
            <text:p>-1</text:p>
          </table:table-cell>
          <table:table-cell table:formula="of:=IF([$FillIn.BW42]&lt;&gt;&quot;&quot;;[$FillIn.BW42];-1)" office:value-type="float" office:value="-1" calcext:value-type="float">
            <text:p>-1</text:p>
          </table:table-cell>
          <table:table-cell table:formula="of:=IF([$FillIn.BX42]&lt;&gt;&quot;&quot;;[$FillIn.BX42];-1)" office:value-type="float" office:value="-1" calcext:value-type="float">
            <text:p>-1</text:p>
          </table:table-cell>
          <table:table-cell table:formula="of:=IF([$FillIn.BY42]&lt;&gt;&quot;&quot;;[$FillIn.BY42];-1)" office:value-type="float" office:value="-1" calcext:value-type="float">
            <text:p>-1</text:p>
          </table:table-cell>
          <table:table-cell table:formula="of:=IF([$FillIn.BZ42]&lt;&gt;&quot;&quot;;[$FillIn.BZ42];-1)" office:value-type="float" office:value="-1" calcext:value-type="float">
            <text:p>-1</text:p>
          </table:table-cell>
          <table:table-cell table:formula="of:=IF([$FillIn.CA42]&lt;&gt;&quot;&quot;;[$FillIn.CA42];-1)" office:value-type="float" office:value="-1" calcext:value-type="float">
            <text:p>-1</text:p>
          </table:table-cell>
          <table:table-cell table:formula="of:=IF([$FillIn.CB42]&lt;&gt;&quot;&quot;;[$FillIn.CB42];-1)" office:value-type="float" office:value="-1" calcext:value-type="float">
            <text:p>-1</text:p>
          </table:table-cell>
          <table:table-cell table:formula="of:=IF([$FillIn.CC42]&lt;&gt;&quot;&quot;;[$FillIn.CC42];-1)" office:value-type="float" office:value="-1" calcext:value-type="float">
            <text:p>-1</text:p>
          </table:table-cell>
          <table:table-cell table:formula="of:=IF([$FillIn.CD42]&lt;&gt;&quot;&quot;;[$FillIn.CD42];-1)" office:value-type="float" office:value="-1" calcext:value-type="float">
            <text:p>-1</text:p>
          </table:table-cell>
          <table:table-cell table:formula="of:=IF([$FillIn.CE42]&lt;&gt;&quot;&quot;;[$FillIn.CE42];-1)" office:value-type="float" office:value="-1" calcext:value-type="float">
            <text:p>-1</text:p>
          </table:table-cell>
          <table:table-cell table:formula="of:=IF([$FillIn.CF42]&lt;&gt;&quot;&quot;;[$FillIn.CF42];-1)" office:value-type="float" office:value="-1" calcext:value-type="float">
            <text:p>-1</text:p>
          </table:table-cell>
          <table:table-cell table:formula="of:=IF([$FillIn.CG42]&lt;&gt;&quot;&quot;;[$FillIn.CG42];-1)" office:value-type="float" office:value="18" calcext:value-type="float">
            <text:p>18</text:p>
          </table:table-cell>
          <table:table-cell table:formula="of:=IF([$FillIn.CH42]&lt;&gt;&quot;&quot;;[$FillIn.CH42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43]&lt;&gt;&quot;&quot;;[$FillIn.A43];-1)" office:value-type="float" office:value="6" calcext:value-type="float">
            <text:p>6</text:p>
          </table:table-cell>
          <table:table-cell table:formula="of:=IF([$FillIn.B43]&lt;&gt;&quot;&quot;;[$FillIn.B43];-1)" office:value-type="float" office:value="-1" calcext:value-type="float">
            <text:p>-1</text:p>
          </table:table-cell>
          <table:table-cell table:formula="of:=IF([$FillIn.C43]&lt;&gt;&quot;&quot;;[$FillIn.C43];-1)" office:value-type="float" office:value="-1" calcext:value-type="float">
            <text:p>-1</text:p>
          </table:table-cell>
          <table:table-cell table:formula="of:=IF([$FillIn.D43]&lt;&gt;&quot;&quot;;[$FillIn.D43];-1)" office:value-type="float" office:value="-1" calcext:value-type="float">
            <text:p>-1</text:p>
          </table:table-cell>
          <table:table-cell table:formula="of:=IF([$FillIn.E43]&lt;&gt;&quot;&quot;;[$FillIn.E43];-1)" office:value-type="float" office:value="-1" calcext:value-type="float">
            <text:p>-1</text:p>
          </table:table-cell>
          <table:table-cell table:formula="of:=IF([$FillIn.F43]&lt;&gt;&quot;&quot;;[$FillIn.F43];-1)" office:value-type="float" office:value="-1" calcext:value-type="float">
            <text:p>-1</text:p>
          </table:table-cell>
          <table:table-cell table:formula="of:=IF([$FillIn.G43]&lt;&gt;&quot;&quot;;[$FillIn.G43];-1)" office:value-type="float" office:value="-1" calcext:value-type="float">
            <text:p>-1</text:p>
          </table:table-cell>
          <table:table-cell table:formula="of:=IF([$FillIn.H43]&lt;&gt;&quot;&quot;;[$FillIn.H43];-1)" office:value-type="float" office:value="-1" calcext:value-type="float">
            <text:p>-1</text:p>
          </table:table-cell>
          <table:table-cell table:formula="of:=IF([$FillIn.I43]&lt;&gt;&quot;&quot;;[$FillIn.I43];-1)" office:value-type="float" office:value="-1" calcext:value-type="float">
            <text:p>-1</text:p>
          </table:table-cell>
          <table:table-cell table:formula="of:=IF([$FillIn.J43]&lt;&gt;&quot;&quot;;[$FillIn.J43];-1)" office:value-type="float" office:value="-1" calcext:value-type="float">
            <text:p>-1</text:p>
          </table:table-cell>
          <table:table-cell table:formula="of:=IF([$FillIn.K43]&lt;&gt;&quot;&quot;;[$FillIn.K43];-1)" office:value-type="float" office:value="-1" calcext:value-type="float">
            <text:p>-1</text:p>
          </table:table-cell>
          <table:table-cell table:formula="of:=IF([$FillIn.L43]&lt;&gt;&quot;&quot;;[$FillIn.L43];-1)" office:value-type="float" office:value="-1" calcext:value-type="float">
            <text:p>-1</text:p>
          </table:table-cell>
          <table:table-cell table:formula="of:=IF([$FillIn.M43]&lt;&gt;&quot;&quot;;[$FillIn.M43];-1)" office:value-type="float" office:value="-1" calcext:value-type="float">
            <text:p>-1</text:p>
          </table:table-cell>
          <table:table-cell table:formula="of:=IF([$FillIn.N43]&lt;&gt;&quot;&quot;;[$FillIn.N43];-1)" office:value-type="float" office:value="-1" calcext:value-type="float">
            <text:p>-1</text:p>
          </table:table-cell>
          <table:table-cell table:formula="of:=IF([$FillIn.O43]&lt;&gt;&quot;&quot;;[$FillIn.O43];-1)" office:value-type="float" office:value="-1" calcext:value-type="float">
            <text:p>-1</text:p>
          </table:table-cell>
          <table:table-cell table:formula="of:=IF([$FillIn.P43]&lt;&gt;&quot;&quot;;[$FillIn.P43];-1)" office:value-type="float" office:value="-1" calcext:value-type="float">
            <text:p>-1</text:p>
          </table:table-cell>
          <table:table-cell table:formula="of:=IF([$FillIn.Q43]&lt;&gt;&quot;&quot;;[$FillIn.Q43];-1)" office:value-type="float" office:value="-1" calcext:value-type="float">
            <text:p>-1</text:p>
          </table:table-cell>
          <table:table-cell table:formula="of:=IF([$FillIn.R43]&lt;&gt;&quot;&quot;;[$FillIn.R43];-1)" office:value-type="float" office:value="-1" calcext:value-type="float">
            <text:p>-1</text:p>
          </table:table-cell>
          <table:table-cell table:formula="of:=IF([$FillIn.S43]&lt;&gt;&quot;&quot;;[$FillIn.S43];-1)" office:value-type="float" office:value="-1" calcext:value-type="float">
            <text:p>-1</text:p>
          </table:table-cell>
          <table:table-cell table:formula="of:=IF([$FillIn.T43]&lt;&gt;&quot;&quot;;[$FillIn.T43];-1)" office:value-type="float" office:value="-1" calcext:value-type="float">
            <text:p>-1</text:p>
          </table:table-cell>
          <table:table-cell table:formula="of:=IF([$FillIn.U43]&lt;&gt;&quot;&quot;;[$FillIn.U43];-1)" office:value-type="float" office:value="-1" calcext:value-type="float">
            <text:p>-1</text:p>
          </table:table-cell>
          <table:table-cell table:formula="of:=IF([$FillIn.V43]&lt;&gt;&quot;&quot;;[$FillIn.V43];-1)" office:value-type="float" office:value="-1" calcext:value-type="float">
            <text:p>-1</text:p>
          </table:table-cell>
          <table:table-cell table:formula="of:=IF([$FillIn.W43]&lt;&gt;&quot;&quot;;[$FillIn.W43];-1)" office:value-type="float" office:value="-1" calcext:value-type="float">
            <text:p>-1</text:p>
          </table:table-cell>
          <table:table-cell table:formula="of:=IF([$FillIn.X43]&lt;&gt;&quot;&quot;;[$FillIn.X43];-1)" office:value-type="float" office:value="-1" calcext:value-type="float">
            <text:p>-1</text:p>
          </table:table-cell>
          <table:table-cell table:formula="of:=IF([$FillIn.Y43]&lt;&gt;&quot;&quot;;[$FillIn.Y43];-1)" office:value-type="float" office:value="-1" calcext:value-type="float">
            <text:p>-1</text:p>
          </table:table-cell>
          <table:table-cell table:formula="of:=IF([$FillIn.Z43]&lt;&gt;&quot;&quot;;[$FillIn.Z43];-1)" office:value-type="float" office:value="-1" calcext:value-type="float">
            <text:p>-1</text:p>
          </table:table-cell>
          <table:table-cell table:formula="of:=IF([$FillIn.AA43]&lt;&gt;&quot;&quot;;[$FillIn.AA43];-1)" office:value-type="float" office:value="-1" calcext:value-type="float">
            <text:p>-1</text:p>
          </table:table-cell>
          <table:table-cell table:formula="of:=IF([$FillIn.AB43]&lt;&gt;&quot;&quot;;[$FillIn.AB43];-1)" office:value-type="float" office:value="-1" calcext:value-type="float">
            <text:p>-1</text:p>
          </table:table-cell>
          <table:table-cell table:formula="of:=IF([$FillIn.AC43]&lt;&gt;&quot;&quot;;[$FillIn.AC43];-1)" office:value-type="float" office:value="-1" calcext:value-type="float">
            <text:p>-1</text:p>
          </table:table-cell>
          <table:table-cell table:formula="of:=IF([$FillIn.AD43]&lt;&gt;&quot;&quot;;[$FillIn.AD43];-1)" office:value-type="float" office:value="-1" calcext:value-type="float">
            <text:p>-1</text:p>
          </table:table-cell>
          <table:table-cell table:formula="of:=IF([$FillIn.AE43]&lt;&gt;&quot;&quot;;[$FillIn.AE43];-1)" office:value-type="float" office:value="-1" calcext:value-type="float">
            <text:p>-1</text:p>
          </table:table-cell>
          <table:table-cell table:formula="of:=IF([$FillIn.AF43]&lt;&gt;&quot;&quot;;[$FillIn.AF43];-1)" office:value-type="float" office:value="-1" calcext:value-type="float">
            <text:p>-1</text:p>
          </table:table-cell>
          <table:table-cell table:formula="of:=IF([$FillIn.AG43]&lt;&gt;&quot;&quot;;[$FillIn.AG43];-1)" office:value-type="float" office:value="-1" calcext:value-type="float">
            <text:p>-1</text:p>
          </table:table-cell>
          <table:table-cell table:formula="of:=IF([$FillIn.AH43]&lt;&gt;&quot;&quot;;[$FillIn.AH43];-1)" office:value-type="float" office:value="-1" calcext:value-type="float">
            <text:p>-1</text:p>
          </table:table-cell>
          <table:table-cell table:formula="of:=IF([$FillIn.AI43]&lt;&gt;&quot;&quot;;[$FillIn.AI43];-1)" office:value-type="float" office:value="-1" calcext:value-type="float">
            <text:p>-1</text:p>
          </table:table-cell>
          <table:table-cell table:formula="of:=IF([$FillIn.AJ43]&lt;&gt;&quot;&quot;;[$FillIn.AJ43];-1)" office:value-type="float" office:value="-1" calcext:value-type="float">
            <text:p>-1</text:p>
          </table:table-cell>
          <table:table-cell table:formula="of:=IF([$FillIn.AK43]&lt;&gt;&quot;&quot;;[$FillIn.AK43];-1)" office:value-type="float" office:value="-1" calcext:value-type="float">
            <text:p>-1</text:p>
          </table:table-cell>
          <table:table-cell table:formula="of:=IF([$FillIn.AL43]&lt;&gt;&quot;&quot;;[$FillIn.AL43];-1)" office:value-type="float" office:value="-1" calcext:value-type="float">
            <text:p>-1</text:p>
          </table:table-cell>
          <table:table-cell table:formula="of:=IF([$FillIn.AM43]&lt;&gt;&quot;&quot;;[$FillIn.AM43];-1)" office:value-type="float" office:value="-1" calcext:value-type="float">
            <text:p>-1</text:p>
          </table:table-cell>
          <table:table-cell table:formula="of:=IF([$FillIn.AN43]&lt;&gt;&quot;&quot;;[$FillIn.AN43];-1)" office:value-type="float" office:value="-1" calcext:value-type="float">
            <text:p>-1</text:p>
          </table:table-cell>
          <table:table-cell table:formula="of:=IF([$FillIn.AO43]&lt;&gt;&quot;&quot;;[$FillIn.AO43];-1)" office:value-type="float" office:value="-1" calcext:value-type="float">
            <text:p>-1</text:p>
          </table:table-cell>
          <table:table-cell table:formula="of:=IF([$FillIn.AP43]&lt;&gt;&quot;&quot;;[$FillIn.AP43];-1)" office:value-type="float" office:value="-1" calcext:value-type="float">
            <text:p>-1</text:p>
          </table:table-cell>
          <table:table-cell table:formula="of:=IF([$FillIn.AQ43]&lt;&gt;&quot;&quot;;[$FillIn.AQ43];-1)" office:value-type="float" office:value="-1" calcext:value-type="float">
            <text:p>-1</text:p>
          </table:table-cell>
          <table:table-cell table:formula="of:=IF([$FillIn.AR43]&lt;&gt;&quot;&quot;;[$FillIn.AR43];-1)" office:value-type="float" office:value="-1" calcext:value-type="float">
            <text:p>-1</text:p>
          </table:table-cell>
          <table:table-cell table:formula="of:=IF([$FillIn.AS43]&lt;&gt;&quot;&quot;;[$FillIn.AS43];-1)" office:value-type="float" office:value="-1" calcext:value-type="float">
            <text:p>-1</text:p>
          </table:table-cell>
          <table:table-cell table:formula="of:=IF([$FillIn.AT43]&lt;&gt;&quot;&quot;;[$FillIn.AT43];-1)" office:value-type="float" office:value="-1" calcext:value-type="float">
            <text:p>-1</text:p>
          </table:table-cell>
          <table:table-cell table:formula="of:=IF([$FillIn.AU43]&lt;&gt;&quot;&quot;;[$FillIn.AU43];-1)" office:value-type="float" office:value="-1" calcext:value-type="float">
            <text:p>-1</text:p>
          </table:table-cell>
          <table:table-cell table:formula="of:=IF([$FillIn.AV43]&lt;&gt;&quot;&quot;;[$FillIn.AV43];-1)" office:value-type="float" office:value="-1" calcext:value-type="float">
            <text:p>-1</text:p>
          </table:table-cell>
          <table:table-cell table:formula="of:=IF([$FillIn.AW43]&lt;&gt;&quot;&quot;;[$FillIn.AW43];-1)" office:value-type="float" office:value="-1" calcext:value-type="float">
            <text:p>-1</text:p>
          </table:table-cell>
          <table:table-cell table:formula="of:=IF([$FillIn.AX43]&lt;&gt;&quot;&quot;;[$FillIn.AX43];-1)" office:value-type="float" office:value="-1" calcext:value-type="float">
            <text:p>-1</text:p>
          </table:table-cell>
          <table:table-cell table:formula="of:=IF([$FillIn.AY43]&lt;&gt;&quot;&quot;;[$FillIn.AY43];-1)" office:value-type="float" office:value="-1" calcext:value-type="float">
            <text:p>-1</text:p>
          </table:table-cell>
          <table:table-cell table:formula="of:=IF([$FillIn.AZ43]&lt;&gt;&quot;&quot;;[$FillIn.AZ43];-1)" office:value-type="float" office:value="-1" calcext:value-type="float">
            <text:p>-1</text:p>
          </table:table-cell>
          <table:table-cell table:formula="of:=IF([$FillIn.BA43]&lt;&gt;&quot;&quot;;[$FillIn.BA43];-1)" office:value-type="float" office:value="-1" calcext:value-type="float">
            <text:p>-1</text:p>
          </table:table-cell>
          <table:table-cell table:formula="of:=IF([$FillIn.BB43]&lt;&gt;&quot;&quot;;[$FillIn.BB43];-1)" office:value-type="float" office:value="-1" calcext:value-type="float">
            <text:p>-1</text:p>
          </table:table-cell>
          <table:table-cell table:formula="of:=IF([$FillIn.BC43]&lt;&gt;&quot;&quot;;[$FillIn.BC43];-1)" office:value-type="float" office:value="-1" calcext:value-type="float">
            <text:p>-1</text:p>
          </table:table-cell>
          <table:table-cell table:formula="of:=IF([$FillIn.BD43]&lt;&gt;&quot;&quot;;[$FillIn.BD43];-1)" office:value-type="float" office:value="-1" calcext:value-type="float">
            <text:p>-1</text:p>
          </table:table-cell>
          <table:table-cell table:formula="of:=IF([$FillIn.BE43]&lt;&gt;&quot;&quot;;[$FillIn.BE43];-1)" office:value-type="float" office:value="-1" calcext:value-type="float">
            <text:p>-1</text:p>
          </table:table-cell>
          <table:table-cell table:formula="of:=IF([$FillIn.BF43]&lt;&gt;&quot;&quot;;[$FillIn.BF43];-1)" office:value-type="float" office:value="-1" calcext:value-type="float">
            <text:p>-1</text:p>
          </table:table-cell>
          <table:table-cell table:formula="of:=IF([$FillIn.BG43]&lt;&gt;&quot;&quot;;[$FillIn.BG43];-1)" office:value-type="float" office:value="-1" calcext:value-type="float">
            <text:p>-1</text:p>
          </table:table-cell>
          <table:table-cell table:formula="of:=IF([$FillIn.BH43]&lt;&gt;&quot;&quot;;[$FillIn.BH43];-1)" office:value-type="float" office:value="-1" calcext:value-type="float">
            <text:p>-1</text:p>
          </table:table-cell>
          <table:table-cell table:formula="of:=IF([$FillIn.BI43]&lt;&gt;&quot;&quot;;[$FillIn.BI43];-1)" office:value-type="float" office:value="-1" calcext:value-type="float">
            <text:p>-1</text:p>
          </table:table-cell>
          <table:table-cell table:formula="of:=IF([$FillIn.BJ43]&lt;&gt;&quot;&quot;;[$FillIn.BJ43];-1)" office:value-type="float" office:value="-1" calcext:value-type="float">
            <text:p>-1</text:p>
          </table:table-cell>
          <table:table-cell table:formula="of:=IF([$FillIn.BK43]&lt;&gt;&quot;&quot;;[$FillIn.BK43];-1)" office:value-type="float" office:value="-1" calcext:value-type="float">
            <text:p>-1</text:p>
          </table:table-cell>
          <table:table-cell table:formula="of:=IF([$FillIn.BL43]&lt;&gt;&quot;&quot;;[$FillIn.BL43];-1)" office:value-type="float" office:value="-1" calcext:value-type="float">
            <text:p>-1</text:p>
          </table:table-cell>
          <table:table-cell table:formula="of:=IF([$FillIn.BM43]&lt;&gt;&quot;&quot;;[$FillIn.BM43];-1)" office:value-type="float" office:value="-1" calcext:value-type="float">
            <text:p>-1</text:p>
          </table:table-cell>
          <table:table-cell table:formula="of:=IF([$FillIn.BN43]&lt;&gt;&quot;&quot;;[$FillIn.BN43];-1)" office:value-type="float" office:value="-1" calcext:value-type="float">
            <text:p>-1</text:p>
          </table:table-cell>
          <table:table-cell table:formula="of:=IF([$FillIn.BO43]&lt;&gt;&quot;&quot;;[$FillIn.BO43];-1)" office:value-type="float" office:value="-1" calcext:value-type="float">
            <text:p>-1</text:p>
          </table:table-cell>
          <table:table-cell table:formula="of:=IF([$FillIn.BP43]&lt;&gt;&quot;&quot;;[$FillIn.BP43];-1)" office:value-type="float" office:value="-1" calcext:value-type="float">
            <text:p>-1</text:p>
          </table:table-cell>
          <table:table-cell table:formula="of:=IF([$FillIn.BQ43]&lt;&gt;&quot;&quot;;[$FillIn.BQ43];-1)" office:value-type="float" office:value="-1" calcext:value-type="float">
            <text:p>-1</text:p>
          </table:table-cell>
          <table:table-cell table:formula="of:=IF([$FillIn.BR43]&lt;&gt;&quot;&quot;;[$FillIn.BR43];-1)" office:value-type="float" office:value="-1" calcext:value-type="float">
            <text:p>-1</text:p>
          </table:table-cell>
          <table:table-cell table:formula="of:=IF([$FillIn.BS43]&lt;&gt;&quot;&quot;;[$FillIn.BS43];-1)" office:value-type="float" office:value="34" calcext:value-type="float">
            <text:p>34</text:p>
          </table:table-cell>
          <table:table-cell table:formula="of:=IF([$FillIn.BT43]&lt;&gt;&quot;&quot;;[$FillIn.BT43];-1)" office:value-type="float" office:value="-1" calcext:value-type="float">
            <text:p>-1</text:p>
          </table:table-cell>
          <table:table-cell table:formula="of:=IF([$FillIn.BU43]&lt;&gt;&quot;&quot;;[$FillIn.BU43];-1)" office:value-type="float" office:value="-1" calcext:value-type="float">
            <text:p>-1</text:p>
          </table:table-cell>
          <table:table-cell table:formula="of:=IF([$FillIn.BV43]&lt;&gt;&quot;&quot;;[$FillIn.BV43];-1)" office:value-type="float" office:value="31" calcext:value-type="float">
            <text:p>31</text:p>
          </table:table-cell>
          <table:table-cell table:formula="of:=IF([$FillIn.BW43]&lt;&gt;&quot;&quot;;[$FillIn.BW43];-1)" office:value-type="float" office:value="-1" calcext:value-type="float">
            <text:p>-1</text:p>
          </table:table-cell>
          <table:table-cell table:formula="of:=IF([$FillIn.BX43]&lt;&gt;&quot;&quot;;[$FillIn.BX43];-1)" office:value-type="float" office:value="-1" calcext:value-type="float">
            <text:p>-1</text:p>
          </table:table-cell>
          <table:table-cell table:formula="of:=IF([$FillIn.BY43]&lt;&gt;&quot;&quot;;[$FillIn.BY43];-1)" office:value-type="float" office:value="-1" calcext:value-type="float">
            <text:p>-1</text:p>
          </table:table-cell>
          <table:table-cell table:formula="of:=IF([$FillIn.BZ43]&lt;&gt;&quot;&quot;;[$FillIn.BZ43];-1)" office:value-type="float" office:value="-1" calcext:value-type="float">
            <text:p>-1</text:p>
          </table:table-cell>
          <table:table-cell table:formula="of:=IF([$FillIn.CA43]&lt;&gt;&quot;&quot;;[$FillIn.CA43];-1)" office:value-type="float" office:value="-1" calcext:value-type="float">
            <text:p>-1</text:p>
          </table:table-cell>
          <table:table-cell table:formula="of:=IF([$FillIn.CB43]&lt;&gt;&quot;&quot;;[$FillIn.CB43];-1)" office:value-type="float" office:value="-1" calcext:value-type="float">
            <text:p>-1</text:p>
          </table:table-cell>
          <table:table-cell table:formula="of:=IF([$FillIn.CC43]&lt;&gt;&quot;&quot;;[$FillIn.CC43];-1)" office:value-type="float" office:value="-1" calcext:value-type="float">
            <text:p>-1</text:p>
          </table:table-cell>
          <table:table-cell table:formula="of:=IF([$FillIn.CD43]&lt;&gt;&quot;&quot;;[$FillIn.CD43];-1)" office:value-type="float" office:value="-1" calcext:value-type="float">
            <text:p>-1</text:p>
          </table:table-cell>
          <table:table-cell table:formula="of:=IF([$FillIn.CE43]&lt;&gt;&quot;&quot;;[$FillIn.CE43];-1)" office:value-type="float" office:value="-1" calcext:value-type="float">
            <text:p>-1</text:p>
          </table:table-cell>
          <table:table-cell table:formula="of:=IF([$FillIn.CF43]&lt;&gt;&quot;&quot;;[$FillIn.CF43];-1)" office:value-type="float" office:value="-1" calcext:value-type="float">
            <text:p>-1</text:p>
          </table:table-cell>
          <table:table-cell table:formula="of:=IF([$FillIn.CG43]&lt;&gt;&quot;&quot;;[$FillIn.CG43];-1)" office:value-type="float" office:value="19" calcext:value-type="float">
            <text:p>19</text:p>
          </table:table-cell>
          <table:table-cell table:formula="of:=IF([$FillIn.CH43]&lt;&gt;&quot;&quot;;[$FillIn.CH43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44]&lt;&gt;&quot;&quot;;[$FillIn.A44];-1)" office:value-type="float" office:value="5" calcext:value-type="float">
            <text:p>5</text:p>
          </table:table-cell>
          <table:table-cell table:formula="of:=IF([$FillIn.B44]&lt;&gt;&quot;&quot;;[$FillIn.B44];-1)" office:value-type="float" office:value="-1" calcext:value-type="float">
            <text:p>-1</text:p>
          </table:table-cell>
          <table:table-cell table:formula="of:=IF([$FillIn.C44]&lt;&gt;&quot;&quot;;[$FillIn.C44];-1)" office:value-type="float" office:value="-1" calcext:value-type="float">
            <text:p>-1</text:p>
          </table:table-cell>
          <table:table-cell table:formula="of:=IF([$FillIn.D44]&lt;&gt;&quot;&quot;;[$FillIn.D44];-1)" office:value-type="float" office:value="-1" calcext:value-type="float">
            <text:p>-1</text:p>
          </table:table-cell>
          <table:table-cell table:formula="of:=IF([$FillIn.E44]&lt;&gt;&quot;&quot;;[$FillIn.E44];-1)" office:value-type="float" office:value="-1" calcext:value-type="float">
            <text:p>-1</text:p>
          </table:table-cell>
          <table:table-cell table:formula="of:=IF([$FillIn.F44]&lt;&gt;&quot;&quot;;[$FillIn.F44];-1)" office:value-type="float" office:value="-1" calcext:value-type="float">
            <text:p>-1</text:p>
          </table:table-cell>
          <table:table-cell table:formula="of:=IF([$FillIn.G44]&lt;&gt;&quot;&quot;;[$FillIn.G44];-1)" office:value-type="float" office:value="-1" calcext:value-type="float">
            <text:p>-1</text:p>
          </table:table-cell>
          <table:table-cell table:formula="of:=IF([$FillIn.H44]&lt;&gt;&quot;&quot;;[$FillIn.H44];-1)" office:value-type="float" office:value="-1" calcext:value-type="float">
            <text:p>-1</text:p>
          </table:table-cell>
          <table:table-cell table:formula="of:=IF([$FillIn.I44]&lt;&gt;&quot;&quot;;[$FillIn.I44];-1)" office:value-type="float" office:value="-1" calcext:value-type="float">
            <text:p>-1</text:p>
          </table:table-cell>
          <table:table-cell table:formula="of:=IF([$FillIn.J44]&lt;&gt;&quot;&quot;;[$FillIn.J44];-1)" office:value-type="float" office:value="-1" calcext:value-type="float">
            <text:p>-1</text:p>
          </table:table-cell>
          <table:table-cell table:formula="of:=IF([$FillIn.K44]&lt;&gt;&quot;&quot;;[$FillIn.K44];-1)" office:value-type="float" office:value="-1" calcext:value-type="float">
            <text:p>-1</text:p>
          </table:table-cell>
          <table:table-cell table:formula="of:=IF([$FillIn.L44]&lt;&gt;&quot;&quot;;[$FillIn.L44];-1)" office:value-type="float" office:value="-1" calcext:value-type="float">
            <text:p>-1</text:p>
          </table:table-cell>
          <table:table-cell table:formula="of:=IF([$FillIn.M44]&lt;&gt;&quot;&quot;;[$FillIn.M44];-1)" office:value-type="float" office:value="-1" calcext:value-type="float">
            <text:p>-1</text:p>
          </table:table-cell>
          <table:table-cell table:formula="of:=IF([$FillIn.N44]&lt;&gt;&quot;&quot;;[$FillIn.N44];-1)" office:value-type="float" office:value="-1" calcext:value-type="float">
            <text:p>-1</text:p>
          </table:table-cell>
          <table:table-cell table:formula="of:=IF([$FillIn.O44]&lt;&gt;&quot;&quot;;[$FillIn.O44];-1)" office:value-type="float" office:value="-1" calcext:value-type="float">
            <text:p>-1</text:p>
          </table:table-cell>
          <table:table-cell table:formula="of:=IF([$FillIn.P44]&lt;&gt;&quot;&quot;;[$FillIn.P44];-1)" office:value-type="float" office:value="-1" calcext:value-type="float">
            <text:p>-1</text:p>
          </table:table-cell>
          <table:table-cell table:formula="of:=IF([$FillIn.Q44]&lt;&gt;&quot;&quot;;[$FillIn.Q44];-1)" office:value-type="float" office:value="-1" calcext:value-type="float">
            <text:p>-1</text:p>
          </table:table-cell>
          <table:table-cell table:formula="of:=IF([$FillIn.R44]&lt;&gt;&quot;&quot;;[$FillIn.R44];-1)" office:value-type="float" office:value="-1" calcext:value-type="float">
            <text:p>-1</text:p>
          </table:table-cell>
          <table:table-cell table:formula="of:=IF([$FillIn.S44]&lt;&gt;&quot;&quot;;[$FillIn.S44];-1)" office:value-type="float" office:value="-1" calcext:value-type="float">
            <text:p>-1</text:p>
          </table:table-cell>
          <table:table-cell table:formula="of:=IF([$FillIn.T44]&lt;&gt;&quot;&quot;;[$FillIn.T44];-1)" office:value-type="float" office:value="-1" calcext:value-type="float">
            <text:p>-1</text:p>
          </table:table-cell>
          <table:table-cell table:formula="of:=IF([$FillIn.U44]&lt;&gt;&quot;&quot;;[$FillIn.U44];-1)" office:value-type="float" office:value="-1" calcext:value-type="float">
            <text:p>-1</text:p>
          </table:table-cell>
          <table:table-cell table:formula="of:=IF([$FillIn.V44]&lt;&gt;&quot;&quot;;[$FillIn.V44];-1)" office:value-type="float" office:value="-1" calcext:value-type="float">
            <text:p>-1</text:p>
          </table:table-cell>
          <table:table-cell table:formula="of:=IF([$FillIn.W44]&lt;&gt;&quot;&quot;;[$FillIn.W44];-1)" office:value-type="float" office:value="-1" calcext:value-type="float">
            <text:p>-1</text:p>
          </table:table-cell>
          <table:table-cell table:formula="of:=IF([$FillIn.X44]&lt;&gt;&quot;&quot;;[$FillIn.X44];-1)" office:value-type="float" office:value="-1" calcext:value-type="float">
            <text:p>-1</text:p>
          </table:table-cell>
          <table:table-cell table:formula="of:=IF([$FillIn.Y44]&lt;&gt;&quot;&quot;;[$FillIn.Y44];-1)" office:value-type="float" office:value="-1" calcext:value-type="float">
            <text:p>-1</text:p>
          </table:table-cell>
          <table:table-cell table:formula="of:=IF([$FillIn.Z44]&lt;&gt;&quot;&quot;;[$FillIn.Z44];-1)" office:value-type="float" office:value="-1" calcext:value-type="float">
            <text:p>-1</text:p>
          </table:table-cell>
          <table:table-cell table:formula="of:=IF([$FillIn.AA44]&lt;&gt;&quot;&quot;;[$FillIn.AA44];-1)" office:value-type="float" office:value="-1" calcext:value-type="float">
            <text:p>-1</text:p>
          </table:table-cell>
          <table:table-cell table:formula="of:=IF([$FillIn.AB44]&lt;&gt;&quot;&quot;;[$FillIn.AB44];-1)" office:value-type="float" office:value="-1" calcext:value-type="float">
            <text:p>-1</text:p>
          </table:table-cell>
          <table:table-cell table:formula="of:=IF([$FillIn.AC44]&lt;&gt;&quot;&quot;;[$FillIn.AC44];-1)" office:value-type="float" office:value="-1" calcext:value-type="float">
            <text:p>-1</text:p>
          </table:table-cell>
          <table:table-cell table:formula="of:=IF([$FillIn.AD44]&lt;&gt;&quot;&quot;;[$FillIn.AD44];-1)" office:value-type="float" office:value="-1" calcext:value-type="float">
            <text:p>-1</text:p>
          </table:table-cell>
          <table:table-cell table:formula="of:=IF([$FillIn.AE44]&lt;&gt;&quot;&quot;;[$FillIn.AE44];-1)" office:value-type="float" office:value="-1" calcext:value-type="float">
            <text:p>-1</text:p>
          </table:table-cell>
          <table:table-cell table:formula="of:=IF([$FillIn.AF44]&lt;&gt;&quot;&quot;;[$FillIn.AF44];-1)" office:value-type="float" office:value="-1" calcext:value-type="float">
            <text:p>-1</text:p>
          </table:table-cell>
          <table:table-cell table:formula="of:=IF([$FillIn.AG44]&lt;&gt;&quot;&quot;;[$FillIn.AG44];-1)" office:value-type="float" office:value="-1" calcext:value-type="float">
            <text:p>-1</text:p>
          </table:table-cell>
          <table:table-cell table:formula="of:=IF([$FillIn.AH44]&lt;&gt;&quot;&quot;;[$FillIn.AH44];-1)" office:value-type="float" office:value="-1" calcext:value-type="float">
            <text:p>-1</text:p>
          </table:table-cell>
          <table:table-cell table:formula="of:=IF([$FillIn.AI44]&lt;&gt;&quot;&quot;;[$FillIn.AI44];-1)" office:value-type="float" office:value="-1" calcext:value-type="float">
            <text:p>-1</text:p>
          </table:table-cell>
          <table:table-cell table:formula="of:=IF([$FillIn.AJ44]&lt;&gt;&quot;&quot;;[$FillIn.AJ44];-1)" office:value-type="float" office:value="-1" calcext:value-type="float">
            <text:p>-1</text:p>
          </table:table-cell>
          <table:table-cell table:formula="of:=IF([$FillIn.AK44]&lt;&gt;&quot;&quot;;[$FillIn.AK44];-1)" office:value-type="float" office:value="-1" calcext:value-type="float">
            <text:p>-1</text:p>
          </table:table-cell>
          <table:table-cell table:formula="of:=IF([$FillIn.AL44]&lt;&gt;&quot;&quot;;[$FillIn.AL44];-1)" office:value-type="float" office:value="-1" calcext:value-type="float">
            <text:p>-1</text:p>
          </table:table-cell>
          <table:table-cell table:formula="of:=IF([$FillIn.AM44]&lt;&gt;&quot;&quot;;[$FillIn.AM44];-1)" office:value-type="float" office:value="-1" calcext:value-type="float">
            <text:p>-1</text:p>
          </table:table-cell>
          <table:table-cell table:formula="of:=IF([$FillIn.AN44]&lt;&gt;&quot;&quot;;[$FillIn.AN44];-1)" office:value-type="float" office:value="-1" calcext:value-type="float">
            <text:p>-1</text:p>
          </table:table-cell>
          <table:table-cell table:formula="of:=IF([$FillIn.AO44]&lt;&gt;&quot;&quot;;[$FillIn.AO44];-1)" office:value-type="float" office:value="-1" calcext:value-type="float">
            <text:p>-1</text:p>
          </table:table-cell>
          <table:table-cell table:formula="of:=IF([$FillIn.AP44]&lt;&gt;&quot;&quot;;[$FillIn.AP44];-1)" office:value-type="float" office:value="-1" calcext:value-type="float">
            <text:p>-1</text:p>
          </table:table-cell>
          <table:table-cell table:formula="of:=IF([$FillIn.AQ44]&lt;&gt;&quot;&quot;;[$FillIn.AQ44];-1)" office:value-type="float" office:value="-1" calcext:value-type="float">
            <text:p>-1</text:p>
          </table:table-cell>
          <table:table-cell table:formula="of:=IF([$FillIn.AR44]&lt;&gt;&quot;&quot;;[$FillIn.AR44];-1)" office:value-type="float" office:value="-1" calcext:value-type="float">
            <text:p>-1</text:p>
          </table:table-cell>
          <table:table-cell table:formula="of:=IF([$FillIn.AS44]&lt;&gt;&quot;&quot;;[$FillIn.AS44];-1)" office:value-type="float" office:value="-1" calcext:value-type="float">
            <text:p>-1</text:p>
          </table:table-cell>
          <table:table-cell table:formula="of:=IF([$FillIn.AT44]&lt;&gt;&quot;&quot;;[$FillIn.AT44];-1)" office:value-type="float" office:value="66" calcext:value-type="float">
            <text:p>66</text:p>
          </table:table-cell>
          <table:table-cell table:formula="of:=IF([$FillIn.AU44]&lt;&gt;&quot;&quot;;[$FillIn.AU44];-1)" office:value-type="float" office:value="67" calcext:value-type="float">
            <text:p>67</text:p>
          </table:table-cell>
          <table:table-cell table:formula="of:=IF([$FillIn.AV44]&lt;&gt;&quot;&quot;;[$FillIn.AV44];-1)" office:value-type="float" office:value="68" calcext:value-type="float">
            <text:p>68</text:p>
          </table:table-cell>
          <table:table-cell table:formula="of:=IF([$FillIn.AW44]&lt;&gt;&quot;&quot;;[$FillIn.AW44];-1)" office:value-type="float" office:value="69" calcext:value-type="float">
            <text:p>69</text:p>
          </table:table-cell>
          <table:table-cell table:formula="of:=IF([$FillIn.AX44]&lt;&gt;&quot;&quot;;[$FillIn.AX44];-1)" office:value-type="float" office:value="70" calcext:value-type="float">
            <text:p>70</text:p>
          </table:table-cell>
          <table:table-cell table:formula="of:=IF([$FillIn.AY44]&lt;&gt;&quot;&quot;;[$FillIn.AY44];-1)" office:value-type="float" office:value="-1" calcext:value-type="float">
            <text:p>-1</text:p>
          </table:table-cell>
          <table:table-cell table:formula="of:=IF([$FillIn.AZ44]&lt;&gt;&quot;&quot;;[$FillIn.AZ44];-1)" office:value-type="float" office:value="-1" calcext:value-type="float">
            <text:p>-1</text:p>
          </table:table-cell>
          <table:table-cell table:formula="of:=IF([$FillIn.BA44]&lt;&gt;&quot;&quot;;[$FillIn.BA44];-1)" office:value-type="float" office:value="-1" calcext:value-type="float">
            <text:p>-1</text:p>
          </table:table-cell>
          <table:table-cell table:formula="of:=IF([$FillIn.BB44]&lt;&gt;&quot;&quot;;[$FillIn.BB44];-1)" office:value-type="float" office:value="-1" calcext:value-type="float">
            <text:p>-1</text:p>
          </table:table-cell>
          <table:table-cell table:formula="of:=IF([$FillIn.BC44]&lt;&gt;&quot;&quot;;[$FillIn.BC44];-1)" office:value-type="float" office:value="-1" calcext:value-type="float">
            <text:p>-1</text:p>
          </table:table-cell>
          <table:table-cell table:formula="of:=IF([$FillIn.BD44]&lt;&gt;&quot;&quot;;[$FillIn.BD44];-1)" office:value-type="float" office:value="-1" calcext:value-type="float">
            <text:p>-1</text:p>
          </table:table-cell>
          <table:table-cell table:formula="of:=IF([$FillIn.BE44]&lt;&gt;&quot;&quot;;[$FillIn.BE44];-1)" office:value-type="float" office:value="-1" calcext:value-type="float">
            <text:p>-1</text:p>
          </table:table-cell>
          <table:table-cell table:formula="of:=IF([$FillIn.BF44]&lt;&gt;&quot;&quot;;[$FillIn.BF44];-1)" office:value-type="float" office:value="-1" calcext:value-type="float">
            <text:p>-1</text:p>
          </table:table-cell>
          <table:table-cell table:formula="of:=IF([$FillIn.BG44]&lt;&gt;&quot;&quot;;[$FillIn.BG44];-1)" office:value-type="float" office:value="-1" calcext:value-type="float">
            <text:p>-1</text:p>
          </table:table-cell>
          <table:table-cell table:formula="of:=IF([$FillIn.BH44]&lt;&gt;&quot;&quot;;[$FillIn.BH44];-1)" office:value-type="float" office:value="-1" calcext:value-type="float">
            <text:p>-1</text:p>
          </table:table-cell>
          <table:table-cell table:formula="of:=IF([$FillIn.BI44]&lt;&gt;&quot;&quot;;[$FillIn.BI44];-1)" office:value-type="float" office:value="-1" calcext:value-type="float">
            <text:p>-1</text:p>
          </table:table-cell>
          <table:table-cell table:formula="of:=IF([$FillIn.BJ44]&lt;&gt;&quot;&quot;;[$FillIn.BJ44];-1)" office:value-type="float" office:value="-1" calcext:value-type="float">
            <text:p>-1</text:p>
          </table:table-cell>
          <table:table-cell table:formula="of:=IF([$FillIn.BK44]&lt;&gt;&quot;&quot;;[$FillIn.BK44];-1)" office:value-type="float" office:value="-1" calcext:value-type="float">
            <text:p>-1</text:p>
          </table:table-cell>
          <table:table-cell table:formula="of:=IF([$FillIn.BL44]&lt;&gt;&quot;&quot;;[$FillIn.BL44];-1)" office:value-type="float" office:value="-1" calcext:value-type="float">
            <text:p>-1</text:p>
          </table:table-cell>
          <table:table-cell table:formula="of:=IF([$FillIn.BM44]&lt;&gt;&quot;&quot;;[$FillIn.BM44];-1)" office:value-type="float" office:value="-1" calcext:value-type="float">
            <text:p>-1</text:p>
          </table:table-cell>
          <table:table-cell table:formula="of:=IF([$FillIn.BN44]&lt;&gt;&quot;&quot;;[$FillIn.BN44];-1)" office:value-type="float" office:value="-1" calcext:value-type="float">
            <text:p>-1</text:p>
          </table:table-cell>
          <table:table-cell table:formula="of:=IF([$FillIn.BO44]&lt;&gt;&quot;&quot;;[$FillIn.BO44];-1)" office:value-type="float" office:value="-1" calcext:value-type="float">
            <text:p>-1</text:p>
          </table:table-cell>
          <table:table-cell table:formula="of:=IF([$FillIn.BP44]&lt;&gt;&quot;&quot;;[$FillIn.BP44];-1)" office:value-type="float" office:value="-1" calcext:value-type="float">
            <text:p>-1</text:p>
          </table:table-cell>
          <table:table-cell table:formula="of:=IF([$FillIn.BQ44]&lt;&gt;&quot;&quot;;[$FillIn.BQ44];-1)" office:value-type="float" office:value="-1" calcext:value-type="float">
            <text:p>-1</text:p>
          </table:table-cell>
          <table:table-cell table:formula="of:=IF([$FillIn.BR44]&lt;&gt;&quot;&quot;;[$FillIn.BR44];-1)" office:value-type="float" office:value="-1" calcext:value-type="float">
            <text:p>-1</text:p>
          </table:table-cell>
          <table:table-cell table:formula="of:=IF([$FillIn.BS44]&lt;&gt;&quot;&quot;;[$FillIn.BS44];-1)" office:value-type="float" office:value="-1" calcext:value-type="float">
            <text:p>-1</text:p>
          </table:table-cell>
          <table:table-cell table:formula="of:=IF([$FillIn.BT44]&lt;&gt;&quot;&quot;;[$FillIn.BT44];-1)" office:value-type="float" office:value="-1" calcext:value-type="float">
            <text:p>-1</text:p>
          </table:table-cell>
          <table:table-cell table:formula="of:=IF([$FillIn.BU44]&lt;&gt;&quot;&quot;;[$FillIn.BU44];-1)" office:value-type="float" office:value="-1" calcext:value-type="float">
            <text:p>-1</text:p>
          </table:table-cell>
          <table:table-cell table:formula="of:=IF([$FillIn.BV44]&lt;&gt;&quot;&quot;;[$FillIn.BV44];-1)" office:value-type="float" office:value="30" calcext:value-type="float">
            <text:p>30</text:p>
          </table:table-cell>
          <table:table-cell table:formula="of:=IF([$FillIn.BW44]&lt;&gt;&quot;&quot;;[$FillIn.BW44];-1)" office:value-type="float" office:value="-1" calcext:value-type="float">
            <text:p>-1</text:p>
          </table:table-cell>
          <table:table-cell table:formula="of:=IF([$FillIn.BX44]&lt;&gt;&quot;&quot;;[$FillIn.BX44];-1)" office:value-type="float" office:value="-1" calcext:value-type="float">
            <text:p>-1</text:p>
          </table:table-cell>
          <table:table-cell table:formula="of:=IF([$FillIn.BY44]&lt;&gt;&quot;&quot;;[$FillIn.BY44];-1)" office:value-type="float" office:value="-1" calcext:value-type="float">
            <text:p>-1</text:p>
          </table:table-cell>
          <table:table-cell table:formula="of:=IF([$FillIn.BZ44]&lt;&gt;&quot;&quot;;[$FillIn.BZ44];-1)" office:value-type="float" office:value="-1" calcext:value-type="float">
            <text:p>-1</text:p>
          </table:table-cell>
          <table:table-cell table:formula="of:=IF([$FillIn.CA44]&lt;&gt;&quot;&quot;;[$FillIn.CA44];-1)" office:value-type="float" office:value="-1" calcext:value-type="float">
            <text:p>-1</text:p>
          </table:table-cell>
          <table:table-cell table:formula="of:=IF([$FillIn.CB44]&lt;&gt;&quot;&quot;;[$FillIn.CB44];-1)" office:value-type="float" office:value="-1" calcext:value-type="float">
            <text:p>-1</text:p>
          </table:table-cell>
          <table:table-cell table:formula="of:=IF([$FillIn.CC44]&lt;&gt;&quot;&quot;;[$FillIn.CC44];-1)" office:value-type="float" office:value="-1" calcext:value-type="float">
            <text:p>-1</text:p>
          </table:table-cell>
          <table:table-cell table:formula="of:=IF([$FillIn.CD44]&lt;&gt;&quot;&quot;;[$FillIn.CD44];-1)" office:value-type="float" office:value="-1" calcext:value-type="float">
            <text:p>-1</text:p>
          </table:table-cell>
          <table:table-cell table:formula="of:=IF([$FillIn.CE44]&lt;&gt;&quot;&quot;;[$FillIn.CE44];-1)" office:value-type="float" office:value="-1" calcext:value-type="float">
            <text:p>-1</text:p>
          </table:table-cell>
          <table:table-cell table:formula="of:=IF([$FillIn.CF44]&lt;&gt;&quot;&quot;;[$FillIn.CF44];-1)" office:value-type="float" office:value="20" calcext:value-type="float">
            <text:p>20</text:p>
          </table:table-cell>
          <table:table-cell table:formula="of:=IF([$FillIn.CG44]&lt;&gt;&quot;&quot;;[$FillIn.CG44];-1)" office:value-type="float" office:value="-1" calcext:value-type="float">
            <text:p>-1</text:p>
          </table:table-cell>
          <table:table-cell table:formula="of:=IF([$FillIn.CH44]&lt;&gt;&quot;&quot;;[$FillIn.CH44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45]&lt;&gt;&quot;&quot;;[$FillIn.A45];-1)" office:value-type="float" office:value="4" calcext:value-type="float">
            <text:p>4</text:p>
          </table:table-cell>
          <table:table-cell table:formula="of:=IF([$FillIn.B45]&lt;&gt;&quot;&quot;;[$FillIn.B45];-1)" office:value-type="float" office:value="-1" calcext:value-type="float">
            <text:p>-1</text:p>
          </table:table-cell>
          <table:table-cell table:formula="of:=IF([$FillIn.C45]&lt;&gt;&quot;&quot;;[$FillIn.C45];-1)" office:value-type="float" office:value="-1" calcext:value-type="float">
            <text:p>-1</text:p>
          </table:table-cell>
          <table:table-cell table:formula="of:=IF([$FillIn.D45]&lt;&gt;&quot;&quot;;[$FillIn.D45];-1)" office:value-type="float" office:value="-1" calcext:value-type="float">
            <text:p>-1</text:p>
          </table:table-cell>
          <table:table-cell table:formula="of:=IF([$FillIn.E45]&lt;&gt;&quot;&quot;;[$FillIn.E45];-1)" office:value-type="float" office:value="-1" calcext:value-type="float">
            <text:p>-1</text:p>
          </table:table-cell>
          <table:table-cell table:formula="of:=IF([$FillIn.F45]&lt;&gt;&quot;&quot;;[$FillIn.F45];-1)" office:value-type="float" office:value="-1" calcext:value-type="float">
            <text:p>-1</text:p>
          </table:table-cell>
          <table:table-cell table:formula="of:=IF([$FillIn.G45]&lt;&gt;&quot;&quot;;[$FillIn.G45];-1)" office:value-type="float" office:value="-1" calcext:value-type="float">
            <text:p>-1</text:p>
          </table:table-cell>
          <table:table-cell table:formula="of:=IF([$FillIn.H45]&lt;&gt;&quot;&quot;;[$FillIn.H45];-1)" office:value-type="float" office:value="-1" calcext:value-type="float">
            <text:p>-1</text:p>
          </table:table-cell>
          <table:table-cell table:formula="of:=IF([$FillIn.I45]&lt;&gt;&quot;&quot;;[$FillIn.I45];-1)" office:value-type="float" office:value="-1" calcext:value-type="float">
            <text:p>-1</text:p>
          </table:table-cell>
          <table:table-cell table:formula="of:=IF([$FillIn.J45]&lt;&gt;&quot;&quot;;[$FillIn.J45];-1)" office:value-type="float" office:value="-1" calcext:value-type="float">
            <text:p>-1</text:p>
          </table:table-cell>
          <table:table-cell table:formula="of:=IF([$FillIn.K45]&lt;&gt;&quot;&quot;;[$FillIn.K45];-1)" office:value-type="float" office:value="-1" calcext:value-type="float">
            <text:p>-1</text:p>
          </table:table-cell>
          <table:table-cell table:formula="of:=IF([$FillIn.L45]&lt;&gt;&quot;&quot;;[$FillIn.L45];-1)" office:value-type="float" office:value="-1" calcext:value-type="float">
            <text:p>-1</text:p>
          </table:table-cell>
          <table:table-cell table:formula="of:=IF([$FillIn.M45]&lt;&gt;&quot;&quot;;[$FillIn.M45];-1)" office:value-type="float" office:value="-1" calcext:value-type="float">
            <text:p>-1</text:p>
          </table:table-cell>
          <table:table-cell table:formula="of:=IF([$FillIn.N45]&lt;&gt;&quot;&quot;;[$FillIn.N45];-1)" office:value-type="float" office:value="-1" calcext:value-type="float">
            <text:p>-1</text:p>
          </table:table-cell>
          <table:table-cell table:formula="of:=IF([$FillIn.O45]&lt;&gt;&quot;&quot;;[$FillIn.O45];-1)" office:value-type="float" office:value="-1" calcext:value-type="float">
            <text:p>-1</text:p>
          </table:table-cell>
          <table:table-cell table:formula="of:=IF([$FillIn.P45]&lt;&gt;&quot;&quot;;[$FillIn.P45];-1)" office:value-type="float" office:value="-1" calcext:value-type="float">
            <text:p>-1</text:p>
          </table:table-cell>
          <table:table-cell table:formula="of:=IF([$FillIn.Q45]&lt;&gt;&quot;&quot;;[$FillIn.Q45];-1)" office:value-type="float" office:value="-1" calcext:value-type="float">
            <text:p>-1</text:p>
          </table:table-cell>
          <table:table-cell table:formula="of:=IF([$FillIn.R45]&lt;&gt;&quot;&quot;;[$FillIn.R45];-1)" office:value-type="float" office:value="-1" calcext:value-type="float">
            <text:p>-1</text:p>
          </table:table-cell>
          <table:table-cell table:formula="of:=IF([$FillIn.S45]&lt;&gt;&quot;&quot;;[$FillIn.S45];-1)" office:value-type="float" office:value="-1" calcext:value-type="float">
            <text:p>-1</text:p>
          </table:table-cell>
          <table:table-cell table:formula="of:=IF([$FillIn.T45]&lt;&gt;&quot;&quot;;[$FillIn.T45];-1)" office:value-type="float" office:value="-1" calcext:value-type="float">
            <text:p>-1</text:p>
          </table:table-cell>
          <table:table-cell table:formula="of:=IF([$FillIn.U45]&lt;&gt;&quot;&quot;;[$FillIn.U45];-1)" office:value-type="float" office:value="-1" calcext:value-type="float">
            <text:p>-1</text:p>
          </table:table-cell>
          <table:table-cell table:formula="of:=IF([$FillIn.V45]&lt;&gt;&quot;&quot;;[$FillIn.V45];-1)" office:value-type="float" office:value="-1" calcext:value-type="float">
            <text:p>-1</text:p>
          </table:table-cell>
          <table:table-cell table:formula="of:=IF([$FillIn.W45]&lt;&gt;&quot;&quot;;[$FillIn.W45];-1)" office:value-type="float" office:value="-1" calcext:value-type="float">
            <text:p>-1</text:p>
          </table:table-cell>
          <table:table-cell table:formula="of:=IF([$FillIn.X45]&lt;&gt;&quot;&quot;;[$FillIn.X45];-1)" office:value-type="float" office:value="-1" calcext:value-type="float">
            <text:p>-1</text:p>
          </table:table-cell>
          <table:table-cell table:formula="of:=IF([$FillIn.Y45]&lt;&gt;&quot;&quot;;[$FillIn.Y45];-1)" office:value-type="float" office:value="-1" calcext:value-type="float">
            <text:p>-1</text:p>
          </table:table-cell>
          <table:table-cell table:formula="of:=IF([$FillIn.Z45]&lt;&gt;&quot;&quot;;[$FillIn.Z45];-1)" office:value-type="float" office:value="-1" calcext:value-type="float">
            <text:p>-1</text:p>
          </table:table-cell>
          <table:table-cell table:formula="of:=IF([$FillIn.AA45]&lt;&gt;&quot;&quot;;[$FillIn.AA45];-1)" office:value-type="float" office:value="-1" calcext:value-type="float">
            <text:p>-1</text:p>
          </table:table-cell>
          <table:table-cell table:formula="of:=IF([$FillIn.AB45]&lt;&gt;&quot;&quot;;[$FillIn.AB45];-1)" office:value-type="float" office:value="-1" calcext:value-type="float">
            <text:p>-1</text:p>
          </table:table-cell>
          <table:table-cell table:formula="of:=IF([$FillIn.AC45]&lt;&gt;&quot;&quot;;[$FillIn.AC45];-1)" office:value-type="float" office:value="-1" calcext:value-type="float">
            <text:p>-1</text:p>
          </table:table-cell>
          <table:table-cell table:formula="of:=IF([$FillIn.AD45]&lt;&gt;&quot;&quot;;[$FillIn.AD45];-1)" office:value-type="float" office:value="-1" calcext:value-type="float">
            <text:p>-1</text:p>
          </table:table-cell>
          <table:table-cell table:formula="of:=IF([$FillIn.AE45]&lt;&gt;&quot;&quot;;[$FillIn.AE45];-1)" office:value-type="float" office:value="-1" calcext:value-type="float">
            <text:p>-1</text:p>
          </table:table-cell>
          <table:table-cell table:formula="of:=IF([$FillIn.AF45]&lt;&gt;&quot;&quot;;[$FillIn.AF45];-1)" office:value-type="float" office:value="-1" calcext:value-type="float">
            <text:p>-1</text:p>
          </table:table-cell>
          <table:table-cell table:formula="of:=IF([$FillIn.AG45]&lt;&gt;&quot;&quot;;[$FillIn.AG45];-1)" office:value-type="float" office:value="-1" calcext:value-type="float">
            <text:p>-1</text:p>
          </table:table-cell>
          <table:table-cell table:formula="of:=IF([$FillIn.AH45]&lt;&gt;&quot;&quot;;[$FillIn.AH45];-1)" office:value-type="float" office:value="-1" calcext:value-type="float">
            <text:p>-1</text:p>
          </table:table-cell>
          <table:table-cell table:formula="of:=IF([$FillIn.AI45]&lt;&gt;&quot;&quot;;[$FillIn.AI45];-1)" office:value-type="float" office:value="-1" calcext:value-type="float">
            <text:p>-1</text:p>
          </table:table-cell>
          <table:table-cell table:formula="of:=IF([$FillIn.AJ45]&lt;&gt;&quot;&quot;;[$FillIn.AJ45];-1)" office:value-type="float" office:value="-1" calcext:value-type="float">
            <text:p>-1</text:p>
          </table:table-cell>
          <table:table-cell table:formula="of:=IF([$FillIn.AK45]&lt;&gt;&quot;&quot;;[$FillIn.AK45];-1)" office:value-type="float" office:value="-1" calcext:value-type="float">
            <text:p>-1</text:p>
          </table:table-cell>
          <table:table-cell table:formula="of:=IF([$FillIn.AL45]&lt;&gt;&quot;&quot;;[$FillIn.AL45];-1)" office:value-type="float" office:value="-1" calcext:value-type="float">
            <text:p>-1</text:p>
          </table:table-cell>
          <table:table-cell table:formula="of:=IF([$FillIn.AM45]&lt;&gt;&quot;&quot;;[$FillIn.AM45];-1)" office:value-type="float" office:value="-1" calcext:value-type="float">
            <text:p>-1</text:p>
          </table:table-cell>
          <table:table-cell table:formula="of:=IF([$FillIn.AN45]&lt;&gt;&quot;&quot;;[$FillIn.AN45];-1)" office:value-type="float" office:value="-1" calcext:value-type="float">
            <text:p>-1</text:p>
          </table:table-cell>
          <table:table-cell table:formula="of:=IF([$FillIn.AO45]&lt;&gt;&quot;&quot;;[$FillIn.AO45];-1)" office:value-type="float" office:value="-1" calcext:value-type="float">
            <text:p>-1</text:p>
          </table:table-cell>
          <table:table-cell table:formula="of:=IF([$FillIn.AP45]&lt;&gt;&quot;&quot;;[$FillIn.AP45];-1)" office:value-type="float" office:value="-1" calcext:value-type="float">
            <text:p>-1</text:p>
          </table:table-cell>
          <table:table-cell table:formula="of:=IF([$FillIn.AQ45]&lt;&gt;&quot;&quot;;[$FillIn.AQ45];-1)" office:value-type="float" office:value="-1" calcext:value-type="float">
            <text:p>-1</text:p>
          </table:table-cell>
          <table:table-cell table:formula="of:=IF([$FillIn.AR45]&lt;&gt;&quot;&quot;;[$FillIn.AR45];-1)" office:value-type="float" office:value="-1" calcext:value-type="float">
            <text:p>-1</text:p>
          </table:table-cell>
          <table:table-cell table:formula="of:=IF([$FillIn.AS45]&lt;&gt;&quot;&quot;;[$FillIn.AS45];-1)" office:value-type="float" office:value="-1" calcext:value-type="float">
            <text:p>-1</text:p>
          </table:table-cell>
          <table:table-cell table:formula="of:=IF([$FillIn.AT45]&lt;&gt;&quot;&quot;;[$FillIn.AT45];-1)" office:value-type="float" office:value="65" calcext:value-type="float">
            <text:p>65</text:p>
          </table:table-cell>
          <table:table-cell table:formula="of:=IF([$FillIn.AU45]&lt;&gt;&quot;&quot;;[$FillIn.AU45];-1)" office:value-type="float" office:value="-1" calcext:value-type="float">
            <text:p>-1</text:p>
          </table:table-cell>
          <table:table-cell table:formula="of:=IF([$FillIn.AV45]&lt;&gt;&quot;&quot;;[$FillIn.AV45];-1)" office:value-type="float" office:value="-1" calcext:value-type="float">
            <text:p>-1</text:p>
          </table:table-cell>
          <table:table-cell table:formula="of:=IF([$FillIn.AW45]&lt;&gt;&quot;&quot;;[$FillIn.AW45];-1)" office:value-type="float" office:value="-1" calcext:value-type="float">
            <text:p>-1</text:p>
          </table:table-cell>
          <table:table-cell table:formula="of:=IF([$FillIn.AX45]&lt;&gt;&quot;&quot;;[$FillIn.AX45];-1)" office:value-type="float" office:value="-1" calcext:value-type="float">
            <text:p>-1</text:p>
          </table:table-cell>
          <table:table-cell table:formula="of:=IF([$FillIn.AY45]&lt;&gt;&quot;&quot;;[$FillIn.AY45];-1)" office:value-type="float" office:value="-1" calcext:value-type="float">
            <text:p>-1</text:p>
          </table:table-cell>
          <table:table-cell table:formula="of:=IF([$FillIn.AZ45]&lt;&gt;&quot;&quot;;[$FillIn.AZ45];-1)" office:value-type="float" office:value="-1" calcext:value-type="float">
            <text:p>-1</text:p>
          </table:table-cell>
          <table:table-cell table:formula="of:=IF([$FillIn.BA45]&lt;&gt;&quot;&quot;;[$FillIn.BA45];-1)" office:value-type="float" office:value="-1" calcext:value-type="float">
            <text:p>-1</text:p>
          </table:table-cell>
          <table:table-cell table:formula="of:=IF([$FillIn.BB45]&lt;&gt;&quot;&quot;;[$FillIn.BB45];-1)" office:value-type="float" office:value="-1" calcext:value-type="float">
            <text:p>-1</text:p>
          </table:table-cell>
          <table:table-cell table:formula="of:=IF([$FillIn.BC45]&lt;&gt;&quot;&quot;;[$FillIn.BC45];-1)" office:value-type="float" office:value="-1" calcext:value-type="float">
            <text:p>-1</text:p>
          </table:table-cell>
          <table:table-cell table:formula="of:=IF([$FillIn.BD45]&lt;&gt;&quot;&quot;;[$FillIn.BD45];-1)" office:value-type="float" office:value="-1" calcext:value-type="float">
            <text:p>-1</text:p>
          </table:table-cell>
          <table:table-cell table:formula="of:=IF([$FillIn.BE45]&lt;&gt;&quot;&quot;;[$FillIn.BE45];-1)" office:value-type="float" office:value="-1" calcext:value-type="float">
            <text:p>-1</text:p>
          </table:table-cell>
          <table:table-cell table:formula="of:=IF([$FillIn.BF45]&lt;&gt;&quot;&quot;;[$FillIn.BF45];-1)" office:value-type="float" office:value="-1" calcext:value-type="float">
            <text:p>-1</text:p>
          </table:table-cell>
          <table:table-cell table:formula="of:=IF([$FillIn.BG45]&lt;&gt;&quot;&quot;;[$FillIn.BG45];-1)" office:value-type="float" office:value="-1" calcext:value-type="float">
            <text:p>-1</text:p>
          </table:table-cell>
          <table:table-cell table:formula="of:=IF([$FillIn.BH45]&lt;&gt;&quot;&quot;;[$FillIn.BH45];-1)" office:value-type="float" office:value="-1" calcext:value-type="float">
            <text:p>-1</text:p>
          </table:table-cell>
          <table:table-cell table:formula="of:=IF([$FillIn.BI45]&lt;&gt;&quot;&quot;;[$FillIn.BI45];-1)" office:value-type="float" office:value="-1" calcext:value-type="float">
            <text:p>-1</text:p>
          </table:table-cell>
          <table:table-cell table:formula="of:=IF([$FillIn.BJ45]&lt;&gt;&quot;&quot;;[$FillIn.BJ45];-1)" office:value-type="float" office:value="-1" calcext:value-type="float">
            <text:p>-1</text:p>
          </table:table-cell>
          <table:table-cell table:formula="of:=IF([$FillIn.BK45]&lt;&gt;&quot;&quot;;[$FillIn.BK45];-1)" office:value-type="float" office:value="-1" calcext:value-type="float">
            <text:p>-1</text:p>
          </table:table-cell>
          <table:table-cell table:formula="of:=IF([$FillIn.BL45]&lt;&gt;&quot;&quot;;[$FillIn.BL45];-1)" office:value-type="float" office:value="-1" calcext:value-type="float">
            <text:p>-1</text:p>
          </table:table-cell>
          <table:table-cell table:formula="of:=IF([$FillIn.BM45]&lt;&gt;&quot;&quot;;[$FillIn.BM45];-1)" office:value-type="float" office:value="-1" calcext:value-type="float">
            <text:p>-1</text:p>
          </table:table-cell>
          <table:table-cell table:formula="of:=IF([$FillIn.BN45]&lt;&gt;&quot;&quot;;[$FillIn.BN45];-1)" office:value-type="float" office:value="-1" calcext:value-type="float">
            <text:p>-1</text:p>
          </table:table-cell>
          <table:table-cell table:formula="of:=IF([$FillIn.BO45]&lt;&gt;&quot;&quot;;[$FillIn.BO45];-1)" office:value-type="float" office:value="-1" calcext:value-type="float">
            <text:p>-1</text:p>
          </table:table-cell>
          <table:table-cell table:formula="of:=IF([$FillIn.BP45]&lt;&gt;&quot;&quot;;[$FillIn.BP45];-1)" office:value-type="float" office:value="-1" calcext:value-type="float">
            <text:p>-1</text:p>
          </table:table-cell>
          <table:table-cell table:formula="of:=IF([$FillIn.BQ45]&lt;&gt;&quot;&quot;;[$FillIn.BQ45];-1)" office:value-type="float" office:value="-1" calcext:value-type="float">
            <text:p>-1</text:p>
          </table:table-cell>
          <table:table-cell table:formula="of:=IF([$FillIn.BR45]&lt;&gt;&quot;&quot;;[$FillIn.BR45];-1)" office:value-type="float" office:value="-1" calcext:value-type="float">
            <text:p>-1</text:p>
          </table:table-cell>
          <table:table-cell table:formula="of:=IF([$FillIn.BS45]&lt;&gt;&quot;&quot;;[$FillIn.BS45];-1)" office:value-type="float" office:value="35" calcext:value-type="float">
            <text:p>35</text:p>
          </table:table-cell>
          <table:table-cell table:formula="of:=IF([$FillIn.BT45]&lt;&gt;&quot;&quot;;[$FillIn.BT45];-1)" office:value-type="float" office:value="-1" calcext:value-type="float">
            <text:p>-1</text:p>
          </table:table-cell>
          <table:table-cell table:formula="of:=IF([$FillIn.BU45]&lt;&gt;&quot;&quot;;[$FillIn.BU45];-1)" office:value-type="float" office:value="-1" calcext:value-type="float">
            <text:p>-1</text:p>
          </table:table-cell>
          <table:table-cell table:formula="of:=IF([$FillIn.BV45]&lt;&gt;&quot;&quot;;[$FillIn.BV45];-1)" office:value-type="float" office:value="-1" calcext:value-type="float">
            <text:p>-1</text:p>
          </table:table-cell>
          <table:table-cell table:formula="of:=IF([$FillIn.BW45]&lt;&gt;&quot;&quot;;[$FillIn.BW45];-1)" office:value-type="float" office:value="29" calcext:value-type="float">
            <text:p>29</text:p>
          </table:table-cell>
          <table:table-cell table:formula="of:=IF([$FillIn.BX45]&lt;&gt;&quot;&quot;;[$FillIn.BX45];-1)" office:value-type="float" office:value="-1" calcext:value-type="float">
            <text:p>-1</text:p>
          </table:table-cell>
          <table:table-cell table:formula="of:=IF([$FillIn.BY45]&lt;&gt;&quot;&quot;;[$FillIn.BY45];-1)" office:value-type="float" office:value="-1" calcext:value-type="float">
            <text:p>-1</text:p>
          </table:table-cell>
          <table:table-cell table:formula="of:=IF([$FillIn.BZ45]&lt;&gt;&quot;&quot;;[$FillIn.BZ45];-1)" office:value-type="float" office:value="-1" calcext:value-type="float">
            <text:p>-1</text:p>
          </table:table-cell>
          <table:table-cell table:formula="of:=IF([$FillIn.CA45]&lt;&gt;&quot;&quot;;[$FillIn.CA45];-1)" office:value-type="float" office:value="-1" calcext:value-type="float">
            <text:p>-1</text:p>
          </table:table-cell>
          <table:table-cell table:formula="of:=IF([$FillIn.CB45]&lt;&gt;&quot;&quot;;[$FillIn.CB45];-1)" office:value-type="float" office:value="-1" calcext:value-type="float">
            <text:p>-1</text:p>
          </table:table-cell>
          <table:table-cell table:formula="of:=IF([$FillIn.CC45]&lt;&gt;&quot;&quot;;[$FillIn.CC45];-1)" office:value-type="float" office:value="-1" calcext:value-type="float">
            <text:p>-1</text:p>
          </table:table-cell>
          <table:table-cell table:formula="of:=IF([$FillIn.CD45]&lt;&gt;&quot;&quot;;[$FillIn.CD45];-1)" office:value-type="float" office:value="-1" calcext:value-type="float">
            <text:p>-1</text:p>
          </table:table-cell>
          <table:table-cell table:formula="of:=IF([$FillIn.CE45]&lt;&gt;&quot;&quot;;[$FillIn.CE45];-1)" office:value-type="float" office:value="21" calcext:value-type="float">
            <text:p>21</text:p>
          </table:table-cell>
          <table:table-cell table:formula="of:=IF([$FillIn.CF45]&lt;&gt;&quot;&quot;;[$FillIn.CF45];-1)" office:value-type="float" office:value="-1" calcext:value-type="float">
            <text:p>-1</text:p>
          </table:table-cell>
          <table:table-cell table:formula="of:=IF([$FillIn.CG45]&lt;&gt;&quot;&quot;;[$FillIn.CG45];-1)" office:value-type="float" office:value="-1" calcext:value-type="float">
            <text:p>-1</text:p>
          </table:table-cell>
          <table:table-cell table:formula="of:=IF([$FillIn.CH45]&lt;&gt;&quot;&quot;;[$FillIn.CH45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46]&lt;&gt;&quot;&quot;;[$FillIn.A46];-1)" office:value-type="float" office:value="3" calcext:value-type="float">
            <text:p>3</text:p>
          </table:table-cell>
          <table:table-cell table:formula="of:=IF([$FillIn.B46]&lt;&gt;&quot;&quot;;[$FillIn.B46];-1)" office:value-type="float" office:value="-1" calcext:value-type="float">
            <text:p>-1</text:p>
          </table:table-cell>
          <table:table-cell table:formula="of:=IF([$FillIn.C46]&lt;&gt;&quot;&quot;;[$FillIn.C46];-1)" office:value-type="float" office:value="-1" calcext:value-type="float">
            <text:p>-1</text:p>
          </table:table-cell>
          <table:table-cell table:formula="of:=IF([$FillIn.D46]&lt;&gt;&quot;&quot;;[$FillIn.D46];-1)" office:value-type="float" office:value="-1" calcext:value-type="float">
            <text:p>-1</text:p>
          </table:table-cell>
          <table:table-cell table:formula="of:=IF([$FillIn.E46]&lt;&gt;&quot;&quot;;[$FillIn.E46];-1)" office:value-type="float" office:value="-1" calcext:value-type="float">
            <text:p>-1</text:p>
          </table:table-cell>
          <table:table-cell table:formula="of:=IF([$FillIn.F46]&lt;&gt;&quot;&quot;;[$FillIn.F46];-1)" office:value-type="float" office:value="-1" calcext:value-type="float">
            <text:p>-1</text:p>
          </table:table-cell>
          <table:table-cell table:formula="of:=IF([$FillIn.G46]&lt;&gt;&quot;&quot;;[$FillIn.G46];-1)" office:value-type="float" office:value="-1" calcext:value-type="float">
            <text:p>-1</text:p>
          </table:table-cell>
          <table:table-cell table:formula="of:=IF([$FillIn.H46]&lt;&gt;&quot;&quot;;[$FillIn.H46];-1)" office:value-type="float" office:value="-1" calcext:value-type="float">
            <text:p>-1</text:p>
          </table:table-cell>
          <table:table-cell table:formula="of:=IF([$FillIn.I46]&lt;&gt;&quot;&quot;;[$FillIn.I46];-1)" office:value-type="float" office:value="-1" calcext:value-type="float">
            <text:p>-1</text:p>
          </table:table-cell>
          <table:table-cell table:formula="of:=IF([$FillIn.J46]&lt;&gt;&quot;&quot;;[$FillIn.J46];-1)" office:value-type="float" office:value="-1" calcext:value-type="float">
            <text:p>-1</text:p>
          </table:table-cell>
          <table:table-cell table:formula="of:=IF([$FillIn.K46]&lt;&gt;&quot;&quot;;[$FillIn.K46];-1)" office:value-type="float" office:value="-1" calcext:value-type="float">
            <text:p>-1</text:p>
          </table:table-cell>
          <table:table-cell table:formula="of:=IF([$FillIn.L46]&lt;&gt;&quot;&quot;;[$FillIn.L46];-1)" office:value-type="float" office:value="-1" calcext:value-type="float">
            <text:p>-1</text:p>
          </table:table-cell>
          <table:table-cell table:formula="of:=IF([$FillIn.M46]&lt;&gt;&quot;&quot;;[$FillIn.M46];-1)" office:value-type="float" office:value="-1" calcext:value-type="float">
            <text:p>-1</text:p>
          </table:table-cell>
          <table:table-cell table:formula="of:=IF([$FillIn.N46]&lt;&gt;&quot;&quot;;[$FillIn.N46];-1)" office:value-type="float" office:value="-1" calcext:value-type="float">
            <text:p>-1</text:p>
          </table:table-cell>
          <table:table-cell table:formula="of:=IF([$FillIn.O46]&lt;&gt;&quot;&quot;;[$FillIn.O46];-1)" office:value-type="float" office:value="-1" calcext:value-type="float">
            <text:p>-1</text:p>
          </table:table-cell>
          <table:table-cell table:formula="of:=IF([$FillIn.P46]&lt;&gt;&quot;&quot;;[$FillIn.P46];-1)" office:value-type="float" office:value="-1" calcext:value-type="float">
            <text:p>-1</text:p>
          </table:table-cell>
          <table:table-cell table:formula="of:=IF([$FillIn.Q46]&lt;&gt;&quot;&quot;;[$FillIn.Q46];-1)" office:value-type="float" office:value="-1" calcext:value-type="float">
            <text:p>-1</text:p>
          </table:table-cell>
          <table:table-cell table:formula="of:=IF([$FillIn.R46]&lt;&gt;&quot;&quot;;[$FillIn.R46];-1)" office:value-type="float" office:value="-1" calcext:value-type="float">
            <text:p>-1</text:p>
          </table:table-cell>
          <table:table-cell table:formula="of:=IF([$FillIn.S46]&lt;&gt;&quot;&quot;;[$FillIn.S46];-1)" office:value-type="float" office:value="-1" calcext:value-type="float">
            <text:p>-1</text:p>
          </table:table-cell>
          <table:table-cell table:formula="of:=IF([$FillIn.T46]&lt;&gt;&quot;&quot;;[$FillIn.T46];-1)" office:value-type="float" office:value="-1" calcext:value-type="float">
            <text:p>-1</text:p>
          </table:table-cell>
          <table:table-cell table:formula="of:=IF([$FillIn.U46]&lt;&gt;&quot;&quot;;[$FillIn.U46];-1)" office:value-type="float" office:value="-1" calcext:value-type="float">
            <text:p>-1</text:p>
          </table:table-cell>
          <table:table-cell table:formula="of:=IF([$FillIn.V46]&lt;&gt;&quot;&quot;;[$FillIn.V46];-1)" office:value-type="float" office:value="-1" calcext:value-type="float">
            <text:p>-1</text:p>
          </table:table-cell>
          <table:table-cell table:formula="of:=IF([$FillIn.W46]&lt;&gt;&quot;&quot;;[$FillIn.W46];-1)" office:value-type="float" office:value="-1" calcext:value-type="float">
            <text:p>-1</text:p>
          </table:table-cell>
          <table:table-cell table:formula="of:=IF([$FillIn.X46]&lt;&gt;&quot;&quot;;[$FillIn.X46];-1)" office:value-type="float" office:value="-1" calcext:value-type="float">
            <text:p>-1</text:p>
          </table:table-cell>
          <table:table-cell table:formula="of:=IF([$FillIn.Y46]&lt;&gt;&quot;&quot;;[$FillIn.Y46];-1)" office:value-type="float" office:value="-1" calcext:value-type="float">
            <text:p>-1</text:p>
          </table:table-cell>
          <table:table-cell table:formula="of:=IF([$FillIn.Z46]&lt;&gt;&quot;&quot;;[$FillIn.Z46];-1)" office:value-type="float" office:value="-1" calcext:value-type="float">
            <text:p>-1</text:p>
          </table:table-cell>
          <table:table-cell table:formula="of:=IF([$FillIn.AA46]&lt;&gt;&quot;&quot;;[$FillIn.AA46];-1)" office:value-type="float" office:value="-1" calcext:value-type="float">
            <text:p>-1</text:p>
          </table:table-cell>
          <table:table-cell table:formula="of:=IF([$FillIn.AB46]&lt;&gt;&quot;&quot;;[$FillIn.AB46];-1)" office:value-type="float" office:value="-1" calcext:value-type="float">
            <text:p>-1</text:p>
          </table:table-cell>
          <table:table-cell table:formula="of:=IF([$FillIn.AC46]&lt;&gt;&quot;&quot;;[$FillIn.AC46];-1)" office:value-type="float" office:value="-1" calcext:value-type="float">
            <text:p>-1</text:p>
          </table:table-cell>
          <table:table-cell table:formula="of:=IF([$FillIn.AD46]&lt;&gt;&quot;&quot;;[$FillIn.AD46];-1)" office:value-type="float" office:value="-1" calcext:value-type="float">
            <text:p>-1</text:p>
          </table:table-cell>
          <table:table-cell table:formula="of:=IF([$FillIn.AE46]&lt;&gt;&quot;&quot;;[$FillIn.AE46];-1)" office:value-type="float" office:value="-1" calcext:value-type="float">
            <text:p>-1</text:p>
          </table:table-cell>
          <table:table-cell table:formula="of:=IF([$FillIn.AF46]&lt;&gt;&quot;&quot;;[$FillIn.AF46];-1)" office:value-type="float" office:value="-1" calcext:value-type="float">
            <text:p>-1</text:p>
          </table:table-cell>
          <table:table-cell table:formula="of:=IF([$FillIn.AG46]&lt;&gt;&quot;&quot;;[$FillIn.AG46];-1)" office:value-type="float" office:value="-1" calcext:value-type="float">
            <text:p>-1</text:p>
          </table:table-cell>
          <table:table-cell table:formula="of:=IF([$FillIn.AH46]&lt;&gt;&quot;&quot;;[$FillIn.AH46];-1)" office:value-type="float" office:value="-1" calcext:value-type="float">
            <text:p>-1</text:p>
          </table:table-cell>
          <table:table-cell table:formula="of:=IF([$FillIn.AI46]&lt;&gt;&quot;&quot;;[$FillIn.AI46];-1)" office:value-type="float" office:value="-1" calcext:value-type="float">
            <text:p>-1</text:p>
          </table:table-cell>
          <table:table-cell table:formula="of:=IF([$FillIn.AJ46]&lt;&gt;&quot;&quot;;[$FillIn.AJ46];-1)" office:value-type="float" office:value="-1" calcext:value-type="float">
            <text:p>-1</text:p>
          </table:table-cell>
          <table:table-cell table:formula="of:=IF([$FillIn.AK46]&lt;&gt;&quot;&quot;;[$FillIn.AK46];-1)" office:value-type="float" office:value="-1" calcext:value-type="float">
            <text:p>-1</text:p>
          </table:table-cell>
          <table:table-cell table:formula="of:=IF([$FillIn.AL46]&lt;&gt;&quot;&quot;;[$FillIn.AL46];-1)" office:value-type="float" office:value="-1" calcext:value-type="float">
            <text:p>-1</text:p>
          </table:table-cell>
          <table:table-cell table:formula="of:=IF([$FillIn.AM46]&lt;&gt;&quot;&quot;;[$FillIn.AM46];-1)" office:value-type="float" office:value="-1" calcext:value-type="float">
            <text:p>-1</text:p>
          </table:table-cell>
          <table:table-cell table:formula="of:=IF([$FillIn.AN46]&lt;&gt;&quot;&quot;;[$FillIn.AN46];-1)" office:value-type="float" office:value="-1" calcext:value-type="float">
            <text:p>-1</text:p>
          </table:table-cell>
          <table:table-cell table:formula="of:=IF([$FillIn.AO46]&lt;&gt;&quot;&quot;;[$FillIn.AO46];-1)" office:value-type="float" office:value="-1" calcext:value-type="float">
            <text:p>-1</text:p>
          </table:table-cell>
          <table:table-cell table:formula="of:=IF([$FillIn.AP46]&lt;&gt;&quot;&quot;;[$FillIn.AP46];-1)" office:value-type="float" office:value="-1" calcext:value-type="float">
            <text:p>-1</text:p>
          </table:table-cell>
          <table:table-cell table:formula="of:=IF([$FillIn.AQ46]&lt;&gt;&quot;&quot;;[$FillIn.AQ46];-1)" office:value-type="float" office:value="-1" calcext:value-type="float">
            <text:p>-1</text:p>
          </table:table-cell>
          <table:table-cell table:formula="of:=IF([$FillIn.AR46]&lt;&gt;&quot;&quot;;[$FillIn.AR46];-1)" office:value-type="float" office:value="-1" calcext:value-type="float">
            <text:p>-1</text:p>
          </table:table-cell>
          <table:table-cell table:formula="of:=IF([$FillIn.AS46]&lt;&gt;&quot;&quot;;[$FillIn.AS46];-1)" office:value-type="float" office:value="-1" calcext:value-type="float">
            <text:p>-1</text:p>
          </table:table-cell>
          <table:table-cell table:formula="of:=IF([$FillIn.AT46]&lt;&gt;&quot;&quot;;[$FillIn.AT46];-1)" office:value-type="float" office:value="64" calcext:value-type="float">
            <text:p>64</text:p>
          </table:table-cell>
          <table:table-cell table:formula="of:=IF([$FillIn.AU46]&lt;&gt;&quot;&quot;;[$FillIn.AU46];-1)" office:value-type="float" office:value="63" calcext:value-type="float">
            <text:p>63</text:p>
          </table:table-cell>
          <table:table-cell table:formula="of:=IF([$FillIn.AV46]&lt;&gt;&quot;&quot;;[$FillIn.AV46];-1)" office:value-type="float" office:value="62" calcext:value-type="float">
            <text:p>62</text:p>
          </table:table-cell>
          <table:table-cell table:formula="of:=IF([$FillIn.AW46]&lt;&gt;&quot;&quot;;[$FillIn.AW46];-1)" office:value-type="float" office:value="61" calcext:value-type="float">
            <text:p>61</text:p>
          </table:table-cell>
          <table:table-cell table:formula="of:=IF([$FillIn.AX46]&lt;&gt;&quot;&quot;;[$FillIn.AX46];-1)" office:value-type="float" office:value="60" calcext:value-type="float">
            <text:p>60</text:p>
          </table:table-cell>
          <table:table-cell table:formula="of:=IF([$FillIn.AY46]&lt;&gt;&quot;&quot;;[$FillIn.AY46];-1)" office:value-type="float" office:value="-1" calcext:value-type="float">
            <text:p>-1</text:p>
          </table:table-cell>
          <table:table-cell table:formula="of:=IF([$FillIn.AZ46]&lt;&gt;&quot;&quot;;[$FillIn.AZ46];-1)" office:value-type="float" office:value="-1" calcext:value-type="float">
            <text:p>-1</text:p>
          </table:table-cell>
          <table:table-cell table:formula="of:=IF([$FillIn.BA46]&lt;&gt;&quot;&quot;;[$FillIn.BA46];-1)" office:value-type="float" office:value="-1" calcext:value-type="float">
            <text:p>-1</text:p>
          </table:table-cell>
          <table:table-cell table:formula="of:=IF([$FillIn.BB46]&lt;&gt;&quot;&quot;;[$FillIn.BB46];-1)" office:value-type="float" office:value="-1" calcext:value-type="float">
            <text:p>-1</text:p>
          </table:table-cell>
          <table:table-cell table:formula="of:=IF([$FillIn.BC46]&lt;&gt;&quot;&quot;;[$FillIn.BC46];-1)" office:value-type="float" office:value="-1" calcext:value-type="float">
            <text:p>-1</text:p>
          </table:table-cell>
          <table:table-cell table:formula="of:=IF([$FillIn.BD46]&lt;&gt;&quot;&quot;;[$FillIn.BD46];-1)" office:value-type="float" office:value="-1" calcext:value-type="float">
            <text:p>-1</text:p>
          </table:table-cell>
          <table:table-cell table:formula="of:=IF([$FillIn.BE46]&lt;&gt;&quot;&quot;;[$FillIn.BE46];-1)" office:value-type="float" office:value="-1" calcext:value-type="float">
            <text:p>-1</text:p>
          </table:table-cell>
          <table:table-cell table:formula="of:=IF([$FillIn.BF46]&lt;&gt;&quot;&quot;;[$FillIn.BF46];-1)" office:value-type="float" office:value="-1" calcext:value-type="float">
            <text:p>-1</text:p>
          </table:table-cell>
          <table:table-cell table:formula="of:=IF([$FillIn.BG46]&lt;&gt;&quot;&quot;;[$FillIn.BG46];-1)" office:value-type="float" office:value="-1" calcext:value-type="float">
            <text:p>-1</text:p>
          </table:table-cell>
          <table:table-cell table:formula="of:=IF([$FillIn.BH46]&lt;&gt;&quot;&quot;;[$FillIn.BH46];-1)" office:value-type="float" office:value="-1" calcext:value-type="float">
            <text:p>-1</text:p>
          </table:table-cell>
          <table:table-cell table:formula="of:=IF([$FillIn.BI46]&lt;&gt;&quot;&quot;;[$FillIn.BI46];-1)" office:value-type="float" office:value="-1" calcext:value-type="float">
            <text:p>-1</text:p>
          </table:table-cell>
          <table:table-cell table:formula="of:=IF([$FillIn.BJ46]&lt;&gt;&quot;&quot;;[$FillIn.BJ46];-1)" office:value-type="float" office:value="-1" calcext:value-type="float">
            <text:p>-1</text:p>
          </table:table-cell>
          <table:table-cell table:formula="of:=IF([$FillIn.BK46]&lt;&gt;&quot;&quot;;[$FillIn.BK46];-1)" office:value-type="float" office:value="-1" calcext:value-type="float">
            <text:p>-1</text:p>
          </table:table-cell>
          <table:table-cell table:formula="of:=IF([$FillIn.BL46]&lt;&gt;&quot;&quot;;[$FillIn.BL46];-1)" office:value-type="float" office:value="-1" calcext:value-type="float">
            <text:p>-1</text:p>
          </table:table-cell>
          <table:table-cell table:formula="of:=IF([$FillIn.BM46]&lt;&gt;&quot;&quot;;[$FillIn.BM46];-1)" office:value-type="float" office:value="-1" calcext:value-type="float">
            <text:p>-1</text:p>
          </table:table-cell>
          <table:table-cell table:formula="of:=IF([$FillIn.BN46]&lt;&gt;&quot;&quot;;[$FillIn.BN46];-1)" office:value-type="float" office:value="-1" calcext:value-type="float">
            <text:p>-1</text:p>
          </table:table-cell>
          <table:table-cell table:formula="of:=IF([$FillIn.BO46]&lt;&gt;&quot;&quot;;[$FillIn.BO46];-1)" office:value-type="float" office:value="-1" calcext:value-type="float">
            <text:p>-1</text:p>
          </table:table-cell>
          <table:table-cell table:formula="of:=IF([$FillIn.BP46]&lt;&gt;&quot;&quot;;[$FillIn.BP46];-1)" office:value-type="float" office:value="-1" calcext:value-type="float">
            <text:p>-1</text:p>
          </table:table-cell>
          <table:table-cell table:formula="of:=IF([$FillIn.BQ46]&lt;&gt;&quot;&quot;;[$FillIn.BQ46];-1)" office:value-type="float" office:value="-1" calcext:value-type="float">
            <text:p>-1</text:p>
          </table:table-cell>
          <table:table-cell table:formula="of:=IF([$FillIn.BR46]&lt;&gt;&quot;&quot;;[$FillIn.BR46];-1)" office:value-type="float" office:value="-1" calcext:value-type="float">
            <text:p>-1</text:p>
          </table:table-cell>
          <table:table-cell table:formula="of:=IF([$FillIn.BS46]&lt;&gt;&quot;&quot;;[$FillIn.BS46];-1)" office:value-type="float" office:value="-1" calcext:value-type="float">
            <text:p>-1</text:p>
          </table:table-cell>
          <table:table-cell table:formula="of:=IF([$FillIn.BT46]&lt;&gt;&quot;&quot;;[$FillIn.BT46];-1)" office:value-type="float" office:value="-1" calcext:value-type="float">
            <text:p>-1</text:p>
          </table:table-cell>
          <table:table-cell table:formula="of:=IF([$FillIn.BU46]&lt;&gt;&quot;&quot;;[$FillIn.BU46];-1)" office:value-type="float" office:value="-1" calcext:value-type="float">
            <text:p>-1</text:p>
          </table:table-cell>
          <table:table-cell table:formula="of:=IF([$FillIn.BV46]&lt;&gt;&quot;&quot;;[$FillIn.BV46];-1)" office:value-type="float" office:value="-1" calcext:value-type="float">
            <text:p>-1</text:p>
          </table:table-cell>
          <table:table-cell table:formula="of:=IF([$FillIn.BW46]&lt;&gt;&quot;&quot;;[$FillIn.BW46];-1)" office:value-type="float" office:value="-1" calcext:value-type="float">
            <text:p>-1</text:p>
          </table:table-cell>
          <table:table-cell table:formula="of:=IF([$FillIn.BX46]&lt;&gt;&quot;&quot;;[$FillIn.BX46];-1)" office:value-type="float" office:value="28" calcext:value-type="float">
            <text:p>28</text:p>
          </table:table-cell>
          <table:table-cell table:formula="of:=IF([$FillIn.BY46]&lt;&gt;&quot;&quot;;[$FillIn.BY46];-1)" office:value-type="float" office:value="-1" calcext:value-type="float">
            <text:p>-1</text:p>
          </table:table-cell>
          <table:table-cell table:formula="of:=IF([$FillIn.BZ46]&lt;&gt;&quot;&quot;;[$FillIn.BZ46];-1)" office:value-type="float" office:value="-1" calcext:value-type="float">
            <text:p>-1</text:p>
          </table:table-cell>
          <table:table-cell table:formula="of:=IF([$FillIn.CA46]&lt;&gt;&quot;&quot;;[$FillIn.CA46];-1)" office:value-type="float" office:value="-1" calcext:value-type="float">
            <text:p>-1</text:p>
          </table:table-cell>
          <table:table-cell table:formula="of:=IF([$FillIn.CB46]&lt;&gt;&quot;&quot;;[$FillIn.CB46];-1)" office:value-type="float" office:value="-1" calcext:value-type="float">
            <text:p>-1</text:p>
          </table:table-cell>
          <table:table-cell table:formula="of:=IF([$FillIn.CC46]&lt;&gt;&quot;&quot;;[$FillIn.CC46];-1)" office:value-type="float" office:value="-1" calcext:value-type="float">
            <text:p>-1</text:p>
          </table:table-cell>
          <table:table-cell table:formula="of:=IF([$FillIn.CD46]&lt;&gt;&quot;&quot;;[$FillIn.CD46];-1)" office:value-type="float" office:value="22" calcext:value-type="float">
            <text:p>22</text:p>
          </table:table-cell>
          <table:table-cell table:formula="of:=IF([$FillIn.CE46]&lt;&gt;&quot;&quot;;[$FillIn.CE46];-1)" office:value-type="float" office:value="-1" calcext:value-type="float">
            <text:p>-1</text:p>
          </table:table-cell>
          <table:table-cell table:formula="of:=IF([$FillIn.CF46]&lt;&gt;&quot;&quot;;[$FillIn.CF46];-1)" office:value-type="float" office:value="-1" calcext:value-type="float">
            <text:p>-1</text:p>
          </table:table-cell>
          <table:table-cell table:formula="of:=IF([$FillIn.CG46]&lt;&gt;&quot;&quot;;[$FillIn.CG46];-1)" office:value-type="float" office:value="-1" calcext:value-type="float">
            <text:p>-1</text:p>
          </table:table-cell>
          <table:table-cell table:formula="of:=IF([$FillIn.CH46]&lt;&gt;&quot;&quot;;[$FillIn.CH46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47]&lt;&gt;&quot;&quot;;[$FillIn.A47];-1)" office:value-type="float" office:value="2" calcext:value-type="float">
            <text:p>2</text:p>
          </table:table-cell>
          <table:table-cell table:formula="of:=IF([$FillIn.B47]&lt;&gt;&quot;&quot;;[$FillIn.B47];-1)" office:value-type="float" office:value="-1" calcext:value-type="float">
            <text:p>-1</text:p>
          </table:table-cell>
          <table:table-cell table:formula="of:=IF([$FillIn.C47]&lt;&gt;&quot;&quot;;[$FillIn.C47];-1)" office:value-type="float" office:value="-1" calcext:value-type="float">
            <text:p>-1</text:p>
          </table:table-cell>
          <table:table-cell table:formula="of:=IF([$FillIn.D47]&lt;&gt;&quot;&quot;;[$FillIn.D47];-1)" office:value-type="float" office:value="-1" calcext:value-type="float">
            <text:p>-1</text:p>
          </table:table-cell>
          <table:table-cell table:formula="of:=IF([$FillIn.E47]&lt;&gt;&quot;&quot;;[$FillIn.E47];-1)" office:value-type="float" office:value="-1" calcext:value-type="float">
            <text:p>-1</text:p>
          </table:table-cell>
          <table:table-cell table:formula="of:=IF([$FillIn.F47]&lt;&gt;&quot;&quot;;[$FillIn.F47];-1)" office:value-type="float" office:value="-1" calcext:value-type="float">
            <text:p>-1</text:p>
          </table:table-cell>
          <table:table-cell table:formula="of:=IF([$FillIn.G47]&lt;&gt;&quot;&quot;;[$FillIn.G47];-1)" office:value-type="float" office:value="-1" calcext:value-type="float">
            <text:p>-1</text:p>
          </table:table-cell>
          <table:table-cell table:formula="of:=IF([$FillIn.H47]&lt;&gt;&quot;&quot;;[$FillIn.H47];-1)" office:value-type="float" office:value="-1" calcext:value-type="float">
            <text:p>-1</text:p>
          </table:table-cell>
          <table:table-cell table:formula="of:=IF([$FillIn.I47]&lt;&gt;&quot;&quot;;[$FillIn.I47];-1)" office:value-type="float" office:value="-1" calcext:value-type="float">
            <text:p>-1</text:p>
          </table:table-cell>
          <table:table-cell table:formula="of:=IF([$FillIn.J47]&lt;&gt;&quot;&quot;;[$FillIn.J47];-1)" office:value-type="float" office:value="-1" calcext:value-type="float">
            <text:p>-1</text:p>
          </table:table-cell>
          <table:table-cell table:formula="of:=IF([$FillIn.K47]&lt;&gt;&quot;&quot;;[$FillIn.K47];-1)" office:value-type="float" office:value="-1" calcext:value-type="float">
            <text:p>-1</text:p>
          </table:table-cell>
          <table:table-cell table:formula="of:=IF([$FillIn.L47]&lt;&gt;&quot;&quot;;[$FillIn.L47];-1)" office:value-type="float" office:value="-1" calcext:value-type="float">
            <text:p>-1</text:p>
          </table:table-cell>
          <table:table-cell table:formula="of:=IF([$FillIn.M47]&lt;&gt;&quot;&quot;;[$FillIn.M47];-1)" office:value-type="float" office:value="-1" calcext:value-type="float">
            <text:p>-1</text:p>
          </table:table-cell>
          <table:table-cell table:formula="of:=IF([$FillIn.N47]&lt;&gt;&quot;&quot;;[$FillIn.N47];-1)" office:value-type="float" office:value="-1" calcext:value-type="float">
            <text:p>-1</text:p>
          </table:table-cell>
          <table:table-cell table:formula="of:=IF([$FillIn.O47]&lt;&gt;&quot;&quot;;[$FillIn.O47];-1)" office:value-type="float" office:value="-1" calcext:value-type="float">
            <text:p>-1</text:p>
          </table:table-cell>
          <table:table-cell table:formula="of:=IF([$FillIn.P47]&lt;&gt;&quot;&quot;;[$FillIn.P47];-1)" office:value-type="float" office:value="-1" calcext:value-type="float">
            <text:p>-1</text:p>
          </table:table-cell>
          <table:table-cell table:formula="of:=IF([$FillIn.Q47]&lt;&gt;&quot;&quot;;[$FillIn.Q47];-1)" office:value-type="float" office:value="-1" calcext:value-type="float">
            <text:p>-1</text:p>
          </table:table-cell>
          <table:table-cell table:formula="of:=IF([$FillIn.R47]&lt;&gt;&quot;&quot;;[$FillIn.R47];-1)" office:value-type="float" office:value="-1" calcext:value-type="float">
            <text:p>-1</text:p>
          </table:table-cell>
          <table:table-cell table:formula="of:=IF([$FillIn.S47]&lt;&gt;&quot;&quot;;[$FillIn.S47];-1)" office:value-type="float" office:value="-1" calcext:value-type="float">
            <text:p>-1</text:p>
          </table:table-cell>
          <table:table-cell table:formula="of:=IF([$FillIn.T47]&lt;&gt;&quot;&quot;;[$FillIn.T47];-1)" office:value-type="float" office:value="-1" calcext:value-type="float">
            <text:p>-1</text:p>
          </table:table-cell>
          <table:table-cell table:formula="of:=IF([$FillIn.U47]&lt;&gt;&quot;&quot;;[$FillIn.U47];-1)" office:value-type="float" office:value="-1" calcext:value-type="float">
            <text:p>-1</text:p>
          </table:table-cell>
          <table:table-cell table:formula="of:=IF([$FillIn.V47]&lt;&gt;&quot;&quot;;[$FillIn.V47];-1)" office:value-type="float" office:value="-1" calcext:value-type="float">
            <text:p>-1</text:p>
          </table:table-cell>
          <table:table-cell table:formula="of:=IF([$FillIn.W47]&lt;&gt;&quot;&quot;;[$FillIn.W47];-1)" office:value-type="float" office:value="-1" calcext:value-type="float">
            <text:p>-1</text:p>
          </table:table-cell>
          <table:table-cell table:formula="of:=IF([$FillIn.X47]&lt;&gt;&quot;&quot;;[$FillIn.X47];-1)" office:value-type="float" office:value="-1" calcext:value-type="float">
            <text:p>-1</text:p>
          </table:table-cell>
          <table:table-cell table:formula="of:=IF([$FillIn.Y47]&lt;&gt;&quot;&quot;;[$FillIn.Y47];-1)" office:value-type="float" office:value="-1" calcext:value-type="float">
            <text:p>-1</text:p>
          </table:table-cell>
          <table:table-cell table:formula="of:=IF([$FillIn.Z47]&lt;&gt;&quot;&quot;;[$FillIn.Z47];-1)" office:value-type="float" office:value="-1" calcext:value-type="float">
            <text:p>-1</text:p>
          </table:table-cell>
          <table:table-cell table:formula="of:=IF([$FillIn.AA47]&lt;&gt;&quot;&quot;;[$FillIn.AA47];-1)" office:value-type="float" office:value="-1" calcext:value-type="float">
            <text:p>-1</text:p>
          </table:table-cell>
          <table:table-cell table:formula="of:=IF([$FillIn.AB47]&lt;&gt;&quot;&quot;;[$FillIn.AB47];-1)" office:value-type="float" office:value="-1" calcext:value-type="float">
            <text:p>-1</text:p>
          </table:table-cell>
          <table:table-cell table:formula="of:=IF([$FillIn.AC47]&lt;&gt;&quot;&quot;;[$FillIn.AC47];-1)" office:value-type="float" office:value="-1" calcext:value-type="float">
            <text:p>-1</text:p>
          </table:table-cell>
          <table:table-cell table:formula="of:=IF([$FillIn.AD47]&lt;&gt;&quot;&quot;;[$FillIn.AD47];-1)" office:value-type="float" office:value="-1" calcext:value-type="float">
            <text:p>-1</text:p>
          </table:table-cell>
          <table:table-cell table:formula="of:=IF([$FillIn.AE47]&lt;&gt;&quot;&quot;;[$FillIn.AE47];-1)" office:value-type="float" office:value="-1" calcext:value-type="float">
            <text:p>-1</text:p>
          </table:table-cell>
          <table:table-cell table:formula="of:=IF([$FillIn.AF47]&lt;&gt;&quot;&quot;;[$FillIn.AF47];-1)" office:value-type="float" office:value="-1" calcext:value-type="float">
            <text:p>-1</text:p>
          </table:table-cell>
          <table:table-cell table:formula="of:=IF([$FillIn.AG47]&lt;&gt;&quot;&quot;;[$FillIn.AG47];-1)" office:value-type="float" office:value="-1" calcext:value-type="float">
            <text:p>-1</text:p>
          </table:table-cell>
          <table:table-cell table:formula="of:=IF([$FillIn.AH47]&lt;&gt;&quot;&quot;;[$FillIn.AH47];-1)" office:value-type="float" office:value="-1" calcext:value-type="float">
            <text:p>-1</text:p>
          </table:table-cell>
          <table:table-cell table:formula="of:=IF([$FillIn.AI47]&lt;&gt;&quot;&quot;;[$FillIn.AI47];-1)" office:value-type="float" office:value="-1" calcext:value-type="float">
            <text:p>-1</text:p>
          </table:table-cell>
          <table:table-cell table:formula="of:=IF([$FillIn.AJ47]&lt;&gt;&quot;&quot;;[$FillIn.AJ47];-1)" office:value-type="float" office:value="-1" calcext:value-type="float">
            <text:p>-1</text:p>
          </table:table-cell>
          <table:table-cell table:formula="of:=IF([$FillIn.AK47]&lt;&gt;&quot;&quot;;[$FillIn.AK47];-1)" office:value-type="float" office:value="-1" calcext:value-type="float">
            <text:p>-1</text:p>
          </table:table-cell>
          <table:table-cell table:formula="of:=IF([$FillIn.AL47]&lt;&gt;&quot;&quot;;[$FillIn.AL47];-1)" office:value-type="float" office:value="-1" calcext:value-type="float">
            <text:p>-1</text:p>
          </table:table-cell>
          <table:table-cell table:formula="of:=IF([$FillIn.AM47]&lt;&gt;&quot;&quot;;[$FillIn.AM47];-1)" office:value-type="float" office:value="-1" calcext:value-type="float">
            <text:p>-1</text:p>
          </table:table-cell>
          <table:table-cell table:formula="of:=IF([$FillIn.AN47]&lt;&gt;&quot;&quot;;[$FillIn.AN47];-1)" office:value-type="float" office:value="-1" calcext:value-type="float">
            <text:p>-1</text:p>
          </table:table-cell>
          <table:table-cell table:formula="of:=IF([$FillIn.AO47]&lt;&gt;&quot;&quot;;[$FillIn.AO47];-1)" office:value-type="float" office:value="-1" calcext:value-type="float">
            <text:p>-1</text:p>
          </table:table-cell>
          <table:table-cell table:formula="of:=IF([$FillIn.AP47]&lt;&gt;&quot;&quot;;[$FillIn.AP47];-1)" office:value-type="float" office:value="-1" calcext:value-type="float">
            <text:p>-1</text:p>
          </table:table-cell>
          <table:table-cell table:formula="of:=IF([$FillIn.AQ47]&lt;&gt;&quot;&quot;;[$FillIn.AQ47];-1)" office:value-type="float" office:value="-1" calcext:value-type="float">
            <text:p>-1</text:p>
          </table:table-cell>
          <table:table-cell table:formula="of:=IF([$FillIn.AR47]&lt;&gt;&quot;&quot;;[$FillIn.AR47];-1)" office:value-type="float" office:value="-1" calcext:value-type="float">
            <text:p>-1</text:p>
          </table:table-cell>
          <table:table-cell table:formula="of:=IF([$FillIn.AS47]&lt;&gt;&quot;&quot;;[$FillIn.AS47];-1)" office:value-type="float" office:value="-1" calcext:value-type="float">
            <text:p>-1</text:p>
          </table:table-cell>
          <table:table-cell table:formula="of:=IF([$FillIn.AT47]&lt;&gt;&quot;&quot;;[$FillIn.AT47];-1)" office:value-type="float" office:value="-1" calcext:value-type="float">
            <text:p>-1</text:p>
          </table:table-cell>
          <table:table-cell table:formula="of:=IF([$FillIn.AU47]&lt;&gt;&quot;&quot;;[$FillIn.AU47];-1)" office:value-type="float" office:value="-1" calcext:value-type="float">
            <text:p>-1</text:p>
          </table:table-cell>
          <table:table-cell table:formula="of:=IF([$FillIn.AV47]&lt;&gt;&quot;&quot;;[$FillIn.AV47];-1)" office:value-type="float" office:value="-1" calcext:value-type="float">
            <text:p>-1</text:p>
          </table:table-cell>
          <table:table-cell table:formula="of:=IF([$FillIn.AW47]&lt;&gt;&quot;&quot;;[$FillIn.AW47];-1)" office:value-type="float" office:value="-1" calcext:value-type="float">
            <text:p>-1</text:p>
          </table:table-cell>
          <table:table-cell table:formula="of:=IF([$FillIn.AX47]&lt;&gt;&quot;&quot;;[$FillIn.AX47];-1)" office:value-type="float" office:value="-1" calcext:value-type="float">
            <text:p>-1</text:p>
          </table:table-cell>
          <table:table-cell table:formula="of:=IF([$FillIn.AY47]&lt;&gt;&quot;&quot;;[$FillIn.AY47];-1)" office:value-type="float" office:value="59" calcext:value-type="float">
            <text:p>59</text:p>
          </table:table-cell>
          <table:table-cell table:formula="of:=IF([$FillIn.AZ47]&lt;&gt;&quot;&quot;;[$FillIn.AZ47];-1)" office:value-type="float" office:value="-1" calcext:value-type="float">
            <text:p>-1</text:p>
          </table:table-cell>
          <table:table-cell table:formula="of:=IF([$FillIn.BA47]&lt;&gt;&quot;&quot;;[$FillIn.BA47];-1)" office:value-type="float" office:value="-1" calcext:value-type="float">
            <text:p>-1</text:p>
          </table:table-cell>
          <table:table-cell table:formula="of:=IF([$FillIn.BB47]&lt;&gt;&quot;&quot;;[$FillIn.BB47];-1)" office:value-type="float" office:value="-1" calcext:value-type="float">
            <text:p>-1</text:p>
          </table:table-cell>
          <table:table-cell table:formula="of:=IF([$FillIn.BC47]&lt;&gt;&quot;&quot;;[$FillIn.BC47];-1)" office:value-type="float" office:value="-1" calcext:value-type="float">
            <text:p>-1</text:p>
          </table:table-cell>
          <table:table-cell table:formula="of:=IF([$FillIn.BD47]&lt;&gt;&quot;&quot;;[$FillIn.BD47];-1)" office:value-type="float" office:value="-1" calcext:value-type="float">
            <text:p>-1</text:p>
          </table:table-cell>
          <table:table-cell table:formula="of:=IF([$FillIn.BE47]&lt;&gt;&quot;&quot;;[$FillIn.BE47];-1)" office:value-type="float" office:value="-1" calcext:value-type="float">
            <text:p>-1</text:p>
          </table:table-cell>
          <table:table-cell table:formula="of:=IF([$FillIn.BF47]&lt;&gt;&quot;&quot;;[$FillIn.BF47];-1)" office:value-type="float" office:value="-1" calcext:value-type="float">
            <text:p>-1</text:p>
          </table:table-cell>
          <table:table-cell table:formula="of:=IF([$FillIn.BG47]&lt;&gt;&quot;&quot;;[$FillIn.BG47];-1)" office:value-type="float" office:value="-1" calcext:value-type="float">
            <text:p>-1</text:p>
          </table:table-cell>
          <table:table-cell table:formula="of:=IF([$FillIn.BH47]&lt;&gt;&quot;&quot;;[$FillIn.BH47];-1)" office:value-type="float" office:value="-1" calcext:value-type="float">
            <text:p>-1</text:p>
          </table:table-cell>
          <table:table-cell table:formula="of:=IF([$FillIn.BI47]&lt;&gt;&quot;&quot;;[$FillIn.BI47];-1)" office:value-type="float" office:value="-1" calcext:value-type="float">
            <text:p>-1</text:p>
          </table:table-cell>
          <table:table-cell table:formula="of:=IF([$FillIn.BJ47]&lt;&gt;&quot;&quot;;[$FillIn.BJ47];-1)" office:value-type="float" office:value="-1" calcext:value-type="float">
            <text:p>-1</text:p>
          </table:table-cell>
          <table:table-cell table:formula="of:=IF([$FillIn.BK47]&lt;&gt;&quot;&quot;;[$FillIn.BK47];-1)" office:value-type="float" office:value="-1" calcext:value-type="float">
            <text:p>-1</text:p>
          </table:table-cell>
          <table:table-cell table:formula="of:=IF([$FillIn.BL47]&lt;&gt;&quot;&quot;;[$FillIn.BL47];-1)" office:value-type="float" office:value="-1" calcext:value-type="float">
            <text:p>-1</text:p>
          </table:table-cell>
          <table:table-cell table:formula="of:=IF([$FillIn.BM47]&lt;&gt;&quot;&quot;;[$FillIn.BM47];-1)" office:value-type="float" office:value="-1" calcext:value-type="float">
            <text:p>-1</text:p>
          </table:table-cell>
          <table:table-cell table:formula="of:=IF([$FillIn.BN47]&lt;&gt;&quot;&quot;;[$FillIn.BN47];-1)" office:value-type="float" office:value="-1" calcext:value-type="float">
            <text:p>-1</text:p>
          </table:table-cell>
          <table:table-cell table:formula="of:=IF([$FillIn.BO47]&lt;&gt;&quot;&quot;;[$FillIn.BO47];-1)" office:value-type="float" office:value="-1" calcext:value-type="float">
            <text:p>-1</text:p>
          </table:table-cell>
          <table:table-cell table:formula="of:=IF([$FillIn.BP47]&lt;&gt;&quot;&quot;;[$FillIn.BP47];-1)" office:value-type="float" office:value="-1" calcext:value-type="float">
            <text:p>-1</text:p>
          </table:table-cell>
          <table:table-cell table:formula="of:=IF([$FillIn.BQ47]&lt;&gt;&quot;&quot;;[$FillIn.BQ47];-1)" office:value-type="float" office:value="-1" calcext:value-type="float">
            <text:p>-1</text:p>
          </table:table-cell>
          <table:table-cell table:formula="of:=IF([$FillIn.BR47]&lt;&gt;&quot;&quot;;[$FillIn.BR47];-1)" office:value-type="float" office:value="-1" calcext:value-type="float">
            <text:p>-1</text:p>
          </table:table-cell>
          <table:table-cell table:formula="of:=IF([$FillIn.BS47]&lt;&gt;&quot;&quot;;[$FillIn.BS47];-1)" office:value-type="float" office:value="36" calcext:value-type="float">
            <text:p>36</text:p>
          </table:table-cell>
          <table:table-cell table:formula="of:=IF([$FillIn.BT47]&lt;&gt;&quot;&quot;;[$FillIn.BT47];-1)" office:value-type="float" office:value="-1" calcext:value-type="float">
            <text:p>-1</text:p>
          </table:table-cell>
          <table:table-cell table:formula="of:=IF([$FillIn.BU47]&lt;&gt;&quot;&quot;;[$FillIn.BU47];-1)" office:value-type="float" office:value="-1" calcext:value-type="float">
            <text:p>-1</text:p>
          </table:table-cell>
          <table:table-cell table:formula="of:=IF([$FillIn.BV47]&lt;&gt;&quot;&quot;;[$FillIn.BV47];-1)" office:value-type="float" office:value="-1" calcext:value-type="float">
            <text:p>-1</text:p>
          </table:table-cell>
          <table:table-cell table:formula="of:=IF([$FillIn.BW47]&lt;&gt;&quot;&quot;;[$FillIn.BW47];-1)" office:value-type="float" office:value="-1" calcext:value-type="float">
            <text:p>-1</text:p>
          </table:table-cell>
          <table:table-cell table:formula="of:=IF([$FillIn.BX47]&lt;&gt;&quot;&quot;;[$FillIn.BX47];-1)" office:value-type="float" office:value="-1" calcext:value-type="float">
            <text:p>-1</text:p>
          </table:table-cell>
          <table:table-cell table:formula="of:=IF([$FillIn.BY47]&lt;&gt;&quot;&quot;;[$FillIn.BY47];-1)" office:value-type="float" office:value="27" calcext:value-type="float">
            <text:p>27</text:p>
          </table:table-cell>
          <table:table-cell table:formula="of:=IF([$FillIn.BZ47]&lt;&gt;&quot;&quot;;[$FillIn.BZ47];-1)" office:value-type="float" office:value="-1" calcext:value-type="float">
            <text:p>-1</text:p>
          </table:table-cell>
          <table:table-cell table:formula="of:=IF([$FillIn.CA47]&lt;&gt;&quot;&quot;;[$FillIn.CA47];-1)" office:value-type="float" office:value="-1" calcext:value-type="float">
            <text:p>-1</text:p>
          </table:table-cell>
          <table:table-cell table:formula="of:=IF([$FillIn.CB47]&lt;&gt;&quot;&quot;;[$FillIn.CB47];-1)" office:value-type="float" office:value="-1" calcext:value-type="float">
            <text:p>-1</text:p>
          </table:table-cell>
          <table:table-cell table:formula="of:=IF([$FillIn.CC47]&lt;&gt;&quot;&quot;;[$FillIn.CC47];-1)" office:value-type="float" office:value="23" calcext:value-type="float">
            <text:p>23</text:p>
          </table:table-cell>
          <table:table-cell table:formula="of:=IF([$FillIn.CD47]&lt;&gt;&quot;&quot;;[$FillIn.CD47];-1)" office:value-type="float" office:value="-1" calcext:value-type="float">
            <text:p>-1</text:p>
          </table:table-cell>
          <table:table-cell table:formula="of:=IF([$FillIn.CE47]&lt;&gt;&quot;&quot;;[$FillIn.CE47];-1)" office:value-type="float" office:value="-1" calcext:value-type="float">
            <text:p>-1</text:p>
          </table:table-cell>
          <table:table-cell table:formula="of:=IF([$FillIn.CF47]&lt;&gt;&quot;&quot;;[$FillIn.CF47];-1)" office:value-type="float" office:value="-1" calcext:value-type="float">
            <text:p>-1</text:p>
          </table:table-cell>
          <table:table-cell table:formula="of:=IF([$FillIn.CG47]&lt;&gt;&quot;&quot;;[$FillIn.CG47];-1)" office:value-type="float" office:value="-1" calcext:value-type="float">
            <text:p>-1</text:p>
          </table:table-cell>
          <table:table-cell table:formula="of:=IF([$FillIn.CH47]&lt;&gt;&quot;&quot;;[$FillIn.CH47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48]&lt;&gt;&quot;&quot;;[$FillIn.A48];-1)" office:value-type="float" office:value="1" calcext:value-type="float">
            <text:p>1</text:p>
          </table:table-cell>
          <table:table-cell table:formula="of:=IF([$FillIn.B48]&lt;&gt;&quot;&quot;;[$FillIn.B48];-1)" office:value-type="float" office:value="-1" calcext:value-type="float">
            <text:p>-1</text:p>
          </table:table-cell>
          <table:table-cell table:formula="of:=IF([$FillIn.C48]&lt;&gt;&quot;&quot;;[$FillIn.C48];-1)" office:value-type="float" office:value="-1" calcext:value-type="float">
            <text:p>-1</text:p>
          </table:table-cell>
          <table:table-cell table:formula="of:=IF([$FillIn.D48]&lt;&gt;&quot;&quot;;[$FillIn.D48];-1)" office:value-type="float" office:value="-1" calcext:value-type="float">
            <text:p>-1</text:p>
          </table:table-cell>
          <table:table-cell table:formula="of:=IF([$FillIn.E48]&lt;&gt;&quot;&quot;;[$FillIn.E48];-1)" office:value-type="float" office:value="-1" calcext:value-type="float">
            <text:p>-1</text:p>
          </table:table-cell>
          <table:table-cell table:formula="of:=IF([$FillIn.F48]&lt;&gt;&quot;&quot;;[$FillIn.F48];-1)" office:value-type="float" office:value="-1" calcext:value-type="float">
            <text:p>-1</text:p>
          </table:table-cell>
          <table:table-cell table:formula="of:=IF([$FillIn.G48]&lt;&gt;&quot;&quot;;[$FillIn.G48];-1)" office:value-type="float" office:value="-1" calcext:value-type="float">
            <text:p>-1</text:p>
          </table:table-cell>
          <table:table-cell table:formula="of:=IF([$FillIn.H48]&lt;&gt;&quot;&quot;;[$FillIn.H48];-1)" office:value-type="float" office:value="-1" calcext:value-type="float">
            <text:p>-1</text:p>
          </table:table-cell>
          <table:table-cell table:formula="of:=IF([$FillIn.I48]&lt;&gt;&quot;&quot;;[$FillIn.I48];-1)" office:value-type="float" office:value="-1" calcext:value-type="float">
            <text:p>-1</text:p>
          </table:table-cell>
          <table:table-cell table:formula="of:=IF([$FillIn.J48]&lt;&gt;&quot;&quot;;[$FillIn.J48];-1)" office:value-type="float" office:value="-1" calcext:value-type="float">
            <text:p>-1</text:p>
          </table:table-cell>
          <table:table-cell table:formula="of:=IF([$FillIn.K48]&lt;&gt;&quot;&quot;;[$FillIn.K48];-1)" office:value-type="float" office:value="-1" calcext:value-type="float">
            <text:p>-1</text:p>
          </table:table-cell>
          <table:table-cell table:formula="of:=IF([$FillIn.L48]&lt;&gt;&quot;&quot;;[$FillIn.L48];-1)" office:value-type="float" office:value="-1" calcext:value-type="float">
            <text:p>-1</text:p>
          </table:table-cell>
          <table:table-cell table:formula="of:=IF([$FillIn.M48]&lt;&gt;&quot;&quot;;[$FillIn.M48];-1)" office:value-type="float" office:value="-1" calcext:value-type="float">
            <text:p>-1</text:p>
          </table:table-cell>
          <table:table-cell table:formula="of:=IF([$FillIn.N48]&lt;&gt;&quot;&quot;;[$FillIn.N48];-1)" office:value-type="float" office:value="-1" calcext:value-type="float">
            <text:p>-1</text:p>
          </table:table-cell>
          <table:table-cell table:formula="of:=IF([$FillIn.O48]&lt;&gt;&quot;&quot;;[$FillIn.O48];-1)" office:value-type="float" office:value="-1" calcext:value-type="float">
            <text:p>-1</text:p>
          </table:table-cell>
          <table:table-cell table:formula="of:=IF([$FillIn.P48]&lt;&gt;&quot;&quot;;[$FillIn.P48];-1)" office:value-type="float" office:value="-1" calcext:value-type="float">
            <text:p>-1</text:p>
          </table:table-cell>
          <table:table-cell table:formula="of:=IF([$FillIn.Q48]&lt;&gt;&quot;&quot;;[$FillIn.Q48];-1)" office:value-type="float" office:value="-1" calcext:value-type="float">
            <text:p>-1</text:p>
          </table:table-cell>
          <table:table-cell table:formula="of:=IF([$FillIn.R48]&lt;&gt;&quot;&quot;;[$FillIn.R48];-1)" office:value-type="float" office:value="-1" calcext:value-type="float">
            <text:p>-1</text:p>
          </table:table-cell>
          <table:table-cell table:formula="of:=IF([$FillIn.S48]&lt;&gt;&quot;&quot;;[$FillIn.S48];-1)" office:value-type="float" office:value="-1" calcext:value-type="float">
            <text:p>-1</text:p>
          </table:table-cell>
          <table:table-cell table:formula="of:=IF([$FillIn.T48]&lt;&gt;&quot;&quot;;[$FillIn.T48];-1)" office:value-type="float" office:value="-1" calcext:value-type="float">
            <text:p>-1</text:p>
          </table:table-cell>
          <table:table-cell table:formula="of:=IF([$FillIn.U48]&lt;&gt;&quot;&quot;;[$FillIn.U48];-1)" office:value-type="float" office:value="-1" calcext:value-type="float">
            <text:p>-1</text:p>
          </table:table-cell>
          <table:table-cell table:formula="of:=IF([$FillIn.V48]&lt;&gt;&quot;&quot;;[$FillIn.V48];-1)" office:value-type="float" office:value="-1" calcext:value-type="float">
            <text:p>-1</text:p>
          </table:table-cell>
          <table:table-cell table:formula="of:=IF([$FillIn.W48]&lt;&gt;&quot;&quot;;[$FillIn.W48];-1)" office:value-type="float" office:value="-1" calcext:value-type="float">
            <text:p>-1</text:p>
          </table:table-cell>
          <table:table-cell table:formula="of:=IF([$FillIn.X48]&lt;&gt;&quot;&quot;;[$FillIn.X48];-1)" office:value-type="float" office:value="-1" calcext:value-type="float">
            <text:p>-1</text:p>
          </table:table-cell>
          <table:table-cell table:formula="of:=IF([$FillIn.Y48]&lt;&gt;&quot;&quot;;[$FillIn.Y48];-1)" office:value-type="float" office:value="-1" calcext:value-type="float">
            <text:p>-1</text:p>
          </table:table-cell>
          <table:table-cell table:formula="of:=IF([$FillIn.Z48]&lt;&gt;&quot;&quot;;[$FillIn.Z48];-1)" office:value-type="float" office:value="-1" calcext:value-type="float">
            <text:p>-1</text:p>
          </table:table-cell>
          <table:table-cell table:formula="of:=IF([$FillIn.AA48]&lt;&gt;&quot;&quot;;[$FillIn.AA48];-1)" office:value-type="float" office:value="-1" calcext:value-type="float">
            <text:p>-1</text:p>
          </table:table-cell>
          <table:table-cell table:formula="of:=IF([$FillIn.AB48]&lt;&gt;&quot;&quot;;[$FillIn.AB48];-1)" office:value-type="float" office:value="-1" calcext:value-type="float">
            <text:p>-1</text:p>
          </table:table-cell>
          <table:table-cell table:formula="of:=IF([$FillIn.AC48]&lt;&gt;&quot;&quot;;[$FillIn.AC48];-1)" office:value-type="float" office:value="-1" calcext:value-type="float">
            <text:p>-1</text:p>
          </table:table-cell>
          <table:table-cell table:formula="of:=IF([$FillIn.AD48]&lt;&gt;&quot;&quot;;[$FillIn.AD48];-1)" office:value-type="float" office:value="-1" calcext:value-type="float">
            <text:p>-1</text:p>
          </table:table-cell>
          <table:table-cell table:formula="of:=IF([$FillIn.AE48]&lt;&gt;&quot;&quot;;[$FillIn.AE48];-1)" office:value-type="float" office:value="-1" calcext:value-type="float">
            <text:p>-1</text:p>
          </table:table-cell>
          <table:table-cell table:formula="of:=IF([$FillIn.AF48]&lt;&gt;&quot;&quot;;[$FillIn.AF48];-1)" office:value-type="float" office:value="-1" calcext:value-type="float">
            <text:p>-1</text:p>
          </table:table-cell>
          <table:table-cell table:formula="of:=IF([$FillIn.AG48]&lt;&gt;&quot;&quot;;[$FillIn.AG48];-1)" office:value-type="float" office:value="-1" calcext:value-type="float">
            <text:p>-1</text:p>
          </table:table-cell>
          <table:table-cell table:formula="of:=IF([$FillIn.AH48]&lt;&gt;&quot;&quot;;[$FillIn.AH48];-1)" office:value-type="float" office:value="-1" calcext:value-type="float">
            <text:p>-1</text:p>
          </table:table-cell>
          <table:table-cell table:formula="of:=IF([$FillIn.AI48]&lt;&gt;&quot;&quot;;[$FillIn.AI48];-1)" office:value-type="float" office:value="-1" calcext:value-type="float">
            <text:p>-1</text:p>
          </table:table-cell>
          <table:table-cell table:formula="of:=IF([$FillIn.AJ48]&lt;&gt;&quot;&quot;;[$FillIn.AJ48];-1)" office:value-type="float" office:value="-1" calcext:value-type="float">
            <text:p>-1</text:p>
          </table:table-cell>
          <table:table-cell table:formula="of:=IF([$FillIn.AK48]&lt;&gt;&quot;&quot;;[$FillIn.AK48];-1)" office:value-type="float" office:value="-1" calcext:value-type="float">
            <text:p>-1</text:p>
          </table:table-cell>
          <table:table-cell table:formula="of:=IF([$FillIn.AL48]&lt;&gt;&quot;&quot;;[$FillIn.AL48];-1)" office:value-type="float" office:value="-1" calcext:value-type="float">
            <text:p>-1</text:p>
          </table:table-cell>
          <table:table-cell table:formula="of:=IF([$FillIn.AM48]&lt;&gt;&quot;&quot;;[$FillIn.AM48];-1)" office:value-type="float" office:value="-1" calcext:value-type="float">
            <text:p>-1</text:p>
          </table:table-cell>
          <table:table-cell table:formula="of:=IF([$FillIn.AN48]&lt;&gt;&quot;&quot;;[$FillIn.AN48];-1)" office:value-type="float" office:value="-1" calcext:value-type="float">
            <text:p>-1</text:p>
          </table:table-cell>
          <table:table-cell table:formula="of:=IF([$FillIn.AO48]&lt;&gt;&quot;&quot;;[$FillIn.AO48];-1)" office:value-type="float" office:value="-1" calcext:value-type="float">
            <text:p>-1</text:p>
          </table:table-cell>
          <table:table-cell table:formula="of:=IF([$FillIn.AP48]&lt;&gt;&quot;&quot;;[$FillIn.AP48];-1)" office:value-type="float" office:value="-1" calcext:value-type="float">
            <text:p>-1</text:p>
          </table:table-cell>
          <table:table-cell table:formula="of:=IF([$FillIn.AQ48]&lt;&gt;&quot;&quot;;[$FillIn.AQ48];-1)" office:value-type="float" office:value="-1" calcext:value-type="float">
            <text:p>-1</text:p>
          </table:table-cell>
          <table:table-cell table:formula="of:=IF([$FillIn.AR48]&lt;&gt;&quot;&quot;;[$FillIn.AR48];-1)" office:value-type="float" office:value="-1" calcext:value-type="float">
            <text:p>-1</text:p>
          </table:table-cell>
          <table:table-cell table:formula="of:=IF([$FillIn.AS48]&lt;&gt;&quot;&quot;;[$FillIn.AS48];-1)" office:value-type="float" office:value="-1" calcext:value-type="float">
            <text:p>-1</text:p>
          </table:table-cell>
          <table:table-cell table:formula="of:=IF([$FillIn.AT48]&lt;&gt;&quot;&quot;;[$FillIn.AT48];-1)" office:value-type="float" office:value="-1" calcext:value-type="float">
            <text:p>-1</text:p>
          </table:table-cell>
          <table:table-cell table:formula="of:=IF([$FillIn.AU48]&lt;&gt;&quot;&quot;;[$FillIn.AU48];-1)" office:value-type="float" office:value="-1" calcext:value-type="float">
            <text:p>-1</text:p>
          </table:table-cell>
          <table:table-cell table:formula="of:=IF([$FillIn.AV48]&lt;&gt;&quot;&quot;;[$FillIn.AV48];-1)" office:value-type="float" office:value="-1" calcext:value-type="float">
            <text:p>-1</text:p>
          </table:table-cell>
          <table:table-cell table:formula="of:=IF([$FillIn.AW48]&lt;&gt;&quot;&quot;;[$FillIn.AW48];-1)" office:value-type="float" office:value="-1" calcext:value-type="float">
            <text:p>-1</text:p>
          </table:table-cell>
          <table:table-cell table:formula="of:=IF([$FillIn.AX48]&lt;&gt;&quot;&quot;;[$FillIn.AX48];-1)" office:value-type="float" office:value="58" calcext:value-type="float">
            <text:p>58</text:p>
          </table:table-cell>
          <table:table-cell table:formula="of:=IF([$FillIn.AY48]&lt;&gt;&quot;&quot;;[$FillIn.AY48];-1)" office:value-type="float" office:value="-1" calcext:value-type="float">
            <text:p>-1</text:p>
          </table:table-cell>
          <table:table-cell table:formula="of:=IF([$FillIn.AZ48]&lt;&gt;&quot;&quot;;[$FillIn.AZ48];-1)" office:value-type="float" office:value="-1" calcext:value-type="float">
            <text:p>-1</text:p>
          </table:table-cell>
          <table:table-cell table:formula="of:=IF([$FillIn.BA48]&lt;&gt;&quot;&quot;;[$FillIn.BA48];-1)" office:value-type="float" office:value="-1" calcext:value-type="float">
            <text:p>-1</text:p>
          </table:table-cell>
          <table:table-cell table:formula="of:=IF([$FillIn.BB48]&lt;&gt;&quot;&quot;;[$FillIn.BB48];-1)" office:value-type="float" office:value="-1" calcext:value-type="float">
            <text:p>-1</text:p>
          </table:table-cell>
          <table:table-cell table:formula="of:=IF([$FillIn.BC48]&lt;&gt;&quot;&quot;;[$FillIn.BC48];-1)" office:value-type="float" office:value="-1" calcext:value-type="float">
            <text:p>-1</text:p>
          </table:table-cell>
          <table:table-cell table:formula="of:=IF([$FillIn.BD48]&lt;&gt;&quot;&quot;;[$FillIn.BD48];-1)" office:value-type="float" office:value="-1" calcext:value-type="float">
            <text:p>-1</text:p>
          </table:table-cell>
          <table:table-cell table:formula="of:=IF([$FillIn.BE48]&lt;&gt;&quot;&quot;;[$FillIn.BE48];-1)" office:value-type="float" office:value="-1" calcext:value-type="float">
            <text:p>-1</text:p>
          </table:table-cell>
          <table:table-cell table:formula="of:=IF([$FillIn.BF48]&lt;&gt;&quot;&quot;;[$FillIn.BF48];-1)" office:value-type="float" office:value="-1" calcext:value-type="float">
            <text:p>-1</text:p>
          </table:table-cell>
          <table:table-cell table:formula="of:=IF([$FillIn.BG48]&lt;&gt;&quot;&quot;;[$FillIn.BG48];-1)" office:value-type="float" office:value="-1" calcext:value-type="float">
            <text:p>-1</text:p>
          </table:table-cell>
          <table:table-cell table:formula="of:=IF([$FillIn.BH48]&lt;&gt;&quot;&quot;;[$FillIn.BH48];-1)" office:value-type="float" office:value="-1" calcext:value-type="float">
            <text:p>-1</text:p>
          </table:table-cell>
          <table:table-cell table:formula="of:=IF([$FillIn.BI48]&lt;&gt;&quot;&quot;;[$FillIn.BI48];-1)" office:value-type="float" office:value="-1" calcext:value-type="float">
            <text:p>-1</text:p>
          </table:table-cell>
          <table:table-cell table:formula="of:=IF([$FillIn.BJ48]&lt;&gt;&quot;&quot;;[$FillIn.BJ48];-1)" office:value-type="float" office:value="-1" calcext:value-type="float">
            <text:p>-1</text:p>
          </table:table-cell>
          <table:table-cell table:formula="of:=IF([$FillIn.BK48]&lt;&gt;&quot;&quot;;[$FillIn.BK48];-1)" office:value-type="float" office:value="-1" calcext:value-type="float">
            <text:p>-1</text:p>
          </table:table-cell>
          <table:table-cell table:formula="of:=IF([$FillIn.BL48]&lt;&gt;&quot;&quot;;[$FillIn.BL48];-1)" office:value-type="float" office:value="-1" calcext:value-type="float">
            <text:p>-1</text:p>
          </table:table-cell>
          <table:table-cell table:formula="of:=IF([$FillIn.BM48]&lt;&gt;&quot;&quot;;[$FillIn.BM48];-1)" office:value-type="float" office:value="-1" calcext:value-type="float">
            <text:p>-1</text:p>
          </table:table-cell>
          <table:table-cell table:formula="of:=IF([$FillIn.BN48]&lt;&gt;&quot;&quot;;[$FillIn.BN48];-1)" office:value-type="float" office:value="-1" calcext:value-type="float">
            <text:p>-1</text:p>
          </table:table-cell>
          <table:table-cell table:formula="of:=IF([$FillIn.BO48]&lt;&gt;&quot;&quot;;[$FillIn.BO48];-1)" office:value-type="float" office:value="-1" calcext:value-type="float">
            <text:p>-1</text:p>
          </table:table-cell>
          <table:table-cell table:formula="of:=IF([$FillIn.BP48]&lt;&gt;&quot;&quot;;[$FillIn.BP48];-1)" office:value-type="float" office:value="-1" calcext:value-type="float">
            <text:p>-1</text:p>
          </table:table-cell>
          <table:table-cell table:formula="of:=IF([$FillIn.BQ48]&lt;&gt;&quot;&quot;;[$FillIn.BQ48];-1)" office:value-type="float" office:value="-1" calcext:value-type="float">
            <text:p>-1</text:p>
          </table:table-cell>
          <table:table-cell table:formula="of:=IF([$FillIn.BR48]&lt;&gt;&quot;&quot;;[$FillIn.BR48];-1)" office:value-type="float" office:value="-1" calcext:value-type="float">
            <text:p>-1</text:p>
          </table:table-cell>
          <table:table-cell table:formula="of:=IF([$FillIn.BS48]&lt;&gt;&quot;&quot;;[$FillIn.BS48];-1)" office:value-type="float" office:value="-1" calcext:value-type="float">
            <text:p>-1</text:p>
          </table:table-cell>
          <table:table-cell table:formula="of:=IF([$FillIn.BT48]&lt;&gt;&quot;&quot;;[$FillIn.BT48];-1)" office:value-type="float" office:value="-1" calcext:value-type="float">
            <text:p>-1</text:p>
          </table:table-cell>
          <table:table-cell table:formula="of:=IF([$FillIn.BU48]&lt;&gt;&quot;&quot;;[$FillIn.BU48];-1)" office:value-type="float" office:value="-1" calcext:value-type="float">
            <text:p>-1</text:p>
          </table:table-cell>
          <table:table-cell table:formula="of:=IF([$FillIn.BV48]&lt;&gt;&quot;&quot;;[$FillIn.BV48];-1)" office:value-type="float" office:value="-1" calcext:value-type="float">
            <text:p>-1</text:p>
          </table:table-cell>
          <table:table-cell table:formula="of:=IF([$FillIn.BW48]&lt;&gt;&quot;&quot;;[$FillIn.BW48];-1)" office:value-type="float" office:value="-1" calcext:value-type="float">
            <text:p>-1</text:p>
          </table:table-cell>
          <table:table-cell table:formula="of:=IF([$FillIn.BX48]&lt;&gt;&quot;&quot;;[$FillIn.BX48];-1)" office:value-type="float" office:value="-1" calcext:value-type="float">
            <text:p>-1</text:p>
          </table:table-cell>
          <table:table-cell table:formula="of:=IF([$FillIn.BY48]&lt;&gt;&quot;&quot;;[$FillIn.BY48];-1)" office:value-type="float" office:value="-1" calcext:value-type="float">
            <text:p>-1</text:p>
          </table:table-cell>
          <table:table-cell table:formula="of:=IF([$FillIn.BZ48]&lt;&gt;&quot;&quot;;[$FillIn.BZ48];-1)" office:value-type="float" office:value="26" calcext:value-type="float">
            <text:p>26</text:p>
          </table:table-cell>
          <table:table-cell table:formula="of:=IF([$FillIn.CA48]&lt;&gt;&quot;&quot;;[$FillIn.CA48];-1)" office:value-type="float" office:value="-1" calcext:value-type="float">
            <text:p>-1</text:p>
          </table:table-cell>
          <table:table-cell table:formula="of:=IF([$FillIn.CB48]&lt;&gt;&quot;&quot;;[$FillIn.CB48];-1)" office:value-type="float" office:value="24" calcext:value-type="float">
            <text:p>24</text:p>
          </table:table-cell>
          <table:table-cell table:formula="of:=IF([$FillIn.CC48]&lt;&gt;&quot;&quot;;[$FillIn.CC48];-1)" office:value-type="float" office:value="-1" calcext:value-type="float">
            <text:p>-1</text:p>
          </table:table-cell>
          <table:table-cell table:formula="of:=IF([$FillIn.CD48]&lt;&gt;&quot;&quot;;[$FillIn.CD48];-1)" office:value-type="float" office:value="-1" calcext:value-type="float">
            <text:p>-1</text:p>
          </table:table-cell>
          <table:table-cell table:formula="of:=IF([$FillIn.CE48]&lt;&gt;&quot;&quot;;[$FillIn.CE48];-1)" office:value-type="float" office:value="-1" calcext:value-type="float">
            <text:p>-1</text:p>
          </table:table-cell>
          <table:table-cell table:formula="of:=IF([$FillIn.CF48]&lt;&gt;&quot;&quot;;[$FillIn.CF48];-1)" office:value-type="float" office:value="-1" calcext:value-type="float">
            <text:p>-1</text:p>
          </table:table-cell>
          <table:table-cell table:formula="of:=IF([$FillIn.CG48]&lt;&gt;&quot;&quot;;[$FillIn.CG48];-1)" office:value-type="float" office:value="-1" calcext:value-type="float">
            <text:p>-1</text:p>
          </table:table-cell>
          <table:table-cell table:formula="of:=IF([$FillIn.CH48]&lt;&gt;&quot;&quot;;[$FillIn.CH48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49]&lt;&gt;&quot;&quot;;[$FillIn.A49];-1)" office:value-type="float" office:value="0" calcext:value-type="float">
            <text:p>0</text:p>
          </table:table-cell>
          <table:table-cell table:formula="of:=IF([$FillIn.B49]&lt;&gt;&quot;&quot;;[$FillIn.B49];-1)" office:value-type="float" office:value="-1" calcext:value-type="float">
            <text:p>-1</text:p>
          </table:table-cell>
          <table:table-cell table:formula="of:=IF([$FillIn.C49]&lt;&gt;&quot;&quot;;[$FillIn.C49];-1)" office:value-type="float" office:value="-1" calcext:value-type="float">
            <text:p>-1</text:p>
          </table:table-cell>
          <table:table-cell table:formula="of:=IF([$FillIn.D49]&lt;&gt;&quot;&quot;;[$FillIn.D49];-1)" office:value-type="float" office:value="-1" calcext:value-type="float">
            <text:p>-1</text:p>
          </table:table-cell>
          <table:table-cell table:formula="of:=IF([$FillIn.E49]&lt;&gt;&quot;&quot;;[$FillIn.E49];-1)" office:value-type="float" office:value="-1" calcext:value-type="float">
            <text:p>-1</text:p>
          </table:table-cell>
          <table:table-cell table:formula="of:=IF([$FillIn.F49]&lt;&gt;&quot;&quot;;[$FillIn.F49];-1)" office:value-type="float" office:value="-1" calcext:value-type="float">
            <text:p>-1</text:p>
          </table:table-cell>
          <table:table-cell table:formula="of:=IF([$FillIn.G49]&lt;&gt;&quot;&quot;;[$FillIn.G49];-1)" office:value-type="float" office:value="-1" calcext:value-type="float">
            <text:p>-1</text:p>
          </table:table-cell>
          <table:table-cell table:formula="of:=IF([$FillIn.H49]&lt;&gt;&quot;&quot;;[$FillIn.H49];-1)" office:value-type="float" office:value="-1" calcext:value-type="float">
            <text:p>-1</text:p>
          </table:table-cell>
          <table:table-cell table:formula="of:=IF([$FillIn.I49]&lt;&gt;&quot;&quot;;[$FillIn.I49];-1)" office:value-type="float" office:value="-1" calcext:value-type="float">
            <text:p>-1</text:p>
          </table:table-cell>
          <table:table-cell table:formula="of:=IF([$FillIn.J49]&lt;&gt;&quot;&quot;;[$FillIn.J49];-1)" office:value-type="float" office:value="-1" calcext:value-type="float">
            <text:p>-1</text:p>
          </table:table-cell>
          <table:table-cell table:formula="of:=IF([$FillIn.K49]&lt;&gt;&quot;&quot;;[$FillIn.K49];-1)" office:value-type="float" office:value="-1" calcext:value-type="float">
            <text:p>-1</text:p>
          </table:table-cell>
          <table:table-cell table:formula="of:=IF([$FillIn.L49]&lt;&gt;&quot;&quot;;[$FillIn.L49];-1)" office:value-type="float" office:value="-1" calcext:value-type="float">
            <text:p>-1</text:p>
          </table:table-cell>
          <table:table-cell table:formula="of:=IF([$FillIn.M49]&lt;&gt;&quot;&quot;;[$FillIn.M49];-1)" office:value-type="float" office:value="-1" calcext:value-type="float">
            <text:p>-1</text:p>
          </table:table-cell>
          <table:table-cell table:formula="of:=IF([$FillIn.N49]&lt;&gt;&quot;&quot;;[$FillIn.N49];-1)" office:value-type="float" office:value="-1" calcext:value-type="float">
            <text:p>-1</text:p>
          </table:table-cell>
          <table:table-cell table:formula="of:=IF([$FillIn.O49]&lt;&gt;&quot;&quot;;[$FillIn.O49];-1)" office:value-type="float" office:value="-1" calcext:value-type="float">
            <text:p>-1</text:p>
          </table:table-cell>
          <table:table-cell table:formula="of:=IF([$FillIn.P49]&lt;&gt;&quot;&quot;;[$FillIn.P49];-1)" office:value-type="float" office:value="-1" calcext:value-type="float">
            <text:p>-1</text:p>
          </table:table-cell>
          <table:table-cell table:formula="of:=IF([$FillIn.Q49]&lt;&gt;&quot;&quot;;[$FillIn.Q49];-1)" office:value-type="float" office:value="-1" calcext:value-type="float">
            <text:p>-1</text:p>
          </table:table-cell>
          <table:table-cell table:formula="of:=IF([$FillIn.R49]&lt;&gt;&quot;&quot;;[$FillIn.R49];-1)" office:value-type="float" office:value="-1" calcext:value-type="float">
            <text:p>-1</text:p>
          </table:table-cell>
          <table:table-cell table:formula="of:=IF([$FillIn.S49]&lt;&gt;&quot;&quot;;[$FillIn.S49];-1)" office:value-type="float" office:value="-1" calcext:value-type="float">
            <text:p>-1</text:p>
          </table:table-cell>
          <table:table-cell table:formula="of:=IF([$FillIn.T49]&lt;&gt;&quot;&quot;;[$FillIn.T49];-1)" office:value-type="float" office:value="-1" calcext:value-type="float">
            <text:p>-1</text:p>
          </table:table-cell>
          <table:table-cell table:formula="of:=IF([$FillIn.U49]&lt;&gt;&quot;&quot;;[$FillIn.U49];-1)" office:value-type="float" office:value="-1" calcext:value-type="float">
            <text:p>-1</text:p>
          </table:table-cell>
          <table:table-cell table:formula="of:=IF([$FillIn.V49]&lt;&gt;&quot;&quot;;[$FillIn.V49];-1)" office:value-type="float" office:value="-1" calcext:value-type="float">
            <text:p>-1</text:p>
          </table:table-cell>
          <table:table-cell table:formula="of:=IF([$FillIn.W49]&lt;&gt;&quot;&quot;;[$FillIn.W49];-1)" office:value-type="float" office:value="-1" calcext:value-type="float">
            <text:p>-1</text:p>
          </table:table-cell>
          <table:table-cell table:formula="of:=IF([$FillIn.X49]&lt;&gt;&quot;&quot;;[$FillIn.X49];-1)" office:value-type="float" office:value="-1" calcext:value-type="float">
            <text:p>-1</text:p>
          </table:table-cell>
          <table:table-cell table:formula="of:=IF([$FillIn.Y49]&lt;&gt;&quot;&quot;;[$FillIn.Y49];-1)" office:value-type="float" office:value="-1" calcext:value-type="float">
            <text:p>-1</text:p>
          </table:table-cell>
          <table:table-cell table:formula="of:=IF([$FillIn.Z49]&lt;&gt;&quot;&quot;;[$FillIn.Z49];-1)" office:value-type="float" office:value="-1" calcext:value-type="float">
            <text:p>-1</text:p>
          </table:table-cell>
          <table:table-cell table:formula="of:=IF([$FillIn.AA49]&lt;&gt;&quot;&quot;;[$FillIn.AA49];-1)" office:value-type="float" office:value="-1" calcext:value-type="float">
            <text:p>-1</text:p>
          </table:table-cell>
          <table:table-cell table:formula="of:=IF([$FillIn.AB49]&lt;&gt;&quot;&quot;;[$FillIn.AB49];-1)" office:value-type="float" office:value="-1" calcext:value-type="float">
            <text:p>-1</text:p>
          </table:table-cell>
          <table:table-cell table:formula="of:=IF([$FillIn.AC49]&lt;&gt;&quot;&quot;;[$FillIn.AC49];-1)" office:value-type="float" office:value="-1" calcext:value-type="float">
            <text:p>-1</text:p>
          </table:table-cell>
          <table:table-cell table:formula="of:=IF([$FillIn.AD49]&lt;&gt;&quot;&quot;;[$FillIn.AD49];-1)" office:value-type="float" office:value="-1" calcext:value-type="float">
            <text:p>-1</text:p>
          </table:table-cell>
          <table:table-cell table:formula="of:=IF([$FillIn.AE49]&lt;&gt;&quot;&quot;;[$FillIn.AE49];-1)" office:value-type="float" office:value="-1" calcext:value-type="float">
            <text:p>-1</text:p>
          </table:table-cell>
          <table:table-cell table:formula="of:=IF([$FillIn.AF49]&lt;&gt;&quot;&quot;;[$FillIn.AF49];-1)" office:value-type="float" office:value="-1" calcext:value-type="float">
            <text:p>-1</text:p>
          </table:table-cell>
          <table:table-cell table:formula="of:=IF([$FillIn.AG49]&lt;&gt;&quot;&quot;;[$FillIn.AG49];-1)" office:value-type="float" office:value="-1" calcext:value-type="float">
            <text:p>-1</text:p>
          </table:table-cell>
          <table:table-cell table:formula="of:=IF([$FillIn.AH49]&lt;&gt;&quot;&quot;;[$FillIn.AH49];-1)" office:value-type="float" office:value="-1" calcext:value-type="float">
            <text:p>-1</text:p>
          </table:table-cell>
          <table:table-cell table:formula="of:=IF([$FillIn.AI49]&lt;&gt;&quot;&quot;;[$FillIn.AI49];-1)" office:value-type="float" office:value="-1" calcext:value-type="float">
            <text:p>-1</text:p>
          </table:table-cell>
          <table:table-cell table:formula="of:=IF([$FillIn.AJ49]&lt;&gt;&quot;&quot;;[$FillIn.AJ49];-1)" office:value-type="float" office:value="-1" calcext:value-type="float">
            <text:p>-1</text:p>
          </table:table-cell>
          <table:table-cell table:formula="of:=IF([$FillIn.AK49]&lt;&gt;&quot;&quot;;[$FillIn.AK49];-1)" office:value-type="float" office:value="-1" calcext:value-type="float">
            <text:p>-1</text:p>
          </table:table-cell>
          <table:table-cell table:formula="of:=IF([$FillIn.AL49]&lt;&gt;&quot;&quot;;[$FillIn.AL49];-1)" office:value-type="float" office:value="-1" calcext:value-type="float">
            <text:p>-1</text:p>
          </table:table-cell>
          <table:table-cell table:formula="of:=IF([$FillIn.AM49]&lt;&gt;&quot;&quot;;[$FillIn.AM49];-1)" office:value-type="float" office:value="-1" calcext:value-type="float">
            <text:p>-1</text:p>
          </table:table-cell>
          <table:table-cell table:formula="of:=IF([$FillIn.AN49]&lt;&gt;&quot;&quot;;[$FillIn.AN49];-1)" office:value-type="float" office:value="-1" calcext:value-type="float">
            <text:p>-1</text:p>
          </table:table-cell>
          <table:table-cell table:formula="of:=IF([$FillIn.AO49]&lt;&gt;&quot;&quot;;[$FillIn.AO49];-1)" office:value-type="float" office:value="-1" calcext:value-type="float">
            <text:p>-1</text:p>
          </table:table-cell>
          <table:table-cell table:formula="of:=IF([$FillIn.AP49]&lt;&gt;&quot;&quot;;[$FillIn.AP49];-1)" office:value-type="float" office:value="-1" calcext:value-type="float">
            <text:p>-1</text:p>
          </table:table-cell>
          <table:table-cell table:formula="of:=IF([$FillIn.AQ49]&lt;&gt;&quot;&quot;;[$FillIn.AQ49];-1)" office:value-type="float" office:value="-1" calcext:value-type="float">
            <text:p>-1</text:p>
          </table:table-cell>
          <table:table-cell table:formula="of:=IF([$FillIn.AR49]&lt;&gt;&quot;&quot;;[$FillIn.AR49];-1)" office:value-type="float" office:value="-1" calcext:value-type="float">
            <text:p>-1</text:p>
          </table:table-cell>
          <table:table-cell table:formula="of:=IF([$FillIn.AS49]&lt;&gt;&quot;&quot;;[$FillIn.AS49];-1)" office:value-type="float" office:value="-1" calcext:value-type="float">
            <text:p>-1</text:p>
          </table:table-cell>
          <table:table-cell table:formula="of:=IF([$FillIn.AT49]&lt;&gt;&quot;&quot;;[$FillIn.AT49];-1)" office:value-type="float" office:value="-1" calcext:value-type="float">
            <text:p>-1</text:p>
          </table:table-cell>
          <table:table-cell table:formula="of:=IF([$FillIn.AU49]&lt;&gt;&quot;&quot;;[$FillIn.AU49];-1)" office:value-type="float" office:value="-1" calcext:value-type="float">
            <text:p>-1</text:p>
          </table:table-cell>
          <table:table-cell table:formula="of:=IF([$FillIn.AV49]&lt;&gt;&quot;&quot;;[$FillIn.AV49];-1)" office:value-type="float" office:value="-1" calcext:value-type="float">
            <text:p>-1</text:p>
          </table:table-cell>
          <table:table-cell table:formula="of:=IF([$FillIn.AW49]&lt;&gt;&quot;&quot;;[$FillIn.AW49];-1)" office:value-type="float" office:value="-1" calcext:value-type="float">
            <text:p>-1</text:p>
          </table:table-cell>
          <table:table-cell table:formula="of:=IF([$FillIn.AX49]&lt;&gt;&quot;&quot;;[$FillIn.AX49];-1)" office:value-type="float" office:value="57" calcext:value-type="float">
            <text:p>57</text:p>
          </table:table-cell>
          <table:table-cell table:formula="of:=IF([$FillIn.AY49]&lt;&gt;&quot;&quot;;[$FillIn.AY49];-1)" office:value-type="float" office:value="56" calcext:value-type="float">
            <text:p>56</text:p>
          </table:table-cell>
          <table:table-cell table:formula="of:=IF([$FillIn.AZ49]&lt;&gt;&quot;&quot;;[$FillIn.AZ49];-1)" office:value-type="float" office:value="55" calcext:value-type="float">
            <text:p>55</text:p>
          </table:table-cell>
          <table:table-cell table:formula="of:=IF([$FillIn.BA49]&lt;&gt;&quot;&quot;;[$FillIn.BA49];-1)" office:value-type="float" office:value="54" calcext:value-type="float">
            <text:p>54</text:p>
          </table:table-cell>
          <table:table-cell table:formula="of:=IF([$FillIn.BB49]&lt;&gt;&quot;&quot;;[$FillIn.BB49];-1)" office:value-type="float" office:value="53" calcext:value-type="float">
            <text:p>53</text:p>
          </table:table-cell>
          <table:table-cell table:formula="of:=IF([$FillIn.BC49]&lt;&gt;&quot;&quot;;[$FillIn.BC49];-1)" office:value-type="float" office:value="52" calcext:value-type="float">
            <text:p>52</text:p>
          </table:table-cell>
          <table:table-cell table:formula="of:=IF([$FillIn.BD49]&lt;&gt;&quot;&quot;;[$FillIn.BD49];-1)" office:value-type="float" office:value="51" calcext:value-type="float">
            <text:p>51</text:p>
          </table:table-cell>
          <table:table-cell table:formula="of:=IF([$FillIn.BE49]&lt;&gt;&quot;&quot;;[$FillIn.BE49];-1)" office:value-type="float" office:value="50" calcext:value-type="float">
            <text:p>50</text:p>
          </table:table-cell>
          <table:table-cell table:formula="of:=IF([$FillIn.BF49]&lt;&gt;&quot;&quot;;[$FillIn.BF49];-1)" office:value-type="float" office:value="49" calcext:value-type="float">
            <text:p>49</text:p>
          </table:table-cell>
          <table:table-cell table:formula="of:=IF([$FillIn.BG49]&lt;&gt;&quot;&quot;;[$FillIn.BG49];-1)" office:value-type="float" office:value="48" calcext:value-type="float">
            <text:p>48</text:p>
          </table:table-cell>
          <table:table-cell table:formula="of:=IF([$FillIn.BH49]&lt;&gt;&quot;&quot;;[$FillIn.BH49];-1)" office:value-type="float" office:value="47" calcext:value-type="float">
            <text:p>47</text:p>
          </table:table-cell>
          <table:table-cell table:formula="of:=IF([$FillIn.BI49]&lt;&gt;&quot;&quot;;[$FillIn.BI49];-1)" office:value-type="float" office:value="46" calcext:value-type="float">
            <text:p>46</text:p>
          </table:table-cell>
          <table:table-cell table:formula="of:=IF([$FillIn.BJ49]&lt;&gt;&quot;&quot;;[$FillIn.BJ49];-1)" office:value-type="float" office:value="45" calcext:value-type="float">
            <text:p>45</text:p>
          </table:table-cell>
          <table:table-cell table:formula="of:=IF([$FillIn.BK49]&lt;&gt;&quot;&quot;;[$FillIn.BK49];-1)" office:value-type="float" office:value="44" calcext:value-type="float">
            <text:p>44</text:p>
          </table:table-cell>
          <table:table-cell table:formula="of:=IF([$FillIn.BL49]&lt;&gt;&quot;&quot;;[$FillIn.BL49];-1)" office:value-type="float" office:value="43" calcext:value-type="float">
            <text:p>43</text:p>
          </table:table-cell>
          <table:table-cell table:formula="of:=IF([$FillIn.BM49]&lt;&gt;&quot;&quot;;[$FillIn.BM49];-1)" office:value-type="float" office:value="42" calcext:value-type="float">
            <text:p>42</text:p>
          </table:table-cell>
          <table:table-cell table:formula="of:=IF([$FillIn.BN49]&lt;&gt;&quot;&quot;;[$FillIn.BN49];-1)" office:value-type="float" office:value="41" calcext:value-type="float">
            <text:p>41</text:p>
          </table:table-cell>
          <table:table-cell table:formula="of:=IF([$FillIn.BO49]&lt;&gt;&quot;&quot;;[$FillIn.BO49];-1)" office:value-type="float" office:value="40" calcext:value-type="float">
            <text:p>40</text:p>
          </table:table-cell>
          <table:table-cell table:formula="of:=IF([$FillIn.BP49]&lt;&gt;&quot;&quot;;[$FillIn.BP49];-1)" office:value-type="float" office:value="39" calcext:value-type="float">
            <text:p>39</text:p>
          </table:table-cell>
          <table:table-cell table:formula="of:=IF([$FillIn.BQ49]&lt;&gt;&quot;&quot;;[$FillIn.BQ49];-1)" office:value-type="float" office:value="38" calcext:value-type="float">
            <text:p>38</text:p>
          </table:table-cell>
          <table:table-cell table:formula="of:=IF([$FillIn.BR49]&lt;&gt;&quot;&quot;;[$FillIn.BR49];-1)" office:value-type="float" office:value="37" calcext:value-type="float">
            <text:p>37</text:p>
          </table:table-cell>
          <table:table-cell table:formula="of:=IF([$FillIn.BS49]&lt;&gt;&quot;&quot;;[$FillIn.BS49];-1)" office:value-type="float" office:value="-1" calcext:value-type="float">
            <text:p>-1</text:p>
          </table:table-cell>
          <table:table-cell table:formula="of:=IF([$FillIn.BT49]&lt;&gt;&quot;&quot;;[$FillIn.BT49];-1)" office:value-type="float" office:value="-1" calcext:value-type="float">
            <text:p>-1</text:p>
          </table:table-cell>
          <table:table-cell table:formula="of:=IF([$FillIn.BU49]&lt;&gt;&quot;&quot;;[$FillIn.BU49];-1)" office:value-type="float" office:value="-1" calcext:value-type="float">
            <text:p>-1</text:p>
          </table:table-cell>
          <table:table-cell table:formula="of:=IF([$FillIn.BV49]&lt;&gt;&quot;&quot;;[$FillIn.BV49];-1)" office:value-type="float" office:value="-1" calcext:value-type="float">
            <text:p>-1</text:p>
          </table:table-cell>
          <table:table-cell table:formula="of:=IF([$FillIn.BW49]&lt;&gt;&quot;&quot;;[$FillIn.BW49];-1)" office:value-type="float" office:value="-1" calcext:value-type="float">
            <text:p>-1</text:p>
          </table:table-cell>
          <table:table-cell table:formula="of:=IF([$FillIn.BX49]&lt;&gt;&quot;&quot;;[$FillIn.BX49];-1)" office:value-type="float" office:value="-1" calcext:value-type="float">
            <text:p>-1</text:p>
          </table:table-cell>
          <table:table-cell table:formula="of:=IF([$FillIn.BY49]&lt;&gt;&quot;&quot;;[$FillIn.BY49];-1)" office:value-type="float" office:value="-1" calcext:value-type="float">
            <text:p>-1</text:p>
          </table:table-cell>
          <table:table-cell table:formula="of:=IF([$FillIn.BZ49]&lt;&gt;&quot;&quot;;[$FillIn.BZ49];-1)" office:value-type="float" office:value="-1" calcext:value-type="float">
            <text:p>-1</text:p>
          </table:table-cell>
          <table:table-cell table:formula="of:=IF([$FillIn.CA49]&lt;&gt;&quot;&quot;;[$FillIn.CA49];-1)" office:value-type="float" office:value="25" calcext:value-type="float">
            <text:p>25</text:p>
          </table:table-cell>
          <table:table-cell table:formula="of:=IF([$FillIn.CB49]&lt;&gt;&quot;&quot;;[$FillIn.CB49];-1)" office:value-type="float" office:value="-1" calcext:value-type="float">
            <text:p>-1</text:p>
          </table:table-cell>
          <table:table-cell table:formula="of:=IF([$FillIn.CC49]&lt;&gt;&quot;&quot;;[$FillIn.CC49];-1)" office:value-type="float" office:value="-1" calcext:value-type="float">
            <text:p>-1</text:p>
          </table:table-cell>
          <table:table-cell table:formula="of:=IF([$FillIn.CD49]&lt;&gt;&quot;&quot;;[$FillIn.CD49];-1)" office:value-type="float" office:value="-1" calcext:value-type="float">
            <text:p>-1</text:p>
          </table:table-cell>
          <table:table-cell table:formula="of:=IF([$FillIn.CE49]&lt;&gt;&quot;&quot;;[$FillIn.CE49];-1)" office:value-type="float" office:value="-1" calcext:value-type="float">
            <text:p>-1</text:p>
          </table:table-cell>
          <table:table-cell table:formula="of:=IF([$FillIn.CF49]&lt;&gt;&quot;&quot;;[$FillIn.CF49];-1)" office:value-type="float" office:value="-1" calcext:value-type="float">
            <text:p>-1</text:p>
          </table:table-cell>
          <table:table-cell table:formula="of:=IF([$FillIn.CG49]&lt;&gt;&quot;&quot;;[$FillIn.CG49];-1)" office:value-type="float" office:value="-1" calcext:value-type="float">
            <text:p>-1</text:p>
          </table:table-cell>
          <table:table-cell table:formula="of:=IF([$FillIn.CH49]&lt;&gt;&quot;&quot;;[$FillIn.CH49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style-name="ce3" table:number-columns-repeated="86"/>
          <table:table-cell/>
          <table:table-cell table:style-name="ce3" table:number-columns-repeated="922"/>
        </table:table-row>
        <table:table-row table:style-name="ro1" table:number-rows-repeated="1048525">
          <table:table-cell table:number-columns-repeated="1009"/>
        </table:table-row>
        <table:table-row table:style-name="ro1">
          <table:table-cell table:number-columns-repeated="1009"/>
        </table:table-row>
      </table:table>
      <table:table table:name="GoRound" table:style-name="ta1">
        <office:forms form:automatic-focus="false" form:apply-design-mode="false"/>
        <table:table-column table:style-name="co22" table:number-columns-repeated="71" table:default-cell-style-name="Default"/>
        <table:table-column table:style-name="co23" table:number-columns-repeated="14" table:default-cell-style-name="Default"/>
        <table:table-row table:style-name="ro1">
          <table:table-cell table:number-columns-repeated="38"/>
          <table:table-cell office:value-type="float" office:value="326" calcext:value-type="float">
            <text:p>326</text:p>
          </table:table-cell>
          <table:table-cell table:number-columns-repeated="7"/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 table:number-columns-repeated="37"/>
        </table:table-row>
        <table:table-row table:style-name="ro1">
          <table:table-cell table:number-columns-repeated="38"/>
          <table:table-cell office:value-type="float" office:value="325" calcext:value-type="float">
            <text:p>325</text:p>
          </table:table-cell>
          <table:table-cell office:value-type="float" office:value="327" calcext:value-type="float">
            <text:p>327</text:p>
          </table:table-cell>
          <table:table-cell table:number-columns-repeated="4"/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table:number-columns-repeated="2"/>
          <table:table-cell office:value-type="float" office:value="339" calcext:value-type="float">
            <text:p>339</text:p>
          </table:table-cell>
          <table:table-cell table:number-columns-repeated="36"/>
        </table:table-row>
        <table:table-row table:style-name="ro1">
          <table:table-cell table:number-columns-repeated="12"/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table:number-columns-repeated="23"/>
          <table:table-cell office:value-type="float" office:value="324" calcext:value-type="float">
            <text:p>324</text:p>
          </table:table-cell>
          <table:table-cell office:value-type="float" office:value="328" calcext:value-type="float">
            <text:p>328</text:p>
          </table:table-cell>
          <table:table-cell table:number-columns-repeated="4"/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table:number-columns-repeated="40"/>
        </table:table-row>
        <table:table-row table:style-name="ro1">
          <table:table-cell table:number-columns-repeated="11"/>
          <table:table-cell office:value-type="float" office:value="291" calcext:value-type="float">
            <text:p>291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table:number-columns-repeated="22"/>
          <table:table-cell office:value-type="float" office:value="323" calcext:value-type="float">
            <text:p>323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table:number-columns-repeated="5"/>
          <table:table-cell office:value-type="float" office:value="340" calcext:value-type="float">
            <text:p>340</text:p>
          </table:table-cell>
          <table:table-cell table:number-columns-repeated="36"/>
        </table:table-row>
        <table:table-row table:style-name="ro1">
          <table:table-cell table:number-columns-repeated="10"/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295" calcext:value-type="float">
            <text:p>295</text:p>
          </table:table-cell>
          <table:table-cell table:number-columns-repeated="22"/>
          <table:table-cell office:value-type="float" office:value="322" calcext:value-type="float">
            <text:p>322</text:p>
          </table:table-cell>
          <table:table-cell table:number-columns-repeated="10"/>
          <table:table-cell office:value-type="float" office:value="341" calcext:value-type="float">
            <text:p>341</text:p>
          </table:table-cell>
          <table:table-cell table:number-columns-repeated="37"/>
        </table:table-row>
        <table:table-row table:style-name="ro1">
          <table:table-cell table:number-columns-repeated="9"/>
          <table:table-cell office:value-type="float" office:value="289" calcext:value-type="float">
            <text:p>289</text:p>
          </table:table-cell>
          <table:table-cell table:number-columns-repeated="2"/>
          <table:table-cell office:value-type="float" office:value="296" calcext:value-type="float">
            <text:p>296</text:p>
          </table:table-cell>
          <table:table-cell table:number-columns-repeated="22"/>
          <table:table-cell office:value-type="float" office:value="321" calcext:value-type="float">
            <text:p>321</text:p>
          </table:table-cell>
          <table:table-cell table:number-columns-repeated="12"/>
          <table:table-cell office:value-type="float" office:value="342" calcext:value-type="float">
            <text:p>342</text:p>
          </table:table-cell>
          <table:table-cell table:number-columns-repeated="36"/>
        </table:table-row>
        <table:table-row table:style-name="ro1">
          <table:table-cell table:number-columns-repeated="8"/>
          <table:table-cell office:value-type="float" office:value="288" calcext:value-type="float">
            <text:p>288</text:p>
          </table:table-cell>
          <table:table-cell table:number-columns-repeated="4"/>
          <table:table-cell office:value-type="float" office:value="297" calcext:value-type="float">
            <text:p>297</text:p>
          </table:table-cell>
          <table:table-cell table:number-columns-repeated="20"/>
          <table:table-cell office:value-type="float" office:value="210" calcext:value-type="float">
            <text:p>210</text:p>
          </table:table-cell>
          <table:table-cell table:number-columns-repeated="13"/>
          <table:table-cell office:value-type="float" office:value="343" calcext:value-type="float">
            <text:p>343</text:p>
          </table:table-cell>
          <table:table-cell table:number-columns-repeated="36"/>
        </table:table-row>
        <table:table-row table:style-name="ro1">
          <table:table-cell table:number-columns-repeated="6"/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table:number-columns-repeated="6"/>
          <table:table-cell office:value-type="float" office:value="298" calcext:value-type="float">
            <text:p>298</text:p>
          </table:table-cell>
          <table:table-cell table:number-columns-repeated="19"/>
          <table:table-cell office:value-type="float" office:value="219" calcext:value-type="float">
            <text:p>219</text:p>
          </table:table-cell>
          <table:table-cell office:value-type="float" office:value="318" calcext:value-type="float">
            <text:p>318</text:p>
          </table:table-cell>
          <table:table-cell table:number-columns-repeated="11"/>
          <table:table-cell office:value-type="float" office:value="344" calcext:value-type="float">
            <text:p>344</text:p>
          </table:table-cell>
          <table:table-cell table:number-columns-repeated="37"/>
        </table:table-row>
        <table:table-row table:style-name="ro1">
          <table:table-cell table:number-columns-repeated="6"/>
          <table:table-cell office:value-type="float" office:value="285" calcext:value-type="float">
            <text:p>285</text:p>
          </table:table-cell>
          <table:table-cell table:number-columns-repeated="8"/>
          <table:table-cell office:value-type="float" office:value="299" calcext:value-type="float">
            <text:p>299</text:p>
          </table:table-cell>
          <table:table-cell table:number-columns-repeated="69"/>
        </table:table-row>
        <table:table-row table:style-name="ro1">
          <table:table-cell table:number-columns-repeated="6"/>
          <table:table-cell office:value-type="float" office:value="284" calcext:value-type="float">
            <text:p>284</text:p>
          </table:table-cell>
          <table:table-cell table:number-columns-repeated="10"/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float" office:value="304" calcext:value-type="float">
            <text:p>304</text:p>
          </table:table-cell>
          <table:table-cell/>
          <table:table-cell office:value-type="float" office:value="308" calcext:value-type="float">
            <text:p>308</text:p>
          </table:table-cell>
          <table:table-cell/>
          <table:table-cell office:value-type="float" office:value="309" calcext:value-type="float">
            <text:p>309</text:p>
          </table:table-cell>
          <table:table-cell table:number-columns-repeated="2"/>
          <table:table-cell office:value-type="float" office:value="311" calcext:value-type="float">
            <text:p>311</text:p>
          </table:table-cell>
          <table:table-cell/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315" calcext:value-type="float">
            <text:p>315</text:p>
          </table:table-cell>
          <table:table-cell/>
          <table:table-cell office:value-type="float" office:value="317" calcext:value-type="float">
            <text:p>317</text:p>
          </table:table-cell>
          <table:table-cell table:number-columns-repeated="50"/>
        </table:table-row>
        <table:table-row table:style-name="ro1">
          <table:table-cell table:number-columns-repeated="16"/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table:number-columns-repeated="5"/>
          <table:table-cell office:value-type="float" office:value="310" calcext:value-type="float">
            <text:p>310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/>
          <table:table-cell office:value-type="float" office:value="314" calcext:value-type="float">
            <text:p>314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table:number-columns-repeated="51"/>
        </table:table-row>
        <table:table-row table:style-name="ro1" table:number-rows-repeated="2">
          <table:table-cell table:number-columns-repeated="85"/>
        </table:table-row>
        <table:table-row table:style-name="ro1">
          <table:table-cell table:number-columns-repeated="3"/>
          <table:table-cell office:value-type="float" office:value="267" calcext:value-type="float">
            <text:p>267</text:p>
          </table:table-cell>
          <table:table-cell table:number-columns-repeated="81"/>
        </table:table-row>
        <table:table-row table:style-name="ro1">
          <table:table-cell table:number-columns-repeated="2"/>
          <table:table-cell office:value-type="float" office:value="266" calcext:value-type="float">
            <text:p>266</text:p>
          </table:table-cell>
          <table:table-cell table:number-columns-repeated="82"/>
        </table:table-row>
        <table:table-row table:style-name="ro1">
          <table:table-cell table:number-columns-repeated="85"/>
        </table:table-row>
        <table:table-row table:style-name="ro1">
          <table:table-cell table:number-columns-repeated="2"/>
          <table:table-cell office:value-type="float" office:value="265" calcext:value-type="float">
            <text:p>265</text:p>
          </table:table-cell>
          <table:table-cell office:value-type="float" office:value="269" calcext:value-type="float">
            <text:p>269</text:p>
          </table:table-cell>
          <table:table-cell table:number-columns-repeated="81"/>
        </table:table-row>
        <table:table-row table:style-name="ro1">
          <table:table-cell table:number-columns-repeated="10"/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table:number-columns-repeated="73"/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table:number-columns-repeated="6"/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table:number-columns-repeated="75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  <table:table-cell office:value-type="float" office:value="258" calcext:value-type="float">
            <text:p>258</text:p>
          </table:table-cell>
          <table:table-cell table:number-columns-repeated="77"/>
        </table:table-row>
        <table:table-row table:style-name="ro1">
          <table:table-cell table:number-columns-repeated="6"/>
          <table:table-cell office:value-type="float" office:value="259" calcext:value-type="float">
            <text:p>259</text:p>
          </table:table-cell>
          <table:table-cell table:number-columns-repeated="4"/>
          <table:table-cell office:value-type="float" office:value="239" calcext:value-type="float">
            <text:p>239</text:p>
          </table:table-cell>
          <table:table-cell table:number-columns-repeated="35"/>
          <table:table-cell office:value-type="float" office:value="386" calcext:value-type="float">
            <text:p>386</text:p>
          </table:table-cell>
          <table:table-cell table:number-columns-repeated="5"/>
          <table:table-cell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office:value-type="float" office:value="399" calcext:value-type="float">
            <text:p>399</text:p>
          </table:table-cell>
          <table:table-cell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table:number-columns-repeated="3"/>
          <table:table-cell office:value-type="float" office:value="442" calcext:value-type="float">
            <text:p>442</text:p>
          </table:table-cell>
          <table:table-cell office:value-type="float" office:value="443" calcext:value-type="float">
            <text:p>443</text:p>
          </table:table-cell>
          <table:table-cell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office:value-type="float" office:value="446" calcext:value-type="float">
            <text:p>446</text:p>
          </table:table-cell>
          <table:table-cell table:number-columns-repeated="17"/>
        </table:table-row>
        <table:table-row table:style-name="ro1">
          <table:table-cell table:number-columns-repeated="48"/>
          <table:table-cell office:value-type="float" office:value="387" calcext:value-type="float">
            <text:p>387</text:p>
          </table:table-cell>
          <table:table-cell table:number-columns-repeated="3"/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table:number-columns-repeated="6"/>
          <table:table-cell office:value-type="float" office:value="403" calcext:value-type="float">
            <text:p>403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441" calcext:value-type="float">
            <text:p>441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48" calcext:value-type="float">
            <text:p>44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number-columns-repeated="6"/>
          <table:table-cell office:value-type="float" office:value="238" calcext:value-type="float">
            <text:p>238</text:p>
          </table:table-cell>
          <table:table-cell table:number-columns-repeated="36"/>
          <table:table-cell office:value-type="float" office:value="388" calcext:value-type="float">
            <text:p>388</text:p>
          </table:table-cell>
          <table:table-cell table:number-columns-repeated="2"/>
          <table:table-cell office:value-type="float" office:value="392" calcext:value-type="float">
            <text:p>392</text:p>
          </table:table-cell>
          <table:table-cell office:value-type="float" office:value="393" calcext:value-type="float">
            <text:p>393</text:p>
          </table:table-cell>
          <table:table-cell table:number-columns-repeated="8"/>
          <table:table-cell office:value-type="float" office:value="438" calcext:value-type="float">
            <text:p>438</text:p>
          </table:table-cell>
          <table:table-cell office:value-type="float" office:value="439" calcext:value-type="float">
            <text:p>439</text:p>
          </table:table-cell>
          <table:table-cell table:number-columns-repeated="5"/>
          <table:table-cell office:value-type="float" office:value="449" calcext:value-type="float">
            <text:p>449</text:p>
          </table:table-cell>
          <table:table-cell office:value-type="float" office:value="450" calcext:value-type="float">
            <text:p>450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261" calcext:value-type="float">
            <text:p>261</text:p>
          </table:table-cell>
          <table:table-cell table:number-columns-repeated="7"/>
          <table:table-cell office:value-type="float" office:value="237" calcext:value-type="float">
            <text:p>237</text:p>
          </table:table-cell>
          <table:table-cell table:number-columns-repeated="57"/>
          <table:table-cell office:value-type="float" office:value="451" calcext:value-type="float">
            <text:p>451</text:p>
          </table:table-cell>
          <table:table-cell table:number-columns-repeated="15"/>
        </table:table-row>
        <table:table-row table:style-name="ro1">
          <table:table-cell table:number-columns-repeated="85"/>
        </table:table-row>
        <table:table-row table:style-name="ro1">
          <table:table-cell table:number-columns-repeated="11"/>
          <table:table-cell office:value-type="float" office:value="236" calcext:value-type="float">
            <text:p>236</text:p>
          </table:table-cell>
          <table:table-cell table:number-columns-repeated="57"/>
          <table:table-cell office:value-type="float" office:value="452" calcext:value-type="float">
            <text:p>452</text:p>
          </table:table-cell>
          <table:table-cell table:number-columns-repeated="15"/>
        </table:table-row>
        <table:table-row table:style-name="ro1">
          <table:table-cell table:number-columns-repeated="85"/>
        </table:table-row>
        <table:table-row table:style-name="ro1">
          <table:table-cell table:number-columns-repeated="11"/>
          <table:table-cell office:value-type="float" office:value="235" calcext:value-type="float">
            <text:p>235</text:p>
          </table:table-cell>
          <table:table-cell table:number-columns-repeated="57"/>
          <table:table-cell office:value-type="float" office:value="453" calcext:value-type="float">
            <text:p>453</text:p>
          </table:table-cell>
          <table:table-cell table:number-columns-repeated="15"/>
        </table:table-row>
        <table:table-row table:style-name="ro1">
          <table:table-cell table:number-columns-repeated="69"/>
          <table:table-cell office:value-type="float" office:value="454" calcext:value-type="float">
            <text:p>454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234" calcext:value-type="float">
            <text:p>234</text:p>
          </table:table-cell>
          <table:table-cell table:number-columns-repeated="56"/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233" calcext:value-type="float">
            <text:p>233</text:p>
          </table:table-cell>
          <table:table-cell table:number-columns-repeated="55"/>
          <table:table-cell office:value-type="float" office:value="458" calcext:value-type="float">
            <text:p>458</text:p>
          </table:table-cell>
          <table:table-cell office:value-type="float" office:value="457" calcext:value-type="float">
            <text:p>457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number-columns-repeated="11"/>
          <table:table-cell office:value-type="float" office:value="232" calcext:value-type="float">
            <text:p>232</text:p>
          </table:table-cell>
          <table:table-cell table:number-columns-repeated="55"/>
          <table:table-cell office:value-type="float" office:value="459" calcext:value-type="float">
            <text:p>459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231" calcext:value-type="float">
            <text:p>231</text:p>
          </table:table-cell>
          <table:table-cell table:number-columns-repeated="56"/>
          <table:table-cell office:value-type="float" office:value="460" calcext:value-type="float">
            <text:p>460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float" office:value="230" calcext:value-type="float">
            <text:p>230</text:p>
          </table:table-cell>
          <table:table-cell table:number-columns-repeated="56"/>
          <table:table-cell office:value-type="float" office:value="462" calcext:value-type="float">
            <text:p>462</text:p>
          </table:table-cell>
          <table:table-cell office:value-type="float" office:value="461" calcext:value-type="float">
            <text:p>46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229" calcext:value-type="float">
            <text:p>229</text:p>
          </table:table-cell>
          <table:table-cell table:number-columns-repeated="55"/>
          <table:table-cell office:value-type="float" office:value="474" calcext:value-type="float">
            <text:p>47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28" calcext:value-type="float">
            <text:p>228</text:p>
          </table:table-cell>
          <table:table-cell table:number-columns-repeated="55"/>
          <table:table-cell office:value-type="float" office:value="475" calcext:value-type="float">
            <text:p>47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27" calcext:value-type="float">
            <text:p>227</text:p>
          </table:table-cell>
          <table:table-cell table:number-columns-repeated="55"/>
          <table:table-cell office:value-type="float" office:value="476" calcext:value-type="float">
            <text:p>47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15"/>
          <table:table-cell office:value-type="float" office:value="226" calcext:value-type="float">
            <text:p>226</text:p>
          </table:table-cell>
          <table:table-cell table:number-columns-repeated="54"/>
          <table:table-cell office:value-type="float" office:value="477" calcext:value-type="float">
            <text:p>477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17"/>
          <table:table-cell office:value-type="float" office:value="225" calcext:value-type="float">
            <text:p>225</text:p>
          </table:table-cell>
          <table:table-cell office:value-type="float" office:value="224" calcext:value-type="float">
            <text:p>224</text:p>
          </table:table-cell>
          <table:table-cell office:value-type="float" office:value="223" calcext:value-type="float">
            <text:p>223</text:p>
          </table:table-cell>
          <table:table-cell office:value-type="float" office:value="222" calcext:value-type="float">
            <text:p>222</text:p>
          </table:table-cell>
          <table:table-cell table:number-columns-repeated="6"/>
          <table:table-cell office:value-type="float" office:value="156" calcext:value-type="float">
            <text:p>156</text:p>
          </table:table-cell>
          <table:table-cell office:value-type="float" office:value="155" calcext:value-type="float">
            <text:p>155</text:p>
          </table:table-cell>
          <table:table-cell office:value-type="float" office:value="154" calcext:value-type="float">
            <text:p>154</text:p>
          </table:table-cell>
          <table:table-cell table:number-columns-repeated="10"/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table:number-columns-repeated="27"/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number-columns-repeated="12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70"/>
          <table:table-cell office:value-type="float" office:value="479" calcext:value-type="float">
            <text:p>479</text:p>
          </table:table-cell>
          <table:table-cell table:number-columns-repeated="13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70"/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11"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69"/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10"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table:number-columns-repeated="44"/>
          <table:table-cell office:value-type="float" office:value="66" calcext:value-type="float">
            <text:p>66</text:p>
          </table:table-cell>
          <table:table-cell table:number-columns-repeated="27"/>
          <table:table-cell office:value-type="float" office:value="30" calcext:value-type="float">
            <text:p>30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44"/>
          <table:table-cell office:value-type="float" office:value="65" calcext:value-type="float">
            <text:p>65</text:p>
          </table:table-cell>
          <table:table-cell table:number-columns-repeated="24"/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44"/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number-columns-repeated="25"/>
          <table:table-cell office:value-type="float" office:value="28" calcext:value-type="float">
            <text:p>28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number-columns-repeated="49"/>
          <table:table-cell office:value-type="float" office:value="59" calcext:value-type="float">
            <text:p>59</text:p>
          </table:table-cell>
          <table:table-cell table:number-columns-repeated="19"/>
          <table:table-cell office:value-type="float" office:value="36" calcext:value-type="float">
            <text:p>36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number-columns-repeated="48"/>
          <table:table-cell office:value-type="float" office:value="58" calcext:value-type="float">
            <text:p>58</text:p>
          </table:table-cell>
          <table:table-cell table:number-columns-repeated="27"/>
          <table:table-cell office:value-type="float" office:value="26" calcext:value-type="float">
            <text:p>26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48"/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table:number-columns-repeated="7"/>
        </table:table-row>
      </table:table>
      <table:table table:name="U" table:style-name="ta1">
        <office:forms form:automatic-focus="false" form:apply-design-mode="false"/>
        <table:table-column table:style-name="co19" table:number-columns-repeated="14" table:default-cell-style-name="Default"/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table:number-columns-repeated="10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table:number-columns-repeated="5"/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  <table:table-cell office:value-type="float" office:value="203" calcext:value-type="float">
            <text:p>203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table:number-columns-repeated="8"/>
          <table:table-cell office:value-type="float" office:value="209" calcext:value-type="float">
            <text:p>209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247" calcext:value-type="float">
            <text:p>247</text:p>
          </table:table-cell>
          <table:table-cell table:number-columns-repeated="8"/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  <table:table-cell office:value-type="float" office:value="246" calcext:value-type="float">
            <text:p>246</text:p>
          </table:table-cell>
          <table:table-cell table:number-columns-repeated="9"/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83" calcext:value-type="float">
            <text:p>183</text:p>
          </table:table-cell>
          <table:table-cell table:number-columns-repeated="3"/>
          <table:table-cell office:value-type="float" office:value="196" calcext:value-type="float">
            <text:p>196</text:p>
          </table:table-cell>
          <table:table-cell table:number-columns-repeated="3"/>
          <table:table-cell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3"/>
          <table:table-cell office:value-type="float" office:value="184" calcext:value-type="float">
            <text:p>184</text:p>
          </table:table-cell>
          <table:table-cell table:number-columns-repeated="3"/>
          <table:table-cell office:value-type="float" office:value="195" calcext:value-type="float">
            <text:p>195</text:p>
          </table:table-cell>
          <table:table-cell table:number-columns-repeated="3"/>
          <table:table-cell office:value-type="float" office:value="213" calcext:value-type="float">
            <text:p>213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3"/>
          <table:table-cell office:value-type="float" office:value="185" calcext:value-type="float">
            <text:p>185</text:p>
          </table:table-cell>
          <table:table-cell table:number-columns-repeated="3"/>
          <table:table-cell office:value-type="float" office:value="194" calcext:value-type="float">
            <text:p>194</text:p>
          </table:table-cell>
          <table:table-cell table:number-columns-repeated="3"/>
          <table:table-cell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3"/>
          <table:table-cell office:value-type="float" office:value="186" calcext:value-type="float">
            <text:p>186</text:p>
          </table:table-cell>
          <table:table-cell table:number-columns-repeated="3"/>
          <table:table-cell office:value-type="float" office:value="193" calcext:value-type="float">
            <text:p>193</text:p>
          </table:table-cell>
          <table:table-cell table:number-columns-repeated="3"/>
          <table:table-cell office:value-type="float" office:value="215" calcext:value-type="float">
            <text:p>215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3"/>
          <table:table-cell office:value-type="float" office:value="187" calcext:value-type="float">
            <text:p>187</text:p>
          </table:table-cell>
          <table:table-cell table:number-columns-repeated="3"/>
          <table:table-cell office:value-type="float" office:value="192" calcext:value-type="float">
            <text:p>192</text:p>
          </table:table-cell>
          <table:table-cell table:number-columns-repeated="3"/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table:number-columns-repeated="9"/>
          <table:table-cell office:value-type="float" office:value="218" calcext:value-type="float">
            <text:p>2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8" calcext:value-type="float">
            <text:p>228</text:p>
          </table:table-cell>
          <table:table-cell table:number-columns-repeated="7"/>
          <table:table-cell office:value-type="float" office:value="219" calcext:value-type="float">
            <text:p>2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27" calcext:value-type="float">
            <text:p>227</text:p>
          </table:table-cell>
          <table:table-cell table:number-columns-repeated="6"/>
          <table:table-cell office:value-type="float" office:value="220" calcext:value-type="float">
            <text:p>22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26" calcext:value-type="float">
            <text:p>226</text:p>
          </table:table-cell>
          <table:table-cell table:number-columns-repeated="5"/>
          <table:table-cell office:value-type="float" office:value="221" calcext:value-type="float">
            <text:p>22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225" calcext:value-type="float">
            <text:p>225</text:p>
          </table:table-cell>
          <table:table-cell office:value-type="float" office:value="224" calcext:value-type="float">
            <text:p>224</text:p>
          </table:table-cell>
          <table:table-cell office:value-type="float" office:value="223" calcext:value-type="float">
            <text:p>223</text:p>
          </table:table-cell>
          <table:table-cell office:value-type="float" office:value="222" calcext:value-type="float">
            <text:p>222</text:p>
          </table:table-cell>
          <table:table-cell table:number-columns-repeated="4"/>
        </table:table-row>
      </table:table>
      <table:table table:name="P1" table:style-name="ta1">
        <office:forms form:automatic-focus="false" form:apply-design-mode="false"/>
        <table:table-column table:style-name="co19" table:number-columns-repeated="12" table:default-cell-style-name="Default"/>
        <table:table-row table:style-name="ro1">
          <table:table-cell/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364" calcext:value-type="float">
            <text:p>364</text:p>
          </table:table-cell>
          <table:table-cell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369" calcext:value-type="float">
            <text:p>369</text:p>
          </table:table-cell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table:number-columns-repeated="7"/>
          <table:table-cell office:value-type="float" office:value="371" calcext:value-type="float">
            <text:p>371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9"/>
          <table:table-cell office:value-type="float" office:value="372" calcext:value-type="float">
            <text:p>372</text:p>
          </table:table-cell>
          <table:table-cell/>
        </table:table-row>
        <table:table-row table:style-name="ro1">
          <table:table-cell table:number-columns-repeated="10"/>
          <table:table-cell office:value-type="float" office:value="373" calcext:value-type="float">
            <text:p>373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10"/>
          <table:table-cell office:value-type="float" office:value="374" calcext:value-type="float">
            <text:p>374</text:p>
          </table:table-cell>
        </table:table-row>
        <table:table-row table:style-name="ro1">
          <table:table-cell table:number-columns-repeated="11"/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9"/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8"/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4"/>
          <table:table-cell office:value-type="float" office:value="149" calcext:value-type="float">
            <text:p>149</text:p>
          </table:table-cell>
          <table:table-cell office:value-type="float" office:value="148" calcext:value-type="float">
            <text:p>148</text:p>
          </table:table-cell>
          <table:table-cell office:value-type="float" office:value="147" calcext:value-type="float">
            <text:p>147</text:p>
          </table:table-cell>
          <table:table-cell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number-columns-repeated="7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number-columns-repeated="7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1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3"/>
          <table:table-cell office:value-type="float" office:value="151" calcext:value-type="float">
            <text:p>151</text:p>
          </table:table-cell>
          <table:table-cell table:number-columns-repeated="7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3"/>
          <table:table-cell office:value-type="float" office:value="152" calcext:value-type="float">
            <text:p>152</text:p>
          </table:table-cell>
          <table:table-cell table:number-columns-repeated="7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11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3"/>
          <table:table-cell office:value-type="float" office:value="153" calcext:value-type="float">
            <text:p>15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55" calcext:value-type="float">
            <text:p>155</text:p>
          </table:table-cell>
          <table:table-cell office:value-type="float" office:value="154" calcext:value-type="float">
            <text:p>154</text:p>
          </table:table-cell>
          <table:table-cell table:number-columns-repeated="8"/>
        </table:table-row>
      </table:table>
      <table:table table:name="PARR" table:style-name="ta1">
        <office:forms form:automatic-focus="false" form:apply-design-mode="false"/>
        <table:table-column table:style-name="co19" table:number-columns-repeated="12" table:default-cell-style-name="Default"/>
        <table:table-row table:style-name="ro1">
          <table:table-cell office:value-type="float" office:value="138" calcext:value-type="float">
            <text:p>138</text:p>
          </table:table-cell>
          <table:table-cell table:number-columns-repeated="11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11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7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3"/>
          <table:table-cell office:value-type="float" office:value="131" calcext:value-type="float">
            <text:p>13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table:number-columns-repeated="8"/>
        </table:table-row>
      </table:table>
      <table:table table:name="P2" table:style-name="ta1">
        <office:forms form:automatic-focus="false" form:apply-design-mode="false"/>
        <table:table-column table:style-name="co19" table:number-columns-repeated="12" table:default-cell-style-name="Default"/>
        <table:table-row table:style-name="ro1"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8" calcext:value-type="float">
            <text:p>378</text:p>
          </table:table-cell>
          <table:table-cell office:value-type="float" office:value="379" calcext:value-type="float">
            <text:p>379</text:p>
          </table:table-cell>
          <table:table-cell table:number-columns-repeated="6"/>
          <table:table-cell office:value-type="float" office:value="387" calcext:value-type="float">
            <text:p>38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7" calcext:value-type="float">
            <text:p>377</text:p>
          </table:table-cell>
          <table:table-cell table:number-columns-repeated="7"/>
          <table:table-cell office:value-type="float" office:value="388" calcext:value-type="float">
            <text:p>388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9"/>
          <table:table-cell office:value-type="float" office:value="389" calcext:value-type="float">
            <text:p>389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10"/>
          <table:table-cell office:value-type="float" office:value="390" calcext:value-type="float">
            <text:p>39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9"/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8"/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4"/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4"/>
          <table:table-cell office:value-type="float" office:value="127" calcext:value-type="float">
            <text:p>127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29" calcext:value-type="float">
            <text:p>129</text:p>
          </table:table-cell>
          <table:table-cell table:number-columns-repeated="7"/>
        </table:table-row>
      </table:table>
      <table:table table:name="E" table:style-name="ta1">
        <office:forms form:automatic-focus="false" form:apply-design-mode="false"/>
        <table:table-column table:style-name="co19" table:number-columns-repeated="11" table:default-cell-style-name="Default"/>
        <table:table-row table:style-name="ro1">
          <table:table-cell table:number-columns-repeated="3"/>
          <table:table-cell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office:value-type="float" office:value="399" calcext:value-type="float">
            <text:p>399</text:p>
          </table:table-cell>
          <table:table-cell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table:number-columns-repeated="6"/>
          <table:table-cell office:value-type="float" office:value="403" calcext:value-type="float">
            <text:p>403</text:p>
          </table:table-cell>
        </table:table-row>
        <table:table-row table:style-name="ro1">
          <table:table-cell/>
          <table:table-cell office:value-type="float" office:value="392" calcext:value-type="float">
            <text:p>392</text:p>
          </table:table-cell>
          <table:table-cell office:value-type="float" office:value="393" calcext:value-type="float">
            <text:p>393</text:p>
          </table:table-cell>
          <table:table-cell table:number-columns-repeated="8"/>
        </table:table-row>
        <table:table-row table:style-name="ro1">
          <table:table-cell/>
          <table:table-cell office:value-type="float" office:value="391" calcext:value-type="float">
            <text:p>391</text:p>
          </table:table-cell>
          <table:table-cell table:number-columns-repeated="8"/>
          <table:table-cell office:value-type="float" office:value="404" calcext:value-type="float">
            <text:p>404</text:p>
          </table:table-cell>
        </table:table-row>
        <table:table-row table:style-name="ro1">
          <table:table-cell table:number-columns-repeated="10"/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8"/>
          <table:table-cell office:value-type="float" office:value="406" calcext:value-type="float">
            <text:p>406</text:p>
          </table:table-cell>
          <table:table-cell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table:number-columns-repeated="6"/>
          <table:table-cell office:value-type="float" office:value="407" calcext:value-type="float">
            <text:p>4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table:number-columns-repeated="6"/>
          <table:table-cell office:value-type="float" office:value="408" calcext:value-type="float">
            <text:p>408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table:number-columns-repeated="6"/>
          <table:table-cell office:value-type="float" office:value="409" calcext:value-type="float">
            <text:p>409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10" calcext:value-type="float">
            <text:p>410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411" calcext:value-type="float">
            <text:p>411</text:p>
          </table:table-cell>
          <table:table-cell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table:number-columns-repeated="8"/>
          <table:table-cell office:value-type="float" office:value="412" calcext:value-type="float">
            <text:p>412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419" calcext:value-type="float">
            <text:p>419</text:p>
          </table:table-cell>
          <table:table-cell office:value-type="float" office:value="418" calcext:value-type="float">
            <text:p>418</text:p>
          </table:table-cell>
          <table:table-cell office:value-type="float" office:value="417" calcext:value-type="float">
            <text:p>417</text:p>
          </table:table-cell>
          <table:table-cell office:value-type="float" office:value="416" calcext:value-type="float">
            <text:p>416</text:p>
          </table:table-cell>
          <table:table-cell office:value-type="float" office:value="415" calcext:value-type="float">
            <text:p>415</text:p>
          </table:table-cell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table:number-columns-repeated="2"/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  <table:table-cell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  <table:table-cell office:value-type="float" office:value="426" calcext:value-type="float">
            <text:p>426</text:p>
          </table:table-cell>
          <table:table-cell office:value-type="float" office:value="427" calcext:value-type="float">
            <text:p>427</text:p>
          </table:table-cell>
          <table:table-cell office:value-type="float" office:value="428" calcext:value-type="float">
            <text:p>428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table:number-columns-repeated="2"/>
          <table:table-cell office:value-type="float" office:value="112" calcext:value-type="float">
            <text:p>11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11" calcext:value-type="float">
            <text:p>11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/>
        </table:table-row>
      </table:table>
      <table:table table:name="R" table:style-name="ta1">
        <office:forms form:automatic-focus="false" form:apply-design-mode="false"/>
        <table:table-column table:style-name="co19" table:number-columns-repeated="9" table:default-cell-style-name="Default"/>
        <table:table-row table:style-name="ro1">
          <table:table-cell table:number-columns-repeated="2"/>
          <table:table-cell office:value-type="float" office:value="442" calcext:value-type="float">
            <text:p>442</text:p>
          </table:table-cell>
          <table:table-cell office:value-type="float" office:value="443" calcext:value-type="float">
            <text:p>443</text:p>
          </table:table-cell>
          <table:table-cell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office:value-type="float" office:value="446" calcext:value-type="float">
            <text:p>4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office:value-type="float" office:value="441" calcext:value-type="float">
            <text:p>441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48" calcext:value-type="float">
            <text:p>448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39" calcext:value-type="float">
            <text:p>439</text:p>
          </table:table-cell>
          <table:table-cell table:number-columns-repeated="5"/>
          <table:table-cell office:value-type="float" office:value="449" calcext:value-type="float">
            <text:p>449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table:number-columns-repeated="8"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8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7"/>
          <table:table-cell office:value-type="float" office:value="452" calcext:value-type="float">
            <text:p>45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7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7"/>
          <table:table-cell office:value-type="float" office:value="454" calcext:value-type="float">
            <text:p>454</text:p>
          </table:table-cell>
        </table:table-row>
        <table:table-row table:style-name="ro1">
          <table:table-cell table:number-columns-repeated="7"/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5"/>
          <table:table-cell office:value-type="float" office:value="458" calcext:value-type="float">
            <text:p>458</text:p>
          </table:table-cell>
          <table:table-cell office:value-type="float" office:value="457" calcext:value-type="float">
            <text:p>457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5"/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60" calcext:value-type="float">
            <text:p>460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/>
          <table:table-cell office:value-type="float" office:value="467" calcext:value-type="float">
            <text:p>467</text:p>
          </table:table-cell>
          <table:table-cell office:value-type="float" office:value="466" calcext:value-type="float">
            <text:p>466</text:p>
          </table:table-cell>
          <table:table-cell office:value-type="float" office:value="465" calcext:value-type="float">
            <text:p>465</text:p>
          </table:table-cell>
          <table:table-cell office:value-type="float" office:value="464" calcext:value-type="float">
            <text:p>464</text:p>
          </table:table-cell>
          <table:table-cell office:value-type="float" office:value="463" calcext:value-type="float">
            <text:p>463</text:p>
          </table:table-cell>
          <table:table-cell office:value-type="float" office:value="462" calcext:value-type="float">
            <text:p>462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/>
          <table:table-cell office:value-type="float" office:value="468" calcext:value-type="float">
            <text:p>468</text:p>
          </table:table-cell>
          <table:table-cell office:value-type="float" office:value="469" calcext:value-type="float">
            <text:p>469</text:p>
          </table:table-cell>
          <table:table-cell office:value-type="float" office:value="470" calcext:value-type="float">
            <text:p>470</text:p>
          </table:table-cell>
          <table:table-cell office:value-type="float" office:value="471" calcext:value-type="float">
            <text:p>471</text:p>
          </table:table-cell>
          <table:table-cell office:value-type="float" office:value="472" calcext:value-type="float">
            <text:p>472</text:p>
          </table:table-cell>
          <table:table-cell office:value-type="float" office:value="473" calcext:value-type="float">
            <text:p>473</text:p>
          </table:table-cell>
          <table:table-cell office:value-type="float" office:value="474" calcext:value-type="float">
            <text:p>47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75" calcext:value-type="float">
            <text:p>475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</table:table-row>
      </table:table>
      <table:table table:name="Laser1" table:style-name="ta1">
        <office:forms form:automatic-focus="false" form:apply-design-mode="false"/>
        <table:table-column table:style-name="co24" table:number-columns-repeated="5" table:default-cell-style-name="Default"/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</table:table-row>
      </table:table>
      <table:table table:name="LL" table:style-name="ta1">
        <office:forms form:automatic-focus="false" form:apply-design-mode="false"/>
        <table:table-column table:style-name="co24" table:number-columns-repeated="4" table:default-cell-style-name="Default"/>
        <table:table-column table:style-name="co19" table:number-columns-repeated="3" table:default-cell-style-name="Default"/>
        <table:table-column table:style-name="co17" table:default-cell-style-name="Default"/>
        <table:table-row table:style-name="ro1">
          <table:table-cell table:number-columns-repeated="4"/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table:number-columns-repeated="4"/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3" calcext:value-type="float">
            <text:p>73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number-columns-repeated="5"/>
        </table:table-row>
      </table:table>
      <table:table table:name="LA" table:style-name="ta1">
        <office:forms form:automatic-focus="false" form:apply-design-mode="false"/>
        <table:table-column table:style-name="co24" table:number-columns-repeated="7" table:default-cell-style-name="Default"/>
        <table:table-row table:style-name="ro1">
          <table:table-cell table:number-columns-repeated="2"/>
          <table:table-cell office:value-type="float" office:value="425" calcext:value-type="float">
            <text:p>425</text:p>
          </table:table-cell>
          <table:table-cell office:value-type="float" office:value="426" calcext:value-type="float">
            <text:p>426</text:p>
          </table:table-cell>
          <table:table-cell office:value-type="float" office:value="427" calcext:value-type="float">
            <text:p>427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/>
        </table:table-row>
      </table:table>
      <table:table table:name="LS" table:style-name="ta1">
        <office:forms form:automatic-focus="false" form:apply-design-mode="false"/>
        <table:table-column table:style-name="co24" table:number-columns-repeated="6" table:default-cell-style-name="Default"/>
        <table:table-column table:style-name="co17" table:default-cell-style-name="Default"/>
        <table:table-row table:style-name="ro1">
          <table:table-cell table:number-columns-repeated="2"/>
          <table:table-cell office:value-type="float" office:value="428" calcext:value-type="float">
            <text:p>428</text:p>
          </table:table-cell>
          <table:table-cell office:value-type="float" office:value="429" calcext:value-type="float">
            <text:p>429</text:p>
          </table:table-cell>
          <table:table-cell office:value-type="float" office:value="430" calcext:value-type="float">
            <text:p>430</text:p>
          </table:table-cell>
          <table:table-cell office:value-type="float" office:value="467" calcext:value-type="float">
            <text:p>467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</table:table>
      <table:table table:name="LE" table:style-name="ta1">
        <office:forms form:automatic-focus="false" form:apply-design-mode="false"/>
        <table:table-column table:style-name="co24" table:number-columns-repeated="4" table:default-cell-style-name="Default"/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70" calcext:value-type="float">
            <text:p>470</text:p>
          </table:table-cell>
          <table:table-cell office:value-type="float" office:value="471" calcext:value-type="float">
            <text:p>47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</table:table-row>
      </table:table>
      <table:table table:name="LR" table:style-name="ta1">
        <office:forms form:automatic-focus="false" form:apply-design-mode="false"/>
        <table:table-column table:style-name="co24" table:number-columns-repeated="5" table:default-cell-style-name="Default"/>
        <table:table-column table:style-name="co25" table:default-cell-style-name="Default"/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74" calcext:value-type="float">
            <text:p>474</text:p>
          </table:table-cell>
          <table:table-cell table:number-columns-repeated="4"/>
        </table:table-row>
        <table:table-row table:style-name="ro1">
          <table:table-cell office:value-type="float" office:value="472" calcext:value-type="float">
            <text:p>472</text:p>
          </table:table-cell>
          <table:table-cell/>
          <table:table-cell office:value-type="float" office:value="475" calcext:value-type="float">
            <text:p>47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76" calcext:value-type="float">
            <text:p>47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77" calcext:value-type="float">
            <text:p>47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78" calcext:value-type="float">
            <text:p>478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</table:table>
      <table:table table:name="Laser2" table:style-name="ta1">
        <office:forms form:automatic-focus="false" form:apply-design-mode="false"/>
        <table:table-column table:style-name="co24" table:number-columns-repeated="14" table:default-cell-style-name="Default"/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13"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1"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10"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6" calcext:value-type="float">
            <text:p>26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 table:number-columns-repeated="7"/>
        </table:table-row>
      </table:table>
      <table:table table:name="S" table:style-name="ta1">
        <office:forms form:automatic-focus="false" form:apply-design-mode="false"/>
        <table:table-column table:style-name="co25" table:number-columns-repeated="16" table:default-cell-style-name="Default"/>
        <table:table-row table:style-name="ro1">
          <table:table-cell table:number-columns-repeated="12"/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/>
        </table:table-row>
        <table:table-row table:style-name="ro1">
          <table:table-cell table:number-columns-repeated="9"/>
          <table:table-cell office:value-type="float" office:value="289" calcext:value-type="float">
            <text:p>289</text:p>
          </table:table-cell>
          <table:table-cell table:number-columns-repeated="3"/>
          <table:table-cell office:value-type="float" office:value="295" calcext:value-type="float">
            <text:p>29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88" calcext:value-type="float">
            <text:p>288</text:p>
          </table:table-cell>
          <table:table-cell table:number-columns-repeated="3"/>
          <table:table-cell office:value-type="float" office:value="296" calcext:value-type="float">
            <text:p>296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table:number-columns-repeated="5"/>
          <table:table-cell office:value-type="float" office:value="297" calcext:value-type="float">
            <text:p>29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285" calcext:value-type="float">
            <text:p>285</text:p>
          </table:table-cell>
          <table:table-cell table:number-columns-repeated="7"/>
          <table:table-cell office:value-type="float" office:value="298" calcext:value-type="float">
            <text:p>298</text:p>
          </table:table-cell>
          <table:table-cell/>
        </table:table-row>
        <table:table-row table:style-name="ro1">
          <table:table-cell table:number-columns-repeated="6"/>
          <table:table-cell office:value-type="float" office:value="284" calcext:value-type="float">
            <text:p>284</text:p>
          </table:table-cell>
          <table:table-cell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table:number-columns-repeated="4"/>
          <table:table-cell office:value-type="float" office:value="299" calcext:value-type="float">
            <text:p>299</text:p>
          </table:table-cell>
        </table:table-row>
        <table:table-row table:style-name="ro1">
          <table:table-cell table:number-columns-repeated="11"/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67" calcext:value-type="float">
            <text:p>267</text:p>
          </table:table-cell>
          <table:table-cell table:number-columns-repeated="5"/>
          <table:table-cell office:value-type="float" office:value="275" calcext:value-type="float">
            <text:p>27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66" calcext:value-type="float">
            <text:p>266</text:p>
          </table:table-cell>
          <table:table-cell/>
          <table:table-cell office:value-type="float" office:value="268" calcext:value-type="float">
            <text:p>268</text:p>
          </table:table-cell>
          <table:table-cell table:number-columns-repeated="3"/>
          <table:table-cell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65" calcext:value-type="float">
            <text:p>265</text:p>
          </table:table-cell>
          <table:table-cell office:value-type="float" office:value="269" calcext:value-type="float">
            <text:p>269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table:number-columns-repeated="4"/>
          <table:table-cell office:value-type="float" office:value="255" calcext:value-type="float">
            <text:p>25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table:number-columns-repeated="6"/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59" calcext:value-type="float">
            <text:p>259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261" calcext:value-type="float">
            <text:p>261</text:p>
          </table:table-cell>
          <table:table-cell table:number-columns-repeated="12"/>
        </table:table-row>
      </table:table>
      <table:table table:name="n" table:style-name="ta1">
        <office:forms form:automatic-focus="false" form:apply-design-mode="false"/>
        <table:table-column table:style-name="co17" table:number-columns-repeated="4" table:default-cell-style-name="Default"/>
        <table:table-row table:style-name="ro1">
          <table:table-cell/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52" calcext:value-type="float">
            <text:p>252</text:p>
          </table:table-cell>
          <table:table-cell office:value-type="float" office:value="251" calcext:value-type="float">
            <text:p>251</text:p>
          </table:table-cell>
          <table:table-cell office:value-type="float" office:value="250" calcext:value-type="float">
            <text:p>250</text:p>
          </table:table-cell>
        </table:table-row>
      </table:table>
      <table:table table:name="i" table:style-name="ta1">
        <office:forms form:automatic-focus="false" form:apply-design-mode="false"/>
        <table:table-column table:style-name="co17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49" calcext:value-type="float">
            <text:p>249</text:p>
          </table:table-cell>
          <table:table-cell/>
        </table:table-row>
      </table:table>
      <table:table table:name="Sp1" table:style-name="ta1">
        <office:forms form:automatic-focus="false" form:apply-design-mode="false"/>
        <table:table-column table:style-name="co25" table:number-columns-repeated="8" table:default-cell-style-name="Default"/>
        <table:table-column table:style-name="co17" table:default-cell-style-name="Default"/>
        <table:table-row table:style-name="ro1">
          <table:table-cell table:number-columns-repeated="3"/>
          <table:table-cell office:value-type="float" office:value="308" calcext:value-type="float">
            <text:p>308</text:p>
          </table:table-cell>
          <table:table-cell/>
          <table:table-cell office:value-type="float" office:value="309" calcext:value-type="float">
            <text:p>309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310" calcext:value-type="float">
            <text:p>3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177" calcext:value-type="float">
            <text:p>177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table:number-columns-repeated="4"/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  <table:table-cell office:value-type="float" office:value="179" calcext:value-type="float">
            <text:p>17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float" office:value="181" calcext:value-type="float">
            <text:p>181</text:p>
          </table:table-cell>
          <table:table-cell table:number-columns-repeated="4"/>
        </table:table-row>
      </table:table>
      <table:table table:name="Sp2" table:style-name="ta1">
        <office:forms form:automatic-focus="false" form:apply-design-mode="false"/>
        <table:table-column table:style-name="co17" table:number-columns-repeated="4" table:default-cell-style-name="Default"/>
        <table:table-row table:style-name="ro1">
          <table:table-cell/>
          <table:table-cell office:value-type="float" office:value="311" calcext:value-type="float">
            <text:p>311</text:p>
          </table:table-cell>
          <table:table-cell/>
          <table:table-cell office:value-type="float" office:value="313" calcext:value-type="float">
            <text:p>313</text:p>
          </table:table-cell>
        </table:table-row>
        <table:table-row table:style-name="ro1">
          <table:table-cell table:number-columns-repeated="2"/>
          <table:table-cell office:value-type="float" office:value="312" calcext:value-type="float">
            <text:p>312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4" calcext:value-type="float">
            <text:p>17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float" office:value="202" calcext:value-type="float">
            <text:p>202</text:p>
          </table:table-cell>
          <table:table-cell/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98" calcext:value-type="float">
            <text:p>198</text:p>
          </table:table-cell>
          <table:table-cell table:number-columns-repeated="2"/>
        </table:table-row>
      </table:table>
      <table:table table:name="Se" table:style-name="ta1">
        <office:forms form:automatic-focus="false" form:apply-design-mode="false"/>
        <table:table-column table:style-name="co17" table:number-columns-repeated="3" table:default-cell-style-name="Default"/>
        <table:table-row table:style-name="ro1">
          <table:table-cell/>
          <table:table-cell office:value-type="float" office:value="315" calcext:value-type="float">
            <text:p>315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71" calcext:value-type="float">
            <text:p>171</text:p>
          </table:table-cell>
          <table:table-cell office:value-type="float" office:value="363" calcext:value-type="float">
            <text:p>363</text:p>
          </table:table-cell>
        </table:table-row>
      </table:table>
      <table:table table:name="t" table:style-name="ta1">
        <office:forms form:automatic-focus="false" form:apply-design-mode="false"/>
        <table:table-column table:style-name="co17" table:number-columns-repeated="6" table:default-cell-style-name="Default"/>
        <table:table-row table:style-name="ro1">
          <table:table-cell table:number-columns-repeated="4"/>
          <table:table-cell office:value-type="float" office:value="326" calcext:value-type="float">
            <text:p>326</text:p>
          </table:table-cell>
          <table:table-cell/>
        </table:table-row>
        <table:table-row table:style-name="ro1">
          <table:table-cell table:number-columns-repeated="4"/>
          <table:table-cell office:value-type="float" office:value="325" calcext:value-type="float">
            <text:p>325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table:number-columns-repeated="3"/>
          <table:table-cell office:value-type="float" office:value="324" calcext:value-type="float">
            <text:p>324</text:p>
          </table:table-cell>
          <table:table-cell office:value-type="float" office:value="328" calcext:value-type="float">
            <text:p>328</text:p>
          </table:table-cell>
          <table:table-cell/>
        </table:table-row>
        <table:table-row table:style-name="ro1">
          <table:table-cell table:number-columns-repeated="3"/>
          <table:table-cell office:value-type="float" office:value="323" calcext:value-type="float">
            <text:p>32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2" calcext:value-type="float">
            <text:p>3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18" calcext:value-type="float">
            <text:p>318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3"/>
          <table:table-cell office:value-type="float" office:value="354" calcext:value-type="float">
            <text:p>354</text:p>
          </table:table-cell>
          <table:table-cell/>
        </table:table-row>
        <table:table-row table:style-name="ro1">
          <table:table-cell table:number-columns-repeated="5"/>
          <table:table-cell office:value-type="float" office:value="355" calcext:value-type="float">
            <text:p>355</text:p>
          </table:table-cell>
        </table:table-row>
        <table:table-row table:style-name="ro1">
          <table:table-cell table:number-columns-repeated="4"/>
          <table:table-cell office:value-type="float" office:value="356" calcext:value-type="float">
            <text:p>356</text:p>
          </table:table-cell>
          <table:table-cell/>
        </table:table-row>
        <table:table-row table:style-name="ro1">
          <table:table-cell table:number-columns-repeated="3"/>
          <table:table-cell office:value-type="float" office:value="357" calcext:value-type="float">
            <text:p>3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8" calcext:value-type="float">
            <text:p>358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float" office:value="359" calcext:value-type="float">
            <text:p>35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0" calcext:value-type="float">
            <text:p>360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62" calcext:value-type="float">
            <text:p>362</text:p>
          </table:table-cell>
          <table:table-cell office:value-type="float" office:value="361" calcext:value-type="float">
            <text:p>361</text:p>
          </table:table-cell>
          <table:table-cell table:number-columns-repeated="3"/>
        </table:table-row>
      </table:table>
      <table:table table:name="Sc1" table:style-name="ta1">
        <office:forms form:automatic-focus="false" form:apply-design-mode="false"/>
        <table:table-column table:style-name="co17" table:number-columns-repeated="2" table:default-cell-style-name="Default"/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/>
        </table:table-row>
      </table:table>
      <table:table table:name="Sc2" table:style-name="ta1">
        <office:forms form:automatic-focus="false" form:apply-design-mode="false"/>
        <table:table-column table:style-name="co17" table:number-columns-repeated="2" table:default-cell-style-name="Default"/>
        <table:table-row table:style-name="ro1">
          <table:table-cell office:value-type="float" office:value="331" calcext:value-type="float">
            <text:p>331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50" calcext:value-type="float">
            <text:p>350</text:p>
          </table:table-cell>
        </table:table-row>
      </table:table>
      <table:table table:name="Scissors" table:style-name="ta1">
        <office:forms form:automatic-focus="false" form:apply-design-mode="false"/>
        <table:table-column table:style-name="co17" table:number-columns-repeated="6" table:default-cell-style-name="Default"/>
        <table:table-row table:style-name="ro1">
          <table:table-cell table:number-columns-repeated="3"/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table:number-columns-repeated="2"/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340" calcext:value-type="float">
            <text:p>340</text:p>
          </table:table-cell>
        </table:table-row>
        <table:table-row table:style-name="ro1">
          <table:table-cell table:number-columns-repeated="4"/>
          <table:table-cell office:value-type="float" office:value="341" calcext:value-type="float">
            <text:p>341</text:p>
          </table:table-cell>
          <table:table-cell/>
        </table:table-row>
        <table:table-row table:style-name="ro1">
          <table:table-cell table:number-columns-repeated="5"/>
          <table:table-cell office:value-type="float" office:value="342" calcext:value-type="float">
            <text:p>342</text:p>
          </table:table-cell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office:value-type="float" office:value="347" calcext:value-type="float">
            <text:p>347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"/>
          <table:table-cell office:value-type="float" office:value="345" calcext:value-type="float">
            <text:p>345</text:p>
          </table:table-cell>
          <table:table-cell office:value-type="float" office:value="344" calcext:value-type="float">
            <text:p>344</text:p>
          </table:table-cell>
          <table:table-cell/>
        </table:table-row>
      </table:table>
      <table:table table:name="Sheet28" table:style-name="ta1">
        <office:forms form:automatic-focus="false" form:apply-design-mode="false"/>
        <table:table-column table:style-name="co17" table:default-cell-style-name="Default"/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</table:table-row>
      </table:table>
      <table:named-expressions/>
      <table:database-ranges>
        <table:database-range table:name="__Anonymous_Sheet_DB__27" table:target-range-address="Sheet28.A1:Sheet28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5">00.00.0000</text:date>, <text:time style:data-style-name="N2" text:time-value="09:44:41.6401158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8T23:27:45.523122524</meta:creation-date>
    <dc:date>2019-02-05T00:57:44.129223192</dc:date>
    <meta:editing-duration>P7DT15H19M8S</meta:editing-duration>
    <meta:editing-cycles>218</meta:editing-cycles>
    <meta:generator>LibreOffice/6.1.2.1$MacOSX_X86_64 LibreOffice_project/65905a128db06ba48db947242809d14d3f9a93fe</meta:generator>
    <meta:document-statistic meta:table-count="28" meta:cell-count="6096" meta:object-count="0"/>
    <meta:user-defined meta:name=""/>
  </office:meta>
</office:document-meta>
</file>